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GFS Theokritos" svg:font-family="'GFS Theokritos'" style:font-pitch="variable"/>
    <style:font-face style:name="Liberation Serif" svg:font-family="'Liberation Serif'"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5.6243in" table:align="left" fo:background-color="transparent">
        <style:background-image/>
      </style:table-properties>
    </style:style>
    <style:style style:name="Table1.A" style:family="table-column">
      <style:table-column-properties style:column-width="1.3424in"/>
    </style:style>
    <style:style style:name="Table1.C" style:family="table-column">
      <style:table-column-properties style:column-width="2.9396in"/>
    </style:style>
    <style:style style:name="Table1.A1" style:family="table-cell">
      <style:table-cell-properties style:vertical-align="middle" fo:background-color="#293d8e" fo:padding="0.1563in" fo:border="0.05pt solid #808080">
        <style:background-image/>
      </style:table-cell-properties>
    </style:style>
    <style:style style:name="Table1.2" style:family="table-row">
      <style:table-row-properties fo:background-color="#b8d7e8">
        <style:background-image/>
      </style:table-row-properties>
    </style:style>
    <style:style style:name="Table1.A2" style:family="table-cell">
      <style:table-cell-properties style:vertical-align="middle" fo:padding="0.1042in" fo:border="0.05pt solid #808080"/>
    </style:style>
    <style:style style:name="Table1.B2" style:family="table-cell">
      <style:table-cell-properties style:vertical-align="middle" fo:padding="0.1042in" fo:border="0.05pt solid #808080"/>
    </style:style>
    <style:style style:name="Table1.C2" style:family="table-cell">
      <style:table-cell-properties style:vertical-align="middle" fo:padding="0.1042in" fo:border="0.05pt solid #808080"/>
    </style:style>
    <style:style style:name="Table1.A3" style:family="table-cell">
      <style:table-cell-properties style:vertical-align="middle" fo:padding="0.1042in" fo:border="0.05pt solid #808080"/>
    </style:style>
    <style:style style:name="Table1.B3" style:family="table-cell">
      <style:table-cell-properties style:vertical-align="middle" fo:padding="0.1042in" fo:border="0.05pt solid #808080"/>
    </style:style>
    <style:style style:name="Table1.C3" style:family="table-cell">
      <style:table-cell-properties style:vertical-align="middle" fo:padding="0.1042in" fo:border="0.05pt solid #808080"/>
    </style:style>
    <style:style style:name="Table1.A4" style:family="table-cell">
      <style:table-cell-properties style:vertical-align="middle" fo:padding="0.1042in" fo:border="0.05pt solid #808080"/>
    </style:style>
    <style:style style:name="Table1.B4" style:family="table-cell">
      <style:table-cell-properties style:vertical-align="middle" fo:padding="0.1042in" fo:border="0.05pt solid #808080"/>
    </style:style>
    <style:style style:name="Table1.C4" style:family="table-cell">
      <style:table-cell-properties style:vertical-align="middle" fo:padding="0.1042in" fo:border="0.05pt solid #808080"/>
    </style:style>
    <style:style style:name="Table1.A5" style:family="table-cell">
      <style:table-cell-properties style:vertical-align="middle" fo:padding="0.1042in" fo:border="0.05pt solid #808080"/>
    </style:style>
    <style:style style:name="Table1.B5" style:family="table-cell">
      <style:table-cell-properties style:vertical-align="middle" fo:padding="0.1042in" fo:border="0.05pt solid #808080"/>
    </style:style>
    <style:style style:name="Table1.C5" style:family="table-cell">
      <style:table-cell-properties style:vertical-align="middle" fo:padding="0.1042in" fo:border="0.05pt solid #808080"/>
    </style:style>
    <style:style style:name="Table1.A6" style:family="table-cell">
      <style:table-cell-properties style:vertical-align="middle" fo:padding="0.1042in" fo:border="0.05pt solid #808080"/>
    </style:style>
    <style:style style:name="Table1.B6" style:family="table-cell">
      <style:table-cell-properties style:vertical-align="middle" fo:padding="0.1042in" fo:border="0.05pt solid #808080"/>
    </style:style>
    <style:style style:name="Table1.C6" style:family="table-cell">
      <style:table-cell-properties style:vertical-align="middle" fo:padding="0.1042in" fo:border="0.05pt solid #808080"/>
    </style:style>
    <style:style style:name="Table1.7" style:family="table-row">
      <style:table-row-properties style:min-row-height="0.1125in"/>
    </style:style>
    <style:style style:name="Table1.A7" style:family="table-cell">
      <style:table-cell-properties style:vertical-align="middle" fo:padding="0.1042in" fo:border="0.05pt solid #808080"/>
    </style:style>
    <style:style style:name="Table1.B7" style:family="table-cell">
      <style:table-cell-properties style:vertical-align="middle" fo:padding="0.1042in" fo:border="0.05pt solid #808080"/>
    </style:style>
    <style:style style:name="Table1.C7" style:family="table-cell">
      <style:table-cell-properties style:vertical-align="middle" fo:padding="0.1042in" fo:border="0.05pt solid #808080"/>
    </style:style>
    <style:style style:name="Table2" style:family="table">
      <style:table-properties style:width="6.9243in" table:align="left" fo:background-color="transparent">
        <style:background-image/>
      </style:table-properties>
    </style:style>
    <style:style style:name="Table2.A" style:family="table-column">
      <style:table-column-properties style:column-width="1.1222in"/>
    </style:style>
    <style:style style:name="Table2.C" style:family="table-column">
      <style:table-column-properties style:column-width="4.6799in"/>
    </style:style>
    <style:style style:name="Table2.A1" style:family="table-cell">
      <style:table-cell-properties style:vertical-align="middle" fo:background-color="#293d8e" fo:padding="0.1563in" fo:border="0.05pt solid #808080">
        <style:background-image/>
      </style:table-cell-properties>
    </style:style>
    <style:style style:name="Table2.2" style:family="table-row">
      <style:table-row-properties fo:background-color="#b8d7e8">
        <style:background-image/>
      </style:table-row-properties>
    </style:style>
    <style:style style:name="Table2.A2" style:family="table-cell">
      <style:table-cell-properties style:vertical-align="middle" fo:padding="0.1042in" fo:border="0.05pt solid #808080"/>
    </style:style>
    <style:style style:name="Table2.B2" style:family="table-cell">
      <style:table-cell-properties style:vertical-align="middle" fo:padding="0.1042in" fo:border="0.05pt solid #808080"/>
    </style:style>
    <style:style style:name="Table2.C2" style:family="table-cell">
      <style:table-cell-properties style:vertical-align="middle" fo:padding="0.1042in" fo:border="0.05pt solid #808080"/>
    </style:style>
    <style:style style:name="Table2.A3" style:family="table-cell">
      <style:table-cell-properties style:vertical-align="middle" fo:padding="0.1042in" fo:border="0.05pt solid #808080"/>
    </style:style>
    <style:style style:name="Table2.B3" style:family="table-cell">
      <style:table-cell-properties style:vertical-align="middle" fo:padding="0.1042in" fo:border="0.05pt solid #808080"/>
    </style:style>
    <style:style style:name="Table2.C3" style:family="table-cell">
      <style:table-cell-properties style:vertical-align="middle" fo:padding="0.1042in" fo:border="0.05pt solid #808080"/>
    </style:style>
    <style:style style:name="Table2.A4" style:family="table-cell">
      <style:table-cell-properties style:vertical-align="middle" fo:padding="0.1042in" fo:border="0.05pt solid #808080"/>
    </style:style>
    <style:style style:name="Table2.B4" style:family="table-cell">
      <style:table-cell-properties style:vertical-align="middle" fo:padding="0.1042in" fo:border="0.05pt solid #808080"/>
    </style:style>
    <style:style style:name="Table2.C4" style:family="table-cell">
      <style:table-cell-properties style:vertical-align="middle" fo:padding="0.1042in" fo:border="0.05pt solid #808080"/>
    </style:style>
    <style:style style:name="Table2.A5" style:family="table-cell">
      <style:table-cell-properties style:vertical-align="middle" fo:padding="0.1042in" fo:border="0.05pt solid #808080"/>
    </style:style>
    <style:style style:name="Table2.B5" style:family="table-cell">
      <style:table-cell-properties style:vertical-align="middle" fo:padding="0.1042in" fo:border="0.05pt solid #808080"/>
    </style:style>
    <style:style style:name="Table2.C5" style:family="table-cell">
      <style:table-cell-properties style:vertical-align="middle" fo:padding="0.1042in" fo:border="0.05pt solid #808080"/>
    </style:style>
    <style:style style:name="Table2.A6" style:family="table-cell">
      <style:table-cell-properties style:vertical-align="middle" fo:padding="0.1042in" fo:border="0.05pt solid #808080"/>
    </style:style>
    <style:style style:name="Table2.B6" style:family="table-cell">
      <style:table-cell-properties style:vertical-align="middle" fo:padding="0.1042in" fo:border="0.05pt solid #808080"/>
    </style:style>
    <style:style style:name="Table2.C6" style:family="table-cell">
      <style:table-cell-properties style:vertical-align="middle" fo:padding="0.1042in" fo:border="0.05pt solid #808080"/>
    </style:style>
    <style:style style:name="Table2.A7" style:family="table-cell">
      <style:table-cell-properties style:vertical-align="middle" fo:padding="0.1042in" fo:border="0.05pt solid #808080"/>
    </style:style>
    <style:style style:name="Table2.B7" style:family="table-cell">
      <style:table-cell-properties style:vertical-align="middle" fo:padding="0.1042in" fo:border="0.05pt solid #808080"/>
    </style:style>
    <style:style style:name="Table2.C7" style:family="table-cell">
      <style:table-cell-properties style:vertical-align="middle" fo:padding="0.1042in" fo:border="0.05pt solid #808080"/>
    </style:style>
    <style:style style:name="Table3" style:family="table">
      <style:table-properties style:width="4.6875in" table:align="left" fo:background-color="transparent">
        <style:background-image/>
      </style:table-properties>
    </style:style>
    <style:style style:name="Table3.A" style:family="table-column">
      <style:table-column-properties style:column-width="2.3438in"/>
    </style:style>
    <style:style style:name="Table3.A1" style:family="table-cell">
      <style:table-cell-properties style:vertical-align="middle" fo:background-color="#293d8e" fo:padding="0.1563in" fo:border="0.05pt solid #808080">
        <style:background-image/>
      </style:table-cell-properties>
    </style:style>
    <style:style style:name="Table3.2" style:family="table-row">
      <style:table-row-properties fo:background-color="#b8d7e8">
        <style:background-image/>
      </style:table-row-properties>
    </style:style>
    <style:style style:name="Table3.A2" style:family="table-cell">
      <style:table-cell-properties style:vertical-align="middle" fo:padding="0.1042in" fo:border="0.05pt solid #808080"/>
    </style:style>
    <style:style style:name="Table3.B2" style:family="table-cell">
      <style:table-cell-properties style:vertical-align="middle" fo:padding="0.1042in" fo:border="0.05pt solid #808080"/>
    </style:style>
    <style:style style:name="Table3.A3" style:family="table-cell">
      <style:table-cell-properties style:vertical-align="middle" fo:padding="0.1042in" fo:border="0.05pt solid #808080"/>
    </style:style>
    <style:style style:name="Table3.B3" style:family="table-cell">
      <style:table-cell-properties style:vertical-align="middle" fo:padding="0.1042in" fo:border="0.05pt solid #808080"/>
    </style:style>
    <style:style style:name="Table3.A4" style:family="table-cell">
      <style:table-cell-properties style:vertical-align="middle" fo:padding="0.1042in" fo:border="0.05pt solid #808080"/>
    </style:style>
    <style:style style:name="Table3.B4" style:family="table-cell">
      <style:table-cell-properties style:vertical-align="middle" fo:padding="0.1042in" fo:border="0.05pt solid #808080"/>
    </style:style>
    <style:style style:name="Table3.A5" style:family="table-cell">
      <style:table-cell-properties style:vertical-align="middle" fo:padding="0.1042in" fo:border="0.05pt solid #808080"/>
    </style:style>
    <style:style style:name="Table3.B5" style:family="table-cell">
      <style:table-cell-properties style:vertical-align="middle" fo:padding="0.1042in" fo:border="0.05pt solid #808080"/>
    </style:style>
    <style:style style:name="Table3.A6" style:family="table-cell">
      <style:table-cell-properties style:vertical-align="middle" fo:padding="0.1042in" fo:border="0.05pt solid #808080"/>
    </style:style>
    <style:style style:name="Table3.B6" style:family="table-cell">
      <style:table-cell-properties style:vertical-align="middle" fo:padding="0.1042in" fo:border="0.05pt solid #808080"/>
    </style:style>
    <style:style style:name="Table5" style:family="table">
      <style:table-properties style:width="5.7514in" table:align="left" fo:background-color="transparent">
        <style:background-image/>
      </style:table-properties>
    </style:style>
    <style:style style:name="Table5.A" style:family="table-column">
      <style:table-column-properties style:column-width="1.2764in"/>
    </style:style>
    <style:style style:name="Table5.B" style:family="table-column">
      <style:table-column-properties style:column-width="1.1188in"/>
    </style:style>
    <style:style style:name="Table5.A1" style:family="table-cell">
      <style:table-cell-properties style:vertical-align="middle" fo:padding="0.1042in" fo:border="0.05pt solid #808080"/>
    </style:style>
    <style:style style:name="Table5.2" style:family="table-row">
      <style:table-row-properties fo:background-color="#b8d7e8">
        <style:background-image/>
      </style:table-row-properties>
    </style:style>
    <style:style style:name="Table5.C2" style:family="table-cell">
      <style:table-cell-properties style:vertical-align="middle" fo:background-color="#293d8e" fo:padding="0.1563in" fo:border="0.05pt solid #808080">
        <style:background-image/>
      </style:table-cell-properties>
    </style:style>
    <style:style style:name="Table6" style:family="table">
      <style:table-properties style:width="6.925in" table:align="left" fo:background-color="transparent">
        <style:background-image/>
      </style:table-properties>
    </style:style>
    <style:style style:name="Table6.A" style:family="table-column">
      <style:table-column-properties style:column-width="1.7479in"/>
    </style:style>
    <style:style style:name="Table6.B" style:family="table-column">
      <style:table-column-properties style:column-width="0.8097in"/>
    </style:style>
    <style:style style:name="Table6.C" style:family="table-column">
      <style:table-column-properties style:column-width="4.3674in"/>
    </style:style>
    <style:style style:name="Table6.A1" style:family="table-cell">
      <style:table-cell-properties style:vertical-align="middle" fo:background-color="#293d8e" fo:padding="0.1563in" fo:border="0.05pt solid #808080">
        <style:background-image/>
      </style:table-cell-properties>
    </style:style>
    <style:style style:name="Table6.A2" style:family="table-cell">
      <style:table-cell-properties style:vertical-align="middle" fo:padding="0.1042in" fo:border="0.05pt solid #808080"/>
    </style:style>
    <style:style style:name="Table6.B2" style:family="table-cell">
      <style:table-cell-properties style:vertical-align="middle" fo:padding="0.1042in" fo:border="0.05pt solid #808080"/>
    </style:style>
    <style:style style:name="Table6.C2" style:family="table-cell">
      <style:table-cell-properties style:vertical-align="middle" fo:padding="0.1042in" fo:border="0.05pt solid #808080"/>
    </style:style>
    <style:style style:name="Table6.3" style:family="table-row">
      <style:table-row-properties fo:background-color="#b8d7e8">
        <style:background-image/>
      </style:table-row-properties>
    </style:style>
    <style:style style:name="Table6.A3" style:family="table-cell">
      <style:table-cell-properties style:vertical-align="middle" fo:padding="0.1042in" fo:border="0.05pt solid #808080"/>
    </style:style>
    <style:style style:name="Table6.B3" style:family="table-cell">
      <style:table-cell-properties style:vertical-align="middle" fo:padding="0.1042in" fo:border="0.05pt solid #808080"/>
    </style:style>
    <style:style style:name="Table6.C3" style:family="table-cell">
      <style:table-cell-properties style:vertical-align="middle" fo:padding="0.1042in" fo:border="0.05pt solid #808080"/>
    </style:style>
    <style:style style:name="Table6.A4" style:family="table-cell">
      <style:table-cell-properties style:vertical-align="middle" fo:padding="0.1042in" fo:border="0.05pt solid #808080"/>
    </style:style>
    <style:style style:name="Table6.B4" style:family="table-cell">
      <style:table-cell-properties style:vertical-align="middle" fo:padding="0.1042in" fo:border="0.05pt solid #808080"/>
    </style:style>
    <style:style style:name="Table6.C4" style:family="table-cell">
      <style:table-cell-properties style:vertical-align="middle" fo:padding="0.1042in" fo:border="0.05pt solid #808080"/>
    </style:style>
    <style:style style:name="Table6.A5" style:family="table-cell">
      <style:table-cell-properties style:vertical-align="middle" fo:padding="0.1042in" fo:border="0.05pt solid #808080"/>
    </style:style>
    <style:style style:name="Table6.B5" style:family="table-cell">
      <style:table-cell-properties style:vertical-align="middle" fo:padding="0.1042in" fo:border="0.05pt solid #808080"/>
    </style:style>
    <style:style style:name="Table6.C5" style:family="table-cell">
      <style:table-cell-properties style:vertical-align="middle" fo:padding="0.1042in" fo:border="0.05pt solid #808080"/>
    </style:style>
    <style:style style:name="Table6.A6" style:family="table-cell">
      <style:table-cell-properties style:vertical-align="middle" fo:padding="0.1042in" fo:border="0.05pt solid #808080"/>
    </style:style>
    <style:style style:name="Table6.B6" style:family="table-cell">
      <style:table-cell-properties style:vertical-align="middle" fo:padding="0.1042in" fo:border="0.05pt solid #808080"/>
    </style:style>
    <style:style style:name="Table6.C6" style:family="table-cell">
      <style:table-cell-properties style:vertical-align="middle" fo:padding="0.1042in" fo:border="0.05pt solid #808080"/>
    </style:style>
    <style:style style:name="Table6.A7" style:family="table-cell">
      <style:table-cell-properties style:vertical-align="middle" fo:padding="0.1042in" fo:border="0.05pt solid #808080"/>
    </style:style>
    <style:style style:name="Table6.B7" style:family="table-cell">
      <style:table-cell-properties style:vertical-align="middle" fo:padding="0.1042in" fo:border="0.05pt solid #808080"/>
    </style:style>
    <style:style style:name="Table6.C7" style:family="table-cell">
      <style:table-cell-properties style:vertical-align="middle" fo:padding="0.1042in" fo:border="0.05pt solid #808080"/>
    </style:style>
    <style:style style:name="Table6.A8" style:family="table-cell">
      <style:table-cell-properties style:vertical-align="middle" fo:padding="0.1042in" fo:border="0.05pt solid #808080"/>
    </style:style>
    <style:style style:name="Table6.B8" style:family="table-cell">
      <style:table-cell-properties style:vertical-align="middle" fo:padding="0.1042in" fo:border="0.05pt solid #808080"/>
    </style:style>
    <style:style style:name="Table6.C8" style:family="table-cell">
      <style:table-cell-properties style:vertical-align="middle" fo:padding="0.1042in" fo:border="0.05pt solid #808080"/>
    </style:style>
    <style:style style:name="Table6.A9" style:family="table-cell">
      <style:table-cell-properties style:vertical-align="middle" fo:padding="0.1042in" fo:border="0.05pt solid #808080"/>
    </style:style>
    <style:style style:name="Table6.B9" style:family="table-cell">
      <style:table-cell-properties style:vertical-align="middle" fo:padding="0.1042in" fo:border="0.05pt solid #808080"/>
    </style:style>
    <style:style style:name="Table6.C9" style:family="table-cell">
      <style:table-cell-properties style:vertical-align="middle" fo:padding="0.1042in" fo:border="0.05pt solid #808080"/>
    </style:style>
    <style:style style:name="Table6.A10" style:family="table-cell">
      <style:table-cell-properties style:vertical-align="middle" fo:padding="0.1042in" fo:border="0.05pt solid #808080"/>
    </style:style>
    <style:style style:name="Table6.B10" style:family="table-cell">
      <style:table-cell-properties style:vertical-align="middle" fo:padding="0.1042in" fo:border="0.05pt solid #808080"/>
    </style:style>
    <style:style style:name="Table6.C10" style:family="table-cell">
      <style:table-cell-properties style:vertical-align="middle" fo:padding="0.1042in" fo:border="0.05pt solid #808080"/>
    </style:style>
    <style:style style:name="Table6.A11" style:family="table-cell">
      <style:table-cell-properties style:vertical-align="middle" fo:padding="0.1042in" fo:border="0.05pt solid #808080"/>
    </style:style>
    <style:style style:name="Table6.B11" style:family="table-cell">
      <style:table-cell-properties style:vertical-align="middle" fo:padding="0.1042in" fo:border="0.05pt solid #808080"/>
    </style:style>
    <style:style style:name="Table6.C11" style:family="table-cell">
      <style:table-cell-properties style:vertical-align="middle" fo:padding="0.1042in" fo:border="0.05pt solid #808080"/>
    </style:style>
    <style:style style:name="Table6.A12" style:family="table-cell">
      <style:table-cell-properties style:vertical-align="middle" fo:padding="0.1042in" fo:border="0.05pt solid #808080"/>
    </style:style>
    <style:style style:name="Table6.B12" style:family="table-cell">
      <style:table-cell-properties style:vertical-align="middle" fo:padding="0.1042in" fo:border="0.05pt solid #808080"/>
    </style:style>
    <style:style style:name="Table6.C12" style:family="table-cell">
      <style:table-cell-properties style:vertical-align="middle" fo:padding="0.1042in" fo:border="0.05pt solid #808080"/>
    </style:style>
    <style:style style:name="Table6.A13" style:family="table-cell">
      <style:table-cell-properties style:vertical-align="middle" fo:padding="0.1042in" fo:border="0.05pt solid #808080"/>
    </style:style>
    <style:style style:name="Table6.B13" style:family="table-cell">
      <style:table-cell-properties style:vertical-align="middle" fo:padding="0.1042in" fo:border="0.05pt solid #808080"/>
    </style:style>
    <style:style style:name="Table6.C13" style:family="table-cell">
      <style:table-cell-properties style:vertical-align="middle" fo:padding="0.1042in" fo:border="0.05pt solid #808080"/>
    </style:style>
    <style:style style:name="Table7" style:family="table">
      <style:table-properties style:width="6.925in" table:align="left" fo:background-color="transparent">
        <style:background-image/>
      </style:table-properties>
    </style:style>
    <style:style style:name="Table7.A" style:family="table-column">
      <style:table-column-properties style:column-width="1.875in"/>
    </style:style>
    <style:style style:name="Table7.B" style:family="table-column">
      <style:table-column-properties style:column-width="0.6826in"/>
    </style:style>
    <style:style style:name="Table7.C" style:family="table-column">
      <style:table-column-properties style:column-width="4.3674in"/>
    </style:style>
    <style:style style:name="Table7.A1" style:family="table-cell">
      <style:table-cell-properties style:vertical-align="middle" fo:background-color="#293d8e" fo:padding="0.1563in" fo:border="0.05pt solid #808080">
        <style:background-image/>
      </style:table-cell-properties>
    </style:style>
    <style:style style:name="Table7.A2" style:family="table-cell">
      <style:table-cell-properties style:vertical-align="middle" fo:padding="0.1042in" fo:border="0.05pt solid #808080"/>
    </style:style>
    <style:style style:name="Table7.B2" style:family="table-cell">
      <style:table-cell-properties style:vertical-align="middle" fo:padding="0.1042in" fo:border="0.05pt solid #808080"/>
    </style:style>
    <style:style style:name="Table7.C2" style:family="table-cell">
      <style:table-cell-properties style:vertical-align="middle" fo:padding="0.1042in" fo:border="0.05pt solid #808080"/>
    </style:style>
    <style:style style:name="Table7.3" style:family="table-row">
      <style:table-row-properties fo:background-color="#b8d7e8">
        <style:background-image/>
      </style:table-row-properties>
    </style:style>
    <style:style style:name="Table7.A3" style:family="table-cell">
      <style:table-cell-properties style:vertical-align="middle" fo:padding="0.1042in" fo:border="0.05pt solid #808080"/>
    </style:style>
    <style:style style:name="Table7.B3" style:family="table-cell">
      <style:table-cell-properties style:vertical-align="middle" fo:padding="0.1042in" fo:border="0.05pt solid #808080"/>
    </style:style>
    <style:style style:name="Table7.C3" style:family="table-cell">
      <style:table-cell-properties style:vertical-align="middle" fo:padding="0.1042in" fo:border="0.05pt solid #808080"/>
    </style:style>
    <style:style style:name="Table7.A4" style:family="table-cell">
      <style:table-cell-properties style:vertical-align="middle" fo:padding="0.1042in" fo:border="0.05pt solid #808080"/>
    </style:style>
    <style:style style:name="Table7.B4" style:family="table-cell">
      <style:table-cell-properties style:vertical-align="middle" fo:padding="0.1042in" fo:border="0.05pt solid #808080"/>
    </style:style>
    <style:style style:name="Table7.C4" style:family="table-cell">
      <style:table-cell-properties style:vertical-align="middle" fo:padding="0.1042in" fo:border="0.05pt solid #808080"/>
    </style:style>
    <style:style style:name="Table7.A5" style:family="table-cell">
      <style:table-cell-properties style:vertical-align="middle" fo:padding="0.1042in" fo:border="0.05pt solid #808080"/>
    </style:style>
    <style:style style:name="Table7.B5" style:family="table-cell">
      <style:table-cell-properties style:vertical-align="middle" fo:padding="0.1042in" fo:border="0.05pt solid #808080"/>
    </style:style>
    <style:style style:name="Table7.C5" style:family="table-cell">
      <style:table-cell-properties style:vertical-align="middle" fo:padding="0.1042in" fo:border="0.05pt solid #808080"/>
    </style:style>
    <style:style style:name="Table8" style:family="table">
      <style:table-properties style:width="5.6215in" table:align="left" fo:background-color="transparent">
        <style:background-image/>
      </style:table-properties>
    </style:style>
    <style:style style:name="Table8.A" style:family="table-column">
      <style:table-column-properties style:column-width="1.2771in"/>
    </style:style>
    <style:style style:name="Table8.B" style:family="table-column">
      <style:table-column-properties style:column-width="1.6861in"/>
    </style:style>
    <style:style style:name="Table8.C" style:family="table-column">
      <style:table-column-properties style:column-width="1.2688in"/>
    </style:style>
    <style:style style:name="Table8.D" style:family="table-column">
      <style:table-column-properties style:column-width="1.3896in"/>
    </style:style>
    <style:style style:name="Table8.A1" style:family="table-cell">
      <style:table-cell-properties style:vertical-align="middle" fo:background-color="#293d8e" fo:padding="0.1563in" fo:border="0.05pt solid #808080">
        <style:background-image/>
      </style:table-cell-properties>
    </style:style>
    <style:style style:name="Table8.A2" style:family="table-cell">
      <style:table-cell-properties style:vertical-align="middle" fo:padding="0.1042in" fo:border="0.05pt solid #808080"/>
    </style:style>
    <style:style style:name="Table8.B2" style:family="table-cell">
      <style:table-cell-properties style:vertical-align="middle" fo:padding="0.1042in" fo:border="0.05pt solid #808080"/>
    </style:style>
    <style:style style:name="Table8.C2" style:family="table-cell">
      <style:table-cell-properties style:vertical-align="middle" fo:padding="0.1042in" fo:border="0.05pt solid #808080"/>
    </style:style>
    <style:style style:name="Table8.D2" style:family="table-cell">
      <style:table-cell-properties style:vertical-align="middle" fo:padding="0.1042in" fo:border="0.05pt solid #808080"/>
    </style:style>
    <style:style style:name="Table8.3" style:family="table-row">
      <style:table-row-properties fo:background-color="#b8d7e8">
        <style:background-image/>
      </style:table-row-properties>
    </style:style>
    <style:style style:name="Table8.A3" style:family="table-cell">
      <style:table-cell-properties style:vertical-align="middle" fo:padding="0.1042in" fo:border="0.05pt solid #808080"/>
    </style:style>
    <style:style style:name="Table8.B3" style:family="table-cell">
      <style:table-cell-properties style:vertical-align="middle" fo:padding="0.1042in" fo:border="0.05pt solid #808080"/>
    </style:style>
    <style:style style:name="Table8.C3" style:family="table-cell">
      <style:table-cell-properties style:vertical-align="middle" fo:padding="0.1042in" fo:border="0.05pt solid #808080"/>
    </style:style>
    <style:style style:name="Table8.D3" style:family="table-cell">
      <style:table-cell-properties style:vertical-align="middle" fo:padding="0.1042in" fo:border="0.05pt solid #808080"/>
    </style:style>
    <style:style style:name="Table8.A4" style:family="table-cell">
      <style:table-cell-properties style:vertical-align="middle" fo:padding="0.1042in" fo:border="0.05pt solid #808080"/>
    </style:style>
    <style:style style:name="Table8.B4" style:family="table-cell">
      <style:table-cell-properties style:vertical-align="middle" fo:padding="0.1042in" fo:border="0.05pt solid #808080"/>
    </style:style>
    <style:style style:name="Table8.C4" style:family="table-cell">
      <style:table-cell-properties style:vertical-align="middle" fo:padding="0.1042in" fo:border="0.05pt solid #808080"/>
    </style:style>
    <style:style style:name="Table8.D4" style:family="table-cell">
      <style:table-cell-properties style:vertical-align="middle" fo:padding="0.1042in" fo:border="0.05pt solid #808080"/>
    </style:style>
    <style:style style:name="Table8.A5" style:family="table-cell">
      <style:table-cell-properties style:vertical-align="middle" fo:padding="0.1042in" fo:border="0.05pt solid #808080"/>
    </style:style>
    <style:style style:name="Table8.C5" style:family="table-cell">
      <style:table-cell-properties style:vertical-align="middle" fo:padding="0.1042in" fo:border="0.05pt solid #808080"/>
    </style:style>
    <style:style style:name="Table8.D5" style:family="table-cell">
      <style:table-cell-properties style:vertical-align="middle" fo:padding="0.1042in" fo:border="0.05pt solid #808080"/>
    </style:style>
    <style:style style:name="Table8.A6" style:family="table-cell">
      <style:table-cell-properties style:vertical-align="middle" fo:padding="0.1042in" fo:border="0.05pt solid #808080"/>
    </style:style>
    <style:style style:name="Table8.B6" style:family="table-cell">
      <style:table-cell-properties style:vertical-align="middle" fo:padding="0.1042in" fo:border="0.05pt solid #808080"/>
    </style:style>
    <style:style style:name="Table8.C6" style:family="table-cell">
      <style:table-cell-properties style:vertical-align="middle" fo:padding="0.1042in" fo:border="0.05pt solid #808080"/>
    </style:style>
    <style:style style:name="Table8.D6" style:family="table-cell">
      <style:table-cell-properties style:vertical-align="middle" fo:padding="0.1042in" fo:border="0.05pt solid #808080"/>
    </style:style>
    <style:style style:name="Table8.A7" style:family="table-cell">
      <style:table-cell-properties style:vertical-align="middle" fo:padding="0.1042in" fo:border="0.05pt solid #808080"/>
    </style:style>
    <style:style style:name="Table8.B7" style:family="table-cell">
      <style:table-cell-properties style:vertical-align="middle" fo:padding="0.1042in" fo:border="0.05pt solid #808080"/>
    </style:style>
    <style:style style:name="Table8.C7" style:family="table-cell">
      <style:table-cell-properties style:vertical-align="middle" fo:padding="0.1042in" fo:border="0.05pt solid #808080"/>
    </style:style>
    <style:style style:name="Table8.D7" style:family="table-cell">
      <style:table-cell-properties style:vertical-align="middle" fo:padding="0.1042in" fo:border="0.05pt solid #808080"/>
    </style:style>
    <style:style style:name="Table8.A8" style:family="table-cell">
      <style:table-cell-properties style:vertical-align="middle" fo:padding="0.1042in" fo:border="0.05pt solid #808080"/>
    </style:style>
    <style:style style:name="Table8.B8" style:family="table-cell">
      <style:table-cell-properties style:vertical-align="middle" fo:padding="0.1042in" fo:border="0.05pt solid #808080"/>
    </style:style>
    <style:style style:name="Table8.C8" style:family="table-cell">
      <style:table-cell-properties style:vertical-align="middle" fo:padding="0.1042in" fo:border="0.05pt solid #808080"/>
    </style:style>
    <style:style style:name="Table8.D8" style:family="table-cell">
      <style:table-cell-properties style:vertical-align="middle" fo:padding="0.1042in" fo:border="0.05pt solid #808080"/>
    </style:style>
    <style:style style:name="Table8.A9" style:family="table-cell">
      <style:table-cell-properties style:vertical-align="middle" fo:padding="0.1042in" fo:border="0.05pt solid #808080"/>
    </style:style>
    <style:style style:name="Table8.B9" style:family="table-cell">
      <style:table-cell-properties style:vertical-align="middle" fo:padding="0.1042in" fo:border="0.05pt solid #808080"/>
    </style:style>
    <style:style style:name="Table8.C9" style:family="table-cell">
      <style:table-cell-properties style:vertical-align="middle" fo:padding="0.1042in" fo:border="0.05pt solid #808080"/>
    </style:style>
    <style:style style:name="Table8.D9" style:family="table-cell">
      <style:table-cell-properties style:vertical-align="middle" fo:padding="0.1042in" fo:border="0.05pt solid #808080"/>
    </style:style>
    <style:style style:name="Table8.A10" style:family="table-cell">
      <style:table-cell-properties style:vertical-align="middle" fo:padding="0.1042in" fo:border="0.05pt solid #808080"/>
    </style:style>
    <style:style style:name="Table8.B10" style:family="table-cell">
      <style:table-cell-properties style:vertical-align="middle" fo:padding="0.1042in" fo:border="0.05pt solid #808080"/>
    </style:style>
    <style:style style:name="Table8.C10" style:family="table-cell">
      <style:table-cell-properties style:vertical-align="middle" fo:padding="0.1042in" fo:border="0.05pt solid #808080"/>
    </style:style>
    <style:style style:name="Table8.D10" style:family="table-cell">
      <style:table-cell-properties style:vertical-align="middle" fo:padding="0.1042in" fo:border="0.05pt solid #808080"/>
    </style:style>
    <style:style style:name="Table8.A11" style:family="table-cell">
      <style:table-cell-properties style:vertical-align="middle" fo:padding="0.1042in" fo:border="0.05pt solid #808080"/>
    </style:style>
    <style:style style:name="Table8.B11" style:family="table-cell">
      <style:table-cell-properties style:vertical-align="middle" fo:padding="0.1042in" fo:border="0.05pt solid #808080"/>
    </style:style>
    <style:style style:name="Table8.C11" style:family="table-cell">
      <style:table-cell-properties style:vertical-align="middle" fo:padding="0.1042in" fo:border="0.05pt solid #808080"/>
    </style:style>
    <style:style style:name="Table8.D11" style:family="table-cell">
      <style:table-cell-properties style:vertical-align="middle" fo:padding="0.1042in" fo:border="0.05pt solid #808080"/>
    </style:style>
    <style:style style:name="Table8.A12" style:family="table-cell">
      <style:table-cell-properties style:vertical-align="middle" fo:padding="0.1042in" fo:border="0.05pt solid #808080"/>
    </style:style>
    <style:style style:name="Table8.B12" style:family="table-cell">
      <style:table-cell-properties style:vertical-align="middle" fo:padding="0.1042in" fo:border="0.05pt solid #808080"/>
    </style:style>
    <style:style style:name="Table8.C12" style:family="table-cell">
      <style:table-cell-properties style:vertical-align="middle" fo:padding="0.1042in" fo:border="0.05pt solid #808080"/>
    </style:style>
    <style:style style:name="Table8.D12" style:family="table-cell">
      <style:table-cell-properties style:vertical-align="middle" fo:padding="0.1042in" fo:border="0.05pt solid #808080"/>
    </style:style>
    <style:style style:name="Table8.A13" style:family="table-cell">
      <style:table-cell-properties style:vertical-align="middle" fo:padding="0.1042in" fo:border="0.05pt solid #808080"/>
    </style:style>
    <style:style style:name="Table8.B13" style:family="table-cell">
      <style:table-cell-properties style:vertical-align="middle" fo:padding="0.1042in" fo:border="0.05pt solid #808080"/>
    </style:style>
    <style:style style:name="Table8.C13" style:family="table-cell">
      <style:table-cell-properties style:vertical-align="middle" fo:padding="0.1042in" fo:border="0.05pt solid #808080"/>
    </style:style>
    <style:style style:name="Table8.D13" style:family="table-cell">
      <style:table-cell-properties style:vertical-align="middle" fo:padding="0.1042in" fo:border="0.05pt solid #808080"/>
    </style:style>
    <style:style style:name="Table8.A14" style:family="table-cell">
      <style:table-cell-properties style:vertical-align="middle" fo:padding="0.1042in" fo:border="0.05pt solid #808080"/>
    </style:style>
    <style:style style:name="Table8.B14" style:family="table-cell">
      <style:table-cell-properties style:vertical-align="middle" fo:padding="0.1042in" fo:border="0.05pt solid #808080"/>
    </style:style>
    <style:style style:name="Table8.C14" style:family="table-cell">
      <style:table-cell-properties style:vertical-align="middle" fo:padding="0.1042in" fo:border="0.05pt solid #808080"/>
    </style:style>
    <style:style style:name="Table8.D14" style:family="table-cell">
      <style:table-cell-properties style:vertical-align="middle" fo:padding="0.1042in" fo:border="0.05pt solid #808080"/>
    </style:style>
    <style:style style:name="Table9" style:family="table">
      <style:table-properties style:width="5.6049in" table:align="left" fo:background-color="transparent">
        <style:background-image/>
      </style:table-properties>
    </style:style>
    <style:style style:name="Table9.A" style:family="table-column">
      <style:table-column-properties style:column-width="3.9056in"/>
    </style:style>
    <style:style style:name="Table9.B" style:family="table-column">
      <style:table-column-properties style:column-width="1.6993in"/>
    </style:style>
    <style:style style:name="Table9.A1" style:family="table-cell">
      <style:table-cell-properties style:vertical-align="middle" fo:background-color="#293d8e" fo:padding="0.1563in" fo:border="0.05pt solid #808080">
        <style:background-image/>
      </style:table-cell-properties>
    </style:style>
    <style:style style:name="Table9.A2" style:family="table-cell">
      <style:table-cell-properties style:vertical-align="middle" fo:padding="0.1042in" fo:border="0.05pt solid #808080"/>
    </style:style>
    <style:style style:name="Table9.B2" style:family="table-cell">
      <style:table-cell-properties style:vertical-align="middle" fo:padding="0.1042in" fo:border="0.05pt solid #808080"/>
    </style:style>
    <style:style style:name="Table9.3" style:family="table-row">
      <style:table-row-properties fo:background-color="#b8d7e8">
        <style:background-image/>
      </style:table-row-properties>
    </style:style>
    <style:style style:name="Table9.A3" style:family="table-cell">
      <style:table-cell-properties style:vertical-align="middle" fo:padding="0.1042in" fo:border="0.05pt solid #808080"/>
    </style:style>
    <style:style style:name="Table9.B3" style:family="table-cell">
      <style:table-cell-properties style:vertical-align="middle" fo:padding="0.1042in" fo:border="0.05pt solid #808080"/>
    </style:style>
    <style:style style:name="Table9.A4" style:family="table-cell">
      <style:table-cell-properties style:vertical-align="middle" fo:padding="0.1042in" fo:border="0.05pt solid #808080"/>
    </style:style>
    <style:style style:name="Table9.B4" style:family="table-cell">
      <style:table-cell-properties style:vertical-align="middle" fo:padding="0.1042in" fo:border="0.05pt solid #808080"/>
    </style:style>
    <style:style style:name="Table9.A5" style:family="table-cell">
      <style:table-cell-properties style:vertical-align="middle" fo:padding="0.1042in" fo:border="0.05pt solid #808080"/>
    </style:style>
    <style:style style:name="Table9.B5" style:family="table-cell">
      <style:table-cell-properties style:vertical-align="middle" fo:padding="0.1042in" fo:border="0.05pt solid #808080"/>
    </style:style>
    <style:style style:name="Table9.A6" style:family="table-cell">
      <style:table-cell-properties style:vertical-align="middle" fo:padding="0.1042in" fo:border="0.05pt solid #808080"/>
    </style:style>
    <style:style style:name="Table9.B6" style:family="table-cell">
      <style:table-cell-properties style:vertical-align="middle" fo:padding="0.1042in" fo:border="0.05pt solid #808080"/>
    </style:style>
    <style:style style:name="Table9.A7" style:family="table-cell">
      <style:table-cell-properties style:vertical-align="middle" fo:padding="0.1042in" fo:border="0.05pt solid #808080"/>
    </style:style>
    <style:style style:name="Table9.A8" style:family="table-cell">
      <style:table-cell-properties style:vertical-align="middle" fo:padding="0.1042in" fo:border="0.05pt solid #808080"/>
    </style:style>
    <style:style style:name="Table9.B8" style:family="table-cell">
      <style:table-cell-properties style:vertical-align="middle" fo:padding="0.1042in" fo:border="0.05pt solid #808080"/>
    </style:style>
    <style:style style:name="Table9.A9" style:family="table-cell">
      <style:table-cell-properties style:vertical-align="middle" fo:padding="0.1042in" fo:border="0.05pt solid #808080"/>
    </style:style>
    <style:style style:name="Table9.B9" style:family="table-cell">
      <style:table-cell-properties style:vertical-align="middle" fo:padding="0.1042in" fo:border="0.05pt solid #808080"/>
    </style:style>
    <style:style style:name="Table9.A10" style:family="table-cell">
      <style:table-cell-properties style:vertical-align="middle" fo:padding="0.1042in" fo:border="0.05pt solid #808080"/>
    </style:style>
    <style:style style:name="Table9.B10" style:family="table-cell">
      <style:table-cell-properties style:vertical-align="middle" fo:padding="0.1042in" fo:border="0.05pt solid #808080"/>
    </style:style>
    <style:style style:name="Table9.A11" style:family="table-cell">
      <style:table-cell-properties style:vertical-align="middle" fo:padding="0.1042in" fo:border="0.05pt solid #808080"/>
    </style:style>
    <style:style style:name="Table9.B11" style:family="table-cell">
      <style:table-cell-properties style:vertical-align="middle" fo:padding="0.1042in" fo:border="0.05pt solid #808080"/>
    </style:style>
    <style:style style:name="Table9.A12" style:family="table-cell">
      <style:table-cell-properties style:vertical-align="middle" fo:padding="0.1042in" fo:border="0.05pt solid #808080"/>
    </style:style>
    <style:style style:name="Table9.B12" style:family="table-cell">
      <style:table-cell-properties style:vertical-align="middle" fo:padding="0.1042in" fo:border="0.05pt solid #808080"/>
    </style:style>
    <style:style style:name="Table9.A13" style:family="table-cell">
      <style:table-cell-properties style:vertical-align="middle" fo:padding="0.1042in" fo:border="0.05pt solid #808080"/>
    </style:style>
    <style:style style:name="Table9.B13" style:family="table-cell">
      <style:table-cell-properties style:vertical-align="middle" fo:padding="0.1042in" fo:border="0.05pt solid #80808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style:vertical-align="middle" fo:background-color="#2a6099" fo:padding="0.0382in" fo:border-left="0.05pt solid #000000" fo:border-right="none" fo:border-top="0.05pt solid #000000" fo:border-bottom="0.05pt solid #000000">
        <style:background-image/>
      </style:table-cell-properties>
    </style:style>
    <style:style style:name="Table10.C1" style:family="table-cell">
      <style:table-cell-properties style:vertical-align="middle" fo:background-color="#2a60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10.A4" style:family="table-cell">
      <style:table-cell-properties style:vertical-align="middle" fo:background-color="#dee6ef" fo:padding="0.0382in" fo:border-left="0.05pt solid #000000" fo:border-right="none" fo:border-top="none" fo:border-bottom="0.05pt solid #000000">
        <style:background-image/>
      </style:table-cell-properties>
    </style:style>
    <style:style style:name="Table10.C4" style:family="table-cell">
      <style:table-cell-properties style:vertical-align="middle" fo:background-color="#dee6ef" fo:padding="0.0382in" fo:border-left="0.05pt solid #000000" fo:border-right="0.05pt solid #000000" fo:border-top="none" fo:border-bottom="0.05pt solid #000000">
        <style:background-image/>
      </style:table-cell-properties>
    </style:style>
    <style:style style:name="Table10.A8" style:family="table-cell">
      <style:table-cell-properties style:vertical-align="middle" fo:padding="0.0382in" fo:border-left="0.05pt solid #000000" fo:border-right="none" fo:border-top="none" fo:border-bottom="0.05pt solid #000000"/>
    </style:style>
    <style:style style:name="Table10.B8" style:family="table-cell">
      <style:table-cell-properties style:vertical-align="middle" fo:padding="0.0382in" fo:border-left="0.05pt solid #000000" fo:border-right="none" fo:border-top="none" fo:border-bottom="0.05pt solid #000000"/>
    </style:style>
    <style:style style:name="Table10.C8" style:family="table-cell">
      <style:table-cell-properties style:vertical-align="middle" fo:padding="0.0382in" fo:border-left="0.05pt solid #000000" fo:border-right="0.05pt solid #000000" fo:border-top="none" fo:border-bottom="0.05pt solid #000000"/>
    </style:style>
    <style:style style:name="Table10.A9" style:family="table-cell">
      <style:table-cell-properties style:vertical-align="middle" fo:padding="0.0382in" fo:border-left="0.05pt solid #000000" fo:border-right="none" fo:border-top="none" fo:border-bottom="0.05pt solid #000000"/>
    </style:style>
    <style:style style:name="Table10.B9" style:family="table-cell">
      <style:table-cell-properties style:vertical-align="middle" fo:padding="0.0382in" fo:border-left="0.05pt solid #000000" fo:border-right="none" fo:border-top="none" fo:border-bottom="0.05pt solid #000000"/>
    </style:style>
    <style:style style:name="Table10.C9" style:family="table-cell">
      <style:table-cell-properties style:vertical-align="middle" fo:padding="0.0382in" fo:border-left="0.05pt solid #000000" fo:border-right="0.05pt solid #000000" fo:border-top="none" fo:border-bottom="0.05pt solid #000000"/>
    </style:style>
    <style:style style:name="Table10.A10" style:family="table-cell">
      <style:table-cell-properties style:vertical-align="middle" fo:padding="0.0382in" fo:border-left="0.05pt solid #000000" fo:border-right="none" fo:border-top="none" fo:border-bottom="0.05pt solid #000000"/>
    </style:style>
    <style:style style:name="Table10.B10" style:family="table-cell">
      <style:table-cell-properties style:vertical-align="middle" fo:padding="0.0382in" fo:border-left="0.05pt solid #000000" fo:border-right="none" fo:border-top="none" fo:border-bottom="0.05pt solid #000000"/>
    </style:style>
    <style:style style:name="Table10.C10" style:family="table-cell">
      <style:table-cell-properties style:vertical-align="middle" fo:padding="0.0382in" fo:border-left="0.05pt solid #000000" fo:border-right="0.05pt solid #000000" fo:border-top="none" fo:border-bottom="0.05pt solid #000000"/>
    </style:style>
    <style:style style:name="Table10.A15" style:family="table-cell">
      <style:table-cell-properties style:vertical-align="middle" fo:padding="0.0382in" fo:border-left="0.05pt solid #000000" fo:border-right="none" fo:border-top="none" fo:border-bottom="0.05pt solid #000000"/>
    </style:style>
    <style:style style:name="Table10.B15" style:family="table-cell">
      <style:table-cell-properties style:vertical-align="middle" fo:padding="0.0382in" fo:border-left="0.05pt solid #000000" fo:border-right="none" fo:border-top="none" fo:border-bottom="0.05pt solid #000000"/>
    </style:style>
    <style:style style:name="Table10.C15" style:family="table-cell">
      <style:table-cell-properties style:vertical-align="middle" fo:padding="0.0382in" fo:border-left="0.05pt solid #000000" fo:border-right="0.05pt solid #000000" fo:border-top="none" fo:border-bottom="0.05pt solid #000000"/>
    </style:style>
    <style:style style:name="Table10.A16" style:family="table-cell">
      <style:table-cell-properties style:vertical-align="middle" fo:padding="0.0382in" fo:border-left="0.05pt solid #000000" fo:border-right="none" fo:border-top="none" fo:border-bottom="0.05pt solid #000000"/>
    </style:style>
    <style:style style:name="Table10.B16" style:family="table-cell">
      <style:table-cell-properties style:vertical-align="middle" fo:padding="0.0382in" fo:border-left="0.05pt solid #000000" fo:border-right="none" fo:border-top="none" fo:border-bottom="0.05pt solid #000000"/>
    </style:style>
    <style:style style:name="Table10.C16" style:family="table-cell">
      <style:table-cell-properties style:vertical-align="middle" fo:padding="0.0382in" fo:border-left="0.05pt solid #000000" fo:border-right="0.05pt solid #000000" fo:border-top="none" fo:border-bottom="0.05pt solid #000000"/>
    </style:style>
    <style:style style:name="Table10.A17" style:family="table-cell">
      <style:table-cell-properties style:vertical-align="middle" fo:padding="0.0382in" fo:border-left="0.05pt solid #000000" fo:border-right="none" fo:border-top="none" fo:border-bottom="0.05pt solid #000000"/>
    </style:style>
    <style:style style:name="Table10.B17" style:family="table-cell">
      <style:table-cell-properties style:vertical-align="middle" fo:padding="0.0382in" fo:border-left="0.05pt solid #000000" fo:border-right="none" fo:border-top="none" fo:border-bottom="0.05pt solid #000000"/>
    </style:style>
    <style:style style:name="Table10.C17" style:family="table-cell">
      <style:table-cell-properties style:vertical-align="middle" fo:padding="0.0382in" fo:border-left="0.05pt solid #000000" fo:border-right="0.05pt solid #000000" fo:border-top="none" fo:border-bottom="0.05pt solid #000000"/>
    </style:style>
    <style:style style:name="Table10.A18" style:family="table-cell">
      <style:table-cell-properties style:vertical-align="middle" fo:padding="0.0382in" fo:border-left="0.05pt solid #000000" fo:border-right="none" fo:border-top="none" fo:border-bottom="0.05pt solid #000000"/>
    </style:style>
    <style:style style:name="Table10.B18" style:family="table-cell">
      <style:table-cell-properties style:vertical-align="middle" fo:padding="0.0382in" fo:border-left="0.05pt solid #000000" fo:border-right="none" fo:border-top="none" fo:border-bottom="0.05pt solid #000000"/>
    </style:style>
    <style:style style:name="Table10.C18"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5.0576in" table:align="left" fo:background-color="transparent">
        <style:background-image/>
      </style:table-properties>
    </style:style>
    <style:style style:name="Table4.A" style:family="table-column">
      <style:table-column-properties style:column-width="1.6896in"/>
    </style:style>
    <style:style style:name="Table4.B" style:family="table-column">
      <style:table-column-properties style:column-width="3.3681in"/>
    </style:style>
    <style:style style:name="Table4.A1" style:family="table-cell">
      <style:table-cell-properties style:vertical-align="middle" fo:background-color="#293d8e" fo:padding="0.1563in" fo:border="0.05pt solid #808080">
        <style:background-image/>
      </style:table-cell-properties>
    </style:style>
    <style:style style:name="Table4.A2" style:family="table-cell">
      <style:table-cell-properties style:vertical-align="middle" fo:padding="0.1042in" fo:border="0.05pt solid #808080"/>
    </style:style>
    <style:style style:name="Table4.B2" style:family="table-cell">
      <style:table-cell-properties style:vertical-align="middle" fo:padding="0.1042in" fo:border="0.05pt solid #808080"/>
    </style:style>
    <style:style style:name="Table4.3" style:family="table-row">
      <style:table-row-properties fo:background-color="#b8d7e8">
        <style:background-image/>
      </style:table-row-properties>
    </style:style>
    <style:style style:name="Table4.A3" style:family="table-cell">
      <style:table-cell-properties style:vertical-align="middle" fo:padding="0.1042in" fo:border="0.05pt solid #808080"/>
    </style:style>
    <style:style style:name="Table4.B3" style:family="table-cell">
      <style:table-cell-properties style:vertical-align="middle" fo:padding="0.1042in" fo:border="0.05pt solid #808080"/>
    </style:style>
    <style:style style:name="Table4.A4" style:family="table-cell">
      <style:table-cell-properties style:vertical-align="middle" fo:padding="0.1042in" fo:border="0.05pt solid #808080"/>
    </style:style>
    <style:style style:name="Table4.B4" style:family="table-cell">
      <style:table-cell-properties style:vertical-align="middle" fo:padding="0.1042in" fo:border="0.05pt solid #808080"/>
    </style:style>
    <style:style style:name="Table4.A5" style:family="table-cell">
      <style:table-cell-properties style:vertical-align="middle" fo:padding="0.1042in" fo:border="0.05pt solid #808080"/>
    </style:style>
    <style:style style:name="Table4.B5" style:family="table-cell">
      <style:table-cell-properties style:vertical-align="middle" fo:padding="0.1042in" fo:border="0.05pt solid #808080"/>
    </style:style>
    <style:style style:name="Table4.A6" style:family="table-cell">
      <style:table-cell-properties style:vertical-align="middle" fo:padding="0.1042in" fo:border="0.05pt solid #808080"/>
    </style:style>
    <style:style style:name="Table4.B6" style:family="table-cell">
      <style:table-cell-properties style:vertical-align="middle" fo:padding="0.1042in" fo:border="0.05pt solid #808080"/>
    </style:style>
    <style:style style:name="Table4.A7" style:family="table-cell">
      <style:table-cell-properties style:vertical-align="middle" fo:padding="0.1042in" fo:border="0.05pt solid #808080"/>
    </style:style>
    <style:style style:name="Table4.B7" style:family="table-cell">
      <style:table-cell-properties style:vertical-align="middle" fo:padding="0.1042in" fo:border="0.05pt solid #808080"/>
    </style:style>
    <style:style style:name="Table11" style:family="table">
      <style:table-properties style:width="6.516in" table:align="left" fo:background-color="transparent">
        <style:background-image/>
      </style:table-properties>
    </style:style>
    <style:style style:name="Table11.A" style:family="table-column">
      <style:table-column-properties style:column-width="5.3125in"/>
    </style:style>
    <style:style style:name="Table11.B" style:family="table-column">
      <style:table-column-properties style:column-width="1.2035in"/>
    </style:style>
    <style:style style:name="Table11.A1" style:family="table-cell">
      <style:table-cell-properties style:vertical-align="middle" fo:background-color="#293d8e" fo:padding="0.1563in" fo:border="0.05pt solid #808080">
        <style:background-image/>
      </style:table-cell-properties>
    </style:style>
    <style:style style:name="Table11.A2" style:family="table-cell">
      <style:table-cell-properties style:vertical-align="middle" fo:padding="0.1042in" fo:border="0.05pt solid #808080"/>
    </style:style>
    <style:style style:name="Table11.B2" style:family="table-cell">
      <style:table-cell-properties style:vertical-align="middle" fo:padding="0.1042in" fo:border="0.05pt solid #808080"/>
    </style:style>
    <style:style style:name="Table11.3" style:family="table-row">
      <style:table-row-properties fo:background-color="#b8d7e8">
        <style:background-image/>
      </style:table-row-properties>
    </style:style>
    <style:style style:name="Table11.A3" style:family="table-cell">
      <style:table-cell-properties style:vertical-align="middle" fo:padding="0.1042in" fo:border="0.05pt solid #808080"/>
    </style:style>
    <style:style style:name="Table11.B3" style:family="table-cell">
      <style:table-cell-properties style:vertical-align="middle" fo:padding="0.1042in" fo:border="0.05pt solid #808080"/>
    </style:style>
    <style:style style:name="Table11.A4" style:family="table-cell">
      <style:table-cell-properties style:vertical-align="middle" fo:padding="0.1042in" fo:border="0.05pt solid #808080"/>
    </style:style>
    <style:style style:name="Table11.B4" style:family="table-cell">
      <style:table-cell-properties style:vertical-align="middle" fo:padding="0.1042in" fo:border="0.05pt solid #808080"/>
    </style:style>
    <style:style style:name="Table11.A5" style:family="table-cell">
      <style:table-cell-properties style:vertical-align="middle" fo:padding="0.1042in" fo:border="0.05pt solid #808080"/>
    </style:style>
    <style:style style:name="Table11.B5" style:family="table-cell">
      <style:table-cell-properties style:vertical-align="middle" fo:padding="0.1042in" fo:border="0.05pt solid #808080"/>
    </style:style>
    <style:style style:name="Table11.A6" style:family="table-cell">
      <style:table-cell-properties style:vertical-align="middle" fo:padding="0.1042in" fo:border="0.05pt solid #808080"/>
    </style:style>
    <style:style style:name="Table11.B6" style:family="table-cell">
      <style:table-cell-properties style:vertical-align="middle" fo:padding="0.1042in" fo:border="0.05pt solid #808080"/>
    </style:style>
    <style:style style:name="Table12" style:family="table">
      <style:table-properties style:width="5.4431in" table:align="left" fo:background-color="transparent">
        <style:background-image/>
      </style:table-properties>
    </style:style>
    <style:style style:name="Table12.A" style:family="table-column">
      <style:table-column-properties style:column-width="1.2625in"/>
    </style:style>
    <style:style style:name="Table12.B" style:family="table-column">
      <style:table-column-properties style:column-width="1.9868in"/>
    </style:style>
    <style:style style:name="Table12.C" style:family="table-column">
      <style:table-column-properties style:column-width="2.1938in"/>
    </style:style>
    <style:style style:name="Table12.A1" style:family="table-cell">
      <style:table-cell-properties style:vertical-align="middle" fo:background-color="#293d8e" fo:padding="0.1563in" fo:border="0.05pt solid #808080">
        <style:background-image/>
      </style:table-cell-properties>
    </style:style>
    <style:style style:name="Table12.A2" style:family="table-cell">
      <style:table-cell-properties style:vertical-align="middle" fo:padding="0.1042in" fo:border="0.05pt solid #808080"/>
    </style:style>
    <style:style style:name="Table12.B2" style:family="table-cell">
      <style:table-cell-properties style:vertical-align="middle" fo:padding="0.1042in" fo:border="0.05pt solid #808080"/>
    </style:style>
    <style:style style:name="Table12.C2" style:family="table-cell">
      <style:table-cell-properties style:vertical-align="middle" fo:padding="0.1042in" fo:border="0.05pt solid #808080"/>
    </style:style>
    <style:style style:name="Table12.3" style:family="table-row">
      <style:table-row-properties fo:background-color="#b8d7e8">
        <style:background-image/>
      </style:table-row-properties>
    </style:style>
    <style:style style:name="Table12.A3" style:family="table-cell">
      <style:table-cell-properties style:vertical-align="middle" fo:padding="0.1042in" fo:border="0.05pt solid #808080"/>
    </style:style>
    <style:style style:name="Table12.B3" style:family="table-cell">
      <style:table-cell-properties style:vertical-align="middle" fo:padding="0.1042in" fo:border="0.05pt solid #808080"/>
    </style:style>
    <style:style style:name="Table12.C3" style:family="table-cell">
      <style:table-cell-properties style:vertical-align="middle" fo:padding="0.1042in" fo:border="0.05pt solid #808080"/>
    </style:style>
    <style:style style:name="Table12.A4" style:family="table-cell">
      <style:table-cell-properties style:vertical-align="middle" fo:padding="0.1042in" fo:border="0.05pt solid #808080"/>
    </style:style>
    <style:style style:name="Table12.B4" style:family="table-cell">
      <style:table-cell-properties style:vertical-align="middle" fo:padding="0.1042in" fo:border="0.05pt solid #808080"/>
    </style:style>
    <style:style style:name="Table12.C4" style:family="table-cell">
      <style:table-cell-properties style:vertical-align="middle" fo:padding="0.1042in" fo:border="0.05pt solid #808080"/>
    </style:style>
    <style:style style:name="Table12.A5" style:family="table-cell">
      <style:table-cell-properties style:vertical-align="middle" fo:padding="0.1042in" fo:border="0.05pt solid #808080"/>
    </style:style>
    <style:style style:name="Table12.B5" style:family="table-cell">
      <style:table-cell-properties style:vertical-align="middle" fo:padding="0.1042in" fo:border="0.05pt solid #808080"/>
    </style:style>
    <style:style style:name="Table12.C5" style:family="table-cell">
      <style:table-cell-properties style:vertical-align="middle" fo:padding="0.1042in" fo:border="0.05pt solid #808080"/>
    </style:style>
    <style:style style:name="Table12.A6" style:family="table-cell">
      <style:table-cell-properties style:vertical-align="middle" fo:padding="0.1042in" fo:border="0.05pt solid #808080"/>
    </style:style>
    <style:style style:name="Table12.B6" style:family="table-cell">
      <style:table-cell-properties style:vertical-align="middle" fo:padding="0.1042in" fo:border="0.05pt solid #808080"/>
    </style:style>
    <style:style style:name="Table12.C6" style:family="table-cell">
      <style:table-cell-properties style:vertical-align="middle" fo:padding="0.1042in" fo:border="0.05pt solid #808080"/>
    </style:style>
    <style:style style:name="Table13" style:family="table">
      <style:table-properties style:width="5.55in" table:align="left" fo:background-color="transparent">
        <style:background-image/>
      </style:table-properties>
    </style:style>
    <style:style style:name="Table13.A" style:family="table-column">
      <style:table-column-properties style:column-width="1.6271in"/>
    </style:style>
    <style:style style:name="Table13.B" style:family="table-column">
      <style:table-column-properties style:column-width="2.4229in"/>
    </style:style>
    <style:style style:name="Table13.C" style:family="table-column">
      <style:table-column-properties style:column-width="1.5in"/>
    </style:style>
    <style:style style:name="Table13.A1" style:family="table-cell">
      <style:table-cell-properties style:vertical-align="middle" fo:background-color="#293d8e" fo:padding="0.1563in" fo:border="0.05pt solid #808080">
        <style:background-image/>
      </style:table-cell-properties>
    </style:style>
    <style:style style:name="Table13.A2" style:family="table-cell">
      <style:table-cell-properties style:vertical-align="middle" fo:padding="0.1042in" fo:border="0.05pt solid #808080"/>
    </style:style>
    <style:style style:name="Table13.B2" style:family="table-cell">
      <style:table-cell-properties style:vertical-align="middle" fo:padding="0.1042in" fo:border="0.05pt solid #808080"/>
    </style:style>
    <style:style style:name="Table13.C2" style:family="table-cell">
      <style:table-cell-properties style:vertical-align="middle" fo:padding="0.1042in" fo:border="0.05pt solid #808080"/>
    </style:style>
    <style:style style:name="Table13.3" style:family="table-row">
      <style:table-row-properties fo:background-color="#b8d7e8">
        <style:background-image/>
      </style:table-row-properties>
    </style:style>
    <style:style style:name="Table13.A3" style:family="table-cell">
      <style:table-cell-properties style:vertical-align="middle" fo:padding="0.1042in" fo:border="0.05pt solid #808080"/>
    </style:style>
    <style:style style:name="Table13.B3" style:family="table-cell">
      <style:table-cell-properties style:vertical-align="middle" fo:padding="0.1042in" fo:border="0.05pt solid #808080"/>
    </style:style>
    <style:style style:name="Table13.C3" style:family="table-cell">
      <style:table-cell-properties style:vertical-align="middle" fo:padding="0.1042in" fo:border="0.05pt solid #808080"/>
    </style:style>
    <style:style style:name="Table13.A4" style:family="table-cell">
      <style:table-cell-properties style:vertical-align="middle" fo:padding="0.1042in" fo:border="0.05pt solid #808080"/>
    </style:style>
    <style:style style:name="Table13.B4" style:family="table-cell">
      <style:table-cell-properties style:vertical-align="middle" fo:padding="0.1042in" fo:border="0.05pt solid #808080"/>
    </style:style>
    <style:style style:name="Table13.C4" style:family="table-cell">
      <style:table-cell-properties style:vertical-align="middle" fo:padding="0.1042in" fo:border="0.05pt solid #808080"/>
    </style:style>
    <style:style style:name="Table13.A5" style:family="table-cell">
      <style:table-cell-properties style:vertical-align="middle" fo:padding="0.1042in" fo:border="0.05pt solid #808080"/>
    </style:style>
    <style:style style:name="Table13.B5" style:family="table-cell">
      <style:table-cell-properties style:vertical-align="middle" fo:padding="0.1042in" fo:border="0.05pt solid #808080"/>
    </style:style>
    <style:style style:name="Table13.C5" style:family="table-cell">
      <style:table-cell-properties style:vertical-align="middle" fo:padding="0.1042in" fo:border="0.05pt solid #808080"/>
    </style:style>
    <style:style style:name="Table13.A6" style:family="table-cell">
      <style:table-cell-properties style:vertical-align="middle" fo:padding="0.1042in" fo:border="0.05pt solid #808080"/>
    </style:style>
    <style:style style:name="Table13.B6" style:family="table-cell">
      <style:table-cell-properties style:vertical-align="middle" fo:padding="0.1042in" fo:border="0.05pt solid #808080"/>
    </style:style>
    <style:style style:name="Table13.C6" style:family="table-cell">
      <style:table-cell-properties style:vertical-align="middle" fo:padding="0.1042in" fo:border="0.05pt solid #808080"/>
    </style:style>
    <style:style style:name="Table13.A7" style:family="table-cell">
      <style:table-cell-properties style:vertical-align="middle" fo:padding="0.1042in" fo:border="0.05pt solid #808080"/>
    </style:style>
    <style:style style:name="Table13.B7" style:family="table-cell">
      <style:table-cell-properties style:vertical-align="middle" fo:padding="0.1042in" fo:border="0.05pt solid #808080"/>
    </style:style>
    <style:style style:name="Table13.C7" style:family="table-cell">
      <style:table-cell-properties style:vertical-align="middle" fo:padding="0.1042in" fo:border="0.05pt solid #808080"/>
    </style:style>
    <style:style style:name="Table13.A8" style:family="table-cell">
      <style:table-cell-properties style:vertical-align="middle" fo:padding="0.1042in" fo:border="0.05pt solid #808080"/>
    </style:style>
    <style:style style:name="Table13.B8" style:family="table-cell">
      <style:table-cell-properties style:vertical-align="middle" fo:padding="0.1042in" fo:border="0.05pt solid #808080"/>
    </style:style>
    <style:style style:name="Table13.C8" style:family="table-cell">
      <style:table-cell-properties style:vertical-align="middle" fo:padding="0.1042in" fo:border="0.05pt solid #808080"/>
    </style:style>
    <style:style style:name="Table14" style:family="table">
      <style:table-properties style:width="6.9326in" fo:margin-left="0in" table:align="left" fo:background-color="transparent">
        <style:background-image/>
      </style:table-properties>
    </style:style>
    <style:style style:name="Table14.A" style:family="table-column">
      <style:table-column-properties style:column-width="1.875in"/>
    </style:style>
    <style:style style:name="Table14.B" style:family="table-column">
      <style:table-column-properties style:column-width="1.1229in"/>
    </style:style>
    <style:style style:name="Table14.C" style:family="table-column">
      <style:table-column-properties style:column-width="2.5in"/>
    </style:style>
    <style:style style:name="Table14.D" style:family="table-column">
      <style:table-column-properties style:column-width="1.0069in"/>
    </style:style>
    <style:style style:name="Table14.E" style:family="table-column">
      <style:table-column-properties style:column-width="0.4278in"/>
    </style:style>
    <style:style style:name="Table14.A1" style:family="table-cell">
      <style:table-cell-properties style:vertical-align="middle" fo:background-color="#293d8e" fo:padding="0.1563in" fo:border="0.05pt solid #808080">
        <style:background-image/>
      </style:table-cell-properties>
    </style:style>
    <style:style style:name="Table14.E1" style:family="table-cell">
      <style:table-cell-properties fo:padding="0.0194in" fo:border="none"/>
    </style:style>
    <style:style style:name="Table14.A2" style:family="table-cell">
      <style:table-cell-properties style:vertical-align="middle" fo:padding="0.1042in" fo:border="0.05pt solid #808080"/>
    </style:style>
    <style:style style:name="Table14.B2" style:family="table-cell">
      <style:table-cell-properties style:vertical-align="middle" fo:padding="0.1042in" fo:border="0.05pt solid #808080"/>
    </style:style>
    <style:style style:name="Table14.C2" style:family="table-cell">
      <style:table-cell-properties style:vertical-align="middle" fo:padding="0.1042in" fo:border="0.05pt solid #808080"/>
    </style:style>
    <style:style style:name="Table14.D2" style:family="table-cell">
      <style:table-cell-properties style:vertical-align="middle" fo:padding="0.1042in" fo:border="0.05pt solid #808080"/>
    </style:style>
    <style:style style:name="Table14.E2" style:family="table-cell">
      <style:table-cell-properties fo:padding="0.0194in" fo:border="none"/>
    </style:style>
    <style:style style:name="Table14.3" style:family="table-row">
      <style:table-row-properties fo:background-color="#b8d7e8">
        <style:background-image/>
      </style:table-row-properties>
    </style:style>
    <style:style style:name="Table14.A3" style:family="table-cell">
      <style:table-cell-properties style:vertical-align="middle" fo:padding="0.1042in" fo:border="0.05pt solid #808080"/>
    </style:style>
    <style:style style:name="Table14.B3" style:family="table-cell">
      <style:table-cell-properties style:vertical-align="middle" fo:padding="0.1042in" fo:border="0.05pt solid #808080"/>
    </style:style>
    <style:style style:name="Table14.C3" style:family="table-cell">
      <style:table-cell-properties style:vertical-align="middle" fo:padding="0.1042in" fo:border="0.05pt solid #808080"/>
    </style:style>
    <style:style style:name="Table14.D3" style:family="table-cell">
      <style:table-cell-properties style:vertical-align="middle" fo:padding="0.1042in" fo:border="0.05pt solid #808080"/>
    </style:style>
    <style:style style:name="Table14.E3" style:family="table-cell">
      <style:table-cell-properties fo:padding="0.0194in" fo:border="none"/>
    </style:style>
    <style:style style:name="Table14.A4" style:family="table-cell">
      <style:table-cell-properties style:vertical-align="middle" fo:padding="0.1042in" fo:border="0.05pt solid #808080"/>
    </style:style>
    <style:style style:name="Table14.B4" style:family="table-cell">
      <style:table-cell-properties style:vertical-align="middle" fo:padding="0.1042in" fo:border="0.05pt solid #808080"/>
    </style:style>
    <style:style style:name="Table14.C4" style:family="table-cell">
      <style:table-cell-properties style:vertical-align="middle" fo:padding="0.1042in" fo:border="0.05pt solid #808080"/>
    </style:style>
    <style:style style:name="Table14.D4" style:family="table-cell">
      <style:table-cell-properties style:vertical-align="middle" fo:padding="0.1042in" fo:border="0.05pt solid #808080"/>
    </style:style>
    <style:style style:name="Table14.E4" style:family="table-cell">
      <style:table-cell-properties style:vertical-align="middle" fo:padding="0.1042in" fo:border="0.05pt solid #808080"/>
    </style:style>
    <style:style style:name="Table14.A5" style:family="table-cell">
      <style:table-cell-properties style:vertical-align="middle" fo:padding="0.1042in" fo:border="0.05pt solid #808080"/>
    </style:style>
    <style:style style:name="Table14.B5" style:family="table-cell">
      <style:table-cell-properties style:vertical-align="middle" fo:padding="0.1042in" fo:border="0.05pt solid #808080"/>
    </style:style>
    <style:style style:name="Table14.C5" style:family="table-cell">
      <style:table-cell-properties style:vertical-align="middle" fo:padding="0.1042in" fo:border="0.05pt solid #808080"/>
    </style:style>
    <style:style style:name="Table14.D5" style:family="table-cell">
      <style:table-cell-properties style:vertical-align="middle" fo:padding="0.1042in" fo:border="0.05pt solid #808080"/>
    </style:style>
    <style:style style:name="Table14.E5" style:family="table-cell">
      <style:table-cell-properties style:vertical-align="middle" fo:padding="0.1042in" fo:border="0.05pt solid #808080"/>
    </style:style>
    <style:style style:name="Table14.A6" style:family="table-cell">
      <style:table-cell-properties style:vertical-align="middle" fo:padding="0.1042in" fo:border="0.05pt solid #808080"/>
    </style:style>
    <style:style style:name="Table14.B6" style:family="table-cell">
      <style:table-cell-properties style:vertical-align="middle" fo:padding="0.1042in" fo:border="0.05pt solid #808080"/>
    </style:style>
    <style:style style:name="Table14.C6" style:family="table-cell">
      <style:table-cell-properties style:vertical-align="middle" fo:padding="0.1042in" fo:border="0.05pt solid #808080"/>
    </style:style>
    <style:style style:name="Table14.D6" style:family="table-cell">
      <style:table-cell-properties style:vertical-align="middle" fo:padding="0.1042in" fo:border="0.05pt solid #808080"/>
    </style:style>
    <style:style style:name="Table14.E6" style:family="table-cell">
      <style:table-cell-properties style:vertical-align="middle" fo:padding="0.1042in" fo:border="0.05pt solid #808080"/>
    </style:style>
    <style:style style:name="Table14.A7" style:family="table-cell">
      <style:table-cell-properties style:vertical-align="middle" fo:padding="0.1042in" fo:border="0.05pt solid #808080"/>
    </style:style>
    <style:style style:name="Table14.B7" style:family="table-cell">
      <style:table-cell-properties style:vertical-align="middle" fo:padding="0.1042in" fo:border="0.05pt solid #808080"/>
    </style:style>
    <style:style style:name="Table14.C7" style:family="table-cell">
      <style:table-cell-properties style:vertical-align="middle" fo:padding="0.1042in" fo:border="0.05pt solid #808080"/>
    </style:style>
    <style:style style:name="Table14.D7" style:family="table-cell">
      <style:table-cell-properties style:vertical-align="middle" fo:padding="0.1042in" fo:border="0.05pt solid #808080"/>
    </style:style>
    <style:style style:name="Table14.E7" style:family="table-cell">
      <style:table-cell-properties fo:padding="0.0194in" fo:border="none"/>
    </style:style>
    <style:style style:name="Table14.A8" style:family="table-cell">
      <style:table-cell-properties style:vertical-align="middle" fo:padding="0.1042in" fo:border="0.05pt solid #808080"/>
    </style:style>
    <style:style style:name="Table14.B8" style:family="table-cell">
      <style:table-cell-properties style:vertical-align="middle" fo:padding="0.1042in" fo:border="0.05pt solid #808080"/>
    </style:style>
    <style:style style:name="Table14.C8" style:family="table-cell">
      <style:table-cell-properties style:vertical-align="middle" fo:padding="0.1042in" fo:border="0.05pt solid #808080"/>
    </style:style>
    <style:style style:name="Table14.D8" style:family="table-cell">
      <style:table-cell-properties style:vertical-align="middle" fo:padding="0.1042in" fo:border="0.05pt solid #808080"/>
    </style:style>
    <style:style style:name="Table14.E8" style:family="table-cell">
      <style:table-cell-properties fo:padding="0.0194in" fo:border="none"/>
    </style:style>
    <style:style style:name="Table14.A9" style:family="table-cell">
      <style:table-cell-properties style:vertical-align="middle" fo:padding="0.1042in" fo:border="0.05pt solid #808080"/>
    </style:style>
    <style:style style:name="Table14.B9" style:family="table-cell">
      <style:table-cell-properties style:vertical-align="middle" fo:padding="0.1042in" fo:border="0.05pt solid #808080"/>
    </style:style>
    <style:style style:name="Table14.C9" style:family="table-cell">
      <style:table-cell-properties style:vertical-align="middle" fo:padding="0.1042in" fo:border="0.05pt solid #808080"/>
    </style:style>
    <style:style style:name="Table14.D9" style:family="table-cell">
      <style:table-cell-properties style:vertical-align="middle" fo:padding="0.1042in" fo:border="0.05pt solid #808080"/>
    </style:style>
    <style:style style:name="Table14.E9" style:family="table-cell">
      <style:table-cell-properties fo:padding="0.0194in" fo:border="none"/>
    </style:style>
    <style:style style:name="Table14.A10" style:family="table-cell">
      <style:table-cell-properties style:vertical-align="middle" fo:padding="0.1042in" fo:border="0.05pt solid #808080"/>
    </style:style>
    <style:style style:name="Table14.B10" style:family="table-cell">
      <style:table-cell-properties style:vertical-align="middle" fo:padding="0.1042in" fo:border="0.05pt solid #808080"/>
    </style:style>
    <style:style style:name="Table14.C10" style:family="table-cell">
      <style:table-cell-properties style:vertical-align="middle" fo:padding="0.1042in" fo:border="0.05pt solid #808080"/>
    </style:style>
    <style:style style:name="Table14.D10" style:family="table-cell">
      <style:table-cell-properties style:vertical-align="middle" fo:padding="0.1042in" fo:border="0.05pt solid #808080"/>
    </style:style>
    <style:style style:name="Table14.E10" style:family="table-cell">
      <style:table-cell-properties fo:padding="0.0194in" fo:border="none"/>
    </style:style>
    <style:style style:name="Table15" style:family="table">
      <style:table-properties style:width="6.3549in" table:align="left" fo:background-color="transparent">
        <style:background-image/>
      </style:table-properties>
    </style:style>
    <style:style style:name="Table15.A" style:family="table-column">
      <style:table-column-properties style:column-width="1.3215in"/>
    </style:style>
    <style:style style:name="Table15.B" style:family="table-column">
      <style:table-column-properties style:column-width="1.4951in"/>
    </style:style>
    <style:style style:name="Table15.C" style:family="table-column">
      <style:table-column-properties style:column-width="1.6063in"/>
    </style:style>
    <style:style style:name="Table15.D" style:family="table-column">
      <style:table-column-properties style:column-width="0.5181in"/>
    </style:style>
    <style:style style:name="Table15.E" style:family="table-column">
      <style:table-column-properties style:column-width="1.4139in"/>
    </style:style>
    <style:style style:name="Table15.A1" style:family="table-cell">
      <style:table-cell-properties style:vertical-align="middle" fo:background-color="#293d8e" fo:padding="0.1563in" fo:border="0.05pt solid #808080">
        <style:background-image/>
      </style:table-cell-properties>
    </style:style>
    <style:style style:name="Table15.A2" style:family="table-cell">
      <style:table-cell-properties style:vertical-align="middle" fo:padding="0.1042in" fo:border="0.05pt solid #808080"/>
    </style:style>
    <style:style style:name="Table15.B2" style:family="table-cell">
      <style:table-cell-properties style:vertical-align="middle" fo:padding="0.1042in" fo:border="0.05pt solid #808080"/>
    </style:style>
    <style:style style:name="Table15.C2" style:family="table-cell">
      <style:table-cell-properties style:vertical-align="middle" fo:padding="0.1042in" fo:border="0.05pt solid #808080"/>
    </style:style>
    <style:style style:name="Table15.D2" style:family="table-cell">
      <style:table-cell-properties style:vertical-align="middle" fo:padding="0.1042in" fo:border="0.05pt solid #808080"/>
    </style:style>
    <style:style style:name="Table15.E2" style:family="table-cell">
      <style:table-cell-properties style:vertical-align="middle" fo:padding="0.1042in" fo:border="0.05pt solid #808080"/>
    </style:style>
    <style:style style:name="Table15.3" style:family="table-row">
      <style:table-row-properties fo:background-color="#b8d7e8">
        <style:background-image/>
      </style:table-row-properties>
    </style:style>
    <style:style style:name="Table15.A3" style:family="table-cell">
      <style:table-cell-properties style:vertical-align="middle" fo:padding="0.1042in" fo:border="0.05pt solid #808080"/>
    </style:style>
    <style:style style:name="Table15.B3" style:family="table-cell">
      <style:table-cell-properties style:vertical-align="middle" fo:padding="0.1042in" fo:border="0.05pt solid #808080"/>
    </style:style>
    <style:style style:name="Table15.C3" style:family="table-cell">
      <style:table-cell-properties style:vertical-align="middle" fo:padding="0.1042in" fo:border="0.05pt solid #808080"/>
    </style:style>
    <style:style style:name="Table15.D3" style:family="table-cell">
      <style:table-cell-properties style:vertical-align="middle" fo:padding="0.1042in" fo:border="0.05pt solid #808080"/>
    </style:style>
    <style:style style:name="Table15.E3" style:family="table-cell">
      <style:table-cell-properties style:vertical-align="middle" fo:padding="0.1042in" fo:border="0.05pt solid #808080"/>
    </style:style>
    <style:style style:name="Table15.A4" style:family="table-cell">
      <style:table-cell-properties style:vertical-align="middle" fo:padding="0.1042in" fo:border="0.05pt solid #808080"/>
    </style:style>
    <style:style style:name="Table15.B4" style:family="table-cell">
      <style:table-cell-properties style:vertical-align="middle" fo:padding="0.1042in" fo:border="0.05pt solid #808080"/>
    </style:style>
    <style:style style:name="Table15.C4" style:family="table-cell">
      <style:table-cell-properties style:vertical-align="middle" fo:padding="0.1042in" fo:border="0.05pt solid #808080"/>
    </style:style>
    <style:style style:name="Table15.D4" style:family="table-cell">
      <style:table-cell-properties style:vertical-align="middle" fo:padding="0.1042in" fo:border="0.05pt solid #808080"/>
    </style:style>
    <style:style style:name="Table15.E4" style:family="table-cell">
      <style:table-cell-properties style:vertical-align="middle" fo:padding="0.1042in" fo:border="0.05pt solid #808080"/>
    </style:style>
    <style:style style:name="Table15.A5" style:family="table-cell">
      <style:table-cell-properties style:vertical-align="middle" fo:padding="0.1042in" fo:border="0.05pt solid #808080"/>
    </style:style>
    <style:style style:name="Table15.B5" style:family="table-cell">
      <style:table-cell-properties style:vertical-align="middle" fo:padding="0.1042in" fo:border="0.05pt solid #808080"/>
    </style:style>
    <style:style style:name="Table15.C5" style:family="table-cell">
      <style:table-cell-properties style:vertical-align="middle" fo:padding="0.1042in" fo:border="0.05pt solid #808080"/>
    </style:style>
    <style:style style:name="Table15.D5" style:family="table-cell">
      <style:table-cell-properties style:vertical-align="middle" fo:padding="0.1042in" fo:border="0.05pt solid #808080"/>
    </style:style>
    <style:style style:name="Table15.E5" style:family="table-cell">
      <style:table-cell-properties style:vertical-align="middle" fo:padding="0.1042in" fo:border="0.05pt solid #808080"/>
    </style:style>
    <style:style style:name="Table15.A6" style:family="table-cell">
      <style:table-cell-properties style:vertical-align="middle" fo:padding="0.1042in" fo:border="0.05pt solid #808080"/>
    </style:style>
    <style:style style:name="Table15.B6" style:family="table-cell">
      <style:table-cell-properties style:vertical-align="middle" fo:padding="0.1042in" fo:border="0.05pt solid #808080"/>
    </style:style>
    <style:style style:name="Table15.C6" style:family="table-cell">
      <style:table-cell-properties style:vertical-align="middle" fo:padding="0.1042in" fo:border="0.05pt solid #808080"/>
    </style:style>
    <style:style style:name="Table15.D6" style:family="table-cell">
      <style:table-cell-properties style:vertical-align="middle" fo:padding="0.1042in" fo:border="0.05pt solid #808080"/>
    </style:style>
    <style:style style:name="Table15.E6" style:family="table-cell">
      <style:table-cell-properties style:vertical-align="middle" fo:padding="0.1042in" fo:border="0.05pt solid #808080"/>
    </style:style>
    <style:style style:name="Table15.A7" style:family="table-cell">
      <style:table-cell-properties style:vertical-align="middle" fo:padding="0.1042in" fo:border="0.05pt solid #808080"/>
    </style:style>
    <style:style style:name="Table15.B7" style:family="table-cell">
      <style:table-cell-properties style:vertical-align="middle" fo:padding="0.1042in" fo:border="0.05pt solid #808080"/>
    </style:style>
    <style:style style:name="Table15.C7" style:family="table-cell">
      <style:table-cell-properties style:vertical-align="middle" fo:padding="0.1042in" fo:border="0.05pt solid #808080"/>
    </style:style>
    <style:style style:name="Table15.D7" style:family="table-cell">
      <style:table-cell-properties style:vertical-align="middle" fo:padding="0.1042in" fo:border="0.05pt solid #808080"/>
    </style:style>
    <style:style style:name="Table15.E7" style:family="table-cell">
      <style:table-cell-properties style:vertical-align="middle" fo:padding="0.1042in" fo:border="0.05pt solid #808080"/>
    </style:style>
    <style:style style:name="Table15.A8" style:family="table-cell">
      <style:table-cell-properties style:vertical-align="middle" fo:padding="0.1042in" fo:border="0.05pt solid #808080"/>
    </style:style>
    <style:style style:name="Table15.B8" style:family="table-cell">
      <style:table-cell-properties style:vertical-align="middle" fo:padding="0.1042in" fo:border="0.05pt solid #808080"/>
    </style:style>
    <style:style style:name="Table15.C8" style:family="table-cell">
      <style:table-cell-properties style:vertical-align="middle" fo:padding="0.1042in" fo:border="0.05pt solid #808080"/>
    </style:style>
    <style:style style:name="Table15.D8" style:family="table-cell">
      <style:table-cell-properties style:vertical-align="middle" fo:padding="0.1042in" fo:border="0.05pt solid #808080"/>
    </style:style>
    <style:style style:name="Table15.E8" style:family="table-cell">
      <style:table-cell-properties style:vertical-align="middle" fo:padding="0.1042in" fo:border="0.05pt solid #808080"/>
    </style:style>
    <style:style style:name="Table15.A9" style:family="table-cell">
      <style:table-cell-properties style:vertical-align="middle" fo:padding="0.1042in" fo:border="0.05pt solid #808080"/>
    </style:style>
    <style:style style:name="Table15.B9" style:family="table-cell">
      <style:table-cell-properties style:vertical-align="middle" fo:padding="0.1042in" fo:border="0.05pt solid #808080"/>
    </style:style>
    <style:style style:name="Table15.C9" style:family="table-cell">
      <style:table-cell-properties style:vertical-align="middle" fo:padding="0.1042in" fo:border="0.05pt solid #808080"/>
    </style:style>
    <style:style style:name="Table15.D9" style:family="table-cell">
      <style:table-cell-properties style:vertical-align="middle" fo:padding="0.1042in" fo:border="0.05pt solid #808080"/>
    </style:style>
    <style:style style:name="Table15.E9" style:family="table-cell">
      <style:table-cell-properties style:vertical-align="middle" fo:padding="0.1042in" fo:border="0.05pt solid #808080"/>
    </style:style>
    <style:style style:name="Table15.A10" style:family="table-cell">
      <style:table-cell-properties style:vertical-align="middle" fo:padding="0.1042in" fo:border="0.05pt solid #808080"/>
    </style:style>
    <style:style style:name="Table15.B10" style:family="table-cell">
      <style:table-cell-properties style:vertical-align="middle" fo:padding="0.1042in" fo:border="0.05pt solid #808080"/>
    </style:style>
    <style:style style:name="Table15.C10" style:family="table-cell">
      <style:table-cell-properties style:vertical-align="middle" fo:padding="0.1042in" fo:border="0.05pt solid #808080"/>
    </style:style>
    <style:style style:name="Table15.D10" style:family="table-cell">
      <style:table-cell-properties style:vertical-align="middle" fo:padding="0.1042in" fo:border="0.05pt solid #808080"/>
    </style:style>
    <style:style style:name="Table15.E10" style:family="table-cell">
      <style:table-cell-properties style:vertical-align="middle" fo:padding="0.1042in" fo:border="0.05pt solid #808080"/>
    </style:style>
    <style:style style:name="Table15.A11" style:family="table-cell">
      <style:table-cell-properties style:vertical-align="middle" fo:padding="0.1042in" fo:border="0.05pt solid #808080"/>
    </style:style>
    <style:style style:name="Table15.B11" style:family="table-cell">
      <style:table-cell-properties style:vertical-align="middle" fo:padding="0.1042in" fo:border="0.05pt solid #808080"/>
    </style:style>
    <style:style style:name="Table15.C11" style:family="table-cell">
      <style:table-cell-properties style:vertical-align="middle" fo:padding="0.1042in" fo:border="0.05pt solid #808080"/>
    </style:style>
    <style:style style:name="Table15.D11" style:family="table-cell">
      <style:table-cell-properties style:vertical-align="middle" fo:padding="0.1042in" fo:border="0.05pt solid #808080"/>
    </style:style>
    <style:style style:name="Table15.E11" style:family="table-cell">
      <style:table-cell-properties style:vertical-align="middle" fo:padding="0.1042in" fo:border="0.05pt solid #808080"/>
    </style:style>
    <style:style style:name="Table15.A12" style:family="table-cell">
      <style:table-cell-properties style:vertical-align="middle" fo:padding="0.1042in" fo:border="0.05pt solid #808080"/>
    </style:style>
    <style:style style:name="Table15.B12" style:family="table-cell">
      <style:table-cell-properties style:vertical-align="middle" fo:padding="0.1042in" fo:border="0.05pt solid #808080"/>
    </style:style>
    <style:style style:name="Table15.C12" style:family="table-cell">
      <style:table-cell-properties style:vertical-align="middle" fo:padding="0.1042in" fo:border="0.05pt solid #808080"/>
    </style:style>
    <style:style style:name="Table15.D12" style:family="table-cell">
      <style:table-cell-properties style:vertical-align="middle" fo:padding="0.1042in" fo:border="0.05pt solid #808080"/>
    </style:style>
    <style:style style:name="Table15.E12" style:family="table-cell">
      <style:table-cell-properties style:vertical-align="middle" fo:padding="0.1042in" fo:border="0.05pt solid #808080"/>
    </style:style>
    <style:style style:name="Table15.A13" style:family="table-cell">
      <style:table-cell-properties style:vertical-align="middle" fo:padding="0.1042in" fo:border="0.05pt solid #808080"/>
    </style:style>
    <style:style style:name="Table15.B13" style:family="table-cell">
      <style:table-cell-properties style:vertical-align="middle" fo:padding="0.1042in" fo:border="0.05pt solid #808080"/>
    </style:style>
    <style:style style:name="Table15.C13" style:family="table-cell">
      <style:table-cell-properties style:vertical-align="middle" fo:padding="0.1042in" fo:border="0.05pt solid #808080"/>
    </style:style>
    <style:style style:name="Table15.D13" style:family="table-cell">
      <style:table-cell-properties style:vertical-align="middle" fo:padding="0.1042in" fo:border="0.05pt solid #808080"/>
    </style:style>
    <style:style style:name="Table15.E13" style:family="table-cell">
      <style:table-cell-properties style:vertical-align="middle" fo:padding="0.1042in" fo:border="0.05pt solid #808080"/>
    </style:style>
    <style:style style:name="Table15.A14" style:family="table-cell">
      <style:table-cell-properties style:vertical-align="middle" fo:padding="0.1042in" fo:border="0.05pt solid #808080"/>
    </style:style>
    <style:style style:name="Table15.B14" style:family="table-cell">
      <style:table-cell-properties style:vertical-align="middle" fo:padding="0.1042in" fo:border="0.05pt solid #808080"/>
    </style:style>
    <style:style style:name="Table15.C14" style:family="table-cell">
      <style:table-cell-properties style:vertical-align="middle" fo:padding="0.1042in" fo:border="0.05pt solid #808080"/>
    </style:style>
    <style:style style:name="Table15.D14" style:family="table-cell">
      <style:table-cell-properties style:vertical-align="middle" fo:padding="0.1042in" fo:border="0.05pt solid #808080"/>
    </style:style>
    <style:style style:name="Table15.E14" style:family="table-cell">
      <style:table-cell-properties style:vertical-align="middle" fo:padding="0.1042in" fo:border="0.05pt solid #808080"/>
    </style:style>
    <style:style style:name="Table15.A15" style:family="table-cell">
      <style:table-cell-properties style:vertical-align="middle" fo:padding="0.1042in" fo:border="0.05pt solid #808080"/>
    </style:style>
    <style:style style:name="Table15.B15" style:family="table-cell">
      <style:table-cell-properties style:vertical-align="middle" fo:padding="0.1042in" fo:border="0.05pt solid #808080"/>
    </style:style>
    <style:style style:name="Table15.C15" style:family="table-cell">
      <style:table-cell-properties style:vertical-align="middle" fo:padding="0.1042in" fo:border="0.05pt solid #808080"/>
    </style:style>
    <style:style style:name="Table15.D15" style:family="table-cell">
      <style:table-cell-properties style:vertical-align="middle" fo:padding="0.1042in" fo:border="0.05pt solid #808080"/>
    </style:style>
    <style:style style:name="Table15.E15" style:family="table-cell">
      <style:table-cell-properties style:vertical-align="middle" fo:padding="0.1042in" fo:border="0.05pt solid #808080"/>
    </style:style>
    <style:style style:name="Table15.A16" style:family="table-cell">
      <style:table-cell-properties style:vertical-align="middle" fo:padding="0.1042in" fo:border="0.05pt solid #808080"/>
    </style:style>
    <style:style style:name="Table15.B16" style:family="table-cell">
      <style:table-cell-properties style:vertical-align="middle" fo:padding="0.1042in" fo:border="0.05pt solid #808080"/>
    </style:style>
    <style:style style:name="Table15.C16" style:family="table-cell">
      <style:table-cell-properties style:vertical-align="middle" fo:padding="0.1042in" fo:border="0.05pt solid #808080"/>
    </style:style>
    <style:style style:name="Table15.D16" style:family="table-cell">
      <style:table-cell-properties style:vertical-align="middle" fo:padding="0.1042in" fo:border="0.05pt solid #808080"/>
    </style:style>
    <style:style style:name="Table15.E16" style:family="table-cell">
      <style:table-cell-properties style:vertical-align="middle" fo:padding="0.1042in" fo:border="0.05pt solid #808080"/>
    </style:style>
    <style:style style:name="Table16" style:family="table">
      <style:table-properties style:width="4.3174in" table:align="left" fo:background-color="transparent">
        <style:background-image/>
      </style:table-properties>
    </style:style>
    <style:style style:name="Table16.A" style:family="table-column">
      <style:table-column-properties style:column-width="1.5313in"/>
    </style:style>
    <style:style style:name="Table16.B" style:family="table-column">
      <style:table-column-properties style:column-width="1.0958in"/>
    </style:style>
    <style:style style:name="Table16.C" style:family="table-column">
      <style:table-column-properties style:column-width="1.6903in"/>
    </style:style>
    <style:style style:name="Table16.A1" style:family="table-cell">
      <style:table-cell-properties style:vertical-align="middle" fo:background-color="#293d8e" fo:padding="0.1563in" fo:border="0.05pt solid #808080">
        <style:background-image/>
      </style:table-cell-properties>
    </style:style>
    <style:style style:name="Table16.A2" style:family="table-cell">
      <style:table-cell-properties style:vertical-align="middle" fo:padding="0.1042in" fo:border="0.05pt solid #808080"/>
    </style:style>
    <style:style style:name="Table16.B2" style:family="table-cell">
      <style:table-cell-properties style:vertical-align="middle" fo:padding="0.1042in" fo:border="0.05pt solid #808080"/>
    </style:style>
    <style:style style:name="Table16.C2" style:family="table-cell">
      <style:table-cell-properties style:vertical-align="middle" fo:padding="0.1042in" fo:border="0.05pt solid #808080"/>
    </style:style>
    <style:style style:name="Table16.3" style:family="table-row">
      <style:table-row-properties fo:background-color="#b8d7e8">
        <style:background-image/>
      </style:table-row-properties>
    </style:style>
    <style:style style:name="Table16.A3" style:family="table-cell">
      <style:table-cell-properties style:vertical-align="middle" fo:padding="0.1042in" fo:border="0.05pt solid #808080"/>
    </style:style>
    <style:style style:name="Table16.B3" style:family="table-cell">
      <style:table-cell-properties style:vertical-align="middle" fo:padding="0.1042in" fo:border="0.05pt solid #808080"/>
    </style:style>
    <style:style style:name="Table16.C3" style:family="table-cell">
      <style:table-cell-properties style:vertical-align="middle" fo:padding="0.1042in" fo:border="0.05pt solid #808080"/>
    </style:style>
    <style:style style:name="Table16.A4" style:family="table-cell">
      <style:table-cell-properties style:vertical-align="middle" fo:padding="0.1042in" fo:border="0.05pt solid #808080"/>
    </style:style>
    <style:style style:name="Table16.B4" style:family="table-cell">
      <style:table-cell-properties style:vertical-align="middle" fo:padding="0.1042in" fo:border="0.05pt solid #808080"/>
    </style:style>
    <style:style style:name="Table16.C4" style:family="table-cell">
      <style:table-cell-properties style:vertical-align="middle" fo:padding="0.1042in" fo:border="0.05pt solid #808080"/>
    </style:style>
    <style:style style:name="Table16.A5" style:family="table-cell">
      <style:table-cell-properties style:vertical-align="middle" fo:padding="0.1042in" fo:border="0.05pt solid #808080"/>
    </style:style>
    <style:style style:name="Table16.B5" style:family="table-cell">
      <style:table-cell-properties style:vertical-align="middle" fo:padding="0.1042in" fo:border="0.05pt solid #808080"/>
    </style:style>
    <style:style style:name="Table16.C5" style:family="table-cell">
      <style:table-cell-properties style:vertical-align="middle" fo:padding="0.1042in" fo:border="0.05pt solid #808080"/>
    </style:style>
    <style:style style:name="Table16.A6" style:family="table-cell">
      <style:table-cell-properties style:vertical-align="middle" fo:padding="0.1042in" fo:border="0.05pt solid #808080"/>
    </style:style>
    <style:style style:name="Table16.B6" style:family="table-cell">
      <style:table-cell-properties style:vertical-align="middle" fo:padding="0.1042in" fo:border="0.05pt solid #808080"/>
    </style:style>
    <style:style style:name="Table16.C6" style:family="table-cell">
      <style:table-cell-properties style:vertical-align="middle" fo:padding="0.1042in" fo:border="0.05pt solid #808080"/>
    </style:style>
    <style:style style:name="Table16.A7" style:family="table-cell">
      <style:table-cell-properties style:vertical-align="middle" fo:padding="0.1042in" fo:border="0.05pt solid #808080"/>
    </style:style>
    <style:style style:name="Table16.B7" style:family="table-cell">
      <style:table-cell-properties style:vertical-align="middle" fo:padding="0.1042in" fo:border="0.05pt solid #808080"/>
    </style:style>
    <style:style style:name="Table16.C7" style:family="table-cell">
      <style:table-cell-properties style:vertical-align="middle" fo:padding="0.1042in" fo:border="0.05pt solid #808080"/>
    </style:style>
    <style:style style:name="Table16.A8" style:family="table-cell">
      <style:table-cell-properties style:vertical-align="middle" fo:padding="0.1042in" fo:border="0.05pt solid #808080"/>
    </style:style>
    <style:style style:name="Table16.B8" style:family="table-cell">
      <style:table-cell-properties style:vertical-align="middle" fo:padding="0.1042in" fo:border="0.05pt solid #808080"/>
    </style:style>
    <style:style style:name="Table16.C8" style:family="table-cell">
      <style:table-cell-properties style:vertical-align="middle" fo:padding="0.1042in" fo:border="0.05pt solid #808080"/>
    </style:style>
    <style:style style:name="Table16.A9" style:family="table-cell">
      <style:table-cell-properties style:vertical-align="middle" fo:padding="0.1042in" fo:border="0.05pt solid #808080"/>
    </style:style>
    <style:style style:name="Table16.B9" style:family="table-cell">
      <style:table-cell-properties style:vertical-align="middle" fo:padding="0.1042in" fo:border="0.05pt solid #808080"/>
    </style:style>
    <style:style style:name="Table16.C9" style:family="table-cell">
      <style:table-cell-properties style:vertical-align="middle" fo:padding="0.1042in" fo:border="0.05pt solid #808080"/>
    </style:style>
    <style:style style:name="Table16.A10" style:family="table-cell">
      <style:table-cell-properties style:vertical-align="middle" fo:padding="0.1042in" fo:border="0.05pt solid #808080"/>
    </style:style>
    <style:style style:name="Table16.B10" style:family="table-cell">
      <style:table-cell-properties style:vertical-align="middle" fo:padding="0.1042in" fo:border="0.05pt solid #808080"/>
    </style:style>
    <style:style style:name="Table16.C10" style:family="table-cell">
      <style:table-cell-properties style:vertical-align="middle" fo:padding="0.1042in" fo:border="0.05pt solid #808080"/>
    </style:style>
    <style:style style:name="Table16.A11" style:family="table-cell">
      <style:table-cell-properties style:vertical-align="middle" fo:padding="0.1042in" fo:border="0.05pt solid #808080"/>
    </style:style>
    <style:style style:name="Table16.B11" style:family="table-cell">
      <style:table-cell-properties style:vertical-align="middle" fo:padding="0.1042in" fo:border="0.05pt solid #808080"/>
    </style:style>
    <style:style style:name="Table16.C11" style:family="table-cell">
      <style:table-cell-properties style:vertical-align="middle" fo:padding="0.1042in" fo:border="0.05pt solid #808080"/>
    </style:style>
    <style:style style:name="Table16.A12" style:family="table-cell">
      <style:table-cell-properties style:vertical-align="middle" fo:padding="0.1042in" fo:border="0.05pt solid #808080"/>
    </style:style>
    <style:style style:name="Table16.B12" style:family="table-cell">
      <style:table-cell-properties style:vertical-align="middle" fo:padding="0.1042in" fo:border="0.05pt solid #808080"/>
    </style:style>
    <style:style style:name="Table16.C12" style:family="table-cell">
      <style:table-cell-properties style:vertical-align="middle" fo:padding="0.1042in" fo:border="0.05pt solid #808080"/>
    </style:style>
    <style:style style:name="Table16.A13" style:family="table-cell">
      <style:table-cell-properties style:vertical-align="middle" fo:padding="0.1042in" fo:border="0.05pt solid #808080"/>
    </style:style>
    <style:style style:name="Table16.B13" style:family="table-cell">
      <style:table-cell-properties style:vertical-align="middle" fo:padding="0.1042in" fo:border="0.05pt solid #808080"/>
    </style:style>
    <style:style style:name="Table16.C13" style:family="table-cell">
      <style:table-cell-properties style:vertical-align="middle" fo:padding="0.1042in" fo:border="0.05pt solid #808080"/>
    </style:style>
    <style:style style:name="Table16.A14" style:family="table-cell">
      <style:table-cell-properties style:vertical-align="middle" fo:padding="0.1042in" fo:border="0.05pt solid #808080"/>
    </style:style>
    <style:style style:name="Table16.B14" style:family="table-cell">
      <style:table-cell-properties style:vertical-align="middle" fo:padding="0.1042in" fo:border="0.05pt solid #808080"/>
    </style:style>
    <style:style style:name="Table16.C14" style:family="table-cell">
      <style:table-cell-properties style:vertical-align="middle" fo:padding="0.1042in" fo:border="0.05pt solid #808080"/>
    </style:style>
    <style:style style:name="Table16.A15" style:family="table-cell">
      <style:table-cell-properties style:vertical-align="middle" fo:padding="0.1042in" fo:border="0.05pt solid #808080"/>
    </style:style>
    <style:style style:name="Table16.B15" style:family="table-cell">
      <style:table-cell-properties style:vertical-align="middle" fo:padding="0.1042in" fo:border="0.05pt solid #808080"/>
    </style:style>
    <style:style style:name="Table16.C15" style:family="table-cell">
      <style:table-cell-properties style:vertical-align="middle" fo:padding="0.1042in" fo:border="0.05pt solid #808080"/>
    </style:style>
    <style:style style:name="Table16.A16" style:family="table-cell">
      <style:table-cell-properties style:vertical-align="middle" fo:padding="0.1042in" fo:border="0.05pt solid #808080"/>
    </style:style>
    <style:style style:name="Table16.B16" style:family="table-cell">
      <style:table-cell-properties style:vertical-align="middle" fo:padding="0.1042in" fo:border="0.05pt solid #808080"/>
    </style:style>
    <style:style style:name="Table16.C16" style:family="table-cell">
      <style:table-cell-properties style:vertical-align="middle" fo:padding="0.1042in" fo:border="0.05pt solid #808080"/>
    </style:style>
    <style:style style:name="Table16.A17" style:family="table-cell">
      <style:table-cell-properties style:vertical-align="middle" fo:padding="0.1042in" fo:border="0.05pt solid #808080"/>
    </style:style>
    <style:style style:name="Table16.B17" style:family="table-cell">
      <style:table-cell-properties style:vertical-align="middle" fo:padding="0.1042in" fo:border="0.05pt solid #808080"/>
    </style:style>
    <style:style style:name="Table16.C17" style:family="table-cell">
      <style:table-cell-properties style:vertical-align="middle" fo:padding="0.1042in" fo:border="0.05pt solid #808080"/>
    </style:style>
    <style:style style:name="Table16.A18" style:family="table-cell">
      <style:table-cell-properties style:vertical-align="middle" fo:padding="0.1042in" fo:border="0.05pt solid #808080"/>
    </style:style>
    <style:style style:name="Table16.B18" style:family="table-cell">
      <style:table-cell-properties style:vertical-align="middle" fo:padding="0.1042in" fo:border="0.05pt solid #808080"/>
    </style:style>
    <style:style style:name="Table16.C18" style:family="table-cell">
      <style:table-cell-properties style:vertical-align="middle" fo:padding="0.1042in" fo:border="0.05pt solid #808080"/>
    </style:style>
    <style:style style:name="Table17" style:family="table">
      <style:table-properties style:width="6.925in" table:align="left" fo:background-color="transparent">
        <style:background-image/>
      </style:table-properties>
    </style:style>
    <style:style style:name="Table17.A" style:family="table-column">
      <style:table-column-properties style:column-width="1.5493in"/>
    </style:style>
    <style:style style:name="Table17.B" style:family="table-column">
      <style:table-column-properties style:column-width="1.2229in"/>
    </style:style>
    <style:style style:name="Table17.C" style:family="table-column">
      <style:table-column-properties style:column-width="0.7188in"/>
    </style:style>
    <style:style style:name="Table17.D" style:family="table-column">
      <style:table-column-properties style:column-width="1.7347in"/>
    </style:style>
    <style:style style:name="Table17.E" style:family="table-column">
      <style:table-column-properties style:column-width="1.3368in"/>
    </style:style>
    <style:style style:name="Table17.F" style:family="table-column">
      <style:table-column-properties style:column-width="0.3625in"/>
    </style:style>
    <style:style style:name="Table17.A1" style:family="table-cell">
      <style:table-cell-properties style:vertical-align="middle" fo:background-color="#293d8e" fo:padding="0.1563in" fo:border="0.05pt solid #808080">
        <style:background-image/>
      </style:table-cell-properties>
    </style:style>
    <style:style style:name="Table17.F1" style:family="table-cell">
      <style:table-cell-properties fo:padding="0.0194in" fo:border="none"/>
    </style:style>
    <style:style style:name="Table17.B2" style:family="table-cell">
      <style:table-cell-properties style:vertical-align="middle" fo:padding="0.1042in" fo:border="0.05pt solid #808080"/>
    </style:style>
    <style:style style:name="Table17.C2" style:family="table-cell">
      <style:table-cell-properties style:vertical-align="middle" fo:padding="0.1042in" fo:border="0.05pt solid #808080"/>
    </style:style>
    <style:style style:name="Table17.D2" style:family="table-cell">
      <style:table-cell-properties style:vertical-align="middle" fo:padding="0.1042in" fo:border="0.05pt solid #808080"/>
    </style:style>
    <style:style style:name="Table17.E2" style:family="table-cell">
      <style:table-cell-properties style:vertical-align="middle" fo:padding="0.1042in" fo:border="0.05pt solid #808080"/>
    </style:style>
    <style:style style:name="Table17.F2" style:family="table-cell">
      <style:table-cell-properties fo:padding="0.0194in" fo:border="none"/>
    </style:style>
    <style:style style:name="Table17.3" style:family="table-row">
      <style:table-row-properties fo:background-color="#b8d7e8">
        <style:background-image/>
      </style:table-row-properties>
    </style:style>
    <style:style style:name="Table17.A3" style:family="table-cell">
      <style:table-cell-properties style:vertical-align="middle" fo:padding="0.1042in" fo:border="0.05pt solid #808080"/>
    </style:style>
    <style:style style:name="Table17.B3" style:family="table-cell">
      <style:table-cell-properties style:vertical-align="middle" fo:padding="0.1042in" fo:border="0.05pt solid #808080"/>
    </style:style>
    <style:style style:name="Table17.C3" style:family="table-cell">
      <style:table-cell-properties style:vertical-align="middle" fo:padding="0.1042in" fo:border="0.05pt solid #808080"/>
    </style:style>
    <style:style style:name="Table17.D3" style:family="table-cell">
      <style:table-cell-properties style:vertical-align="middle" fo:padding="0.1042in" fo:border="0.05pt solid #808080"/>
    </style:style>
    <style:style style:name="Table17.E3" style:family="table-cell">
      <style:table-cell-properties style:vertical-align="middle" fo:padding="0.1042in" fo:border="0.05pt solid #808080"/>
    </style:style>
    <style:style style:name="Table17.F3" style:family="table-cell">
      <style:table-cell-properties style:vertical-align="middle" fo:padding="0.1042in" fo:border="0.05pt solid #808080"/>
    </style:style>
    <style:style style:name="Table17.A4" style:family="table-cell">
      <style:table-cell-properties style:vertical-align="middle" fo:padding="0.1042in" fo:border="0.05pt solid #808080"/>
    </style:style>
    <style:style style:name="Table17.B4" style:family="table-cell">
      <style:table-cell-properties style:vertical-align="middle" fo:padding="0.1042in" fo:border="0.05pt solid #808080"/>
    </style:style>
    <style:style style:name="Table17.C4" style:family="table-cell">
      <style:table-cell-properties style:vertical-align="middle" fo:padding="0.1042in" fo:border="0.05pt solid #808080"/>
    </style:style>
    <style:style style:name="Table17.D4" style:family="table-cell">
      <style:table-cell-properties style:vertical-align="middle" fo:padding="0.1042in" fo:border="0.05pt solid #808080"/>
    </style:style>
    <style:style style:name="Table17.E4" style:family="table-cell">
      <style:table-cell-properties style:vertical-align="middle" fo:padding="0.1042in" fo:border="0.05pt solid #808080"/>
    </style:style>
    <style:style style:name="Table17.F4" style:family="table-cell">
      <style:table-cell-properties fo:padding="0.0194in" fo:border="none"/>
    </style:style>
    <style:style style:name="Table17.A5" style:family="table-cell">
      <style:table-cell-properties style:vertical-align="middle" fo:padding="0.1042in" fo:border="0.05pt solid #808080"/>
    </style:style>
    <style:style style:name="Table17.B5" style:family="table-cell">
      <style:table-cell-properties style:vertical-align="middle" fo:padding="0.1042in" fo:border="0.05pt solid #808080"/>
    </style:style>
    <style:style style:name="Table17.C5" style:family="table-cell">
      <style:table-cell-properties style:vertical-align="middle" fo:padding="0.1042in" fo:border="0.05pt solid #808080"/>
    </style:style>
    <style:style style:name="Table17.D5" style:family="table-cell">
      <style:table-cell-properties style:vertical-align="middle" fo:padding="0.1042in" fo:border="0.05pt solid #808080"/>
    </style:style>
    <style:style style:name="Table17.E5" style:family="table-cell">
      <style:table-cell-properties style:vertical-align="middle" fo:padding="0.1042in" fo:border="0.05pt solid #808080"/>
    </style:style>
    <style:style style:name="Table17.F5" style:family="table-cell">
      <style:table-cell-properties fo:padding="0.0194in" fo:border="none"/>
    </style:style>
    <style:style style:name="Table17.A6" style:family="table-cell">
      <style:table-cell-properties style:vertical-align="middle" fo:padding="0.1042in" fo:border="0.05pt solid #808080"/>
    </style:style>
    <style:style style:name="Table17.B6" style:family="table-cell">
      <style:table-cell-properties style:vertical-align="middle" fo:padding="0.1042in" fo:border="0.05pt solid #808080"/>
    </style:style>
    <style:style style:name="Table17.C6" style:family="table-cell">
      <style:table-cell-properties style:vertical-align="middle" fo:padding="0.1042in" fo:border="0.05pt solid #808080"/>
    </style:style>
    <style:style style:name="Table17.D6" style:family="table-cell">
      <style:table-cell-properties style:vertical-align="middle" fo:padding="0.1042in" fo:border="0.05pt solid #808080"/>
    </style:style>
    <style:style style:name="Table17.E6" style:family="table-cell">
      <style:table-cell-properties style:vertical-align="middle" fo:padding="0.1042in" fo:border="0.05pt solid #808080"/>
    </style:style>
    <style:style style:name="Table17.F6" style:family="table-cell">
      <style:table-cell-properties style:vertical-align="middle" fo:padding="0.1042in" fo:border="0.05pt solid #808080"/>
    </style:style>
    <style:style style:name="Table17.A7" style:family="table-cell">
      <style:table-cell-properties style:vertical-align="middle" fo:padding="0.1042in" fo:border="0.05pt solid #808080"/>
    </style:style>
    <style:style style:name="Table17.B7" style:family="table-cell">
      <style:table-cell-properties style:vertical-align="middle" fo:padding="0.1042in" fo:border="0.05pt solid #808080"/>
    </style:style>
    <style:style style:name="Table17.C7" style:family="table-cell">
      <style:table-cell-properties style:vertical-align="middle" fo:padding="0.1042in" fo:border="0.05pt solid #808080"/>
    </style:style>
    <style:style style:name="Table17.D7" style:family="table-cell">
      <style:table-cell-properties style:vertical-align="middle" fo:padding="0.1042in" fo:border="0.05pt solid #808080"/>
    </style:style>
    <style:style style:name="Table17.E7" style:family="table-cell">
      <style:table-cell-properties style:vertical-align="middle" fo:padding="0.1042in" fo:border="0.05pt solid #808080"/>
    </style:style>
    <style:style style:name="Table17.F7" style:family="table-cell">
      <style:table-cell-properties fo:padding="0.0194in" fo:border="none"/>
    </style:style>
    <style:style style:name="Table17.A8" style:family="table-cell">
      <style:table-cell-properties style:vertical-align="middle" fo:padding="0.1042in" fo:border="0.05pt solid #808080"/>
    </style:style>
    <style:style style:name="Table17.B8" style:family="table-cell">
      <style:table-cell-properties style:vertical-align="middle" fo:padding="0.1042in" fo:border="0.05pt solid #808080"/>
    </style:style>
    <style:style style:name="Table17.C8" style:family="table-cell">
      <style:table-cell-properties style:vertical-align="middle" fo:padding="0.1042in" fo:border="0.05pt solid #808080"/>
    </style:style>
    <style:style style:name="Table17.D8" style:family="table-cell">
      <style:table-cell-properties style:vertical-align="middle" fo:padding="0.1042in" fo:border="0.05pt solid #808080"/>
    </style:style>
    <style:style style:name="Table17.E8" style:family="table-cell">
      <style:table-cell-properties style:vertical-align="middle" fo:padding="0.1042in" fo:border="0.05pt solid #808080"/>
    </style:style>
    <style:style style:name="Table17.F8" style:family="table-cell">
      <style:table-cell-properties fo:padding="0.0194in" fo:border="none"/>
    </style:style>
    <style:style style:name="Table17.A9" style:family="table-cell">
      <style:table-cell-properties style:vertical-align="middle" fo:padding="0.1042in" fo:border="0.05pt solid #808080"/>
    </style:style>
    <style:style style:name="Table17.B9" style:family="table-cell">
      <style:table-cell-properties style:vertical-align="middle" fo:padding="0.1042in" fo:border="0.05pt solid #808080"/>
    </style:style>
    <style:style style:name="Table17.C9" style:family="table-cell">
      <style:table-cell-properties style:vertical-align="middle" fo:padding="0.1042in" fo:border="0.05pt solid #808080"/>
    </style:style>
    <style:style style:name="Table17.D9" style:family="table-cell">
      <style:table-cell-properties style:vertical-align="middle" fo:padding="0.1042in" fo:border="0.05pt solid #808080"/>
    </style:style>
    <style:style style:name="Table17.E9" style:family="table-cell">
      <style:table-cell-properties style:vertical-align="middle" fo:padding="0.1042in" fo:border="0.05pt solid #808080"/>
    </style:style>
    <style:style style:name="Table17.F9" style:family="table-cell">
      <style:table-cell-properties fo:padding="0.0194in" fo:border="none"/>
    </style:style>
    <style:style style:name="Table17.A10" style:family="table-cell">
      <style:table-cell-properties style:vertical-align="middle" fo:padding="0.1042in" fo:border="0.05pt solid #808080"/>
    </style:style>
    <style:style style:name="Table17.B10" style:family="table-cell">
      <style:table-cell-properties style:vertical-align="middle" fo:padding="0.1042in" fo:border="0.05pt solid #808080"/>
    </style:style>
    <style:style style:name="Table17.C10" style:family="table-cell">
      <style:table-cell-properties style:vertical-align="middle" fo:padding="0.1042in" fo:border="0.05pt solid #808080"/>
    </style:style>
    <style:style style:name="Table17.D10" style:family="table-cell">
      <style:table-cell-properties style:vertical-align="middle" fo:padding="0.1042in" fo:border="0.05pt solid #808080"/>
    </style:style>
    <style:style style:name="Table17.E10" style:family="table-cell">
      <style:table-cell-properties style:vertical-align="middle" fo:padding="0.1042in" fo:border="0.05pt solid #808080"/>
    </style:style>
    <style:style style:name="Table17.F10" style:family="table-cell">
      <style:table-cell-properties style:vertical-align="middle" fo:padding="0.1042in" fo:border="0.05pt solid #808080"/>
    </style:style>
    <style:style style:name="Table17.A11" style:family="table-cell">
      <style:table-cell-properties style:vertical-align="middle" fo:padding="0.1042in" fo:border="0.05pt solid #808080"/>
    </style:style>
    <style:style style:name="Table17.B11" style:family="table-cell">
      <style:table-cell-properties style:vertical-align="middle" fo:padding="0.1042in" fo:border="0.05pt solid #808080"/>
    </style:style>
    <style:style style:name="Table17.C11" style:family="table-cell">
      <style:table-cell-properties style:vertical-align="middle" fo:padding="0.1042in" fo:border="0.05pt solid #808080"/>
    </style:style>
    <style:style style:name="Table17.D11" style:family="table-cell">
      <style:table-cell-properties style:vertical-align="middle" fo:padding="0.1042in" fo:border="0.05pt solid #808080"/>
    </style:style>
    <style:style style:name="Table17.E11" style:family="table-cell">
      <style:table-cell-properties style:vertical-align="middle" fo:padding="0.1042in" fo:border="0.05pt solid #808080"/>
    </style:style>
    <style:style style:name="Table17.F11" style:family="table-cell">
      <style:table-cell-properties fo:padding="0.0194in" fo:border="none"/>
    </style:style>
    <style:style style:name="Table17.A12" style:family="table-cell">
      <style:table-cell-properties style:vertical-align="middle" fo:padding="0.1042in" fo:border="0.05pt solid #808080"/>
    </style:style>
    <style:style style:name="Table17.B12" style:family="table-cell">
      <style:table-cell-properties style:vertical-align="middle" fo:padding="0.1042in" fo:border="0.05pt solid #808080"/>
    </style:style>
    <style:style style:name="Table17.C12" style:family="table-cell">
      <style:table-cell-properties style:vertical-align="middle" fo:padding="0.1042in" fo:border="0.05pt solid #808080"/>
    </style:style>
    <style:style style:name="Table17.D12" style:family="table-cell">
      <style:table-cell-properties style:vertical-align="middle" fo:padding="0.1042in" fo:border="0.05pt solid #808080"/>
    </style:style>
    <style:style style:name="Table17.E12" style:family="table-cell">
      <style:table-cell-properties style:vertical-align="middle" fo:padding="0.1042in" fo:border="0.05pt solid #808080"/>
    </style:style>
    <style:style style:name="Table17.F12" style:family="table-cell">
      <style:table-cell-properties fo:padding="0.0194in" fo:border="none"/>
    </style:style>
    <style:style style:name="Table17.A13" style:family="table-cell">
      <style:table-cell-properties style:vertical-align="middle" fo:padding="0.1042in" fo:border="0.05pt solid #808080"/>
    </style:style>
    <style:style style:name="Table17.B13" style:family="table-cell">
      <style:table-cell-properties style:vertical-align="middle" fo:padding="0.1042in" fo:border="0.05pt solid #808080"/>
    </style:style>
    <style:style style:name="Table17.C13" style:family="table-cell">
      <style:table-cell-properties style:vertical-align="middle" fo:padding="0.1042in" fo:border="0.05pt solid #808080"/>
    </style:style>
    <style:style style:name="Table17.D13" style:family="table-cell">
      <style:table-cell-properties style:vertical-align="middle" fo:padding="0.1042in" fo:border="0.05pt solid #808080"/>
    </style:style>
    <style:style style:name="Table17.E13" style:family="table-cell">
      <style:table-cell-properties style:vertical-align="middle" fo:padding="0.1042in" fo:border="0.05pt solid #808080"/>
    </style:style>
    <style:style style:name="Table17.F13" style:family="table-cell">
      <style:table-cell-properties style:vertical-align="middle" fo:padding="0.1042in" fo:border="0.05pt solid #808080"/>
    </style:style>
    <style:style style:name="Table17.A14" style:family="table-cell">
      <style:table-cell-properties style:vertical-align="middle" fo:padding="0.1042in" fo:border="0.05pt solid #808080"/>
    </style:style>
    <style:style style:name="Table17.B14" style:family="table-cell">
      <style:table-cell-properties style:vertical-align="middle" fo:padding="0.1042in" fo:border="0.05pt solid #808080"/>
    </style:style>
    <style:style style:name="Table17.C14" style:family="table-cell">
      <style:table-cell-properties style:vertical-align="middle" fo:padding="0.1042in" fo:border="0.05pt solid #808080"/>
    </style:style>
    <style:style style:name="Table17.D14" style:family="table-cell">
      <style:table-cell-properties style:vertical-align="middle" fo:padding="0.1042in" fo:border="0.05pt solid #808080"/>
    </style:style>
    <style:style style:name="Table17.E14" style:family="table-cell">
      <style:table-cell-properties style:vertical-align="middle" fo:padding="0.1042in" fo:border="0.05pt solid #808080"/>
    </style:style>
    <style:style style:name="Table17.F14" style:family="table-cell">
      <style:table-cell-properties fo:padding="0.0194in" fo:border="none"/>
    </style:style>
    <style:style style:name="Table17.A15" style:family="table-cell">
      <style:table-cell-properties style:vertical-align="middle" fo:padding="0.1042in" fo:border="0.05pt solid #808080"/>
    </style:style>
    <style:style style:name="Table17.B15" style:family="table-cell">
      <style:table-cell-properties style:vertical-align="middle" fo:padding="0.1042in" fo:border="0.05pt solid #808080"/>
    </style:style>
    <style:style style:name="Table17.C15" style:family="table-cell">
      <style:table-cell-properties style:vertical-align="middle" fo:padding="0.1042in" fo:border="0.05pt solid #808080"/>
    </style:style>
    <style:style style:name="Table17.D15" style:family="table-cell">
      <style:table-cell-properties style:vertical-align="middle" fo:padding="0.1042in" fo:border="0.05pt solid #808080"/>
    </style:style>
    <style:style style:name="Table17.E15" style:family="table-cell">
      <style:table-cell-properties style:vertical-align="middle" fo:padding="0.1042in" fo:border="0.05pt solid #808080"/>
    </style:style>
    <style:style style:name="Table17.F15" style:family="table-cell">
      <style:table-cell-properties style:vertical-align="middle" fo:padding="0.1042in" fo:border="0.05pt solid #808080"/>
    </style:style>
    <style:style style:name="Table17.A16" style:family="table-cell">
      <style:table-cell-properties style:vertical-align="middle" fo:padding="0.1042in" fo:border="0.05pt solid #808080"/>
    </style:style>
    <style:style style:name="Table17.B16" style:family="table-cell">
      <style:table-cell-properties style:vertical-align="middle" fo:padding="0.1042in" fo:border="0.05pt solid #808080"/>
    </style:style>
    <style:style style:name="Table17.C16" style:family="table-cell">
      <style:table-cell-properties style:vertical-align="middle" fo:padding="0.1042in" fo:border="0.05pt solid #808080"/>
    </style:style>
    <style:style style:name="Table17.D16" style:family="table-cell">
      <style:table-cell-properties style:vertical-align="middle" fo:padding="0.1042in" fo:border="0.05pt solid #808080"/>
    </style:style>
    <style:style style:name="Table17.E16" style:family="table-cell">
      <style:table-cell-properties style:vertical-align="middle" fo:padding="0.1042in" fo:border="0.05pt solid #808080"/>
    </style:style>
    <style:style style:name="Table17.F16" style:family="table-cell">
      <style:table-cell-properties style:vertical-align="middle" fo:padding="0.1042in" fo:border="0.05pt solid #808080"/>
    </style:style>
    <style:style style:name="Table18" style:family="table">
      <style:table-properties style:width="6.925in" table:align="left" fo:background-color="transparent">
        <style:background-image/>
      </style:table-properties>
    </style:style>
    <style:style style:name="Table18.A" style:family="table-column">
      <style:table-column-properties style:column-width="1.2951in"/>
    </style:style>
    <style:style style:name="Table18.B" style:family="table-column">
      <style:table-column-properties style:column-width="0.5271in"/>
    </style:style>
    <style:style style:name="Table18.C" style:family="table-column">
      <style:table-column-properties style:column-width="1.0931in"/>
    </style:style>
    <style:style style:name="Table18.D" style:family="table-column">
      <style:table-column-properties style:column-width="0.4694in"/>
    </style:style>
    <style:style style:name="Table18.E" style:family="table-column">
      <style:table-column-properties style:column-width="0.5611in"/>
    </style:style>
    <style:style style:name="Table18.F" style:family="table-column">
      <style:table-column-properties style:column-width="1.2306in"/>
    </style:style>
    <style:style style:name="Table18.G" style:family="table-column">
      <style:table-column-properties style:column-width="1.3861in"/>
    </style:style>
    <style:style style:name="Table18.H" style:family="table-column">
      <style:table-column-properties style:column-width="0.3625in"/>
    </style:style>
    <style:style style:name="Table18.A1" style:family="table-cell">
      <style:table-cell-properties style:vertical-align="middle" fo:background-color="#293d8e" fo:padding="0.1563in" fo:border="0.05pt solid #808080">
        <style:background-image/>
      </style:table-cell-properties>
    </style:style>
    <style:style style:name="Table18.H1" style:family="table-cell">
      <style:table-cell-properties fo:padding="0.0194in" fo:border="none"/>
    </style:style>
    <style:style style:name="Table18.B2" style:family="table-cell">
      <style:table-cell-properties style:vertical-align="middle" fo:padding="0.1042in" fo:border="0.05pt solid #808080"/>
    </style:style>
    <style:style style:name="Table18.C2" style:family="table-cell">
      <style:table-cell-properties style:vertical-align="middle" fo:padding="0.1042in" fo:border="0.05pt solid #808080"/>
    </style:style>
    <style:style style:name="Table18.D2" style:family="table-cell">
      <style:table-cell-properties style:vertical-align="middle" fo:padding="0.1042in" fo:border="0.05pt solid #808080"/>
    </style:style>
    <style:style style:name="Table18.E2" style:family="table-cell">
      <style:table-cell-properties style:vertical-align="middle" fo:padding="0.1042in" fo:border="0.05pt solid #808080"/>
    </style:style>
    <style:style style:name="Table18.F2" style:family="table-cell">
      <style:table-cell-properties style:vertical-align="middle" fo:padding="0.1042in" fo:border="0.05pt solid #808080"/>
    </style:style>
    <style:style style:name="Table18.G2" style:family="table-cell">
      <style:table-cell-properties style:vertical-align="middle" fo:padding="0.1042in" fo:border="0.05pt solid #808080"/>
    </style:style>
    <style:style style:name="Table18.H2" style:family="table-cell">
      <style:table-cell-properties style:vertical-align="middle" fo:padding="0.1042in" fo:border="0.05pt solid #808080"/>
    </style:style>
    <style:style style:name="Table18.3" style:family="table-row">
      <style:table-row-properties fo:background-color="#b8d7e8">
        <style:background-image/>
      </style:table-row-properties>
    </style:style>
    <style:style style:name="Table18.A3" style:family="table-cell">
      <style:table-cell-properties style:vertical-align="middle" fo:padding="0.1042in" fo:border="0.05pt solid #808080"/>
    </style:style>
    <style:style style:name="Table18.B3" style:family="table-cell">
      <style:table-cell-properties style:vertical-align="middle" fo:padding="0.1042in" fo:border="0.05pt solid #808080"/>
    </style:style>
    <style:style style:name="Table18.C3" style:family="table-cell">
      <style:table-cell-properties style:vertical-align="middle" fo:padding="0.1042in" fo:border="0.05pt solid #808080"/>
    </style:style>
    <style:style style:name="Table18.D3" style:family="table-cell">
      <style:table-cell-properties style:vertical-align="middle" fo:padding="0.1042in" fo:border="0.05pt solid #808080"/>
    </style:style>
    <style:style style:name="Table18.E3" style:family="table-cell">
      <style:table-cell-properties style:vertical-align="middle" fo:padding="0.1042in" fo:border="0.05pt solid #808080"/>
    </style:style>
    <style:style style:name="Table18.F3" style:family="table-cell">
      <style:table-cell-properties style:vertical-align="middle" fo:padding="0.1042in" fo:border="0.05pt solid #808080"/>
    </style:style>
    <style:style style:name="Table18.G3" style:family="table-cell">
      <style:table-cell-properties style:vertical-align="middle" fo:padding="0.1042in" fo:border="0.05pt solid #808080"/>
    </style:style>
    <style:style style:name="Table18.H3" style:family="table-cell">
      <style:table-cell-properties fo:padding="0.0194in" fo:border="none"/>
    </style:style>
    <style:style style:name="Table18.A4" style:family="table-cell">
      <style:table-cell-properties style:vertical-align="middle" fo:padding="0.1042in" fo:border="0.05pt solid #808080"/>
    </style:style>
    <style:style style:name="Table18.B4" style:family="table-cell">
      <style:table-cell-properties style:vertical-align="middle" fo:padding="0.1042in" fo:border="0.05pt solid #808080"/>
    </style:style>
    <style:style style:name="Table18.C4" style:family="table-cell">
      <style:table-cell-properties style:vertical-align="middle" fo:padding="0.1042in" fo:border="0.05pt solid #808080"/>
    </style:style>
    <style:style style:name="Table18.D4" style:family="table-cell">
      <style:table-cell-properties style:vertical-align="middle" fo:padding="0.1042in" fo:border="0.05pt solid #808080"/>
    </style:style>
    <style:style style:name="Table18.E4" style:family="table-cell">
      <style:table-cell-properties style:vertical-align="middle" fo:padding="0.1042in" fo:border="0.05pt solid #808080"/>
    </style:style>
    <style:style style:name="Table18.F4" style:family="table-cell">
      <style:table-cell-properties style:vertical-align="middle" fo:padding="0.1042in" fo:border="0.05pt solid #808080"/>
    </style:style>
    <style:style style:name="Table18.G4" style:family="table-cell">
      <style:table-cell-properties style:vertical-align="middle" fo:padding="0.1042in" fo:border="0.05pt solid #808080"/>
    </style:style>
    <style:style style:name="Table18.H4" style:family="table-cell">
      <style:table-cell-properties fo:padding="0.0194in" fo:border="none"/>
    </style:style>
    <style:style style:name="Table18.A5" style:family="table-cell">
      <style:table-cell-properties style:vertical-align="middle" fo:padding="0.1042in" fo:border="0.05pt solid #808080"/>
    </style:style>
    <style:style style:name="Table18.B5" style:family="table-cell">
      <style:table-cell-properties style:vertical-align="middle" fo:padding="0.1042in" fo:border="0.05pt solid #808080"/>
    </style:style>
    <style:style style:name="Table18.C5" style:family="table-cell">
      <style:table-cell-properties style:vertical-align="middle" fo:padding="0.1042in" fo:border="0.05pt solid #808080"/>
    </style:style>
    <style:style style:name="Table18.D5" style:family="table-cell">
      <style:table-cell-properties style:vertical-align="middle" fo:padding="0.1042in" fo:border="0.05pt solid #808080"/>
    </style:style>
    <style:style style:name="Table18.E5" style:family="table-cell">
      <style:table-cell-properties style:vertical-align="middle" fo:padding="0.1042in" fo:border="0.05pt solid #808080"/>
    </style:style>
    <style:style style:name="Table18.F5" style:family="table-cell">
      <style:table-cell-properties style:vertical-align="middle" fo:padding="0.1042in" fo:border="0.05pt solid #808080"/>
    </style:style>
    <style:style style:name="Table18.G5" style:family="table-cell">
      <style:table-cell-properties style:vertical-align="middle" fo:padding="0.1042in" fo:border="0.05pt solid #808080"/>
    </style:style>
    <style:style style:name="Table18.H5" style:family="table-cell">
      <style:table-cell-properties fo:padding="0.0194in" fo:border="none"/>
    </style:style>
    <style:style style:name="Table18.A6" style:family="table-cell">
      <style:table-cell-properties style:vertical-align="middle" fo:padding="0.1042in" fo:border="0.05pt solid #808080"/>
    </style:style>
    <style:style style:name="Table18.B6" style:family="table-cell">
      <style:table-cell-properties style:vertical-align="middle" fo:padding="0.1042in" fo:border="0.05pt solid #808080"/>
    </style:style>
    <style:style style:name="Table18.C6" style:family="table-cell">
      <style:table-cell-properties style:vertical-align="middle" fo:padding="0.1042in" fo:border="0.05pt solid #808080"/>
    </style:style>
    <style:style style:name="Table18.D6" style:family="table-cell">
      <style:table-cell-properties style:vertical-align="middle" fo:padding="0.1042in" fo:border="0.05pt solid #808080"/>
    </style:style>
    <style:style style:name="Table18.E6" style:family="table-cell">
      <style:table-cell-properties style:vertical-align="middle" fo:padding="0.1042in" fo:border="0.05pt solid #808080"/>
    </style:style>
    <style:style style:name="Table18.F6" style:family="table-cell">
      <style:table-cell-properties style:vertical-align="middle" fo:padding="0.1042in" fo:border="0.05pt solid #808080"/>
    </style:style>
    <style:style style:name="Table18.G6" style:family="table-cell">
      <style:table-cell-properties style:vertical-align="middle" fo:padding="0.1042in" fo:border="0.05pt solid #808080"/>
    </style:style>
    <style:style style:name="Table18.H6" style:family="table-cell">
      <style:table-cell-properties fo:padding="0.0194in" fo:border="none"/>
    </style:style>
    <style:style style:name="Table18.A7" style:family="table-cell">
      <style:table-cell-properties style:vertical-align="middle" fo:padding="0.1042in" fo:border="0.05pt solid #808080"/>
    </style:style>
    <style:style style:name="Table18.B7" style:family="table-cell">
      <style:table-cell-properties style:vertical-align="middle" fo:padding="0.1042in" fo:border="0.05pt solid #808080"/>
    </style:style>
    <style:style style:name="Table18.C7" style:family="table-cell">
      <style:table-cell-properties style:vertical-align="middle" fo:padding="0.1042in" fo:border="0.05pt solid #808080"/>
    </style:style>
    <style:style style:name="Table18.D7" style:family="table-cell">
      <style:table-cell-properties style:vertical-align="middle" fo:padding="0.1042in" fo:border="0.05pt solid #808080"/>
    </style:style>
    <style:style style:name="Table18.E7" style:family="table-cell">
      <style:table-cell-properties style:vertical-align="middle" fo:padding="0.1042in" fo:border="0.05pt solid #808080"/>
    </style:style>
    <style:style style:name="Table18.F7" style:family="table-cell">
      <style:table-cell-properties style:vertical-align="middle" fo:padding="0.1042in" fo:border="0.05pt solid #808080"/>
    </style:style>
    <style:style style:name="Table18.G7" style:family="table-cell">
      <style:table-cell-properties style:vertical-align="middle" fo:padding="0.1042in" fo:border="0.05pt solid #808080"/>
    </style:style>
    <style:style style:name="Table18.H7" style:family="table-cell">
      <style:table-cell-properties fo:padding="0.0194in" fo:border="none"/>
    </style:style>
    <style:style style:name="Table18.A8" style:family="table-cell">
      <style:table-cell-properties style:vertical-align="middle" fo:padding="0.1042in" fo:border="0.05pt solid #808080"/>
    </style:style>
    <style:style style:name="Table18.B8" style:family="table-cell">
      <style:table-cell-properties style:vertical-align="middle" fo:padding="0.1042in" fo:border="0.05pt solid #808080"/>
    </style:style>
    <style:style style:name="Table18.C8" style:family="table-cell">
      <style:table-cell-properties style:vertical-align="middle" fo:padding="0.1042in" fo:border="0.05pt solid #808080"/>
    </style:style>
    <style:style style:name="Table18.D8" style:family="table-cell">
      <style:table-cell-properties style:vertical-align="middle" fo:padding="0.1042in" fo:border="0.05pt solid #808080"/>
    </style:style>
    <style:style style:name="Table18.E8" style:family="table-cell">
      <style:table-cell-properties style:vertical-align="middle" fo:padding="0.1042in" fo:border="0.05pt solid #808080"/>
    </style:style>
    <style:style style:name="Table18.F8" style:family="table-cell">
      <style:table-cell-properties style:vertical-align="middle" fo:padding="0.1042in" fo:border="0.05pt solid #808080"/>
    </style:style>
    <style:style style:name="Table18.G8" style:family="table-cell">
      <style:table-cell-properties style:vertical-align="middle" fo:padding="0.1042in" fo:border="0.05pt solid #808080"/>
    </style:style>
    <style:style style:name="Table18.H8" style:family="table-cell">
      <style:table-cell-properties fo:padding="0.0194in" fo:border="none"/>
    </style:style>
    <style:style style:name="Table18.A9" style:family="table-cell">
      <style:table-cell-properties style:vertical-align="middle" fo:padding="0.1042in" fo:border="0.05pt solid #808080"/>
    </style:style>
    <style:style style:name="Table18.B9" style:family="table-cell">
      <style:table-cell-properties style:vertical-align="middle" fo:padding="0.1042in" fo:border="0.05pt solid #808080"/>
    </style:style>
    <style:style style:name="Table18.C9" style:family="table-cell">
      <style:table-cell-properties style:vertical-align="middle" fo:padding="0.1042in" fo:border="0.05pt solid #808080"/>
    </style:style>
    <style:style style:name="Table18.D9" style:family="table-cell">
      <style:table-cell-properties style:vertical-align="middle" fo:padding="0.1042in" fo:border="0.05pt solid #808080"/>
    </style:style>
    <style:style style:name="Table18.E9" style:family="table-cell">
      <style:table-cell-properties style:vertical-align="middle" fo:padding="0.1042in" fo:border="0.05pt solid #808080"/>
    </style:style>
    <style:style style:name="Table18.F9" style:family="table-cell">
      <style:table-cell-properties style:vertical-align="middle" fo:padding="0.1042in" fo:border="0.05pt solid #808080"/>
    </style:style>
    <style:style style:name="Table18.G9" style:family="table-cell">
      <style:table-cell-properties style:vertical-align="middle" fo:padding="0.1042in" fo:border="0.05pt solid #808080"/>
    </style:style>
    <style:style style:name="Table18.H9" style:family="table-cell">
      <style:table-cell-properties fo:padding="0.0194in" fo:border="none"/>
    </style:style>
    <style:style style:name="Table18.A10" style:family="table-cell">
      <style:table-cell-properties style:vertical-align="middle" fo:padding="0.1042in" fo:border="0.05pt solid #808080"/>
    </style:style>
    <style:style style:name="Table18.B10" style:family="table-cell">
      <style:table-cell-properties style:vertical-align="middle" fo:padding="0.1042in" fo:border="0.05pt solid #808080"/>
    </style:style>
    <style:style style:name="Table18.C10" style:family="table-cell">
      <style:table-cell-properties style:vertical-align="middle" fo:padding="0.1042in" fo:border="0.05pt solid #808080"/>
    </style:style>
    <style:style style:name="Table18.D10" style:family="table-cell">
      <style:table-cell-properties style:vertical-align="middle" fo:padding="0.1042in" fo:border="0.05pt solid #808080"/>
    </style:style>
    <style:style style:name="Table18.E10" style:family="table-cell">
      <style:table-cell-properties style:vertical-align="middle" fo:padding="0.1042in" fo:border="0.05pt solid #808080"/>
    </style:style>
    <style:style style:name="Table18.F10" style:family="table-cell">
      <style:table-cell-properties style:vertical-align="middle" fo:padding="0.1042in" fo:border="0.05pt solid #808080"/>
    </style:style>
    <style:style style:name="Table18.G10" style:family="table-cell">
      <style:table-cell-properties style:vertical-align="middle" fo:padding="0.1042in" fo:border="0.05pt solid #808080"/>
    </style:style>
    <style:style style:name="Table18.H10" style:family="table-cell">
      <style:table-cell-properties fo:padding="0.0194in" fo:border="none"/>
    </style:style>
    <style:style style:name="Table18.A11" style:family="table-cell">
      <style:table-cell-properties style:vertical-align="middle" fo:padding="0.1042in" fo:border="0.05pt solid #808080"/>
    </style:style>
    <style:style style:name="Table18.B11" style:family="table-cell">
      <style:table-cell-properties style:vertical-align="middle" fo:padding="0.1042in" fo:border="0.05pt solid #808080"/>
    </style:style>
    <style:style style:name="Table18.C11" style:family="table-cell">
      <style:table-cell-properties style:vertical-align="middle" fo:padding="0.1042in" fo:border="0.05pt solid #808080"/>
    </style:style>
    <style:style style:name="Table18.D11" style:family="table-cell">
      <style:table-cell-properties style:vertical-align="middle" fo:padding="0.1042in" fo:border="0.05pt solid #808080"/>
    </style:style>
    <style:style style:name="Table18.E11" style:family="table-cell">
      <style:table-cell-properties style:vertical-align="middle" fo:padding="0.1042in" fo:border="0.05pt solid #808080"/>
    </style:style>
    <style:style style:name="Table18.F11" style:family="table-cell">
      <style:table-cell-properties style:vertical-align="middle" fo:padding="0.1042in" fo:border="0.05pt solid #808080"/>
    </style:style>
    <style:style style:name="Table18.G11" style:family="table-cell">
      <style:table-cell-properties style:vertical-align="middle" fo:padding="0.1042in" fo:border="0.05pt solid #808080"/>
    </style:style>
    <style:style style:name="Table18.H11" style:family="table-cell">
      <style:table-cell-properties fo:padding="0.0194in" fo:border="none"/>
    </style:style>
    <style:style style:name="Table18.A12" style:family="table-cell">
      <style:table-cell-properties style:vertical-align="middle" fo:padding="0.1042in" fo:border="0.05pt solid #808080"/>
    </style:style>
    <style:style style:name="Table18.B12" style:family="table-cell">
      <style:table-cell-properties style:vertical-align="middle" fo:padding="0.1042in" fo:border="0.05pt solid #808080"/>
    </style:style>
    <style:style style:name="Table18.C12" style:family="table-cell">
      <style:table-cell-properties style:vertical-align="middle" fo:padding="0.1042in" fo:border="0.05pt solid #808080"/>
    </style:style>
    <style:style style:name="Table18.D12" style:family="table-cell">
      <style:table-cell-properties style:vertical-align="middle" fo:padding="0.1042in" fo:border="0.05pt solid #808080"/>
    </style:style>
    <style:style style:name="Table18.E12" style:family="table-cell">
      <style:table-cell-properties style:vertical-align="middle" fo:padding="0.1042in" fo:border="0.05pt solid #808080"/>
    </style:style>
    <style:style style:name="Table18.F12" style:family="table-cell">
      <style:table-cell-properties style:vertical-align="middle" fo:padding="0.1042in" fo:border="0.05pt solid #808080"/>
    </style:style>
    <style:style style:name="Table18.G12" style:family="table-cell">
      <style:table-cell-properties style:vertical-align="middle" fo:padding="0.1042in" fo:border="0.05pt solid #808080"/>
    </style:style>
    <style:style style:name="Table18.H12" style:family="table-cell">
      <style:table-cell-properties fo:padding="0.0194in" fo:border="none"/>
    </style:style>
    <style:style style:name="Table18.A13" style:family="table-cell">
      <style:table-cell-properties style:vertical-align="middle" fo:padding="0.1042in" fo:border="0.05pt solid #808080"/>
    </style:style>
    <style:style style:name="Table18.B13" style:family="table-cell">
      <style:table-cell-properties style:vertical-align="middle" fo:padding="0.1042in" fo:border="0.05pt solid #808080"/>
    </style:style>
    <style:style style:name="Table18.C13" style:family="table-cell">
      <style:table-cell-properties style:vertical-align="middle" fo:padding="0.1042in" fo:border="0.05pt solid #808080"/>
    </style:style>
    <style:style style:name="Table18.D13" style:family="table-cell">
      <style:table-cell-properties style:vertical-align="middle" fo:padding="0.1042in" fo:border="0.05pt solid #808080"/>
    </style:style>
    <style:style style:name="Table18.E13" style:family="table-cell">
      <style:table-cell-properties style:vertical-align="middle" fo:padding="0.1042in" fo:border="0.05pt solid #808080"/>
    </style:style>
    <style:style style:name="Table18.F13" style:family="table-cell">
      <style:table-cell-properties style:vertical-align="middle" fo:padding="0.1042in" fo:border="0.05pt solid #808080"/>
    </style:style>
    <style:style style:name="Table18.G13" style:family="table-cell">
      <style:table-cell-properties style:vertical-align="middle" fo:padding="0.1042in" fo:border="0.05pt solid #808080"/>
    </style:style>
    <style:style style:name="Table18.H13" style:family="table-cell">
      <style:table-cell-properties fo:padding="0.0194in" fo:border="none"/>
    </style:style>
    <style:style style:name="Table18.A14" style:family="table-cell">
      <style:table-cell-properties style:vertical-align="middle" fo:padding="0.1042in" fo:border="0.05pt solid #808080"/>
    </style:style>
    <style:style style:name="Table18.B14" style:family="table-cell">
      <style:table-cell-properties style:vertical-align="middle" fo:padding="0.1042in" fo:border="0.05pt solid #808080"/>
    </style:style>
    <style:style style:name="Table18.C14" style:family="table-cell">
      <style:table-cell-properties style:vertical-align="middle" fo:padding="0.1042in" fo:border="0.05pt solid #808080"/>
    </style:style>
    <style:style style:name="Table18.D14" style:family="table-cell">
      <style:table-cell-properties style:vertical-align="middle" fo:padding="0.1042in" fo:border="0.05pt solid #808080"/>
    </style:style>
    <style:style style:name="Table18.E14" style:family="table-cell">
      <style:table-cell-properties style:vertical-align="middle" fo:padding="0.1042in" fo:border="0.05pt solid #808080"/>
    </style:style>
    <style:style style:name="Table18.F14" style:family="table-cell">
      <style:table-cell-properties style:vertical-align="middle" fo:padding="0.1042in" fo:border="0.05pt solid #808080"/>
    </style:style>
    <style:style style:name="Table18.G14" style:family="table-cell">
      <style:table-cell-properties style:vertical-align="middle" fo:padding="0.1042in" fo:border="0.05pt solid #808080"/>
    </style:style>
    <style:style style:name="Table18.H14" style:family="table-cell">
      <style:table-cell-properties style:vertical-align="middle" fo:padding="0.1042in" fo:border="0.05pt solid #808080"/>
    </style:style>
    <style:style style:name="Table18.A15" style:family="table-cell">
      <style:table-cell-properties style:vertical-align="middle" fo:padding="0.1042in" fo:border="0.05pt solid #808080"/>
    </style:style>
    <style:style style:name="Table18.B15" style:family="table-cell">
      <style:table-cell-properties style:vertical-align="middle" fo:padding="0.1042in" fo:border="0.05pt solid #808080"/>
    </style:style>
    <style:style style:name="Table18.C15" style:family="table-cell">
      <style:table-cell-properties style:vertical-align="middle" fo:padding="0.1042in" fo:border="0.05pt solid #808080"/>
    </style:style>
    <style:style style:name="Table18.D15" style:family="table-cell">
      <style:table-cell-properties style:vertical-align="middle" fo:padding="0.1042in" fo:border="0.05pt solid #808080"/>
    </style:style>
    <style:style style:name="Table18.E15" style:family="table-cell">
      <style:table-cell-properties style:vertical-align="middle" fo:padding="0.1042in" fo:border="0.05pt solid #808080"/>
    </style:style>
    <style:style style:name="Table18.F15" style:family="table-cell">
      <style:table-cell-properties style:vertical-align="middle" fo:padding="0.1042in" fo:border="0.05pt solid #808080"/>
    </style:style>
    <style:style style:name="Table18.G15" style:family="table-cell">
      <style:table-cell-properties style:vertical-align="middle" fo:padding="0.1042in" fo:border="0.05pt solid #808080"/>
    </style:style>
    <style:style style:name="Table18.H15" style:family="table-cell">
      <style:table-cell-properties fo:padding="0.0194in" fo:border="none"/>
    </style:style>
    <style:style style:name="Table18.A16" style:family="table-cell">
      <style:table-cell-properties style:vertical-align="middle" fo:padding="0.1042in" fo:border="0.05pt solid #808080"/>
    </style:style>
    <style:style style:name="Table18.B16" style:family="table-cell">
      <style:table-cell-properties style:vertical-align="middle" fo:padding="0.1042in" fo:border="0.05pt solid #808080"/>
    </style:style>
    <style:style style:name="Table18.C16" style:family="table-cell">
      <style:table-cell-properties style:vertical-align="middle" fo:padding="0.1042in" fo:border="0.05pt solid #808080"/>
    </style:style>
    <style:style style:name="Table18.D16" style:family="table-cell">
      <style:table-cell-properties style:vertical-align="middle" fo:padding="0.1042in" fo:border="0.05pt solid #808080"/>
    </style:style>
    <style:style style:name="Table18.E16" style:family="table-cell">
      <style:table-cell-properties style:vertical-align="middle" fo:padding="0.1042in" fo:border="0.05pt solid #808080"/>
    </style:style>
    <style:style style:name="Table18.F16" style:family="table-cell">
      <style:table-cell-properties style:vertical-align="middle" fo:padding="0.1042in" fo:border="0.05pt solid #808080"/>
    </style:style>
    <style:style style:name="Table18.G16" style:family="table-cell">
      <style:table-cell-properties style:vertical-align="middle" fo:padding="0.1042in" fo:border="0.05pt solid #808080"/>
    </style:style>
    <style:style style:name="Table18.H16" style:family="table-cell">
      <style:table-cell-properties style:vertical-align="middle" fo:padding="0.1042in" fo:border="0.05pt solid #808080"/>
    </style:style>
    <style:style style:name="Table18.A17" style:family="table-cell">
      <style:table-cell-properties style:vertical-align="middle" fo:padding="0.1042in" fo:border="0.05pt solid #808080"/>
    </style:style>
    <style:style style:name="Table18.B17" style:family="table-cell">
      <style:table-cell-properties style:vertical-align="middle" fo:padding="0.1042in" fo:border="0.05pt solid #808080"/>
    </style:style>
    <style:style style:name="Table18.C17" style:family="table-cell">
      <style:table-cell-properties style:vertical-align="middle" fo:padding="0.1042in" fo:border="0.05pt solid #808080"/>
    </style:style>
    <style:style style:name="Table18.D17" style:family="table-cell">
      <style:table-cell-properties style:vertical-align="middle" fo:padding="0.1042in" fo:border="0.05pt solid #808080"/>
    </style:style>
    <style:style style:name="Table18.E17" style:family="table-cell">
      <style:table-cell-properties style:vertical-align="middle" fo:padding="0.1042in" fo:border="0.05pt solid #808080"/>
    </style:style>
    <style:style style:name="Table18.F17" style:family="table-cell">
      <style:table-cell-properties style:vertical-align="middle" fo:padding="0.1042in" fo:border="0.05pt solid #808080"/>
    </style:style>
    <style:style style:name="Table18.G17" style:family="table-cell">
      <style:table-cell-properties style:vertical-align="middle" fo:padding="0.1042in" fo:border="0.05pt solid #808080"/>
    </style:style>
    <style:style style:name="Table18.H17" style:family="table-cell">
      <style:table-cell-properties fo:padding="0.0194in" fo:border="none"/>
    </style:style>
    <style:style style:name="Table18.A18" style:family="table-cell">
      <style:table-cell-properties style:vertical-align="middle" fo:padding="0.1042in" fo:border="0.05pt solid #808080"/>
    </style:style>
    <style:style style:name="Table18.B18" style:family="table-cell">
      <style:table-cell-properties style:vertical-align="middle" fo:padding="0.1042in" fo:border="0.05pt solid #808080"/>
    </style:style>
    <style:style style:name="Table18.C18" style:family="table-cell">
      <style:table-cell-properties style:vertical-align="middle" fo:padding="0.1042in" fo:border="0.05pt solid #808080"/>
    </style:style>
    <style:style style:name="Table18.D18" style:family="table-cell">
      <style:table-cell-properties style:vertical-align="middle" fo:padding="0.1042in" fo:border="0.05pt solid #808080"/>
    </style:style>
    <style:style style:name="Table18.E18" style:family="table-cell">
      <style:table-cell-properties style:vertical-align="middle" fo:padding="0.1042in" fo:border="0.05pt solid #808080"/>
    </style:style>
    <style:style style:name="Table18.F18" style:family="table-cell">
      <style:table-cell-properties style:vertical-align="middle" fo:padding="0.1042in" fo:border="0.05pt solid #808080"/>
    </style:style>
    <style:style style:name="Table18.G18" style:family="table-cell">
      <style:table-cell-properties style:vertical-align="middle" fo:padding="0.1042in" fo:border="0.05pt solid #808080"/>
    </style:style>
    <style:style style:name="Table18.H18" style:family="table-cell">
      <style:table-cell-properties fo:padding="0.0194in" fo:border="none"/>
    </style:style>
    <style:style style:name="Table18.A19" style:family="table-cell">
      <style:table-cell-properties style:vertical-align="middle" fo:padding="0.1042in" fo:border="0.05pt solid #808080"/>
    </style:style>
    <style:style style:name="Table18.B19" style:family="table-cell">
      <style:table-cell-properties style:vertical-align="middle" fo:padding="0.1042in" fo:border="0.05pt solid #808080"/>
    </style:style>
    <style:style style:name="Table18.C19" style:family="table-cell">
      <style:table-cell-properties style:vertical-align="middle" fo:padding="0.1042in" fo:border="0.05pt solid #808080"/>
    </style:style>
    <style:style style:name="Table18.D19" style:family="table-cell">
      <style:table-cell-properties style:vertical-align="middle" fo:padding="0.1042in" fo:border="0.05pt solid #808080"/>
    </style:style>
    <style:style style:name="Table18.E19" style:family="table-cell">
      <style:table-cell-properties style:vertical-align="middle" fo:padding="0.1042in" fo:border="0.05pt solid #808080"/>
    </style:style>
    <style:style style:name="Table18.F19" style:family="table-cell">
      <style:table-cell-properties style:vertical-align="middle" fo:padding="0.1042in" fo:border="0.05pt solid #808080"/>
    </style:style>
    <style:style style:name="Table18.G19" style:family="table-cell">
      <style:table-cell-properties style:vertical-align="middle" fo:padding="0.1042in" fo:border="0.05pt solid #808080"/>
    </style:style>
    <style:style style:name="Table18.H19" style:family="table-cell">
      <style:table-cell-properties fo:padding="0.0194in" fo:border="none"/>
    </style:style>
    <style:style style:name="Table18.A20" style:family="table-cell">
      <style:table-cell-properties style:vertical-align="middle" fo:padding="0.1042in" fo:border="0.05pt solid #808080"/>
    </style:style>
    <style:style style:name="Table18.B20" style:family="table-cell">
      <style:table-cell-properties style:vertical-align="middle" fo:padding="0.1042in" fo:border="0.05pt solid #808080"/>
    </style:style>
    <style:style style:name="Table18.C20" style:family="table-cell">
      <style:table-cell-properties style:vertical-align="middle" fo:padding="0.1042in" fo:border="0.05pt solid #808080"/>
    </style:style>
    <style:style style:name="Table18.D20" style:family="table-cell">
      <style:table-cell-properties style:vertical-align="middle" fo:padding="0.1042in" fo:border="0.05pt solid #808080"/>
    </style:style>
    <style:style style:name="Table18.E20" style:family="table-cell">
      <style:table-cell-properties style:vertical-align="middle" fo:padding="0.1042in" fo:border="0.05pt solid #808080"/>
    </style:style>
    <style:style style:name="Table18.F20" style:family="table-cell">
      <style:table-cell-properties style:vertical-align="middle" fo:padding="0.1042in" fo:border="0.05pt solid #808080"/>
    </style:style>
    <style:style style:name="Table18.G20" style:family="table-cell">
      <style:table-cell-properties style:vertical-align="middle" fo:padding="0.1042in" fo:border="0.05pt solid #808080"/>
    </style:style>
    <style:style style:name="Table18.H20" style:family="table-cell">
      <style:table-cell-properties fo:padding="0.0194in" fo:border="none"/>
    </style:style>
    <style:style style:name="Table18.A21" style:family="table-cell">
      <style:table-cell-properties style:vertical-align="middle" fo:padding="0.1042in" fo:border="0.05pt solid #808080"/>
    </style:style>
    <style:style style:name="Table18.B21" style:family="table-cell">
      <style:table-cell-properties style:vertical-align="middle" fo:padding="0.1042in" fo:border="0.05pt solid #808080"/>
    </style:style>
    <style:style style:name="Table18.C21" style:family="table-cell">
      <style:table-cell-properties style:vertical-align="middle" fo:padding="0.1042in" fo:border="0.05pt solid #808080"/>
    </style:style>
    <style:style style:name="Table18.D21" style:family="table-cell">
      <style:table-cell-properties style:vertical-align="middle" fo:padding="0.1042in" fo:border="0.05pt solid #808080"/>
    </style:style>
    <style:style style:name="Table18.E21" style:family="table-cell">
      <style:table-cell-properties style:vertical-align="middle" fo:padding="0.1042in" fo:border="0.05pt solid #808080"/>
    </style:style>
    <style:style style:name="Table18.F21" style:family="table-cell">
      <style:table-cell-properties style:vertical-align="middle" fo:padding="0.1042in" fo:border="0.05pt solid #808080"/>
    </style:style>
    <style:style style:name="Table18.G21" style:family="table-cell">
      <style:table-cell-properties style:vertical-align="middle" fo:padding="0.1042in" fo:border="0.05pt solid #808080"/>
    </style:style>
    <style:style style:name="Table18.H21" style:family="table-cell">
      <style:table-cell-properties fo:padding="0.0194in" fo:border="none"/>
    </style:style>
    <style:style style:name="Table18.A22" style:family="table-cell">
      <style:table-cell-properties style:vertical-align="middle" fo:padding="0.1042in" fo:border="0.05pt solid #808080"/>
    </style:style>
    <style:style style:name="Table18.B22" style:family="table-cell">
      <style:table-cell-properties style:vertical-align="middle" fo:padding="0.1042in" fo:border="0.05pt solid #808080"/>
    </style:style>
    <style:style style:name="Table18.C22" style:family="table-cell">
      <style:table-cell-properties style:vertical-align="middle" fo:padding="0.1042in" fo:border="0.05pt solid #808080"/>
    </style:style>
    <style:style style:name="Table18.D22" style:family="table-cell">
      <style:table-cell-properties style:vertical-align="middle" fo:padding="0.1042in" fo:border="0.05pt solid #808080"/>
    </style:style>
    <style:style style:name="Table18.E22" style:family="table-cell">
      <style:table-cell-properties style:vertical-align="middle" fo:padding="0.1042in" fo:border="0.05pt solid #808080"/>
    </style:style>
    <style:style style:name="Table18.F22" style:family="table-cell">
      <style:table-cell-properties style:vertical-align="middle" fo:padding="0.1042in" fo:border="0.05pt solid #808080"/>
    </style:style>
    <style:style style:name="Table18.G22" style:family="table-cell">
      <style:table-cell-properties style:vertical-align="middle" fo:padding="0.1042in" fo:border="0.05pt solid #808080"/>
    </style:style>
    <style:style style:name="Table18.H22" style:family="table-cell">
      <style:table-cell-properties fo:padding="0.0194in" fo:border="none"/>
    </style:style>
    <style:style style:name="Table18.A23" style:family="table-cell">
      <style:table-cell-properties style:vertical-align="middle" fo:padding="0.1042in" fo:border="0.05pt solid #808080"/>
    </style:style>
    <style:style style:name="Table18.B23" style:family="table-cell">
      <style:table-cell-properties style:vertical-align="middle" fo:padding="0.1042in" fo:border="0.05pt solid #808080"/>
    </style:style>
    <style:style style:name="Table18.C23" style:family="table-cell">
      <style:table-cell-properties style:vertical-align="middle" fo:padding="0.1042in" fo:border="0.05pt solid #808080"/>
    </style:style>
    <style:style style:name="Table18.D23" style:family="table-cell">
      <style:table-cell-properties style:vertical-align="middle" fo:padding="0.1042in" fo:border="0.05pt solid #808080"/>
    </style:style>
    <style:style style:name="Table18.E23" style:family="table-cell">
      <style:table-cell-properties style:vertical-align="middle" fo:padding="0.1042in" fo:border="0.05pt solid #808080"/>
    </style:style>
    <style:style style:name="Table18.F23" style:family="table-cell">
      <style:table-cell-properties style:vertical-align="middle" fo:padding="0.1042in" fo:border="0.05pt solid #808080"/>
    </style:style>
    <style:style style:name="Table18.G23" style:family="table-cell">
      <style:table-cell-properties style:vertical-align="middle" fo:padding="0.1042in" fo:border="0.05pt solid #808080"/>
    </style:style>
    <style:style style:name="Table18.H23" style:family="table-cell">
      <style:table-cell-properties style:vertical-align="middle" fo:padding="0.1042in" fo:border="0.05pt solid #808080"/>
    </style:style>
    <style:style style:name="Table18.A24" style:family="table-cell">
      <style:table-cell-properties style:vertical-align="middle" fo:padding="0.1042in" fo:border="0.05pt solid #808080"/>
    </style:style>
    <style:style style:name="Table18.B24" style:family="table-cell">
      <style:table-cell-properties style:vertical-align="middle" fo:padding="0.1042in" fo:border="0.05pt solid #808080"/>
    </style:style>
    <style:style style:name="Table18.C24" style:family="table-cell">
      <style:table-cell-properties style:vertical-align="middle" fo:padding="0.1042in" fo:border="0.05pt solid #808080"/>
    </style:style>
    <style:style style:name="Table18.D24" style:family="table-cell">
      <style:table-cell-properties style:vertical-align="middle" fo:padding="0.1042in" fo:border="0.05pt solid #808080"/>
    </style:style>
    <style:style style:name="Table18.E24" style:family="table-cell">
      <style:table-cell-properties style:vertical-align="middle" fo:padding="0.1042in" fo:border="0.05pt solid #808080"/>
    </style:style>
    <style:style style:name="Table18.F24" style:family="table-cell">
      <style:table-cell-properties style:vertical-align="middle" fo:padding="0.1042in" fo:border="0.05pt solid #808080"/>
    </style:style>
    <style:style style:name="Table18.G24" style:family="table-cell">
      <style:table-cell-properties style:vertical-align="middle" fo:padding="0.1042in" fo:border="0.05pt solid #808080"/>
    </style:style>
    <style:style style:name="Table18.H24" style:family="table-cell">
      <style:table-cell-properties fo:padding="0.0194in" fo:border="none"/>
    </style:style>
    <style:style style:name="Table18.A25" style:family="table-cell">
      <style:table-cell-properties style:vertical-align="middle" fo:padding="0.1042in" fo:border="0.05pt solid #808080"/>
    </style:style>
    <style:style style:name="Table18.B25" style:family="table-cell">
      <style:table-cell-properties style:vertical-align="middle" fo:padding="0.1042in" fo:border="0.05pt solid #808080"/>
    </style:style>
    <style:style style:name="Table18.C25" style:family="table-cell">
      <style:table-cell-properties style:vertical-align="middle" fo:padding="0.1042in" fo:border="0.05pt solid #808080"/>
    </style:style>
    <style:style style:name="Table18.D25" style:family="table-cell">
      <style:table-cell-properties style:vertical-align="middle" fo:padding="0.1042in" fo:border="0.05pt solid #808080"/>
    </style:style>
    <style:style style:name="Table18.E25" style:family="table-cell">
      <style:table-cell-properties style:vertical-align="middle" fo:padding="0.1042in" fo:border="0.05pt solid #808080"/>
    </style:style>
    <style:style style:name="Table18.F25" style:family="table-cell">
      <style:table-cell-properties style:vertical-align="middle" fo:padding="0.1042in" fo:border="0.05pt solid #808080"/>
    </style:style>
    <style:style style:name="Table18.G25" style:family="table-cell">
      <style:table-cell-properties style:vertical-align="middle" fo:padding="0.1042in" fo:border="0.05pt solid #808080"/>
    </style:style>
    <style:style style:name="Table18.H25" style:family="table-cell">
      <style:table-cell-properties fo:padding="0.0194in" fo:border="none"/>
    </style:style>
    <style:style style:name="Table18.A26" style:family="table-cell">
      <style:table-cell-properties style:vertical-align="middle" fo:padding="0.1042in" fo:border="0.05pt solid #808080"/>
    </style:style>
    <style:style style:name="Table18.B26" style:family="table-cell">
      <style:table-cell-properties style:vertical-align="middle" fo:padding="0.1042in" fo:border="0.05pt solid #808080"/>
    </style:style>
    <style:style style:name="Table18.C26" style:family="table-cell">
      <style:table-cell-properties style:vertical-align="middle" fo:padding="0.1042in" fo:border="0.05pt solid #808080"/>
    </style:style>
    <style:style style:name="Table18.D26" style:family="table-cell">
      <style:table-cell-properties style:vertical-align="middle" fo:padding="0.1042in" fo:border="0.05pt solid #808080"/>
    </style:style>
    <style:style style:name="Table18.E26" style:family="table-cell">
      <style:table-cell-properties style:vertical-align="middle" fo:padding="0.1042in" fo:border="0.05pt solid #808080"/>
    </style:style>
    <style:style style:name="Table18.F26" style:family="table-cell">
      <style:table-cell-properties style:vertical-align="middle" fo:padding="0.1042in" fo:border="0.05pt solid #808080"/>
    </style:style>
    <style:style style:name="Table18.G26" style:family="table-cell">
      <style:table-cell-properties style:vertical-align="middle" fo:padding="0.1042in" fo:border="0.05pt solid #808080"/>
    </style:style>
    <style:style style:name="Table18.H26" style:family="table-cell">
      <style:table-cell-properties fo:padding="0.0194in" fo:border="none"/>
    </style:style>
    <style:style style:name="Table18.A27" style:family="table-cell">
      <style:table-cell-properties style:vertical-align="middle" fo:padding="0.1042in" fo:border="0.05pt solid #808080"/>
    </style:style>
    <style:style style:name="Table18.B27" style:family="table-cell">
      <style:table-cell-properties style:vertical-align="middle" fo:padding="0.1042in" fo:border="0.05pt solid #808080"/>
    </style:style>
    <style:style style:name="Table18.C27" style:family="table-cell">
      <style:table-cell-properties style:vertical-align="middle" fo:padding="0.1042in" fo:border="0.05pt solid #808080"/>
    </style:style>
    <style:style style:name="Table18.D27" style:family="table-cell">
      <style:table-cell-properties style:vertical-align="middle" fo:padding="0.1042in" fo:border="0.05pt solid #808080"/>
    </style:style>
    <style:style style:name="Table18.E27" style:family="table-cell">
      <style:table-cell-properties style:vertical-align="middle" fo:padding="0.1042in" fo:border="0.05pt solid #808080"/>
    </style:style>
    <style:style style:name="Table18.F27" style:family="table-cell">
      <style:table-cell-properties style:vertical-align="middle" fo:padding="0.1042in" fo:border="0.05pt solid #808080"/>
    </style:style>
    <style:style style:name="Table18.G27" style:family="table-cell">
      <style:table-cell-properties style:vertical-align="middle" fo:padding="0.1042in" fo:border="0.05pt solid #808080"/>
    </style:style>
    <style:style style:name="Table18.H27" style:family="table-cell">
      <style:table-cell-properties fo:padding="0.0194in" fo:border="none"/>
    </style:style>
    <style:style style:name="Table18.A28" style:family="table-cell">
      <style:table-cell-properties style:vertical-align="middle" fo:padding="0.1042in" fo:border="0.05pt solid #808080"/>
    </style:style>
    <style:style style:name="Table18.B28" style:family="table-cell">
      <style:table-cell-properties style:vertical-align="middle" fo:padding="0.1042in" fo:border="0.05pt solid #808080"/>
    </style:style>
    <style:style style:name="Table18.C28" style:family="table-cell">
      <style:table-cell-properties style:vertical-align="middle" fo:padding="0.1042in" fo:border="0.05pt solid #808080"/>
    </style:style>
    <style:style style:name="Table18.D28" style:family="table-cell">
      <style:table-cell-properties style:vertical-align="middle" fo:padding="0.1042in" fo:border="0.05pt solid #808080"/>
    </style:style>
    <style:style style:name="Table18.E28" style:family="table-cell">
      <style:table-cell-properties style:vertical-align="middle" fo:padding="0.1042in" fo:border="0.05pt solid #808080"/>
    </style:style>
    <style:style style:name="Table18.F28" style:family="table-cell">
      <style:table-cell-properties style:vertical-align="middle" fo:padding="0.1042in" fo:border="0.05pt solid #808080"/>
    </style:style>
    <style:style style:name="Table18.G28" style:family="table-cell">
      <style:table-cell-properties style:vertical-align="middle" fo:padding="0.1042in" fo:border="0.05pt solid #808080"/>
    </style:style>
    <style:style style:name="Table18.H28" style:family="table-cell">
      <style:table-cell-properties style:vertical-align="middle" fo:padding="0.1042in" fo:border="0.05pt solid #808080"/>
    </style:style>
    <style:style style:name="Table18.A29" style:family="table-cell">
      <style:table-cell-properties style:vertical-align="middle" fo:padding="0.1042in" fo:border="0.05pt solid #808080"/>
    </style:style>
    <style:style style:name="Table18.B29" style:family="table-cell">
      <style:table-cell-properties style:vertical-align="middle" fo:padding="0.1042in" fo:border="0.05pt solid #808080"/>
    </style:style>
    <style:style style:name="Table18.C29" style:family="table-cell">
      <style:table-cell-properties style:vertical-align="middle" fo:padding="0.1042in" fo:border="0.05pt solid #808080"/>
    </style:style>
    <style:style style:name="Table18.D29" style:family="table-cell">
      <style:table-cell-properties style:vertical-align="middle" fo:padding="0.1042in" fo:border="0.05pt solid #808080"/>
    </style:style>
    <style:style style:name="Table18.E29" style:family="table-cell">
      <style:table-cell-properties style:vertical-align="middle" fo:padding="0.1042in" fo:border="0.05pt solid #808080"/>
    </style:style>
    <style:style style:name="Table18.F29" style:family="table-cell">
      <style:table-cell-properties style:vertical-align="middle" fo:padding="0.1042in" fo:border="0.05pt solid #808080"/>
    </style:style>
    <style:style style:name="Table18.G29" style:family="table-cell">
      <style:table-cell-properties style:vertical-align="middle" fo:padding="0.1042in" fo:border="0.05pt solid #808080"/>
    </style:style>
    <style:style style:name="Table18.H29" style:family="table-cell">
      <style:table-cell-properties style:vertical-align="middle" fo:padding="0.1042in" fo:border="0.05pt solid #808080"/>
    </style:style>
    <style:style style:name="Table18.A30" style:family="table-cell">
      <style:table-cell-properties style:vertical-align="middle" fo:padding="0.1042in" fo:border="0.05pt solid #808080"/>
    </style:style>
    <style:style style:name="Table18.B30" style:family="table-cell">
      <style:table-cell-properties style:vertical-align="middle" fo:padding="0.1042in" fo:border="0.05pt solid #808080"/>
    </style:style>
    <style:style style:name="Table18.C30" style:family="table-cell">
      <style:table-cell-properties style:vertical-align="middle" fo:padding="0.1042in" fo:border="0.05pt solid #808080"/>
    </style:style>
    <style:style style:name="Table18.D30" style:family="table-cell">
      <style:table-cell-properties style:vertical-align="middle" fo:padding="0.1042in" fo:border="0.05pt solid #808080"/>
    </style:style>
    <style:style style:name="Table18.E30" style:family="table-cell">
      <style:table-cell-properties style:vertical-align="middle" fo:padding="0.1042in" fo:border="0.05pt solid #808080"/>
    </style:style>
    <style:style style:name="Table18.F30" style:family="table-cell">
      <style:table-cell-properties style:vertical-align="middle" fo:padding="0.1042in" fo:border="0.05pt solid #808080"/>
    </style:style>
    <style:style style:name="Table18.G30" style:family="table-cell">
      <style:table-cell-properties style:vertical-align="middle" fo:padding="0.1042in" fo:border="0.05pt solid #808080"/>
    </style:style>
    <style:style style:name="Table18.H30" style:family="table-cell">
      <style:table-cell-properties fo:padding="0.0194in" fo:border="none"/>
    </style:style>
    <style:style style:name="Table19" style:family="table">
      <style:table-properties style:width="6.925in" table:align="left" fo:background-color="transparent">
        <style:background-image/>
      </style:table-properties>
    </style:style>
    <style:style style:name="Table19.A" style:family="table-column">
      <style:table-column-properties style:column-width="1.0049in"/>
    </style:style>
    <style:style style:name="Table19.B" style:family="table-column">
      <style:table-column-properties style:column-width="0.8701in"/>
    </style:style>
    <style:style style:name="Table19.C" style:family="table-column">
      <style:table-column-properties style:column-width="5.05in"/>
    </style:style>
    <style:style style:name="Table19.A1" style:family="table-cell">
      <style:table-cell-properties style:vertical-align="middle" fo:background-color="#293d8e" fo:padding="0.1563in" fo:border="0.05pt solid #808080">
        <style:background-image/>
      </style:table-cell-properties>
    </style:style>
    <style:style style:name="Table19.A2" style:family="table-cell">
      <style:table-cell-properties style:vertical-align="middle" fo:padding="0.1042in" fo:border="0.05pt solid #808080"/>
    </style:style>
    <style:style style:name="Table19.B2" style:family="table-cell">
      <style:table-cell-properties style:vertical-align="middle" fo:padding="0.1042in" fo:border="0.05pt solid #808080"/>
    </style:style>
    <style:style style:name="Table19.C2" style:family="table-cell">
      <style:table-cell-properties style:vertical-align="middle" fo:padding="0.1042in" fo:border="0.05pt solid #808080"/>
    </style:style>
    <style:style style:name="Table19.3" style:family="table-row">
      <style:table-row-properties fo:background-color="#b8d7e8">
        <style:background-image/>
      </style:table-row-properties>
    </style:style>
    <style:style style:name="Table19.A3" style:family="table-cell">
      <style:table-cell-properties style:vertical-align="middle" fo:padding="0.1042in" fo:border="0.05pt solid #808080"/>
    </style:style>
    <style:style style:name="Table19.B3" style:family="table-cell">
      <style:table-cell-properties style:vertical-align="middle" fo:padding="0.1042in" fo:border="0.05pt solid #808080"/>
    </style:style>
    <style:style style:name="Table19.C3" style:family="table-cell">
      <style:table-cell-properties style:vertical-align="middle" fo:padding="0.1042in" fo:border="0.05pt solid #808080"/>
    </style:style>
    <style:style style:name="Table20" style:family="table">
      <style:table-properties style:width="5.3167in" table:align="left" fo:background-color="transparent">
        <style:background-image/>
      </style:table-properties>
    </style:style>
    <style:style style:name="Table20.A" style:family="table-column">
      <style:table-column-properties style:column-width="0.4521in"/>
    </style:style>
    <style:style style:name="Table20.B" style:family="table-column">
      <style:table-column-properties style:column-width="0.5632in"/>
    </style:style>
    <style:style style:name="Table20.C" style:family="table-column">
      <style:table-column-properties style:column-width="0.4944in"/>
    </style:style>
    <style:style style:name="Table20.D" style:family="table-column">
      <style:table-column-properties style:column-width="0.5076in"/>
    </style:style>
    <style:style style:name="Table20.E" style:family="table-column">
      <style:table-column-properties style:column-width="0.5in"/>
    </style:style>
    <style:style style:name="Table20.F" style:family="table-column">
      <style:table-column-properties style:column-width="0.8493in"/>
    </style:style>
    <style:style style:name="Table20.G" style:family="table-column">
      <style:table-column-properties style:column-width="0.5653in"/>
    </style:style>
    <style:style style:name="Table20.H" style:family="table-column">
      <style:table-column-properties style:column-width="1.3847in"/>
    </style:style>
    <style:style style:name="Table20.A1" style:family="table-cell">
      <style:table-cell-properties style:vertical-align="middle" fo:padding="0.1042in" fo:border="0.05pt solid #808080"/>
    </style:style>
    <style:style style:name="Table20.2" style:family="table-row">
      <style:table-row-properties fo:background-color="#b8d7e8">
        <style:background-image/>
      </style:table-row-properties>
    </style:style>
    <style:style style:name="Table20.A2" style:family="table-cell">
      <style:table-cell-properties style:vertical-align="middle" fo:background-color="#293d8e" fo:padding="0.1563in" fo:border="0.05pt solid #808080">
        <style:background-image/>
      </style:table-cell-properties>
    </style:style>
    <style:style style:name="Table21" style:family="table">
      <style:table-properties style:width="5.3167in" table:align="left" fo:background-color="transparent">
        <style:background-image/>
      </style:table-properties>
    </style:style>
    <style:style style:name="Table21.A" style:family="table-column">
      <style:table-column-properties style:column-width="0.4521in"/>
    </style:style>
    <style:style style:name="Table21.B" style:family="table-column">
      <style:table-column-properties style:column-width="0.5632in"/>
    </style:style>
    <style:style style:name="Table21.C" style:family="table-column">
      <style:table-column-properties style:column-width="0.4944in"/>
    </style:style>
    <style:style style:name="Table21.D" style:family="table-column">
      <style:table-column-properties style:column-width="0.5076in"/>
    </style:style>
    <style:style style:name="Table21.E" style:family="table-column">
      <style:table-column-properties style:column-width="0.5in"/>
    </style:style>
    <style:style style:name="Table21.F" style:family="table-column">
      <style:table-column-properties style:column-width="0.8493in"/>
    </style:style>
    <style:style style:name="Table21.G" style:family="table-column">
      <style:table-column-properties style:column-width="0.5653in"/>
    </style:style>
    <style:style style:name="Table21.H" style:family="table-column">
      <style:table-column-properties style:column-width="1.3847in"/>
    </style:style>
    <style:style style:name="Table21.A1" style:family="table-cell">
      <style:table-cell-properties style:vertical-align="middle" fo:padding="0.1042in" fo:border="0.05pt solid #808080"/>
    </style:style>
    <style:style style:name="Table21.2" style:family="table-row">
      <style:table-row-properties fo:background-color="#b8d7e8">
        <style:background-image/>
      </style:table-row-properties>
    </style:style>
    <style:style style:name="Table21.A2" style:family="table-cell">
      <style:table-cell-properties style:vertical-align="middle" fo:background-color="#293d8e" fo:padding="0.1563in" fo:border="0.05pt solid #808080">
        <style:background-image/>
      </style:table-cell-properties>
    </style:style>
    <style:style style:name="Table22" style:family="table">
      <style:table-properties style:width="4.5347in" table:align="left" fo:background-color="transparent">
        <style:background-image/>
      </style:table-properties>
    </style:style>
    <style:style style:name="Table22.A" style:family="table-column">
      <style:table-column-properties style:column-width="0.4521in"/>
    </style:style>
    <style:style style:name="Table22.B" style:family="table-column">
      <style:table-column-properties style:column-width="0.5632in"/>
    </style:style>
    <style:style style:name="Table22.C" style:family="table-column">
      <style:table-column-properties style:column-width="0.4944in"/>
    </style:style>
    <style:style style:name="Table22.D" style:family="table-column">
      <style:table-column-properties style:column-width="0.5076in"/>
    </style:style>
    <style:style style:name="Table22.E" style:family="table-column">
      <style:table-column-properties style:column-width="0.5in"/>
    </style:style>
    <style:style style:name="Table22.F" style:family="table-column">
      <style:table-column-properties style:column-width="0.8493in"/>
    </style:style>
    <style:style style:name="Table22.G" style:family="table-column">
      <style:table-column-properties style:column-width="0.5563in"/>
    </style:style>
    <style:style style:name="Table22.H" style:family="table-column">
      <style:table-column-properties style:column-width="0.6118in"/>
    </style:style>
    <style:style style:name="Table22.A1" style:family="table-cell">
      <style:table-cell-properties style:vertical-align="middle" fo:padding="0.1042in" fo:border="0.05pt solid #808080"/>
    </style:style>
    <style:style style:name="Table22.2" style:family="table-row">
      <style:table-row-properties fo:background-color="#b8d7e8">
        <style:background-image/>
      </style:table-row-properties>
    </style:style>
    <style:style style:name="Table22.A2" style:family="table-cell">
      <style:table-cell-properties style:vertical-align="middle" fo:background-color="#293d8e" fo:padding="0.1563in" fo:border="0.05pt solid #808080">
        <style:background-image/>
      </style:table-cell-properties>
    </style:style>
    <style:style style:name="Table23" style:family="table">
      <style:table-properties style:width="5.3167in" table:align="left" fo:background-color="transparent">
        <style:background-image/>
      </style:table-properties>
    </style:style>
    <style:style style:name="Table23.A" style:family="table-column">
      <style:table-column-properties style:column-width="0.4521in"/>
    </style:style>
    <style:style style:name="Table23.B" style:family="table-column">
      <style:table-column-properties style:column-width="0.5632in"/>
    </style:style>
    <style:style style:name="Table23.C" style:family="table-column">
      <style:table-column-properties style:column-width="0.4944in"/>
    </style:style>
    <style:style style:name="Table23.D" style:family="table-column">
      <style:table-column-properties style:column-width="0.5076in"/>
    </style:style>
    <style:style style:name="Table23.E" style:family="table-column">
      <style:table-column-properties style:column-width="0.5in"/>
    </style:style>
    <style:style style:name="Table23.F" style:family="table-column">
      <style:table-column-properties style:column-width="0.8493in"/>
    </style:style>
    <style:style style:name="Table23.G" style:family="table-column">
      <style:table-column-properties style:column-width="0.5653in"/>
    </style:style>
    <style:style style:name="Table23.H" style:family="table-column">
      <style:table-column-properties style:column-width="1.3847in"/>
    </style:style>
    <style:style style:name="Table23.A1" style:family="table-cell">
      <style:table-cell-properties style:vertical-align="middle" fo:padding="0.1042in" fo:border="0.05pt solid #808080"/>
    </style:style>
    <style:style style:name="Table23.2" style:family="table-row">
      <style:table-row-properties fo:background-color="#b8d7e8">
        <style:background-image/>
      </style:table-row-properties>
    </style:style>
    <style:style style:name="Table23.A2" style:family="table-cell">
      <style:table-cell-properties style:vertical-align="middle" fo:background-color="#293d8e" fo:padding="0.1563in" fo:border="0.05pt solid #808080">
        <style:background-image/>
      </style:table-cell-properties>
    </style:style>
    <style:style style:name="Table24" style:family="table">
      <style:table-properties style:width="5.3167in" table:align="left" fo:background-color="transparent">
        <style:background-image/>
      </style:table-properties>
    </style:style>
    <style:style style:name="Table24.A" style:family="table-column">
      <style:table-column-properties style:column-width="0.4521in"/>
    </style:style>
    <style:style style:name="Table24.B" style:family="table-column">
      <style:table-column-properties style:column-width="0.5632in"/>
    </style:style>
    <style:style style:name="Table24.C" style:family="table-column">
      <style:table-column-properties style:column-width="0.4944in"/>
    </style:style>
    <style:style style:name="Table24.D" style:family="table-column">
      <style:table-column-properties style:column-width="0.5076in"/>
    </style:style>
    <style:style style:name="Table24.E" style:family="table-column">
      <style:table-column-properties style:column-width="0.5in"/>
    </style:style>
    <style:style style:name="Table24.F" style:family="table-column">
      <style:table-column-properties style:column-width="0.8493in"/>
    </style:style>
    <style:style style:name="Table24.G" style:family="table-column">
      <style:table-column-properties style:column-width="0.5653in"/>
    </style:style>
    <style:style style:name="Table24.H" style:family="table-column">
      <style:table-column-properties style:column-width="1.3847in"/>
    </style:style>
    <style:style style:name="Table24.A1" style:family="table-cell">
      <style:table-cell-properties style:vertical-align="middle" fo:padding="0.1042in" fo:border="0.05pt solid #808080"/>
    </style:style>
    <style:style style:name="Table24.2" style:family="table-row">
      <style:table-row-properties fo:background-color="#b8d7e8">
        <style:background-image/>
      </style:table-row-properties>
    </style:style>
    <style:style style:name="Table24.A2" style:family="table-cell">
      <style:table-cell-properties style:vertical-align="middle" fo:background-color="#293d8e" fo:padding="0.1563in" fo:border="0.05pt solid #808080">
        <style:background-image/>
      </style:table-cell-properties>
    </style:style>
    <style:style style:name="Table25" style:family="table">
      <style:table-properties style:width="5.791in" table:align="left" fo:background-color="transparent">
        <style:background-image/>
      </style:table-properties>
    </style:style>
    <style:style style:name="Table25.A" style:family="table-column">
      <style:table-column-properties style:column-width="0.4521in"/>
    </style:style>
    <style:style style:name="Table25.B" style:family="table-column">
      <style:table-column-properties style:column-width="0.5632in"/>
    </style:style>
    <style:style style:name="Table25.C" style:family="table-column">
      <style:table-column-properties style:column-width="0.4944in"/>
    </style:style>
    <style:style style:name="Table25.D" style:family="table-column">
      <style:table-column-properties style:column-width="0.9819in"/>
    </style:style>
    <style:style style:name="Table25.E" style:family="table-column">
      <style:table-column-properties style:column-width="0.5in"/>
    </style:style>
    <style:style style:name="Table25.F" style:family="table-column">
      <style:table-column-properties style:column-width="0.8493in"/>
    </style:style>
    <style:style style:name="Table25.G" style:family="table-column">
      <style:table-column-properties style:column-width="0.5653in"/>
    </style:style>
    <style:style style:name="Table25.H" style:family="table-column">
      <style:table-column-properties style:column-width="1.3847in"/>
    </style:style>
    <style:style style:name="Table25.A1" style:family="table-cell">
      <style:table-cell-properties style:vertical-align="middle" fo:padding="0.1042in" fo:border="0.05pt solid #808080"/>
    </style:style>
    <style:style style:name="Table25.2" style:family="table-row">
      <style:table-row-properties fo:background-color="#b8d7e8">
        <style:background-image/>
      </style:table-row-properties>
    </style:style>
    <style:style style:name="Table25.A2" style:family="table-cell">
      <style:table-cell-properties style:vertical-align="middle" fo:background-color="#293d8e" fo:padding="0.1563in" fo:border="0.05pt solid #808080">
        <style:background-image/>
      </style:table-cell-properties>
    </style:style>
    <style:style style:name="Table26" style:family="table">
      <style:table-properties style:width="6.5014in" table:align="left" fo:background-color="transparent">
        <style:background-image/>
      </style:table-properties>
    </style:style>
    <style:style style:name="Table26.A" style:family="table-column">
      <style:table-column-properties style:column-width="0.9in"/>
    </style:style>
    <style:style style:name="Table26.B" style:family="table-column">
      <style:table-column-properties style:column-width="0.5708in"/>
    </style:style>
    <style:style style:name="Table26.C" style:family="table-column">
      <style:table-column-properties style:column-width="0.2819in"/>
    </style:style>
    <style:style style:name="Table26.D" style:family="table-column">
      <style:table-column-properties style:column-width="0.2472in"/>
    </style:style>
    <style:style style:name="Table26.E" style:family="table-column">
      <style:table-column-properties style:column-width="0.2764in"/>
    </style:style>
    <style:style style:name="Table26.F" style:family="table-column">
      <style:table-column-properties style:column-width="0.7639in"/>
    </style:style>
    <style:style style:name="Table26.G" style:family="table-column">
      <style:table-column-properties style:column-width="0.0507in"/>
    </style:style>
    <style:style style:name="Table26.H" style:family="table-column">
      <style:table-column-properties style:column-width="0.4542in"/>
    </style:style>
    <style:style style:name="Table26.I" style:family="table-column">
      <style:table-column-properties style:column-width="0.4243in"/>
    </style:style>
    <style:style style:name="Table26.J" style:family="table-column">
      <style:table-column-properties style:column-width="0.425in"/>
    </style:style>
    <style:style style:name="Table26.K" style:family="table-column">
      <style:table-column-properties style:column-width="0.5653in"/>
    </style:style>
    <style:style style:name="Table26.L" style:family="table-column">
      <style:table-column-properties style:column-width="1.3535in"/>
    </style:style>
    <style:style style:name="Table26.M" style:family="table-column">
      <style:table-column-properties style:column-width="0.1882in"/>
    </style:style>
    <style:style style:name="Table26.A1" style:family="table-cell">
      <style:table-cell-properties style:vertical-align="middle" fo:padding="0.1042in" fo:border="0.05pt solid #808080"/>
    </style:style>
    <style:style style:name="Table26.M1" style:family="table-cell">
      <style:table-cell-properties fo:padding="0.0194in" fo:border="none"/>
    </style:style>
    <style:style style:name="Table26.2" style:family="table-row">
      <style:table-row-properties fo:background-color="#b8d7e8">
        <style:background-image/>
      </style:table-row-properties>
    </style:style>
    <style:style style:name="Table26.F2" style:family="table-cell">
      <style:table-cell-properties style:vertical-align="middle" fo:background-color="#293d8e" fo:padding="0.1563in" fo:border="0.05pt solid #808080">
        <style:background-image/>
      </style:table-cell-properties>
    </style:style>
    <style:style style:name="Table26.M2" style:family="table-cell">
      <style:table-cell-properties fo:padding="0.0194in" fo:border="none"/>
    </style:style>
    <style:style style:name="Table26.M3" style:family="table-cell">
      <style:table-cell-properties fo:padding="0.0194in" fo:border="none"/>
    </style:style>
    <style:style style:name="Table26.M5" style:family="table-cell">
      <style:table-cell-properties fo:padding="0.0194in" fo:border="none"/>
    </style:style>
    <style:style style:name="Table27" style:family="table">
      <style:table-properties style:width="3.8076in" table:align="left" fo:background-color="transparent">
        <style:background-image/>
      </style:table-properties>
    </style:style>
    <style:style style:name="Table27.A" style:family="table-column">
      <style:table-column-properties style:column-width="1.0076in"/>
    </style:style>
    <style:style style:name="Table27.B" style:family="table-column">
      <style:table-column-properties style:column-width="1.2375in"/>
    </style:style>
    <style:style style:name="Table27.C" style:family="table-column">
      <style:table-column-properties style:column-width="1.5625in"/>
    </style:style>
    <style:style style:name="Table27.A1" style:family="table-cell">
      <style:table-cell-properties style:vertical-align="middle" fo:background-color="#293d8e" fo:padding="0.1563in" fo:border="0.05pt solid #808080">
        <style:background-image/>
      </style:table-cell-properties>
    </style:style>
    <style:style style:name="Table27.A2" style:family="table-cell">
      <style:table-cell-properties style:vertical-align="middle" fo:padding="0.1042in" fo:border="0.05pt solid #808080"/>
    </style:style>
    <style:style style:name="Table27.B2" style:family="table-cell">
      <style:table-cell-properties style:vertical-align="middle" fo:padding="0.1042in" fo:border="0.05pt solid #808080"/>
    </style:style>
    <style:style style:name="Table27.C2" style:family="table-cell">
      <style:table-cell-properties style:vertical-align="middle" fo:padding="0.1042in" fo:border="0.05pt solid #808080"/>
    </style:style>
    <style:style style:name="Table27.3" style:family="table-row">
      <style:table-row-properties fo:background-color="#b8d7e8">
        <style:background-image/>
      </style:table-row-properties>
    </style:style>
    <style:style style:name="Table27.A3" style:family="table-cell">
      <style:table-cell-properties style:vertical-align="middle" fo:padding="0.1042in" fo:border="0.05pt solid #808080"/>
    </style:style>
    <style:style style:name="Table27.B3" style:family="table-cell">
      <style:table-cell-properties style:vertical-align="middle" fo:padding="0.1042in" fo:border="0.05pt solid #808080"/>
    </style:style>
    <style:style style:name="Table27.C3" style:family="table-cell">
      <style:table-cell-properties style:vertical-align="middle" fo:padding="0.1042in" fo:border="0.05pt solid #808080"/>
    </style:style>
    <style:style style:name="Table27.A4" style:family="table-cell">
      <style:table-cell-properties style:vertical-align="middle" fo:padding="0.1042in" fo:border="0.05pt solid #808080"/>
    </style:style>
    <style:style style:name="Table27.B4" style:family="table-cell">
      <style:table-cell-properties style:vertical-align="middle" fo:padding="0.1042in" fo:border="0.05pt solid #808080"/>
    </style:style>
    <style:style style:name="Table27.C4" style:family="table-cell">
      <style:table-cell-properties style:vertical-align="middle" fo:padding="0.1042in" fo:border="0.05pt solid #808080"/>
    </style:style>
    <style:style style:name="Table27.A5" style:family="table-cell">
      <style:table-cell-properties style:vertical-align="middle" fo:padding="0.1042in" fo:border="0.05pt solid #808080"/>
    </style:style>
    <style:style style:name="Table27.B5" style:family="table-cell">
      <style:table-cell-properties style:vertical-align="middle" fo:padding="0.1042in" fo:border="0.05pt solid #808080"/>
    </style:style>
    <style:style style:name="Table27.C5" style:family="table-cell">
      <style:table-cell-properties style:vertical-align="middle" fo:padding="0.1042in" fo:border="0.05pt solid #808080"/>
    </style:style>
    <style:style style:name="Table27.A6" style:family="table-cell">
      <style:table-cell-properties style:vertical-align="middle" fo:padding="0.1042in" fo:border="0.05pt solid #808080"/>
    </style:style>
    <style:style style:name="Table27.B6" style:family="table-cell">
      <style:table-cell-properties style:vertical-align="middle" fo:padding="0.1042in" fo:border="0.05pt solid #808080"/>
    </style:style>
    <style:style style:name="Table27.C6" style:family="table-cell">
      <style:table-cell-properties style:vertical-align="middle" fo:padding="0.1042in" fo:border="0.05pt solid #808080"/>
    </style:style>
    <style:style style:name="Table28" style:family="table">
      <style:table-properties style:width="6.925in" table:align="left" fo:background-color="transparent">
        <style:background-image/>
      </style:table-properties>
    </style:style>
    <style:style style:name="Table28.A" style:family="table-column">
      <style:table-column-properties style:column-width="1.0646in"/>
    </style:style>
    <style:style style:name="Table28.B" style:family="table-column">
      <style:table-column-properties style:column-width="1.4354in"/>
    </style:style>
    <style:style style:name="Table28.C" style:family="table-column">
      <style:table-column-properties style:column-width="4.425in"/>
    </style:style>
    <style:style style:name="Table28.A1" style:family="table-cell">
      <style:table-cell-properties style:vertical-align="middle" fo:background-color="#293d8e" fo:padding="0.1563in" fo:border="0.05pt solid #808080">
        <style:background-image/>
      </style:table-cell-properties>
    </style:style>
    <style:style style:name="Table28.A2" style:family="table-cell">
      <style:table-cell-properties style:vertical-align="middle" fo:padding="0.1042in" fo:border="0.05pt solid #808080"/>
    </style:style>
    <style:style style:name="Table28.B2" style:family="table-cell">
      <style:table-cell-properties style:vertical-align="middle" fo:padding="0.1042in" fo:border="0.05pt solid #808080"/>
    </style:style>
    <style:style style:name="Table28.C2" style:family="table-cell">
      <style:table-cell-properties style:vertical-align="middle" fo:padding="0.1042in" fo:border="0.05pt solid #808080"/>
    </style:style>
    <style:style style:name="Table28.3" style:family="table-row">
      <style:table-row-properties fo:background-color="#b8d7e8">
        <style:background-image/>
      </style:table-row-properties>
    </style:style>
    <style:style style:name="Table28.A3" style:family="table-cell">
      <style:table-cell-properties style:vertical-align="middle" fo:padding="0.1042in" fo:border="0.05pt solid #808080"/>
    </style:style>
    <style:style style:name="Table28.B3" style:family="table-cell">
      <style:table-cell-properties style:vertical-align="middle" fo:padding="0.1042in" fo:border="0.05pt solid #808080"/>
    </style:style>
    <style:style style:name="Table28.C3" style:family="table-cell">
      <style:table-cell-properties style:vertical-align="middle" fo:padding="0.1042in" fo:border="0.05pt solid #808080"/>
    </style:style>
    <style:style style:name="Table29" style:family="table">
      <style:table-properties style:width="3.4951in" table:align="left" fo:background-color="transparent">
        <style:background-image/>
      </style:table-properties>
    </style:style>
    <style:style style:name="Table29.A" style:family="table-column">
      <style:table-column-properties style:column-width="1.5625in"/>
    </style:style>
    <style:style style:name="Table29.B" style:family="table-column">
      <style:table-column-properties style:column-width="0.9951in"/>
    </style:style>
    <style:style style:name="Table29.C" style:family="table-column">
      <style:table-column-properties style:column-width="0.9375in"/>
    </style:style>
    <style:style style:name="Table29.A1" style:family="table-cell">
      <style:table-cell-properties style:vertical-align="middle" fo:background-color="#293d8e" fo:padding="0.1563in" fo:border="0.05pt solid #808080">
        <style:background-image/>
      </style:table-cell-properties>
    </style:style>
    <style:style style:name="Table29.A2" style:family="table-cell">
      <style:table-cell-properties style:vertical-align="middle" fo:padding="0.1042in" fo:border="0.05pt solid #808080"/>
    </style:style>
    <style:style style:name="Table29.B2" style:family="table-cell">
      <style:table-cell-properties style:vertical-align="middle" fo:padding="0.1042in" fo:border="0.05pt solid #808080"/>
    </style:style>
    <style:style style:name="Table29.C2" style:family="table-cell">
      <style:table-cell-properties style:vertical-align="middle" fo:padding="0.1042in" fo:border="0.05pt solid #808080"/>
    </style:style>
    <style:style style:name="Table29.3" style:family="table-row">
      <style:table-row-properties fo:background-color="#b8d7e8">
        <style:background-image/>
      </style:table-row-properties>
    </style:style>
    <style:style style:name="Table29.A3" style:family="table-cell">
      <style:table-cell-properties style:vertical-align="middle" fo:padding="0.1042in" fo:border="0.05pt solid #808080"/>
    </style:style>
    <style:style style:name="Table29.B3" style:family="table-cell">
      <style:table-cell-properties style:vertical-align="middle" fo:padding="0.1042in" fo:border="0.05pt solid #808080"/>
    </style:style>
    <style:style style:name="Table29.C3" style:family="table-cell">
      <style:table-cell-properties style:vertical-align="middle" fo:padding="0.1042in" fo:border="0.05pt solid #808080"/>
    </style:style>
    <style:style style:name="Table29.A4" style:family="table-cell">
      <style:table-cell-properties style:vertical-align="middle" fo:padding="0.1042in" fo:border="0.05pt solid #808080"/>
    </style:style>
    <style:style style:name="Table29.B4" style:family="table-cell">
      <style:table-cell-properties style:vertical-align="middle" fo:padding="0.1042in" fo:border="0.05pt solid #808080"/>
    </style:style>
    <style:style style:name="Table29.C4" style:family="table-cell">
      <style:table-cell-properties style:vertical-align="middle" fo:padding="0.1042in" fo:border="0.05pt solid #808080"/>
    </style:style>
    <style:style style:name="Table29.A5" style:family="table-cell">
      <style:table-cell-properties style:vertical-align="middle" fo:padding="0.1042in" fo:border="0.05pt solid #808080"/>
    </style:style>
    <style:style style:name="Table29.B5" style:family="table-cell">
      <style:table-cell-properties style:vertical-align="middle" fo:padding="0.1042in" fo:border="0.05pt solid #808080"/>
    </style:style>
    <style:style style:name="Table29.C5" style:family="table-cell">
      <style:table-cell-properties style:vertical-align="middle" fo:padding="0.1042in" fo:border="0.05pt solid #808080"/>
    </style:style>
    <style:style style:name="Table29.A6" style:family="table-cell">
      <style:table-cell-properties style:vertical-align="middle" fo:padding="0.1042in" fo:border="0.05pt solid #808080"/>
    </style:style>
    <style:style style:name="Table29.B6" style:family="table-cell">
      <style:table-cell-properties style:vertical-align="middle" fo:padding="0.1042in" fo:border="0.05pt solid #808080"/>
    </style:style>
    <style:style style:name="Table29.C6" style:family="table-cell">
      <style:table-cell-properties style:vertical-align="middle" fo:padding="0.1042in" fo:border="0.05pt solid #808080"/>
    </style:style>
    <style:style style:name="Table30" style:family="table">
      <style:table-properties style:width="6.6201in" table:align="left" fo:background-color="transparent">
        <style:background-image/>
      </style:table-properties>
    </style:style>
    <style:style style:name="Table30.A" style:family="table-column">
      <style:table-column-properties style:column-width="2.5708in"/>
    </style:style>
    <style:style style:name="Table30.B" style:family="table-column">
      <style:table-column-properties style:column-width="0.809in"/>
    </style:style>
    <style:style style:name="Table30.C" style:family="table-column">
      <style:table-column-properties style:column-width="1.1222in"/>
    </style:style>
    <style:style style:name="Table30.D" style:family="table-column">
      <style:table-column-properties style:column-width="0.6833in"/>
    </style:style>
    <style:style style:name="Table30.E" style:family="table-column">
      <style:table-column-properties style:column-width="0.7521in"/>
    </style:style>
    <style:style style:name="Table30.F" style:family="table-column">
      <style:table-column-properties style:column-width="0.6826in"/>
    </style:style>
    <style:style style:name="Table30.A1" style:family="table-cell">
      <style:table-cell-properties style:vertical-align="middle" fo:background-color="#293d8e" fo:padding="0.1563in" fo:border="0.05pt solid #808080">
        <style:background-image/>
      </style:table-cell-properties>
    </style:style>
    <style:style style:name="Table30.A2" style:family="table-cell">
      <style:table-cell-properties style:vertical-align="middle" fo:padding="0.1042in" fo:border="0.05pt solid #808080"/>
    </style:style>
    <style:style style:name="Table30.B2" style:family="table-cell">
      <style:table-cell-properties style:vertical-align="middle" fo:padding="0.1042in" fo:border="0.05pt solid #808080"/>
    </style:style>
    <style:style style:name="Table30.C2" style:family="table-cell">
      <style:table-cell-properties style:vertical-align="middle" fo:padding="0.1042in" fo:border="0.05pt solid #808080"/>
    </style:style>
    <style:style style:name="Table30.D2" style:family="table-cell">
      <style:table-cell-properties style:vertical-align="middle" fo:padding="0.1042in" fo:border="0.05pt solid #808080"/>
    </style:style>
    <style:style style:name="Table30.E2" style:family="table-cell">
      <style:table-cell-properties style:vertical-align="middle" fo:padding="0.1042in" fo:border="0.05pt solid #808080"/>
    </style:style>
    <style:style style:name="Table30.F2" style:family="table-cell">
      <style:table-cell-properties style:vertical-align="middle" fo:padding="0.1042in" fo:border="0.05pt solid #808080"/>
    </style:style>
    <style:style style:name="Table30.3" style:family="table-row">
      <style:table-row-properties fo:background-color="#b8d7e8">
        <style:background-image/>
      </style:table-row-properties>
    </style:style>
    <style:style style:name="Table30.A3" style:family="table-cell">
      <style:table-cell-properties style:vertical-align="middle" fo:padding="0.1042in" fo:border="0.05pt solid #808080"/>
    </style:style>
    <style:style style:name="Table30.B3" style:family="table-cell">
      <style:table-cell-properties fo:padding="0.0194in" fo:border="none"/>
    </style:style>
    <style:style style:name="Table30.A4" style:family="table-cell">
      <style:table-cell-properties style:vertical-align="middle" fo:padding="0.1042in" fo:border="0.05pt solid #808080"/>
    </style:style>
    <style:style style:name="Table30.B4" style:family="table-cell">
      <style:table-cell-properties style:vertical-align="middle" fo:padding="0.1042in" fo:border="0.05pt solid #808080"/>
    </style:style>
    <style:style style:name="Table30.C4" style:family="table-cell">
      <style:table-cell-properties style:vertical-align="middle" fo:padding="0.1042in" fo:border="0.05pt solid #808080"/>
    </style:style>
    <style:style style:name="Table30.D4" style:family="table-cell">
      <style:table-cell-properties style:vertical-align="middle" fo:padding="0.1042in" fo:border="0.05pt solid #808080"/>
    </style:style>
    <style:style style:name="Table30.E4" style:family="table-cell">
      <style:table-cell-properties style:vertical-align="middle" fo:padding="0.1042in" fo:border="0.05pt solid #808080"/>
    </style:style>
    <style:style style:name="Table30.F4" style:family="table-cell">
      <style:table-cell-properties style:vertical-align="middle" fo:padding="0.1042in" fo:border="0.05pt solid #808080"/>
    </style:style>
    <style:style style:name="Table31" style:family="table">
      <style:table-properties style:width="5.7215in" table:align="left" fo:background-color="transparent">
        <style:background-image/>
      </style:table-properties>
    </style:style>
    <style:style style:name="Table31.A" style:family="table-column">
      <style:table-column-properties style:column-width="2.5708in"/>
    </style:style>
    <style:style style:name="Table31.B" style:family="table-column">
      <style:table-column-properties style:column-width="0.5563in"/>
    </style:style>
    <style:style style:name="Table31.C" style:family="table-column">
      <style:table-column-properties style:column-width="1.0271in"/>
    </style:style>
    <style:style style:name="Table31.D" style:family="table-column">
      <style:table-column-properties style:column-width="0.5715in"/>
    </style:style>
    <style:style style:name="Table31.E" style:family="table-column">
      <style:table-column-properties style:column-width="0.5924in"/>
    </style:style>
    <style:style style:name="Table31.F" style:family="table-column">
      <style:table-column-properties style:column-width="0.4035in"/>
    </style:style>
    <style:style style:name="Table31.A1" style:family="table-cell">
      <style:table-cell-properties style:vertical-align="middle" fo:background-color="#293d8e" fo:padding="0.1563in" fo:border="0.05pt solid #808080">
        <style:background-image/>
      </style:table-cell-properties>
    </style:style>
    <style:style style:name="Table31.A2" style:family="table-cell">
      <style:table-cell-properties style:vertical-align="middle" fo:padding="0.1042in" fo:border="0.05pt solid #808080"/>
    </style:style>
    <style:style style:name="Table31.B2" style:family="table-cell">
      <style:table-cell-properties style:vertical-align="middle" fo:padding="0.1042in" fo:border="0.05pt solid #808080"/>
    </style:style>
    <style:style style:name="Table31.C2" style:family="table-cell">
      <style:table-cell-properties style:vertical-align="middle" fo:padding="0.1042in" fo:border="0.05pt solid #808080"/>
    </style:style>
    <style:style style:name="Table31.D2" style:family="table-cell">
      <style:table-cell-properties style:vertical-align="middle" fo:padding="0.1042in" fo:border="0.05pt solid #808080"/>
    </style:style>
    <style:style style:name="Table31.E2" style:family="table-cell">
      <style:table-cell-properties style:vertical-align="middle" fo:padding="0.1042in" fo:border="0.05pt solid #808080"/>
    </style:style>
    <style:style style:name="Table31.F2" style:family="table-cell">
      <style:table-cell-properties style:vertical-align="middle" fo:padding="0.1042in" fo:border="0.05pt solid #808080"/>
    </style:style>
    <style:style style:name="Table31.3" style:family="table-row">
      <style:table-row-properties fo:background-color="#b8d7e8">
        <style:background-image/>
      </style:table-row-properties>
    </style:style>
    <style:style style:name="Table31.A3" style:family="table-cell">
      <style:table-cell-properties style:vertical-align="middle" fo:padding="0.1042in" fo:border="0.05pt solid #808080"/>
    </style:style>
    <style:style style:name="Table31.B3" style:family="table-cell">
      <style:table-cell-properties fo:padding="0.0194in" fo:border="none"/>
    </style:style>
    <style:style style:name="Table31.A4" style:family="table-cell">
      <style:table-cell-properties style:vertical-align="middle" fo:padding="0.1042in" fo:border="0.05pt solid #808080"/>
    </style:style>
    <style:style style:name="Table31.B4" style:family="table-cell">
      <style:table-cell-properties style:vertical-align="middle" fo:padding="0.1042in" fo:border="0.05pt solid #808080"/>
    </style:style>
    <style:style style:name="Table31.C4" style:family="table-cell">
      <style:table-cell-properties style:vertical-align="middle" fo:padding="0.1042in" fo:border="0.05pt solid #808080"/>
    </style:style>
    <style:style style:name="Table31.D4" style:family="table-cell">
      <style:table-cell-properties style:vertical-align="middle" fo:padding="0.1042in" fo:border="0.05pt solid #808080"/>
    </style:style>
    <style:style style:name="Table31.E4" style:family="table-cell">
      <style:table-cell-properties style:vertical-align="middle" fo:padding="0.1042in" fo:border="0.05pt solid #808080"/>
    </style:style>
    <style:style style:name="Table31.F4" style:family="table-cell">
      <style:table-cell-properties style:vertical-align="middle" fo:padding="0.1042in" fo:border="0.05pt solid #808080"/>
    </style:style>
    <style:style style:name="Table32" style:family="table">
      <style:table-properties style:width="5.7215in" table:align="left" fo:background-color="transparent">
        <style:background-image/>
      </style:table-properties>
    </style:style>
    <style:style style:name="Table32.A" style:family="table-column">
      <style:table-column-properties style:column-width="2.5708in"/>
    </style:style>
    <style:style style:name="Table32.B" style:family="table-column">
      <style:table-column-properties style:column-width="0.5563in"/>
    </style:style>
    <style:style style:name="Table32.C" style:family="table-column">
      <style:table-column-properties style:column-width="1.0271in"/>
    </style:style>
    <style:style style:name="Table32.D" style:family="table-column">
      <style:table-column-properties style:column-width="0.5715in"/>
    </style:style>
    <style:style style:name="Table32.E" style:family="table-column">
      <style:table-column-properties style:column-width="0.5924in"/>
    </style:style>
    <style:style style:name="Table32.F" style:family="table-column">
      <style:table-column-properties style:column-width="0.4035in"/>
    </style:style>
    <style:style style:name="Table32.A1" style:family="table-cell">
      <style:table-cell-properties style:vertical-align="middle" fo:background-color="#293d8e" fo:padding="0.1563in" fo:border="0.05pt solid #808080">
        <style:background-image/>
      </style:table-cell-properties>
    </style:style>
    <style:style style:name="Table32.A2" style:family="table-cell">
      <style:table-cell-properties style:vertical-align="middle" fo:padding="0.1042in" fo:border="0.05pt solid #808080"/>
    </style:style>
    <style:style style:name="Table32.B2" style:family="table-cell">
      <style:table-cell-properties style:vertical-align="middle" fo:padding="0.1042in" fo:border="0.05pt solid #808080"/>
    </style:style>
    <style:style style:name="Table32.C2" style:family="table-cell">
      <style:table-cell-properties style:vertical-align="middle" fo:padding="0.1042in" fo:border="0.05pt solid #808080"/>
    </style:style>
    <style:style style:name="Table32.D2" style:family="table-cell">
      <style:table-cell-properties style:vertical-align="middle" fo:padding="0.1042in" fo:border="0.05pt solid #808080"/>
    </style:style>
    <style:style style:name="Table32.E2" style:family="table-cell">
      <style:table-cell-properties style:vertical-align="middle" fo:padding="0.1042in" fo:border="0.05pt solid #808080"/>
    </style:style>
    <style:style style:name="Table32.F2" style:family="table-cell">
      <style:table-cell-properties style:vertical-align="middle" fo:padding="0.1042in" fo:border="0.05pt solid #808080"/>
    </style:style>
    <style:style style:name="Table32.3" style:family="table-row">
      <style:table-row-properties fo:background-color="#b8d7e8">
        <style:background-image/>
      </style:table-row-properties>
    </style:style>
    <style:style style:name="Table32.A3" style:family="table-cell">
      <style:table-cell-properties style:vertical-align="middle" fo:padding="0.1042in" fo:border="0.05pt solid #808080"/>
    </style:style>
    <style:style style:name="Table32.B3" style:family="table-cell">
      <style:table-cell-properties fo:padding="0.0194in" fo:border="none"/>
    </style:style>
    <style:style style:name="Table32.A4" style:family="table-cell">
      <style:table-cell-properties style:vertical-align="middle" fo:padding="0.1042in" fo:border="0.05pt solid #808080"/>
    </style:style>
    <style:style style:name="Table32.B4" style:family="table-cell">
      <style:table-cell-properties style:vertical-align="middle" fo:padding="0.1042in" fo:border="0.05pt solid #808080"/>
    </style:style>
    <style:style style:name="Table32.C4" style:family="table-cell">
      <style:table-cell-properties style:vertical-align="middle" fo:padding="0.1042in" fo:border="0.05pt solid #808080"/>
    </style:style>
    <style:style style:name="Table32.D4" style:family="table-cell">
      <style:table-cell-properties style:vertical-align="middle" fo:padding="0.1042in" fo:border="0.05pt solid #808080"/>
    </style:style>
    <style:style style:name="Table32.E4" style:family="table-cell">
      <style:table-cell-properties style:vertical-align="middle" fo:padding="0.1042in" fo:border="0.05pt solid #808080"/>
    </style:style>
    <style:style style:name="Table32.F4" style:family="table-cell">
      <style:table-cell-properties style:vertical-align="middle" fo:padding="0.1042in" fo:border="0.05pt solid #808080"/>
    </style:style>
    <style:style style:name="Table33" style:family="table">
      <style:table-properties style:width="5.7215in" table:align="left" fo:background-color="transparent">
        <style:background-image/>
      </style:table-properties>
    </style:style>
    <style:style style:name="Table33.A" style:family="table-column">
      <style:table-column-properties style:column-width="2.5708in"/>
    </style:style>
    <style:style style:name="Table33.B" style:family="table-column">
      <style:table-column-properties style:column-width="0.5563in"/>
    </style:style>
    <style:style style:name="Table33.C" style:family="table-column">
      <style:table-column-properties style:column-width="1.0271in"/>
    </style:style>
    <style:style style:name="Table33.D" style:family="table-column">
      <style:table-column-properties style:column-width="0.5715in"/>
    </style:style>
    <style:style style:name="Table33.E" style:family="table-column">
      <style:table-column-properties style:column-width="0.5924in"/>
    </style:style>
    <style:style style:name="Table33.F" style:family="table-column">
      <style:table-column-properties style:column-width="0.4035in"/>
    </style:style>
    <style:style style:name="Table33.A1" style:family="table-cell">
      <style:table-cell-properties style:vertical-align="middle" fo:background-color="#293d8e" fo:padding="0.1563in" fo:border="0.05pt solid #808080">
        <style:background-image/>
      </style:table-cell-properties>
    </style:style>
    <style:style style:name="Table33.A2" style:family="table-cell">
      <style:table-cell-properties style:vertical-align="middle" fo:padding="0.1042in" fo:border="0.05pt solid #808080"/>
    </style:style>
    <style:style style:name="Table33.B2" style:family="table-cell">
      <style:table-cell-properties style:vertical-align="middle" fo:padding="0.1042in" fo:border="0.05pt solid #808080"/>
    </style:style>
    <style:style style:name="Table33.C2" style:family="table-cell">
      <style:table-cell-properties style:vertical-align="middle" fo:padding="0.1042in" fo:border="0.05pt solid #808080"/>
    </style:style>
    <style:style style:name="Table33.D2" style:family="table-cell">
      <style:table-cell-properties style:vertical-align="middle" fo:padding="0.1042in" fo:border="0.05pt solid #808080"/>
    </style:style>
    <style:style style:name="Table33.E2" style:family="table-cell">
      <style:table-cell-properties style:vertical-align="middle" fo:padding="0.1042in" fo:border="0.05pt solid #808080"/>
    </style:style>
    <style:style style:name="Table33.F2" style:family="table-cell">
      <style:table-cell-properties style:vertical-align="middle" fo:padding="0.1042in" fo:border="0.05pt solid #808080"/>
    </style:style>
    <style:style style:name="Table33.3" style:family="table-row">
      <style:table-row-properties fo:background-color="#b8d7e8">
        <style:background-image/>
      </style:table-row-properties>
    </style:style>
    <style:style style:name="Table33.A3" style:family="table-cell">
      <style:table-cell-properties style:vertical-align="middle" fo:padding="0.1042in" fo:border="0.05pt solid #808080"/>
    </style:style>
    <style:style style:name="Table33.B3" style:family="table-cell">
      <style:table-cell-properties fo:padding="0.0194in" fo:border="none"/>
    </style:style>
    <style:style style:name="Table33.A4" style:family="table-cell">
      <style:table-cell-properties style:vertical-align="middle" fo:padding="0.1042in" fo:border="0.05pt solid #808080"/>
    </style:style>
    <style:style style:name="Table33.B4" style:family="table-cell">
      <style:table-cell-properties style:vertical-align="middle" fo:padding="0.1042in" fo:border="0.05pt solid #808080"/>
    </style:style>
    <style:style style:name="Table33.C4" style:family="table-cell">
      <style:table-cell-properties style:vertical-align="middle" fo:padding="0.1042in" fo:border="0.05pt solid #808080"/>
    </style:style>
    <style:style style:name="Table33.D4" style:family="table-cell">
      <style:table-cell-properties style:vertical-align="middle" fo:padding="0.1042in" fo:border="0.05pt solid #808080"/>
    </style:style>
    <style:style style:name="Table33.E4" style:family="table-cell">
      <style:table-cell-properties style:vertical-align="middle" fo:padding="0.1042in" fo:border="0.05pt solid #808080"/>
    </style:style>
    <style:style style:name="Table33.F4" style:family="table-cell">
      <style:table-cell-properties style:vertical-align="middle" fo:padding="0.1042in" fo:border="0.05pt solid #808080"/>
    </style:style>
    <style:style style:name="Table34" style:family="table">
      <style:table-properties style:width="5.7215in" table:align="left" fo:background-color="transparent">
        <style:background-image/>
      </style:table-properties>
    </style:style>
    <style:style style:name="Table34.A" style:family="table-column">
      <style:table-column-properties style:column-width="2.5708in"/>
    </style:style>
    <style:style style:name="Table34.B" style:family="table-column">
      <style:table-column-properties style:column-width="0.5563in"/>
    </style:style>
    <style:style style:name="Table34.C" style:family="table-column">
      <style:table-column-properties style:column-width="1.0271in"/>
    </style:style>
    <style:style style:name="Table34.D" style:family="table-column">
      <style:table-column-properties style:column-width="0.5715in"/>
    </style:style>
    <style:style style:name="Table34.E" style:family="table-column">
      <style:table-column-properties style:column-width="0.5924in"/>
    </style:style>
    <style:style style:name="Table34.F" style:family="table-column">
      <style:table-column-properties style:column-width="0.4035in"/>
    </style:style>
    <style:style style:name="Table34.A1" style:family="table-cell">
      <style:table-cell-properties style:vertical-align="middle" fo:background-color="#293d8e" fo:padding="0.1563in" fo:border="0.05pt solid #808080">
        <style:background-image/>
      </style:table-cell-properties>
    </style:style>
    <style:style style:name="Table34.A2" style:family="table-cell">
      <style:table-cell-properties style:vertical-align="middle" fo:padding="0.1042in" fo:border="0.05pt solid #808080"/>
    </style:style>
    <style:style style:name="Table34.B2" style:family="table-cell">
      <style:table-cell-properties style:vertical-align="middle" fo:padding="0.1042in" fo:border="0.05pt solid #808080"/>
    </style:style>
    <style:style style:name="Table34.C2" style:family="table-cell">
      <style:table-cell-properties style:vertical-align="middle" fo:padding="0.1042in" fo:border="0.05pt solid #808080"/>
    </style:style>
    <style:style style:name="Table34.D2" style:family="table-cell">
      <style:table-cell-properties style:vertical-align="middle" fo:padding="0.1042in" fo:border="0.05pt solid #808080"/>
    </style:style>
    <style:style style:name="Table34.E2" style:family="table-cell">
      <style:table-cell-properties style:vertical-align="middle" fo:padding="0.1042in" fo:border="0.05pt solid #808080"/>
    </style:style>
    <style:style style:name="Table34.F2" style:family="table-cell">
      <style:table-cell-properties style:vertical-align="middle" fo:padding="0.1042in" fo:border="0.05pt solid #808080"/>
    </style:style>
    <style:style style:name="Table34.3" style:family="table-row">
      <style:table-row-properties fo:background-color="#b8d7e8">
        <style:background-image/>
      </style:table-row-properties>
    </style:style>
    <style:style style:name="Table34.A3" style:family="table-cell">
      <style:table-cell-properties style:vertical-align="middle" fo:padding="0.1042in" fo:border="0.05pt solid #808080"/>
    </style:style>
    <style:style style:name="Table34.B3" style:family="table-cell">
      <style:table-cell-properties fo:padding="0.0194in" fo:border="none"/>
    </style:style>
    <style:style style:name="Table34.A4" style:family="table-cell">
      <style:table-cell-properties style:vertical-align="middle" fo:padding="0.1042in" fo:border="0.05pt solid #808080"/>
    </style:style>
    <style:style style:name="Table34.B4" style:family="table-cell">
      <style:table-cell-properties style:vertical-align="middle" fo:padding="0.1042in" fo:border="0.05pt solid #808080"/>
    </style:style>
    <style:style style:name="Table34.C4" style:family="table-cell">
      <style:table-cell-properties style:vertical-align="middle" fo:padding="0.1042in" fo:border="0.05pt solid #808080"/>
    </style:style>
    <style:style style:name="Table34.D4" style:family="table-cell">
      <style:table-cell-properties style:vertical-align="middle" fo:padding="0.1042in" fo:border="0.05pt solid #808080"/>
    </style:style>
    <style:style style:name="Table34.E4" style:family="table-cell">
      <style:table-cell-properties style:vertical-align="middle" fo:padding="0.1042in" fo:border="0.05pt solid #808080"/>
    </style:style>
    <style:style style:name="Table34.F4" style:family="table-cell">
      <style:table-cell-properties style:vertical-align="middle" fo:padding="0.1042in" fo:border="0.05pt solid #808080"/>
    </style:style>
    <style:style style:name="Table35" style:family="table">
      <style:table-properties style:width="5.7215in" table:align="left" fo:background-color="transparent">
        <style:background-image/>
      </style:table-properties>
    </style:style>
    <style:style style:name="Table35.A" style:family="table-column">
      <style:table-column-properties style:column-width="2.5708in"/>
    </style:style>
    <style:style style:name="Table35.B" style:family="table-column">
      <style:table-column-properties style:column-width="0.5563in"/>
    </style:style>
    <style:style style:name="Table35.C" style:family="table-column">
      <style:table-column-properties style:column-width="1.0271in"/>
    </style:style>
    <style:style style:name="Table35.D" style:family="table-column">
      <style:table-column-properties style:column-width="0.5715in"/>
    </style:style>
    <style:style style:name="Table35.E" style:family="table-column">
      <style:table-column-properties style:column-width="0.5924in"/>
    </style:style>
    <style:style style:name="Table35.F" style:family="table-column">
      <style:table-column-properties style:column-width="0.4035in"/>
    </style:style>
    <style:style style:name="Table35.A1" style:family="table-cell">
      <style:table-cell-properties style:vertical-align="middle" fo:background-color="#293d8e" fo:padding="0.1563in" fo:border="0.05pt solid #808080">
        <style:background-image/>
      </style:table-cell-properties>
    </style:style>
    <style:style style:name="Table35.A2" style:family="table-cell">
      <style:table-cell-properties style:vertical-align="middle" fo:padding="0.1042in" fo:border="0.05pt solid #808080"/>
    </style:style>
    <style:style style:name="Table35.B2" style:family="table-cell">
      <style:table-cell-properties style:vertical-align="middle" fo:padding="0.1042in" fo:border="0.05pt solid #808080"/>
    </style:style>
    <style:style style:name="Table35.C2" style:family="table-cell">
      <style:table-cell-properties style:vertical-align="middle" fo:padding="0.1042in" fo:border="0.05pt solid #808080"/>
    </style:style>
    <style:style style:name="Table35.D2" style:family="table-cell">
      <style:table-cell-properties style:vertical-align="middle" fo:padding="0.1042in" fo:border="0.05pt solid #808080"/>
    </style:style>
    <style:style style:name="Table35.E2" style:family="table-cell">
      <style:table-cell-properties style:vertical-align="middle" fo:padding="0.1042in" fo:border="0.05pt solid #808080"/>
    </style:style>
    <style:style style:name="Table35.F2" style:family="table-cell">
      <style:table-cell-properties style:vertical-align="middle" fo:padding="0.1042in" fo:border="0.05pt solid #808080"/>
    </style:style>
    <style:style style:name="Table35.3" style:family="table-row">
      <style:table-row-properties fo:background-color="#b8d7e8">
        <style:background-image/>
      </style:table-row-properties>
    </style:style>
    <style:style style:name="Table35.A3" style:family="table-cell">
      <style:table-cell-properties style:vertical-align="middle" fo:padding="0.1042in" fo:border="0.05pt solid #808080"/>
    </style:style>
    <style:style style:name="Table35.B3" style:family="table-cell">
      <style:table-cell-properties fo:padding="0.0194in" fo:border="none"/>
    </style:style>
    <style:style style:name="Table35.A4" style:family="table-cell">
      <style:table-cell-properties style:vertical-align="middle" fo:padding="0.1042in" fo:border="0.05pt solid #808080"/>
    </style:style>
    <style:style style:name="Table35.B4" style:family="table-cell">
      <style:table-cell-properties style:vertical-align="middle" fo:padding="0.1042in" fo:border="0.05pt solid #808080"/>
    </style:style>
    <style:style style:name="Table35.C4" style:family="table-cell">
      <style:table-cell-properties style:vertical-align="middle" fo:padding="0.1042in" fo:border="0.05pt solid #808080"/>
    </style:style>
    <style:style style:name="Table35.D4" style:family="table-cell">
      <style:table-cell-properties style:vertical-align="middle" fo:padding="0.1042in" fo:border="0.05pt solid #808080"/>
    </style:style>
    <style:style style:name="Table35.E4" style:family="table-cell">
      <style:table-cell-properties style:vertical-align="middle" fo:padding="0.1042in" fo:border="0.05pt solid #808080"/>
    </style:style>
    <style:style style:name="Table35.F4" style:family="table-cell">
      <style:table-cell-properties style:vertical-align="middle" fo:padding="0.1042in" fo:border="0.05pt solid #808080"/>
    </style:style>
    <style:style style:name="Table36" style:family="table">
      <style:table-properties style:width="5.7215in" table:align="left" fo:background-color="transparent">
        <style:background-image/>
      </style:table-properties>
    </style:style>
    <style:style style:name="Table36.A" style:family="table-column">
      <style:table-column-properties style:column-width="2.5708in"/>
    </style:style>
    <style:style style:name="Table36.B" style:family="table-column">
      <style:table-column-properties style:column-width="0.5563in"/>
    </style:style>
    <style:style style:name="Table36.C" style:family="table-column">
      <style:table-column-properties style:column-width="1.0271in"/>
    </style:style>
    <style:style style:name="Table36.D" style:family="table-column">
      <style:table-column-properties style:column-width="0.5715in"/>
    </style:style>
    <style:style style:name="Table36.E" style:family="table-column">
      <style:table-column-properties style:column-width="0.5924in"/>
    </style:style>
    <style:style style:name="Table36.F" style:family="table-column">
      <style:table-column-properties style:column-width="0.4035in"/>
    </style:style>
    <style:style style:name="Table36.A1" style:family="table-cell">
      <style:table-cell-properties style:vertical-align="middle" fo:background-color="#293d8e" fo:padding="0.1563in" fo:border="0.05pt solid #808080">
        <style:background-image/>
      </style:table-cell-properties>
    </style:style>
    <style:style style:name="Table36.A2" style:family="table-cell">
      <style:table-cell-properties style:vertical-align="middle" fo:padding="0.1042in" fo:border="0.05pt solid #808080"/>
    </style:style>
    <style:style style:name="Table36.B2" style:family="table-cell">
      <style:table-cell-properties style:vertical-align="middle" fo:padding="0.1042in" fo:border="0.05pt solid #808080"/>
    </style:style>
    <style:style style:name="Table36.C2" style:family="table-cell">
      <style:table-cell-properties style:vertical-align="middle" fo:padding="0.1042in" fo:border="0.05pt solid #808080"/>
    </style:style>
    <style:style style:name="Table36.D2" style:family="table-cell">
      <style:table-cell-properties style:vertical-align="middle" fo:padding="0.1042in" fo:border="0.05pt solid #808080"/>
    </style:style>
    <style:style style:name="Table36.E2" style:family="table-cell">
      <style:table-cell-properties style:vertical-align="middle" fo:padding="0.1042in" fo:border="0.05pt solid #808080"/>
    </style:style>
    <style:style style:name="Table36.F2" style:family="table-cell">
      <style:table-cell-properties style:vertical-align="middle" fo:padding="0.1042in" fo:border="0.05pt solid #808080"/>
    </style:style>
    <style:style style:name="Table36.3" style:family="table-row">
      <style:table-row-properties fo:background-color="#b8d7e8">
        <style:background-image/>
      </style:table-row-properties>
    </style:style>
    <style:style style:name="Table36.A3" style:family="table-cell">
      <style:table-cell-properties style:vertical-align="middle" fo:padding="0.1042in" fo:border="0.05pt solid #808080"/>
    </style:style>
    <style:style style:name="Table36.B3" style:family="table-cell">
      <style:table-cell-properties fo:padding="0.0194in" fo:border="none"/>
    </style:style>
    <style:style style:name="Table36.A4" style:family="table-cell">
      <style:table-cell-properties style:vertical-align="middle" fo:padding="0.1042in" fo:border="0.05pt solid #808080"/>
    </style:style>
    <style:style style:name="Table36.B4" style:family="table-cell">
      <style:table-cell-properties style:vertical-align="middle" fo:padding="0.1042in" fo:border="0.05pt solid #808080"/>
    </style:style>
    <style:style style:name="Table36.C4" style:family="table-cell">
      <style:table-cell-properties style:vertical-align="middle" fo:padding="0.1042in" fo:border="0.05pt solid #808080"/>
    </style:style>
    <style:style style:name="Table36.D4" style:family="table-cell">
      <style:table-cell-properties style:vertical-align="middle" fo:padding="0.1042in" fo:border="0.05pt solid #808080"/>
    </style:style>
    <style:style style:name="Table36.E4" style:family="table-cell">
      <style:table-cell-properties style:vertical-align="middle" fo:padding="0.1042in" fo:border="0.05pt solid #808080"/>
    </style:style>
    <style:style style:name="Table36.F4" style:family="table-cell">
      <style:table-cell-properties style:vertical-align="middle" fo:padding="0.1042in" fo:border="0.05pt solid #808080"/>
    </style:style>
    <style:style style:name="Table37" style:family="table">
      <style:table-properties style:width="5.7215in" table:align="left" fo:background-color="transparent">
        <style:background-image/>
      </style:table-properties>
    </style:style>
    <style:style style:name="Table37.A" style:family="table-column">
      <style:table-column-properties style:column-width="2.5708in"/>
    </style:style>
    <style:style style:name="Table37.B" style:family="table-column">
      <style:table-column-properties style:column-width="0.5563in"/>
    </style:style>
    <style:style style:name="Table37.C" style:family="table-column">
      <style:table-column-properties style:column-width="1.0271in"/>
    </style:style>
    <style:style style:name="Table37.D" style:family="table-column">
      <style:table-column-properties style:column-width="0.5715in"/>
    </style:style>
    <style:style style:name="Table37.E" style:family="table-column">
      <style:table-column-properties style:column-width="0.5924in"/>
    </style:style>
    <style:style style:name="Table37.F" style:family="table-column">
      <style:table-column-properties style:column-width="0.4035in"/>
    </style:style>
    <style:style style:name="Table37.A1" style:family="table-cell">
      <style:table-cell-properties style:vertical-align="middle" fo:background-color="#293d8e" fo:padding="0.1563in" fo:border="0.05pt solid #808080">
        <style:background-image/>
      </style:table-cell-properties>
    </style:style>
    <style:style style:name="Table37.A2" style:family="table-cell">
      <style:table-cell-properties style:vertical-align="middle" fo:padding="0.1042in" fo:border="0.05pt solid #808080"/>
    </style:style>
    <style:style style:name="Table37.B2" style:family="table-cell">
      <style:table-cell-properties style:vertical-align="middle" fo:padding="0.1042in" fo:border="0.05pt solid #808080"/>
    </style:style>
    <style:style style:name="Table37.C2" style:family="table-cell">
      <style:table-cell-properties style:vertical-align="middle" fo:padding="0.1042in" fo:border="0.05pt solid #808080"/>
    </style:style>
    <style:style style:name="Table37.D2" style:family="table-cell">
      <style:table-cell-properties style:vertical-align="middle" fo:padding="0.1042in" fo:border="0.05pt solid #808080"/>
    </style:style>
    <style:style style:name="Table37.E2" style:family="table-cell">
      <style:table-cell-properties style:vertical-align="middle" fo:padding="0.1042in" fo:border="0.05pt solid #808080"/>
    </style:style>
    <style:style style:name="Table37.F2" style:family="table-cell">
      <style:table-cell-properties style:vertical-align="middle" fo:padding="0.1042in" fo:border="0.05pt solid #808080"/>
    </style:style>
    <style:style style:name="Table37.3" style:family="table-row">
      <style:table-row-properties fo:background-color="#b8d7e8">
        <style:background-image/>
      </style:table-row-properties>
    </style:style>
    <style:style style:name="Table37.A3" style:family="table-cell">
      <style:table-cell-properties style:vertical-align="middle" fo:padding="0.1042in" fo:border="0.05pt solid #808080"/>
    </style:style>
    <style:style style:name="Table37.B3" style:family="table-cell">
      <style:table-cell-properties fo:padding="0.0194in" fo:border="none"/>
    </style:style>
    <style:style style:name="Table37.A4" style:family="table-cell">
      <style:table-cell-properties style:vertical-align="middle" fo:padding="0.1042in" fo:border="0.05pt solid #808080"/>
    </style:style>
    <style:style style:name="Table37.B4" style:family="table-cell">
      <style:table-cell-properties style:vertical-align="middle" fo:padding="0.1042in" fo:border="0.05pt solid #808080"/>
    </style:style>
    <style:style style:name="Table37.C4" style:family="table-cell">
      <style:table-cell-properties style:vertical-align="middle" fo:padding="0.1042in" fo:border="0.05pt solid #808080"/>
    </style:style>
    <style:style style:name="Table37.D4" style:family="table-cell">
      <style:table-cell-properties style:vertical-align="middle" fo:padding="0.1042in" fo:border="0.05pt solid #808080"/>
    </style:style>
    <style:style style:name="Table37.E4" style:family="table-cell">
      <style:table-cell-properties style:vertical-align="middle" fo:padding="0.1042in" fo:border="0.05pt solid #808080"/>
    </style:style>
    <style:style style:name="Table37.F4" style:family="table-cell">
      <style:table-cell-properties style:vertical-align="middle" fo:padding="0.1042in" fo:border="0.05pt solid #808080"/>
    </style:style>
    <style:style style:name="Table38" style:family="table">
      <style:table-properties style:width="5.7215in" table:align="left" fo:background-color="transparent">
        <style:background-image/>
      </style:table-properties>
    </style:style>
    <style:style style:name="Table38.A" style:family="table-column">
      <style:table-column-properties style:column-width="2.5708in"/>
    </style:style>
    <style:style style:name="Table38.B" style:family="table-column">
      <style:table-column-properties style:column-width="0.5563in"/>
    </style:style>
    <style:style style:name="Table38.C" style:family="table-column">
      <style:table-column-properties style:column-width="1.0271in"/>
    </style:style>
    <style:style style:name="Table38.D" style:family="table-column">
      <style:table-column-properties style:column-width="0.5715in"/>
    </style:style>
    <style:style style:name="Table38.E" style:family="table-column">
      <style:table-column-properties style:column-width="0.5924in"/>
    </style:style>
    <style:style style:name="Table38.F" style:family="table-column">
      <style:table-column-properties style:column-width="0.4035in"/>
    </style:style>
    <style:style style:name="Table38.A1" style:family="table-cell">
      <style:table-cell-properties style:vertical-align="middle" fo:background-color="#293d8e" fo:padding="0.1563in" fo:border="0.05pt solid #808080">
        <style:background-image/>
      </style:table-cell-properties>
    </style:style>
    <style:style style:name="Table38.A2" style:family="table-cell">
      <style:table-cell-properties style:vertical-align="middle" fo:padding="0.1042in" fo:border="0.05pt solid #808080"/>
    </style:style>
    <style:style style:name="Table38.B2" style:family="table-cell">
      <style:table-cell-properties style:vertical-align="middle" fo:padding="0.1042in" fo:border="0.05pt solid #808080"/>
    </style:style>
    <style:style style:name="Table38.C2" style:family="table-cell">
      <style:table-cell-properties style:vertical-align="middle" fo:padding="0.1042in" fo:border="0.05pt solid #808080"/>
    </style:style>
    <style:style style:name="Table38.D2" style:family="table-cell">
      <style:table-cell-properties style:vertical-align="middle" fo:padding="0.1042in" fo:border="0.05pt solid #808080"/>
    </style:style>
    <style:style style:name="Table38.E2" style:family="table-cell">
      <style:table-cell-properties style:vertical-align="middle" fo:padding="0.1042in" fo:border="0.05pt solid #808080"/>
    </style:style>
    <style:style style:name="Table38.F2" style:family="table-cell">
      <style:table-cell-properties style:vertical-align="middle" fo:padding="0.1042in" fo:border="0.05pt solid #808080"/>
    </style:style>
    <style:style style:name="Table38.3" style:family="table-row">
      <style:table-row-properties fo:background-color="#b8d7e8">
        <style:background-image/>
      </style:table-row-properties>
    </style:style>
    <style:style style:name="Table38.A3" style:family="table-cell">
      <style:table-cell-properties style:vertical-align="middle" fo:padding="0.1042in" fo:border="0.05pt solid #808080"/>
    </style:style>
    <style:style style:name="Table38.B3" style:family="table-cell">
      <style:table-cell-properties fo:padding="0.0194in" fo:border="none"/>
    </style:style>
    <style:style style:name="Table38.A4" style:family="table-cell">
      <style:table-cell-properties style:vertical-align="middle" fo:padding="0.1042in" fo:border="0.05pt solid #808080"/>
    </style:style>
    <style:style style:name="Table38.B4" style:family="table-cell">
      <style:table-cell-properties style:vertical-align="middle" fo:padding="0.1042in" fo:border="0.05pt solid #808080"/>
    </style:style>
    <style:style style:name="Table38.C4" style:family="table-cell">
      <style:table-cell-properties style:vertical-align="middle" fo:padding="0.1042in" fo:border="0.05pt solid #808080"/>
    </style:style>
    <style:style style:name="Table38.D4" style:family="table-cell">
      <style:table-cell-properties style:vertical-align="middle" fo:padding="0.1042in" fo:border="0.05pt solid #808080"/>
    </style:style>
    <style:style style:name="Table38.E4" style:family="table-cell">
      <style:table-cell-properties style:vertical-align="middle" fo:padding="0.1042in" fo:border="0.05pt solid #808080"/>
    </style:style>
    <style:style style:name="Table38.F4" style:family="table-cell">
      <style:table-cell-properties style:vertical-align="middle" fo:padding="0.1042in" fo:border="0.05pt solid #808080"/>
    </style:style>
    <style:style style:name="Table39" style:family="table">
      <style:table-properties style:width="5.7215in" table:align="left" fo:background-color="transparent">
        <style:background-image/>
      </style:table-properties>
    </style:style>
    <style:style style:name="Table39.A" style:family="table-column">
      <style:table-column-properties style:column-width="2.5708in"/>
    </style:style>
    <style:style style:name="Table39.B" style:family="table-column">
      <style:table-column-properties style:column-width="0.5563in"/>
    </style:style>
    <style:style style:name="Table39.C" style:family="table-column">
      <style:table-column-properties style:column-width="1.0271in"/>
    </style:style>
    <style:style style:name="Table39.D" style:family="table-column">
      <style:table-column-properties style:column-width="0.5715in"/>
    </style:style>
    <style:style style:name="Table39.E" style:family="table-column">
      <style:table-column-properties style:column-width="0.5924in"/>
    </style:style>
    <style:style style:name="Table39.F" style:family="table-column">
      <style:table-column-properties style:column-width="0.4035in"/>
    </style:style>
    <style:style style:name="Table39.A1" style:family="table-cell">
      <style:table-cell-properties style:vertical-align="middle" fo:background-color="#293d8e" fo:padding="0.1563in" fo:border="0.05pt solid #808080">
        <style:background-image/>
      </style:table-cell-properties>
    </style:style>
    <style:style style:name="Table39.A2" style:family="table-cell">
      <style:table-cell-properties style:vertical-align="middle" fo:padding="0.1042in" fo:border="0.05pt solid #808080"/>
    </style:style>
    <style:style style:name="Table39.B2" style:family="table-cell">
      <style:table-cell-properties style:vertical-align="middle" fo:padding="0.1042in" fo:border="0.05pt solid #808080"/>
    </style:style>
    <style:style style:name="Table39.C2" style:family="table-cell">
      <style:table-cell-properties style:vertical-align="middle" fo:padding="0.1042in" fo:border="0.05pt solid #808080"/>
    </style:style>
    <style:style style:name="Table39.D2" style:family="table-cell">
      <style:table-cell-properties style:vertical-align="middle" fo:padding="0.1042in" fo:border="0.05pt solid #808080"/>
    </style:style>
    <style:style style:name="Table39.E2" style:family="table-cell">
      <style:table-cell-properties style:vertical-align="middle" fo:padding="0.1042in" fo:border="0.05pt solid #808080"/>
    </style:style>
    <style:style style:name="Table39.F2" style:family="table-cell">
      <style:table-cell-properties style:vertical-align="middle" fo:padding="0.1042in" fo:border="0.05pt solid #808080"/>
    </style:style>
    <style:style style:name="Table39.3" style:family="table-row">
      <style:table-row-properties fo:background-color="#b8d7e8">
        <style:background-image/>
      </style:table-row-properties>
    </style:style>
    <style:style style:name="Table39.A3" style:family="table-cell">
      <style:table-cell-properties style:vertical-align="middle" fo:padding="0.1042in" fo:border="0.05pt solid #808080"/>
    </style:style>
    <style:style style:name="Table39.B3" style:family="table-cell">
      <style:table-cell-properties fo:padding="0.0194in" fo:border="none"/>
    </style:style>
    <style:style style:name="Table39.A4" style:family="table-cell">
      <style:table-cell-properties style:vertical-align="middle" fo:padding="0.1042in" fo:border="0.05pt solid #808080"/>
    </style:style>
    <style:style style:name="Table39.B4" style:family="table-cell">
      <style:table-cell-properties style:vertical-align="middle" fo:padding="0.1042in" fo:border="0.05pt solid #808080"/>
    </style:style>
    <style:style style:name="Table39.C4" style:family="table-cell">
      <style:table-cell-properties style:vertical-align="middle" fo:padding="0.1042in" fo:border="0.05pt solid #808080"/>
    </style:style>
    <style:style style:name="Table39.D4" style:family="table-cell">
      <style:table-cell-properties style:vertical-align="middle" fo:padding="0.1042in" fo:border="0.05pt solid #808080"/>
    </style:style>
    <style:style style:name="Table39.E4" style:family="table-cell">
      <style:table-cell-properties style:vertical-align="middle" fo:padding="0.1042in" fo:border="0.05pt solid #808080"/>
    </style:style>
    <style:style style:name="Table39.F4" style:family="table-cell">
      <style:table-cell-properties style:vertical-align="middle" fo:padding="0.1042in" fo:border="0.05pt solid #808080"/>
    </style:style>
    <style:style style:name="Table40" style:family="table">
      <style:table-properties style:width="5.7215in" table:align="left" fo:background-color="transparent">
        <style:background-image/>
      </style:table-properties>
    </style:style>
    <style:style style:name="Table40.A" style:family="table-column">
      <style:table-column-properties style:column-width="2.5708in"/>
    </style:style>
    <style:style style:name="Table40.B" style:family="table-column">
      <style:table-column-properties style:column-width="0.5563in"/>
    </style:style>
    <style:style style:name="Table40.C" style:family="table-column">
      <style:table-column-properties style:column-width="1.0271in"/>
    </style:style>
    <style:style style:name="Table40.D" style:family="table-column">
      <style:table-column-properties style:column-width="0.5715in"/>
    </style:style>
    <style:style style:name="Table40.E" style:family="table-column">
      <style:table-column-properties style:column-width="0.5924in"/>
    </style:style>
    <style:style style:name="Table40.F" style:family="table-column">
      <style:table-column-properties style:column-width="0.4035in"/>
    </style:style>
    <style:style style:name="Table40.A1" style:family="table-cell">
      <style:table-cell-properties style:vertical-align="middle" fo:background-color="#293d8e" fo:padding="0.1563in" fo:border="0.05pt solid #808080">
        <style:background-image/>
      </style:table-cell-properties>
    </style:style>
    <style:style style:name="Table40.A2" style:family="table-cell">
      <style:table-cell-properties style:vertical-align="middle" fo:padding="0.1042in" fo:border="0.05pt solid #808080"/>
    </style:style>
    <style:style style:name="Table40.B2" style:family="table-cell">
      <style:table-cell-properties style:vertical-align="middle" fo:padding="0.1042in" fo:border="0.05pt solid #808080"/>
    </style:style>
    <style:style style:name="Table40.C2" style:family="table-cell">
      <style:table-cell-properties style:vertical-align="middle" fo:padding="0.1042in" fo:border="0.05pt solid #808080"/>
    </style:style>
    <style:style style:name="Table40.D2" style:family="table-cell">
      <style:table-cell-properties style:vertical-align="middle" fo:padding="0.1042in" fo:border="0.05pt solid #808080"/>
    </style:style>
    <style:style style:name="Table40.E2" style:family="table-cell">
      <style:table-cell-properties style:vertical-align="middle" fo:padding="0.1042in" fo:border="0.05pt solid #808080"/>
    </style:style>
    <style:style style:name="Table40.F2" style:family="table-cell">
      <style:table-cell-properties style:vertical-align="middle" fo:padding="0.1042in" fo:border="0.05pt solid #808080"/>
    </style:style>
    <style:style style:name="Table40.3" style:family="table-row">
      <style:table-row-properties fo:background-color="#b8d7e8">
        <style:background-image/>
      </style:table-row-properties>
    </style:style>
    <style:style style:name="Table40.A3" style:family="table-cell">
      <style:table-cell-properties style:vertical-align="middle" fo:padding="0.1042in" fo:border="0.05pt solid #808080"/>
    </style:style>
    <style:style style:name="Table40.B3" style:family="table-cell">
      <style:table-cell-properties fo:padding="0.0194in" fo:border="none"/>
    </style:style>
    <style:style style:name="Table40.A4" style:family="table-cell">
      <style:table-cell-properties style:vertical-align="middle" fo:padding="0.1042in" fo:border="0.05pt solid #808080"/>
    </style:style>
    <style:style style:name="Table40.B4" style:family="table-cell">
      <style:table-cell-properties style:vertical-align="middle" fo:padding="0.1042in" fo:border="0.05pt solid #808080"/>
    </style:style>
    <style:style style:name="Table40.C4" style:family="table-cell">
      <style:table-cell-properties style:vertical-align="middle" fo:padding="0.1042in" fo:border="0.05pt solid #808080"/>
    </style:style>
    <style:style style:name="Table40.D4" style:family="table-cell">
      <style:table-cell-properties style:vertical-align="middle" fo:padding="0.1042in" fo:border="0.05pt solid #808080"/>
    </style:style>
    <style:style style:name="Table40.E4" style:family="table-cell">
      <style:table-cell-properties style:vertical-align="middle" fo:padding="0.1042in" fo:border="0.05pt solid #808080"/>
    </style:style>
    <style:style style:name="Table40.F4" style:family="table-cell">
      <style:table-cell-properties style:vertical-align="middle" fo:padding="0.1042in" fo:border="0.05pt solid #808080"/>
    </style:style>
    <style:style style:name="Table41" style:family="table">
      <style:table-properties style:width="5.7215in" table:align="left" fo:background-color="transparent">
        <style:background-image/>
      </style:table-properties>
    </style:style>
    <style:style style:name="Table41.A" style:family="table-column">
      <style:table-column-properties style:column-width="2.5708in"/>
    </style:style>
    <style:style style:name="Table41.B" style:family="table-column">
      <style:table-column-properties style:column-width="0.5563in"/>
    </style:style>
    <style:style style:name="Table41.C" style:family="table-column">
      <style:table-column-properties style:column-width="1.0271in"/>
    </style:style>
    <style:style style:name="Table41.D" style:family="table-column">
      <style:table-column-properties style:column-width="0.5715in"/>
    </style:style>
    <style:style style:name="Table41.E" style:family="table-column">
      <style:table-column-properties style:column-width="0.5924in"/>
    </style:style>
    <style:style style:name="Table41.F" style:family="table-column">
      <style:table-column-properties style:column-width="0.4035in"/>
    </style:style>
    <style:style style:name="Table41.A1" style:family="table-cell">
      <style:table-cell-properties style:vertical-align="middle" fo:background-color="#293d8e" fo:padding="0.1563in" fo:border="0.05pt solid #808080">
        <style:background-image/>
      </style:table-cell-properties>
    </style:style>
    <style:style style:name="Table41.A2" style:family="table-cell">
      <style:table-cell-properties style:vertical-align="middle" fo:padding="0.1042in" fo:border="0.05pt solid #808080"/>
    </style:style>
    <style:style style:name="Table41.B2" style:family="table-cell">
      <style:table-cell-properties style:vertical-align="middle" fo:padding="0.1042in" fo:border="0.05pt solid #808080"/>
    </style:style>
    <style:style style:name="Table41.C2" style:family="table-cell">
      <style:table-cell-properties style:vertical-align="middle" fo:padding="0.1042in" fo:border="0.05pt solid #808080"/>
    </style:style>
    <style:style style:name="Table41.D2" style:family="table-cell">
      <style:table-cell-properties style:vertical-align="middle" fo:padding="0.1042in" fo:border="0.05pt solid #808080"/>
    </style:style>
    <style:style style:name="Table41.E2" style:family="table-cell">
      <style:table-cell-properties style:vertical-align="middle" fo:padding="0.1042in" fo:border="0.05pt solid #808080"/>
    </style:style>
    <style:style style:name="Table41.F2" style:family="table-cell">
      <style:table-cell-properties style:vertical-align="middle" fo:padding="0.1042in" fo:border="0.05pt solid #808080"/>
    </style:style>
    <style:style style:name="Table41.3" style:family="table-row">
      <style:table-row-properties fo:background-color="#b8d7e8">
        <style:background-image/>
      </style:table-row-properties>
    </style:style>
    <style:style style:name="Table41.A3" style:family="table-cell">
      <style:table-cell-properties style:vertical-align="middle" fo:padding="0.1042in" fo:border="0.05pt solid #808080"/>
    </style:style>
    <style:style style:name="Table41.B3" style:family="table-cell">
      <style:table-cell-properties fo:padding="0.0194in" fo:border="none"/>
    </style:style>
    <style:style style:name="Table41.A4" style:family="table-cell">
      <style:table-cell-properties style:vertical-align="middle" fo:padding="0.1042in" fo:border="0.05pt solid #808080"/>
    </style:style>
    <style:style style:name="Table41.B4" style:family="table-cell">
      <style:table-cell-properties style:vertical-align="middle" fo:padding="0.1042in" fo:border="0.05pt solid #808080"/>
    </style:style>
    <style:style style:name="Table41.C4" style:family="table-cell">
      <style:table-cell-properties style:vertical-align="middle" fo:padding="0.1042in" fo:border="0.05pt solid #808080"/>
    </style:style>
    <style:style style:name="Table41.D4" style:family="table-cell">
      <style:table-cell-properties style:vertical-align="middle" fo:padding="0.1042in" fo:border="0.05pt solid #808080"/>
    </style:style>
    <style:style style:name="Table41.E4" style:family="table-cell">
      <style:table-cell-properties style:vertical-align="middle" fo:padding="0.1042in" fo:border="0.05pt solid #808080"/>
    </style:style>
    <style:style style:name="Table41.F4" style:family="table-cell">
      <style:table-cell-properties style:vertical-align="middle" fo:padding="0.1042in" fo:border="0.05pt solid #808080"/>
    </style:style>
    <style:style style:name="Table42" style:family="table">
      <style:table-properties style:width="5.7215in" table:align="left" fo:background-color="transparent">
        <style:background-image/>
      </style:table-properties>
    </style:style>
    <style:style style:name="Table42.A" style:family="table-column">
      <style:table-column-properties style:column-width="2.5708in"/>
    </style:style>
    <style:style style:name="Table42.B" style:family="table-column">
      <style:table-column-properties style:column-width="0.5563in"/>
    </style:style>
    <style:style style:name="Table42.C" style:family="table-column">
      <style:table-column-properties style:column-width="1.0271in"/>
    </style:style>
    <style:style style:name="Table42.D" style:family="table-column">
      <style:table-column-properties style:column-width="0.5715in"/>
    </style:style>
    <style:style style:name="Table42.E" style:family="table-column">
      <style:table-column-properties style:column-width="0.5924in"/>
    </style:style>
    <style:style style:name="Table42.F" style:family="table-column">
      <style:table-column-properties style:column-width="0.4035in"/>
    </style:style>
    <style:style style:name="Table42.A1" style:family="table-cell">
      <style:table-cell-properties style:vertical-align="middle" fo:background-color="#293d8e" fo:padding="0.1563in" fo:border="0.05pt solid #808080">
        <style:background-image/>
      </style:table-cell-properties>
    </style:style>
    <style:style style:name="Table42.A2" style:family="table-cell">
      <style:table-cell-properties style:vertical-align="middle" fo:padding="0.1042in" fo:border="0.05pt solid #808080"/>
    </style:style>
    <style:style style:name="Table42.B2" style:family="table-cell">
      <style:table-cell-properties style:vertical-align="middle" fo:padding="0.1042in" fo:border="0.05pt solid #808080"/>
    </style:style>
    <style:style style:name="Table42.C2" style:family="table-cell">
      <style:table-cell-properties style:vertical-align="middle" fo:padding="0.1042in" fo:border="0.05pt solid #808080"/>
    </style:style>
    <style:style style:name="Table42.D2" style:family="table-cell">
      <style:table-cell-properties style:vertical-align="middle" fo:padding="0.1042in" fo:border="0.05pt solid #808080"/>
    </style:style>
    <style:style style:name="Table42.E2" style:family="table-cell">
      <style:table-cell-properties style:vertical-align="middle" fo:padding="0.1042in" fo:border="0.05pt solid #808080"/>
    </style:style>
    <style:style style:name="Table42.F2" style:family="table-cell">
      <style:table-cell-properties style:vertical-align="middle" fo:padding="0.1042in" fo:border="0.05pt solid #808080"/>
    </style:style>
    <style:style style:name="Table42.3" style:family="table-row">
      <style:table-row-properties fo:background-color="#b8d7e8">
        <style:background-image/>
      </style:table-row-properties>
    </style:style>
    <style:style style:name="Table42.A3" style:family="table-cell">
      <style:table-cell-properties style:vertical-align="middle" fo:padding="0.1042in" fo:border="0.05pt solid #808080"/>
    </style:style>
    <style:style style:name="Table42.B3" style:family="table-cell">
      <style:table-cell-properties fo:padding="0.0194in" fo:border="none"/>
    </style:style>
    <style:style style:name="Table42.A4" style:family="table-cell">
      <style:table-cell-properties style:vertical-align="middle" fo:padding="0.1042in" fo:border="0.05pt solid #808080"/>
    </style:style>
    <style:style style:name="Table42.B4" style:family="table-cell">
      <style:table-cell-properties style:vertical-align="middle" fo:padding="0.1042in" fo:border="0.05pt solid #808080"/>
    </style:style>
    <style:style style:name="Table42.C4" style:family="table-cell">
      <style:table-cell-properties style:vertical-align="middle" fo:padding="0.1042in" fo:border="0.05pt solid #808080"/>
    </style:style>
    <style:style style:name="Table42.D4" style:family="table-cell">
      <style:table-cell-properties style:vertical-align="middle" fo:padding="0.1042in" fo:border="0.05pt solid #808080"/>
    </style:style>
    <style:style style:name="Table42.E4" style:family="table-cell">
      <style:table-cell-properties style:vertical-align="middle" fo:padding="0.1042in" fo:border="0.05pt solid #808080"/>
    </style:style>
    <style:style style:name="Table42.F4" style:family="table-cell">
      <style:table-cell-properties style:vertical-align="middle" fo:padding="0.1042in" fo:border="0.05pt solid #808080"/>
    </style:style>
    <style:style style:name="Table43" style:family="table">
      <style:table-properties style:width="5.7215in" table:align="left" fo:background-color="transparent">
        <style:background-image/>
      </style:table-properties>
    </style:style>
    <style:style style:name="Table43.A" style:family="table-column">
      <style:table-column-properties style:column-width="2.5708in"/>
    </style:style>
    <style:style style:name="Table43.B" style:family="table-column">
      <style:table-column-properties style:column-width="0.5563in"/>
    </style:style>
    <style:style style:name="Table43.C" style:family="table-column">
      <style:table-column-properties style:column-width="1.0271in"/>
    </style:style>
    <style:style style:name="Table43.D" style:family="table-column">
      <style:table-column-properties style:column-width="0.5715in"/>
    </style:style>
    <style:style style:name="Table43.E" style:family="table-column">
      <style:table-column-properties style:column-width="0.5924in"/>
    </style:style>
    <style:style style:name="Table43.F" style:family="table-column">
      <style:table-column-properties style:column-width="0.4035in"/>
    </style:style>
    <style:style style:name="Table43.A1" style:family="table-cell">
      <style:table-cell-properties style:vertical-align="middle" fo:background-color="#293d8e" fo:padding="0.1563in" fo:border="0.05pt solid #808080">
        <style:background-image/>
      </style:table-cell-properties>
    </style:style>
    <style:style style:name="Table43.A2" style:family="table-cell">
      <style:table-cell-properties style:vertical-align="middle" fo:padding="0.1042in" fo:border="0.05pt solid #808080"/>
    </style:style>
    <style:style style:name="Table43.B2" style:family="table-cell">
      <style:table-cell-properties style:vertical-align="middle" fo:padding="0.1042in" fo:border="0.05pt solid #808080"/>
    </style:style>
    <style:style style:name="Table43.C2" style:family="table-cell">
      <style:table-cell-properties style:vertical-align="middle" fo:padding="0.1042in" fo:border="0.05pt solid #808080"/>
    </style:style>
    <style:style style:name="Table43.D2" style:family="table-cell">
      <style:table-cell-properties style:vertical-align="middle" fo:padding="0.1042in" fo:border="0.05pt solid #808080"/>
    </style:style>
    <style:style style:name="Table43.E2" style:family="table-cell">
      <style:table-cell-properties style:vertical-align="middle" fo:padding="0.1042in" fo:border="0.05pt solid #808080"/>
    </style:style>
    <style:style style:name="Table43.F2" style:family="table-cell">
      <style:table-cell-properties style:vertical-align="middle" fo:padding="0.1042in" fo:border="0.05pt solid #808080"/>
    </style:style>
    <style:style style:name="Table43.3" style:family="table-row">
      <style:table-row-properties fo:background-color="#b8d7e8">
        <style:background-image/>
      </style:table-row-properties>
    </style:style>
    <style:style style:name="Table43.A3" style:family="table-cell">
      <style:table-cell-properties style:vertical-align="middle" fo:padding="0.1042in" fo:border="0.05pt solid #808080"/>
    </style:style>
    <style:style style:name="Table43.B3" style:family="table-cell">
      <style:table-cell-properties fo:padding="0.0194in" fo:border="none"/>
    </style:style>
    <style:style style:name="Table43.A4" style:family="table-cell">
      <style:table-cell-properties style:vertical-align="middle" fo:padding="0.1042in" fo:border="0.05pt solid #808080"/>
    </style:style>
    <style:style style:name="Table43.B4" style:family="table-cell">
      <style:table-cell-properties style:vertical-align="middle" fo:padding="0.1042in" fo:border="0.05pt solid #808080"/>
    </style:style>
    <style:style style:name="Table43.C4" style:family="table-cell">
      <style:table-cell-properties style:vertical-align="middle" fo:padding="0.1042in" fo:border="0.05pt solid #808080"/>
    </style:style>
    <style:style style:name="Table43.D4" style:family="table-cell">
      <style:table-cell-properties style:vertical-align="middle" fo:padding="0.1042in" fo:border="0.05pt solid #808080"/>
    </style:style>
    <style:style style:name="Table43.E4" style:family="table-cell">
      <style:table-cell-properties style:vertical-align="middle" fo:padding="0.1042in" fo:border="0.05pt solid #808080"/>
    </style:style>
    <style:style style:name="Table43.F4" style:family="table-cell">
      <style:table-cell-properties style:vertical-align="middle" fo:padding="0.1042in" fo:border="0.05pt solid #808080"/>
    </style:style>
    <style:style style:name="Table44" style:family="table">
      <style:table-properties style:width="5.7215in" table:align="left" fo:background-color="transparent">
        <style:background-image/>
      </style:table-properties>
    </style:style>
    <style:style style:name="Table44.A" style:family="table-column">
      <style:table-column-properties style:column-width="2.5708in"/>
    </style:style>
    <style:style style:name="Table44.B" style:family="table-column">
      <style:table-column-properties style:column-width="0.5563in"/>
    </style:style>
    <style:style style:name="Table44.C" style:family="table-column">
      <style:table-column-properties style:column-width="1.0271in"/>
    </style:style>
    <style:style style:name="Table44.D" style:family="table-column">
      <style:table-column-properties style:column-width="0.5715in"/>
    </style:style>
    <style:style style:name="Table44.E" style:family="table-column">
      <style:table-column-properties style:column-width="0.5924in"/>
    </style:style>
    <style:style style:name="Table44.F" style:family="table-column">
      <style:table-column-properties style:column-width="0.4035in"/>
    </style:style>
    <style:style style:name="Table44.A1" style:family="table-cell">
      <style:table-cell-properties style:vertical-align="middle" fo:background-color="#293d8e" fo:padding="0.1563in" fo:border="0.05pt solid #808080">
        <style:background-image/>
      </style:table-cell-properties>
    </style:style>
    <style:style style:name="Table44.A2" style:family="table-cell">
      <style:table-cell-properties style:vertical-align="middle" fo:padding="0.1042in" fo:border="0.05pt solid #808080"/>
    </style:style>
    <style:style style:name="Table44.B2" style:family="table-cell">
      <style:table-cell-properties style:vertical-align="middle" fo:padding="0.1042in" fo:border="0.05pt solid #808080"/>
    </style:style>
    <style:style style:name="Table44.C2" style:family="table-cell">
      <style:table-cell-properties style:vertical-align="middle" fo:padding="0.1042in" fo:border="0.05pt solid #808080"/>
    </style:style>
    <style:style style:name="Table44.D2" style:family="table-cell">
      <style:table-cell-properties style:vertical-align="middle" fo:padding="0.1042in" fo:border="0.05pt solid #808080"/>
    </style:style>
    <style:style style:name="Table44.E2" style:family="table-cell">
      <style:table-cell-properties style:vertical-align="middle" fo:padding="0.1042in" fo:border="0.05pt solid #808080"/>
    </style:style>
    <style:style style:name="Table44.F2" style:family="table-cell">
      <style:table-cell-properties style:vertical-align="middle" fo:padding="0.1042in" fo:border="0.05pt solid #808080"/>
    </style:style>
    <style:style style:name="Table44.3" style:family="table-row">
      <style:table-row-properties fo:background-color="#b8d7e8">
        <style:background-image/>
      </style:table-row-properties>
    </style:style>
    <style:style style:name="Table44.A3" style:family="table-cell">
      <style:table-cell-properties style:vertical-align="middle" fo:padding="0.1042in" fo:border="0.05pt solid #808080"/>
    </style:style>
    <style:style style:name="Table44.B3" style:family="table-cell">
      <style:table-cell-properties fo:padding="0.0194in" fo:border="none"/>
    </style:style>
    <style:style style:name="Table44.A4" style:family="table-cell">
      <style:table-cell-properties style:vertical-align="middle" fo:padding="0.1042in" fo:border="0.05pt solid #808080"/>
    </style:style>
    <style:style style:name="Table44.B4" style:family="table-cell">
      <style:table-cell-properties style:vertical-align="middle" fo:padding="0.1042in" fo:border="0.05pt solid #808080"/>
    </style:style>
    <style:style style:name="Table44.C4" style:family="table-cell">
      <style:table-cell-properties style:vertical-align="middle" fo:padding="0.1042in" fo:border="0.05pt solid #808080"/>
    </style:style>
    <style:style style:name="Table44.D4" style:family="table-cell">
      <style:table-cell-properties style:vertical-align="middle" fo:padding="0.1042in" fo:border="0.05pt solid #808080"/>
    </style:style>
    <style:style style:name="Table44.E4" style:family="table-cell">
      <style:table-cell-properties style:vertical-align="middle" fo:padding="0.1042in" fo:border="0.05pt solid #808080"/>
    </style:style>
    <style:style style:name="Table44.F4" style:family="table-cell">
      <style:table-cell-properties style:vertical-align="middle" fo:padding="0.1042in" fo:border="0.05pt solid #808080"/>
    </style:style>
    <style:style style:name="Table45" style:family="table">
      <style:table-properties style:width="5.7215in" table:align="left" fo:background-color="transparent">
        <style:background-image/>
      </style:table-properties>
    </style:style>
    <style:style style:name="Table45.A" style:family="table-column">
      <style:table-column-properties style:column-width="2.5708in"/>
    </style:style>
    <style:style style:name="Table45.B" style:family="table-column">
      <style:table-column-properties style:column-width="0.5563in"/>
    </style:style>
    <style:style style:name="Table45.C" style:family="table-column">
      <style:table-column-properties style:column-width="1.0271in"/>
    </style:style>
    <style:style style:name="Table45.D" style:family="table-column">
      <style:table-column-properties style:column-width="0.5715in"/>
    </style:style>
    <style:style style:name="Table45.E" style:family="table-column">
      <style:table-column-properties style:column-width="0.5924in"/>
    </style:style>
    <style:style style:name="Table45.F" style:family="table-column">
      <style:table-column-properties style:column-width="0.4035in"/>
    </style:style>
    <style:style style:name="Table45.A1" style:family="table-cell">
      <style:table-cell-properties style:vertical-align="middle" fo:background-color="#293d8e" fo:padding="0.1563in" fo:border="0.05pt solid #808080">
        <style:background-image/>
      </style:table-cell-properties>
    </style:style>
    <style:style style:name="Table45.A2" style:family="table-cell">
      <style:table-cell-properties style:vertical-align="middle" fo:padding="0.1042in" fo:border="0.05pt solid #808080"/>
    </style:style>
    <style:style style:name="Table45.B2" style:family="table-cell">
      <style:table-cell-properties style:vertical-align="middle" fo:padding="0.1042in" fo:border="0.05pt solid #808080"/>
    </style:style>
    <style:style style:name="Table45.C2" style:family="table-cell">
      <style:table-cell-properties style:vertical-align="middle" fo:padding="0.1042in" fo:border="0.05pt solid #808080"/>
    </style:style>
    <style:style style:name="Table45.D2" style:family="table-cell">
      <style:table-cell-properties style:vertical-align="middle" fo:padding="0.1042in" fo:border="0.05pt solid #808080"/>
    </style:style>
    <style:style style:name="Table45.E2" style:family="table-cell">
      <style:table-cell-properties style:vertical-align="middle" fo:padding="0.1042in" fo:border="0.05pt solid #808080"/>
    </style:style>
    <style:style style:name="Table45.F2" style:family="table-cell">
      <style:table-cell-properties style:vertical-align="middle" fo:padding="0.1042in" fo:border="0.05pt solid #808080"/>
    </style:style>
    <style:style style:name="Table45.3" style:family="table-row">
      <style:table-row-properties fo:background-color="#b8d7e8">
        <style:background-image/>
      </style:table-row-properties>
    </style:style>
    <style:style style:name="Table45.A3" style:family="table-cell">
      <style:table-cell-properties style:vertical-align="middle" fo:padding="0.1042in" fo:border="0.05pt solid #808080"/>
    </style:style>
    <style:style style:name="Table45.B3" style:family="table-cell">
      <style:table-cell-properties fo:padding="0.0194in" fo:border="none"/>
    </style:style>
    <style:style style:name="Table45.A4" style:family="table-cell">
      <style:table-cell-properties style:vertical-align="middle" fo:padding="0.1042in" fo:border="0.05pt solid #808080"/>
    </style:style>
    <style:style style:name="Table45.B4" style:family="table-cell">
      <style:table-cell-properties style:vertical-align="middle" fo:padding="0.1042in" fo:border="0.05pt solid #808080"/>
    </style:style>
    <style:style style:name="Table45.C4" style:family="table-cell">
      <style:table-cell-properties style:vertical-align="middle" fo:padding="0.1042in" fo:border="0.05pt solid #808080"/>
    </style:style>
    <style:style style:name="Table45.D4" style:family="table-cell">
      <style:table-cell-properties style:vertical-align="middle" fo:padding="0.1042in" fo:border="0.05pt solid #808080"/>
    </style:style>
    <style:style style:name="Table45.E4" style:family="table-cell">
      <style:table-cell-properties style:vertical-align="middle" fo:padding="0.1042in" fo:border="0.05pt solid #808080"/>
    </style:style>
    <style:style style:name="Table45.F4" style:family="table-cell">
      <style:table-cell-properties style:vertical-align="middle" fo:padding="0.1042in" fo:border="0.05pt solid #808080"/>
    </style:style>
    <style:style style:name="Table46" style:family="table">
      <style:table-properties style:width="5.7215in" table:align="left" fo:background-color="transparent">
        <style:background-image/>
      </style:table-properties>
    </style:style>
    <style:style style:name="Table46.A" style:family="table-column">
      <style:table-column-properties style:column-width="2.5708in"/>
    </style:style>
    <style:style style:name="Table46.B" style:family="table-column">
      <style:table-column-properties style:column-width="0.5563in"/>
    </style:style>
    <style:style style:name="Table46.C" style:family="table-column">
      <style:table-column-properties style:column-width="1.0271in"/>
    </style:style>
    <style:style style:name="Table46.D" style:family="table-column">
      <style:table-column-properties style:column-width="0.5715in"/>
    </style:style>
    <style:style style:name="Table46.E" style:family="table-column">
      <style:table-column-properties style:column-width="0.5924in"/>
    </style:style>
    <style:style style:name="Table46.F" style:family="table-column">
      <style:table-column-properties style:column-width="0.4035in"/>
    </style:style>
    <style:style style:name="Table46.A1" style:family="table-cell">
      <style:table-cell-properties style:vertical-align="middle" fo:background-color="#293d8e" fo:padding="0.1563in" fo:border="0.05pt solid #808080">
        <style:background-image/>
      </style:table-cell-properties>
    </style:style>
    <style:style style:name="Table46.A2" style:family="table-cell">
      <style:table-cell-properties style:vertical-align="middle" fo:padding="0.1042in" fo:border="0.05pt solid #808080"/>
    </style:style>
    <style:style style:name="Table46.B2" style:family="table-cell">
      <style:table-cell-properties style:vertical-align="middle" fo:padding="0.1042in" fo:border="0.05pt solid #808080"/>
    </style:style>
    <style:style style:name="Table46.C2" style:family="table-cell">
      <style:table-cell-properties style:vertical-align="middle" fo:padding="0.1042in" fo:border="0.05pt solid #808080"/>
    </style:style>
    <style:style style:name="Table46.D2" style:family="table-cell">
      <style:table-cell-properties style:vertical-align="middle" fo:padding="0.1042in" fo:border="0.05pt solid #808080"/>
    </style:style>
    <style:style style:name="Table46.E2" style:family="table-cell">
      <style:table-cell-properties style:vertical-align="middle" fo:padding="0.1042in" fo:border="0.05pt solid #808080"/>
    </style:style>
    <style:style style:name="Table46.F2" style:family="table-cell">
      <style:table-cell-properties style:vertical-align="middle" fo:padding="0.1042in" fo:border="0.05pt solid #808080"/>
    </style:style>
    <style:style style:name="Table46.3" style:family="table-row">
      <style:table-row-properties fo:background-color="#b8d7e8">
        <style:background-image/>
      </style:table-row-properties>
    </style:style>
    <style:style style:name="Table46.A3" style:family="table-cell">
      <style:table-cell-properties style:vertical-align="middle" fo:padding="0.1042in" fo:border="0.05pt solid #808080"/>
    </style:style>
    <style:style style:name="Table46.B3" style:family="table-cell">
      <style:table-cell-properties fo:padding="0.0194in" fo:border="none"/>
    </style:style>
    <style:style style:name="Table46.A4" style:family="table-cell">
      <style:table-cell-properties style:vertical-align="middle" fo:padding="0.1042in" fo:border="0.05pt solid #808080"/>
    </style:style>
    <style:style style:name="Table46.B4" style:family="table-cell">
      <style:table-cell-properties style:vertical-align="middle" fo:padding="0.1042in" fo:border="0.05pt solid #808080"/>
    </style:style>
    <style:style style:name="Table46.C4" style:family="table-cell">
      <style:table-cell-properties style:vertical-align="middle" fo:padding="0.1042in" fo:border="0.05pt solid #808080"/>
    </style:style>
    <style:style style:name="Table46.D4" style:family="table-cell">
      <style:table-cell-properties style:vertical-align="middle" fo:padding="0.1042in" fo:border="0.05pt solid #808080"/>
    </style:style>
    <style:style style:name="Table46.E4" style:family="table-cell">
      <style:table-cell-properties style:vertical-align="middle" fo:padding="0.1042in" fo:border="0.05pt solid #808080"/>
    </style:style>
    <style:style style:name="Table46.F4" style:family="table-cell">
      <style:table-cell-properties style:vertical-align="middle" fo:padding="0.1042in" fo:border="0.05pt solid #808080"/>
    </style:style>
    <style:style style:name="Table47" style:family="table">
      <style:table-properties style:width="5.7215in" table:align="left" fo:background-color="transparent">
        <style:background-image/>
      </style:table-properties>
    </style:style>
    <style:style style:name="Table47.A" style:family="table-column">
      <style:table-column-properties style:column-width="2.5708in"/>
    </style:style>
    <style:style style:name="Table47.B" style:family="table-column">
      <style:table-column-properties style:column-width="0.5563in"/>
    </style:style>
    <style:style style:name="Table47.C" style:family="table-column">
      <style:table-column-properties style:column-width="1.0271in"/>
    </style:style>
    <style:style style:name="Table47.D" style:family="table-column">
      <style:table-column-properties style:column-width="0.5715in"/>
    </style:style>
    <style:style style:name="Table47.E" style:family="table-column">
      <style:table-column-properties style:column-width="0.5924in"/>
    </style:style>
    <style:style style:name="Table47.F" style:family="table-column">
      <style:table-column-properties style:column-width="0.4035in"/>
    </style:style>
    <style:style style:name="Table47.A1" style:family="table-cell">
      <style:table-cell-properties style:vertical-align="middle" fo:background-color="#293d8e" fo:padding="0.1563in" fo:border="0.05pt solid #808080">
        <style:background-image/>
      </style:table-cell-properties>
    </style:style>
    <style:style style:name="Table47.A2" style:family="table-cell">
      <style:table-cell-properties style:vertical-align="middle" fo:padding="0.1042in" fo:border="0.05pt solid #808080"/>
    </style:style>
    <style:style style:name="Table47.B2" style:family="table-cell">
      <style:table-cell-properties style:vertical-align="middle" fo:padding="0.1042in" fo:border="0.05pt solid #808080"/>
    </style:style>
    <style:style style:name="Table47.C2" style:family="table-cell">
      <style:table-cell-properties style:vertical-align="middle" fo:padding="0.1042in" fo:border="0.05pt solid #808080"/>
    </style:style>
    <style:style style:name="Table47.D2" style:family="table-cell">
      <style:table-cell-properties style:vertical-align="middle" fo:padding="0.1042in" fo:border="0.05pt solid #808080"/>
    </style:style>
    <style:style style:name="Table47.E2" style:family="table-cell">
      <style:table-cell-properties style:vertical-align="middle" fo:padding="0.1042in" fo:border="0.05pt solid #808080"/>
    </style:style>
    <style:style style:name="Table47.F2" style:family="table-cell">
      <style:table-cell-properties style:vertical-align="middle" fo:padding="0.1042in" fo:border="0.05pt solid #808080"/>
    </style:style>
    <style:style style:name="Table47.3" style:family="table-row">
      <style:table-row-properties fo:background-color="#b8d7e8">
        <style:background-image/>
      </style:table-row-properties>
    </style:style>
    <style:style style:name="Table47.A3" style:family="table-cell">
      <style:table-cell-properties style:vertical-align="middle" fo:padding="0.1042in" fo:border="0.05pt solid #808080"/>
    </style:style>
    <style:style style:name="Table47.B3" style:family="table-cell">
      <style:table-cell-properties fo:padding="0.0194in" fo:border="none"/>
    </style:style>
    <style:style style:name="Table47.A4" style:family="table-cell">
      <style:table-cell-properties style:vertical-align="middle" fo:padding="0.1042in" fo:border="0.05pt solid #808080"/>
    </style:style>
    <style:style style:name="Table47.B4" style:family="table-cell">
      <style:table-cell-properties style:vertical-align="middle" fo:padding="0.1042in" fo:border="0.05pt solid #808080"/>
    </style:style>
    <style:style style:name="Table47.C4" style:family="table-cell">
      <style:table-cell-properties style:vertical-align="middle" fo:padding="0.1042in" fo:border="0.05pt solid #808080"/>
    </style:style>
    <style:style style:name="Table47.D4" style:family="table-cell">
      <style:table-cell-properties style:vertical-align="middle" fo:padding="0.1042in" fo:border="0.05pt solid #808080"/>
    </style:style>
    <style:style style:name="Table47.E4" style:family="table-cell">
      <style:table-cell-properties style:vertical-align="middle" fo:padding="0.1042in" fo:border="0.05pt solid #808080"/>
    </style:style>
    <style:style style:name="Table47.F4" style:family="table-cell">
      <style:table-cell-properties style:vertical-align="middle" fo:padding="0.1042in" fo:border="0.05pt solid #808080"/>
    </style:style>
    <style:style style:name="Table48" style:family="table">
      <style:table-properties style:width="5.7215in" table:align="left" fo:background-color="transparent">
        <style:background-image/>
      </style:table-properties>
    </style:style>
    <style:style style:name="Table48.A" style:family="table-column">
      <style:table-column-properties style:column-width="2.5708in"/>
    </style:style>
    <style:style style:name="Table48.B" style:family="table-column">
      <style:table-column-properties style:column-width="0.5563in"/>
    </style:style>
    <style:style style:name="Table48.C" style:family="table-column">
      <style:table-column-properties style:column-width="1.0271in"/>
    </style:style>
    <style:style style:name="Table48.D" style:family="table-column">
      <style:table-column-properties style:column-width="0.5715in"/>
    </style:style>
    <style:style style:name="Table48.E" style:family="table-column">
      <style:table-column-properties style:column-width="0.5924in"/>
    </style:style>
    <style:style style:name="Table48.F" style:family="table-column">
      <style:table-column-properties style:column-width="0.4035in"/>
    </style:style>
    <style:style style:name="Table48.A1" style:family="table-cell">
      <style:table-cell-properties style:vertical-align="middle" fo:background-color="#293d8e" fo:padding="0.1563in" fo:border="0.05pt solid #808080">
        <style:background-image/>
      </style:table-cell-properties>
    </style:style>
    <style:style style:name="Table48.A2" style:family="table-cell">
      <style:table-cell-properties style:vertical-align="middle" fo:padding="0.1042in" fo:border="0.05pt solid #808080"/>
    </style:style>
    <style:style style:name="Table48.B2" style:family="table-cell">
      <style:table-cell-properties style:vertical-align="middle" fo:padding="0.1042in" fo:border="0.05pt solid #808080"/>
    </style:style>
    <style:style style:name="Table48.C2" style:family="table-cell">
      <style:table-cell-properties style:vertical-align="middle" fo:padding="0.1042in" fo:border="0.05pt solid #808080"/>
    </style:style>
    <style:style style:name="Table48.D2" style:family="table-cell">
      <style:table-cell-properties style:vertical-align="middle" fo:padding="0.1042in" fo:border="0.05pt solid #808080"/>
    </style:style>
    <style:style style:name="Table48.E2" style:family="table-cell">
      <style:table-cell-properties style:vertical-align="middle" fo:padding="0.1042in" fo:border="0.05pt solid #808080"/>
    </style:style>
    <style:style style:name="Table48.F2" style:family="table-cell">
      <style:table-cell-properties style:vertical-align="middle" fo:padding="0.1042in" fo:border="0.05pt solid #808080"/>
    </style:style>
    <style:style style:name="Table48.3" style:family="table-row">
      <style:table-row-properties fo:background-color="#b8d7e8">
        <style:background-image/>
      </style:table-row-properties>
    </style:style>
    <style:style style:name="Table48.A3" style:family="table-cell">
      <style:table-cell-properties style:vertical-align="middle" fo:padding="0.1042in" fo:border="0.05pt solid #808080"/>
    </style:style>
    <style:style style:name="Table48.B3" style:family="table-cell">
      <style:table-cell-properties fo:padding="0.0194in" fo:border="none"/>
    </style:style>
    <style:style style:name="Table48.A4" style:family="table-cell">
      <style:table-cell-properties style:vertical-align="middle" fo:padding="0.1042in" fo:border="0.05pt solid #808080"/>
    </style:style>
    <style:style style:name="Table48.B4" style:family="table-cell">
      <style:table-cell-properties style:vertical-align="middle" fo:padding="0.1042in" fo:border="0.05pt solid #808080"/>
    </style:style>
    <style:style style:name="Table48.C4" style:family="table-cell">
      <style:table-cell-properties style:vertical-align="middle" fo:padding="0.1042in" fo:border="0.05pt solid #808080"/>
    </style:style>
    <style:style style:name="Table48.D4" style:family="table-cell">
      <style:table-cell-properties style:vertical-align="middle" fo:padding="0.1042in" fo:border="0.05pt solid #808080"/>
    </style:style>
    <style:style style:name="Table48.E4" style:family="table-cell">
      <style:table-cell-properties style:vertical-align="middle" fo:padding="0.1042in" fo:border="0.05pt solid #808080"/>
    </style:style>
    <style:style style:name="Table48.F4" style:family="table-cell">
      <style:table-cell-properties style:vertical-align="middle" fo:padding="0.1042in" fo:border="0.05pt solid #808080"/>
    </style:style>
    <style:style style:name="Table49" style:family="table">
      <style:table-properties style:width="6.925in" table:align="left" fo:background-color="transparent">
        <style:background-image/>
      </style:table-properties>
    </style:style>
    <style:style style:name="Table49.A" style:family="table-column">
      <style:table-column-properties style:column-width="1.3076in"/>
    </style:style>
    <style:style style:name="Table49.B" style:family="table-column">
      <style:table-column-properties style:column-width="1.5049in"/>
    </style:style>
    <style:style style:name="Table49.C" style:family="table-column">
      <style:table-column-properties style:column-width="1.7715in"/>
    </style:style>
    <style:style style:name="Table49.D" style:family="table-column">
      <style:table-column-properties style:column-width="2.341in"/>
    </style:style>
    <style:style style:name="Table49.A1" style:family="table-cell">
      <style:table-cell-properties style:vertical-align="middle" fo:background-color="#293d8e" fo:padding="0.1563in" fo:border="0.05pt solid #808080">
        <style:background-image/>
      </style:table-cell-properties>
    </style:style>
    <style:style style:name="Table49.D1" style:family="table-cell">
      <style:table-cell-properties fo:padding="0.0194in" fo:border="none"/>
    </style:style>
    <style:style style:name="Table49.A2" style:family="table-cell">
      <style:table-cell-properties style:vertical-align="middle" fo:padding="0.1042in" fo:border="0.05pt solid #808080"/>
    </style:style>
    <style:style style:name="Table49.B2" style:family="table-cell">
      <style:table-cell-properties style:vertical-align="middle" fo:padding="0.1042in" fo:border="0.05pt solid #808080"/>
    </style:style>
    <style:style style:name="Table49.C2" style:family="table-cell">
      <style:table-cell-properties style:vertical-align="middle" fo:padding="0.1042in" fo:border="0.05pt solid #808080"/>
    </style:style>
    <style:style style:name="Table49.D2" style:family="table-cell">
      <style:table-cell-properties fo:padding="0.0194in" fo:border="none"/>
    </style:style>
    <style:style style:name="Table49.3" style:family="table-row">
      <style:table-row-properties fo:background-color="#b8d7e8">
        <style:background-image/>
      </style:table-row-properties>
    </style:style>
    <style:style style:name="Table49.A3" style:family="table-cell">
      <style:table-cell-properties style:vertical-align="middle" fo:padding="0.1042in" fo:border="0.05pt solid #808080"/>
    </style:style>
    <style:style style:name="Table49.B3" style:family="table-cell">
      <style:table-cell-properties style:vertical-align="middle" fo:padding="0.1042in" fo:border="0.05pt solid #808080"/>
    </style:style>
    <style:style style:name="Table49.C3" style:family="table-cell">
      <style:table-cell-properties style:vertical-align="middle" fo:padding="0.1042in" fo:border="0.05pt solid #808080"/>
    </style:style>
    <style:style style:name="Table49.D3" style:family="table-cell">
      <style:table-cell-properties fo:padding="0.0194in" fo:border="none"/>
    </style:style>
    <style:style style:name="Table49.A4" style:family="table-cell">
      <style:table-cell-properties style:vertical-align="middle" fo:padding="0.1042in" fo:border="0.05pt solid #808080"/>
    </style:style>
    <style:style style:name="Table49.B4" style:family="table-cell">
      <style:table-cell-properties style:vertical-align="middle" fo:padding="0.1042in" fo:border="0.05pt solid #808080"/>
    </style:style>
    <style:style style:name="Table49.C4" style:family="table-cell">
      <style:table-cell-properties style:vertical-align="middle" fo:padding="0.1042in" fo:border="0.05pt solid #808080"/>
    </style:style>
    <style:style style:name="Table49.D4" style:family="table-cell">
      <style:table-cell-properties style:vertical-align="middle" fo:padding="0.1042in" fo:border="0.05pt solid #808080"/>
    </style:style>
    <style:style style:name="Table49.A5" style:family="table-cell">
      <style:table-cell-properties style:vertical-align="middle" fo:padding="0.1042in" fo:border="0.05pt solid #808080"/>
    </style:style>
    <style:style style:name="Table49.B5" style:family="table-cell">
      <style:table-cell-properties style:vertical-align="middle" fo:padding="0.1042in" fo:border="0.05pt solid #808080"/>
    </style:style>
    <style:style style:name="Table49.C5" style:family="table-cell">
      <style:table-cell-properties style:vertical-align="middle" fo:padding="0.1042in" fo:border="0.05pt solid #808080"/>
    </style:style>
    <style:style style:name="Table49.D5" style:family="table-cell">
      <style:table-cell-properties fo:padding="0.0194in" fo:border="none"/>
    </style:style>
    <style:style style:name="Table49.A6" style:family="table-cell">
      <style:table-cell-properties style:vertical-align="middle" fo:padding="0.1042in" fo:border="0.05pt solid #808080"/>
    </style:style>
    <style:style style:name="Table49.B6" style:family="table-cell">
      <style:table-cell-properties style:vertical-align="middle" fo:padding="0.1042in" fo:border="0.05pt solid #808080"/>
    </style:style>
    <style:style style:name="Table49.C6" style:family="table-cell">
      <style:table-cell-properties style:vertical-align="middle" fo:padding="0.1042in" fo:border="0.05pt solid #808080"/>
    </style:style>
    <style:style style:name="Table49.D6" style:family="table-cell">
      <style:table-cell-properties fo:padding="0.0194in" fo:border="none"/>
    </style:style>
    <style:style style:name="Table49.A7" style:family="table-cell">
      <style:table-cell-properties style:vertical-align="middle" fo:padding="0.1042in" fo:border="0.05pt solid #808080"/>
    </style:style>
    <style:style style:name="Table49.B7" style:family="table-cell">
      <style:table-cell-properties style:vertical-align="middle" fo:padding="0.1042in" fo:border="0.05pt solid #808080"/>
    </style:style>
    <style:style style:name="Table49.C7" style:family="table-cell">
      <style:table-cell-properties style:vertical-align="middle" fo:padding="0.1042in" fo:border="0.05pt solid #808080"/>
    </style:style>
    <style:style style:name="Table49.D7" style:family="table-cell">
      <style:table-cell-properties fo:padding="0.0194in" fo:border="none"/>
    </style:style>
    <style:style style:name="Table49.A8" style:family="table-cell">
      <style:table-cell-properties style:vertical-align="middle" fo:padding="0.1042in" fo:border="0.05pt solid #808080"/>
    </style:style>
    <style:style style:name="Table49.B8" style:family="table-cell">
      <style:table-cell-properties style:vertical-align="middle" fo:padding="0.1042in" fo:border="0.05pt solid #808080"/>
    </style:style>
    <style:style style:name="Table49.C8" style:family="table-cell">
      <style:table-cell-properties style:vertical-align="middle" fo:padding="0.1042in" fo:border="0.05pt solid #808080"/>
    </style:style>
    <style:style style:name="Table49.D8" style:family="table-cell">
      <style:table-cell-properties fo:padding="0.0194in" fo:border="none"/>
    </style:style>
    <style:style style:name="Table49.A9" style:family="table-cell">
      <style:table-cell-properties style:vertical-align="middle" fo:padding="0.1042in" fo:border="0.05pt solid #808080"/>
    </style:style>
    <style:style style:name="Table49.B9" style:family="table-cell">
      <style:table-cell-properties style:vertical-align="middle" fo:padding="0.1042in" fo:border="0.05pt solid #808080"/>
    </style:style>
    <style:style style:name="Table49.C9" style:family="table-cell">
      <style:table-cell-properties style:vertical-align="middle" fo:padding="0.1042in" fo:border="0.05pt solid #808080"/>
    </style:style>
    <style:style style:name="Table49.D9" style:family="table-cell">
      <style:table-cell-properties fo:padding="0.0194in" fo:border="none"/>
    </style:style>
    <style:style style:name="Table49.A10" style:family="table-cell">
      <style:table-cell-properties style:vertical-align="middle" fo:padding="0.1042in" fo:border="0.05pt solid #808080"/>
    </style:style>
    <style:style style:name="Table49.B10" style:family="table-cell">
      <style:table-cell-properties style:vertical-align="middle" fo:padding="0.1042in" fo:border="0.05pt solid #808080"/>
    </style:style>
    <style:style style:name="Table49.C10" style:family="table-cell">
      <style:table-cell-properties style:vertical-align="middle" fo:padding="0.1042in" fo:border="0.05pt solid #808080"/>
    </style:style>
    <style:style style:name="Table49.D10" style:family="table-cell">
      <style:table-cell-properties fo:padding="0.0194in" fo:border="none"/>
    </style:style>
    <style:style style:name="Table49.A11" style:family="table-cell">
      <style:table-cell-properties style:vertical-align="middle" fo:padding="0.1042in" fo:border="0.05pt solid #808080"/>
    </style:style>
    <style:style style:name="Table49.B11" style:family="table-cell">
      <style:table-cell-properties style:vertical-align="middle" fo:padding="0.1042in" fo:border="0.05pt solid #808080"/>
    </style:style>
    <style:style style:name="Table49.C11" style:family="table-cell">
      <style:table-cell-properties style:vertical-align="middle" fo:padding="0.1042in" fo:border="0.05pt solid #808080"/>
    </style:style>
    <style:style style:name="Table49.D11" style:family="table-cell">
      <style:table-cell-properties fo:padding="0.0194in" fo:border="none"/>
    </style:style>
    <style:style style:name="Table49.A12" style:family="table-cell">
      <style:table-cell-properties style:vertical-align="middle" fo:padding="0.1042in" fo:border="0.05pt solid #808080"/>
    </style:style>
    <style:style style:name="Table49.B12" style:family="table-cell">
      <style:table-cell-properties style:vertical-align="middle" fo:padding="0.1042in" fo:border="0.05pt solid #808080"/>
    </style:style>
    <style:style style:name="Table49.C12" style:family="table-cell">
      <style:table-cell-properties style:vertical-align="middle" fo:padding="0.1042in" fo:border="0.05pt solid #808080"/>
    </style:style>
    <style:style style:name="Table49.D12" style:family="table-cell">
      <style:table-cell-properties fo:padding="0.0194in" fo:border="none"/>
    </style:style>
    <style:style style:name="Table49.A13" style:family="table-cell">
      <style:table-cell-properties style:vertical-align="middle" fo:padding="0.1042in" fo:border="0.05pt solid #808080"/>
    </style:style>
    <style:style style:name="Table49.B13" style:family="table-cell">
      <style:table-cell-properties style:vertical-align="middle" fo:padding="0.1042in" fo:border="0.05pt solid #808080"/>
    </style:style>
    <style:style style:name="Table49.C13" style:family="table-cell">
      <style:table-cell-properties style:vertical-align="middle" fo:padding="0.1042in" fo:border="0.05pt solid #808080"/>
    </style:style>
    <style:style style:name="Table49.D13" style:family="table-cell">
      <style:table-cell-properties fo:padding="0.0194in" fo:border="none"/>
    </style:style>
    <style:style style:name="Table49.A14" style:family="table-cell">
      <style:table-cell-properties style:vertical-align="middle" fo:padding="0.1042in" fo:border="0.05pt solid #808080"/>
    </style:style>
    <style:style style:name="Table49.B14" style:family="table-cell">
      <style:table-cell-properties style:vertical-align="middle" fo:padding="0.1042in" fo:border="0.05pt solid #808080"/>
    </style:style>
    <style:style style:name="Table49.C14" style:family="table-cell">
      <style:table-cell-properties style:vertical-align="middle" fo:padding="0.1042in" fo:border="0.05pt solid #808080"/>
    </style:style>
    <style:style style:name="Table49.D14" style:family="table-cell">
      <style:table-cell-properties fo:padding="0.0194in" fo:border="none"/>
    </style:style>
    <style:style style:name="Table49.A15" style:family="table-cell">
      <style:table-cell-properties style:vertical-align="middle" fo:padding="0.1042in" fo:border="0.05pt solid #808080"/>
    </style:style>
    <style:style style:name="Table49.B15" style:family="table-cell">
      <style:table-cell-properties style:vertical-align="middle" fo:padding="0.1042in" fo:border="0.05pt solid #808080"/>
    </style:style>
    <style:style style:name="Table49.C15" style:family="table-cell">
      <style:table-cell-properties style:vertical-align="middle" fo:padding="0.1042in" fo:border="0.05pt solid #808080"/>
    </style:style>
    <style:style style:name="Table49.D15" style:family="table-cell">
      <style:table-cell-properties fo:padding="0.0194in" fo:border="none"/>
    </style:style>
    <style:style style:name="Table50" style:family="table">
      <style:table-properties style:width="2.8389in" table:align="left" fo:background-color="transparent">
        <style:background-image/>
      </style:table-properties>
    </style:style>
    <style:style style:name="Table50.A" style:family="table-column">
      <style:table-column-properties style:column-width="1.2722in"/>
    </style:style>
    <style:style style:name="Table50.B" style:family="table-column">
      <style:table-column-properties style:column-width="1.5667in"/>
    </style:style>
    <style:style style:name="Table50.A1" style:family="table-cell">
      <style:table-cell-properties style:vertical-align="middle" fo:background-color="#293d8e" fo:padding="0.1563in" fo:border="0.05pt solid #808080">
        <style:background-image/>
      </style:table-cell-properties>
    </style:style>
    <style:style style:name="Table50.A2" style:family="table-cell">
      <style:table-cell-properties style:vertical-align="middle" fo:padding="0.1042in" fo:border="0.05pt solid #808080"/>
    </style:style>
    <style:style style:name="Table50.B2" style:family="table-cell">
      <style:table-cell-properties style:vertical-align="middle" fo:padding="0.1042in" fo:border="0.05pt solid #808080"/>
    </style:style>
    <style:style style:name="Table50.3" style:family="table-row">
      <style:table-row-properties fo:background-color="#b8d7e8">
        <style:background-image/>
      </style:table-row-properties>
    </style:style>
    <style:style style:name="Table50.A3" style:family="table-cell">
      <style:table-cell-properties style:vertical-align="middle" fo:padding="0.1042in" fo:border="0.05pt solid #808080"/>
    </style:style>
    <style:style style:name="Table50.B3" style:family="table-cell">
      <style:table-cell-properties style:vertical-align="middle" fo:padding="0.1042in" fo:border="0.05pt solid #808080"/>
    </style:style>
    <style:style style:name="Table50.A4" style:family="table-cell">
      <style:table-cell-properties style:vertical-align="middle" fo:padding="0.1042in" fo:border="0.05pt solid #808080"/>
    </style:style>
    <style:style style:name="Table50.B4" style:family="table-cell">
      <style:table-cell-properties style:vertical-align="middle" fo:padding="0.1042in" fo:border="0.05pt solid #808080"/>
    </style:style>
    <style:style style:name="Table50.A5" style:family="table-cell">
      <style:table-cell-properties style:vertical-align="middle" fo:padding="0.1042in" fo:border="0.05pt solid #808080"/>
    </style:style>
    <style:style style:name="Table50.B5" style:family="table-cell">
      <style:table-cell-properties style:vertical-align="middle" fo:padding="0.1042in" fo:border="0.05pt solid #808080"/>
    </style:style>
    <style:style style:name="Table50.A6" style:family="table-cell">
      <style:table-cell-properties style:vertical-align="middle" fo:padding="0.1042in" fo:border="0.05pt solid #808080"/>
    </style:style>
    <style:style style:name="Table50.B6" style:family="table-cell">
      <style:table-cell-properties style:vertical-align="middle" fo:padding="0.1042in" fo:border="0.05pt solid #808080"/>
    </style:style>
    <style:style style:name="Table50.A7" style:family="table-cell">
      <style:table-cell-properties style:vertical-align="middle" fo:padding="0.1042in" fo:border="0.05pt solid #808080"/>
    </style:style>
    <style:style style:name="Table50.B7" style:family="table-cell">
      <style:table-cell-properties style:vertical-align="middle" fo:padding="0.1042in" fo:border="0.05pt solid #808080"/>
    </style:style>
    <style:style style:name="Table51" style:family="table">
      <style:table-properties style:width="2.7097in" table:align="left" fo:background-color="transparent">
        <style:background-image/>
      </style:table-properties>
    </style:style>
    <style:style style:name="Table51.A" style:family="table-column">
      <style:table-column-properties style:column-width="1.1472in"/>
    </style:style>
    <style:style style:name="Table51.B" style:family="table-column">
      <style:table-column-properties style:column-width="1.5625in"/>
    </style:style>
    <style:style style:name="Table51.A1" style:family="table-cell">
      <style:table-cell-properties style:vertical-align="middle" fo:background-color="#293d8e" fo:padding="0.1563in" fo:border="0.05pt solid #808080">
        <style:background-image/>
      </style:table-cell-properties>
    </style:style>
    <style:style style:name="Table51.2" style:family="table-row">
      <style:table-row-properties fo:background-color="#b8d7e8">
        <style:background-image/>
      </style:table-row-properties>
    </style:style>
    <style:style style:name="Table51.A2" style:family="table-cell">
      <style:table-cell-properties style:vertical-align="middle" fo:padding="0.1042in" fo:border="0.05pt solid #808080"/>
    </style:style>
    <style:style style:name="Table51.B2" style:family="table-cell">
      <style:table-cell-properties style:vertical-align="middle" fo:padding="0.1042in" fo:border="0.05pt solid #808080"/>
    </style:style>
    <style:style style:name="Table51.A3" style:family="table-cell">
      <style:table-cell-properties style:vertical-align="middle" fo:padding="0.1042in" fo:border="0.05pt solid #808080"/>
    </style:style>
    <style:style style:name="Table51.B3" style:family="table-cell">
      <style:table-cell-properties style:vertical-align="middle" fo:padding="0.1042in" fo:border="0.05pt solid #808080"/>
    </style:style>
    <style:style style:name="Table51.A4" style:family="table-cell">
      <style:table-cell-properties style:vertical-align="middle" fo:padding="0.1042in" fo:border="0.05pt solid #808080"/>
    </style:style>
    <style:style style:name="Table51.B4" style:family="table-cell">
      <style:table-cell-properties style:vertical-align="middle" fo:padding="0.1042in" fo:border="0.05pt solid #808080"/>
    </style:style>
    <style:style style:name="Table51.A5" style:family="table-cell">
      <style:table-cell-properties style:vertical-align="middle" fo:padding="0.1042in" fo:border="0.05pt solid #808080"/>
    </style:style>
    <style:style style:name="Table51.B5" style:family="table-cell">
      <style:table-cell-properties style:vertical-align="middle" fo:padding="0.1042in" fo:border="0.05pt solid #808080"/>
    </style:style>
    <style:style style:name="Table51.A6" style:family="table-cell">
      <style:table-cell-properties style:vertical-align="middle" fo:padding="0.1042in" fo:border="0.05pt solid #808080"/>
    </style:style>
    <style:style style:name="Table51.B6" style:family="table-cell">
      <style:table-cell-properties style:vertical-align="middle" fo:padding="0.1042in" fo:border="0.05pt solid #808080"/>
    </style:style>
    <style:style style:name="Table52" style:family="table">
      <style:table-properties style:width="6.925in" table:align="left" fo:background-color="transparent">
        <style:background-image/>
      </style:table-properties>
    </style:style>
    <style:style style:name="Table52.A" style:family="table-column">
      <style:table-column-properties style:column-width="5.6243in"/>
    </style:style>
    <style:style style:name="Table52.B" style:family="table-column">
      <style:table-column-properties style:column-width="1.3007in"/>
    </style:style>
    <style:style style:name="Table52.A1" style:family="table-cell">
      <style:table-cell-properties style:vertical-align="middle" fo:background-color="#293d8e" fo:padding="0.1563in" fo:border="0.05pt solid #808080">
        <style:background-image/>
      </style:table-cell-properties>
    </style:style>
    <style:style style:name="Table52.A2" style:family="table-cell">
      <style:table-cell-properties style:vertical-align="middle" fo:padding="0.1042in" fo:border="0.05pt solid #808080"/>
    </style:style>
    <style:style style:name="Table52.B2" style:family="table-cell">
      <style:table-cell-properties style:vertical-align="middle" fo:padding="0.1042in" fo:border="0.05pt solid #808080"/>
    </style:style>
    <style:style style:name="Table52.3" style:family="table-row">
      <style:table-row-properties fo:background-color="#b8d7e8">
        <style:background-image/>
      </style:table-row-properties>
    </style:style>
    <style:style style:name="Table52.A3" style:family="table-cell">
      <style:table-cell-properties style:vertical-align="middle" fo:padding="0.1042in" fo:border="0.05pt solid #808080"/>
    </style:style>
    <style:style style:name="Table52.B3" style:family="table-cell">
      <style:table-cell-properties style:vertical-align="middle" fo:padding="0.1042in" fo:border="0.05pt solid #808080"/>
    </style:style>
    <style:style style:name="Table52.A4" style:family="table-cell">
      <style:table-cell-properties style:vertical-align="middle" fo:padding="0.1042in" fo:border="0.05pt solid #808080"/>
    </style:style>
    <style:style style:name="Table52.B4" style:family="table-cell">
      <style:table-cell-properties style:vertical-align="middle" fo:padding="0.1042in" fo:border="0.05pt solid #808080"/>
    </style:style>
    <style:style style:name="Table52.A5" style:family="table-cell">
      <style:table-cell-properties style:vertical-align="middle" fo:padding="0.1042in" fo:border="0.05pt solid #808080"/>
    </style:style>
    <style:style style:name="Table52.B5" style:family="table-cell">
      <style:table-cell-properties style:vertical-align="middle" fo:padding="0.1042in" fo:border="0.05pt solid #808080"/>
    </style:style>
    <style:style style:name="Table53" style:family="table">
      <style:table-properties style:width="6.9306in" fo:margin-left="0in" table:align="left" fo:background-color="transparent">
        <style:background-image/>
      </style:table-properties>
    </style:style>
    <style:style style:name="Table53.A" style:family="table-column">
      <style:table-column-properties style:column-width="5.9306in"/>
    </style:style>
    <style:style style:name="Table53.B" style:family="table-column">
      <style:table-column-properties style:column-width="1in"/>
    </style:style>
    <style:style style:name="Table53.A1" style:family="table-cell">
      <style:table-cell-properties style:vertical-align="middle" fo:background-color="#293d8e" fo:padding="0.1563in" fo:border="0.05pt solid #808080">
        <style:background-image/>
      </style:table-cell-properties>
    </style:style>
    <style:style style:name="Table53.A2" style:family="table-cell">
      <style:table-cell-properties style:vertical-align="middle" fo:padding="0.1042in" fo:border="0.05pt solid #808080"/>
    </style:style>
    <style:style style:name="Table53.B2" style:family="table-cell">
      <style:table-cell-properties style:vertical-align="middle" fo:padding="0.1042in" fo:border="0.05pt solid #808080"/>
    </style:style>
    <style:style style:name="Table53.3" style:family="table-row">
      <style:table-row-properties fo:background-color="#b8d7e8">
        <style:background-image/>
      </style:table-row-properties>
    </style:style>
    <style:style style:name="Table53.A3" style:family="table-cell">
      <style:table-cell-properties style:vertical-align="middle" fo:padding="0.1042in" fo:border="0.05pt solid #808080"/>
    </style:style>
    <style:style style:name="Table53.B3" style:family="table-cell">
      <style:table-cell-properties style:vertical-align="middle" fo:padding="0.1042in" fo:border="0.05pt solid #808080"/>
    </style:style>
    <style:style style:name="Table53.A4" style:family="table-cell">
      <style:table-cell-properties style:vertical-align="middle" fo:padding="0.1042in" fo:border="0.05pt solid #808080"/>
    </style:style>
    <style:style style:name="Table53.B4" style:family="table-cell">
      <style:table-cell-properties style:vertical-align="middle" fo:padding="0.1042in" fo:border="0.05pt solid #808080"/>
    </style:style>
    <style:style style:name="Table53.A5" style:family="table-cell">
      <style:table-cell-properties style:vertical-align="middle" fo:padding="0.1042in" fo:border="0.05pt solid #808080"/>
    </style:style>
    <style:style style:name="Table53.B5" style:family="table-cell">
      <style:table-cell-properties style:vertical-align="middle" fo:padding="0.1042in" fo:border="0.05pt solid #808080"/>
    </style:style>
    <style:style style:name="Table54" style:family="table">
      <style:table-properties style:width="6.9306in" fo:margin-left="0in" table:align="left" fo:background-color="transparent">
        <style:background-image/>
      </style:table-properties>
    </style:style>
    <style:style style:name="Table54.A" style:family="table-column">
      <style:table-column-properties style:column-width="1.1806in"/>
    </style:style>
    <style:style style:name="Table54.B" style:family="table-column">
      <style:table-column-properties style:column-width="5.75in"/>
    </style:style>
    <style:style style:name="Table54.A1" style:family="table-cell">
      <style:table-cell-properties style:vertical-align="middle" fo:background-color="#293d8e" fo:padding="0.1563in" fo:border="0.05pt solid #808080">
        <style:background-image/>
      </style:table-cell-properties>
    </style:style>
    <style:style style:name="Table54.A2" style:family="table-cell">
      <style:table-cell-properties style:vertical-align="middle" fo:padding="0.1042in" fo:border="0.05pt solid #808080"/>
    </style:style>
    <style:style style:name="Table54.B2" style:family="table-cell">
      <style:table-cell-properties style:vertical-align="middle" fo:padding="0.1042in" fo:border="0.05pt solid #808080"/>
    </style:style>
    <style:style style:name="Table54.3" style:family="table-row">
      <style:table-row-properties fo:background-color="#b8d7e8">
        <style:background-image/>
      </style:table-row-properties>
    </style:style>
    <style:style style:name="Table54.A3" style:family="table-cell">
      <style:table-cell-properties style:vertical-align="middle" fo:padding="0.1042in" fo:border="0.05pt solid #808080"/>
    </style:style>
    <style:style style:name="Table54.B3" style:family="table-cell">
      <style:table-cell-properties style:vertical-align="middle" fo:padding="0.1042in" fo:border="0.05pt solid #808080"/>
    </style:style>
    <style:style style:name="Table54.A4" style:family="table-cell">
      <style:table-cell-properties style:vertical-align="middle" fo:padding="0.1042in" fo:border="0.05pt solid #808080"/>
    </style:style>
    <style:style style:name="Table54.B4" style:family="table-cell">
      <style:table-cell-properties style:vertical-align="middle" fo:padding="0.1042in" fo:border="0.05pt solid #808080"/>
    </style:style>
    <style:style style:name="Table54.A5" style:family="table-cell">
      <style:table-cell-properties style:vertical-align="middle" fo:padding="0.1042in" fo:border="0.05pt solid #808080"/>
    </style:style>
    <style:style style:name="Table54.B5" style:family="table-cell">
      <style:table-cell-properties style:vertical-align="middle" fo:padding="0.1042in" fo:border="0.05pt solid #808080"/>
    </style:style>
    <style:style style:name="Table55" style:family="table">
      <style:table-properties style:width="6.9306in" fo:margin-left="0in" table:align="left" fo:background-color="transparent">
        <style:background-image/>
      </style:table-properties>
    </style:style>
    <style:style style:name="Table55.A" style:family="table-column">
      <style:table-column-properties style:column-width="1.0556in"/>
    </style:style>
    <style:style style:name="Table55.B" style:family="table-column">
      <style:table-column-properties style:column-width="5.875in"/>
    </style:style>
    <style:style style:name="Table55.A1" style:family="table-cell">
      <style:table-cell-properties style:vertical-align="middle" fo:background-color="#293d8e" fo:padding="0.1563in" fo:border="0.05pt solid #808080">
        <style:background-image/>
      </style:table-cell-properties>
    </style:style>
    <style:style style:name="Table55.A2" style:family="table-cell">
      <style:table-cell-properties style:vertical-align="middle" fo:padding="0.1042in" fo:border="0.05pt solid #808080"/>
    </style:style>
    <style:style style:name="Table55.B2" style:family="table-cell">
      <style:table-cell-properties style:vertical-align="middle" fo:padding="0.1042in" fo:border="0.05pt solid #808080"/>
    </style:style>
    <style:style style:name="Table55.3" style:family="table-row">
      <style:table-row-properties fo:background-color="#b8d7e8">
        <style:background-image/>
      </style:table-row-properties>
    </style:style>
    <style:style style:name="Table55.A3" style:family="table-cell">
      <style:table-cell-properties style:vertical-align="middle" fo:padding="0.1042in" fo:border="0.05pt solid #808080"/>
    </style:style>
    <style:style style:name="Table55.B3" style:family="table-cell">
      <style:table-cell-properties style:vertical-align="middle" fo:padding="0.1042in" fo:border="0.05pt solid #808080"/>
    </style:style>
    <style:style style:name="Table55.A4" style:family="table-cell">
      <style:table-cell-properties style:vertical-align="middle" fo:padding="0.1042in" fo:border="0.05pt solid #808080"/>
    </style:style>
    <style:style style:name="Table55.B4" style:family="table-cell">
      <style:table-cell-properties style:vertical-align="middle" fo:padding="0.1042in" fo:border="0.05pt solid #808080"/>
    </style:style>
    <style:style style:name="Table55.A5" style:family="table-cell">
      <style:table-cell-properties style:vertical-align="middle" fo:padding="0.1042in" fo:border="0.05pt solid #808080"/>
    </style:style>
    <style:style style:name="Table55.B5" style:family="table-cell">
      <style:table-cell-properties style:vertical-align="middle" fo:padding="0.1042in" fo:border="0.05pt solid #808080"/>
    </style:style>
    <style:style style:name="Table55.A6" style:family="table-cell">
      <style:table-cell-properties style:vertical-align="middle" fo:padding="0.1042in" fo:border="0.05pt solid #808080"/>
    </style:style>
    <style:style style:name="Table55.B6" style:family="table-cell">
      <style:table-cell-properties style:vertical-align="middle" fo:padding="0.1042in" fo:border="0.05pt solid #808080"/>
    </style:style>
    <style:style style:name="Table55.A7" style:family="table-cell">
      <style:table-cell-properties style:vertical-align="middle" fo:padding="0.1042in" fo:border="0.05pt solid #808080"/>
    </style:style>
    <style:style style:name="Table55.B7" style:family="table-cell">
      <style:table-cell-properties style:vertical-align="middle" fo:padding="0.1042in" fo:border="0.05pt solid #808080"/>
    </style:style>
    <style:style style:name="Table55.A8" style:family="table-cell">
      <style:table-cell-properties style:vertical-align="middle" fo:padding="0.1042in" fo:border="0.05pt solid #808080"/>
    </style:style>
    <style:style style:name="Table55.B8" style:family="table-cell">
      <style:table-cell-properties style:vertical-align="middle" fo:padding="0.1042in" fo:border="0.05pt solid #808080"/>
    </style:style>
    <style:style style:name="Table56" style:family="table">
      <style:table-properties style:width="5.5653in" fo:margin-left="0.4903in" table:align="left" fo:background-color="transparent">
        <style:background-image/>
      </style:table-properties>
    </style:style>
    <style:style style:name="Table56.A" style:family="table-column">
      <style:table-column-properties style:column-width="1.3889in"/>
    </style:style>
    <style:style style:name="Table56.B" style:family="table-column">
      <style:table-column-properties style:column-width="1.3056in"/>
    </style:style>
    <style:style style:name="Table56.C" style:family="table-column">
      <style:table-column-properties style:column-width="0.875in"/>
    </style:style>
    <style:style style:name="Table56.D" style:family="table-column">
      <style:table-column-properties style:column-width="1.9958in"/>
    </style:style>
    <style:style style:name="Table56.A1" style:family="table-cell">
      <style:table-cell-properties style:vertical-align="middle" fo:background-color="#293d8e" fo:padding="0.1563in" fo:border="0.05pt solid #808080">
        <style:background-image/>
      </style:table-cell-properties>
    </style:style>
    <style:style style:name="Table56.A2" style:family="table-cell">
      <style:table-cell-properties style:vertical-align="middle" fo:padding="0.1042in" fo:border="0.05pt solid #808080"/>
    </style:style>
    <style:style style:name="Table56.B2" style:family="table-cell">
      <style:table-cell-properties style:vertical-align="middle" fo:padding="0.1042in" fo:border="0.05pt solid #808080"/>
    </style:style>
    <style:style style:name="Table56.C2" style:family="table-cell">
      <style:table-cell-properties style:vertical-align="middle" fo:padding="0.1042in" fo:border="0.05pt solid #808080"/>
    </style:style>
    <style:style style:name="Table56.D2" style:family="table-cell">
      <style:table-cell-properties style:vertical-align="middle" fo:padding="0.1042in" fo:border="0.05pt solid #808080"/>
    </style:style>
    <style:style style:name="Table56.3" style:family="table-row">
      <style:table-row-properties fo:background-color="#b8d7e8">
        <style:background-image/>
      </style:table-row-properties>
    </style:style>
    <style:style style:name="Table56.A3" style:family="table-cell">
      <style:table-cell-properties style:vertical-align="middle" fo:padding="0.1042in" fo:border="0.05pt solid #808080"/>
    </style:style>
    <style:style style:name="Table56.B3" style:family="table-cell">
      <style:table-cell-properties style:vertical-align="middle" fo:padding="0.1042in" fo:border="0.05pt solid #808080"/>
    </style:style>
    <style:style style:name="Table56.C3" style:family="table-cell">
      <style:table-cell-properties style:vertical-align="middle" fo:padding="0.1042in" fo:border="0.05pt solid #808080"/>
    </style:style>
    <style:style style:name="Table56.D3" style:family="table-cell">
      <style:table-cell-properties style:vertical-align="middle" fo:padding="0.1042in" fo:border="0.05pt solid #808080"/>
    </style:style>
    <style:style style:name="Table56.A4" style:family="table-cell">
      <style:table-cell-properties style:vertical-align="middle" fo:padding="0.1042in" fo:border="0.05pt solid #808080"/>
    </style:style>
    <style:style style:name="Table56.B4" style:family="table-cell">
      <style:table-cell-properties style:vertical-align="middle" fo:padding="0.1042in" fo:border="0.05pt solid #808080"/>
    </style:style>
    <style:style style:name="Table56.C4" style:family="table-cell">
      <style:table-cell-properties style:vertical-align="middle" fo:padding="0.1042in" fo:border="0.05pt solid #808080"/>
    </style:style>
    <style:style style:name="Table56.D4" style:family="table-cell">
      <style:table-cell-properties style:vertical-align="middle" fo:padding="0.1042in" fo:border="0.05pt solid #808080"/>
    </style:style>
    <style:style style:name="Table56.A5" style:family="table-cell">
      <style:table-cell-properties style:vertical-align="middle" fo:padding="0.1042in" fo:border="0.05pt solid #808080"/>
    </style:style>
    <style:style style:name="Table56.B5" style:family="table-cell">
      <style:table-cell-properties style:vertical-align="middle" fo:padding="0.1042in" fo:border="0.05pt solid #808080"/>
    </style:style>
    <style:style style:name="Table56.C5" style:family="table-cell">
      <style:table-cell-properties style:vertical-align="middle" fo:padding="0.1042in" fo:border="0.05pt solid #808080"/>
    </style:style>
    <style:style style:name="Table56.D5" style:family="table-cell">
      <style:table-cell-properties style:vertical-align="middle" fo:padding="0.1042in" fo:border="0.05pt solid #808080"/>
    </style:style>
    <style:style style:name="Table56.A6" style:family="table-cell">
      <style:table-cell-properties style:vertical-align="middle" fo:padding="0.1042in" fo:border="0.05pt solid #808080"/>
    </style:style>
    <style:style style:name="Table56.B6" style:family="table-cell">
      <style:table-cell-properties style:vertical-align="middle" fo:padding="0.1042in" fo:border="0.05pt solid #808080"/>
    </style:style>
    <style:style style:name="Table56.C6" style:family="table-cell">
      <style:table-cell-properties style:vertical-align="middle" fo:padding="0.1042in" fo:border="0.05pt solid #808080"/>
    </style:style>
    <style:style style:name="Table56.D6" style:family="table-cell">
      <style:table-cell-properties style:vertical-align="middle" fo:padding="0.1042in" fo:border="0.05pt solid #808080"/>
    </style:style>
    <style:style style:name="Table57" style:family="table">
      <style:table-properties style:width="6.925in" table:align="left" fo:background-color="transparent">
        <style:background-image/>
      </style:table-properties>
    </style:style>
    <style:style style:name="Table57.A" style:family="table-column">
      <style:table-column-properties style:column-width="1.1403in"/>
    </style:style>
    <style:style style:name="Table57.B" style:family="table-column">
      <style:table-column-properties style:column-width="0.7396in"/>
    </style:style>
    <style:style style:name="Table57.C" style:family="table-column">
      <style:table-column-properties style:column-width="0.6639in"/>
    </style:style>
    <style:style style:name="Table57.D" style:family="table-column">
      <style:table-column-properties style:column-width="0.684in"/>
    </style:style>
    <style:style style:name="Table57.E" style:family="table-column">
      <style:table-column-properties style:column-width="2.8056in"/>
    </style:style>
    <style:style style:name="Table57.F" style:family="table-column">
      <style:table-column-properties style:column-width="0.8917in"/>
    </style:style>
    <style:style style:name="Table57.A1" style:family="table-cell">
      <style:table-cell-properties style:vertical-align="middle" fo:background-color="#293d8e" fo:padding="0.1563in" fo:border="0.05pt solid #808080">
        <style:background-image/>
      </style:table-cell-properties>
    </style:style>
    <style:style style:name="Table57.A2" style:family="table-cell">
      <style:table-cell-properties style:vertical-align="middle" fo:padding="0.1042in" fo:border="0.05pt solid #808080"/>
    </style:style>
    <style:style style:name="Table57.B2" style:family="table-cell">
      <style:table-cell-properties style:vertical-align="middle" fo:padding="0.1042in" fo:border="0.05pt solid #808080"/>
    </style:style>
    <style:style style:name="Table57.C2" style:family="table-cell">
      <style:table-cell-properties style:vertical-align="middle" fo:padding="0.1042in" fo:border="0.05pt solid #808080"/>
    </style:style>
    <style:style style:name="Table57.D2" style:family="table-cell">
      <style:table-cell-properties style:vertical-align="middle" fo:padding="0.1042in" fo:border="0.05pt solid #808080"/>
    </style:style>
    <style:style style:name="Table57.E2" style:family="table-cell">
      <style:table-cell-properties style:vertical-align="middle" fo:padding="0.1042in" fo:border="0.05pt solid #808080"/>
    </style:style>
    <style:style style:name="Table57.F2" style:family="table-cell">
      <style:table-cell-properties style:vertical-align="middle" fo:padding="0.1042in" fo:border="0.05pt solid #808080"/>
    </style:style>
    <style:style style:name="Table57.3" style:family="table-row">
      <style:table-row-properties fo:background-color="#b8d7e8">
        <style:background-image/>
      </style:table-row-properties>
    </style:style>
    <style:style style:name="Table57.A3" style:family="table-cell">
      <style:table-cell-properties style:vertical-align="middle" fo:padding="0.1042in" fo:border="0.05pt solid #808080"/>
    </style:style>
    <style:style style:name="Table57.B3" style:family="table-cell">
      <style:table-cell-properties style:vertical-align="middle" fo:padding="0.1042in" fo:border="0.05pt solid #808080"/>
    </style:style>
    <style:style style:name="Table57.C3" style:family="table-cell">
      <style:table-cell-properties style:vertical-align="middle" fo:padding="0.1042in" fo:border="0.05pt solid #808080"/>
    </style:style>
    <style:style style:name="Table57.D3" style:family="table-cell">
      <style:table-cell-properties style:vertical-align="middle" fo:padding="0.1042in" fo:border="0.05pt solid #808080"/>
    </style:style>
    <style:style style:name="Table57.E3" style:family="table-cell">
      <style:table-cell-properties style:vertical-align="middle" fo:padding="0.1042in" fo:border="0.05pt solid #808080"/>
    </style:style>
    <style:style style:name="Table57.F3" style:family="table-cell">
      <style:table-cell-properties style:vertical-align="middle" fo:padding="0.1042in" fo:border="0.05pt solid #808080"/>
    </style:style>
    <style:style style:name="Table57.A4" style:family="table-cell">
      <style:table-cell-properties style:vertical-align="middle" fo:padding="0.1042in" fo:border="0.05pt solid #808080"/>
    </style:style>
    <style:style style:name="Table57.B4" style:family="table-cell">
      <style:table-cell-properties style:vertical-align="middle" fo:padding="0.1042in" fo:border="0.05pt solid #808080"/>
    </style:style>
    <style:style style:name="Table57.C4" style:family="table-cell">
      <style:table-cell-properties style:vertical-align="middle" fo:padding="0.1042in" fo:border="0.05pt solid #808080"/>
    </style:style>
    <style:style style:name="Table57.D4" style:family="table-cell">
      <style:table-cell-properties style:vertical-align="middle" fo:padding="0.1042in" fo:border="0.05pt solid #808080"/>
    </style:style>
    <style:style style:name="Table57.E4" style:family="table-cell">
      <style:table-cell-properties style:vertical-align="middle" fo:padding="0.1042in" fo:border="0.05pt solid #808080"/>
    </style:style>
    <style:style style:name="Table57.F4" style:family="table-cell">
      <style:table-cell-properties style:vertical-align="middle" fo:padding="0.1042in" fo:border="0.05pt solid #808080"/>
    </style:style>
    <style:style style:name="Table57.A5" style:family="table-cell">
      <style:table-cell-properties style:vertical-align="middle" fo:padding="0.1042in" fo:border="0.05pt solid #808080"/>
    </style:style>
    <style:style style:name="Table57.B5" style:family="table-cell">
      <style:table-cell-properties style:vertical-align="middle" fo:padding="0.1042in" fo:border="0.05pt solid #808080"/>
    </style:style>
    <style:style style:name="Table57.C5" style:family="table-cell">
      <style:table-cell-properties style:vertical-align="middle" fo:padding="0.1042in" fo:border="0.05pt solid #808080"/>
    </style:style>
    <style:style style:name="Table57.D5" style:family="table-cell">
      <style:table-cell-properties style:vertical-align="middle" fo:padding="0.1042in" fo:border="0.05pt solid #808080"/>
    </style:style>
    <style:style style:name="Table57.E5" style:family="table-cell">
      <style:table-cell-properties style:vertical-align="middle" fo:padding="0.1042in" fo:border="0.05pt solid #808080"/>
    </style:style>
    <style:style style:name="Table57.F5" style:family="table-cell">
      <style:table-cell-properties style:vertical-align="middle" fo:padding="0.1042in" fo:border="0.05pt solid #808080"/>
    </style:style>
    <style:style style:name="Table57.A6" style:family="table-cell">
      <style:table-cell-properties style:vertical-align="middle" fo:padding="0.1042in" fo:border="0.05pt solid #808080"/>
    </style:style>
    <style:style style:name="Table57.B6" style:family="table-cell">
      <style:table-cell-properties style:vertical-align="middle" fo:padding="0.1042in" fo:border="0.05pt solid #808080"/>
    </style:style>
    <style:style style:name="Table57.C6" style:family="table-cell">
      <style:table-cell-properties style:vertical-align="middle" fo:padding="0.1042in" fo:border="0.05pt solid #808080"/>
    </style:style>
    <style:style style:name="Table57.D6" style:family="table-cell">
      <style:table-cell-properties style:vertical-align="middle" fo:padding="0.1042in" fo:border="0.05pt solid #808080"/>
    </style:style>
    <style:style style:name="Table57.E6" style:family="table-cell">
      <style:table-cell-properties style:vertical-align="middle" fo:padding="0.1042in" fo:border="0.05pt solid #808080"/>
    </style:style>
    <style:style style:name="Table57.F6" style:family="table-cell">
      <style:table-cell-properties style:vertical-align="middle" fo:padding="0.1042in" fo:border="0.05pt solid #808080"/>
    </style:style>
    <style:style style:name="Table58" style:family="table">
      <style:table-properties style:width="6.9306in" fo:margin-left="0in" table:align="left" fo:background-color="transparent">
        <style:background-image/>
      </style:table-properties>
    </style:style>
    <style:style style:name="Table58.A" style:family="table-column">
      <style:table-column-properties style:column-width="1.1292in"/>
    </style:style>
    <style:style style:name="Table58.B" style:family="table-column">
      <style:table-column-properties style:column-width="0.7458in"/>
    </style:style>
    <style:style style:name="Table58.C" style:family="table-column">
      <style:table-column-properties style:column-width="0.75in"/>
    </style:style>
    <style:style style:name="Table58.D" style:family="table-column">
      <style:table-column-properties style:column-width="0.9306in"/>
    </style:style>
    <style:style style:name="Table58.E" style:family="table-column">
      <style:table-column-properties style:column-width="0.875in"/>
    </style:style>
    <style:style style:name="Table58.F" style:family="table-column">
      <style:table-column-properties style:column-width="1.75in"/>
    </style:style>
    <style:style style:name="Table58.A1" style:family="table-cell">
      <style:table-cell-properties style:vertical-align="middle" fo:background-color="#293d8e" fo:padding="0.1563in" fo:border="0.05pt solid #808080">
        <style:background-image/>
      </style:table-cell-properties>
    </style:style>
    <style:style style:name="Table58.G1" style:family="table-cell">
      <style:table-cell-properties fo:padding="0.0194in" fo:border="none"/>
    </style:style>
    <style:style style:name="Table58.A2" style:family="table-cell">
      <style:table-cell-properties style:vertical-align="middle" fo:padding="0.1042in" fo:border="0.05pt solid #808080"/>
    </style:style>
    <style:style style:name="Table58.B2" style:family="table-cell">
      <style:table-cell-properties style:vertical-align="middle" fo:padding="0.1042in" fo:border="0.05pt solid #808080"/>
    </style:style>
    <style:style style:name="Table58.C2" style:family="table-cell">
      <style:table-cell-properties style:vertical-align="middle" fo:padding="0.1042in" fo:border="0.05pt solid #808080"/>
    </style:style>
    <style:style style:name="Table58.D2" style:family="table-cell">
      <style:table-cell-properties style:vertical-align="middle" fo:padding="0.1042in" fo:border="0.05pt solid #808080"/>
    </style:style>
    <style:style style:name="Table58.E2" style:family="table-cell">
      <style:table-cell-properties style:vertical-align="middle" fo:padding="0.1042in" fo:border="0.05pt solid #808080"/>
    </style:style>
    <style:style style:name="Table58.F2" style:family="table-cell">
      <style:table-cell-properties style:vertical-align="middle" fo:padding="0.1042in" fo:border="0.05pt solid #808080"/>
    </style:style>
    <style:style style:name="Table58.G2" style:family="table-cell">
      <style:table-cell-properties style:vertical-align="middle" fo:padding="0.1042in" fo:border="0.05pt solid #808080"/>
    </style:style>
    <style:style style:name="Table58.3" style:family="table-row">
      <style:table-row-properties fo:background-color="#b8d7e8">
        <style:background-image/>
      </style:table-row-properties>
    </style:style>
    <style:style style:name="Table58.A3" style:family="table-cell">
      <style:table-cell-properties style:vertical-align="middle" fo:padding="0.1042in" fo:border="0.05pt solid #808080"/>
    </style:style>
    <style:style style:name="Table58.B3" style:family="table-cell">
      <style:table-cell-properties style:vertical-align="middle" fo:padding="0.1042in" fo:border="0.05pt solid #808080"/>
    </style:style>
    <style:style style:name="Table58.C3" style:family="table-cell">
      <style:table-cell-properties style:vertical-align="middle" fo:padding="0.1042in" fo:border="0.05pt solid #808080"/>
    </style:style>
    <style:style style:name="Table58.D3" style:family="table-cell">
      <style:table-cell-properties style:vertical-align="middle" fo:padding="0.1042in" fo:border="0.05pt solid #808080"/>
    </style:style>
    <style:style style:name="Table58.E3" style:family="table-cell">
      <style:table-cell-properties style:vertical-align="middle" fo:padding="0.1042in" fo:border="0.05pt solid #808080"/>
    </style:style>
    <style:style style:name="Table58.F3" style:family="table-cell">
      <style:table-cell-properties style:vertical-align="middle" fo:padding="0.1042in" fo:border="0.05pt solid #808080"/>
    </style:style>
    <style:style style:name="Table58.G3" style:family="table-cell">
      <style:table-cell-properties style:vertical-align="middle" fo:padding="0.1042in" fo:border="0.05pt solid #808080"/>
    </style:style>
    <style:style style:name="Table58.A4" style:family="table-cell">
      <style:table-cell-properties style:vertical-align="middle" fo:padding="0.1042in" fo:border="0.05pt solid #808080"/>
    </style:style>
    <style:style style:name="Table58.B4" style:family="table-cell">
      <style:table-cell-properties style:vertical-align="middle" fo:padding="0.1042in" fo:border="0.05pt solid #808080"/>
    </style:style>
    <style:style style:name="Table58.C4" style:family="table-cell">
      <style:table-cell-properties style:vertical-align="middle" fo:padding="0.1042in" fo:border="0.05pt solid #808080"/>
    </style:style>
    <style:style style:name="Table58.D4" style:family="table-cell">
      <style:table-cell-properties style:vertical-align="middle" fo:padding="0.1042in" fo:border="0.05pt solid #808080"/>
    </style:style>
    <style:style style:name="Table58.E4" style:family="table-cell">
      <style:table-cell-properties style:vertical-align="middle" fo:padding="0.1042in" fo:border="0.05pt solid #808080"/>
    </style:style>
    <style:style style:name="Table58.F4" style:family="table-cell">
      <style:table-cell-properties style:vertical-align="middle" fo:padding="0.1042in" fo:border="0.05pt solid #808080"/>
    </style:style>
    <style:style style:name="Table58.G4" style:family="table-cell">
      <style:table-cell-properties fo:padding="0.0194in" fo:border="none"/>
    </style:style>
    <style:style style:name="Table58.A5" style:family="table-cell">
      <style:table-cell-properties style:vertical-align="middle" fo:padding="0.1042in" fo:border="0.05pt solid #808080"/>
    </style:style>
    <style:style style:name="Table58.B5" style:family="table-cell">
      <style:table-cell-properties style:vertical-align="middle" fo:padding="0.1042in" fo:border="0.05pt solid #808080"/>
    </style:style>
    <style:style style:name="Table58.C5" style:family="table-cell">
      <style:table-cell-properties style:vertical-align="middle" fo:padding="0.1042in" fo:border="0.05pt solid #808080"/>
    </style:style>
    <style:style style:name="Table58.D5" style:family="table-cell">
      <style:table-cell-properties style:vertical-align="middle" fo:padding="0.1042in" fo:border="0.05pt solid #808080"/>
    </style:style>
    <style:style style:name="Table58.E5" style:family="table-cell">
      <style:table-cell-properties style:vertical-align="middle" fo:padding="0.1042in" fo:border="0.05pt solid #808080"/>
    </style:style>
    <style:style style:name="Table58.F5" style:family="table-cell">
      <style:table-cell-properties style:vertical-align="middle" fo:padding="0.1042in" fo:border="0.05pt solid #808080"/>
    </style:style>
    <style:style style:name="Table58.G5" style:family="table-cell">
      <style:table-cell-properties fo:padding="0.0194in" fo:border="none"/>
    </style:style>
    <style:style style:name="Table59" style:family="table">
      <style:table-properties style:width="6.9306in" fo:margin-left="0in" table:align="left" fo:background-color="transparent">
        <style:background-image/>
      </style:table-properties>
    </style:style>
    <style:style style:name="Table59.A" style:family="table-column">
      <style:table-column-properties style:column-width="0.9861in"/>
    </style:style>
    <style:style style:name="Table59.B" style:family="table-column">
      <style:table-column-properties style:column-width="0.8889in"/>
    </style:style>
    <style:style style:name="Table59.C" style:family="table-column">
      <style:table-column-properties style:column-width="0.9306in"/>
    </style:style>
    <style:style style:name="Table59.D" style:family="table-column">
      <style:table-column-properties style:column-width="1.8722in"/>
    </style:style>
    <style:style style:name="Table59.E" style:family="table-column">
      <style:table-column-properties style:column-width="1.3549in"/>
    </style:style>
    <style:style style:name="Table59.F" style:family="table-column">
      <style:table-column-properties style:column-width="0.8979in"/>
    </style:style>
    <style:style style:name="Table59.A1" style:family="table-cell">
      <style:table-cell-properties style:vertical-align="middle" fo:background-color="#293d8e" fo:padding="0.1563in" fo:border="0.05pt solid #808080">
        <style:background-image/>
      </style:table-cell-properties>
    </style:style>
    <style:style style:name="Table59.B2" style:family="table-cell">
      <style:table-cell-properties style:vertical-align="middle" fo:padding="0.1042in" fo:border="0.05pt solid #808080"/>
    </style:style>
    <style:style style:name="Table59.C2" style:family="table-cell">
      <style:table-cell-properties style:vertical-align="middle" fo:padding="0.1042in" fo:border="0.05pt solid #808080"/>
    </style:style>
    <style:style style:name="Table59.D2" style:family="table-cell">
      <style:table-cell-properties style:vertical-align="middle" fo:padding="0.1042in" fo:border="0.05pt solid #808080"/>
    </style:style>
    <style:style style:name="Table59.E2" style:family="table-cell">
      <style:table-cell-properties style:vertical-align="middle" fo:padding="0.1042in" fo:border="0.05pt solid #808080"/>
    </style:style>
    <style:style style:name="Table59.F2" style:family="table-cell">
      <style:table-cell-properties style:vertical-align="middle" fo:padding="0.1042in" fo:border="0.05pt solid #808080"/>
    </style:style>
    <style:style style:name="Table59.3" style:family="table-row">
      <style:table-row-properties fo:background-color="#b8d7e8">
        <style:background-image/>
      </style:table-row-properties>
    </style:style>
    <style:style style:name="Table59.A3" style:family="table-cell">
      <style:table-cell-properties style:vertical-align="middle" fo:padding="0.1042in" fo:border="0.05pt solid #808080"/>
    </style:style>
    <style:style style:name="Table59.B3" style:family="table-cell">
      <style:table-cell-properties style:vertical-align="middle" fo:padding="0.1042in" fo:border="0.05pt solid #808080"/>
    </style:style>
    <style:style style:name="Table59.C3" style:family="table-cell">
      <style:table-cell-properties style:vertical-align="middle" fo:padding="0.1042in" fo:border="0.05pt solid #808080"/>
    </style:style>
    <style:style style:name="Table59.D3" style:family="table-cell">
      <style:table-cell-properties style:vertical-align="middle" fo:padding="0.1042in" fo:border="0.05pt solid #808080"/>
    </style:style>
    <style:style style:name="Table59.E3" style:family="table-cell">
      <style:table-cell-properties style:vertical-align="middle" fo:padding="0.1042in" fo:border="0.05pt solid #808080"/>
    </style:style>
    <style:style style:name="Table59.F3" style:family="table-cell">
      <style:table-cell-properties style:vertical-align="middle" fo:padding="0.1042in" fo:border="0.05pt solid #808080"/>
    </style:style>
    <style:style style:name="Table59.A4" style:family="table-cell">
      <style:table-cell-properties style:vertical-align="middle" fo:padding="0.1042in" fo:border="0.05pt solid #808080"/>
    </style:style>
    <style:style style:name="Table59.B4" style:family="table-cell">
      <style:table-cell-properties style:vertical-align="middle" fo:padding="0.1042in" fo:border="0.05pt solid #808080"/>
    </style:style>
    <style:style style:name="Table59.C4" style:family="table-cell">
      <style:table-cell-properties style:vertical-align="middle" fo:padding="0.1042in" fo:border="0.05pt solid #808080"/>
    </style:style>
    <style:style style:name="Table59.D4" style:family="table-cell">
      <style:table-cell-properties style:vertical-align="middle" fo:padding="0.1042in" fo:border="0.05pt solid #808080"/>
    </style:style>
    <style:style style:name="Table59.E4" style:family="table-cell">
      <style:table-cell-properties style:vertical-align="middle" fo:padding="0.1042in" fo:border="0.05pt solid #808080"/>
    </style:style>
    <style:style style:name="Table59.F4" style:family="table-cell">
      <style:table-cell-properties style:vertical-align="middle" fo:padding="0.1042in" fo:border="0.05pt solid #808080"/>
    </style:style>
    <style:style style:name="Table59.A5" style:family="table-cell">
      <style:table-cell-properties style:vertical-align="middle" fo:padding="0.1042in" fo:border="0.05pt solid #808080"/>
    </style:style>
    <style:style style:name="Table59.B5" style:family="table-cell">
      <style:table-cell-properties style:vertical-align="middle" fo:padding="0.1042in" fo:border="0.05pt solid #808080"/>
    </style:style>
    <style:style style:name="Table59.C5" style:family="table-cell">
      <style:table-cell-properties style:vertical-align="middle" fo:padding="0.1042in" fo:border="0.05pt solid #808080"/>
    </style:style>
    <style:style style:name="Table59.D5" style:family="table-cell">
      <style:table-cell-properties style:vertical-align="middle" fo:padding="0.1042in" fo:border="0.05pt solid #808080"/>
    </style:style>
    <style:style style:name="Table59.E5" style:family="table-cell">
      <style:table-cell-properties style:vertical-align="middle" fo:padding="0.1042in" fo:border="0.05pt solid #808080"/>
    </style:style>
    <style:style style:name="Table59.F5" style:family="table-cell">
      <style:table-cell-properties style:vertical-align="middle" fo:padding="0.1042in" fo:border="0.05pt solid #808080"/>
    </style:style>
    <style:style style:name="P1" style:family="paragraph" style:parent-style-name="Heading_20_1">
      <style:paragraph-properties fo:margin-left="0in" fo:margin-right="0in" fo:margin-top="0.3126in" fo:margin-bottom="0.1043in" style:contextual-spacing="false" fo:line-height="110%" fo:orphans="2" fo:widows="2" fo:text-indent="0in" style:auto-text-indent="false" fo:break-before="page"/>
      <style:text-properties fo:font-variant="normal" fo:text-transform="none" fo:color="#3057a4" loext:opacity="100%" style:font-name="Helvetica Neue" fo:font-size="28.5pt" fo:letter-spacing="normal" fo:font-style="normal" fo:font-weight="normal" officeooo:paragraph-rsid="00561608"/>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fo:font-variant="normal" fo:text-transform="none" fo:color="#3057a4" loext:opacity="100%" style:font-name="Helvetica Neue" fo:font-size="28.5pt" fo:letter-spacing="normal" fo:font-style="normal" fo:font-weight="normal" officeooo:rsid="00416e0f" officeooo:paragraph-rsid="00416e0f"/>
    </style:style>
    <style:style style:name="P4" style:family="paragraph" style:parent-style-name="Heading_20_1">
      <style:paragraph-properties fo:break-before="page"/>
      <style:text-properties officeooo:paragraph-rsid="0043b505"/>
    </style:style>
    <style:style style:name="P5" style:family="paragraph" style:parent-style-name="Heading_20_2">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4pt" fo:letter-spacing="normal" fo:font-style="normal" fo:font-weight="normal"/>
    </style:style>
    <style:style style:name="P6" style:family="paragraph" style:parent-style-name="Heading_20_2">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8.5pt" fo:letter-spacing="normal" fo:font-style="normal" fo:font-weight="normal"/>
    </style:style>
    <style:style style:name="P7" style:family="paragraph" style:parent-style-name="Heading_20_2">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8.5pt" fo:letter-spacing="normal" fo:font-style="normal" fo:font-weight="normal" officeooo:paragraph-rsid="001ddabb"/>
    </style:style>
    <style:style style:name="P8" style:family="paragraph" style:parent-style-name="Heading_20_2">
      <style:paragraph-properties fo:margin-left="0in" fo:margin-right="0in" fo:margin-top="0.2083in" fo:margin-bottom="0.1043in" style:contextual-spacing="false" fo:line-height="110%" fo:text-indent="0in" style:auto-text-indent="false"/>
      <style:text-properties fo:text-transform="uppercase" fo:color="#3057a4" loext:opacity="100%" style:font-name="inherit" fo:font-size="28.5pt" fo:letter-spacing="normal" fo:font-style="normal" fo:font-weight="bold"/>
    </style:style>
    <style:style style:name="P9" style:family="paragraph" style:parent-style-name="Heading_20_2">
      <style:paragraph-properties fo:margin-left="0in" fo:margin-right="0in" fo:margin-top="0.2083in" fo:margin-bottom="0.1043in" style:contextual-spacing="false" fo:line-height="110%" fo:orphans="2" fo:widows="2" fo:text-indent="0in" style:auto-text-indent="false" fo:break-before="page"/>
      <style:text-properties fo:font-variant="normal" fo:text-transform="none" fo:color="#3057a4" loext:opacity="100%" style:font-name="Helvetica Neue" fo:font-size="28.5pt" fo:letter-spacing="normal" fo:font-style="normal" fo:font-weight="normal"/>
    </style:style>
    <style:style style:name="P10" style:family="paragraph" style:parent-style-name="Heading_20_2">
      <style:paragraph-properties fo:margin-left="0in" fo:margin-right="0in" fo:margin-top="0.2083in" fo:margin-bottom="0.1043in" style:contextual-spacing="false" fo:line-height="110%" fo:orphans="2" fo:widows="2" fo:text-indent="0in" style:auto-text-indent="false" fo:break-before="page"/>
    </style:style>
    <style:style style:name="P11" style:family="paragraph" style:parent-style-name="Heading_20_3">
      <style:text-properties fo:font-variant="normal" fo:text-transform="none" fo:color="#3057a4" loext:opacity="100%" style:font-name="Helvetica Neue" fo:font-size="24pt" fo:letter-spacing="normal" fo:font-style="normal" fo:font-weight="normal" officeooo:rsid="00416e0f" officeooo:paragraph-rsid="00416e0f"/>
    </style:style>
    <style:style style:name="P12" style:family="paragraph" style:parent-style-name="Heading_20_3">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1pt" fo:letter-spacing="normal" fo:font-style="normal" fo:font-weight="normal"/>
    </style:style>
    <style:style style:name="P13" style:family="paragraph" style:parent-style-name="Heading_20_3">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4pt" fo:letter-spacing="normal" fo:font-style="normal" fo:font-weight="normal"/>
    </style:style>
    <style:style style:name="P14" style:family="paragraph" style:parent-style-name="Heading_20_3">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4pt" fo:letter-spacing="normal" fo:font-style="normal" fo:font-weight="normal" officeooo:paragraph-rsid="001585c2"/>
    </style:style>
    <style:style style:name="P15" style:family="paragraph" style:parent-style-name="Heading_20_3">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8.5pt" fo:letter-spacing="normal" fo:font-style="normal" fo:font-weight="normal"/>
    </style:style>
    <style:style style:name="P16" style:family="paragraph" style:parent-style-name="Heading_20_4">
      <style:text-properties fo:font-variant="normal" fo:text-transform="none" fo:color="#3057a4" loext:opacity="100%" style:font-name="Helvetica Neue" fo:font-size="21pt" fo:letter-spacing="normal" fo:font-style="normal" fo:font-weight="normal"/>
    </style:style>
    <style:style style:name="P17" style:family="paragraph" style:parent-style-name="Heading_20_4">
      <style:paragraph-properties fo:margin-left="0in" fo:margin-right="0in" fo:margin-top="0.3126in" fo:margin-bottom="0.1043in" style:contextual-spacing="false" fo:line-height="110%" fo:orphans="2" fo:widows="2" fo:text-indent="0in" style:auto-text-indent="false"/>
      <style:text-properties fo:font-variant="normal" fo:text-transform="none" fo:color="#3057a4" loext:opacity="100%" style:font-name="Helvetica Neue" fo:font-size="18pt" fo:letter-spacing="normal" fo:font-style="normal" fo:font-weight="normal"/>
    </style:style>
    <style:style style:name="P18" style:family="paragraph" style:parent-style-name="Heading_20_4">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1pt" fo:letter-spacing="normal" fo:font-style="normal" fo:font-weight="normal"/>
    </style:style>
    <style:style style:name="P19" style:family="paragraph" style:parent-style-name="Heading_20_4">
      <loext:graphic-properties draw:fill="none"/>
      <style:paragraph-properties fo:margin-left="0.5in" fo:margin-right="0in" fo:margin-top="0.3126in" fo:margin-bottom="0.1043in" style:contextual-spacing="false" fo:line-height="110%" fo:orphans="2" fo:widows="2" fo:text-indent="0in" style:auto-text-indent="false" fo:background-color="transparent"/>
      <style:text-properties fo:font-variant="normal" fo:text-transform="none" fo:color="#3057a4" loext:opacity="100%" style:font-name="Helvetica Neue" fo:font-size="18pt" fo:letter-spacing="normal" fo:font-style="italic" fo:font-weight="normal"/>
    </style:style>
    <style:style style:name="P20" style:family="paragraph" style:parent-style-name="Heading_20_4" style:master-page-name="">
      <loext:graphic-properties draw:fill="none"/>
      <style:paragraph-properties fo:margin-left="0.5in" fo:margin-right="0in" fo:margin-top="0.2083in" fo:margin-bottom="0.1043in" style:contextual-spacing="false" fo:line-height="110%" fo:orphans="2" fo:widows="2" fo:text-indent="0in" style:auto-text-indent="false" style:page-number="auto" fo:background-color="transparent"/>
      <style:text-properties fo:font-variant="normal" fo:text-transform="none" fo:color="#3057a4" loext:opacity="100%" style:font-name="Helvetica Neue" fo:font-size="21pt" fo:letter-spacing="normal" fo:font-style="italic" fo:font-weight="normal" style:font-style-asian="italic" style:font-style-complex="italic"/>
    </style:style>
    <style:style style:name="P21" style:family="paragraph" style:parent-style-name="Heading_20_5">
      <style:paragraph-properties fo:margin-left="0in" fo:margin-right="0in" fo:margin-top="0.3126in" fo:margin-bottom="0.1043in" style:contextual-spacing="false" fo:line-height="110%" fo:orphans="2" fo:widows="2" fo:text-indent="0in" style:auto-text-indent="false"/>
      <style:text-properties fo:font-variant="normal" fo:text-transform="none" fo:color="#3057a4" loext:opacity="100%" style:font-name="Helvetica Neue" fo:font-size="18pt" fo:letter-spacing="normal" fo:font-style="normal" fo:font-weight="normal"/>
    </style:style>
    <style:style style:name="P22" style:family="paragraph" style:parent-style-name="Heading_20_5">
      <style:paragraph-properties fo:margin-left="0in" fo:margin-right="0in" fo:margin-top="0.3126in" fo:margin-bottom="0.1043in" style:contextual-spacing="false" fo:line-height="110%" fo:orphans="2" fo:widows="2" fo:text-indent="0in" style:auto-text-indent="false"/>
      <style:text-properties officeooo:paragraph-rsid="00561608"/>
    </style:style>
    <style:style style:name="P23" style:family="paragraph" style:parent-style-name="Heading_20_5">
      <loext:graphic-properties draw:fill="none"/>
      <style:paragraph-properties fo:margin-left="0.5in" fo:margin-right="0in" fo:margin-top="0.1043in" fo:margin-bottom="0.1043in" style:contextual-spacing="false" fo:line-height="110%" fo:orphans="2" fo:widows="2" fo:text-indent="0in" style:auto-text-indent="false"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style>
    <style:style style:name="P24" style:family="paragraph" style:parent-style-name="Heading_20_5"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25" style:family="paragraph" style:parent-style-name="Heading_20_5"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26" style:family="paragraph" style:parent-style-name="Heading_20_5"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27" style:family="paragraph" style:parent-style-name="Heading_20_5">
      <loext:graphic-properties draw:fill="none"/>
      <style:paragraph-properties fo:margin-left="0.5in" fo:margin-right="0in" fo:margin-top="0.3126in" fo:margin-bottom="0.1043in" style:contextual-spacing="false" fo:line-height="110%" fo:orphans="2" fo:widows="2" fo:text-indent="0in" style:auto-text-indent="false" fo:background-color="transparent"/>
      <style:text-properties fo:font-variant="normal" fo:text-transform="none" fo:color="#3057a4" loext:opacity="100%" style:font-name="Helvetica Neue" fo:font-size="18pt" fo:letter-spacing="normal" fo:font-style="italic" fo:font-weight="normal"/>
    </style:style>
    <style:style style:name="P28" style:family="paragraph" style:parent-style-name="Heading_20_5" style:master-page-name="">
      <loext:graphic-properties draw:fill="none"/>
      <style:paragraph-properties fo:margin-left="0.5in" fo:margin-right="0in" fo:margin-top="0.3126in" fo:margin-bottom="0.1043in" style:contextual-spacing="false" fo:line-height="110%" fo:orphans="2" fo:widows="2" fo:text-indent="0in" style:auto-text-indent="false" style:page-number="auto" fo:background-color="transparent"/>
      <style:text-properties fo:font-variant="normal" fo:text-transform="none" fo:color="#3057a4" loext:opacity="100%" style:font-name="Helvetica Neue" fo:font-size="18pt" fo:letter-spacing="normal" fo:font-style="italic" fo:font-weight="normal" style:font-style-asian="italic" style:font-style-complex="italic"/>
    </style:style>
    <style:style style:name="P29" style:family="paragraph" style:parent-style-name="Heading_20_5" style:master-page-name="">
      <loext:graphic-properties draw:fill="none"/>
      <style:paragraph-properties fo:margin-left="0.5in" fo:margin-right="0in" fo:margin-top="0.3126in" fo:margin-bottom="0.1043in" style:contextual-spacing="false" fo:line-height="110%" fo:orphans="2" fo:widows="2" fo:text-indent="0in" style:auto-text-indent="false" style:page-number="auto" fo:background-color="transparent"/>
      <style:text-properties fo:font-variant="normal" fo:text-transform="none" fo:color="#3057a4" loext:opacity="100%" style:font-name="Helvetica Neue" fo:font-size="18pt" fo:letter-spacing="normal" fo:font-style="italic" fo:font-weight="normal" style:font-style-asian="italic" style:font-style-complex="italic"/>
    </style:style>
    <style:style style:name="P30" style:family="paragraph" style:parent-style-name="Heading_20_5" style:master-page-name="">
      <loext:graphic-properties draw:fill="none"/>
      <style:paragraph-properties fo:margin-left="0.5in" fo:margin-right="0in" fo:margin-top="0.3126in" fo:margin-bottom="0.1043in" style:contextual-spacing="false" fo:line-height="110%" fo:orphans="2" fo:widows="2" fo:text-indent="0in" style:auto-text-indent="false" style:page-number="auto" fo:background-color="transparent"/>
      <style:text-properties fo:font-variant="normal" fo:text-transform="none" fo:color="#3057a4" loext:opacity="100%" style:font-name="Helvetica Neue" fo:font-size="18pt" fo:letter-spacing="normal" fo:font-style="italic" fo:font-weight="normal" style:font-style-asian="italic" style:font-style-complex="italic"/>
    </style:style>
    <style:style style:name="P31" style:family="paragraph" style:parent-style-name="Heading_20_5" style:master-page-name="">
      <loext:graphic-properties draw:fill="none"/>
      <style:paragraph-properties fo:margin-left="0.5in" fo:margin-right="0in" fo:margin-top="0.3126in" fo:margin-bottom="0.1043in" style:contextual-spacing="false" fo:line-height="110%" fo:orphans="2" fo:widows="2" fo:text-indent="0in" style:auto-text-indent="false" style:page-number="auto" fo:background-color="transparent"/>
      <style:text-properties fo:font-variant="normal" fo:text-transform="none" fo:color="#3057a4" loext:opacity="100%" style:font-name="Helvetica Neue" fo:font-size="18pt" fo:letter-spacing="normal" fo:font-style="italic" fo:font-weight="normal" style:font-style-asian="italic" style:font-style-complex="italic"/>
    </style:style>
    <style:style style:name="P32" style:family="paragraph" style:parent-style-name="Heading_20_5" style:master-page-name="">
      <loext:graphic-properties draw:fill="none"/>
      <style:paragraph-properties fo:margin-left="0.5in" fo:margin-right="0in" fo:margin-top="0.3126in" fo:margin-bottom="0.1043in" style:contextual-spacing="false" fo:line-height="110%" fo:orphans="2" fo:widows="2" fo:text-indent="0in" style:auto-text-indent="false" style:page-number="auto" fo:background-color="transparent"/>
      <style:text-properties fo:font-variant="normal" fo:text-transform="none" fo:color="#3057a4" loext:opacity="100%" style:font-name="Helvetica Neue" fo:font-size="18pt" fo:letter-spacing="normal" fo:font-style="italic" fo:font-weight="normal" style:font-style-asian="italic" style:font-style-complex="italic"/>
    </style:style>
    <style:style style:name="P33" style:family="paragraph" style:parent-style-name="Heading_20_5" style:master-page-name="">
      <loext:graphic-properties draw:fill="none"/>
      <style:paragraph-properties fo:margin-left="0.5in" fo:margin-right="0in" fo:margin-top="0.3126in" fo:margin-bottom="0.1043in" style:contextual-spacing="false" fo:line-height="110%" fo:orphans="2" fo:widows="2" fo:text-indent="0in" style:auto-text-indent="false" style:page-number="auto" fo:background-color="transparent"/>
      <style:text-properties fo:font-variant="normal" fo:text-transform="none" fo:color="#3057a4" loext:opacity="100%" style:font-name="Helvetica Neue" fo:font-size="18pt" fo:letter-spacing="normal" fo:font-style="italic" fo:font-weight="normal" style:font-style-asian="italic" style:font-style-complex="italic"/>
    </style:style>
    <style:style style:name="P34" style:family="paragraph" style:parent-style-name="Heading_20_5" style:master-page-name="">
      <loext:graphic-properties draw:fill="none"/>
      <style:paragraph-properties fo:margin-left="0.5in" fo:margin-right="0in" fo:margin-top="0.3126in" fo:margin-bottom="0.1043in" style:contextual-spacing="false" fo:line-height="110%" fo:orphans="2" fo:widows="2" fo:text-indent="0in" style:auto-text-indent="false" style:page-number="auto" fo:background-color="transparent"/>
      <style:text-properties fo:font-variant="normal" fo:text-transform="none" fo:color="#3057a4" loext:opacity="100%" style:font-name="Helvetica Neue" fo:font-size="18pt" fo:letter-spacing="normal" fo:font-style="italic" fo:font-weight="normal" style:font-style-asian="italic" style:font-style-complex="italic"/>
    </style:style>
    <style:style style:name="P35"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36"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37" style:family="paragraph" style:parent-style-name="Heading_20_6">
      <loext:graphic-properties draw:fill="none"/>
      <style:paragraph-properties fo:margin-left="0.5in" fo:margin-right="0in" fo:margin-top="0.1043in" fo:margin-bottom="0.1043in" style:contextual-spacing="false" fo:line-height="110%" fo:orphans="2" fo:widows="2" fo:text-indent="0in" style:auto-text-indent="false"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38" style:family="paragraph" style:parent-style-name="Heading_20_6">
      <loext:graphic-properties draw:fill="none"/>
      <style:paragraph-properties fo:margin-left="0.5in" fo:margin-right="0in" fo:margin-top="0.1043in" fo:margin-bottom="0.1043in" style:contextual-spacing="false" fo:line-height="110%" fo:orphans="2" fo:widows="2" fo:text-indent="0in" style:auto-text-indent="false"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style>
    <style:style style:name="P39" style:family="paragraph" style:parent-style-name="Heading_20_6">
      <loext:graphic-properties draw:fill="none"/>
      <style:paragraph-properties fo:margin-left="0.5in" fo:margin-right="0in" fo:margin-top="0.1043in" fo:margin-bottom="0.1043in" style:contextual-spacing="false" fo:line-height="110%" fo:orphans="2" fo:widows="2" fo:text-indent="0in" style:auto-text-indent="false"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normal" fo:font-weight="normal"/>
    </style:style>
    <style:style style:name="P40"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41"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42"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43"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44"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45"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46"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47"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48"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49"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50"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51"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52"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53"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54"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55"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56"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57"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58"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59"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60"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61"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style>
    <style:style style:name="P62"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63"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64"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65"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66"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67"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68"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69" style:family="paragraph" style:parent-style-name="Heading_20_6">
      <style:paragraph-properties fo:margin-left="0in" fo:margin-right="0in" fo:margin-top="0.1043in" fo:margin-bottom="0.1043in" style:contextual-spacing="false" fo:line-height="110%" fo:orphans="2" fo:widows="2" fo:text-indent="0in" style:auto-text-indent="false"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normal" fo:font-weight="normal"/>
    </style:style>
    <style:style style:name="P70" style:family="paragraph" style:parent-style-name="Standard">
      <style:text-properties officeooo:rsid="0043b505" officeooo:paragraph-rsid="0043b505"/>
    </style:style>
    <style:style style:name="P71" style:family="paragraph" style:parent-style-name="Table_20_Contents">
      <style:paragraph-properties fo:text-align="start" style:justify-single-word="false"/>
    </style:style>
    <style:style style:name="P72" style:family="paragraph" style:parent-style-name="Table_20_Contents">
      <style:paragraph-properties fo:text-align="start" style:justify-single-word="false"/>
      <style:text-properties fo:font-weight="bold"/>
    </style:style>
    <style:style style:name="P73" style:family="paragraph" style:parent-style-name="Table_20_Contents">
      <style:paragraph-properties fo:text-align="center" style:justify-single-word="false"/>
      <style:text-properties fo:font-weight="bold"/>
    </style:style>
    <style:style style:name="P74" style:family="paragraph" style:parent-style-name="Table_20_Contents">
      <style:text-properties fo:font-size="2pt" style:font-size-asian="2pt" style:font-size-complex="2pt"/>
    </style:style>
    <style:style style:name="P75" style:family="paragraph" style:parent-style-name="Table_20_Contents">
      <style:paragraph-properties fo:text-align="center" style:justify-single-word="false"/>
      <style:text-properties fo:font-size="2pt" style:font-size-asian="2pt" style:font-size-complex="2pt"/>
    </style:style>
    <style:style style:name="P76" style:family="paragraph" style:parent-style-name="Table_20_Contents">
      <style:paragraph-properties fo:line-height="100%" fo:text-align="center" style:justify-single-word="false"/>
      <style:text-properties fo:font-size="2pt" style:font-size-asian="2pt" style:font-size-complex="2pt"/>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line-height="100%" fo:text-align="center" style:justify-single-word="false"/>
    </style:style>
    <style:style style:name="P79" style:family="paragraph" style:parent-style-name="Table_20_Contents">
      <style:text-properties fo:color="#000000" loext:opacity="100%" fo:font-size="2pt" style:font-size-asian="2pt" style:font-size-complex="2pt"/>
    </style:style>
    <style:style style:name="P80" style:family="paragraph" style:parent-style-name="Table_20_Contents">
      <style:paragraph-properties fo:text-align="start" style:justify-single-word="false"/>
      <style:text-properties fo:color="#000000" loext:opacity="100%"/>
    </style:style>
    <style:style style:name="P81" style:family="paragraph" style:parent-style-name="Table_20_Contents">
      <style:paragraph-properties fo:text-align="center" style:justify-single-word="false"/>
      <style:text-properties fo:font-style="italic" style:font-style-asian="italic" style:font-style-complex="italic"/>
    </style:style>
    <style:style style:name="P82" style:family="paragraph" style:parent-style-name="Table_20_Contents">
      <style:paragraph-properties fo:margin-top="0in" fo:margin-bottom="0.1965in" style:contextual-spacing="false" fo:text-align="start" style:justify-single-word="false"/>
    </style:style>
    <style:style style:name="P83" style:family="paragraph" style:parent-style-name="Table_20_Contents">
      <style:paragraph-properties fo:margin-left="0in" fo:margin-right="0in" fo:margin-top="0in" fo:margin-bottom="0.1043in" style:contextual-spacing="false" fo:text-align="start" style:justify-single-word="false" fo:text-indent="0in" style:auto-text-indent="false"/>
    </style:style>
    <style:style style:name="P84" style:family="paragraph" style:parent-style-name="Table_20_Contents">
      <style:paragraph-properties fo:margin-left="0in" fo:margin-right="0in" fo:margin-top="0in" fo:margin-bottom="0.1043in" style:contextual-spacing="false" fo:text-align="start" style:justify-single-word="false" fo:text-indent="0in" style:auto-text-indent="false"/>
      <style:text-properties fo:font-weight="bold"/>
    </style:style>
    <style:style style:name="P85" style:family="paragraph" style:parent-style-name="Table_20_Contents">
      <style:paragraph-properties fo:margin-left="0in" fo:margin-right="0in" fo:margin-top="0in" fo:margin-bottom="0.1043in" style:contextual-spacing="false" fo:text-align="center" style:justify-single-word="false" fo:text-indent="0in" style:auto-text-indent="false"/>
      <style:text-properties fo:font-weight="bold"/>
    </style:style>
    <style:style style:name="P86" style:family="paragraph" style:parent-style-name="Table_20_Contents">
      <style:paragraph-properties fo:margin-left="0in" fo:margin-right="0in" fo:margin-top="0in" fo:margin-bottom="0.1043in" style:contextual-spacing="false" fo:line-height="100%" fo:text-align="center" style:justify-single-word="false" fo:text-indent="0in" style:auto-text-indent="false"/>
      <style:text-properties fo:font-weight="bold"/>
    </style:style>
    <style:style style:name="P87"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fo:font-weight="bold"/>
    </style:style>
    <style:style style:name="P88"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style>
    <style:style style:name="P89" style:family="paragraph" style:parent-style-name="Table_20_Contents">
      <style:paragraph-properties fo:margin-top="0in" fo:margin-bottom="0in" style:contextual-spacing="false" fo:line-height="100%" fo:text-align="center" style:justify-single-word="false"/>
    </style:style>
    <style:style style:name="P90" style:family="paragraph" style:parent-style-name="Table_20_Contents">
      <style:paragraph-properties fo:margin-top="0in" fo:margin-bottom="0in" style:contextual-spacing="false" fo:line-height="100%" fo:text-align="center" style:justify-single-word="false"/>
      <style:text-properties officeooo:paragraph-rsid="002a625d"/>
    </style:style>
    <style:style style:name="P91" style:family="paragraph" style:parent-style-name="Text_20_body">
      <style:paragraph-properties fo:text-align="center" style:justify-single-word="false"/>
      <style:text-properties officeooo:rsid="00416e0f" officeooo:paragraph-rsid="00416e0f"/>
    </style:style>
    <style:style style:name="P92" style:family="paragraph" style:parent-style-name="Table_20_Heading">
      <style:paragraph-properties fo:text-align="center" style:justify-single-word="false"/>
      <style:text-properties fo:color="#ffffff" loext:opacity="100%" fo:font-weight="bold"/>
    </style:style>
    <style:style style:name="P93" style:family="paragraph" style:parent-style-name="Table_20_Heading">
      <style:paragraph-properties fo:text-align="center" style:justify-single-word="false"/>
      <style:text-properties fo:color="#ffffff" loext:opacity="100%" fo:font-style="italic" fo:font-weight="bold" style:font-style-asian="italic" style:font-style-complex="italic"/>
    </style:style>
    <style:style style:name="P94" style:family="paragraph" style:parent-style-name="Table_20_Heading">
      <style:paragraph-properties fo:margin-top="0in" fo:margin-bottom="0in" style:contextual-spacing="false" fo:line-height="100%" fo:text-align="center" style:justify-single-word="false"/>
      <style:text-properties fo:color="#ffffff" loext:opacity="100%"/>
    </style:style>
    <style:style style:name="P95" style:family="paragraph" style:parent-style-name="Text_20_body">
      <style:text-properties fo:font-variant="normal" fo:text-transform="none" fo:color="#333333" loext:opacity="100%" style:font-name="Helvetica Neue" fo:font-size="10.5pt" fo:letter-spacing="normal" fo:font-style="normal" fo:font-weight="normal" officeooo:rsid="00416e0f" officeooo:paragraph-rsid="00416e0f"/>
    </style:style>
    <style:style style:name="P96" style:family="paragraph" style:parent-style-name="Text_20_body">
      <style:text-properties officeooo:rsid="00416e0f" officeooo:paragraph-rsid="00416e0f"/>
    </style:style>
    <style:style style:name="P97" style:family="paragraph" style:parent-style-name="Text_20_body">
      <style:paragraph-properties fo:margin-left="0in" fo:margin-right="0in" fo:orphans="2" fo:widows="2" fo:text-indent="0in" style:auto-text-indent="false"/>
      <style:text-properties fo:font-variant="normal" fo:text-transform="none" fo:color="#333333" loext:opacity="100%" style:font-name="Helvetica Neue" fo:font-size="10.5pt" fo:letter-spacing="normal" fo:font-style="normal" fo:font-weight="normal"/>
    </style:style>
    <style:style style:name="P98" style:family="paragraph" style:parent-style-name="Text_20_body">
      <style:paragraph-properties fo:margin-left="0in" fo:margin-right="0in"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302d1d"/>
    </style:style>
    <style:style style:name="P99" style:family="paragraph" style:parent-style-name="Text_20_body">
      <style:paragraph-properties fo:margin-left="0in" fo:margin-right="0in" fo:margin-top="0in" fo:margin-bottom="0.1043in" style:contextual-spacing="false" fo:text-indent="0in" style:auto-text-indent="false"/>
    </style:style>
    <style:style style:name="P100"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style:style>
    <style:style style:name="P101"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1585c2"/>
    </style:style>
    <style:style style:name="P102"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2a625d"/>
    </style:style>
    <style:style style:name="P103"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302d1d"/>
    </style:style>
    <style:style style:name="P104" style:family="paragraph" style:parent-style-name="Text_20_body">
      <loext:graphic-properties draw:fill="none"/>
      <style:paragraph-properties fo:margin-left="0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normal" fo:font-weight="normal" style:font-style-asian="normal" style:font-style-complex="normal"/>
    </style:style>
    <style:style style:name="P105"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bold"/>
    </style:style>
    <style:style style:name="P106" style:family="paragraph" style:parent-style-name="Text_20_body">
      <style:paragraph-properties fo:margin-left="0in" fo:margin-right="0in" fo:margin-top="0in" fo:margin-bottom="0.1043in" style:contextual-spacing="false" fo:orphans="2" fo:widows="2" fo:text-indent="0in" style:auto-text-indent="false"/>
    </style:style>
    <style:style style:name="P107" style:family="paragraph" style:parent-style-name="Text_20_body">
      <style:paragraph-properties fo:margin-left="0in" fo:margin-right="0in" fo:margin-top="0.3126in" fo:margin-bottom="0.1043in" style:contextual-spacing="false" fo:line-height="110%" fo:orphans="2" fo:widows="2" fo:text-indent="0in" style:auto-text-indent="false"/>
      <style:text-properties officeooo:paragraph-rsid="00561608"/>
    </style:style>
    <style:style style:name="P108" style:family="paragraph" style:parent-style-name="Text_20_body">
      <style:paragraph-properties fo:margin-left="0in" fo:margin-right="0in" fo:margin-top="0.3126in" fo:margin-bottom="0.1043in" style:contextual-spacing="false" fo:line-height="110%"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561608"/>
    </style:style>
    <style:style style:name="P109" style:family="paragraph" style:parent-style-name="Text_20_body">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110" style:family="paragraph" style:parent-style-name="Text_20_body" style:list-style-name="L23">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111" style:family="paragraph" style:parent-style-name="Text_20_body" style:list-style-name="L46">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112" style:family="paragraph" style:parent-style-name="Text_20_body" style:list-style-name="L115">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113" style:family="paragraph" style:parent-style-name="Text_20_body" style:list-style-name="L116">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114" style:family="paragraph" style:parent-style-name="Text_20_body" style:list-style-name="L117">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115" style:family="paragraph" style:parent-style-name="Text_20_body">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6" style:family="paragraph" style:parent-style-name="Text_20_body" style:list-style-name="L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7" style:family="paragraph" style:parent-style-name="Text_20_body" style:list-style-name="L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8" style:family="paragraph" style:parent-style-name="Text_20_body" style:list-style-name="L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9" style:family="paragraph" style:parent-style-name="Text_20_body" style:list-style-name="L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0" style:family="paragraph" style:parent-style-name="Text_20_body" style:list-style-name="L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1" style:family="paragraph" style:parent-style-name="Text_20_body" style:list-style-name="L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2" style:family="paragraph" style:parent-style-name="Text_20_body" style:list-style-name="L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3" style:family="paragraph" style:parent-style-name="Text_20_body" style:list-style-name="L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4" style:family="paragraph" style:parent-style-name="Text_20_body" style:list-style-name="L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5" style:family="paragraph" style:parent-style-name="Text_20_body" style:list-style-name="L1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6" style:family="paragraph" style:parent-style-name="Text_20_body" style:list-style-name="L1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7" style:family="paragraph" style:parent-style-name="Text_20_body" style:list-style-name="L1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8" style:family="paragraph" style:parent-style-name="Text_20_body" style:list-style-name="L1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9" style:family="paragraph" style:parent-style-name="Text_20_body" style:list-style-name="L1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0" style:family="paragraph" style:parent-style-name="Text_20_body" style:list-style-name="L1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1" style:family="paragraph" style:parent-style-name="Text_20_body" style:list-style-name="L1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2" style:family="paragraph" style:parent-style-name="Text_20_body" style:list-style-name="L1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3" style:family="paragraph" style:parent-style-name="Text_20_body" style:list-style-name="L1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4" style:family="paragraph" style:parent-style-name="Text_20_body" style:list-style-name="L2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5" style:family="paragraph" style:parent-style-name="Text_20_body" style:list-style-name="L2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6" style:family="paragraph" style:parent-style-name="Text_20_body" style:list-style-name="L2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7" style:family="paragraph" style:parent-style-name="Text_20_body" style:list-style-name="L2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8" style:family="paragraph" style:parent-style-name="Text_20_body" style:list-style-name="L2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9" style:family="paragraph" style:parent-style-name="Text_20_body" style:list-style-name="L2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0" style:family="paragraph" style:parent-style-name="Text_20_body" style:list-style-name="L2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1" style:family="paragraph" style:parent-style-name="Text_20_body" style:list-style-name="L2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2" style:family="paragraph" style:parent-style-name="Text_20_body" style:list-style-name="L2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3" style:family="paragraph" style:parent-style-name="Text_20_body" style:list-style-name="L2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4" style:family="paragraph" style:parent-style-name="Text_20_body" style:list-style-name="L3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5" style:family="paragraph" style:parent-style-name="Text_20_body" style:list-style-name="L3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6" style:family="paragraph" style:parent-style-name="Text_20_body" style:list-style-name="L3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7" style:family="paragraph" style:parent-style-name="Text_20_body" style:list-style-name="L3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8" style:family="paragraph" style:parent-style-name="Text_20_body" style:list-style-name="L3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9" style:family="paragraph" style:parent-style-name="Text_20_body" style:list-style-name="L3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0" style:family="paragraph" style:parent-style-name="Text_20_body" style:list-style-name="L3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1" style:family="paragraph" style:parent-style-name="Text_20_body" style:list-style-name="L3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2" style:family="paragraph" style:parent-style-name="Text_20_body" style:list-style-name="L3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3" style:family="paragraph" style:parent-style-name="Text_20_body" style:list-style-name="L4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4" style:family="paragraph" style:parent-style-name="Text_20_body" style:list-style-name="L4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5" style:family="paragraph" style:parent-style-name="Text_20_body" style:list-style-name="L4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officeooo:paragraph-rsid="0033a0f1"/>
    </style:style>
    <style:style style:name="P156" style:family="paragraph" style:parent-style-name="Text_20_body" style:list-style-name="L4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7" style:family="paragraph" style:parent-style-name="Text_20_body" style:list-style-name="L4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8" style:family="paragraph" style:parent-style-name="Text_20_body" style:list-style-name="L4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9" style:family="paragraph" style:parent-style-name="Text_20_body" style:list-style-name="L4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0" style:family="paragraph" style:parent-style-name="Text_20_body" style:list-style-name="L4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1" style:family="paragraph" style:parent-style-name="Text_20_body" style:list-style-name="L4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2" style:family="paragraph" style:parent-style-name="Text_20_body" style:list-style-name="L4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3" style:family="paragraph" style:parent-style-name="Text_20_body" style:list-style-name="L5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4" style:family="paragraph" style:parent-style-name="Text_20_body" style:list-style-name="L5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5" style:family="paragraph" style:parent-style-name="Text_20_body" style:list-style-name="L5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6" style:family="paragraph" style:parent-style-name="Text_20_body" style:list-style-name="L5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7" style:family="paragraph" style:parent-style-name="Text_20_body" style:list-style-name="L5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8" style:family="paragraph" style:parent-style-name="Text_20_body" style:list-style-name="L5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9" style:family="paragraph" style:parent-style-name="Text_20_body" style:list-style-name="L5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0" style:family="paragraph" style:parent-style-name="Text_20_body" style:list-style-name="L5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1" style:family="paragraph" style:parent-style-name="Text_20_body" style:list-style-name="L6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2" style:family="paragraph" style:parent-style-name="Text_20_body" style:list-style-name="L6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3" style:family="paragraph" style:parent-style-name="Text_20_body" style:list-style-name="L6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4" style:family="paragraph" style:parent-style-name="Text_20_body" style:list-style-name="L6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5" style:family="paragraph" style:parent-style-name="Text_20_body" style:list-style-name="L6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6" style:family="paragraph" style:parent-style-name="Text_20_body" style:list-style-name="L6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7" style:family="paragraph" style:parent-style-name="Text_20_body" style:list-style-name="L6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8" style:family="paragraph" style:parent-style-name="Text_20_body" style:list-style-name="L6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9" style:family="paragraph" style:parent-style-name="Text_20_body" style:list-style-name="L7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0" style:family="paragraph" style:parent-style-name="Text_20_body" style:list-style-name="L7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1" style:family="paragraph" style:parent-style-name="Text_20_body" style:list-style-name="L7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2" style:family="paragraph" style:parent-style-name="Text_20_body" style:list-style-name="L7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3" style:family="paragraph" style:parent-style-name="Text_20_body" style:list-style-name="L9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4" style:family="paragraph" style:parent-style-name="Text_20_body" style:list-style-name="L10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5" style:family="paragraph" style:parent-style-name="Text_20_body" style:list-style-name="L10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6" style:family="paragraph" style:parent-style-name="Text_20_body" style:list-style-name="L10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7" style:family="paragraph" style:parent-style-name="Text_20_body" style:list-style-name="L10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8" style:family="paragraph" style:parent-style-name="Text_20_body" style:list-style-name="L10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9" style:family="paragraph" style:parent-style-name="Text_20_body" style:list-style-name="L10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0" style:family="paragraph" style:parent-style-name="Text_20_body" style:list-style-name="L10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1" style:family="paragraph" style:parent-style-name="Text_20_body" style:list-style-name="L10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2" style:family="paragraph" style:parent-style-name="Text_20_body" style:list-style-name="L10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3" style:family="paragraph" style:parent-style-name="Text_20_body" style:list-style-name="L11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4" style:family="paragraph" style:parent-style-name="Text_20_body" style:list-style-name="L11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5" style:family="paragraph" style:parent-style-name="Text_20_body" style:list-style-name="L11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6" style:family="paragraph" style:parent-style-name="Text_20_body" style:list-style-name="L11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7" style:family="paragraph" style:parent-style-name="Text_20_body" style:list-style-name="L11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8" style:family="paragraph" style:parent-style-name="Text_20_body" style:list-style-name="L11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9" style:family="paragraph" style:parent-style-name="Text_20_body" style:list-style-name="L11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0" style:family="paragraph" style:parent-style-name="Text_20_body" style:list-style-name="L11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1" style:family="paragraph" style:parent-style-name="Text_20_body" style:list-style-name="L11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2" style:family="paragraph" style:parent-style-name="Text_20_body" style:list-style-name="L17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3" style:family="paragraph" style:parent-style-name="Text_20_body" style:list-style-name="L17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4" style:family="paragraph" style:parent-style-name="Text_20_body" style:list-style-name="L17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5" style:family="paragraph" style:parent-style-name="Text_20_body" style:list-style-name="L18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6" style:family="paragraph" style:parent-style-name="Text_20_body" style:list-style-name="L18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7" style:family="paragraph" style:parent-style-name="Text_20_body" style:list-style-name="L18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8" style:family="paragraph" style:parent-style-name="Text_20_body" style:list-style-name="L18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9" style:family="paragraph" style:parent-style-name="Text_20_body" style:list-style-name="L18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0" style:family="paragraph" style:parent-style-name="Text_20_body" style:list-style-name="L18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1" style:family="paragraph" style:parent-style-name="Text_20_body" style:list-style-name="L18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2" style:family="paragraph" style:parent-style-name="Text_20_body" style:list-style-name="L18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3" style:family="paragraph" style:parent-style-name="Text_20_body" style:list-style-name="L18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4" style:family="paragraph" style:parent-style-name="Text_20_body" style:list-style-name="L18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5" style:family="paragraph" style:parent-style-name="Text_20_body" style:list-style-name="L19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6" style:family="paragraph" style:parent-style-name="Text_20_body" style:list-style-name="L19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7" style:family="paragraph" style:parent-style-name="Text_20_body" style:list-style-name="L19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8" style:family="paragraph" style:parent-style-name="Text_20_body" style:list-style-name="L19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9" style:family="paragraph" style:parent-style-name="Text_20_body" style:list-style-name="L19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0" style:family="paragraph" style:parent-style-name="Text_20_body" style:list-style-name="L19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1" style:family="paragraph" style:parent-style-name="Text_20_body" style:list-style-name="L19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2" style:family="paragraph" style:parent-style-name="Text_20_body" style:list-style-name="L19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3" style:family="paragraph" style:parent-style-name="Text_20_body" style:list-style-name="L19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4" style:family="paragraph" style:parent-style-name="Text_20_body" style:list-style-name="L19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5" style:family="paragraph" style:parent-style-name="Text_20_body" style:list-style-name="L20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6" style:family="paragraph" style:parent-style-name="Text_20_body" style:list-style-name="L20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7" style:family="paragraph" style:parent-style-name="Text_20_body" style:list-style-name="L20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8" style:family="paragraph" style:parent-style-name="Text_20_body" style:list-style-name="L20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9" style:family="paragraph" style:parent-style-name="Text_20_body" style:list-style-name="L20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0" style:family="paragraph" style:parent-style-name="Text_20_body" style:list-style-name="L20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1" style:family="paragraph" style:parent-style-name="Text_20_body" style:list-style-name="L20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2" style:family="paragraph" style:parent-style-name="Text_20_body" style:list-style-name="L20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3" style:family="paragraph" style:parent-style-name="Text_20_body" style:list-style-name="L20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4" style:family="paragraph" style:parent-style-name="Text_20_body" style:list-style-name="L21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5" style:family="paragraph" style:parent-style-name="Text_20_body" style:list-style-name="L21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6" style:family="paragraph" style:parent-style-name="Text_20_body" style:list-style-name="L21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7" style:family="paragraph" style:parent-style-name="Text_20_body" style:list-style-name="L21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8" style:family="paragraph" style:parent-style-name="Text_20_body" style:list-style-name="L21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9" style:family="paragraph" style:parent-style-name="Text_20_body" style:list-style-name="L21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0" style:family="paragraph" style:parent-style-name="Text_20_body" style:list-style-name="L21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1" style:family="paragraph" style:parent-style-name="Text_20_body" style:list-style-name="L21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2" style:family="paragraph" style:parent-style-name="Text_20_body" style:list-style-name="L21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3" style:family="paragraph" style:parent-style-name="Text_20_body" style:list-style-name="L21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4" style:family="paragraph" style:parent-style-name="Text_20_body" style:list-style-name="L22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5" style:family="paragraph" style:parent-style-name="Text_20_body" style:list-style-name="L22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6" style:family="paragraph" style:parent-style-name="Text_20_body" style:list-style-name="L22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7" style:family="paragraph" style:parent-style-name="Text_20_body" style:list-style-name="L22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8" style:family="paragraph" style:parent-style-name="Text_20_body" style:list-style-name="L22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9" style:family="paragraph" style:parent-style-name="Text_20_body" style:list-style-name="L22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50" style:family="paragraph" style:parent-style-name="Text_20_body" style:list-style-name="L22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51" style:family="paragraph" style:parent-style-name="Text_20_body" style:list-style-name="L22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52" style:family="paragraph" style:parent-style-name="Text_20_body" style:list-style-name="L22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53" style:family="paragraph" style:parent-style-name="Text_20_body" style:list-style-name="L22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54" style:family="paragraph" style:parent-style-name="Text_20_body" style:list-style-name="L23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55" style:family="paragraph" style:parent-style-name="Text_20_body" style:list-style-name="L23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56" style:family="paragraph" style:parent-style-name="Text_20_body" style:list-style-name="L23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57" style:family="paragraph" style:parent-style-name="Text_20_body" style:list-style-name="L23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58" style:family="paragraph" style:parent-style-name="Text_20_body" style:list-style-name="L23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59" style:family="paragraph" style:parent-style-name="Text_20_body" style:list-style-name="L23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60" style:family="paragraph" style:parent-style-name="Text_20_body" style:list-style-name="L23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61" style:family="paragraph" style:parent-style-name="Text_20_body" style:list-style-name="L24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62" style:family="paragraph" style:parent-style-name="Text_20_body" style:list-style-name="L24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63" style:family="paragraph" style:parent-style-name="Text_20_body" style:list-style-name="L24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64" style:family="paragraph" style:parent-style-name="Text_20_body" style:list-style-name="L24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65" style:family="paragraph" style:parent-style-name="Text_20_body" style:list-style-name="L24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66" style:family="paragraph" style:parent-style-name="Text_20_body" style:list-style-name="L24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67" style:family="paragraph" style:parent-style-name="Text_20_body" style:list-style-name="L24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68" style:family="paragraph" style:parent-style-name="Text_20_body" style:list-style-name="L24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69" style:family="paragraph" style:parent-style-name="Text_20_body" style:list-style-name="L24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70" style:family="paragraph" style:parent-style-name="Text_20_body" style:list-style-name="L25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71" style:family="paragraph" style:parent-style-name="Text_20_body" style:list-style-name="L25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72" style:family="paragraph" style:parent-style-name="Text_20_body" style:list-style-name="L25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73" style:family="paragraph" style:parent-style-name="Text_20_body" style:list-style-name="L25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74" style:family="paragraph" style:parent-style-name="Text_20_body" style:list-style-name="L25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75" style:family="paragraph" style:parent-style-name="Text_20_body" style:list-style-name="L25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76" style:family="paragraph" style:parent-style-name="Text_20_body" style:list-style-name="L25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77" style:family="paragraph" style:parent-style-name="Text_20_body" style:list-style-name="L25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78" style:family="paragraph" style:parent-style-name="Text_20_body" style:list-style-name="L26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79" style:family="paragraph" style:parent-style-name="Text_20_body" style:list-style-name="L26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80" style:family="paragraph" style:parent-style-name="Text_20_body" style:list-style-name="L26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81" style:family="paragraph" style:parent-style-name="Text_20_body" style:list-style-name="L26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82" style:family="paragraph" style:parent-style-name="Text_20_body" style:list-style-name="L26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83" style:family="paragraph" style:parent-style-name="Text_20_body" style:list-style-name="L26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84" style:family="paragraph" style:parent-style-name="Text_20_body" style:list-style-name="L26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85" style:family="paragraph" style:parent-style-name="Text_20_body" style:list-style-name="L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officeooo:rsid="00293f1e" officeooo:paragraph-rsid="00293f1e"/>
    </style:style>
    <style:style style:name="P286" style:family="paragraph" style:parent-style-name="Text_20_body" style:list-style-name="L18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87" style:family="paragraph" style:parent-style-name="Text_20_body" style:list-style-name="L19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88" style:family="paragraph" style:parent-style-name="Text_20_body" style:list-style-name="L19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89" style:family="paragraph" style:parent-style-name="Text_20_body" style:list-style-name="L20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90" style:family="paragraph" style:parent-style-name="Text_20_body" style:list-style-name="L22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91" style:family="paragraph" style:parent-style-name="Text_20_body" style:list-style-name="L23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92" style:family="paragraph" style:parent-style-name="Text_20_body" style:list-style-name="L205">
      <style:paragraph-properties fo:margin-top="0in" fo:margin-bottom="0.1043in" style:contextual-spacing="false" fo:orphans="2" fo:widows="2"/>
      <style:text-properties fo:font-variant="normal" fo:text-transform="none" fo:color="#333333" loext:opacity="100%" fo:letter-spacing="normal"/>
    </style:style>
    <style:style style:name="P293" style:family="paragraph" style:parent-style-name="Text_20_body" style:list-style-name="L208">
      <style:paragraph-properties fo:margin-top="0in" fo:margin-bottom="0.1043in" style:contextual-spacing="false" fo:orphans="2" fo:widows="2"/>
      <style:text-properties fo:font-variant="normal" fo:text-transform="none" fo:color="#333333" loext:opacity="100%" fo:letter-spacing="normal"/>
    </style:style>
    <style:style style:name="P294" style:family="paragraph" style:parent-style-name="Text_20_body" style:list-style-name="L211">
      <style:paragraph-properties fo:margin-top="0in" fo:margin-bottom="0.1043in" style:contextual-spacing="false" fo:orphans="2" fo:widows="2"/>
      <style:text-properties fo:font-variant="normal" fo:text-transform="none" fo:color="#333333" loext:opacity="100%" fo:letter-spacing="normal"/>
    </style:style>
    <style:style style:name="P295" style:family="paragraph" style:parent-style-name="Text_20_body" style:list-style-name="L6">
      <style:paragraph-properties fo:margin-top="0in" fo:margin-bottom="0.1043in" style:contextual-spacing="false" fo:orphans="2" fo:widows="2"/>
    </style:style>
    <style:style style:name="P296" style:family="paragraph" style:parent-style-name="Text_20_body" style:list-style-name="L20">
      <style:paragraph-properties fo:margin-top="0in" fo:margin-bottom="0.1043in" style:contextual-spacing="false" fo:orphans="2" fo:widows="2"/>
    </style:style>
    <style:style style:name="P297" style:family="paragraph" style:parent-style-name="Text_20_body" style:list-style-name="L26">
      <style:paragraph-properties fo:margin-top="0in" fo:margin-bottom="0.1043in" style:contextual-spacing="false" fo:orphans="2" fo:widows="2"/>
    </style:style>
    <style:style style:name="P298" style:family="paragraph" style:parent-style-name="Text_20_body" style:list-style-name="L28">
      <style:paragraph-properties fo:margin-top="0in" fo:margin-bottom="0.1043in" style:contextual-spacing="false" fo:orphans="2" fo:widows="2"/>
    </style:style>
    <style:style style:name="P299" style:family="paragraph" style:parent-style-name="Text_20_body" style:list-style-name="L63">
      <style:paragraph-properties fo:margin-top="0in" fo:margin-bottom="0.1043in" style:contextual-spacing="false" fo:orphans="2" fo:widows="2"/>
    </style:style>
    <style:style style:name="P300" style:family="paragraph" style:parent-style-name="Text_20_body" style:list-style-name="L66">
      <style:paragraph-properties fo:margin-top="0in" fo:margin-bottom="0.1043in" style:contextual-spacing="false" fo:orphans="2" fo:widows="2"/>
    </style:style>
    <style:style style:name="P301" style:family="paragraph" style:parent-style-name="Text_20_body" style:list-style-name="L71">
      <style:paragraph-properties fo:margin-top="0in" fo:margin-bottom="0.1043in" style:contextual-spacing="false" fo:orphans="2" fo:widows="2"/>
    </style:style>
    <style:style style:name="P302" style:family="paragraph" style:parent-style-name="Text_20_body" style:list-style-name="L104">
      <style:paragraph-properties fo:margin-top="0in" fo:margin-bottom="0.1043in" style:contextual-spacing="false" fo:orphans="2" fo:widows="2"/>
    </style:style>
    <style:style style:name="P303" style:family="paragraph" style:parent-style-name="Text_20_body" style:list-style-name="L105">
      <style:paragraph-properties fo:margin-top="0in" fo:margin-bottom="0.1043in" style:contextual-spacing="false" fo:orphans="2" fo:widows="2"/>
    </style:style>
    <style:style style:name="P304" style:family="paragraph" style:parent-style-name="Text_20_body" style:list-style-name="L112">
      <style:paragraph-properties fo:margin-top="0in" fo:margin-bottom="0.1043in" style:contextual-spacing="false" fo:orphans="2" fo:widows="2"/>
    </style:style>
    <style:style style:name="P305" style:family="paragraph" style:parent-style-name="Text_20_body" style:list-style-name="L179">
      <style:paragraph-properties fo:margin-top="0in" fo:margin-bottom="0.1043in" style:contextual-spacing="false" fo:orphans="2" fo:widows="2"/>
    </style:style>
    <style:style style:name="P306" style:family="paragraph" style:parent-style-name="Text_20_body" style:list-style-name="L185">
      <style:paragraph-properties fo:margin-top="0in" fo:margin-bottom="0.1043in" style:contextual-spacing="false" fo:orphans="2" fo:widows="2"/>
    </style:style>
    <style:style style:name="P307" style:family="paragraph" style:parent-style-name="Text_20_body" style:list-style-name="L188">
      <style:paragraph-properties fo:margin-top="0in" fo:margin-bottom="0.1043in" style:contextual-spacing="false" fo:orphans="2" fo:widows="2"/>
    </style:style>
    <style:style style:name="P308" style:family="paragraph" style:parent-style-name="Text_20_body" style:list-style-name="L221">
      <style:paragraph-properties fo:margin-top="0in" fo:margin-bottom="0.1043in" style:contextual-spacing="false" fo:orphans="2" fo:widows="2"/>
    </style:style>
    <style:style style:name="P309" style:family="paragraph" style:parent-style-name="Text_20_body" style:list-style-name="L224">
      <style:paragraph-properties fo:margin-top="0in" fo:margin-bottom="0.1043in" style:contextual-spacing="false" fo:orphans="2" fo:widows="2"/>
    </style:style>
    <style:style style:name="P310" style:family="paragraph" style:parent-style-name="Text_20_body" style:list-style-name="L230">
      <style:paragraph-properties fo:margin-top="0in" fo:margin-bottom="0.1043in" style:contextual-spacing="false" fo:orphans="2" fo:widows="2"/>
    </style:style>
    <style:style style:name="P311" style:family="paragraph" style:parent-style-name="Text_20_body" style:list-style-name="L242">
      <style:paragraph-properties fo:margin-top="0in" fo:margin-bottom="0.1043in" style:contextual-spacing="false" fo:orphans="2" fo:widows="2"/>
    </style:style>
    <style:style style:name="P312" style:family="paragraph" style:parent-style-name="Text_20_body" style:list-style-name="L243">
      <style:paragraph-properties fo:margin-top="0in" fo:margin-bottom="0.1043in" style:contextual-spacing="false" fo:orphans="2" fo:widows="2"/>
    </style:style>
    <style:style style:name="P313" style:family="paragraph" style:parent-style-name="Text_20_body" style:list-style-name="L245">
      <style:paragraph-properties fo:margin-top="0in" fo:margin-bottom="0.1043in" style:contextual-spacing="false" fo:orphans="2" fo:widows="2"/>
    </style:style>
    <style:style style:name="P314" style:family="paragraph" style:parent-style-name="Text_20_body" style:list-style-name="L246">
      <style:paragraph-properties fo:margin-top="0in" fo:margin-bottom="0.1043in" style:contextual-spacing="false" fo:orphans="2" fo:widows="2"/>
    </style:style>
    <style:style style:name="P315" style:family="paragraph" style:parent-style-name="Text_20_body" style:list-style-name="L248">
      <style:paragraph-properties fo:margin-top="0in" fo:margin-bottom="0.1043in" style:contextual-spacing="false" fo:orphans="2" fo:widows="2"/>
    </style:style>
    <style:style style:name="P316" style:family="paragraph" style:parent-style-name="Text_20_body" style:list-style-name="L254">
      <style:paragraph-properties fo:margin-top="0in" fo:margin-bottom="0.1043in" style:contextual-spacing="false" fo:orphans="2" fo:widows="2"/>
    </style:style>
    <style:style style:name="P317" style:family="paragraph" style:parent-style-name="Text_20_body" style:list-style-name="L257">
      <style:paragraph-properties fo:margin-top="0in" fo:margin-bottom="0.1043in" style:contextual-spacing="false" fo:orphans="2" fo:widows="2"/>
    </style:style>
    <style:style style:name="P318" style:family="paragraph" style:parent-style-name="Text_20_body" style:list-style-name="L258">
      <style:paragraph-properties fo:margin-top="0in" fo:margin-bottom="0.1043in" style:contextual-spacing="false" fo:orphans="2" fo:widows="2"/>
    </style:style>
    <style:style style:name="P319" style:family="paragraph" style:parent-style-name="Text_20_body" style:list-style-name="L261">
      <style:paragraph-properties fo:margin-top="0in" fo:margin-bottom="0.1043in" style:contextual-spacing="false" fo:orphans="2" fo:widows="2"/>
    </style:style>
    <style:style style:name="P320" style:family="paragraph" style:parent-style-name="Text_20_body" style:list-style-name="L264">
      <style:paragraph-properties fo:margin-top="0in" fo:margin-bottom="0.1043in" style:contextual-spacing="false" fo:orphans="2" fo:widows="2"/>
    </style:style>
    <style:style style:name="P321" style:family="paragraph" style:parent-style-name="Text_20_body" style:list-style-name="L266">
      <style:paragraph-properties fo:margin-top="0in" fo:margin-bottom="0.1043in" style:contextual-spacing="false" fo:orphans="2" fo:widows="2"/>
    </style:style>
    <style:style style:name="P322" style:family="paragraph" style:parent-style-name="Text_20_body" style:list-style-name="L267">
      <style:paragraph-properties fo:margin-top="0in" fo:margin-bottom="0.1043in" style:contextual-spacing="false" fo:orphans="2" fo:widows="2"/>
    </style:style>
    <style:style style:name="P323"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24"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officeooo:paragraph-rsid="003c3f98" style:font-style-asian="italic" style:font-style-complex="italic"/>
    </style:style>
    <style:style style:name="P325" style:family="paragraph" style:parent-style-name="Text_20_body">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26"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style>
    <style:style style:name="P327"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italic" fo:font-weight="bold" style:font-style-asian="italic" style:font-style-complex="italic"/>
    </style:style>
    <style:style style:name="P328"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style>
    <style:style style:name="P329" style:family="paragraph" style:parent-style-name="Text_20_body"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30" style:family="paragraph" style:parent-style-name="Text_20_body"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31" style:family="paragraph" style:parent-style-name="Text_20_body"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32" style:family="paragraph" style:parent-style-name="Text_20_body"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33" style:family="paragraph" style:parent-style-name="Text_20_body"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34" style:family="paragraph" style:parent-style-name="Text_20_body"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35" style:family="paragraph" style:parent-style-name="Text_20_body"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36" style:family="paragraph" style:parent-style-name="Text_20_body"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37" style:family="paragraph" style:parent-style-name="Text_20_body" style:list-style-name="L11"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38" style:family="paragraph" style:parent-style-name="Text_20_body" style:list-style-name="L11">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39" style:family="paragraph" style:parent-style-name="Text_20_body" style:list-style-name="L37">
      <loext:graphic-properties draw:fill="none"/>
      <style:paragraph-properties fo:margin-left="0.5in" fo:margin-right="0in" fo:margin-top="0in" fo:margin-bottom="0.1043in" style:contextual-spacing="false" fo:line-height="115%" fo:orphans="2" fo:widows="2" fo:text-indent="0in" style:auto-text-indent="false" fo:background-color="transparent">
        <style:tab-stops/>
      </style:paragraph-properties>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40" style:family="paragraph" style:parent-style-name="Text_20_body" style:list-style-name="L48">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41" style:family="paragraph" style:parent-style-name="Text_20_body" style:list-style-name="L53">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42" style:family="paragraph" style:parent-style-name="Text_20_body" style:list-style-name="L54">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43" style:family="paragraph" style:parent-style-name="Text_20_body" style:list-style-name="L67">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44" style:family="paragraph" style:parent-style-name="Text_20_body" style:list-style-name="L69">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45" style:family="paragraph" style:parent-style-name="Text_20_body" style:list-style-name="L74">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46" style:family="paragraph" style:parent-style-name="Text_20_body" style:list-style-name="L75">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47" style:family="paragraph" style:parent-style-name="Text_20_body" style:list-style-name="L98">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48" style:family="paragraph" style:parent-style-name="Text_20_body" style:list-style-name="L99">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49" style:family="paragraph" style:parent-style-name="Text_20_body" style:list-style-name="L108">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50" style:family="paragraph" style:parent-style-name="Text_20_body" style:list-style-name="L237">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51" style:family="paragraph" style:parent-style-name="Text_20_body" style:list-style-name="L239">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52" style:family="paragraph" style:parent-style-name="Text_20_body" style:list-style-name="L241">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53" style:family="paragraph" style:parent-style-name="Text_20_body" style:list-style-name="L263">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54" style:family="paragraph" style:parent-style-name="Text_20_body" style:list-style-name="L268">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55" style:family="paragraph" style:parent-style-name="Text_20_body" style:list-style-name="L237">
      <loext:graphic-properties draw:fill="none"/>
      <style:paragraph-properties fo:margin-left="0.5in" fo:margin-right="0in" fo:margin-top="0in" fo:margin-bottom="0.1043in" style:contextual-spacing="false" fo:line-height="115%" fo:orphans="2" fo:widows="2" fo:text-indent="0in" style:auto-text-indent="false" fo:background-color="transparent"/>
    </style:style>
    <style:style style:name="P356" style:family="paragraph" style:parent-style-name="Text_20_body" style:list-style-name="L3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ab-stops/>
      </style:paragraph-properties>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57" style:family="paragraph" style:parent-style-name="Text_20_body" style:list-style-name="L48"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58" style:family="paragraph" style:parent-style-name="Text_20_body" style:list-style-name="L53"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59" style:family="paragraph" style:parent-style-name="Text_20_body" style:list-style-name="L54"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60" style:family="paragraph" style:parent-style-name="Text_20_body" style:list-style-name="L6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61" style:family="paragraph" style:parent-style-name="Text_20_body" style:list-style-name="L69"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62" style:family="paragraph" style:parent-style-name="Text_20_body" style:list-style-name="L74"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63" style:family="paragraph" style:parent-style-name="Text_20_body" style:list-style-name="L75"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64" style:family="paragraph" style:parent-style-name="Text_20_body" style:list-style-name="L98"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65" style:family="paragraph" style:parent-style-name="Text_20_body" style:list-style-name="L99"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66" style:family="paragraph" style:parent-style-name="Text_20_body" style:list-style-name="L108"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67" style:family="paragraph" style:parent-style-name="Text_20_body" style:list-style-name="L23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68" style:family="paragraph" style:parent-style-name="Text_20_body" style:list-style-name="L239"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69" style:family="paragraph" style:parent-style-name="Text_20_body" style:list-style-name="L241"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70" style:family="paragraph" style:parent-style-name="Text_20_body" style:list-style-name="L263"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71" style:family="paragraph" style:parent-style-name="Text_20_body" style:list-style-name="L268"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T1" style:family="text">
      <style:text-properties fo:font-weight="bold"/>
    </style:style>
    <style:style style:name="T2" style:family="text">
      <style:text-properties style:font-name="Helvetica Neue" fo:font-size="10.5pt" fo:font-style="normal" fo:font-weight="normal"/>
    </style:style>
    <style:style style:name="T3" style:family="text">
      <style:text-properties style:font-name="Helvetica Neue" fo:font-size="10.5pt" fo:font-style="normal" fo:font-weight="bold"/>
    </style:style>
    <style:style style:name="T4" style:family="text">
      <style:text-properties fo:font-variant="normal" fo:text-transform="none" fo:color="#333333" loext:opacity="100%" style:font-name="Helvetica Neue" fo:font-size="10.5pt" fo:letter-spacing="normal" fo:font-style="normal" fo:font-weight="normal"/>
    </style:style>
    <style:style style:name="T5" style:family="text">
      <style:text-properties fo:font-variant="normal" fo:text-transform="none" fo:color="#333333" loext:opacity="100%" style:font-name="Helvetica Neue" fo:font-size="10.5pt" fo:letter-spacing="normal" fo:font-style="normal" fo:font-weight="bold"/>
    </style:style>
    <style:style style:name="T6" style:family="text">
      <style:text-properties fo:font-variant="normal" fo:text-transform="none" fo:color="#333333" loext:opacity="100%" style:font-name="Helvetica Neue" fo:font-size="10.5pt" fo:letter-spacing="normal" fo:font-weight="normal"/>
    </style:style>
    <style:style style:name="T7" style:family="tex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T8" style:family="text">
      <style:text-properties fo:font-variant="normal" fo:text-transform="none" fo:color="#333333" loext:opacity="100%" style:font-name="Helvetica Neue" fo:font-size="10.5pt" fo:letter-spacing="normal" fo:font-style="italic" fo:font-weight="bold" style:font-style-asian="italic" style:font-style-complex="italic"/>
    </style:style>
    <style:style style:name="T9" style:family="text">
      <style:text-properties fo:font-variant="normal" fo:text-transform="none" fo:color="#333333" loext:opacity="100%" style:font-name="Helvetica Neue" fo:font-size="10.5pt" fo:letter-spacing="normal" fo:font-weight="bold"/>
    </style:style>
    <style:style style:name="T10" style:family="text">
      <style:text-properties fo:font-variant="normal" fo:text-transform="none" fo:color="#3057a4" loext:opacity="100%" style:font-name="Helvetica Neue" fo:font-size="28.5pt" fo:letter-spacing="normal" fo:font-style="normal" fo:font-weight="normal"/>
    </style:style>
    <style:style style:name="T11" style:family="text">
      <style:text-properties fo:font-variant="normal" fo:text-transform="none" fo:color="#3057a4" loext:opacity="100%" style:font-name="Helvetica Neue" fo:font-size="21pt" fo:letter-spacing="normal" fo:font-style="normal" fo:font-weight="normal"/>
    </style:style>
    <style:style style:name="T12" style:family="text">
      <style:text-properties fo:font-variant="normal" fo:text-transform="none" fo:color="#3057a4" loext:opacity="100%" style:font-name="Helvetica Neue" fo:font-size="18pt" fo:letter-spacing="normal" fo:font-style="normal" fo:font-weight="normal"/>
    </style:style>
    <style:style style:name="T13" style:family="text">
      <style:text-properties fo:font-size="7.5pt"/>
    </style:style>
    <style:style style:name="T14" style:family="text">
      <style:text-properties fo:font-size="7.5pt" fo:font-weight="bold"/>
    </style:style>
    <style:style style:name="T15" style:family="text">
      <style:text-properties style:text-underline-style="solid" style:text-underline-width="auto" style:text-underline-color="font-color"/>
    </style:style>
    <style:style style:name="T16" style:family="text">
      <style:text-properties fo:font-style="italic" style:font-style-asian="italic" style:font-style-complex="italic"/>
    </style:style>
    <style:style style:name="T17" style:family="text">
      <style:text-properties style:font-style-asian="italic" style:font-style-complex="italic"/>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0.1965in" text:min-label-width="0.1965in"/>
      </text:list-level-style-bullet>
      <text:list-level-style-bullet text:level="5" text:style-name="Bullet_20_Symbols" style:num-suffix="." text:bullet-char="•">
        <style:list-level-properties text:space-before="-0.1965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0.1965in" text:min-label-width="0.1965in"/>
      </text:list-level-style-bullet>
      <text:list-level-style-bullet text:level="5" text:style-name="Bullet_20_Symbols" style:num-suffix="." text:bullet-char="•">
        <style:list-level-properties text:space-before="-0.1965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0.1965in" text:min-label-width="0.1965in"/>
      </text:list-level-style-bullet>
      <text:list-level-style-bullet text:level="5" text:style-name="Bullet_20_Symbols" style:num-suffix="." text:bullet-char="•">
        <style:list-level-properties text:space-before="-0.1965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0.1965in" text:min-label-width="0.1965in"/>
      </text:list-level-style-bullet>
      <text:list-level-style-bullet text:level="5" text:style-name="Bullet_20_Symbols" style:num-suffix="." text:bullet-char="•">
        <style:list-level-properties text:space-before="-0.1965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0.1965in" text:min-label-width="0.1965in"/>
      </text:list-level-style-bullet>
      <text:list-level-style-bullet text:level="5" text:style-name="Bullet_20_Symbols" style:num-suffix="." text:bullet-char="•">
        <style:list-level-properties text:space-before="-0.1965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0.1965in" text:min-label-width="0.1965in"/>
      </text:list-level-style-bullet>
      <text:list-level-style-bullet text:level="5" text:style-name="Bullet_20_Symbols" style:num-suffix="." text:bullet-char="•">
        <style:list-level-properties text:space-before="-0.1965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d20 System Reference Document</text:p>
      <text:p text:style-name="P100"/>
      <text:p text:style-name="P100">This system is meant for creating and playing games that emulate and celebrate action-packed, story-driven fiction. It thrives when paired with a setting or theme where competent, determined, often larger-than-life protagonists face tense and perilous situations, and where collaboration and teamwork are vital to success.</text:p>
      <text:p text:style-name="P100">It aims to pair the action of the story with a degree of mechanical impact, so that what happens in the narration has direct consequences in the game, and vice versa, and relies on players and Gamemaster alike being active participants in both the fiction and the gameplay.</text:p>
      <text:p text:style-name="P106"><text:span text:style-name="T4">This site serves as a central reference for the “core” of the </text:span><text:span text:style-name="Emphasis"><text:span text:style-name="T5">2D20 System</text:span></text:span><text:span text:style-name="T4">, as well as several common genre-specific modifications, to be used both internally by Modiphius writers and designers, and externally by licensees and affiliates. It will also serve as the basis for a setting-neutral Core Rulebook.</text:span></text:p>
      <text:p text:style-name="P100">This site is broken up into seven distinct chapters, laid out as follows:</text:p>
      <text:h text:style-name="P12" text:outline-level="3">Core Rules</text:h>
      <text:p text:style-name="P100">This chapter provides a basic overview of the basic mechanics, and explains the core principles and concepts of the system. It covers the following areas:</text:p>
      <text:list xml:id="list3842207090" text:style-name="L1">
        <text:list-item>
          <text:p text:style-name="P116">Scenes and Situations</text:p>
        </text:list-item>
        <text:list-item>
          <text:p text:style-name="P116">Skill Tests and Tasks</text:p>
        </text:list-item>
        <text:list-item>
          <text:p text:style-name="P116">Improving the Odds</text:p>
        </text:list-item>
        <text:list-item>
          <text:p text:style-name="P116">Momentum and Threat</text:p>
        </text:list-item>
        <text:list-item>
          <text:p text:style-name="P116">Fortune</text:p>
        </text:list-item>
        <text:list-item>
          <text:p text:style-name="P285">Determination</text:p>
        </text:list-item>
        <text:list-item>
          <text:p text:style-name="P285">Challenges</text:p>
        </text:list-item>
      </text:list>
      <text:h text:style-name="P12" text:outline-level="3">Characters</text:h>
      <text:p text:style-name="P106"><text:span text:style-name="T4">This chapter provides a standard framework for describing characters in the </text:span><text:span text:style-name="Emphasis"><text:span text:style-name="T5">2D20 System</text:span></text:span><text:span text:style-name="T4">, including several common variants and approaches. It covers the following areas:</text:span></text:p>
      <text:list xml:id="list2513384712" text:style-name="L2">
        <text:list-item>
          <text:p text:style-name="P117">Attributes</text:p>
        </text:list-item>
        <text:list-item>
          <text:p text:style-name="P117">Skills</text:p>
        </text:list-item>
        <text:list-item>
          <text:p text:style-name="P117">Talents</text:p>
        </text:list-item>
        <text:list-item>
          <text:p text:style-name="P117"><text:soft-page-break/>Personal Traits</text:p>
        </text:list-item>
        <text:list-item>
          <text:p text:style-name="P117">Character Creation Methods</text:p>
        </text:list-item>
      </text:list>
      <text:h text:style-name="P12" text:outline-level="3">Action and Conflict</text:h>
      <text:p text:style-name="P100">This chapter expands upon the core rules, providing additional content for dealing with high-stakes action scenes, and situations where conflict arises. It covers the following areas:</text:p>
      <text:list xml:id="list2879844795" text:style-name="L3">
        <text:list-item>
          <text:p text:style-name="P118">Action Order</text:p>
        </text:list-item>
        <text:list-item>
          <text:p text:style-name="P118">Damage, Stress, and Harm</text:p>
        </text:list-item>
        <text:list-item>
          <text:p text:style-name="P118">Combat</text:p>
        </text:list-item>
        <text:list-item>
          <text:p text:style-name="P118">Chases and Pursuit</text:p>
        </text:list-item>
        <text:list-item>
          <text:p text:style-name="P118">Stealth and Infiltration</text:p>
        </text:list-item>
        <text:list-item>
          <text:p text:style-name="P118">Morale and Social Conflict</text:p>
        </text:list-item>
      </text:list>
      <text:h text:style-name="P12" text:outline-level="3">Equipment</text:h>
      <text:p text:style-name="P100">This chapter handles the tools that characters will use during play, and how those tools are represented. It covers the following areas:</text:p>
      <text:list xml:id="list2155124370" text:style-name="L4">
        <text:list-item>
          <text:p text:style-name="P119">Common Concepts</text:p>
        </text:list-item>
        <text:list-item>
          <text:p text:style-name="P119">Acquisitions and Resources</text:p>
        </text:list-item>
        <text:list-item>
          <text:p text:style-name="P119">Armor</text:p>
        </text:list-item>
        <text:list-item>
          <text:p text:style-name="P119">Personal Belongings</text:p>
        </text:list-item>
        <text:list-item>
          <text:p text:style-name="P119">Weaponry</text:p>
        </text:list-item>
        <text:list-item>
          <text:p text:style-name="P119">Vehicles</text:p>
        </text:list-item>
      </text:list>
      <text:h text:style-name="P12" text:outline-level="3">Adversaries and NPCs</text:h>
      <text:p text:style-name="P100">This chapter deals with the array of non-player characters, and especially adversaries and enemies that the player characters are likely to encounter. It explains how NPCs differ from player characters. It covers the following areas:</text:p>
      <text:list xml:id="list1930140293" text:style-name="L5">
        <text:list-item>
          <text:p text:style-name="P120">Types of NPC</text:p>
        </text:list-item>
        <text:list-item>
          <text:p text:style-name="P120">Common NPC Abilities</text:p>
        </text:list-item>
        <text:list-item>
          <text:p text:style-name="P120">Balancing Conflicts</text:p>
        </text:list-item>
        <text:list-item>
          <text:p text:style-name="P120">Example NPCs</text:p>
        </text:list-item>
      </text:list>
      <text:h text:style-name="P12" text:outline-level="3"><text:soft-page-break/>The Gamemaster</text:h>
      <text:p text:style-name="P100">This chapter explores the role of the Gamemaster, providing advice and guidance for how the GM interacts with the game and the players, as well as explaining Gamemaster-specific mechanics such as Threat in more detail. It covers the following areas:</text:p>
      <text:list xml:id="list2617551507" text:style-name="L6">
        <text:list-item>
          <text:p text:style-name="P295"><text:span text:style-name="T4">Gamemaster Advice – using the </text:span><text:span text:style-name="Emphasis"><text:span text:style-name="T5">2D20 System</text:span></text:span></text:p>
        </text:list-item>
        <text:list-item>
          <text:p text:style-name="P121">Rewards and Advancement</text:p>
        </text:list-item>
        <text:list-item>
          <text:p text:style-name="P121">Managing and Using Threat</text:p>
        </text:list-item>
      </text:list>
      <text:h text:style-name="P12" text:outline-level="3">Additional Rules</text:h>
      <text:p text:style-name="P106"><text:span text:style-name="T4">This chapter deals with rules that may not be a factor in all games using the </text:span><text:span text:style-name="Emphasis"><text:span text:style-name="T5">2D20 System</text:span></text:span><text:span text:style-name="T4">, but which are necessary to have a core set of mechanics for. It covers the following areas:</text:span></text:p>
      <text:list xml:id="list3283166703" text:style-name="L7">
        <text:list-item>
          <text:p text:style-name="P122">Magic and Supernatural Powers</text:p>
        </text:list-item>
        <text:list-item>
          <text:p text:style-name="P122">Corruption and Creeping Darkness</text:p>
        </text:list-item>
        <text:list-item>
          <text:p text:style-name="P122">Hacking and Electronic Warfare</text:p>
        </text:list-item>
        <text:list-item>
          <text:p text:style-name="P122">The Threat Deck</text:p>
        </text:list-item>
      </text:list>
      <text:p text:style-name="Standard"/>
      <text:h text:style-name="P2" text:outline-level="1">Core Rules</text:h>
      <text:h text:style-name="P10" text:outline-level="2"><text:span text:style-name="T10">How to Play</text:span></text:h>
      <text:h text:style-name="P13" text:outline-level="3">What You’ll Need</text:h>
      <text:h text:style-name="P18" text:outline-level="4">Players and Characters</text:h>
      <text:p text:style-name="P106"><text:span text:style-name="T4">Every </text:span><text:span text:style-name="Emphasis"><text:span text:style-name="T5">2D20 System</text:span></text:span><text:span text:style-name="T4"> game involves several Players and their corresponding characters. One of the Players will be the </text:span><text:span text:style-name="T5">Gamemaster</text:span><text:span text:style-name="T4"> (below), but everyone else will take on the role of </text:span><text:span text:style-name="T5">Player Characters</text:span><text:span text:style-name="T4">. These Player Characters (PCs) are the protagonists of the game, and each player has a single Player Character of their own, for whom they will make decisions, roll dice, and engage with the events of the story. Each Player Character has a character sheet, which is a record of their game statistics, abilities, and other important information.</text:span></text:p>
      <text:p text:style-name="P100">The Player Characters aren’t the only types of characters around, however. <text:span text:style-name="T1">Non-Player Characters</text:span> (NPCs) are everyone else, from allies and innocent bystanders, to the adversaries the Player Characters face. They are collectively controlled by the Gamemaster.</text:p>
      <text:h text:style-name="P18" text:outline-level="4">The Gamemaster</text:h>
      <text:p text:style-name="P100">Of the Players gathered for the game, one will be the Gamemaster, or GM. The GM has a different set of responsibilities, and interacts with the rules of the game differently to everyone else. The Gamemaster controls the NPCs, is responsible for coming up with challenging situations and indomitable opponents the Player Characters will face, and oversees the ways in which the PCs overcome these problems.</text:p>
      <text:p text:style-name="P100">The GM establishes scenes, building on the actions and choices of the PCs to shape the game at every state, providing a challenge and giving the PCs opportunities to shine. They also interpret how the rules apply to a given situation, such as ruling on the Difficulty of skill tests, or adjudicating when unusual situations or disagreements arise. Above all else, the GM is not the Players’ enemy: the game works all the better when the GM is a fan of the Player Characters and their exploits, albeit one who seeks to make those characters’ lives as dramatic, exciting, and challenging as possible.</text:p>
      <text:h text:style-name="P18" text:outline-level="4">Dice</text:h>
      <text:p text:style-name="P106"><text:span text:style-name="T4">The </text:span><text:span text:style-name="Emphasis"><text:span text:style-name="T5">2D20 System</text:span></text:span><text:span text:style-name="T4"> uses a few types of dice to resolve the actions a character may attempt and the situations they may face. In most circumstances, more than one dice of a given type will be rolled at once; these dice collectively are referred to as a </text:span><text:span text:style-name="T5">dice pool</text:span><text:span text:style-name="T4">.</text:span></text:p>
      <text:p text:style-name="P100"><text:soft-page-break/>The first, and most commonly-used is the twenty-sided die, known throughout these rules as a <text:span text:style-name="T1">d20</text:span>. D20s are used for resolving skill tests, and for rolling on certain large tables. Often, two or more d20s will be required. This is noted as Xd20, where X is the number of dice to be rolled. Thus, 2d20 denotes that two twenty-sided dice should be rolled. It’s helpful to have at least two d20s for each player, and more is better than less, as players may be rolling as many as five at a time.</text:p>
      <text:p text:style-name="P100">The second type of dice is the six-sided die, or <text:span text:style-name="T1">d6</text:span>. These are used relatively infrequently, mainly to roll on certain small tables. If multiple six-sided dice are required, it will be noted as Xd6, where X is the number of dice required. Thus, 2d6 indicates that two six-sided dice should be rolled.</text:p>
      <text:h text:style-name="P21" text:outline-level="5">Challenge Dice</text:h>
      <text:p text:style-name="P100">The third type of dice are <text:span text:style-name="T1">Challenge Dice</text:span>, often referred to as <text:span text:style-name="T1">[CD]</text:span>. These six-sided dice are used primarily for inflicting damage, making progress against some forms of challenge, and similar outcomes. Each [CD] has four faces, with three possible results – a score of 1, a score of 2, and two faces showing “<text:span text:style-name="T1">!</text:span>”, which is an Icon – as well as two blank faces.</text:p>
      <text:p text:style-name="P100">Icons have a score of 1, and additionally trigger special outcomes, often called effects, depending on the circumstances of the roll. A pool of Challenge Dice is usually rolled all at once, and their results added together, so multiple Challenge Dice are noted as X[CD], where X is the number of dice rolled. So, 4[CD] indicates that four Challenge Dice should be rolled, and their results added together.</text:p>
      <text:p text:style-name="P100">If you don’t have special Challenge Dice available, you can use normal six-sided dice instead; treat any roll of a 3 or 4 as blank, and any roll of a 5 or a 6 as an Icon.</text:p>
      <text:p text:style-name="P100">In the text, Icons are referred to either with the word Icon, or with the symbol [<text:span text:style-name="T1">!</text:span>].</text:p>
      <table:table table:name="Table1" table:style-name="Table1">
        <table:table-column table:style-name="Table1.A" table:number-columns-repeated="2"/>
        <table:table-column table:style-name="Table1.C"/>
        <table:table-header-rows>
          <table:table-row table:style-name="TableLine94700936230240">
            <table:table-cell table:style-name="Table1.A1" office:value-type="string">
              <text:p text:style-name="P92">d6 Roll</text:p>
            </table:table-cell>
            <table:table-cell table:style-name="Table1.A1" office:value-type="string">
              <text:p text:style-name="P92">Challenge Die Roll</text:p>
            </table:table-cell>
            <table:table-cell table:style-name="Table1.A1" office:value-type="string">
              <text:p text:style-name="P92">Result</text:p>
            </table:table-cell>
          </table:table-row>
          <table:table-row table:style-name="Table1.2">
            <table:table-cell table:style-name="Table1.A2" office:value-type="string">
              <text:p text:style-name="P77">1</text:p>
            </table:table-cell>
            <table:table-cell table:style-name="Table1.B2" office:value-type="string">
              <text:p text:style-name="P77">•</text:p>
            </table:table-cell>
            <table:table-cell table:style-name="Table1.C2" office:value-type="string">
              <text:p text:style-name="P77">1</text:p>
            </table:table-cell>
          </table:table-row>
          <table:table-row table:style-name="TableLine94700936230240">
            <table:table-cell table:style-name="Table1.A3" office:value-type="string">
              <text:p text:style-name="P77">2</text:p>
            </table:table-cell>
            <table:table-cell table:style-name="Table1.B3" office:value-type="string">
              <text:p text:style-name="P77">••</text:p>
            </table:table-cell>
            <table:table-cell table:style-name="Table1.C3" office:value-type="string">
              <text:p text:style-name="P77">2</text:p>
            </table:table-cell>
          </table:table-row>
          <table:table-row table:style-name="Table1.2">
            <table:table-cell table:style-name="Table1.A4" office:value-type="string">
              <text:p text:style-name="P77">3</text:p>
            </table:table-cell>
            <table:table-cell table:style-name="Table1.B4" office:value-type="string">
              <text:p text:style-name="P77"><text:s/></text:p>
            </table:table-cell>
            <table:table-cell table:style-name="Table1.C4" office:value-type="string">
              <text:p text:style-name="P77">0</text:p>
            </table:table-cell>
          </table:table-row>
          <table:table-row table:style-name="TableLine94700936230240">
            <table:table-cell table:style-name="Table1.A5" office:value-type="string">
              <text:p text:style-name="P77">4</text:p>
            </table:table-cell>
            <table:table-cell table:style-name="Table1.B5" office:value-type="string">
              <text:p text:style-name="P77"><text:s/></text:p>
            </table:table-cell>
            <table:table-cell table:style-name="Table1.C5" office:value-type="string">
              <text:p text:style-name="P77">0</text:p>
            </table:table-cell>
          </table:table-row>
          <table:table-row table:style-name="Table1.2">
            <table:table-cell table:style-name="Table1.A6" office:value-type="string">
              <text:p text:style-name="P77">5</text:p>
            </table:table-cell>
            <table:table-cell table:style-name="Table1.B6" office:value-type="string">
              <text:p text:style-name="P73">!</text:p>
            </table:table-cell>
            <table:table-cell table:style-name="Table1.C6" office:value-type="string">
              <text:p text:style-name="P77">1, plus an Icon</text:p>
            </table:table-cell>
          </table:table-row>
          <table:table-row table:style-name="Table1.7">
            <table:table-cell table:style-name="Table1.A7" office:value-type="string">
              <text:p text:style-name="P77">6</text:p>
            </table:table-cell>
            <table:table-cell table:style-name="Table1.B7" office:value-type="string">
              <text:p text:style-name="P73">!</text:p>
            </table:table-cell>
            <table:table-cell table:style-name="Table1.C7" office:value-type="string">
              <text:p text:style-name="P77">1, plus an Icon</text:p>
            </table:table-cell>
          </table:table-row>
        </table:table-header-rows>
      </table:table>
      <text:h text:style-name="P21" text:outline-level="5"><text:soft-page-break/>Re-Rolls</text:h>
      <text:p text:style-name="P100">Many circumstances allow a character to re-roll one or more dice. When re-rolling dice, the Player choose the dice they wish to re-roll. They roll those dice again, and the new results replace the original ones, even if the new result is worse.</text:p>
      <text:p text:style-name="P106"><text:span text:style-name="T4">Some situations allow for a specific number of dice to be re-rolled, while others allow all the dice in a pool to be re-rolled. Players may always choose how many dice they wish to re-roll, up to the number listed – in essence, you may always choose </text:span><text:span text:style-name="Emphasis"><text:span text:style-name="T4">not</text:span></text:span><text:span text:style-name="T4"> to re-roll a die if you wish to keep that result.</text:span></text:p>
      <text:h text:style-name="P18" text:outline-level="4">Paper and Pencils</text:h>
      <text:p text:style-name="P100">Having a supply of paper and pencils will be handy for making maps, keeping notes, and tracking various game effects. The players may wish to make notes of temporarily impairments affecting their characters, the names of characters they encounter, important events, and clues to help them through their adventures, amongst other things. The Gamemaster may need them to record the status of NPCs, and to keep notes of key details from the game. Sometimes, when secrecy is required, the Gamemaster may pass notes to Players rather than providing information to the whole group at once.</text:p>
      <text:p text:style-name="P100">It is possible to track all of this (and more) with tablets, smartphones, and computers, but electronic devices at the game table can be distracting to some groups and should only be used with the Gamemaster’s consent.</text:p>
      <text:h text:style-name="P18" text:outline-level="4">Tokens, Beads, or Chips</text:h>
      <text:p text:style-name="P100">The Players and GM will also need a few counters. Players will need a set of six tokens of some kind to track Momentum saved up, while the Gamemaster will need a dozen or more to represent the Threat pool; each of these resources is described later. The players may also want extra tokens to denote Luck points, though these are somewhat more scarce and easier to track without tokens.</text:p>
      <text:p text:style-name="P100">While the tokens themselves can be similar, it’s advised that they be visually distinct in some way – normally a different colour – to avoid confusion between them. Poker chips, coins, glass beads, counters from other games, or similar tokens are all suitable for this purpose.</text:p>
      <text:p text:style-name="P101">While these resources could be tracked on paper, or by using dice to track the total, using chips or beads for this purpose has a few advantages. It’s often more intuitive to track each resource by simply adding or removing tokens from a pile in the middle of the table, and it’s easier for everyone to quickly gauge how many of each of these resources remain. Further, there’s a visceral psychological benefit to be had in the players seeing the GM’s Threat pool grow and shrink over time, and to having a tangible object to hold and move around that represents Momentum earned and spent or Threat generated.</text:p>
      <text:p text:style-name="P101"/>
      <text:h text:style-name="P14" text:outline-level="3"><text:soft-page-break/>Basic Concepts</text:h>
      <text:p text:style-name="P106"><text:span text:style-name="T4">The following are a few of the core ideas present throughout these rules, and a basic primer on the most common mechanics that Players will encounter in play. This section is presented slightly differently to the rest of the rules, addressing the reader – an individual playing a </text:span><text:span text:style-name="Emphasis"><text:span text:style-name="T5">2d20 System</text:span></text:span><text:span text:style-name="T4"> game – directly.</text:span></text:p>
      <text:h text:style-name="P18" text:outline-level="4">Characters</text:h>
      <text:p text:style-name="P100">As noted above, each player has a character, and each player character serves as one of the game’s protagonists. These characters – as well as many of the non-player characters the GM controls – have several common elements that help describe their abilities.</text:p>
      <text:p text:style-name="P100">A character’s <text:span text:style-name="T1">attributes</text:span> represent their core aptitudes: the things they are innately good at, the things they’re bad at, and the ways they prefer to approach problems. Each character has six attributes: <text:span text:style-name="T1">Agility</text:span>, <text:span text:style-name="T1">Brawn</text:span>, <text:span text:style-name="T1">Coordination</text:span>, <text:span text:style-name="T1">Insight</text:span>, <text:span text:style-name="T1">Reason</text:span>, and <text:span text:style-name="T1">Will</text:span>. Each attribute has a rating, normally from 6 to 12, with 8 representing an average capability.</text:p>
      <text:p text:style-name="P100">A character’s <text:span text:style-name="T1">skills</text:span> represent their training and expertise: the things they know, the things they’re trained to do, and the things they spend time and effort practicing. Each character has six skills: <text:span text:style-name="T1">Fight</text:span>, <text:span text:style-name="T1">Know</text:span>, <text:span text:style-name="T1">Move,</text:span> <text:span text:style-name="T1">Operate</text:span>, <text:span text:style-name="T1">Survive</text:span>, and <text:span text:style-name="T1">Talk</text:span>. Each Skill has a rating, from 0 (no training or knowledge) to 5 (absolute mastery and expert training). A character will also have several <text:span text:style-name="T1">focuses</text:span>, which represent areas of specific training and expert knowledge, building from those six broad skills.</text:p>
      <text:p text:style-name="P100">A character also has a few <text:span text:style-name="T1">talents</text:span>, which are the tricks, techniques, and feats of prowess or knowledge that allow the character to triumph against impossible odds. These are special abilities, ways to obtain bonuses in specific circumstances or under a certain condition, or ways that they can benefit from a unique approach to a situation.</text:p>
      <text:h text:style-name="P18" text:outline-level="4">Scenes</text:h>
      <text:p text:style-name="P100">A scene is the basic building block of an adventure, much as TV shows, movies, and books can be broken up into scenes. A scene is a place and time involving a specific set of people, during which exciting or dramatic events occur.</text:p>
      <text:p text:style-name="P100">At the start of a scene, the GM will inform you where your character is, what’s going on nearby, and anything else useful, important, or obvious that you should know. There’ll often be a reason behind this scene, driven by what happened in the scenes before it: perhaps you came here because of a clue left by a murderer, or because you’re looking for a specific person. This is setting the scene. Once the GM has finished setting the scene, you and your fellow players can ask questions about the situation and choose for your characters to do things within the scene: move around, talk to other people, or otherwise take action. Once you’ve reached a point where you can’t do anything further towards your goal, or you’ve <text:soft-page-break/>gained a new goal that requires you go somewhere else, the scene ends, and a new one begins.</text:p>
      <text:p text:style-name="P100">During a scene, your decisions are important; the choices you make have an impact upon the world around your character, and you’ll have to face the consequences of those choices in turn. The Gamemaster can shape the events in a scene too, by spending Threat and through the actions of NPCs, but this is normally in response to your choices and those of your fellow players.</text:p>
      <text:h text:style-name="P18" text:outline-level="4">Skill Tests</text:h>
      <text:p text:style-name="P100">During a scene, you’ll want to do things; indeed, you’re encouraged to. Some of those things will be so simple that the GM agrees to them instantly. Others will be impossible to attempt because of some quirk of circumstance. Some, however, will fall into the grey area between automatic and impossible.</text:p>
      <text:p text:style-name="P100">This is where Skill Tests come in – for determining whether you can succeed, at times where success and failure are uncertain.</text:p>
      <text:p text:style-name="P100">First, state your intent to the GM. The GM will consider the situation, and decide if you can get what you want, if your goal is impossible to achieve (even if only temporarily), or if you need a Skill Test. In the latter case, the GM will tell you three things: which <text:span text:style-name="T1">Attribute</text:span> you’ll use, which <text:span text:style-name="T1">Skill</text:span> you’ll use, and what the <text:span text:style-name="T1">Difficulty</text:span> is. You’ll have Attributes and Skills for your character on your character sheet; add together the chosen Attribute and Skill’s scores, to get a <text:span text:style-name="T1">Target Number</text:span>. Also, look at your character’s Focuses: if you have any that you think apply, ask the GM if you can use it.</text:p>
      <text:p text:style-name="P100">Next, gather up some dice. You’ll want two d20s here, or more if you’ve got some way of gaining extra dice for the Test (we’ll cover that later). Roll those dice, and check what each one rolls: any that roll equal to or less than your Target Number is a success! Even better, if you’re using a <text:span text:style-name="T1">Focus</text:span>, any dice that roll equal to or less than your Skill score by itself score two successes instead of one (if you don’t have a Focus, any dice that roll a 1 score two successes). Then, set aside any dice that rolled a 20 – they’ll be important in a moment.</text:p>
      <text:p text:style-name="P100">Add up all the successes you scored. If you scored successes equal to or greater than the Difficulty, you’ve succeeded at the Skill Test. If you scored fewer successes than the Difficulty, you’ve failed.</text:p>
      <text:p text:style-name="P100">In either case, the GM describes what happens to your character as a result. If you succeeded by getting more successes than the Difficulty, each extra success becomes a point of <text:span text:style-name="T1">Momentum</text:span>, and you can spend those points to improve the outcome of your Skill Test: gaining more information from a search, or hitting more accurately with an attack, or taking less time to do something, and so forth. If you like, you can save some or all the Momentum you generated, so you can benefit from it later.</text:p>
      <text:p text:style-name="P100">After this, the GM then takes note of any 20s you rolled. Each 20 is a <text:span text:style-name="T1">Mishap</text:span>, a little problem that occurred as part of the Skill Test. They can’t turn success into failure, but they’re extra challenges, incidents, or events that’ve cropped up that you now must contend with. The GM <text:soft-page-break/>could decide that the Mishap created a complication for you and your friends: perhaps your gun is now out of ammo after your attack, or you took too much time doing something, or you made a mess during a search, or that hand-hold you used while climbing broke after you used it. Alternatively, the GM could save this problem for later, and add two points to the <text:span text:style-name="T1">Threat</text:span> pool instead. If you want, you could even ask the GM to add to Threat instead of facing a new problem immediately.</text:p>
      <text:p text:style-name="P100">Once all this has resolved, the game continues as normal.</text:p>
      <text:h text:style-name="P18" text:outline-level="4">Momentum</text:h>
      <text:p text:style-name="P100">As noted above, Momentum is what happens if you score more successes than you needed during a Skill Test, with each extra success turning into a single point of Momentum. Momentum can be used for all sorts of things, limited only by your imagination and the GM’s permission – it allows you to turn mere success into glorious triumph, achieving your goals swiftly and in style, and pull off daring stunts and spectacular feats of prowess.</text:p>
      <text:p text:style-name="P100">Momentum represents the benefits of success, the small-but-crucial opportunities and advantages you and your friends create with your successes and decisive action, and the value found in teamwork and in being patient, resourceful, and tactical.</text:p>
      <text:p text:style-name="P100">Throughout the game, there’ll be plenty of suggestions for different ways to spend Momentum on specific types of Skill Test, or in specific situations, but these are suggestions first and foremost, and shouldn’t stop you suggesting alternatives to the GM if you’ve got a clear idea of what you want to use your Momentum for.</text:p>
      <text:p text:style-name="P100">There are a few common ways to spend Momentum too, which pretty much always apply. You can spend Momentum to buy extra dice for a future Skill Test, or to make an opponent’s Skill Test more difficult. You can spend Momentum to alter the scene or otherwise create some advantage to capitalize upon later. You can spend Momentum to ask the GM questions about the situation, gaining extra information with each point of Momentum spent.</text:p>
      <text:p text:style-name="P100">You can also save your Momentum, putting it into a group pool to use later. As a group, you and your fellow players can have up to six points of Momentum saved up at any time. Whenever you succeed at a Skill Test, you can spend Momentum from that group pool alongside, or instead of, spending Momentum you’ve generated on that Skill Test. Further, some uses of Momentum, like buying dice or increasing opponent Skill Test difficulty, can be paid for directly out of the group pool, without needing a successful Skill Test first.</text:p>
      <text:p text:style-name="P100">But sometimes you won’t have enough Momentum available to achieve what you want to achieve. In these situations, you can take risks, brave the uncertain, and make your own luck, by adding to <text:span text:style-name="T1">Threat</text:span>, with each point of Threat given to the GM providing the same benefit as a point of Momentum spent.</text:p>
      <text:h text:style-name="P18" text:outline-level="4"><text:soft-page-break/>Threat</text:h>
      <text:p text:style-name="P100">The GM has a pool of tokens like the players’ Momentum pool, called Threat. Threat is the counterpart to Momentum, representing potential unknown challenges and perils. It’s all the things that could go wrong.</text:p>
      <text:p text:style-name="P100">The GM spends Threat to change things in an ongoing scene. That might be to bring in reinforcements, or create some unpleasant reversal of fortunes, or make abrupt changes to the environment around the players. The GM also spends Threat for NPC adversaries in the same ways that you can spend Momentum on your own character, such as buying extra dice, or increasing the Difficulty of Skill Tests, or creating advantages.</text:p>
      <text:p text:style-name="P100">The GM gains Threat when NPCs save Momentum – they use the Threat pool instead of a group Momentum pool – and when you and your fellow players choose to add to Threat because you’ve run out of Momentum. Threat can also grow because of Mishaps on Skill Tests, and for a few other reasons, so the GM will normally warn you if a particular action or event will add to Threat.</text:p>
      <text:p text:style-name="P97">NEW PAGE Scenes and Situations</text:p>
      <text:p text:style-name="P106"><text:span text:style-name="T4">This section covers the core rules of the </text:span><text:span text:style-name="Emphasis"><text:span text:style-name="T5">2D20 System</text:span></text:span><text:span text:style-name="T4">, which will be used throughout the rest of the game. These rules are the foundation for the other rules in the game, and will be referenced regularly in other Chapters, and every player should have a basic understanding of these concepts during play.</text:span></text:p>
      <text:p text:style-name="P106"><text:span text:style-name="T4">Just like the events of a TV show, a movie, or a novel, gameplay in the </text:span><text:span text:style-name="Emphasis"><text:span text:style-name="T5">2D20 System</text:span></text:span><text:span text:style-name="T4"> is structured in </text:span><text:span text:style-name="T5">scenes</text:span><text:span text:style-name="T4">. Each scene may cover a few minutes of events, up to an hour or so, during which the characters attempt to achieve a goal, overcome a problem, or otherwise engage in significant activities. Collectively, scenes are the building blocks of a game session, and serve as a foundation for gameplay.</text:span></text:p>
      <text:p text:style-name="P100">Anyone familiar with works of fiction will have a decent idea of what a scene looks like: the characters talk and act within a single location, towards resolving some conflict or challenge present. Then, once that conflict is challenge is resolved, the action moves to a new location, or even to different characters, and the whole cycle begins again. The key here is that scenes are the interesting parts of the story, and thus they skip past the parts of the story that aren’t interesting. Different groups may have different standards as to what is and isn’t interesting, so this concept is deliberately flexible.</text:p>
      <text:h text:style-name="P13" text:outline-level="3">Setting the Scene</text:h>
      <text:p text:style-name="P100">The Gamemaster has the responsibility for setting up scenes that Players will play through, and on deciding when they end. The Players have free reign to do as they wish within that scene, and the Gamemaster can react though the actions of Non-Player Characters, and by spending Threat to trigger logical and consequential changes in the environment and situation. When events within that scene have concluded, and nothing else can be done in that place right now, the Gamemaster should end the scene and move onto the next one.</text:p>
      <text:h text:style-name="P18" text:outline-level="4"><text:soft-page-break/>Establishing a Scene</text:h>
      <text:p text:style-name="P106"><text:span text:style-name="T4">A scene is defined by its location, the events occurring there at a specific time, and the people who are there. These elements are all facts about the scene that can influence the actions that characters wish to and are able to attempt. In the </text:span><text:span text:style-name="Emphasis"><text:span text:style-name="T5">2d20 System</text:span></text:span><text:span text:style-name="T4">, these facts are collectively regarded as </text:span><text:span text:style-name="T5">Traits</text:span><text:span text:style-name="T4">. Each Trait is a single word or short phrase, which describes a single significant fact about whatever it is the Trait belongs to.</text:span></text:p>
      <text:p text:style-name="P106"><text:span text:style-name="T4">As Traits represent </text:span><text:span text:style-name="Emphasis"><text:span text:style-name="T4">significant</text:span></text:span><text:span text:style-name="T4"> facts, they represent the things that are important to know about the scene, the kinds of elements which are most obvious when a scene begins. Imagine the details that are most obvious when a scene begins in a movie or TV show, or the elements the author describes as scenes unfold in a novel. There may be lots of insignificant facts, but they’re just that – insignificant – so they don’t need to be defined. If something becomes important, it becomes a Trait. If a Trait stops being important, or stops being true, it stops being a Trait.</text:span></text:p>
      <text:h text:style-name="P35" text:outline-level="6">Traits on the Fly</text:h>
      <text:p text:style-name="P323">Traits don’t need to be formally defined. If the GM and players are comfortable with it, the matter of Traits can be left informal, handled by the GM as a natural part of play. Indeed, this makes it easier to emphasize or deemphasize different Traits as the situation demands.</text:p>
      <text:p text:style-name="P328"><text:span text:style-name="T7">In this situation, the GM applies the influence of Traits by themselves as a natural part of adjudicating the game, without specifically referring to them as Traits: rather than having a </text:span><text:span text:style-name="Emphasis"><text:span text:style-name="T7">torrential rain</text:span></text:span><text:span text:style-name="T7"> Trait in play, the GM simply applies the effects of the rain when they feel it’s relevant.</text:span></text:p>
      <text:p text:style-name="P323">This does somewhat lessen the players’ ability to interact with Traits as a mechanic, but this may suit some groups who care less about the mechanics and more about the story.</text:p>
      <text:h text:style-name="P37" text:outline-level="6">Traits Front and Center</text:h>
      <text:p text:style-name="P323">If emphasizing Traits as a core part of the game, the GM is encouraged to note down Traits – or perhaps only the most important Traits – and place them in full view of all the players, perhaps on an index card or other note-paper. This allows the players to see what the most important parts of the scene are, as well as how that changes as the scene progresses, and interact with those Traits both in a narrative sense (as their characters) and a mechanical sense.</text:p>
      <text:p text:style-name="P323">This can be a little distracting, or serve to detract from the players’ immersion in the situation, but sits better with players who want to engage with the game’s mechanics in more depth.</text:p>
      <text:p text:style-name="P100"/>
      <text:p text:style-name="P100"><text:soft-page-break/>Traits are useful for the Gamemaster in adjudicating what is and what isn’t possible – as well as how difficult some activities are to attempt – and can provide players with an aid to imagining the situation and figuring out how their characters can interact with it.</text:p>
      <text:p text:style-name="P100">There are a handful of broad categories that denote what a given Trait applies ‘to’, and whether a character might be affected by a Trait. These are primarily a guideline for the GM, but they’re useful for everyone to know.</text:p>
      <text:list xml:id="list205015588" text:style-name="L8">
        <text:list-item>
          <text:p text:style-name="P123">A <text:span text:style-name="T1">location</text:span> Trait is some fact or detail about the location itself. A scene should probably have at least one location Trait, a simple description of what the location is, such as “city street”, “rowdy tavern”, “dense forest”, or similar, and these Traits will exist for as long as the location does. Characters are affected by location Traits when they interact with the location itself.</text:p>
        </text:list-item>
        <text:list-item>
          <text:p text:style-name="P123">A <text:span text:style-name="T1">situation</text:span> Trait describes something that is happening in the scene. Darkness, notable weather (heavy rain, thick fog, snow), or some circumstantial fact or presence in the scene (bustling crowds, heavy traffic, and so forth) are situation Traits. They affect any character in the scene, but they can often be changed through character action.</text:p>
        </text:list-item>
        <text:list-item>
          <text:p text:style-name="P123">A <text:span text:style-name="T1">personal</text:span> Trait describes the nature or state of a character or creature. In some cases, this may be some innate and permanent quality, such as the species of an animal or alien, which defines how the creature interacts with the world. In others, it may be something potentially changeable like a mood, emotion, or belief, or an injury or other hindrance. Characters are affected by their own personal Traits, and those of any characters they interact with.</text:p>
        </text:list-item>
        <text:list-item>
          <text:p text:style-name="P123"><text:span text:style-name="T1">Equipment</text:span> Traits describe a single item, object, or tool. They’re permanent – so long as the item functions, the Trait exists – and can be passed between characters as desired. An equipment Trait affects the character using that item to perform some appropriate activity.</text:p>
        </text:list-item>
      </text:list>
      <text:p text:style-name="P106"><text:span text:style-name="T4">Traits have no specific or exact duration. They exist so long as they represent something that is true. As soon as what a Trait represents stops being the case, the Trait vanishes (or changes to one that reflects a new situation, such as </text:span><text:span text:style-name="Emphasis"><text:span text:style-name="T4">darkness</text:span></text:span><text:span text:style-name="T4"> being replaced by </text:span><text:span text:style-name="Emphasis"><text:span text:style-name="T4">brightly-lit</text:span></text:span><text:span text:style-name="T4"> when a location’s lights are turned on). Similarly, to remove a Trait from a situation, it needs to stop being true, typically through the actions of the characters.</text:span></text:p>
      <text:p text:style-name="P100">When establishing a scene, the Gamemaster assigns whatever Traits they feel are relevant and appropriate, thinking of the environment and current circumstances. The Gamemaster should be open with this process, and allow players to suggest Traits at the start of the scene, and allow for Traits to change as the scene unfolds.</text:p>
      <text:h text:style-name="P18" text:outline-level="4">Permission and Difficulty</text:h>
      <text:p text:style-name="P100">The effect that Traits have upon the game is more than just descriptive: they help the GM determine what is and what isn’t possible, and how easy or difficult things are to achieve. In rules terms, they do one of the following things:</text:p>
      <text:list xml:id="list1426192884" text:style-name="L9">
        <text:list-item>
          <text:p text:style-name="P124"><text:soft-page-break/>The Trait has no impact on the activity, and does not have any effect.</text:p>
        </text:list-item>
        <text:list-item>
          <text:p text:style-name="P124">The Trait is beneficial, allowing an activity to be attempted that could not be attempted otherwise.</text:p>
        </text:list-item>
        <text:list-item>
          <text:p text:style-name="P124">The Trait is beneficial, and makes the activity easier.</text:p>
        </text:list-item>
        <text:list-item>
          <text:p text:style-name="P124">The Trait is detrimental, preventing an activity from being attempted which would otherwise be possible.</text:p>
        </text:list-item>
        <text:list-item>
          <text:p text:style-name="P124">The Trait is detrimental, and makes the activity more difficult.</text:p>
        </text:list-item>
      </text:list>
      <text:p text:style-name="P100">If a Trait should have a particularly potent or intense effect – a larger effect than those listed above – the GM should simply make it multiple identical Traits, essentially creating a single Trait that has the effect of many. This can be denoted simply by adding a number after the name of the Trait.</text:p>
      <text:h text:style-name="P18" text:outline-level="4">Positive and Negative Traits</text:h>
      <text:p text:style-name="P100">Some Traits are specifically good or bad for some characters within a scene, normally because of the actions of those characters. Where most Traits are inherently neutral – they don’t naturally favor anyone – many of those created during a scene will ‘belong’ to a specific character and may tend to be more helpful to one side or another.</text:p>
      <text:p text:style-name="P100">A positive trait is inherently good for its owner, and might include favorable circumstances, useful equipment, and similar.</text:p>
      <text:p text:style-name="P100">A negative trait is inherently bad for its owner and might include injuries or other inconvenient circumstances.</text:p>
      <text:p text:style-name="P100">Positive and negative traits can cancel out one another: a character may seek to create a positive trait to negate the effects of a negative one (such as securing a source of light to help see through darkness), or they may suffer a negative trait that negates a positive trait they possessed.</text:p>
      <text:p text:style-name="P100">There are numerous ways, described throughout the rules, that both Players and GM alike can produce traits. In general terms, where a trait may appear or vanish freely or without cost, creating a positive or negative trait normally comes at some cost, or because of some sort of trigger.</text:p>
      <text:h text:style-name="P35" text:outline-level="6">What Hinders You Helps Me</text:h>
      <text:p text:style-name="P323">When a situation would allow a positive or negative trait to be created, the character who creates them may create the opposite type of trait and apply it to someone on the opposing side. For example, a character who would suffer a negative trait may choose to give their enemy a positive trait instead, or they can impose a negative trait upon an enemy instead of granting themselves a positive trait. This still needs to make sense in the context of the scene, and the GM may veto any traits that don’t make sense.</text:p>
      <text:p text:style-name="Standard"><text:soft-page-break/></text:p>
      <text:h text:style-name="P9" text:outline-level="2">Tasks and Skill Tests</text:h>
      <text:p text:style-name="P106"><text:span text:style-name="T4">Characters in </text:span><text:span text:style-name="Emphasis"><text:span text:style-name="T5">2D20 System</text:span></text:span><text:span text:style-name="T4"> games are presumed to be skilled, competent, proactive individuals, knowledgeable in their chosen fields and with enough basic familiarity in other fields to ensure that they can engage with and overcome almost any problem or obstacle, given time and the right tools. However, there are situations where a character’s success is in doubt, or where failure or mishap is interesting. This is where </text:span><text:span text:style-name="T5">Tasks</text:span><text:span text:style-name="T4"> come into play.</text:span></text:p>
      <text:p text:style-name="P100">A Task begins with the desire to achieve something. A player states what they want to accomplish, and how they intend to get it. The Gamemaster then judges, based on the current situation (represented by the scene’s Traits), whether the character can achieve that goal. The GM will then determine one of three answers:</text:p>
      <text:list xml:id="list2037369219" text:style-name="L10">
        <text:list-item>
          <text:p text:style-name="P125"><text:span text:style-name="T1">Yes</text:span>: The character can achieve that goal without effort or challenge.</text:p>
        </text:list-item>
        <text:list-item>
          <text:p text:style-name="P125"><text:span text:style-name="T1">No</text:span>: The character cannot achieve that goal.</text:p>
        </text:list-item>
        <text:list-item>
          <text:p text:style-name="P125"><text:span text:style-name="T1">Maybe</text:span>: The character might be able to achieve their goal… but success is uncertain.</text:p>
        </text:list-item>
      </text:list>
      <text:p text:style-name="P100">The first two answers are easy enough to handle: the player states their intent, the GM says “yes” or “no”, and play continues from there.</text:p>
      <text:p text:style-name="P100">The third answer is where <text:span text:style-name="T1">Skill Tests</text:span> come into play. Because there’s doubt as to the outcome, a Skill Test determines what happens.</text:p>
      <text:h text:style-name="P38" text:outline-level="6"><text:span text:style-name="T17">No, But…</text:span></text:h>
      <text:p text:style-name="P328"><text:span text:style-name="T7">It’s important to remember that the GM’s answer to a Task may only be temporary. A character may not be able to achieve their goal </text:span><text:span text:style-name="Emphasis"><text:span text:style-name="T7">right now</text:span></text:span><text:span text:style-name="T7">, but that doesn’t mean that this will always be the case. Specifically, a character may change the situation through their actions… which is a key element of Traits.</text:span></text:p>
      <text:p text:style-name="P323">This is a key part of how Traits and Tasks interact. A Trait can influence whether a Task is possible or not, and changing that Trait, or applying a different one, can change that possibility.</text:p>
      <text:p text:style-name="P323">These rules presume that, given sufficient time, the correct tools, and the opportunity to concentrate, a character will be able to succeed at just about anything they set their mind to. Failure is not a matter of inability, but of insufficient time, inappropriate (or absent) tools, or some manner of obstacle or interruption. A course of action may be deemed impossible not because the character cannot ever do it, but because they don’t have the means to do it at that precise moment. Finding out a way to make the impossible possible is part of the adventure.</text:p>
      <text:h text:style-name="P35" text:outline-level="6">What’s at Stake?</text:h>
      <text:p text:style-name="P323">The Gamemaster should have a clear idea of what a Skill Test is for, and what will happen if the test succeeds or fails. In general, one of the following is likely to be true:</text:p>
      <text:list xml:id="list2701793835" text:style-name="L11">
        <text:list-item>
          <text:p text:style-name="P337"><text:soft-page-break/>The Skill Test is an attempt to achieve something: if the test succeeds, the character gets what they want, if the test fails, they don’t get it. This might be to create, change, or remove a Trait currently in play.</text:p>
        </text:list-item>
        <text:list-item>
          <text:p text:style-name="P338">The Skill Test is to avoid or resist a danger. In this case, success mean that the character avoids the danger, while failure means that they suffer the danger they sought to avoid.</text:p>
        </text:list-item>
        <text:list-item>
          <text:p text:style-name="P338">The Skill Test is to achieve something, but there’s something at stake as well. Success means that the character got what they wanted and avoided the consequences, while failure means that they suffer the consequences instead, or must choose to face the consequences if they want to achieve their goal.</text:p>
        </text:list-item>
      </text:list>
      <text:p text:style-name="P329">Players should be informed of the potential outcomes for success or failure before the Skill Test is attempted. The player characters are assumed to be capable enough to know the most likely outcomes for their actions.</text:p>
      <text:h text:style-name="P18" text:outline-level="4">Attributes and Skills</text:h>
      <text:p text:style-name="P100">While examined in more depth in <text:span text:style-name="T1">Chapter 3: Characters</text:span>, it’s nevertheless useful to have a brief overview of these elements of a character here as well, as they feed directly into the subject of Skill Tests.</text:p>
      <text:p text:style-name="P100">A character has several <text:span text:style-name="T1">Attributes</text:span>, which encompass their innate capabilities. A character’s Attributes range from 7 to 12.</text:p>
      <text:p text:style-name="P100">A character then has several <text:span text:style-name="T1">Skills</text:span>, which cover the character’s training and expertise in specific fields. A character’s Skills range from 1 to 5.</text:p>
      <text:p text:style-name="P100">A character also has Focuses, which are categories of specialization, representing advanced training and practical experience in specific fields. Focuses do not have a specific rating of their own.</text:p>
      <text:p text:style-name="P100">For any given Skill Test, a character will add together a single Attribute and a single Skill to determine the <text:span text:style-name="T1">Target Number</text:span> for that Test. The character may also use a single Focus.</text:p>
      <text:h text:style-name="P13" text:outline-level="3">Attempting a Skill Test</text:h>
      <text:p text:style-name="P100">A Skill Test involves rolling two or more d20s, and follows a specific process. The following explanation mentions several ideas that will be described fully later in this Chapter.</text:p>
      <text:list xml:id="list4265781330" text:style-name="L12">
        <text:list-item>
          <text:p text:style-name="P126">The Gamemaster chooses which <text:span text:style-name="T1">Attribute</text:span> and which <text:span text:style-name="T1">Skill</text:span> are appropriate for the Skill Test being attempted, as well as if any of the characters Focuses apply. This might be stated by the rules text, or the Player may suggest a combination, but the Gamemaster has the final say. Add together the Attribute and the Skill chosen: this is the <text:span text:style-name="T1">Target Number</text:span> for the Skill Test.</text:p>
        </text:list-item>
        <text:list-item>
          <text:p text:style-name="P126"><text:soft-page-break/>The Gamemaster sets the <text:span text:style-name="T1">Difficulty</text:span> for the Skill Test. This is normally any number from 0 to 5, but in some extreme cases can go higher. Some Skill Tests may have a default Difficulty listed in the rules, but circumstances (such as those represented by Traits) can affect those basic Difficulties. The Difficulty is the number of successes the Player must generate to successfully pass the Skill Test.</text:p>
        </text:list-item>
        <text:list-item>
          <text:p text:style-name="P126">Once a base Difficulty has been determined, the GM and/or the players may choose to adjust it further by spending <text:span text:style-name="T1">Momentum</text:span> or <text:span text:style-name="T1">Threat</text:span>. These changes are one-time effects,</text:p>
        </text:list-item>
        <text:list-item>
          <text:p text:style-name="P126">The player takes two d20s, and may choose to purchase up to three additional d20s by spending <text:span text:style-name="T1">Momentum</text:span> or adding to <text:span text:style-name="T1">Threat</text:span> (see “<text:span text:style-name="T1">Improving the Odds</text:span>”, later). Once additional dice have been purchased, if any, the Player rolls their dice pool.</text:p>
        </text:list-item>
        <text:list-item>
          <text:p text:style-name="P126">Each die that rolls equal to or less than the Target Number scores a single success, and each die that rolls 1 is a <text:span text:style-name="T1">Critical Success</text:span>, which scores two successes instead of one.</text:p>
        </text:list-item>
        <text:list-item>
          <text:p text:style-name="P126">If a Focus applies, then each die that rolls equal to or less than the Skill being used is a Critical Success. There is no extra benefit for having more than one applicable Focus, or for rolling a 1 when you have an applicable Focus.</text:p>
        </text:list-item>
        <text:list-item>
          <text:p text:style-name="P126">Each die that rolls a 20 causes a <text:span text:style-name="T1">Complication</text:span>.</text:p>
        </text:list-item>
        <text:list-item>
          <text:p text:style-name="P126">If the number of successes scored equals or exceeds the Difficulty of the Skill Test, then the Skill Test has been completed successfully. If the number of successes scored is less than the Difficulty of the Skill Test, then the Skill Test has failed.</text:p>
        </text:list-item>
        <text:list-item>
          <text:p text:style-name="P126">If the number of successes scored is greater than the Difficulty, each success above the Difficulty becomes a single point of <text:span text:style-name="T1">Momentum</text:span>.</text:p>
        </text:list-item>
        <text:list-item>
          <text:p text:style-name="P126">The Gamemaster describes the outcome of the Skill Test, and if the Test was successful, the Player may spend Momentum to improve the result further. After this, the effects of any Complications are applied.</text:p>
        </text:list-item>
      </text:list>
      <text:h text:style-name="P18" text:outline-level="4">Test Difficulty</text:h>
      <text:p text:style-name="P100">When the Gamemaster calls for a Skill Test, they set a Difficulty for that Test. Many Skill Tests detailed elsewhere in this book list a basic Difficulty, which means the Gamemaster doesn’t need to determine that baseline, but even those Skill Tests should be evaluated in context to determine if other factors impact how difficult the Skill Test is at that moment. The Gamemaster should also determine if the Skill Test is possible or not, given the circumstances and the methods at the characters’ disposal.</text:p>
      <text:p text:style-name="P100">Unless otherwise noted, most Skill Tests will have a basic Difficulty of 1, though more routine or straightforward Skill Tests may have a Difficulty of 0, and more complex or problematic Skill Tests will have higher Difficulties. After this, the Gamemaster then considers if there are any other factors in the current scene and environment, or affecting the characters involved, which would alter this basic Difficulty.</text:p>
      <text:p text:style-name="P100"><text:soft-page-break/>These factors typically come in the form of Traits — already described above — which will have one of the following effects:</text:p>
      <text:list xml:id="list3501623087" text:style-name="L13">
        <text:list-item>
          <text:p text:style-name="P127">The Trait would not impact the Skill Test and does not have any effect.</text:p>
        </text:list-item>
        <text:list-item>
          <text:p text:style-name="P127">The Trait is beneficial, and allows the Skill Test to be attempted when it might normally be impossible.</text:p>
        </text:list-item>
        <text:list-item>
          <text:p text:style-name="P127">The Trait is beneficial, and reduces the Difficulty of the Skill Test by one.</text:p>
        </text:list-item>
        <text:list-item>
          <text:p text:style-name="P127">The Trait is detrimental, and increases the Difficulty of the Skill Test by one.</text:p>
        </text:list-item>
        <text:list-item>
          <text:p text:style-name="P127">The Trait is detrimental, and either prevents the Skill Test from being attempted when it might normally be possible, or the situation now requires a Skill Test when one would not normally have been required.</text:p>
        </text:list-item>
      </text:list>
      <text:p text:style-name="P100">The Players should know the Difficulty of the Skill Tests they attempt: their characters are skilled professionals, who can easily evaluate how difficult an activity is. This allows the Players to determine what they’ll need to do to have the best chance of success.</text:p>
      <table:table table:name="Table2" table:style-name="Table2">
        <table:table-column table:style-name="Table2.A" table:number-columns-repeated="2"/>
        <table:table-column table:style-name="Table2.C"/>
        <table:table-header-rows>
          <text:soft-page-break/>
          <table:table-row table:style-name="TableLine94700940349776">
            <table:table-cell table:style-name="Table2.A1" office:value-type="string">
              <text:p text:style-name="P92">Difficulty</text:p>
            </table:table-cell>
            <table:table-cell table:style-name="Table2.A1" office:value-type="string">
              <text:p text:style-name="P92">Descriptor</text:p>
            </table:table-cell>
            <table:table-cell table:style-name="Table2.A1" office:value-type="string">
              <text:p text:style-name="P92">Example</text:p>
            </table:table-cell>
          </table:table-row>
          <table:table-row table:style-name="Table2.2">
            <table:table-cell table:style-name="Table2.A2" office:value-type="string">
              <text:p text:style-name="P77">0</text:p>
            </table:table-cell>
            <table:table-cell table:style-name="Table2.B2" office:value-type="string">
              <text:p text:style-name="P77">Simple</text:p>
            </table:table-cell>
            <table:table-cell table:style-name="Table2.C2" office:value-type="string">
              <text:p text:style-name="P82">Opening a slightly stuck door</text:p>
              <text:p text:style-name="P83">Researching a widely known subject</text:p>
              <text:p text:style-name="P83">Shooting a target at a shooting range at optimal range</text:p>
            </table:table-cell>
          </table:table-row>
          <table:table-row table:style-name="TableLine94700940349776">
            <table:table-cell table:style-name="Table2.A3" office:value-type="string">
              <text:p text:style-name="P77">1</text:p>
            </table:table-cell>
            <table:table-cell table:style-name="Table2.B3" office:value-type="string">
              <text:p text:style-name="P77">Routine</text:p>
            </table:table-cell>
            <table:table-cell table:style-name="Table2.C3" office:value-type="string">
              <text:p text:style-name="P82">Overcoming a simple lock</text:p>
              <text:p text:style-name="P83">Researching a specialist subject</text:p>
              <text:p text:style-name="P83">Shooting an enemy at optimal range</text:p>
            </table:table-cell>
          </table:table-row>
          <table:table-row table:style-name="Table2.2">
            <table:table-cell table:style-name="Table2.A4" office:value-type="string">
              <text:p text:style-name="P77">2</text:p>
            </table:table-cell>
            <table:table-cell table:style-name="Table2.B4" office:value-type="string">
              <text:p text:style-name="P77">Average</text:p>
            </table:table-cell>
            <table:table-cell table:style-name="Table2.C4" office:value-type="string">
              <text:p text:style-name="P82">Overcoming a complex lock</text:p>
              <text:p text:style-name="P83">Researching obscure information</text:p>
              <text:p text:style-name="P83">Shooting an enemy at optimal range in poor light</text:p>
            </table:table-cell>
          </table:table-row>
          <table:table-row table:style-name="TableLine94700940349776">
            <table:table-cell table:style-name="Table2.A5" office:value-type="string">
              <text:p text:style-name="P77">3</text:p>
            </table:table-cell>
            <table:table-cell table:style-name="Table2.B5" office:value-type="string">
              <text:p text:style-name="P77">Challenging</text:p>
            </table:table-cell>
            <table:table-cell table:style-name="Table2.C5" office:value-type="string">
              <text:p text:style-name="P82">Overcoming a complex lock in a hurry</text:p>
              <text:p text:style-name="P83">Researching restricted information</text:p>
              <text:p text:style-name="P83">Shooting an enemy at long range in poor light</text:p>
            </table:table-cell>
          </table:table-row>
          <table:table-row table:style-name="Table2.2">
            <table:table-cell table:style-name="Table2.A6" office:value-type="string">
              <text:p text:style-name="P77">4</text:p>
            </table:table-cell>
            <table:table-cell table:style-name="Table2.B6" office:value-type="string">
              <text:p text:style-name="P77">Difficult</text:p>
            </table:table-cell>
            <table:table-cell table:style-name="Table2.C6" office:value-type="string">
              <text:p text:style-name="P82">Overcoming a complex lock in a hurry, without the proper tools</text:p>
              <text:p text:style-name="P83">Researching classified information</text:p>
              <text:p text:style-name="P83">Shooting an enemy at long range, in poor light and heavy rain</text:p>
            </table:table-cell>
          </table:table-row>
          <table:table-row table:style-name="TableLine94700940349776">
            <table:table-cell table:style-name="Table2.A7" office:value-type="string">
              <text:p text:style-name="P77">5</text:p>
            </table:table-cell>
            <table:table-cell table:style-name="Table2.B7" office:value-type="string">
              <text:p text:style-name="P77">Daunting</text:p>
            </table:table-cell>
            <table:table-cell table:style-name="Table2.C7" office:value-type="string">
              <text:p text:style-name="P82">Overcoming a complex lock in a hurry, without the proper tools, and in the middle of a battle</text:p>
              <text:p text:style-name="P83">Researching a subject where the facts have been thoroughly redacted from official records</text:p>
              <text:p text:style-name="P83">Shooting an enemy at extreme range in poor light and heavy rain</text:p>
            </table:table-cell>
          </table:table-row>
        </table:table-header-rows>
      </table:table>
      <text:p text:style-name="Standard"/>
      <text:h text:style-name="P35" text:outline-level="6">GM Guidance: Setting Difficulties</text:h>
      <text:p text:style-name="P328"><text:span text:style-name="T7">Setting the base Difficulty of a Skill Test is more art than science in most cases, and Gamemasters will often learn to gauge and appropriate Difficulty with a little </text:span><text:soft-page-break/><text:span text:style-name="T7">experience. Still, a little guidance is useful for Gamemasters using the </text:span><text:span text:style-name="Emphasis"><text:span text:style-name="T8">2d20 System</text:span></text:span><text:span text:style-name="T7"> for the first time.</text:span></text:p>
      <text:p text:style-name="P323">The biggest factor to consider is the chance of getting multiple successes on a roll. Scoring one success is relatively easy, and two successes is challenging but far from impossible, while three or four successes are tough to score reliably with only two dice. Five or more successes cannot be scored without buying additional dice. 1, 3, and 5, then, can be thought of as the points at which the odds change most dramatically.</text:p>
      <text:p text:style-name="P323">Most of the Skill Tests in any given game session should have a basic Difficulty of 1. If a Test needs to be particularly challenging or arduous, or which is likely to require assistance to even complete, a Difficulty of 3 is a good starting point. A Test that should be extremely difficult should start at Difficulty 5. From those base points, adjust the Difficulty with the effects of Traits.</text:p>
      <text:h text:style-name="P35" text:outline-level="6">GM Guidance: Narrative Permission</text:h>
      <text:p text:style-name="P323">It’s useful, at this point, to discuss the concept of <text:span text:style-name="T1">Narrative Permission</text:span>. In short, this refers to whether some element of the fictional world around the characters would enable or prohibit the characters from attempting certain actions. This is a key part of how the Gamemaster should adjudicate Skill Tests and Traits, as Traits can allow a Test to be attempted, or prevent a Test being attempted.</text:p>
      <text:p text:style-name="P323">Narrative Permission is a powerful concept, and one that the Gamemaster has responsibility for adjudicating fairly. Most importantly, the Gamemaster should have a sense of whether permission for a Skill Test can be changed: if a Skill Test is not possible to attempt, what can the characters do to make it possible, or conversely, if a Skill Test is possible now, how might circumstances make it impossible?</text:p>
      <text:p text:style-name="P323">Used carefully, this can be a tool to help the Players feel capable and decisive: if a certain course of action is impossible, but the Players can find a way to make it possible, it can be an opportunity to reward creativity and allow the Players to shape the story.</text:p>
      <text:h text:style-name="P21" text:outline-level="5">Difficulty Zero Tests</text:h>
      <text:p text:style-name="P100">Certain circumstances can reduce the Difficulty of a Skill Test, which may reduce the Difficulty to zero. At other times, a Skill Test may be so simple that it does not require dice to be rolled in the first place. If a Task is Difficulty 0, it does not require dice to be rolled: it is automatically successful with zero successes, with no risk of Complications. However, because no roll is made, it can generate no Momentum — even bonus Momentum from Talents, particularly advantageous situations, etc. — and the character cannot spend any Momentum on the Test’s outcome either.</text:p>
      <text:p text:style-name="P100">At the Gamemaster’s discretion, a character can still choose to roll the dice against a Difficulty of 0 and can generate Momentum as normal (because zero successes are required, every success generated is Momentum), but this comes with the normal risk of Complications <text:soft-page-break/>as well. This sort of Difficulty 0 Task can be quite useful if it’s important to see how successful a character is, but there’s no real chance of failure.</text:p>
      <text:h text:style-name="P13" text:outline-level="3">Opposed Tests</text:h>
      <text:p text:style-name="P100">At times, a character will not simply be trying to overcome the challenges and difficulties posed by circumstances; instead, they may find themselves trying to best an opponent. These situations call for an Opposed Test.</text:p>
      <text:p text:style-name="P100">With each Opposed Test, there will be a single character attempting to do something, and another seeking to resist or avoid the first character’s attempts. These are the active and reactive characters, respectively. If there are more characters on each side, treat additional characters as assistants.</text:p>
      <text:p text:style-name="P100">Both characters attempt a Skill Test normally, with a base Difficulty of 1, which may be adjusted by circumstances. If the situation dictates, each character may have a different Difficulty for their respective Tests. The outcome of the Opposed Test depends on both characters’ Test results.</text:p>
      <text:list xml:id="list4246204113" text:style-name="L14">
        <text:list-item>
          <text:p text:style-name="P128"><text:span text:style-name="T1">Active Character Succeeds, Reactive Character Fails</text:span>: The active character achieves their goal, and their Test is successful.</text:p>
        </text:list-item>
        <text:list-item>
          <text:p text:style-name="P128"><text:span text:style-name="T1">Active Character Fails, Reactive Character Succeeds</text:span>: The active character fails to achieve their goal, and the reactive character’s Test is resolved. Some Opposed Tests have a specific additional outcome for the reactive character’s Test.</text:p>
        </text:list-item>
        <text:list-item>
          <text:p text:style-name="P128"><text:span text:style-name="T1">Both Characters Fail</text:span>: The active character fails to achieve their goal, but the reactive character gains no additional benefit.</text:p>
        </text:list-item>
        <text:list-item>
          <text:p text:style-name="P128"><text:span text:style-name="T1">Both Characters Succeed</text:span>: Compare the total Momentum generated on each character’s Skill Test. The character with the higher Momentum wins, and achieves their goal, but loses one Momentum for each Momentum their opponent scored. The loser then loses all the Momentum they generated, and may not spend any. In the case of a tie, the active character wins, but loses all the Momentum they generated.</text:p>
        </text:list-item>
      </text:list>
      <text:h text:style-name="P13" text:outline-level="3">Complications</text:h>
      <text:p text:style-name="P100">Things don’t always go entirely to plan. When attempting a Skill Test, each d20 that rolls a 20 causes a Complication, which comes into effect once the Test has been resolved. Complications do not prevent a character from succeeding, but they may impede later activities, or they may simply be inconvenient, painful, or embarrassing.</text:p>
      <text:p text:style-name="P100">Complications can take a few different forms, but the two most common are negative traits, and Threat.</text:p>
      <text:p text:style-name="P100">The Gamemaster may use a Complication to inflict a negative trait upon a character, which should relate in some way to the action that the character has just performed. As normal for a <text:soft-page-break/>negative Trait, this will normally increase the difficulty of some Skill Tests the character wishes to attempt or makes certain actions impossible.</text:p>
      <text:p text:style-name="P100">Alternatively, if the Player doesn’t wish their character to suffer a Complication, or the Gamemaster doesn’t wish to inflict a Complication at that point, the Complication can instead be “bought off” by adding two points to the Threat pool. The Gamemaster may do this and then immediately spend the Threat to create a different effect. This is discussed more in <text:span text:style-name="T1">Chapter 6: The Gamemaster</text:span>. If an NPC suffered a Complication, the Gamemaster may choose to buy off the Complication by removing two points from Threat.</text:p>
      <text:p text:style-name="P100">Some other sections of the rules may suggest specific effects for Complications.</text:p>
      <text:p text:style-name="P100">There are other possibilities for Complications beyond these, however. A useful alternative during a Conflict is to impose some immediate restriction or penalty – some problem that lasts a single Turn or Round, such as losing the ability to use an option that is normally available. This will be discussed more in <text:span text:style-name="T1">Chapter 3: Conflict</text:span>.</text:p>
      <text:h text:style-name="P18" text:outline-level="4">Complication Range</text:h>
      <text:p text:style-name="P100">Some circumstances can make a Skill Test uncertain, though not necessarily any more difficult. These factors increase the Complication Range of a Test, making it more likely that Complications will occur. A character has a Complication range of 1 normally, meaning that they suffer Complications for any d20 that rolls a 20. Increasing the Complication range by one means that Complications will occur for each d20 that rolls a 19 or 20 for that Test. Increasing the Complication range by two means Complications will occur on an 18, 19, or 20, and so forth, as summarized on the following table.</text:p>
      <text:p text:style-name="P100">Complication Range can never be increased to more than five.</text:p>
      <table:table table:name="Table3" table:style-name="Table3">
        <table:table-column table:style-name="Table3.A" table:number-columns-repeated="2"/>
        <table:table-header-rows>
          <table:table-row table:style-name="TableLine94700940574064">
            <table:table-cell table:style-name="Table3.A1" office:value-type="string">
              <text:p text:style-name="P92">Complication Range</text:p>
            </table:table-cell>
            <table:table-cell table:style-name="Table3.A1" office:value-type="string">
              <text:p text:style-name="P92">Complications Occur On…</text:p>
            </table:table-cell>
          </table:table-row>
          <table:table-row table:style-name="Table3.2">
            <table:table-cell table:style-name="Table3.A2" office:value-type="string">
              <text:p text:style-name="P77">1</text:p>
            </table:table-cell>
            <table:table-cell table:style-name="Table3.B2" office:value-type="string">
              <text:p text:style-name="P71">20</text:p>
            </table:table-cell>
          </table:table-row>
          <table:table-row table:style-name="TableLine94700940574064">
            <table:table-cell table:style-name="Table3.A3" office:value-type="string">
              <text:p text:style-name="P77">2</text:p>
            </table:table-cell>
            <table:table-cell table:style-name="Table3.B3" office:value-type="string">
              <text:p text:style-name="P71">19, 20</text:p>
            </table:table-cell>
          </table:table-row>
          <table:table-row table:style-name="Table3.2">
            <table:table-cell table:style-name="Table3.A4" office:value-type="string">
              <text:p text:style-name="P77">3</text:p>
            </table:table-cell>
            <table:table-cell table:style-name="Table3.B4" office:value-type="string">
              <text:p text:style-name="P71">18, 19, 20</text:p>
            </table:table-cell>
          </table:table-row>
          <table:table-row table:style-name="TableLine94700940574064">
            <table:table-cell table:style-name="Table3.A5" office:value-type="string">
              <text:p text:style-name="P77">4</text:p>
            </table:table-cell>
            <table:table-cell table:style-name="Table3.B5" office:value-type="string">
              <text:p text:style-name="P71">17, 18, 19, 20</text:p>
            </table:table-cell>
          </table:table-row>
          <table:table-row table:style-name="Table3.2">
            <table:table-cell table:style-name="Table3.A6" office:value-type="string">
              <text:p text:style-name="P77">5</text:p>
            </table:table-cell>
            <table:table-cell table:style-name="Table3.B6" office:value-type="string">
              <text:p text:style-name="P71">16, 17, 18, 19, 20</text:p>
            </table:table-cell>
          </table:table-row>
        </table:table-header-rows>
      </table:table>
      <text:h text:style-name="P18" text:outline-level="4">Success at a Cost</text:h>
      <text:p text:style-name="P100">Some Skill Tests can’t really be failed outright; rather, there is uncertainty as to whether the Test can be completed without problems. In such a situation, the Gamemaster may allow <text:soft-page-break/>characters to Succeed at a Cost, either stating this before the Test is attempted, or providing the option after the dice have been rolled. If this option is provided, then a failed Skill Test still results in a successful outcome, but the character also suffers one automatic Complication, in addition to any that occur because of the dice. These Complications function exactly as if those generated by the dice.</text:p>
      <text:p text:style-name="P100">Though the Test has produced a successful outcome, Momentum cannot be spent to improve the outcome of a Skill Test that has Succeeded at Cost. Momentum can only be spent on the Test if it was successful.</text:p>
      <text:p text:style-name="P100">In some cases, the ‘cost’ can be increased further, at the Gamemaster’s discretion, causing the character to suffer more than one automatic Complication on a failed Test. This should be made clear when the option to Succeed at Cost is presented.</text:p>
      <text:p text:style-name="Standard"/>
      <text:h text:style-name="P9" text:outline-level="2">Improving the Odds</text:h>
      <text:p text:style-name="P106"><text:span text:style-name="T4">Even the most driven person cannot give their full effort one hundred percent of the time; in tense situations, they need to conserve their energy, capitalize on opportunities, and be willing to take risks to triumph. Thus, the </text:span><text:span text:style-name="Emphasis"><text:span text:style-name="T5">2D20 System</text:span></text:span><text:span text:style-name="T4"> provides a few ways for characters to improve their chances of success, by buying additional d20s to roll on a Skill Test. Extra dice allow a character to score more successes, and thus reach higher Difficulties or simply generate more Momentum.</text:span></text:p>
      <text:p text:style-name="P100">A character cannot purchase more than three additional d20s by any means.</text:p>
      <text:p text:style-name="P100">The normal method of buying additional d20s is by spending <text:span text:style-name="T1">Momentum</text:span>, as discussed later. In brief, this is paid from the group’s Momentum pool (because it’s done before a Skill Test is rolled), and costs 1 point of Momentum for the first d20, two Momentum for the second d20, and 3 Momentum for the third d20.</text:p>
      <text:p text:style-name="P100">As with any Momentum spend, a player may choose to add to <text:span text:style-name="T1">Threat</text:span> instead of spending Momentum, perhaps if there isn’t enough Momentum left in the pool. The cost remains the same as buying dice with Momentum – 1 Threat for the first die, 2 for the second, 3 for the third. Players may even choose to pay part of the cost with Momentum and part with Threat.</text:p>
      <text:p text:style-name="P100">If a character buys some dice with Momentum and some with Threat, the cost remains unchanged: the first die costs 1, the second costs 2, and the third costs three, regardless of how the cost is being paid.</text:p>
      <text:h text:style-name="P13" text:outline-level="3">Teamwork and Assistance</text:h>
      <text:p text:style-name="P100">Many Skill Tests can benefit from teamwork. If the situation allows, several characters can work together as a team when attempting a Skill Test. When more than one character is involved in a Skill Test, one character is the leader, and the other characters are assistants. The Gamemaster has the final say on whether a character can assist — there might be only limited space that keeps people from helping, for example — or apply limitations or additional penalties, such as an increase to the Complication range (+1 to Complication range for each assistant after the first). The Gamemaster should be wary of allowing more than one assistant on most Skill Tests.</text:p>
      <text:p text:style-name="P100">To assist with a Skill Test, the Player must describe how their character is assisting the Skill Test’s leader. If the Gamemaster agrees, then each assistant rolls 1d20, using their own Target Number, and their own Focus (if any), to determine if any successes are scored. So long as the leader generates at least one success, then all successes generated by the assistants count towards the result. The Assistants’ dice can generate Complications as normal.</text:p>
      <text:p text:style-name="P100">Assistants do not have to use the same Attribute, Skill, or Focus as any other character involved in the Skill Test; indeed, assistance can often be best provided by someone contributing something different. <text:s/>Assistants may only ever roll 1d20 while assisting, and <text:soft-page-break/>cannot purchase additional d20s of their own. In a Conflict, assisting a Skill Test is considered to take up the assisting character’s Turn.</text:p>
      <text:h text:style-name="P7" text:outline-level="2">Momentum and Threat</text:h>
      <text:p text:style-name="P100">Whenever a character succeeds at a Skill Test and scores a greater number of successes than the Difficulty, then these excess successes become Momentum, a valuable resource that allows characters to complete their task more quickly or thoroughly than normal, succeed with style, or otherwise gain additional benefits. Each success above and beyond the Difficulty of a Skill Test becomes one point of Momentum, which the character may use immediately, or save for later.</text:p>
      <text:h text:style-name="P35" text:outline-level="6">Bonus Momentum</text:h>
      <text:p text:style-name="P323">Some situations, items, and talents grant a character <text:span text:style-name="T1">bonus Momentum</text:span> under specific circumstances. This is added to the amount of Momentum the character may spend in that circumstance. Something which grants bonus Momentum may specify that it may only be used in a specific way, such as buying dice, increasing difficulty, or some other purpose.</text:p>
      <text:p text:style-name="P327">Regardless of how it is granted, bonus Momentum cannot be saved: if it is not used when it is granted, it is lost.</text:p>
      <text:h text:style-name="P13" text:outline-level="3">Spending Momentum</text:h>
      <text:p text:style-name="P100">The normal use for Momentum is to improve the outcome of a successful Skill Test, such as gaining more information from observation or research, inflicting more damage with an attack, or making more progress with an ongoing problem.</text:p>
      <text:p text:style-name="P100">Immediately after determining if a Skill Test is successful, the GM will describe the outcome of the Test. Momentum may then be spent to improve this outcome, or provide other benefits. Momentum used in this way doesn’t need to be declared in advance, and each point can be spent one at a time as required. For example, a character may spend one Momentum to ask the GM a question, and then decide if they want to spend any more Momentum for more information once they’ve gotten an answer. Thus, Momentum cannot be wasted by being used on something that wasn’t necessary.</text:p>
      <text:p text:style-name="P100">Most uses for Momentum can only be used once on any given Skill Test, or once (by each character) in any given Round in a Conflict. Some uses of Momentum can be used repeatedly, and will be clearly noted as such, normally by noting that their effect is “per Momentum spent” or by marking that use as “repeatable”. These uses of Momentum can be used as many times as the character wises and is willing and able to pay for them.</text:p>
      <text:p text:style-name="P100"><text:soft-page-break/>Once a character’s Skill Test has been resolved, any unspent Momentum is added to the group’s pool, as described below. Momentum that cannot be added to the group pool – because the group pool is already full – is lost if it isn’t spent.</text:p>
      <text:h text:style-name="P13" text:outline-level="3">Saving Momentum</text:h>
      <text:p text:style-name="P100">As noted above, characters can save their unspent Momentum, rather than letting it go to waste. This saved Momentum goes into a group pool, which can be added to or used by any character in the group, representing the benefits of their collective successes. <text:span text:style-name="T1">The group pool cannot contain more than six Momentum at any time.</text:span></text:p>
      <text:p text:style-name="P100">Whenever a member of the group wishes to spend Momentum, they may spend points from the group pool. This is in addition to any generated during a successful Skill Test. As normal, Momentum only needs to be spent as required, so a character doesn’t need to choose how much Momentum they wish to take from the group pool until they choose to spend it, and it doesn’t need to be spent all at once.</text:p>
      <text:p text:style-name="P100">At the end of each Scene, one point of Momentum from the group pool is lost: Momentum must be maintained, and will not last forever.</text:p>
      <text:p text:style-name="P100">NPCs don’t save Momentum in this fashion. Instead, they interact with the Threat pool, described below.</text:p>
      <text:h text:style-name="P35" text:outline-level="6">Timing Momentum</text:h>
      <text:p text:style-name="P323">The majority of uses of Momentum come immediately after a successful Skill Test, to improve the outcome of that Test. However, a few important uses for Momentum happen at other times. These options have their own restrictions on how and when they are used, which will be made clear in the text.</text:p>
      <text:p text:style-name="P323">Buying extra d20s, and increasing an opponent’s Test Difficulty are the two most common examples of this.</text:p>
      <text:h text:style-name="P13" text:outline-level="3">Threat</text:h>
      <text:p text:style-name="P100">Much as the player characters generate and spend Momentum, the GM generates and spends Threat. The GM makes use of Threat to alter scenes, empower Non-Player Characters, and generally make things challenging, perilous, or unpredictable for the Player Characters. Threat is a method by which the game, and the GM, builds tension: the larger the Threat pool, the greater the likelihood that something will endanger or threaten the Player Characters. Strictly speaking, characters don’t know about Threat, but they will have a sense of the stakes of a situation, and the potential for things to go wrong, and these things are what Threat represents.</text:p>
      <text:p text:style-name="P100"><text:soft-page-break/>Throughout the game, the Gamemaster will gain Threat, and spend it to create problems or change the situation. In this way, Threat mimics the rise and fall of tension that builds throughout a story, eventually culminating in a high-tension finale.</text:p>
      <text:p text:style-name="P100">Threat comes from action, much as Momentum does. PCs and NPCs alike will increase Threat during play, and that Threat is spent by the GM to create consequences and raise the stakes during different scenes. In this way, Threat serves as a visible “cause and effect” for the game, with actions and consequences linked by the rise and fall of the Threat pool.</text:p>
      <text:p text:style-name="P100">The Gamemaster typically begins each adventure with two Threat for each Player Character, though this can be adjusted based on the tone and underlying tension of a given adventure: if the stakes are high, the GM may begin with more Threat, while a calmer, quieter situation may reduce the GM’s starting Threat.</text:p>
      <text:h text:style-name="P18" text:outline-level="4">Threat and Player Characters</text:h>
      <text:p text:style-name="P100">Player Characters can add to Threat in a few ways.</text:p>
      <text:list xml:id="list2213896685" text:style-name="L15">
        <text:list-item>
          <text:p text:style-name="P129"><text:span text:style-name="T1">Instead of Momentum</text:span>: Whenever a Player Character could spend Momentum, even if they do not have any Momentum left to spend, they may choose to pay some or all the cost by adding to Threat. Each point of Threat added to the GM’s pool counts as one Momentum towards whatever use of Momentum the Player Character wishes to use.</text:p>
        </text:list-item>
        <text:list-item>
          <text:p text:style-name="P129"><text:span text:style-name="T1">Complications</text:span>: Whenever a Player Character suffers one or more Complications on a Skill Test, they or the GM may choose to add two points to Threat to “buy off” the Complication.</text:p>
        </text:list-item>
        <text:list-item>
          <text:p text:style-name="P129"><text:span text:style-name="T1">Escalation</text:span>: At times, the GM (or the rules) may rule that a specific action or decision risks Escalation, by making the situation more dangerous or unpredictable. This may be using lethal force in a game where such violence is frowned upon, or carrying heavy weapons into a populated area. If a character performs an action that risks Escalation, they immediately add one to Threat.</text:p>
        </text:list-item>
      </text:list>
      <text:p text:style-name="P100">Player characters typically do not spend Threat: it is spent to challenge or threaten them.</text:p>
      <text:h text:style-name="P18" text:outline-level="4">Threat and the Gamemaster</text:h>
      <text:p text:style-name="P100">The Gamemaster may add to Threat in the following ways:</text:p>
      <text:list xml:id="list3013248566" text:style-name="L16">
        <text:list-item>
          <text:p text:style-name="P130"><text:span text:style-name="T1">Threatening Circumstances</text:span>: The environment or circumstances of a new scene may be threatening or perilous enough to warrant adding one or two Threat to the pool automatically. Similarly, some NPCs may generate Threat simply by arriving, in response to changes in the situation, or by taking certain actions. This also includes activities that escalate the tensions of the scene, such as NPCs raising the alarm.</text:p>
        </text:list-item>
        <text:list-item>
          <text:p text:style-name="P130"><text:soft-page-break/><text:span text:style-name="T1">Non-Player Character Momentum</text:span>: NPCs with unspent Momentum cannot save it as PCs can: NPCs don’t have a group Momentum pool. Instead, an NPC may spend Momentum to add to Threat, adding one Threat for every Momentum they spend.</text:p>
        </text:list-item>
      </text:list>
      <text:p text:style-name="P100">In return, the Gamemaster can spend Threat in several common ways:</text:p>
      <text:list xml:id="list1903124466" text:style-name="L17">
        <text:list-item>
          <text:p text:style-name="P131"><text:span text:style-name="T1">Non-Player Character Momentum</text:span>: The Threat pool serves as a mirror for the Players’ group Momentum pool. Thus, NPCs may use Threat in all the ways that Player Characters use group Momentum.</text:p>
        </text:list-item>
        <text:list-item>
          <text:p text:style-name="P131"><text:span text:style-name="T1">Non-Player Character Threat Spends</text:span>: On any action or choice where a Player Character would normally add one or more points to Threat, an NPC performing that same action or making that same choice must spend an equivalent number of points of Threat.</text:p>
        </text:list-item>
        <text:list-item>
          <text:p text:style-name="P131"><text:span text:style-name="T1">Non-Player Character Complications</text:span>: If an NPC suffers a Complication, the Gamemaster may buy off that Complication by spending two Threat.</text:p>
        </text:list-item>
        <text:list-item>
          <text:p text:style-name="P131"><text:span text:style-name="T1">Complication</text:span>: The Gamemaster may create a negative Trait by spending two Threat. This must come naturally from some part of the current situation.</text:p>
        </text:list-item>
        <text:list-item>
          <text:p text:style-name="P131"><text:span text:style-name="T1">Reinforcements</text:span>: The Gamemaster may bring in additional NPCs during a scene. Minor NPCs cost one Threat each, while Notable NPCs cost two. Note that this does not apply to NPCs present at the start of the scene, only additional NPCs who arrive while the scene is playing out, and there must be some logical reason why those reinforcements have arrived and where they’ve come from.</text:p>
        </text:list-item>
        <text:list-item>
          <text:p text:style-name="P131"><text:span text:style-name="T1">Environmental Effects and Narrative Changes</text:span>: The Gamemaster may trigger or cause problems with the scene or environment by spending Threat.</text:p>
        </text:list-item>
      </text:list>
      <text:p text:style-name="Standard"/>
      <text:h text:style-name="P9" text:outline-level="2">Fortune</text:h>
      <text:p text:style-name="P106"><text:span text:style-name="Emphasis"><text:span text:style-name="T4">Fortune and Determination are similar mechanics, and your game will only use one or the other.</text:span></text:span></text:p>
      <text:p text:style-name="P100">Player Characters have access to a special resource called Fortune. Fortune reflects the fact that the Player Characters are the game’s protagonists, with ambition, drive, and miraculous luck beyond that of most people. Such individuals shape their own fates by action and will, and the fate of the world around them often follows suit. Whether they are regarded as heroes in any traditional sense, Player Characters are larger than life.</text:p>
      <text:p text:style-name="P100">Fortune can be used to pull off exciting stunts, provide an edge during tense situations, or otherwise help to advance the story. To best take advantage of this, however, there needs to be a steady flow of Fortune points made available to the players. Gamemasters are encouraged to award Fortune points to the Player Characters regularly, because it is a tangible way of reinforcing the grand and dynamic ways of the characters, and increasing the involvement of the players. The more each player participates in making the game thrilling, the plot twisting, and their characters memorable, the more chances they will get to do more of the same.</text:p>
      <text:p text:style-name="P105">Each Player Character begins each adventure with three Fortune points, and cannot have more than five Fortune points at any time. Any excess points are immediately discarded.</text:p>
      <text:p text:style-name="P100">There are a few ways in which Fortune points can be spent.</text:p>
      <text:list xml:id="list1252930273" text:style-name="L18">
        <text:list-item>
          <text:p text:style-name="P132"><text:span text:style-name="T1">Perfect Opportunity</text:span>: A Fortune point may be spent during a Skill Test to change any die so that it automatically rolls a 1 (and thus generates two successes automatically). This option must be selected before any dice are rolled on that Skill Test.</text:p>
        </text:list-item>
        <text:list-item>
          <text:p text:style-name="P132"><text:span text:style-name="T1">Moment of Inspiration</text:span>: A Fortune point may be spent to re-roll all the character’s dice in their dice pool. This option may be selected after the dice have been rolled.</text:p>
        </text:list-item>
        <text:list-item>
          <text:p text:style-name="P132"><text:span text:style-name="T1">Surge of Activity</text:span>: The character may spend a Fortune point to immediately take an additional Major Action on their Turn, as soon as the first one has been resolved. This option has no immediate use outside of Conflicts. See <text:span text:style-name="T1">Chapter 3: Action and Conflict</text:span> for more detail.</text:p>
        </text:list-item>
        <text:list-item>
          <text:p text:style-name="P132"><text:span text:style-name="T1">Undefeated</text:span>: The character may spend a Fortune point when they are Defeated – either when they are Defeated, or at some point later in that scene – to immediately return from defeat. See <text:span text:style-name="T1">Chapter 3: Action and Conflict</text:span> for more detail.</text:p>
        </text:list-item>
        <text:list-item>
          <text:p text:style-name="P132"><text:span text:style-name="T1">Make It Happen</text:span>: The Player immediately creates a trait for the Character that applies to the current scene. This may be used before rolling the dice on a Skill Test, and it can affect the Skill Test it has been created for.</text:p>
        </text:list-item>
        <text:list-item>
          <text:p text:style-name="P132"><text:span text:style-name="T1">Useful Trick</text:span>: Your character immediately gains the use of a single Talent they do not possess. This talent remains for the rest of the current scene.</text:p>
        </text:list-item>
      </text:list>
      <text:h text:style-name="P13" text:outline-level="3"><text:soft-page-break/>Regaining Fortune Points</text:h>
      <text:p text:style-name="P100">The Gamemaster may sometimes award a Fortune point to a single player in the group for particularly noteworthy action — perhaps one player came up with the perfect plan to thwart the enemy, made a bold sacrifice for the benefit of the group, gave a memorable in-character speech, or perhaps uttered a funny quip that diffused the tension and made everyone at the table laugh.</text:p>
      <text:p text:style-name="P100">Other times, the Gamemaster may choose to award Fortune points to all the players based on their progress in a campaign, or during the transition between key scenes. Fortune points make excellent rewards when characters reach a certain narrative milestone, defeat an important villain, solve a mystery, or survive a tense encounter. They can also be spent immediately, and thus provide instant gratification.</text:p>
      <text:p text:style-name="P105">As a general guideline, the Gamemaster should award players with one to three Fortune points per hour of gameplay, depending on the course of play and the rate they are being spent.</text:p>
      <text:p text:style-name="P100">Beyond refreshing Fortune points at the start of each session, there are a few ways player characters can gain Fortune points during play.</text:p>
      <text:h text:style-name="P18" text:outline-level="4">Rewards</text:h>
      <text:p text:style-name="P100">First and foremost, Fortune points are given by the Gamemaster during gameplay to reward players for good roleplaying, clever plans, successfully overcoming difficult challenges, using teamwork, or otherwise making the game more fun for all. Players may have other opportunities to gain Fortune points by achieving certain goals within an encounter, reaching a milestone in the story, or choosing to be the one to suffer the Complications of some dire event. As a general guideline, there should be two to three opportunities for players to gain Fortune points per hour of play. In each of these cases, the Gamemaster should determine whether the point is warranted, and award a single point per instance.</text:p>
      <text:p text:style-name="P100">It’s generally useful for the Gamemaster to ask the players to keep their Fortune points visible, such as using tokens, for the Gamemaster to judge how plentiful they are amongst the characters. If Fortune points are being handed out too often and the players are each at the maximum, then the Gamemaster can either hand them out less often, or can increase the challenges the player characters face, encouraging their use. If the players are frequently low or out of Fortune points, then it’s a good time to evaluate if the encounters are too challenging, or if the players are not accomplishing meaningful goals within the course of play, or even having a good time. Adjustments can then be made to improve that situation. A good rule of thumb would be that each player has, on average, about half of their Fortune points at any given time.</text:p>
      <text:h text:style-name="P18" text:outline-level="4"><text:soft-page-break/>Voluntary Failure</text:h>
      <text:p text:style-name="P100">Characters may choose to voluntarily fail a Skill Test, allowed at the Gamemaster’s discretion. This should only be invoked when the Player Character has something significant to gain, or something significant to lose, when the Skill Test is being made. The Test is failed automatically, with no dice rolled, and with no risk of Complications. Voluntarily failing a Skill Test provides the Gamemaster with one point of Threat, and the Player Character immediately gains one point of Fortune in return.</text:p>
      <text:p text:style-name="P100">Voluntary failure cannot be used on a Skill Test that uses the success at cost rule, nor can it be used on a Difficulty 0 Skill Test.</text:p>
      <text:h text:style-name="P18" text:outline-level="4">Traits</text:h>
      <text:p text:style-name="P100">Finally, Player Characters may have one or more personality traits or personal agendas that can complicate their lives. Each Player Character may have one or more Traits associated with their background, as described in <text:span text:style-name="T1">Chapter 2: Characters</text:span>. The player chooses when to have these Traits come into play in a negative fashion, creating an immediate Complication for their character and earning one point of Fortune. The Gamemaster may suggest instances where these features can easily come into play, but the final decision on when a feature is invoked always comes down to the player.</text:p>
      <text:p text:style-name="Standard"/>
      <text:h text:style-name="P9" text:outline-level="2">Determination</text:h>
      <text:p text:style-name="P106"><text:span text:style-name="Emphasis"><text:span text:style-name="T4">Fortune and Determination are similar mechanics, and your game will only use one or the other.</text:span></text:span></text:p>
      <text:p text:style-name="P100">Player Characters have access to a special resource called Determination. Determination reflects the fact that the Player Characters are the game’s protagonists, with ambition, drive, and grit beyond that of most people. Such individuals shape their own fates by action and will, and the fate of the world around them often follows suit. Whether they are regarded as heroes in any tradition sense, Player Characters are naturally prominent and influential people.</text:p>
      <text:p text:style-name="P100">Determination can be used to pull of exciting stunts, provide an edge during tense situations, or otherwise help to advance the story. Characters gain and spend Determination from acting in accordance with their beliefs, represented by their <text:span text:style-name="T1">Values</text:span> (or by their <text:span text:style-name="T1">Drives</text:span>, if you’re using that variant, described in <text:span text:style-name="T1">Chapter 2</text:span>). When a character’s Values aid them in what they’re seeking to achieve, they get the opportunity to spend Determination, while they can gain Determination when a character’s immediate goals and their Values conflict with one another.</text:p>
      <text:p text:style-name="P105">Each Player Character begins each adventure with one Determination point and cannot have more than three Determination points at any time. Any excess points are immediately discarded.</text:p>
      <text:h text:style-name="P13" text:outline-level="3">Spending Determination</text:h>
      <text:p text:style-name="P100">When you attempt a skill test, or are otherwise in a difficult situation, and one or more of your Values would be helpful in your current situation, you may spend a point of Determination.</text:p>
      <text:p text:style-name="P100">When you spend a point of Determination, you may choose one of the following benefits:</text:p>
      <text:list xml:id="list1363237710" text:style-name="L19">
        <text:list-item>
          <text:p text:style-name="P133"><text:span text:style-name="T1">Perfect Opportunity</text:span>: Determination may be spent during a Skill Test to change any die so that it automatically rolls a 1 (and thus generates two successes automatically). This option must be selected before any dice are rolled on that Skill Test.</text:p>
        </text:list-item>
        <text:list-item>
          <text:p text:style-name="P133"><text:span text:style-name="T1">Moment of Inspiration</text:span>: Determination may be spent to re-roll all the character’s dice in their dice pool. This option may be selected after the dice have been rolled.</text:p>
        </text:list-item>
        <text:list-item>
          <text:p text:style-name="P133"><text:span text:style-name="T1">Surge of Activity</text:span>: The character may spend Determination to immediately take an additional Major Action on their Turn, as soon as the first one has been resolved. This option has no immediate use outside of Conflicts. See <text:span text:style-name="T1">Chapter 3: Action and Conflict</text:span> for more detail.</text:p>
        </text:list-item>
        <text:list-item>
          <text:p text:style-name="P133"><text:span text:style-name="T1">Undefeated</text:span>: The character may spend Determination when they are Defeated – either when they are Defeated, or at some point later in that scene – to immediately return from defeat. See <text:span text:style-name="T1">Chapter 3: Action and Conflict</text:span> for more detail.</text:p>
        </text:list-item>
        <text:list-item>
          <text:p text:style-name="P133"><text:soft-page-break/><text:span text:style-name="T1">Make It Happen</text:span>: You immediately create a trait for the Character that applies to the current scene. This may be used before rolling the dice on a Skill Test, and it can affect the Skill Test it has been created for.</text:p>
        </text:list-item>
        <text:list-item>
          <text:p text:style-name="P133"><text:span text:style-name="T1">Useful Trick</text:span>: Your character immediately gains the use of a single Talent they do not possess. This talent remains for the rest of the current scene.</text:p>
        </text:list-item>
      </text:list>
      <text:h text:style-name="P13" text:outline-level="3">Gaining Determination</text:h>
      <text:p text:style-name="P100">When you attempt a skill test, or are otherwise in a difficult situation, and one or more of your Values would make your situation more difficult, then the GM may ask you to make the following choice:</text:p>
      <text:list xml:id="list3296125960" text:style-name="L20">
        <text:list-item>
          <text:p text:style-name="P134"><text:span text:style-name="T1">Comply</text:span>: you choose to give in to your Value, suffering a Complication as a result. This complication may make your chosen course of action more difficult, or it may even prevent you attempting that action, instead requiring you to try something else. Discuss with your GM as to how this should play out. Once this has happened, you gain a point of Determination.</text:p>
        </text:list-item>
        <text:list-item>
          <text:p text:style-name="P296"><text:span text:style-name="T5">Challenge</text:span><text:span text:style-name="T4">: you choose to go against your Value. You cross out the challenged Value, as it is no longer as vital to the character as it once seemed, and then continue to resolve the current skill test or situation. Once this has finished, you gain a point of Determination. See the </text:span><text:span text:style-name="Emphasis"><text:span text:style-name="T4">Recovering Values</text:span></text:span><text:span text:style-name="T4"> sidebar on how to handle crossed-out Values.</text:span></text:p>
        </text:list-item>
      </text:list>
      <text:p text:style-name="P100">During play, you do not have to rely solely on the GM to provide prompts to gain Determination; you may suggest to the GM that a situation is might be a test of your character’s Values in this way.</text:p>
      <text:h text:style-name="P35" text:outline-level="6">Recovering Values</text:h>
      <text:p text:style-name="P323">If any of your Values are crossed out, then you are less certain of your beliefs, and of your place in the universe. It takes time, reflection, and counsel to clear away that uncertainty. A crossed out Value can no longer be used until it has been rewritten.</text:p>
      <text:p text:style-name="P323">When a scene ends during which you contemplated personal matters or discussed them with another character, and you did not spend or gain any Determination during that scene, you may ask the Gamemaster to allow you to recover a Value. If you don’t do this during play, it will happen automatically between adventures, should no suitable opportunities arise.</text:p>
      <text:p text:style-name="P323">When you recover a Value, select a single Value which has been crossed out, and write a new Value to replace it. This could be a small change, if the character’s beliefs have shifted slowly or become more nuanced and complex, or it could be a big change if the character’s underlying sense of self has been shaken.</text:p>
      <text:p text:style-name="P323"><text:soft-page-break/>Once this is done, the Value is now recovered and may be used freely, though you cannot challenge a Value which has already been challenged and recovered during that adventure (people’s core beliefs do not change that often).</text:p>
      <text:h text:style-name="P6" text:outline-level="2">Challenges</text:h>
      <text:p text:style-name="P100">A Challenge is any circumstance, situation, or sequence of events which requires multiple Skill Tests to overcome. There are a few different ways to structure a Challenge, depending on the nature of that Challenge and how the GM wishes to present the situation. These different options can be combined as the GM sees fit, providing a toolbox for structuring a wide range of different problems for the characters to overcome.</text:p>
      <text:p text:style-name="P100">A Challenge can exist on any scale, with some serving as the core of a specific scene, while others act as a framework that connects different scenes together, with individual parts of the Challenge serving as the basis for different scenes.</text:p>
      <text:h text:style-name="P13" text:outline-level="3">The Basic Challenge</text:h>
      <text:p text:style-name="P100">A basic Challenge is, as the name suggests, the most straightforward form of Challenge, and is the basis for the other forms of Challenge discussed later. A Challenge consists of two or more Skill Tests, of a type and Difficulty determined by the GM. These Tests are the core of the Challenge, and are crucial activities that must be completed to overcome the Challenge, and they are referred to as Key Tests. Once all the Key Tests have been completed successfully, the Challenge is complete.</text:p>
      <text:p text:style-name="P100">The Key Tests can be attempted in whatever order the characters wish, and characters may attempt other Skill Tests during a Challenge; these do not contribute directly to completing the Challenge, but can be used to create Traits, generate Momentum, fend off a threat or other problem, or otherwise do something helpful for the group.</text:p>
      <text:h text:style-name="P18" text:outline-level="4">Structuring Challenges</text:h>
      <text:p text:style-name="P100">There are other ways for the GM to structure a Challenge, however, which can make the situation more interesting or challenging.</text:p>
      <text:p text:style-name="P100"><text:span text:style-name="T1">Linear Challenges</text:span> arrange the Key Tests into a specific order, where each Key Test must be completed before the next can be attempted. This can be fairly limiting, but is good for situations where there are multiple difficult stages.</text:p>
      <text:p text:style-name="P100"><text:span text:style-name="T1">Gates Challenges</text:span> require a little more effort for the GM to set up, but can be quite versatile and represent a wide range of different situations. In a Gated Challenge, some Key Tests can only be attempted if one or more other Key Tests are completed first (representing things that need to be done in a certain order, or which require set-up). This also allows for the GM to create a branching choice, where taking one path opens one set of Tasks and closes off <text:soft-page-break/>others. The Gamemaster must determine the “victory conditions” for the Challenge, and inform the players of this: it will normally be a single Key Test, or one of a small number of possible Key Tests, each of which are locked behind different choices. The Gamemaster might want to present a flow chart that shows how the Challenge progresses and which Key Tests “unlock” restricted ones.</text:p>
      <text:h text:style-name="P38" text:outline-level="6"><text:span text:style-name="T17">Group Challenges</text:span></text:h>
      <text:p text:style-name="P323">While not strictly a way to structure a Challenge, this option is useful to consider. Group Challenges are intended to be completed through collective effort, rather than by a single person, often because it takes place over a relatively short space of time and is too much work for one character. In a Group Challenge, whenever a character attempts or assists a Skill Test – whether it is a Key Test or not – they may not assist in other Tasks during the remainder of the Challenge, and any other Skill Tests they attempt during the Challenge increase in Difficulty by one. This Difficulty increase is cumulative.</text:p>
      <text:h text:style-name="P18" text:outline-level="4">Opposition in Challenges</text:h>
      <text:p text:style-name="P100">In some circumstances, characters may be working against an opposing force. There are a few ways to resolve this, depending on what the Challenge represents, and the nature of the opposition.</text:p>
      <text:p text:style-name="P100"><text:span text:style-name="T1">Direct Opposition</text:span>: The opponents directly resist the Skill Tests attempted, turning them into Opposed Tests. This may also add extra hazards or consequences to those Skill Tests, as the opposition may create extra problems on failed Tests. This is common for social interactions, or attempting to avoid guards or pursuers, where the obstacles are people.</text:p>
      <text:p text:style-name="P100"><text:span text:style-name="T1">Contests</text:span>: The opposition is attempting to complete the same objective, or a similar one, and the winner is the one that reaches their goal first. The Gamemaster selects one side to have Priority at the start of the Challenge; this will be the Player Characters unless the GM spends 2 Threat. Then, each side attempts a single Skill Test towards their Contest, starting with the side that has Priority; once each side has attempted a Test, the sequence begins again. The side that doesn’t have Priority may gain Priority for the next round of Tests by spending 2 Momentum, if they succeeded at their Test. Whichever side completes their Challenge first gains some greater benefit (or may even prevent the other side from finishing).</text:p>
      <text:p text:style-name="P100"><text:span text:style-name="T1">Conflict</text:span>: Discussed in depth in <text:span text:style-name="T1">Chapter 3: Action and Conflict</text:span>, the opposition have different, mutually-exclusive goals to the characters, and the sequence of events is split into Rounds and Turns.</text:p>
      <text:h text:style-name="P13" text:outline-level="3">Time Pressure</text:h>
      <text:p text:style-name="P100">Adding time as a concern to a Challenge can increase tension and make a situation more exciting.</text:p>
      <text:p text:style-name="P100"><text:soft-page-break/>At the start of the Challenge, the GM determines an interval: this is a set time period, normally a few minutes or hours, which serve as a basic unit of time taken for each Skill Test: fifteen minutes, or half an hour are both good baselines for this. Each Skill Test attempted takes two intervals to attempt as standard, whether it succeeds or fails. Characters may spend 2 Momentum on a successful Test to reduce this by one interval. On a failed test, a character may add 2 to Threat to reduce the time taken by one interval, representing cutting their losses and giving up on the failure early. The GM may use Complications to make attempted Tests to take longer, adding one interval per Complication; for this reason, Tests under time pressure often succeed at cost (the Test isn’t failed, it just took longer than planned). This applies to any Skill Tests attempted during the Challenge.</text:p>
      <text:p text:style-name="P100">How these intervals interact with the Challenge is up to the GM. Normally, the GM will determine a total amount of time that the Challenge must be completed within; this will normally be 2-3 intervals per Key Test required, with fewer intervals representing more pressure. The GM should define some consequence for the characters failing to achieve their goal in time.</text:p>
      <text:p text:style-name="P100">If different parts of the Challenge can be attempted in parallel, the GM can also use intervals to determine who is and who isn’t busy at any given moment. This works well as a resource/people management problem, especially if the GM varies the number of intervals that individual Tests take to complete.</text:p>
      <text:h text:style-name="P35" text:outline-level="6">Varied Intervals</text:h>
      <text:p text:style-name="P323">As standard, a Skill Test takes two intervals to attempt, before adjustments for Momentum spent, Threat paid, and Complications suffered. However, this does not have to be the case: the GM may decide that an especially complex activity may take more than two intervals to attempt. In this case, a successful Test allows the character to spend 2 Momentum per interval reduced, down to a minimum of 1, and characters cutting their losses on a failed test may reduce the time taken by 1 interval for every 2 points they add to Threat, again down to a minimum of 1.</text:p>
      <text:h text:style-name="P35" text:outline-level="6">Variable Time Limit</text:h>
      <text:p text:style-name="P323">Sometimes, a time limit will represent something that will happen at a specific time, unless the characters can successfully avoid it, such as attempting to defuse a bomb before it detonates.</text:p>
      <text:p text:style-name="P328"><text:span text:style-name="T7">However, other time limits may represent something that can be delayed: perhaps the arrival of a guard, messenger, or other troublesome person. In these situations, characters may attempt Skill Tests in order to increase the time limit. A successful Test adds one interval to the remaining time, plus an additional interval for every 2 Momentum spent. Complications may reduce this by 1 interval each, and a failure with a Complication, at the GM’s discretion, may mean that the remaining time is actually </text:span><text:span text:style-name="Emphasis"><text:span text:style-name="T7">reduced</text:span></text:span><text:span text:style-name="T7">, as the delaying tactics have the opposite effect.</text:span></text:p>
      <text:p text:style-name="P97"/>
      <text:h text:style-name="P2" text:outline-level="1">Player Characters</text:h>
      <text:p text:style-name="P106"><text:span text:style-name="T4">Characters are composed of several distinct elements that collectively serve to depict how that individual interacts with the worlds around them, both in game terms and in story terms. <text:s/>These elements may vary somewhat between versions of the </text:span><text:span text:style-name="Emphasis"><text:span text:style-name="T5">2D20 System</text:span></text:span><text:span text:style-name="T4">, but the most common forms are </text:span><text:span text:style-name="T5">Attributes</text:span><text:span text:style-name="T4">, </text:span><text:span text:style-name="T5">Skills</text:span><text:span text:style-name="T4">, </text:span><text:span text:style-name="T5">Focuses</text:span><text:span text:style-name="T4">, </text:span><text:span text:style-name="T5">Talents</text:span><text:span text:style-name="T4">, </text:span><text:span text:style-name="T5">Traits</text:span><text:span text:style-name="T4">, and </text:span><text:span text:style-name="T5">Features</text:span><text:span text:style-name="T4">. Together, these paint a picture of who the character is, what they are good at, and how they view the world around them.</text:span></text:p>
      <text:p text:style-name="P100">Characters are, broadly speaking, divided into two types for the purposes of play:</text:p>
      <text:list xml:id="list4168881369" text:style-name="L21">
        <text:list-item>
          <text:p text:style-name="P135"><text:span text:style-name="T1">Player Characters</text:span> consist of all the characters used by a player to participate in the game. Player Characters are the protagonists or main characters of the game. Each player decides how their Player Character will act in the scenes framed by the Gamemaster. This chapter is focused mainly on Player Characters and covers a few different methods of creating them.</text:p>
        </text:list-item>
        <text:list-item>
          <text:p text:style-name="P135"><text:span text:style-name="T1">Non-Player Characters</text:span> are all those characters not directly controlled by the players. They’re normally introduced and directed by the Gamemaster, though if an NPC would be friendly to the Player Characters, the Gamemaster may allow the players to direct that NPC during Conflicts. Non-Player Characters are described fully in their own chapter, and their creation is described in the Gamemaster’s Chapter.</text:p>
        </text:list-item>
      </text:list>
      <text:h text:style-name="P5" text:outline-level="2">Attributes</text:h>
      <text:p text:style-name="P106"><text:span text:style-name="T4">Each character in a </text:span><text:span text:style-name="Emphasis"><text:span text:style-name="T5">2D20 System</text:span></text:span><text:span text:style-name="T4"> game is defined by several attributes: normally 6, but sometimes more or less than that. These embody the character’s intrinsic physical and mental capabilities, when compared between characters, and they help depict the ways that the character prefers to approach problems.</text:span></text:p>
      <text:p text:style-name="P100">These Attributes are <text:span text:style-name="T1">Agility</text:span>, <text:span text:style-name="T1">Brawn</text:span>, <text:span text:style-name="T1">Coordination</text:span>, <text:span text:style-name="T1">Insight</text:span>, <text:span text:style-name="T1">Reason</text:span>, and <text:span text:style-name="T1">Will</text:span>. Each Attribute has a rating which determines its measure, with higher numbers reflecting greater ability. For Player Characters, these Attributes range from 7 to 12, with 8 representing an average capability. Some characters and creatures may have Attributes lower or higher than this, and special abilities that increase their capabilities further; this is described in the Adversaries chapter.</text:p>
      <text:p text:style-name="P100">A character may encounter situations for which more than one of their Attributes are applicable. In these cases, it is important to consider the context of the situation, and how the character is choosing to approach the problem. The Gamemaster may choose which Attribute is most applicable to a situation if more than one could be used, but if the GM does not pick, then the player may select whichever of the applicable Attributes they wish.</text:p>
      <text:list xml:id="list695823562" text:style-name="L22">
        <text:list-item>
          <text:p text:style-name="P136"><text:soft-page-break/><text:span text:style-name="T1">Agility</text:span> is a mixture of speed, balance, and muscle memory, and is responsible for much of a character’s movement and similar activities. An Agile character is quick and moves with certainty and precision.</text:p>
        </text:list-item>
        <text:list-item>
          <text:p text:style-name="P136"><text:span text:style-name="T1">Brawn</text:span> is the character’s fortitude and ability to endure physical hardship, as well as their ability to employ force. It also encompasses the character’s endurance, and their general health and physical conditioning. A Brawny character is strong and hardy.</text:p>
        </text:list-item>
        <text:list-item>
          <text:p text:style-name="P136"><text:span text:style-name="T1">Coordination</text:span> is the character’s fine motor skills, hand-eye coordination, accuracy, and sense of time and rhythm. Coordinated characters tend to be good shots, good drivers and pilots, and excel at sleight of hand and other delicate, precise tasks.</text:p>
        </text:list-item>
        <text:list-item>
          <text:p text:style-name="P136"><text:span text:style-name="T1">Insight</text:span> is the character’s perceptiveness, instincts, and their ability to comprehend the world around them. Insightful characters are observant and shrewd, and may often be said to have ‘street smarts’ or be wise.</text:p>
        </text:list-item>
        <text:list-item>
          <text:p text:style-name="P136"><text:span text:style-name="T1">Reason</text:span> is the character’s ability to apply logic, intellect, and the known facts to a situation. Reasoning characters tend to be lucid, rational or contemplative, and are often driven by a need to learn or understand.</text:p>
        </text:list-item>
        <text:list-item>
          <text:p text:style-name="P136"><text:span text:style-name="T1">Will</text:span> is the character’s sense of self, their mental strength, and their sense of self-discipline. Willful characters tend to be single-minded, even stubborn, and they can have extremely forceful personalities.</text:p>
        </text:list-item>
      </text:list>
      <text:h text:style-name="P5" text:outline-level="2">Skills and Focuses</text:h>
      <text:p text:style-name="P100">In addition to the six Attributes, each character is trained in several Skills, which encompass the various activities and proficiencies that a character is likely to need during their adventures. Each Skill is rated from 0 to 5, with each rating representing a differing level of training, expertise, and natural aptitude. Player Characters are unlikely to have a 0 in more than one Skill – Player Characters are expected to be competent, broadly-capable protagonists.</text:p>
      <text:p text:style-name="P100">As standard, there are six broad Skills: <text:span text:style-name="T1">Fight</text:span>, <text:span text:style-name="T1">Know</text:span>, <text:span text:style-name="T1">Move,</text:span> <text:span text:style-name="T1">Operate</text:span>, <text:span text:style-name="T1">Survive</text:span>, and <text:span text:style-name="T1">Talk</text:span>. These Skills can be mixed and matched with the Attributes above and will overlap in a few ways.</text:p>
      <text:list xml:id="list3823788756" text:style-name="L23">
        <text:list-item>
          <text:p text:style-name="P137"><text:span text:style-name="T1">Fight</text:span> covers the character’s ability to use, and defend against, violence. It is most often used when making attacks, but it can also be used to judge threatening situations, and covers a practical understanding of weaponry, combat styles, and strategy. A character might use <text:span text:style-name="T1">Fight</text:span>..</text:p>
          <text:list>
            <text:list-item>
              <text:p text:style-name="P110"><text:span text:style-name="T1">Agility</text:span> to dodge out of the way of an attack, or to make a melee attack.</text:p>
            </text:list-item>
            <text:list-item>
              <text:p text:style-name="P110"><text:span text:style-name="T1">Brawn</text:span> to defeat an enemy while grappling, or to brace against an incoming attack with a shield or similar defensive item.</text:p>
            </text:list-item>
            <text:list-item>
              <text:p text:style-name="P110"><text:span text:style-name="T1">Coordination</text:span> to attack an enemy from a distance, or to defend against an attack by parrying or ducking behind terrain.</text:p>
            </text:list-item>
            <text:list-item>
              <text:p text:style-name="P110"><text:span text:style-name="T1">Insight</text:span> to discern if a situation is an ambush or trap, or to judge how much of a threat (or how capable in a fight) someone else is.</text:p>
            </text:list-item>
            <text:list-item>
              <text:p text:style-name="P110"><text:soft-page-break/><text:span text:style-name="T1">Reason</text:span> to devise a plan or strategy for a battle, or to survey the aftermath of a battle and be able to tell who or what was involved.</text:p>
            </text:list-item>
            <text:list-item>
              <text:p text:style-name="P110"><text:span text:style-name="T1">Will</text:span> to warn allies of an imminent threat so that they react, to threaten someone with the use of force, or to keep their nerve amidst the clamor and horror of battle.</text:p>
            </text:list-item>
          </text:list>
        </text:list-item>
        <text:list-item>
          <text:p text:style-name="P137"><text:span text:style-name="T1">Know</text:span> covers the character’s learning, education, and accumulated knowledge, as well as the character’s ability to find more information. It is most useful when trying to research information, or when trying to remember facts about something. Other Skills can contain an element of knowledge, but the Know skill tends to go into greater detail or contain a lot more of the technical or theoretical sides that practical experience might not encompass. A character might use Know with…</text:p>
          <text:list>
            <text:list-item>
              <text:p text:style-name="P110"><text:span text:style-name="T1">Agility</text:span> to perform a studied maneuver or series of motions, or to avoid a hazard or obstacle by recalling a pattern, sequence, or vulnerability.</text:p>
            </text:list-item>
            <text:list-item>
              <text:p text:style-name="P110"><text:span text:style-name="T1">Brawn</text:span> to exert precise force or leverage to move or break an object or obstacle that might otherwise be impossible to shift, or to resist the effects of an environmental phenomenon with knowledge of how to protect against exposure.</text:p>
            </text:list-item>
            <text:list-item>
              <text:p text:style-name="P110"><text:span text:style-name="T1">Coordination</text:span> to perform a delicate procedure, or to follow a set of precise instructions properly.</text:p>
            </text:list-item>
            <text:list-item>
              <text:p text:style-name="P110"><text:span text:style-name="T1">Insight</text:span> to gain useful information from observation alone, to avoid being deceived by falsified or biased information, or to devise a theory from incomplete information.</text:p>
            </text:list-item>
            <text:list-item>
              <text:p text:style-name="P110"><text:span text:style-name="T1">Reason</text:span> to perform research on an unfamiliar subject, to form a plan or theory from studying all the available data, or to try and convince someone else using facts and logic.</text:p>
            </text:list-item>
            <text:list-item>
              <text:p text:style-name="P110"><text:span text:style-name="T1">Will</text:span> to retain the composure to study something horrific or disturbing, or to argue with someone else over the facts.</text:p>
            </text:list-item>
          </text:list>
        </text:list-item>
        <text:list-item>
          <text:p text:style-name="P137"><text:span text:style-name="T1">Move</text:span> covers the character’s ability to navigate their environment. It is most often used to traverse difficult terrain or move freely despite dangerous conditions, but it can also be used to move unnoticed, pass unseen, or remain undetected while moving. A character might use Move with…</text:p>
          <text:list>
            <text:list-item>
              <text:p text:style-name="P110"><text:span text:style-name="T1">Agility</text:span> to move quickly through difficult conditions, to remain balanced while moving on a precarious surface, or to avoid hazards while moving.</text:p>
            </text:list-item>
            <text:list-item>
              <text:p text:style-name="P110"><text:span text:style-name="T1">Brawn</text:span> to move while burdened by a heavy load, to continue moving despite fatigue, to force themselves through an obstacle, to scale vertical surfaces, or to swim.</text:p>
            </text:list-item>
            <text:list-item>
              <text:p text:style-name="P110"><text:span text:style-name="T1">Coordination</text:span> to move through a hazard or obstacle that requires careful timing or extreme precision.</text:p>
            </text:list-item>
            <text:list-item>
              <text:p text:style-name="P110"><text:span text:style-name="T1">Insight</text:span> to judge how difficult or dangerous a route is, or whether it can be traversed at all, or to select the quickest or safest route with only limited information.</text:p>
            </text:list-item>
            <text:list-item>
              <text:p text:style-name="P110"><text:span text:style-name="T1">Reason</text:span> to navigate a route or course using a map or other navigation tools, or plan a path through a hazard by studying patterns and signs.</text:p>
            </text:list-item>
            <text:list-item>
              <text:p text:style-name="P110"><text:span text:style-name="T1">Will</text:span> to continue moving despite physical pain or other debility.</text:p>
            </text:list-item>
          </text:list>
        </text:list-item>
        <text:list-item>
          <text:p text:style-name="P137"><text:soft-page-break/><text:span text:style-name="T1">Operate</text:span> covers the character’s ability to utilize complex tools, such as vehicles and other items of technology, as well as the character’s knowledge of how those tools work. A character might use Operate with…</text:p>
          <text:list>
            <text:list-item>
              <text:p text:style-name="P110"><text:span text:style-name="T1">Agility</text:span> to make a vehicle evade a hazard or attack quickly, or to perform some technical activity requiring considerable quick movement.</text:p>
            </text:list-item>
            <text:list-item>
              <text:p text:style-name="P110"><text:span text:style-name="T1">Brawn</text:span> to operate stuck or rusted machinery by brute force, or to perform an arduous, repetitive technical activity.</text:p>
            </text:list-item>
            <text:list-item>
              <text:p text:style-name="P110"><text:span text:style-name="T1">Coordination</text:span> to operate a vehicle effectively, or perform precision adjustments, repairs, or operations on a device or machine.</text:p>
            </text:list-item>
            <text:list-item>
              <text:p text:style-name="P110"><text:span text:style-name="T1">Insight</text:span> to judge the capabilities of an unfamiliar machine just by quick observation, or to make a reasonable guess at the nature of a fault or problem with a machine.</text:p>
            </text:list-item>
            <text:list-item>
              <text:p text:style-name="P110"><text:span text:style-name="T1">Reason</text:span> to determine the function or capabilities of a machine by studying it intently, or to design modifications or alterations to a machine (or even a whole new machine).</text:p>
            </text:list-item>
            <text:list-item>
              <text:p text:style-name="P110"><text:span text:style-name="T1">Will</text:span> to push a machine past its limitations despite signs of imminent failure, or to continue with a dangerous technical activity despite the risks.</text:p>
            </text:list-item>
          </text:list>
        </text:list-item>
        <text:list-item>
          <text:p text:style-name="P137"><text:span text:style-name="T1">Survive</text:span> covers a character’s resistance to threats and harm, as well as a character’s ability to handle and navigate dangerous environments. A character might use Survive with…</text:p>
          <text:list>
            <text:list-item>
              <text:p text:style-name="P110"><text:span text:style-name="T1">Agility</text:span> to move carefully or quickly through familiar dangers or obstacles.</text:p>
            </text:list-item>
            <text:list-item>
              <text:p text:style-name="P110"><text:span text:style-name="T1">Brawn</text:span> to resist physical debilities such as poison or disease.</text:p>
            </text:list-item>
            <text:list-item>
              <text:p text:style-name="P110"><text:span text:style-name="T1">Coordination</text:span> to disable a trap or create something to mitigate a hazard, or to provide medical attention.</text:p>
            </text:list-item>
            <text:list-item>
              <text:p text:style-name="P110"><text:span text:style-name="T1">Insight</text:span> to notice or anticipate a threat, hazard, or other peril, or to diagnose the nature of a debility.</text:p>
            </text:list-item>
            <text:list-item>
              <text:p text:style-name="P110"><text:span text:style-name="T1">Reason</text:span> to analyze a hazard to determine a safe way to avoid it, or to study a debility to figure out how to treat it, or to resist intellectual or logical debilities such as illusions or deception.</text:p>
            </text:list-item>
            <text:list-item>
              <text:p text:style-name="P110"><text:span text:style-name="T1">Will</text:span> to resist mental or psychological debilities such as fear or panic.</text:p>
            </text:list-item>
          </text:list>
        </text:list-item>
        <text:list-item>
          <text:p text:style-name="P137"><text:span text:style-name="T1">Talk</text:span> covers a character’s ability to relate to and interact with people. Much of this Skill is active – it deals with talking to people – but knowing how to talk to people also means the character knows how other people talk too. Other Skills can contain an element of social interaction, often in narrower or more specific circumstances, but those rely a lot on context. A character might use Talk with…</text:p>
          <text:list>
            <text:list-item>
              <text:p text:style-name="P110"><text:span text:style-name="T1">Agility</text:span> to grab the attention of others through dance or other motion, or to be able to discern relationships and connections between people through their movements.</text:p>
            </text:list-item>
            <text:list-item>
              <text:p text:style-name="P110"><text:span text:style-name="T1">Brawn</text:span> to use size or strength to grab attention, coerce, or compel others, or to endure long-winded or tiring interactions without showing signs of fatigue.</text:p>
            </text:list-item>
            <text:list-item>
              <text:p text:style-name="P110"><text:span text:style-name="T1">Coordination</text:span> to use fine body language and subtle physical contact to help persuade or manipulate another, or to be able to read body language and other signifiers to gain more information about someone.</text:p>
            </text:list-item>
            <text:list-item>
              <text:p text:style-name="P110"><text:soft-page-break/><text:span text:style-name="T1">Insight</text:span> to judge the mood or emotions of others, or to use their observations of others to sway their opinions.</text:p>
            </text:list-item>
            <text:list-item>
              <text:p text:style-name="P110"><text:span text:style-name="T1">Reason</text:span> to use logical arguments to persuade others, or to determine the logical flaws in another’s position.</text:p>
            </text:list-item>
            <text:list-item>
              <text:p text:style-name="P110"><text:span text:style-name="T1">Will</text:span> to rally or inspire others during a difficult situation, to intimidate through determination or force of will, or to command the attention or respect of others through presence and bearing alone.</text:p>
            </text:list-item>
          </text:list>
        </text:list-item>
      </text:list>
      <text:h text:style-name="P19" text:outline-level="4"><text:span text:style-name="T17">GM Guidance: Observation and Research</text:span></text:h>
      <text:p text:style-name="P323">One of the most common things that a Player Character will attempt during a game is to try and learn more about the world around them. This may be a short-term matter – attempting to spot if there’s a peril or hazard nearby or trying to find something hidden – or it might be something longer and more difficult, such as surveying the scene of a crime or researching an unknown foe.</text:p>
      <text:p text:style-name="P328"><text:span text:style-name="T7">These sorts of activities are easily handled in the </text:span><text:span text:style-name="Emphasis"><text:span text:style-name="T8">2D20 System</text:span></text:span><text:span text:style-name="T7">, using the </text:span><text:span text:style-name="Emphasis"><text:span text:style-name="T7">Obtain Information</text:span></text:span><text:span text:style-name="T7"> Momentum Spend. A Test specifically to find information should have a low Difficulty – 0 or 1 – though it may be higher if the information would be especially tricky to obtain. Success should provide basic information, with players given the opportunity to learn more by spending Momentum to ask questions.</text:span></text:p>
      <text:p text:style-name="P323">If the information is vital for the players to learn – it is necessary to move the story forwards – then the Gamemaster should keep the Difficulty low and/or allow the Player Characters to Succeed at Cost to receive the most vital information (and Momentum may provide them with extra context or the ability to gain additional useful details).</text:p>
      <text:p text:style-name="P323">Crucially, observation and knowledge of a subject are not limited to a specific skill; a character with a high Fight is likely to know more about combat, weapons, and tactics, for example., rather than needing a separate “knowledge: warfare” skill.</text:p>
      <text:h text:style-name="P12" text:outline-level="3">Focuses</text:h>
      <text:p text:style-name="P100">A character’s Skills are broad, but Focuses allow a character to demonstrate talent for narrower areas of expertise, representing specialization and the kind of advanced training that comes from deeper study and practical experiences. Focuses are not tied to any specific Skill, and can be applied to any Skill Test a character attempts, so long as the Focus would logically benefit the Skill Test being attempted.</text:p>
      <text:p text:style-name="P100">Player Characters will normally have six Focuses. Each Focus should be narrower than the Skills described above, but they shouldn’t be so narrow that they don’t come up in play. Further, because there is no specific link between Skills and Focuses, a Focus may be valuable for Skill Tests using various Skills – for example, a Focus in Firearms can easily be used for Fight Tests, but it also has potential uses with the Know skill to represent the character’s knowledge of guns.</text:p>
      <text:p text:style-name="P100"><text:soft-page-break/>A selection of example Focuses are below, grouped by the Skill they are most likely to be used with. This is far from an exhaustive list, however, and players are encouraged to devise their own, with the Gamemaster having a veto over any that are too broad or don’t fit the game.</text:p>
      <text:list xml:id="list1605587725" text:style-name="L24">
        <text:list-item>
          <text:p text:style-name="P138"><text:span text:style-name="T1">Fight</text:span>: Brawling, Swords, Firearms, Martial Arts, Explosives, Archery</text:p>
        </text:list-item>
        <text:list-item>
          <text:p text:style-name="P138"><text:span text:style-name="T1">Know</text:span>: History, Science, Geography, Engineering, Linguistics</text:p>
        </text:list-item>
        <text:list-item>
          <text:p text:style-name="P138"><text:span text:style-name="T1">Move</text:span>: Acrobatics, Climbing, Swimming, Stealth, Ride</text:p>
        </text:list-item>
        <text:list-item>
          <text:p text:style-name="P138"><text:span text:style-name="T1">Operate</text:span>: Aircraft, Computers, Electronics, Explosives, Ground Vehicles, Watercraft</text:p>
        </text:list-item>
        <text:list-item>
          <text:p text:style-name="P138"><text:span text:style-name="T1">Survive</text:span>: Concentration, Resilience, Medicine, Counsel, Streetwise, Wilderness, Tracking, Society, Repair</text:p>
        </text:list-item>
        <text:list-item>
          <text:p text:style-name="P138"><text:span text:style-name="T1">Talk</text:span>: Persuade, Deceive, Intimidate, Negotiate, Etiquette, Innuendo</text:p>
        </text:list-item>
      </text:list>
      <text:h text:style-name="P5" text:outline-level="2">Talents</text:h>
      <text:p text:style-name="P100">A character is more than the sum of its parts, and a characters Attributes, Skills, and Focuses alone do not give a full picture of what they are truly capable of. Player Characters are the protagonists of their own stories, and it is Talents that help set these individuals apart from the rest. These characters have a way of interacting with the world that lets them overcome impossible odds and triumph when others may falter. These tricks and knacks are Talents.</text:p>
      <text:p text:style-name="P100">Talents are additional benefits that a character possesses, that define areas of specialty, the advantages of their personal approach to circumstances, and other decisive and definitive abilities. These normally take the form of a bonus – extra d20s, re-rolls, bonus Momentum, the ability to use a different Skill in a situation, and so forth – that applies when the character is performing certain activities or taking a specific approach to a situation.</text:p>
      <text:p text:style-name="P100">Many Talents have one or more specific Requirements. These are conditions that must be fulfilled before the Talent can be selected, such as having a Skill at a specific rating or above.</text:p>
      <text:p text:style-name="P100">Beyond that, each Talent has a condition and a benefit. The condition is the circumstance under which the Talent can be used, and the benefit is what the character gains from meeting that condition.</text:p>
      <text:h text:style-name="P12" text:outline-level="3">Constructing a Talent</text:h>
      <text:p text:style-name="P100">As already noted, each Talent has a condition, and a benefit. These can be broken down into several common tendencies, though these are not hard-and-fast rules, but rather rough guidelines.</text:p>
      <text:p text:style-name="P100">Conditions are the circumstances in which the Talent’s effect applies. This might be mechanical in nature – using a specific game option, such as buying dice, using a certain Attribute or Skill, etc. – or they may be more narrative in nature, such as performing an activity that relates to a specific field, or during a specific kind of situation. Common <text:soft-page-break/>mechanical conditions are listed below; narrative conditions are harder to summarize so succinctly, but largely follow the same pattern as below, replacing “specific Attribute or Skill” with some fiction-driven state.</text:p>
      <text:list xml:id="list3507867300" text:style-name="L25">
        <text:list-item>
          <text:p text:style-name="P139">The character buys one or more bonus d20s with Momentum, on a Skill Test using a specific Attribute or a specific Skill.</text:p>
        </text:list-item>
        <text:list-item>
          <text:p text:style-name="P139">The character buys one or more bonus d20s by adding to Threat, on a Skill Test using a specific Attribute or a specific Skill.</text:p>
        </text:list-item>
        <text:list-item>
          <text:p text:style-name="P139">The character assists another character on a Skill Test using a specific Attribute or Skill.</text:p>
        </text:list-item>
        <text:list-item>
          <text:p text:style-name="P139">The character receives assistance on a Skill Test using a specific Attribute or Skill.</text:p>
        </text:list-item>
        <text:list-item>
          <text:p text:style-name="P139">One of the character’s nearby allies attempts a Skill Test using a specific Attribute or Skill.</text:p>
        </text:list-item>
        <text:list-item>
          <text:p text:style-name="P139">The character attempts a very specific type of Skill Test (such as one using a specific Attribute and Skill).</text:p>
        </text:list-item>
        <text:list-item>
          <text:p text:style-name="P139">When the character succeeds on a Skill Test using a specific Attribute or Skill.</text:p>
        </text:list-item>
        <text:list-item>
          <text:p text:style-name="P139">When the character uses Momentum for a specific purpose.</text:p>
        </text:list-item>
      </text:list>
      <text:p text:style-name="P100">Benefits are what the character gains when meeting the listed condition. Some benefits are greater than others, however, and should be used sparingly and with care, by narrowing the conditions (so that the more powerful benefit can be used less-frequently, such as changing the condition from “specific Attribute or Skill” to “specific Attribute <text:span text:style-name="T1">and</text:span> Skill”), or by adding some caveat or negative consequence (so that using the benefit is a choice rather than a default effect). Common benefits are below:</text:p>
      <text:list xml:id="list3142058517" text:style-name="L26">
        <text:list-item>
          <text:p text:style-name="P297"><text:span text:style-name="T4">The character may re-roll a single d20. </text:span><text:span text:style-name="Emphasis"><text:span text:style-name="T4">As a more powerful effect, re-roll the entire dice pool; this should come with some greater limitation</text:span></text:span><text:span text:style-name="T4">.</text:span></text:p>
        </text:list-item>
        <text:list-item>
          <text:p text:style-name="P140">You gain a unique Momentum Spend, normally costing 1 or 2 Momentum.</text:p>
        </text:list-item>
        <text:list-item>
          <text:p text:style-name="P140">You gain a unique option for spending Determination/Fortune.</text:p>
        </text:list-item>
        <text:list-item>
          <text:p text:style-name="P140">You reduce the Difficulty of the Skill Test by 1.</text:p>
        </text:list-item>
        <text:list-item>
          <text:p text:style-name="P140">You ignore any increases to Difficulty of a specific type (unfamiliarity, lack of tools, darkness, etc.).</text:p>
        </text:list-item>
        <text:list-item>
          <text:p text:style-name="P297"><text:span text:style-name="T4">You may reduce the cost of buying the first d20 on the Skill Test to 0. </text:span><text:span text:style-name="Emphasis"><text:span text:style-name="T4">This is a powerful effect, and should be accompanied by some limitation.</text:span></text:span></text:p>
        </text:list-item>
        <text:list-item>
          <text:p text:style-name="P140">You gain a single point of Bonus Momentum, which must be used in a specific way. Note that Bonus Momentum cannot be saved – if it is not spent, it will be lost.</text:p>
        </text:list-item>
        <text:list-item>
          <text:p text:style-name="P140">You reduce the cost of a specific use of Momentum by 1, or removes the cost entirely.</text:p>
        </text:list-item>
        <text:list-item>
          <text:p text:style-name="P140">You may use a different Attribute or Skill than would normally be called for.</text:p>
        </text:list-item>
        <text:list-item>
          <text:p text:style-name="P140">You may ignore the first Mishap suffered on the Skill Test.</text:p>
        </text:list-item>
      </text:list>
      <text:p text:style-name="P100"><text:soft-page-break/>If a more powerful effect is used, the following are common caveats or consequences that can be used to provide balance.</text:p>
      <text:list xml:id="list3085845002" text:style-name="L27">
        <text:list-item>
          <text:p text:style-name="P141">The benefit comes at the cost of increasing the Mishap range by 2.</text:p>
        </text:list-item>
        <text:list-item>
          <text:p text:style-name="P141">The effects of a successful Skill Test are only temporary, lasting until the end of the scene (if the effect would normally be permanent) or for a single round (if the effect would last.</text:p>
        </text:list-item>
        <text:list-item>
          <text:p text:style-name="P141">The Talent can only be used once per scene.</text:p>
        </text:list-item>
        <text:list-item>
          <text:p text:style-name="P141">The character must add 2 to Threat to use the Talent.</text:p>
        </text:list-item>
        <text:list-item>
          <text:p text:style-name="P141">The character must accept a Complication after the Talent’s effects are resolved.</text:p>
        </text:list-item>
        <text:list-item>
          <text:p text:style-name="P141">A use of Momentum the Talent grants can only be paid for by adding to Threat instead of spending Momentum.</text:p>
        </text:list-item>
        <text:list-item>
          <text:p text:style-name="P141">Using the Talent consumes some finite resource (other than Momentum, Threat, or Fortune).</text:p>
        </text:list-item>
      </text:list>
      <text:p text:style-name="P100">Instead of these, some Talents may provide a flat benefit to some derived ability, such as an increased amount of maximum Stress, or extra damage dice or a damage effect on a particular type of attack.</text:p>
      <text:h text:style-name="P12" text:outline-level="3">Example Talents</text:h>
      <text:p text:style-name="P106"><text:span text:style-name="T4">Constructed using the method listed in the previous section, the following Talents are common to many versions of the </text:span><text:span text:style-name="Emphasis"><text:span text:style-name="T5">2d20 System</text:span></text:span><text:span text:style-name="T4">. Individual Talents cannot be selected more than once.</text:span></text:p>
      <text:list xml:id="list858634838" text:style-name="L28">
        <text:list-item>
          <text:p text:style-name="P142"><text:span text:style-name="T1">Advisor</text:span>: When you select this Talent, select a single Skill. Whenever you assist an ally and you use that Skill, the ally you assist may re-roll a single d20 in their dice pool.</text:p>
        </text:list-item>
        <text:list-item>
          <text:p text:style-name="P142"><text:span text:style-name="T1">Bold</text:span>: When you select this Talent, choose a single Skill. When the character attempts a Skill Test using the chosen Skill, and they buy one or more d20s by adding to Threat, they may re-roll a single d20 in their dice pool. You may select this Talent multiple times, once for each Skill, but you may not select any Skill which has already been selected for the Cautious Talent.</text:p>
        </text:list-item>
        <text:list-item>
          <text:p text:style-name="P142"><text:span text:style-name="T1">Cautious</text:span>: When you select this Talent, choose a single Skill. When the character attempts a Skill Test using the chosen Skill, and they buy one or more d20s by spending Momentum, they may re-roll a single d20 in their dice pool. You may select this Talent multiple times, once for each Skill, but you may not select any Skill which has already been selected for the Bold Talent.</text:p>
        </text:list-item>
        <text:list-item>
          <text:p text:style-name="P142"><text:span text:style-name="T1">Collaboration</text:span>: When you select this Talent, select a single Skill. Whenever an ally attempts a Skill Test using that Skill, you may spend one Momentum, to allow them to use your score for that Skill, and one of your Focuses (if applicable).</text:p>
        </text:list-item>
        <text:list-item>
          <text:p text:style-name="P142"><text:soft-page-break/><text:span text:style-name="T1">Constantly Watching</text:span>: Whenever you attempt a Skill Test to detect danger or hidden enemies, reduce the Difficulty by 1.</text:p>
        </text:list-item>
        <text:list-item>
          <text:p text:style-name="P142"><text:span text:style-name="T1">Dauntless</text:span>: Whenever you attempt a Skill Test to resist being intimidated or threatened, you may add a bonus d20 to your dice pool.</text:p>
        </text:list-item>
        <text:list-item>
          <text:p text:style-name="P298"><text:span text:style-name="T5">Mean Right Hook</text:span><text:span text:style-name="T4">: The character’s unarmed attacks gain the </text:span><text:span text:style-name="Emphasis"><text:span text:style-name="T4">Vicious 1</text:span></text:span><text:span text:style-name="T4"> damage effect.</text:span></text:p>
        </text:list-item>
        <text:list-item>
          <text:p text:style-name="P298"><text:span text:style-name="T5">Studious</text:span><text:span text:style-name="T4">: Whenever you spend one or more Momentum to </text:span><text:span text:style-name="Emphasis"><text:span text:style-name="T4">Obtain Information</text:span></text:span><text:span text:style-name="T4">, you gain one bonus Momentum, which may only be spent on </text:span><text:span text:style-name="Emphasis"><text:span text:style-name="T4">Obtain Information</text:span></text:span><text:span text:style-name="T4">.</text:span></text:p>
        </text:list-item>
        <text:list-item>
          <text:p text:style-name="P142"><text:span text:style-name="T1">Tough</text:span>: The character’s maximum Stress is increased by 3.</text:p>
        </text:list-item>
        <text:list-item>
          <text:p text:style-name="P142"><text:span text:style-name="T1">Rapid-Fire</text:span>: When the character makes a ranged attack, they may count the weapon’s Burst quality as 1 higher than normal.</text:p>
        </text:list-item>
      </text:list>
      <text:h text:style-name="P5" text:outline-level="2">Personal Traits</text:h>
      <text:p text:style-name="P100">Characters may have a few Traits that define persistent or permanent elements of their existence. Traits are essentially descriptions of the important parts of the character, in a single word or short phrase. Alongside a character’s Values – which cover the character’s personality, motivations, and beliefs – Traits help define what the character is and what they can do, and they can be employed in the same way as Traits for a location or situation, such as to increase or reduce the Difficulty of a Skill Test.</text:p>
      <text:p text:style-name="P100">In some games, this may be a character’s species, or it may be a character’s nationality or heritage, or some other description of their origin, encapsulating all manner of differences big and small. These are both positive and negative, and influence how the character interacts with their environment and how characters interact with one another.</text:p>
      <text:p text:style-name="P100">A character may obtain Traits because of things that happen to them during character creation – life-changing events that will define them going forwards – and they may occasionally gain more during play. This may be something about the character, such as a debility or impairment the character suffers from, or the influence of some external force, such as the impact of a harrowing experience.</text:p>
      <text:p text:style-name="P100">Traits are neutral and can be applied both positively and negatively. There is no fixed number of Traits a character will have, though in most games a character will have at least one, reflecting heritage or origin. Traits, and their effects upon play, are described in full in <text:span text:style-name="T1">Chapter 1: Core Rules</text:span>.</text:p>
      <text:h text:style-name="P5" text:outline-level="2">Values</text:h>
      <text:p text:style-name="P106"><text:span text:style-name="Emphasis"><text:span text:style-name="T4">Values are not used in all games but may be used if the game is using Determination, as they are a means by which characters spend and use Determination.</text:span></text:span></text:p>
      <text:p text:style-name="P100"><text:soft-page-break/>When a character is created, the character’s Player creates statements that describe the attitudes, beliefs, and convictions of that character. These are not simple opinions, but the fundamental structure of the character’s morals, ethics, and behavior. They are the things that define who a character is as a person, why they behave the way they do, and what drives them during times of struggle and hardship.</text:p>
      <text:p text:style-name="P100">One type of Value is a relationship. Where most Values reflect something internal about the character, a relationship reflects a bond between two characters, or a character and an organization, specifically how the character regards the other party described by the Value. This bond doesn’t have to be positive — old grudges and resentments can have a definitive effect upon a character’s Value — but it must be something significant, and something that shapes who the character is and how they act.</text:p>
      <text:p text:style-name="P100">However, a character’s Values are not static. They are potent driving forces for the character; people evolve and grow with their experiences, and in many cases, things that once felt like unshakeable beliefs may come to be seen differently as time passes. There will be opportunities during play to alter a character’s Values, and Values are an important part of how characters grow and develop over time.</text:p>
      <text:p text:style-name="P100">Values differ from Traits (above) in that they describe what the character believes. They are statements about how the character regards the universe around them, and they are both subjective and potentially changeable. How Values are used in play is described in the section on <text:span text:style-name="T1">Determination</text:span> in <text:span text:style-name="T1">Chapter 1: Core Rules</text:span>.</text:p>
      <text:h text:style-name="P6" text:outline-level="2">Creating a Character</text:h>
      <text:h text:style-name="P6" text:outline-level="2">Character Creation and Advancement</text:h>
      <text:p text:style-name="P106"><text:span text:style-name="T4">The following method can be used to create player characters for a </text:span><text:span text:style-name="Emphasis"><text:span text:style-name="T5">2d20 System</text:span></text:span><text:span text:style-name="T4"> game.</text:span></text:p>
      <text:h text:style-name="P13" text:outline-level="3">Assembly</text:h>
      <text:p text:style-name="P100">This method allows a player to create precisely the character they want, and it is relatively straightforward. With this method, the player picks the component pieces of the character, within some constraints – and play can begin soon after.</text:p>
      <text:p text:style-name="P100">However, there is little structure to this approach, meaning that a player should have a solid idea of the concept they want to create before they start, as the method provides little in the way of guidance.</text:p>
      <text:h text:style-name="P18" text:outline-level="4"><text:soft-page-break/>Fortune</text:h>
      <text:p text:style-name="P100">A character begins this process with five Fortune. During character creation, the character may spend Fortune to gain extra points or options in each of the steps below. If a character has any Fortune remaining at the end of character creation, that is the number of Fortune points that they will have at the beginning of each adventure.</text:p>
      <text:h text:style-name="P18" text:outline-level="4">Step 1: Define Truths</text:h>
      <text:p text:style-name="P100">The player chooses two Truths. These should be a word or short phrase that sums up what the character is about – who they are, and what they do. The simplest way to approach this is to use the character’s profession, their place in society, a major relationship they have to a person or organization. The character’s Truth is the character’s most definitive, most essential nature, boiled down to its most straightforward form.</text:p>
      <text:p text:style-name="P100">A character’s second Truth should reflect a quirk, flaws, personal struggle, impulse, habit, drive, personality trait, backstory, personal agenda, or something similar. This Truth should always reflect something that could cause problems in the character’s life, as they can be invoked to grant the player Fortune, in exchange for suffering some related Truth.</text:p>
      <text:p text:style-name="P100">After defining two Truths, the player may spend one Fortune to select one additional Truth.</text:p>
      <text:h text:style-name="P18" text:outline-level="4">Step 2: Select the Character’s attributes</text:h>
      <text:p text:style-name="P100">The player should assign the character’s attributes. There are two methods that can be used here, but regardless of which method is used, only one attribute may be increased to 11 or above during character creation.</text:p>
      <text:list xml:id="list3678840608" text:style-name="L29">
        <text:list-item>
          <text:p text:style-name="P143">Assign the following values, in any order, to the character’s attributes: 11, 10, 10, 9, 9, 8.</text:p>
        </text:list-item>
        <text:list-item>
          <text:p text:style-name="P143">Start each attribute at 6, and then divide 15 points between the six attributes.</text:p>
        </text:list-item>
      </text:list>
      <text:p text:style-name="P100">After assigning attributes, the player may spend one Fortune to increase two attributes by +1 each.</text:p>
      <text:h text:style-name="P18" text:outline-level="4">Step 3: Select the Character’s skills</text:h>
      <text:p text:style-name="P100">Next, the player assigns values to the character’s skills. There are, once again, two methods that can be used here. Regardless of the method used, only one skill may be increased to 4 or above during character creation</text:p>
      <text:list xml:id="list2963716528" text:style-name="L30">
        <text:list-item>
          <text:p text:style-name="P144">Assign the following values, in any order, to the character’s skills: 4, 3, 3, 2, 2, 1.</text:p>
        </text:list-item>
        <text:list-item>
          <text:p text:style-name="P144">Start each skill at 0, and then divide 15 points between the six skills.</text:p>
        </text:list-item>
      </text:list>
      <text:p text:style-name="P100"><text:soft-page-break/>After assigning skills, the player may spend one Fortune to increase two skills by +1 each.</text:p>
      <text:h text:style-name="P18" text:outline-level="4">Step 4: Select the Character’s Focuses</text:h>
      <text:p text:style-name="P100">The player then selects four focuses. These can be chosen freely.</text:p>
      <text:p text:style-name="P100">After selecting focuses, the player may spend one Fortune to select two additional focuses.</text:p>
      <text:h text:style-name="P18" text:outline-level="4">Step 5: Select Talents</text:h>
      <text:p text:style-name="P100">The player selects three talents. These can be chosen freely, though some talents may have their own restrictions or prerequisites.</text:p>
      <text:p text:style-name="P100">After selecting talents, the player may spend one Fortune to select one additional talent.</text:p>
      <text:h text:style-name="P18" text:outline-level="4">Step 6: Determine Wealth and Equipment</text:h>
      <text:p text:style-name="P100">The character begins character creation with a total of 10 requisition points to obtain their starting equipment, and they may select any items which have a restriction rating of 3 or lower.</text:p>
      <text:p text:style-name="P100">The player may spend one Fortune to increase the character’s starting requisition points by 2.</text:p>
      <text:p text:style-name="P100">Alternatively, the player may regain one Fortune by reducing the character’s requisition points by 2.</text:p>
      <text:h text:style-name="P18" text:outline-level="4">Step 7: Derived Values</text:h>
      <text:p text:style-name="P100">The character has maximum Stress equal to the highest of their Brawn or Will, plus their Survive skill.</text:p>
      <text:p text:style-name="P100">The character adds bonus damage to their attacks based on their skills: a character adds [CD] equal to their Fight score to all weapon attacks, and [CD] equal to their Talk score to any mental attacks.</text:p>
      <text:h text:style-name="P18" text:outline-level="4">Play!</text:h>
      <text:p text:style-name="P100">The character is ready to play!</text:p>
      <text:h text:style-name="P38" text:outline-level="6"><text:span text:style-name="T17">Creation in Play</text:span></text:h>
      <text:p text:style-name="P323">This option allows a character to be partially-created before the first session, while leaving many of the specifics undefined until after the game begins.</text:p>
      <text:p text:style-name="P323"><text:soft-page-break/>Go through steps 1 and 2 as normal, but during step 3, use the fixed array method, placing only the two highest values.</text:p>
      <text:p text:style-name="P323">The remaining four skill values, as well as the character’s focuses, talents, and Feature, as well as the character’s Wealth and equipment can be assigned during play – at a moment where a character element is required, the player may make a choice about it immediately.</text:p>
      <text:p text:style-name="P323">These choices should all be made during the first session of play. If any choices remain unmade by the end of the first session, the player should decide upon them between sessions.</text:p>
      <text:h text:style-name="P13" text:outline-level="3">Character Advancement and Rewards</text:h>
      <text:p text:style-name="P106"><text:span text:style-name="T4">One of the enjoyable aspects of a roleplaying game is watching the development and growth of a player character over the course of their adventures. Players in </text:span><text:span text:style-name="Emphasis"><text:span text:style-name="T5">2d20 System</text:span></text:span><text:span text:style-name="T4"> games have several options available to them to develop and customize their characters after character creation.</text:span></text:p>
      <text:h text:style-name="P18" text:outline-level="4">Gaining Experience</text:h>
      <text:p text:style-name="P100">During each adventure, players will have numerous opportunities to gain <text:span text:style-name="T1">experience points</text:span>, or <text:span text:style-name="T1">XP</text:span> for their characters. Some of these will come from circumstances that occur naturally during play, while others will come from milestones in the adventures themselves, awarded by the GM.</text:p>
      <text:p text:style-name="P100"><text:span text:style-name="T1">Adversity</text:span>: Characters typically gain XP from facing difficult situations, from making mistakes, and from suffering the consequences of their actions. A character gains XP from each of the following situations:</text:p>
      <text:list xml:id="list110288427" text:style-name="L31">
        <text:list-item>
          <text:p text:style-name="P145"><text:span text:style-name="T1">Pain</text:span>: A character gains one XP each time they suffer one or more Harms.</text:p>
        </text:list-item>
        <text:list-item>
          <text:p text:style-name="P145"><text:span text:style-name="T1">Failure</text:span>: A character gains one XP each time they fail a skill test with a Difficulty of 3 or higher.</text:p>
        </text:list-item>
        <text:list-item>
          <text:p text:style-name="P145"><text:span text:style-name="T1">Mistake</text:span>: A character gains one XP when they invoke a Truth to gain Fortune.</text:p>
        </text:list-item>
        <text:list-item>
          <text:p text:style-name="P145"><text:span text:style-name="T1">Opposition</text:span>: Each character gains one XP each time the GM spends three or more Threat in one go.</text:p>
        </text:list-item>
      </text:list>
      <text:p text:style-name="P100"><text:span text:style-name="T1">Achievement</text:span>: Characters can also gain XP from achieving goals and accomplishing significant feats. Periodically, the GM should award 1 XP to each player (individually, or all at once) after the completion of a key scene or the end of some important event. In total, each player should receive 2-4 XP from these achievements.</text:p>
      <text:p text:style-name="P100"><text:span text:style-name="T1">Declaration</text:span>: A player may, once per adventure, make a declaration about a situation; only one player may make a declaration per session. This declaration must make the situation more difficult, more complicated, or otherwise make things harder for the player characters, <text:soft-page-break/>such as a player declaring that a specific NPC is an old nemesis of their character, or that their character isn’t welcome in a specific location because of some past event. If the GM approves the declaration, then the GM immediately gains 3 Threat. If the situation is resolved in the player characters’ favor, however, then each player receives one additional XP, in addition to any others gained during that scene.</text:p>
      <text:h text:style-name="P18" text:outline-level="4">Spending Experience</text:h>
      <text:p text:style-name="P100">Between adventures, a player may spend the XP their character has gained to gain <text:span text:style-name="T1">advancements</text:span>. Each advancement is an increase to a single attribute or skill, a new focus or talent, or some other reward for the character. A player may only buy a single advancement after each adventure. Each Advancement costs 10 XP.</text:p>
      <text:list xml:id="list440226935" text:style-name="L32">
        <text:list-item>
          <text:p text:style-name="P146"><text:span text:style-name="T1">Attributes</text:span>: The character improves one of their attributes by +1. No attribute may be increased to more than 12.</text:p>
        </text:list-item>
        <text:list-item>
          <text:p text:style-name="P146"><text:span text:style-name="T1">Skills</text:span>: The character improves one of their skills by +1. No skill may be increased to above 5.</text:p>
        </text:list-item>
        <text:list-item>
          <text:p text:style-name="P146"><text:span text:style-name="T1">Focus</text:span>: The character gains one additional focus.</text:p>
        </text:list-item>
        <text:list-item>
          <text:p text:style-name="P146"><text:span text:style-name="T1">Talent</text:span>: The character gains one additional talent.</text:p>
        </text:list-item>
      </text:list>
      <text:p text:style-name="P100">There are other ways for a player to change their character beyond advancements, but they are more limited or come with some other cost.</text:p>
      <text:p text:style-name="P106"><text:span text:style-name="T5">Retraining</text:span><text:span text:style-name="T4">: A character may choose to retrain some element of themselves between adventures. The character may retrain one of the following areas between adventures, and a character may not retrain </text:span><text:span text:style-name="Emphasis"><text:span text:style-name="T4">and</text:span></text:span><text:span text:style-name="T4"> buy an advancement for the same area at the same time (so, a player could not advance an attribute </text:span><text:span text:style-name="Emphasis"><text:span text:style-name="T4">and</text:span></text:span><text:span text:style-name="T4"> retrain their attributes at the same time).</text:span></text:p>
      <text:list xml:id="list1315350530" text:style-name="L33">
        <text:list-item>
          <text:p text:style-name="P147"><text:span text:style-name="T1">Attributes</text:span>: Reduce one of the character’s attributes by 1, and then increase a different attribute by 1.</text:p>
        </text:list-item>
        <text:list-item>
          <text:p text:style-name="P147"><text:span text:style-name="T1">Skills</text:span>: Reduce one of the character’s skills by 1, and then increase a different skill by 1.</text:p>
        </text:list-item>
        <text:list-item>
          <text:p text:style-name="P147"><text:span text:style-name="T1">Focuses</text:span>: The character loses one of their existing focuses, and then gains a new focus in its place.</text:p>
        </text:list-item>
        <text:list-item>
          <text:p text:style-name="P147"><text:span text:style-name="T1">Talent</text:span>: The character loses one of their existing talents, and then gains a new talent in its place.</text:p>
        </text:list-item>
      </text:list>
      <text:p text:style-name="P100"><text:span text:style-name="T1">Adjusting Truths</text:span>: As more persistent elements of a character, Truths cannot be easily altered, gained, or lost. However, this does not mean that they are permanent, and significant situations can cause them to change. In either case, this requires working with the GM to find an outcome that’s interesting and will continue to matter in play.</text:p>
      <text:p text:style-name="P100">A character’s Truths can be changed in situations where the situation within an adventure dictates they should change. For example, if a character’s Truth is reflective of their job, then losing that job can cause that Truth to change, as could gaining a promotion or gaining a <text:soft-page-break/>different job, or it could cause the Truth to be lost (this cannot reduce the character to 0 Truths). At the GM’s discretion, a sufficiently significant event in an adventure can allow a character to spend 10 XP on gaining an additional Truth to reflect that event’s impact upon the character; this counts as an advancement, though the GM may choose to reduce the cost at their discretion.</text:p>
      <text:h text:style-name="P6" text:outline-level="2">Character Variants</text:h>
      <text:h text:style-name="P13" text:outline-level="3">Alternate Attributes</text:h>
      <text:p text:style-name="P100">Depending on the themes and style of the game, there may be a different number and/or assortment of Attributes used to define characters. This section deals with a few of the possibilities for varying the number and assortment of Attributes.</text:p>
      <text:h text:style-name="P18" text:outline-level="4">Fewer Attributes</text:h>
      <text:p text:style-name="P106"><text:span text:style-name="T4">Some versions of the </text:span><text:span text:style-name="Emphasis"><text:span text:style-name="T5">2D20 System</text:span></text:span><text:span text:style-name="T4"> may use a smaller number of Attributes for characters. These might fall into a few different patterns. Fewer attributes reduces the variations and diversity between characters, but can make for simpler characters and faster play overall.</text:span></text:p>
      <text:p text:style-name="P106"><text:span text:style-name="T5">Three Attributes</text:span><text:span text:style-name="T4">: Three is the fewest Attributes that a version of the </text:span><text:span text:style-name="Emphasis"><text:span text:style-name="T5">2D20 System</text:span></text:span><text:span text:style-name="T4"> should use. These three Attributes are likely to be broad categories, such as </text:span><text:span text:style-name="T5">Body</text:span><text:span text:style-name="T4"> (covering physical activities), </text:span><text:span text:style-name="T5">Mind</text:span><text:span text:style-name="T4"> (covering mental or intellectual activities), and </text:span><text:span text:style-name="T5">Presence</text:span><text:span text:style-name="T4"> (covering social interactions) though </text:span><text:span text:style-name="T5">Presence</text:span><text:span text:style-name="T4"> may be switched out for </text:span><text:span text:style-name="T5">Spirit</text:span><text:span text:style-name="T4"> (covering mystical or supernatural activities) in settings with such elements.</text:span></text:p>
      <text:p text:style-name="P100"><text:span text:style-name="T1">Four Attributes</text:span>: Four Attributes allows for a more reasonable range of variation than three does, often to provide a split between physical and mental actions. A common selection of Attributes for this might be <text:span text:style-name="T1">Agility</text:span> (physical activities relying on speed and coordination), <text:span text:style-name="T1">Might</text:span> (physical activities relying on brute strength or resilience), <text:span text:style-name="T1">Insight</text:span> (mental activities relying on instinct, experience, wisdom, and perception), <text:span text:style-name="T1">Wits</text:span> (mental activities relying on intellect and quickness of thought).</text:p>
      <text:h text:style-name="P18" text:outline-level="4">More Attributes</text:h>
      <text:p text:style-name="P100">Other versions of the 2D20 System may use a larger number of Attributes for characters. This can increase the complexity of characters and may result in some Attributes being used less frequently than others. However, it can also increase the variety and diversity between characters.</text:p>
      <text:p text:style-name="P100"><text:span text:style-name="T1">Eight Attributes</text:span>: Eight is the largest number of Attributes that a character should have and allows a reasonable split between physical and mental Attributes, with four Attributes for <text:soft-page-break/>each. <text:span text:style-name="T1">Agility</text:span>, <text:span text:style-name="T1">Coordination</text:span>, <text:span text:style-name="T1">Strength</text:span>, and <text:span text:style-name="T1">Endurance</text:span>, cover physical activities (the same as the normal Attributes listed above, with Brawn split into Strength and Physique, for active and reactive uses, respectively), while <text:span text:style-name="T1">Insight</text:span>, <text:span text:style-name="T1">Reason</text:span>, <text:span text:style-name="T1">Will</text:span>, and <text:span text:style-name="T1">Personality</text:span> for mental activities (with Personality taking the social interaction elements from the other three Attributes).</text:p>
      <text:p text:style-name="P100"><text:span text:style-name="T1">Seven Attributes</text:span>: The above list can be reduced by either removing <text:span text:style-name="T1">Personality</text:span>, or by collapsing <text:span text:style-name="T1">Strength</text:span> and <text:span text:style-name="T1">Physique</text:span> into <text:span text:style-name="T1">Brawn</text:span>.</text:p>
      <text:h text:style-name="P18" text:outline-level="4">Different Attributes</text:h>
      <text:p text:style-name="P106"><text:span text:style-name="T4">There are a few other variations of Attributes that can be used in </text:span><text:span text:style-name="Emphasis"><text:span text:style-name="T5">2D20 System</text:span></text:span><text:span text:style-name="T4"> games. A different selection of Attributes may be helpful for conveying specific themes or a specific genre.</text:span></text:p>
      <text:p text:style-name="P100"><text:span text:style-name="T1">Example 1</text:span>: The following selection of Attributes are intended to emphasize highly intelligent, highly competent individuals, with a specific focus on the methods a character uses to make decisions and solve problems. In turn, this also de-emphasizes the physical aspects of action.</text:p>
      <text:list xml:id="list930751064" text:style-name="L34">
        <text:list-item>
          <text:p text:style-name="P148"><text:span text:style-name="T1">Control</text:span> deals with clarity, precision, self-discipline, and coordination.</text:p>
        </text:list-item>
        <text:list-item>
          <text:p text:style-name="P148"><text:span text:style-name="T1">Daring</text:span> deals with quickly responding to peril or danger, taking bold risks, and acting without planning.</text:p>
        </text:list-item>
        <text:list-item>
          <text:p text:style-name="P148"><text:span text:style-name="T1">Fitness</text:span> deals with physical conditioning, health, resilience, and the use of brute force.</text:p>
        </text:list-item>
        <text:list-item>
          <text:p text:style-name="P148"><text:span text:style-name="T1">Insight</text:span> deals with instinct, experience, and emotional intelligence.</text:p>
        </text:list-item>
        <text:list-item>
          <text:p text:style-name="P148"><text:span text:style-name="T1">Presence</text:span> deals with a character’s force of personality, drive, and ability to command attention.</text:p>
        </text:list-item>
        <text:list-item>
          <text:p text:style-name="P148"><text:span text:style-name="T1">Reason</text:span> deals with logic, analysis, and careful planning.</text:p>
        </text:list-item>
      </text:list>
      <text:p text:style-name="P100"><text:span text:style-name="T1">Example 2</text:span>: The following selection of Attributes deal with frenetic physical action, derring-do, and pulp heroism. It the more static, reactive, or cerebral aspects of actions, merging them into different approaches towards action.</text:p>
      <text:list xml:id="list1316062365" text:style-name="L35">
        <text:list-item>
          <text:p text:style-name="P149"><text:span text:style-name="T1">Cunning</text:span> covers a character’s ability to spot weaknesses and exploit flaws in opponents and situations.</text:p>
        </text:list-item>
        <text:list-item>
          <text:p text:style-name="P149"><text:span text:style-name="T1">Daring</text:span> covers a character’s ability to function when in peril or when movement is important.</text:p>
        </text:list-item>
        <text:list-item>
          <text:p text:style-name="P149"><text:span text:style-name="T1">Empathy</text:span> covers a character’s ability to understand and heal others.</text:p>
        </text:list-item>
        <text:list-item>
          <text:p text:style-name="P149"><text:span text:style-name="T1">Might</text:span> covers a character’s ability to apply force to the world around them.</text:p>
        </text:list-item>
        <text:list-item>
          <text:p text:style-name="P149"><text:span text:style-name="T1">Passion</text:span> covers a character’s attempts to lead, love, or entertain.</text:p>
        </text:list-item>
        <text:list-item>
          <text:p text:style-name="P149"><text:span text:style-name="T1">Reason</text:span> covers a character’s actions that relate to the mind and senses.</text:p>
        </text:list-item>
      </text:list>
      <text:h text:style-name="P18" text:outline-level="4"><text:soft-page-break/>No Skills Variant</text:h>
      <text:p text:style-name="P100">This variant adjusts how characters create their Target Number for Skill Tests and is often better suited for games and genres where a character’s proficiency matters less than their willingness to leap into the fray and their will to succeed. It also works particularly well with sets of attributes that emphasize specific approaches to problem-solving, such as those example variants above.</text:p>
      <text:p text:style-name="P100">This will either use a single attribute, or a pair of attributes.</text:p>
      <text:p text:style-name="P100">In the <text:span text:style-name="T1">single attribute</text:span> variant, each Attribute is rated from 6 to 16, rather than from 7 to 12 as normal. In addition, characters do not have Skills. Instead, the attribute score serves as the Target Number.</text:p>
      <text:p text:style-name="P100">If the character has an applicable Focus, then each Focus will have a specific score of their own, and the character will score two successes for each die that rolls equal to or less than that Focus’ score.</text:p>
      <text:p text:style-name="P100">In the <text:span text:style-name="T1">paired attribute</text:span> variant, each Attribute is rated from 4 to 8, rather than from 7 to 12 as normal. In addition, characters do not have Skills. Rather, when attempting a Skill Test, the player or Gamemaster selects two Attributes, and adds their scores together to create the Target Number.</text:p>
      <text:p text:style-name="P100">If the character has an applicable Focus, then they will score two successes for each die that rolls equal to or less than the lower of the two Attributes. Note that this results in a larger Focus range than normal, which will slightly increase a character’s chances of scoring multiple successes.</text:p>
      <text:p text:style-name="P100">For example, if a character is attempting a Skill Test using their <text:span text:style-name="T1">Cunning 7</text:span> and <text:span text:style-name="T1">Might 6</text:span> Attributes, they would have a Target Number of 13, and if they had an applicable Focus, it would score two successes for each die that rolled 6 or less.</text:p>
      <text:h text:style-name="P13" text:outline-level="3">Alternative Skills</text:h>
      <text:p text:style-name="P106"><text:span text:style-name="T4">The short list provided above is far from the only way to handle Skills. Some </text:span><text:span text:style-name="Emphasis"><text:span text:style-name="T5">2D20 System</text:span></text:span><text:span text:style-name="T4"> games may require a different approach to a character’s Skills, often to emphasize specific themes or aspects of play, or to increase variation between characters and allow for more specialization.</text:span></text:p>
      <text:p text:style-name="P100">One of the simplest ways to change the style of the Skill list is simply to rename the existing Skills. The default list uses five verbs to cover the kinds of activities that a character will be doing during a game. However, this might not be sufficiently evocative for some games, requiring that some or all of them have their names changed to better evoke the intended themes.</text:p>
      <text:h text:style-name="P18" text:outline-level="4"><text:soft-page-break/>Expanded Skill Lists</text:h>
      <text:p text:style-name="P100">Depending on the intended themes and genre of a game, the players and Gamemaster may wish to expand the list of Skills characters can be trained in. This will have a few effects.</text:p>
      <text:p text:style-name="P100">Firstly, a larger Skill list allows characters to specialize more in specific areas: when creating the character, they can more easily emphasize some Skills more than others, due to having a greater number of Skills to choose from. However, conversely, this can result in characters feeling less broadly competent, as the larger number of Skills means there may be more areas where a character is less capable.</text:p>
      <text:p text:style-name="P100">Secondly, a larger Skill list can allow for greater mechanical variation between characters – if there are separate Skills for different types of combat (melee or ranged), or even different forms of weapon (rifle or pistol, sword or axe), a character can choose to emphasize specific forms of combat rather than being skilled in combat overall. However, this larger list can be trickier and fiddlier to track, particularly in conjunction with numerous different Attributes. Beyond a certain point, it may be wise to combine a larger Skill list with the Paired Attributes and Skills variant, below, to reduce the number of calculations a player must do on a regular basis.</text:p>
      <text:p text:style-name="P100">Additionally, a larger list of narrower skills may clash with the way Focuses are handled by default; Focuses should normally be somewhat narrower than Skills are, and this doesn’t work particularly well when the Skills become narrower, as the Focuses either cover the same conceptual space as Skills, or they become too narrow to see regular use. As a result, a larger list of narrower skills often works well if combined with the <text:span text:style-name="T1">No Focuses</text:span> or <text:span text:style-name="T1">Expertise and Focus</text:span> variants discussed later.</text:p>
      <text:p text:style-name="P100">There are two basic ways to expand the Skill list. The first is to simply add new skills to the existing list. This normally works with one, or maybe two additional Skills, particularly to cover an area that isn’t already covered by the existing list, such as adding a Skill to cover mystical or supernatural abilities (though, in some cases, magic and the supernatural could be covered by the existing Skills, depending on how those abilities are integrated into the game).</text:p>
      <text:p text:style-name="P100">The second is to take one or more of the existing Skills and break it into several narrower Skills. This is an extremely flexible method, especially for emphasizing specific types of activity – a game that places an emphasis on soldiers and combat may break up the Fight and Survive Skills into several smaller Skills, for example.</text:p>
      <text:p text:style-name="P100">Several examples of this, arranged by Skill, can be found in the table below. The table is split into several different columns, with each column showing how particular Skills can be broken down further. This isn’t the only way to approach breaking down these Skills, and not all the examples below may be applicable to all games or genres. Further, not all Skills need to be broken down to the same level for all games: a game that emphasizes investigation, with very little attention paid to combat may leave Fight intact as a single skill, while expanding the Know and Talk skills out to cover lots of different areas of expertise.</text:p>
      <text:p text:style-name="P100">Running</text:p>
      <text:p text:style-name="P100">Swimming</text:p>
      <text:p text:style-name="P100"><text:soft-page-break/>Recent History</text:p>
      <text:p text:style-name="P100">Military History</text:p>
      <text:p text:style-name="P100">Forgotten Histories</text:p>
      <text:p text:style-name="P100">Inspire</text:p>
      <text:p text:style-name="P100">Threaten</text:p>
      <text:p text:style-name="P102">Mental Strength</text:p>
      <text:p text:style-name="P102"/>
      <table:table table:name="Table10" table:style-name="Table10">
        <table:table-column table:style-name="Table10.A" table:number-columns-repeated="3"/>
        <table:table-row table:style-name="TableLine94700978714544">
          <table:table-cell table:style-name="Table10.A1" office:value-type="string">
            <text:p text:style-name="P94"><text:span text:style-name="T1">Basic Skill</text:span></text:p>
          </table:table-cell>
          <table:table-cell table:style-name="Table10.A1" office:value-type="string">
            <text:p text:style-name="P94"><text:span text:style-name="T1">1</text:span><text:span text:style-name="T14">st</text:span><text:span text:style-name="T1"> Breakdown</text:span></text:p>
          </table:table-cell>
          <table:table-cell table:style-name="Table10.C1" office:value-type="string">
            <text:p text:style-name="P94"><text:span text:style-name="T1">2</text:span><text:span text:style-name="T14">nd</text:span><text:span text:style-name="T1"> Breakdown</text:span></text:p>
          </table:table-cell>
        </table:table-row>
        <table:table-row table:style-name="TableLine94700978714544">
          <table:table-cell table:style-name="Table10.A3" table:number-rows-spanned="2" office:value-type="string">
            <text:p text:style-name="P86">Fight</text:p>
          </table:table-cell>
          <table:table-cell table:style-name="Table10.B17" office:value-type="string">
            <text:p text:style-name="P78">Melee</text:p>
          </table:table-cell>
          <table:table-cell table:style-name="Table10.C17" office:value-type="string">
            <text:p text:style-name="P89">Unarmed Combat</text:p>
            <text:p text:style-name="P88">Simple Melee Weapons</text:p>
            <text:p text:style-name="P88">Martial Melee Weapons</text:p>
          </table:table-cell>
        </table:table-row>
        <table:table-row table:style-name="TableLine94700978714544">
          <table:covered-table-cell/>
          <table:table-cell table:style-name="Table10.B17" office:value-type="string">
            <text:p text:style-name="P78">Ranged</text:p>
          </table:table-cell>
          <table:table-cell table:style-name="Table10.C17" office:value-type="string">
            <text:p text:style-name="P90">Archery</text:p>
            <text:p text:style-name="P90">Thrown Weapons</text:p>
            <text:p text:style-name="P88">Pistols</text:p>
            <text:p text:style-name="Table_20_Contents">Rifles</text:p>
            <text:p text:style-name="P88">Heavy Weaponry</text:p>
          </table:table-cell>
        </table:table-row>
        <table:table-row table:style-name="TableLine94700978714544">
          <table:table-cell table:style-name="Table10.A4" table:number-rows-spanned="4" office:value-type="string">
            <text:p text:style-name="P87">Move</text:p>
          </table:table-cell>
          <table:table-cell table:style-name="Table10.A4" office:value-type="string">
            <text:p text:style-name="P78">Athletics</text:p>
          </table:table-cell>
          <table:table-cell table:style-name="Table10.C4" office:value-type="string">
            <text:p text:style-name="P78">Climbing</text:p>
          </table:table-cell>
        </table:table-row>
        <table:table-row table:style-name="TableLine94700978714544">
          <table:covered-table-cell/>
          <table:table-cell table:style-name="Table10.A4" office:value-type="string">
            <text:p text:style-name="P78">Acrobatics</text:p>
          </table:table-cell>
          <table:table-cell table:style-name="Table10.C4" office:value-type="string">
            <text:p text:style-name="P90">Balance</text:p>
            <text:p text:style-name="P90">Contortion</text:p>
            <text:p text:style-name="P88">Jumping</text:p>
          </table:table-cell>
        </table:table-row>
        <table:table-row table:style-name="TableLine94700978714544">
          <table:covered-table-cell/>
          <table:table-cell table:style-name="Table10.A4" office:value-type="string">
            <text:p text:style-name="P78">Stealth</text:p>
          </table:table-cell>
          <table:table-cell table:style-name="Table10.C4" office:value-type="string">
            <text:p text:style-name="P89">Hiding</text:p>
            <text:p text:style-name="P88">Moving Silently</text:p>
          </table:table-cell>
        </table:table-row>
        <table:table-row table:style-name="TableLine94700978714544">
          <table:covered-table-cell/>
          <table:table-cell table:style-name="Table10.A4" office:value-type="string">
            <text:p text:style-name="P78">Pilot</text:p>
          </table:table-cell>
          <table:table-cell table:style-name="Table10.C4" office:value-type="string">
            <text:p text:style-name="P89">Aircraft</text:p>
            <text:p text:style-name="P88">Ground Vehicles</text:p>
            <text:p text:style-name="P88">Watercraft</text:p>
          </table:table-cell>
        </table:table-row>
        <table:table-row table:style-name="TableLine94700978714544">
          <table:table-cell table:style-name="Table10.A10" table:number-rows-spanned="3" office:value-type="string">
            <text:p text:style-name="P87">Know</text:p>
          </table:table-cell>
          <table:table-cell table:style-name="Table10.B17" office:value-type="string">
            <text:p text:style-name="P78">History</text:p>
          </table:table-cell>
          <table:table-cell table:style-name="Table10.C8" office:value-type="string">
            <text:p text:style-name="P89">Ancient History</text:p>
          </table:table-cell>
        </table:table-row>
        <table:table-row table:style-name="TableLine94700978714544">
          <table:covered-table-cell/>
          <table:table-cell table:style-name="Table10.B17" office:value-type="string">
            <text:p text:style-name="P78">Science</text:p>
          </table:table-cell>
          <table:table-cell table:style-name="Table10.C9" office:value-type="string">
            <text:p text:style-name="P89">Biology</text:p>
            <text:p text:style-name="P88">Chemistry</text:p>
            <text:p text:style-name="P88">Physics</text:p>
            <text:p text:style-name="P88">Mathematics</text:p>
          </table:table-cell>
        </table:table-row>
        <table:table-row table:style-name="TableLine94700978714544">
          <table:covered-table-cell/>
          <table:table-cell table:style-name="Table10.B17" office:value-type="string">
            <text:p text:style-name="P78">Technology</text:p>
          </table:table-cell>
          <table:table-cell table:style-name="Table10.C10" office:value-type="string">
            <text:p text:style-name="P89">Electronic Engineering</text:p>
            <text:p text:style-name="P88">Mechanical Engineering</text:p>
            <text:p text:style-name="P88">Structural Engineering</text:p>
            <text:p text:style-name="P88">Computers</text:p>
          </table:table-cell>
        </table:table-row>
        <table:table-row table:style-name="TableLine94700978714544">
          <table:table-cell table:style-name="Table10.A4" table:number-rows-spanned="4" office:value-type="string">
            <text:p text:style-name="P86">Talk</text:p>
          </table:table-cell>
          <table:table-cell table:style-name="Table10.A4" office:value-type="string">
            <text:p text:style-name="P78">Coerce</text:p>
          </table:table-cell>
          <table:table-cell table:style-name="Table10.C4" office:value-type="string">
            <text:p text:style-name="P89">Extort</text:p>
          </table:table-cell>
        </table:table-row>
        <table:table-row table:style-name="TableLine94700978714544">
          <table:covered-table-cell/>
          <table:table-cell table:style-name="Table10.A4" office:value-type="string">
            <text:p text:style-name="P78">Deceive</text:p>
          </table:table-cell>
          <table:table-cell table:style-name="Table10.C4" office:value-type="string">
            <text:p text:style-name="P89">Impersonate</text:p>
            <text:p text:style-name="P88">Misdirect</text:p>
          </table:table-cell>
        </table:table-row>
        <table:table-row table:style-name="TableLine94700978714544">
          <table:covered-table-cell/>
          <table:table-cell table:style-name="Table10.A4" office:value-type="string">
            <text:p text:style-name="P78">Negotiate</text:p>
          </table:table-cell>
          <table:table-cell table:style-name="Table10.C4" office:value-type="string">
            <text:p text:style-name="P89">Commerce</text:p>
            <text:p text:style-name="P88"><text:soft-page-break/>Compromise</text:p>
            <text:p text:style-name="P88">Haggle</text:p>
          </table:table-cell>
        </table:table-row>
        <table:table-row table:style-name="TableLine94700978714544">
          <table:covered-table-cell/>
          <table:table-cell table:style-name="Table10.A4" office:value-type="string">
            <text:p text:style-name="P78">Society</text:p>
          </table:table-cell>
          <table:table-cell table:style-name="Table10.C4" office:value-type="string">
            <text:p text:style-name="P89">Etiquette</text:p>
            <text:p text:style-name="P88">Politics</text:p>
          </table:table-cell>
        </table:table-row>
        <table:table-row table:style-name="TableLine94700978714544">
          <table:table-cell table:style-name="Table10.A17" table:number-rows-spanned="4" office:value-type="string">
            <text:p text:style-name="P87">Survive</text:p>
          </table:table-cell>
          <table:table-cell table:style-name="Table10.B17" office:value-type="string">
            <text:p text:style-name="P78">Discipline</text:p>
          </table:table-cell>
          <table:table-cell table:style-name="Table10.C17" office:value-type="string">
            <text:p text:style-name="P89">Concentration</text:p>
          </table:table-cell>
        </table:table-row>
        <table:table-row table:style-name="TableLine94700978714544">
          <table:covered-table-cell/>
          <table:table-cell table:style-name="Table10.B17" office:value-type="string">
            <text:p text:style-name="P78">Wilderness</text:p>
          </table:table-cell>
          <table:table-cell table:style-name="Table10.C17" office:value-type="string">
            <text:p text:style-name="P89">Flora &amp; Fauna</text:p>
            <text:p text:style-name="P88">Tracking</text:p>
          </table:table-cell>
        </table:table-row>
        <table:table-row table:style-name="TableLine94700978714544">
          <table:covered-table-cell/>
          <table:table-cell table:style-name="Table10.B17" office:value-type="string">
            <text:p text:style-name="P78">Resilience</text:p>
          </table:table-cell>
          <table:table-cell table:style-name="Table10.C17" office:value-type="string">
            <text:p text:style-name="P89">Toughness</text:p>
            <text:p text:style-name="P88">Afflictions</text:p>
          </table:table-cell>
        </table:table-row>
        <table:table-row table:style-name="TableLine94700978714544">
          <table:covered-table-cell/>
          <table:table-cell table:style-name="Table10.B18" office:value-type="string">
            <text:p text:style-name="P78">Healing</text:p>
          </table:table-cell>
          <table:table-cell table:style-name="Table10.C18" office:value-type="string">
            <text:p text:style-name="P89">Medicine</text:p>
            <text:p text:style-name="P88">Counsel</text:p>
          </table:table-cell>
        </table:table-row>
      </table:table>
      <text:p text:style-name="P102"/>
      <text:p text:style-name="P100">Regardless of how they are added, each new Skill requires a description, noting what sorts of activities the Skill covers and what it might do in combination with each Attribute.</text:p>
      <text:h text:style-name="P18" text:outline-level="4">Character Roles</text:h>
      <text:p text:style-name="P100">One alternative approach to Skills is to shift what they represent. Instead of specifically covering the things that a character is proficient in and knowledgeable about, they deal more with the character’s place in a group dynamic and how well they fulfill one of a small number of roles important to the kinds of activities that the Player Characters will be undertaking. Games that use Character Roles should typically have three to six such roles.</text:p>
      <text:p text:style-name="P100">For example, a classic fantasy “dungeon crawl” game may have four roles: <text:span text:style-name="T1">Warrior</text:span> (fighting, defending others, tactics), <text:span text:style-name="T1">Priest</text:span> (knowledge of religion, channeling divine energy, communing with gods), <text:span text:style-name="T1">Rogue</text:span> (sneaking, spying, scouting, and disabling obstacles and hazards), and <text:span text:style-name="T1">Mage</text:span> (casting spells, arcane lore, understanding of supernatural beings), covering the common archetypes and activities that a character will perform during such an adventure.</text:p>
      <text:p text:style-name="P100">Similarly, a game based upon a spy thriller may have roles of <text:span text:style-name="T1">Control</text:span> (strategic decisions, big-picture planning, coordinating individuals), <text:span text:style-name="T1">Tactical</text:span> (use of weapons, engaging in combat), <text:span text:style-name="T1">Infiltration</text:span> (stealth, finding and disabling security systems, entering and leaving secure places), <text:span text:style-name="T1">Espionage</text:span> (interpersonal techniques, manipulating and understanding people), and <text:span text:style-name="T1">Technical</text:span> (hacking, surveillance devices, electronic warfare).</text:p>
      <text:p text:style-name="P100">Regardless of the selection of Roles selected, every character will have a rating in each one, even if that rating is only a 1. While a character will naturally have a Role that they excel in, and that’s the role they’ll expect to use much of the time, they may be forced by circumstances into situations where they must use a different Role, perhaps even their lowest rated one.</text:p>
      <text:p text:style-name="P106"><text:span text:style-name="T4">Roles may include a considerable amount of overlap: situations where a single activity could be accomplished with more than one Role. In these situations, the Role chosen may give the </text:span><text:soft-page-break/><text:span text:style-name="T4">Gamemaster guidance as to </text:span><text:span text:style-name="Emphasis"><text:span text:style-name="T4">how</text:span></text:span><text:span text:style-name="T4"> the activity was performed – using our spies Roles above, a Tactical solution may be very different to an Infiltration solution, even if they both accomplish the same end.</text:span></text:p>
      <text:p text:style-name="P100">Mechanically, though, Roles function essentially the same as Skills do – each Role is rated from 1 to 5 and combined with a single Attribute to create a Target Number. If a character has an applicable Focus – useful for showing specializations within Roles – then they will score extra successes for each die that scores equal to or less than the Role’s rating.</text:p>
      <text:h text:style-name="P18" text:outline-level="4">Paired Attributes and Skills</text:h>
      <text:p text:style-name="P100">In some cases, especially where there are many different Skills (12 or more), it may become fiddly to have so many different combinations of Attribute and Skill, and a need to either remember, or calculate, so many different Target Numbers for different circumstances. This variant provides an alternative approach that, while slightly more restrictive, should speed up play and make the game easier to learn in these situations.</text:p>
      <text:p text:style-name="P100">Rather than being able to freely select an Attribute and Skill for a Skill Test, each Skill is associated with a single Attribute, and all Skill Tests using that Skill will use that Attribute as well. The Gamemaster should decide when they choose to use this variant, which Skills are paired with which Attributes, and this will not change during the game under any circumstances.</text:p>
      <text:p text:style-name="P100">Using this variant, the Gamemaster will call for Skill Tests by referring only to the Skill being used – as each Skill is only used with a single Attribute, the Attribute does not need to be mentioned.</text:p>
      <text:h text:style-name="P13" text:outline-level="3">Alternative Focuses</text:h>
      <text:p text:style-name="P100">Focuses normally serve to allow a character a greater chance of multiple successes on a Test covering a subject or activity they have specialized in. The following variations allow this to be handled in different ways, or to account for changes in the rules for Attributes or Skills.</text:p>
      <text:h text:style-name="P18" text:outline-level="4">No Focuses</text:h>
      <text:p text:style-name="P100">The most straightforward variant, this also reduces character variation. It works particularly well with the No Skills variant discussed earlier in this chapter, or other games where specialization isn’t considered meaningful enough for the rules to account for.</text:p>
      <text:p text:style-name="P106"><text:span text:style-name="T4">With this variant, characters do not have any Focuses. Whenever a Skill Test is attempted, do not check to see if a character has a relevant Focus; instead, any die that rolls equal to or less than the character’s Skill (or other Focus range, if Skills are not being used) scores a Critical Success. In short, characters are </text:span><text:span text:style-name="Emphasis"><text:span text:style-name="T4">always</text:span></text:span><text:span text:style-name="T4"> assumed to have an applicable Focus.</text:span></text:p>
      <text:h text:style-name="P18" text:outline-level="4"><text:soft-page-break/>Focus Ratings</text:h>
      <text:p text:style-name="P100">This variant allows for slightly increased variation between characters and allows a character to demonstrate different degrees of specialization. However, it does add an extra number to keep track of, which may add extra complexity.</text:p>
      <text:p text:style-name="P100">Each of a character’s Focuses is accompanied by a rating from 2-5 (everyone scores a Critical Success on a 1, so a Focus rating of 1 would be irrelevant). This rating is used to determine the Focus range for all Skill Tests for which the Focus is relevant, instead of using the character’s Skill. So, for a character taking a <text:span text:style-name="T1">Reason + Know</text:span> Test, using a Science Focus of 3, the character would score two successes for each die that rolled 3 or less, as 3 is the character’s Focus rating.</text:p>
      <text:h text:style-name="P18" text:outline-level="4">Expertise and Focus</text:h>
      <text:p text:style-name="P100">This variant is best used in situations where there are many different Skills, as discussed earlier.</text:p>
      <text:p text:style-name="P100">Using this variant, each Skill has two ratings, an Expertise, and a Focus; these ratings are 0-5 as normal, and may often be denoted as X/X, with the Expertise before the slash, and the Focus after. Characters do not have a separate list of Focuses: Focus is instead a separate factor of Skill.</text:p>
      <text:p text:style-name="P100">Whenever a character attempts a Skill Test, any die that rolls equal to or less than that Skill’s Focus rating scores two successes instead of one. With this variant, if the Skill has a Focus rating of 0, then it cannot score two successes on any result, as it is impossible to roll 0 or less. Thus, this changes the rule that a character without an applicable Focus will score two successes on a roll of a 1: that rule no longer applies if this variant is used.</text:p>
      <text:h text:style-name="P13" text:outline-level="3">Other Arrays</text:h>
      <text:p text:style-name="P100">Depending on the style, tone, and genre of the game you’re creating, or the setting you’re using, the typical combination of attributes and skills might not be the best fit. The following concepts can be used in place of one or other of attributes and skills, depending on the needs of the game.</text:p>
      <text:p text:style-name="P100">It is valuable to think of these ideas as ‘questions’:</text:p>
      <text:list xml:id="list36145463" text:style-name="L36">
        <text:list-item>
          <text:p text:style-name="P150"><text:span text:style-name="T1">Attributes</text:span> and <text:span text:style-name="T1">Skills</text:span> can be thought of as asking “what” the character is doing</text:p>
        </text:list-item>
        <text:list-item>
          <text:p text:style-name="P150"><text:span text:style-name="T1">Character Roles</text:span>, discussed above, ask “who” the character is</text:p>
        </text:list-item>
        <text:list-item>
          <text:p text:style-name="P150"><text:span text:style-name="T1">Drives</text:span> ask “why” a character is attempting a task</text:p>
        </text:list-item>
        <text:list-item>
          <text:p text:style-name="P150"><text:span text:style-name="T1">Approaches</text:span> ask “how” a character is attempting an action</text:p>
        </text:list-item>
      </text:list>
      <text:h text:style-name="P18" text:outline-level="4"><text:soft-page-break/>Drives</text:h>
      <text:p text:style-name="P100">In this variant, characters have a short list of Drives—personal beliefs, motivations, or deeply-held values—which replace either attributes or skills. These have the same range of ratings, with a higher rating represent a more strongly held belief: if Drives are rated 4-8, then a character with a 4 may barely care about that subject, while a character with 8 in the same Drive might regard it as the most important thing.</text:p>
      <text:p text:style-name="P106"><text:span text:style-name="T4">Choosing Drives can have a </text:span><text:span text:style-name="Emphasis"><text:span text:style-name="T4">massive</text:span></text:span><text:span text:style-name="T4"> impact upon a game, and they should be chosen very carefully. They will represent the central themes and impactful conflicts of the game, with every test now including the question of “</text:span><text:span text:style-name="Emphasis"><text:span text:style-name="T4">why are you doing this?</text:span></text:span><text:span text:style-name="T4">” alongside more practical matters. Keeping this list small is useful, to maintain this emphasis: 4-6 different Drives should normally be sufficient to encapsulate the themes you want in your game.</text:span></text:p>
      <text:p text:style-name="P106"><text:span text:style-name="T4">These drives should naturally be things which can conflict with one another, though you should avoid having drives which are simple opposites: a character who feels strongly about </text:span><text:span text:style-name="Emphasis"><text:span text:style-name="T4">Individuality</text:span></text:span><text:span text:style-name="T4"> probably also feels strongly (but in the opposite way) about </text:span><text:span text:style-name="Emphasis"><text:span text:style-name="T4">Community</text:span></text:span><text:span text:style-name="T4">, . Rather conflicts should arise when drives pull a character in different directions: having to choose between </text:span><text:span text:style-name="Emphasis"><text:span text:style-name="T4">Truth</text:span></text:span><text:span text:style-name="T4"> and </text:span><text:span text:style-name="Emphasis"><text:span text:style-name="T4">Peace</text:span></text:span><text:span text:style-name="T4">, or between </text:span><text:span text:style-name="Emphasis"><text:span text:style-name="T4">Order</text:span></text:span><text:span text:style-name="T4"> and </text:span><text:span text:style-name="Emphasis"><text:span text:style-name="T4">Justice</text:span></text:span><text:span text:style-name="T4"> can make for compelling struggles for a character to face.</text:span></text:p>
      <text:p text:style-name="P100">Another consideration is whether you want characters to only have <text:span text:style-name="T1">positive drives</text:span> or only to consider <text:span text:style-name="T1">important drives</text:span>.</text:p>
      <text:p text:style-name="P106"><text:span text:style-name="T4">If you opt for </text:span><text:span text:style-name="T5">positive drives</text:span><text:span text:style-name="T4">, then a high rating in a drive </text:span><text:span text:style-name="Emphasis"><text:span text:style-name="T4">also</text:span></text:span><text:span text:style-name="T4"> means that the character believes in the subject of that drive: a high rating in Truth makes an honest character, a high rating in Duty makes someone dutiful, and so forth. This makes for simple drives, and easy roleplaying prompts, but characters may end up somewhat stereotypical.</text:span></text:p>
      <text:p text:style-name="P106"><text:span text:style-name="T4">On the other hand, </text:span><text:span text:style-name="T5">important drives</text:span><text:span text:style-name="T4"> can add depth at the cost of greater complexity. A character with a high rating in a drive has </text:span><text:span text:style-name="Emphasis"><text:span text:style-name="T4">strong feelings</text:span></text:span><text:span text:style-name="T4"> about that subject, but those feelings are not necessarily positive ones. A high rating in Truth might indicate someone who is honest, or someone who revels in deceit and making their own truth, while a high Duty might represent someone dutiful or someone who regards duty as indistinguishable from servitude. Making distinctions between these different kinds of beliefs means that this variant pairs very well with the </text:span><text:span text:style-name="T5">Drive Statements</text:span><text:span text:style-name="T4"> variant, which lets the player define specific statements to give context to their drive scores, and have those statements impact the mechanics of the character. Drive statements work similarly to </text:span><text:span text:style-name="T5">Values</text:span><text:span text:style-name="T4"> (above) but are tied specifically to a single Drive.</text:span></text:p>
      <text:h text:style-name="P27" text:outline-level="5"><text:span text:style-name="T17">Drive Statements</text:span></text:h>
      <text:p text:style-name="P323">If you’re using Drive Statements in your game, there is an additional step to the process for attempting a skill test: choosing a Drive.</text:p>
      <text:p text:style-name="P323">This reflects your character’s motivation and drive behind the action—why you’re doing what they’re doing. Some of your values come with a statement. These describe <text:soft-page-break/>the most important aspects of what your character believes, providing both advantages and limitations. To select which Drive to use, the player should look at their Drive statements and pick the one most appropriate to the situation. This will not necessarily be the most advantageous as values can often be a disadvantage in some circumstances. The Drive linked to that statement is the one you must use for the test. If multiple statements are appropriate, the player may choose which of those Drives to use. If none of the statements apply the player should choose one of their values that does not have a statement to use in the test.</text:p>
      <text:p text:style-name="P328"><text:span text:style-name="T7">When you wish to use a value, you </text:span><text:span text:style-name="Emphasis"><text:span text:style-name="T7">must</text:span></text:span><text:span text:style-name="T7"> check to see if the statement agrees with the action.</text:span></text:p>
      <text:list xml:id="list4242863083" text:style-name="L37">
        <text:list-item>
          <text:p text:style-name="P356">If the value statement agrees with the action, then you can use that value on this skill test. In addition, you are allowed to spend a point of <text:span text:style-name="T1">Determination</text:span> (described in <text:span text:style-name="T1">Chapter 1: Core Rules</text:span>) on that skill test if you wish. You cannot spend Determination if the value you’re using has no statement.</text:p>
        </text:list-item>
        <text:list-item>
          <text:p text:style-name="P339">If the value statement clashes with the action—the value doesn’t support the action, or the action goes against the value—then the Gamemaster may offer you a point of Determination and ask you to make a choice about the value: either comply with the value or challenge it. If you comply, you suffer an immediate complication on the action you’re attempting (see <text:span text:style-name="T1">Complications</text:span>, later), which could include being unable to carry out the action. If you challenge the value, you can use it in the skill test, but the statement is crossed out <text:span text:style-name="T15">immediately</text:span> after the skill test is resolved, and you can’t use that value until you’ve recovered it—you now doubt how you feel about that value and can no longer rely on it. If you don’t want either of those options, you may refuse the point of Determination and choose a different value instead.</text:p>
        </text:list-item>
      </text:list>
      <text:p text:style-name="P329">If the value you’re using has no statement, then you may choose to use it, without restriction.</text:p>
      <text:h text:style-name="P28" text:outline-level="5">Possible Drive Sets</text:h>
      <text:p text:style-name="P323">As noted in the main text, a group of Drives should collectively enshrine the themes you want to be central to your game, and on the types of motivations you want to encourage during play. This means that the individual Drives are important, but so too are how they relate to one another as a group of concepts.</text:p>
      <text:p text:style-name="P323">A game of grand politics and intrigue may be defined by <text:span text:style-name="T1">Duty</text:span>, <text:span text:style-name="T1">Faith</text:span>, <text:span text:style-name="T1">Power</text:span>, <text:span text:style-name="T1">Justice</text:span>, and <text:span text:style-name="T1">Truth</text:span>, for example, where these differing motivations—and attitudes towards each motivation—create a natural tension between player characters, but also within each individual player character, as they are forced to assess which of these things they prioritize when two of them conflict.</text:p>
      <text:p text:style-name="P323">The tone of each Drive can be valuable for shaping the tone of the game too. A game of virtuous knights may have the seven virtues of Christian tradition—<text:span text:style-name="T1">Chastity</text:span>, <text:span text:style-name="T1">Temperance</text:span>, <text:span text:style-name="T1">Charity</text:span>, <text:span text:style-name="T1">Diligence</text:span>, <text:span text:style-name="T1">Kindness</text:span>, <text:span text:style-name="T1">Patience</text:span>, and <text:span text:style-name="T1">Humility</text:span>—reinforcing <text:soft-page-break/>the themes of the game by encouraging players to act in ways that reflect those themes. By contrast, a game of supernatural monsters constantly tempted by darker urges might base its themes upon the seven deadly sins—<text:span text:style-name="T1">Lust</text:span>, <text:span text:style-name="T1">Gluttony</text:span>, <text:span text:style-name="T1">Greed</text:span>, <text:span text:style-name="T1">Sloth</text:span>, <text:span text:style-name="T1">Envy</text:span>, <text:span text:style-name="T1">Wrath</text:span>, and <text:span text:style-name="T1">Pride</text:span>—and create tension because the game’s mechanics encourage players to yield to their characters’ worst nature.</text:p>
      <text:p text:style-name="P323">Indeed, this kind of ‘negative’ drive set, where all the drives are bad things, can make for an interesting dynamic, especially if there’s a cost for using the highest-rated drives: perhaps the loss of some scarce resource the character possesses, or adding to Threat.</text:p>
      <text:h text:style-name="P18" text:outline-level="4">Approaches</text:h>
      <text:p text:style-name="P100">In this variant, a character has a short list of approaches, which can be thought of as the method or manner of performing an activity. This typically is paired with a character’s skills, turning a skill test into a question of “what are you doing, and how?”.</text:p>
      <text:p text:style-name="P100">This variant works well in lighter, more freeform games with less in the way of strict action rules, as it lends itself well to evocative description by both the players and the GM, and more detailed rules for action scenes can interfere with this.</text:p>
      <text:p text:style-name="P100">A common set of approaches recommended are below, but there’s no reason you need to stick with these for your own game or use those specific terms. However, using adverbs for these, and then verbs for each of the skills in your game, allows you to describe a skill test in natural-sounding language (such as “move carefully” or “fight boldly”), which can make the game feel more approachable to inexperienced players.</text:p>
      <text:list xml:id="list2319196080" text:style-name="L38">
        <text:list-item>
          <text:p text:style-name="P151"><text:span text:style-name="T1">Boldly</text:span> describes actions taken with daring and decisiveness, which are often flashy and noticeable and intended to draw attention.</text:p>
        </text:list-item>
        <text:list-item>
          <text:p text:style-name="P151"><text:span text:style-name="T1">Carefully</text:span> describes actions taken with caution and patience, trying to avoid setbacks or problems, but at the cost of things sometimes taking longer.</text:p>
        </text:list-item>
        <text:list-item>
          <text:p text:style-name="P151"><text:span text:style-name="T1">Cleverly</text:span> describes actions where cunning, logic, knowledge, and quick-wits are vital, such as out-thinking a foe, or solving a puzzle.</text:p>
        </text:list-item>
        <text:list-item>
          <text:p text:style-name="P151"><text:span text:style-name="T1">Forcefully</text:span> describes direct, straightforward, often brutal action, even if that makes for a messy outcome.</text:p>
        </text:list-item>
        <text:list-item>
          <text:p text:style-name="P151"><text:span text:style-name="T1">Quietly</text:span> describes sneaky, subtle action, trying to avoid drawing notice, even if it takes longer or has a limited effect.</text:p>
        </text:list-item>
        <text:list-item>
          <text:p text:style-name="P151"><text:span text:style-name="T1">Swiftly</text:span> describes hasty, rapid action, especially when you need to achieve your goals quickly, even if the outcome is noisy.</text:p>
        </text:list-item>
      </text:list>
      <text:p text:style-name="P106"><text:span text:style-name="T4">From a GMing perspective, approaches also provide context for setting a difficulty, as well as deciding </text:span><text:span text:style-name="Emphasis"><text:span text:style-name="T4">how</text:span></text:span><text:span text:style-name="T4"> an action is likely to succeed or fail, or the kinds of complications likely to crop up: someone trying to disable a machine </text:span><text:span text:style-name="Emphasis"><text:span text:style-name="T4">carefully</text:span></text:span><text:span text:style-name="T4"> is likely to fail through being overly cautious, or taking too long, but they’ll probably succeed with the machine intact and </text:span><text:soft-page-break/><text:span text:style-name="T4">functional, while someone trying to disable it forcefully is likely to break the device, and may fail by making too much noise or causing collateral damage.</text:span></text:p>
      <text:p text:style-name="P100">A useful alternate set of Approaches can be to borrow the Four Temperaments from ancient medicine; these ideas are a common shorthand for character types in storytelling, with groups of four or more heroes often each defined by leaning towards a specific temperament. These deal a little more with the mood and outlook of a character and lack the “natural language” advantage of adverb approaches, but they’re a simple way to define a character both mechanically and in roleplaying terms all at once. Think of the ensemble or main supporting cast of a favorite TV show or series of books, and you’ll be surprised how many fit into these patterns.</text:p>
      <text:list xml:id="list2854508351" text:style-name="L39">
        <text:list-item>
          <text:p text:style-name="P152">A <text:span text:style-name="T1">choleric</text:span> character, likened to the element of fire, is likely to be ambitious and passionate, but also hot-headed and impatient.</text:p>
        </text:list-item>
        <text:list-item>
          <text:p text:style-name="P152">A <text:span text:style-name="T1">melancholic</text:span> character, likened to the element of earth, are thoughtful and organized, but tend to be moody perfectionists.</text:p>
        </text:list-item>
        <text:list-item>
          <text:p text:style-name="P152">A <text:span text:style-name="T1">phlegmatic</text:span> character, likened to the element of water, is likely to be relaxed, perceptive, and kind, but often stubborn or reluctant to act.</text:p>
        </text:list-item>
        <text:list-item>
          <text:p text:style-name="P152">A <text:span text:style-name="T1">sanguine</text:span> character, likened to the element of air, is often sociable and optimistic, a beacon of easy charisma, but they’re impulsive, and easily bored.</text:p>
        </text:list-item>
      </text:list>
      <text:p text:style-name="P98"/>
      <text:h text:style-name="P2" text:outline-level="1">Action and Conflict</text:h>
      <text:p text:style-name="P103">This section provides additional content for dealing with high-stakes action scenes and situations where conflict arises.</text:p>
      <text:p text:style-name="P103">Conflict scenes are high-stakes and fast-paced, requiring quick decision-making and decisive action. They are intended to model situations where events happen in quick succession, typically with two opposing sides clashing to achieve mutually-exclusive goals.</text:p>
      <text:h text:style-name="P6" text:outline-level="2">Action Order</text:h>
      <text:p text:style-name="P100">During a conflict scene, characters perform actions in a specific order. Each character takes a <text:span text:style-name="T1">turn</text:span>, during which they make take a <text:span text:style-name="T1">major action</text:span> and a <text:span text:style-name="T1">minor action</text:span> (and maybe more). Once each character in the conflict has taken a turn, a single <text:span text:style-name="T1">round</text:span> is completed, and a new round begins. This repeats until the conflict ends.</text:p>
      <text:p text:style-name="P106"><text:span text:style-name="T4">At the start of the first round, the gamemaster selects a single character to take the first turn. This will </text:span><text:span text:style-name="Emphasis"><text:span text:style-name="T4">typically</text:span></text:span><text:span text:style-name="T4"> be whichever character started the conflict—whomever fires the first shot, strikes the first blow, makes the first move, etc—but if this is unclear, then the GM will select a player character, or spend 2 Threat to select an NPC.</text:span></text:p>
      <text:p text:style-name="P106"><text:span text:style-name="T4">Once a character has finished their turn, they hand over to an opposing side, who choose one of their characters to act. Characters may instead </text:span><text:span text:style-name="T5">keep the initiative</text:span><text:span text:style-name="T4"> by spending 2 points of Momentum or adding 2 to Threat (enemy NPCs spend 2 Threat instead). If they keep the initiative, they allow an allied character to take a turn immediately before handing over to the enemy. Once a side has chosen to keep the initiative, they </text:span><text:span text:style-name="Emphasis"><text:span text:style-name="T4">must</text:span></text:span><text:span text:style-name="T4"> allow an enemy character to take a turn before they can keep the initiative again.</text:span></text:p>
      <text:p text:style-name="P100">Each time a new character is chosen to act, the character chosen must be someone who has not yet taken a turn in the current round. If there are no characters left on a side who haven’t yet taken a turn, that side must pass and immediately nominate another opposing side. If only one side in the conflict has characters left to act, then they may all act, one at a time, until every character has acted that round.</text:p>
      <text:p text:style-name="P100">Once all characters have taken a turn, the round ends. The character who acted last must nominate an opposing side to take the first turn in the next round or spend 2 Momentum/add 2 to Threat (NPCs spend 2 Threat) to allow their side to take the first turn next round.</text:p>
      <text:h text:style-name="P27" text:outline-level="5"><text:span text:style-name="T17">Variant: Initiative Scores</text:span></text:h>
      <text:p text:style-name="P323">Some groups may prefer a more structured action order, determined less by player choice and more by a character’s stats.</text:p>
      <text:p text:style-name="P323"><text:soft-page-break/>In this variant, characters have a set Initiative score, which determines the order in which they act during a conflict scene. When a conflict scene begins, the character who initiated the conflict takes the first turn, but after they have acted, all remaining characters act in order of their initiative scores, from highest to lowest. Once the round is complete, the next round begins with the character with the highest initiative score.</text:p>
      <text:p text:style-name="P323">If two characters on the same side have the same initiative score, they choose the order in which they act amongst themselves. If two characters on opposing sides have the same initiative score, then a PC will act before any NPCs, but the GM may spend 1 Threat to have an NPC act before a PC instead.</text:p>
      <text:p text:style-name="P323">Characters have an initiative score equal to the higher of their Agility or Insight scores. If fixed initiative scores like this are used, the option must be provided for characters to interrupt the order: a player character may add 2 to Threat to act earlier in the round than their initiative score would normally allow (NPCs can spend 2 Threat to do the same).</text:p>
      <text:p text:style-name="P328"><text:span text:style-name="T7">As an alternative to this, you may have </text:span><text:span text:style-name="Emphasis"><text:span text:style-name="T7">random</text:span></text:span><text:span text:style-name="T7"> initiative scores: each character rolls [CD] equal to the higher of their Agility or Insight scores, and use the total as their initiative score for that scene. If one side has a significant advantage over the other, such as an ambush, then each Icon rolled adds an additional +1 to their total. The GM may, at their discretion, allow other benefits to come from Icons rolled, perhaps as a result of Talents.</text:span></text:p>
      <text:h text:style-name="P28" text:outline-level="5">Variant: Narrative First</text:h>
      <text:p text:style-name="P323">This variant, rather than adding or altering rules, places the responsibility for the action order squarely in the Gamemaster’s hands.</text:p>
      <text:p text:style-name="P323">At the start of each Round, the Gamemaster chooses a single character to take the first Turn. Once that character’s Turn has finished, the Gamemaster selects another character to take a Turn, until every character has taken a Turn, at which point the round ends and a new round begins. As normal, each character can take only a single Turn.</text:p>
      <text:p text:style-name="P323">This version is the simplest, but it also places the weight of responsibility entirely upon the Gamemaster, who may have plenty to deal with, or who may not want the burden of choosing who acts when.</text:p>
      <text:h text:style-name="P28" text:outline-level="5">Variant: Player Priority</text:h>
      <text:p text:style-name="P323">Some games may prefer to make use of a simpler action order. This lacks the inherent back-and-forth dynamic of the standard method, but it is more straightforward, and favors the Player Characters. The Gamemaster may interrupt this order, but only by spending Threat.</text:p>
      <text:p text:style-name="P323"><text:soft-page-break/>In each Round, the players choose a single Player Character, who takes the first Turn of the Round. After that, each Player Character takes a Turn, one at a time, in whichever order they choose. Once all the Player Characters have taken a Turn, the NPCs may take their Turns, again one at a time in whichever order they choose. Once every character has taken a Turn, the Round ends, and a new Round begins.</text:p>
      <text:p text:style-name="P323">As normal, no character may take more than one Turn each Round.</text:p>
      <text:p text:style-name="P323">The Gamemaster may spend 1 Threat, before any Player Character takes their Turn, to select a single NPC to take a Turn instead, essentially interrupting the action order; this NPC may not take another turn later. Once this NPC has finished their Turn, the action returns to the Player Characters, unless the Gamemaster spends additional Threat.</text:p>
      <text:h text:style-name="P13" text:outline-level="3">Actions</text:h>
      <text:p text:style-name="P100">In each Turn, a character can attempt a single Major Action, and a Minor Action. Different types of Conflict may have their own kinds of Action, and there are a few common Actions that apply to every kind of Conflict.</text:p>
      <text:h text:style-name="P18" text:outline-level="4">Major Actions</text:h>
      <text:p text:style-name="P100">A character can attempt a single Major Action every Turn. There are a few ways that a character can attempt a second Major Action during their Turn, but regardless of the method used, a character cannot attempt more than two Major Actions in any Round.</text:p>
      <text:p text:style-name="P100">The following Major Actions are common to all kinds of Conflict:</text:p>
      <text:list xml:id="list353775254" text:style-name="L40">
        <text:list-item>
          <text:p text:style-name="P153"><text:span text:style-name="T1">Aid</text:span>: The character tends to a character within Reach. This is a <text:span text:style-name="T1">Coordination + Survive Test</text:span> or a <text:span text:style-name="T1">Will + Survive Test</text:span> with a Difficulty of 2. Success means that the patient—the character being tended to—removes Stress equal to the aiding character’s Survive score, plus 2 per Momentum spent.</text:p>
        </text:list-item>
        <text:list-item>
          <text:p text:style-name="P153"><text:span text:style-name="T1">Assist</text:span>: The character performs an activity that will grant an ally some benefit. The character selects a single ally they can communicate with, and declares how they are assisting, including which Attribute, Skill, and Focus (if any) they are assisting with. When the selected ally attempts their Skill Test, the assisting character assists in the manner chosen.</text:p>
        </text:list-item>
      </text:list>
      <text:h text:style-name="P28" text:outline-level="5">Timing Assistance</text:h>
      <text:p text:style-name="P323">The Assist task works a little differently than most other tasks in combat. In these situations, you can choose to assist when another character declares the task you wish to assist, even though it isn’t your turn. However, you can only provide this assistance if you have not already acted this round, and assisting means that you will not take a turn of your own later in the round – assisting takes up your turn instead.</text:p>
      <text:p text:style-name="P323"><text:soft-page-break/>While this may seem a little more complex on the surface, in play it makes teamwork and assistance easier to resolve: you don’t have to plan in advance if you want to assist someone, you simply declare it at the moment it becomes relevant, so long as you’re not doing anything else that round.</text:p>
      <text:p text:style-name="P104"/>
      <text:list xml:id="list4182796693" text:style-name="L41">
        <text:list-item>
          <text:p text:style-name="P154"><text:span text:style-name="T1">Attack</text:span>: The character attacks an enemy or other viable target. See <text:span text:style-name="T1">Attacks and Damage</text:span> for details.</text:p>
        </text:list-item>
        <text:list-item>
          <text:p text:style-name="P154"><text:span text:style-name="T1">Create Advantage</text:span>: The character attempts to create a favorable circumstance that benefits them or their allies. This is a Skill Test with a Difficulty of 2, using an Attribute, Skill, and Focus (if any) appropriate to how they are attempting to gain an advantage. If successful, the character creates a Trait which helps them in some way, or which hinders the enemy in some way.</text:p>
        </text:list-item>
        <text:list-item>
          <text:p text:style-name="P154"><text:span text:style-name="T1">Overcome</text:span>: the character attempts a skill test as part of an extended task. The attribute and skill used, and the difficult, are determined by the extended task. If successful, the character rolls [CD] to determine how much stress they cause on the extended task, as described later in this chapter.</text:p>
        </text:list-item>
        <text:list-item>
          <text:p text:style-name="P154"><text:span text:style-name="T1">Pass</text:span>: The character chooses not to attempt a Major Action. If the character takes no Minor Actions this Turn as well, then the character does not count as having taken a Turn, and may act later in the Round instead.</text:p>
        </text:list-item>
        <text:list-item>
          <text:p text:style-name="P154"><text:span text:style-name="T1">Protect</text:span>: The character takes up a defensive stance, finds a defensible position, or otherwise makes themselves ready for attack. This requires a <text:span text:style-name="T1">Coordination + Survive Test</text:span>, or an <text:span text:style-name="T1">Insight + Survive Test</text:span>, with a Difficulty of 1, though the Difficulty is reduced by 1 if the character is in cover. Success increases the Difficulty of any attacks made against the character by +1 until the start of that character’s next Turn. A character can confer the benefits of this Action to an ally within Close Range instead of themselves; this increases the Difficulty of the Skill Test by +1, and the benefit lasts until the start of that ally’s next Turn.</text:p>
        </text:list-item>
        <text:list-item>
          <text:p text:style-name="P154"><text:span text:style-name="T1">Ready</text:span>: The character declares that they are waiting for a specific situation or event to occur before attempting a Major action. This situation or event must be chosen when Ready is declared, as must the Major Action to be attempted when that situation or event occurs. When this triggering event occurs, the character with the readied Major Action temporarily interrupts the acting character’s Turn to resolve the readied Major Action. Once the readied Major Action has resolve, play proceeds as normal. If the triggering event does not occur before the character’s next Turn, the readied Major Action is lost. Characters who take the Ready Major Action can still perform Minor Actions during their Turn as normal.</text:p>
        </text:list-item>
        <text:list-item>
          <text:p text:style-name="P154"><text:span text:style-name="T1">Recover</text:span>: The character takes a moment to regain their breath, clear their mind, and ready themselves for further conflict. This is a <text:span text:style-name="T1">Will + Survive Test</text:span> with a Difficulty of 2 (reduce Difficulty by 1 if the character is in cover). Success means that the character removes Stress equal to their Survive score, plus two more per Momentum spent). The character may also re-roll any number of conditional Resistance dice, for either Cover or Morale.</text:p>
        </text:list-item>
        <text:list-item>
          <text:p text:style-name="P154"><text:soft-page-break/><text:span text:style-name="T1">Rush</text:span>: The character attempts a Difficulty 0 <text:span text:style-name="T1">Agility + Move Skill Test</text:span>. Success means that the character moves one zone (to any point in Medium range), and one additional zone per Movement spent. A character may not attempt this Task more than once per Round, and not at all if the character has performed the Movement Minor Action. Terrain and other factors may increase the Difficulty of this Skill Test, and this Skill Test always allows Success at Cost.</text:p>
        </text:list-item>
        <text:list-item>
          <text:p text:style-name="P155"><text:span text:style-name="T1">Skill Test</text:span>: The character performs another activity that requires a Skill Test. The limits of this ability are left to the discretion of the Gamemaster.</text:p>
        </text:list-item>
      </text:list>
      <text:h text:style-name="P18" text:outline-level="4">Minor Actions</text:h>
      <text:p text:style-name="P100">Minor Actions are extra, small activities a character can undertake that do not require a Skill Test. They are often taken in support of Major Actions, such as moving into position before attempting a Skill Test. A character may perform one Minor Action during their Turn and may perform it before or after the characters’ Major Actions, at their discretion.</text:p>
      <text:p text:style-name="P100">A character may attempt additional Minor Actions during the Turn, costing one Momentum each, or adding 1 to Threat for each. Unless otherwise noted, a character may not perform a Minor Action outside of their Turn.</text:p>
      <text:p text:style-name="P100">Each Minor Action can only be performed once per Turn. The following Minor Actions are common to all kinds of Conflict:</text:p>
      <text:list xml:id="list1580582780" text:style-name="L42">
        <text:list-item>
          <text:p text:style-name="P156"><text:span text:style-name="T1">Aim</text:span>: The character may re-roll a single d20 made on an Attack before the start of their next Turn.</text:p>
        </text:list-item>
        <text:list-item>
          <text:p text:style-name="P156"><text:span text:style-name="T1">Bolster</text:span>: The character tries to psych themselves up, or to reassure an ally within Close range. The character, or the ally they’re reassuring, gains +2[CD] Morale.</text:p>
        </text:list-item>
        <text:list-item>
          <text:p text:style-name="P156"><text:span text:style-name="T1">Defend</text:span>: The character defends themselves or an ally within Reach from attack. The character, or the ally they are defending, gains +2[CD] Cover.</text:p>
        </text:list-item>
        <text:list-item>
          <text:p text:style-name="P156"><text:span text:style-name="T1">Disengage</text:span>: This action can only be taken if the character is within Reach of an enemy. The character moves to anywhere within their current zone. The character may not use any action to move into Reach of an enemy during this Turn.</text:p>
        </text:list-item>
        <text:list-item>
          <text:p text:style-name="P156"><text:span text:style-name="T1">Draw Item</text:span>: The character may pick up an item within Reach, or draw an item carried on their person. If an item does not require a Major Action to use, it can be used immediately, allowing the character to draw and use the item with a single Minor Action.</text:p>
        </text:list-item>
        <text:list-item>
          <text:p text:style-name="P156"><text:span text:style-name="T1">Drop Prone/Stand</text:span>: The character immediately drops to the ground, making themselves a smaller target, or stands from prone. While prone, the Difficulty of all ranged attacks against the character from Medium or greater range by +1. However, melee attacks and ranged attacks at Close range gain 1 bonus Momentum against a prone character, and prone characters cannot attempt any movement-related Major Actions. Being Prone also allows the character to re-roll any conditional Resistance <text:soft-page-break/>(Cover or Morale). A character who stands loses all benefits and disadvantages of being prone. A character may not Drop Prone and Stand in the same Turn.</text:p>
        </text:list-item>
        <text:list-item>
          <text:p text:style-name="P156"><text:span text:style-name="T1">Interact</text:span>: The character interacts with an object in the environment. Particularly complex actions may require a Major Action instead.</text:p>
        </text:list-item>
        <text:list-item>
          <text:p text:style-name="P156"><text:span text:style-name="T1">Movement</text:span>: The character moves to any point within Medium range. This Minor Action cannot be taken if the character performs any movement-related Tasks. This movement is slow and careful enough to move through hazardous or difficult terrain without problems. If there are enemies within Reach of the character, this Action cannot be taken.</text:p>
        </text:list-item>
        <text:list-item>
          <text:p text:style-name="P156"><text:span text:style-name="T1">Prepare</text:span>: The character prepares for, or spends time setting up, another activity. Some Major Actions require this preparation before they can be attempted.</text:p>
        </text:list-item>
      </text:list>
      <text:h text:style-name="P28" text:outline-level="5">Variant: No Minor Actions</text:h>
      <text:p text:style-name="P323">Some games may not need the more granular structure of major and minor actions.</text:p>
      <text:p text:style-name="P323">In this variant, a character receives a single Action on each turn; the Major actions list covers the actions a character can choose, but the GM should be flexible in how these are applied. Minor actions are ignored entirely. Any activity that a character could do as part of a minor action is included in the character’s normal action; if a character wants to do a lot of these minor activities in their turn, the GM may either increase the difficulty of the character’s action, or they might decide that the player has to break up their action over several turns.</text:p>
      <text:p text:style-name="P323">This works well with the Narrative First action order variant.</text:p>
      <text:h text:style-name="P18" text:outline-level="4">Free Actions</text:h>
      <text:p text:style-name="P100">Some activities are not considered to be a Major or Minor Action. These are Free Actions: Actions which do not take any meaningful time or effort. A character may take any number of Free Actions during a Round, both during their Turn, and on other characters’ Turns. However, a character may not take a Free Action if something would prevent them from taking any Actions.</text:p>
      <text:p text:style-name="P105">A Free Action never includes a Skill Test, under any circumstances.</text:p>
      <text:list xml:id="list4222855484" text:style-name="L43">
        <text:list-item>
          <text:p text:style-name="P157"><text:span text:style-name="T1">Drop</text:span>: The character drops an item held in their hand(s).</text:p>
        </text:list-item>
        <text:list-item>
          <text:p text:style-name="P157"><text:span text:style-name="T1">Shift</text:span>: The character can move to anywhere within their current zone. This may only be done once during the character’s Turn, and only if the character does not use any other action to move.</text:p>
        </text:list-item>
        <text:list-item>
          <text:p text:style-name="P157"><text:span text:style-name="T1">Speak</text:span>: The character speaks, though this does not cover any speech or conversation that would involve or require a Skill Test of some kind.</text:p>
        </text:list-item>
      </text:list>
      <text:h text:style-name="P18" text:outline-level="4"><text:soft-page-break/>Reactions</text:h>
      <text:p text:style-name="P100">In addition to their own actions taken on their Turns, characters have some ability to respond to the actions of others, especially if those actions are dangerous or aggressive. Thus, characters may attempt Reactions in response to actions taken outside of their own Turn.</text:p>
      <text:p text:style-name="P105">A character may attempt one reaction during each round, and they may not perform it during their own Turn.</text:p>
      <text:p text:style-name="P100">Reactions each have a specific condition or circumstance that allow them to be used, and they must be declared immediately as soon as that condition applies. If responding to another character’s Major Action, it must be declared when the Action is declared, but before any dice are rolled for Skill Tests.</text:p>
      <text:p text:style-name="P100">One reaction is available to all characters. Characters may gain other reactions from Talents or other special abilities:</text:p>
      <text:list xml:id="list1669572857" text:style-name="L44">
        <text:list-item>
          <text:p text:style-name="P158"><text:span text:style-name="T1">Hit the Dirt</text:span>: When you are the target of a ranged attack, but before any dice are rolled for the attack, you dive to the ground bracing yourself. You can immediately move to any point within Close range and drop prone (adding +1 to the difficulty of ranged attacks). In addition to the normal effects of being prone, you gain +2[CD] Cover and +2[CD] Morale resistance until the start of your next turn.</text:p>
        </text:list-item>
      </text:list>
      <text:h text:style-name="P28" text:outline-level="5">Variant: Defensive Reactions</text:h>
      <text:p text:style-name="P328"><text:span text:style-name="T7">A common variant to this used in some older </text:span><text:span text:style-name="Emphasis"><text:span text:style-name="T8">2d20 System</text:span></text:span><text:span text:style-name="T7"> games, this variant adds some rolling and some extra complexity to attacks, and can slow down play, but it can make combat feel more visceral and desperate.</text:span></text:p>
      <text:p text:style-name="P323">In this variant, all attacks are ordinary skill tests made against a difficulty of 1. When attacked, a character may take a Reaction to make that skill test into an opposed test—dodging ranged attacks (Agility + Move), parrying melee attacks (Coordination + Fight), resisting mental attacks (Will + Survive).</text:p>
      <text:p text:style-name="P323">If using this variant, you may also wish to increase the number of reactions a character may perform each Round: rather than only allowing a character to perform one reaction per turn, they may perform any number of reactions, but the first reaction adds 1 to Threat, the second one adds 2 to Threat, the third one adds 3, and so forth. NPC enemies pay Threat instead of adding to it.</text:p>
      <text:h text:style-name="P6" text:outline-level="2">Environments and Zones</text:h>
      <text:p text:style-name="P106"><text:span text:style-name="T4">In a conflict, knowing where everyone is can be of vital importance, and determining both absolute position (where you are) and relative position (how far you are from others) is </text:span><text:soft-page-break/><text:span text:style-name="T4">important. Rather than track everything in precise distances, however, the </text:span><text:span text:style-name="Emphasis"><text:span text:style-name="T5">2D20 System </text:span></text:span><text:span text:style-name="T4">resolves this matter using abstract zones.</text:span></text:p>
      <text:p text:style-name="P100">An environment represents the “battlefield” – in short, whatever location the conflict is taking place within. This may be a building, a city street, an area of wilderness, part of a ship, or other such areas. An environment is divided into several zones based on the terrain features or natural divisions present in the area. For example, a building or ship interior may treat individual rooms as distinct zones, using the internal walls, doorways, and other solid structures as natural divisions, while a city street may focus zones around features like parked vehicles, the fronts of buildings, alleyways, and so forth. Zones are often defined in three dimensions, so the Gamemaster may choose to map multiple floors of a building, connected by stairs and elevators, or consider a few ‘empty’ zones above the battlefield for flying objects. A relatively simple battlefield may consist of three to five significant zones, while complex environments may have many more. More zones are often more interesting than fewer, as they provide a greater variety of movement options and tactical opportunities, but this can take more planning on the part of the Gamemaster.</text:p>
      <text:p text:style-name="P100">Because zones are of no fixed size, they can be varied to accommodate the Gamemaster’s preferences for a given scene, and to represent certain other factors. For example, a battle in a forest may be divided into many small zones amongst the trees, and a couple of larger zones representing clearings. The larger size of the “clearing” zones helps convey quicker movement and easier target acquisition in open areas, while the smaller zones convey cramped conditions and short lines of sight. However, zones should not be too complex a consideration under most circumstances — a few seconds to describe zones and their relative positions, or to sketch out a rough map on a piece of spare paper, is all that’s needed for most situations. Of course, this doesn’t prevent the Gamemaster from coming up with elaborate environments if he wishes to spend more time coming up with maps.</text:p>
      <text:p text:style-name="P100">Individual zones can — and often should — have terrain effects defined when the Gamemaster creates them. This may be as simple as providing cover, or imposing difficult terrain, but the Gamemaster is welcome to devise other terrain effects, such as objects that can be interacted with, hazards to overcome, or even terrain that changes under specific circumstances, such as the expenditure of Threat. Some zones may be defined more by the absence of terrain than its presence, and some environments are enhanced by a few ‘empty’ zones between obstacles to add a greater sense or space or distance.</text:p>
      <text:p text:style-name="P106"><text:span text:style-name="T4">Similarly, individual zones – or the environment as a whole – may have one or more Traits that define them in different ways. This is often a useful way to codify terrain: a zone with a </text:span><text:span text:style-name="Emphasis"><text:span text:style-name="T4">Loose Gravel</text:span></text:span><text:span text:style-name="T4"> trait is naturally distinct from a zone that is </text:span><text:span text:style-name="Emphasis"><text:span text:style-name="T4">Piled High with Crates</text:span></text:span><text:span text:style-name="T4">.</text:span></text:p>
      <text:p text:style-name="P100">Gamemasters who desire concrete values rather than abstract ranges are encouraged to set specific sizes and shapes for individual zones, essentially using them as a large grid. More detailed guidance for this is presented later.</text:p>
      <text:h text:style-name="P13" text:outline-level="3"><text:soft-page-break/>Characters and Zones</text:h>
      <text:p text:style-name="P100">To help Players visualize their characters’ place in a conflict, and to manage that conflict effectively, it’s important to keep track of which zone characters are in at any given moment. This should be relatively easy in most cases. As zones are defined by the terrain and around them, tracking a character can be a matter of simple description — an enemy might be ‘behind the control panel’ or ‘standing by the blue car’. This has the advantage of relying on natural language and intuitive concepts, rather than specific game terms, and avoids the tracking of relative distances which can become fiddly where there are many characters present.</text:p>
      <text:p text:style-name="P100">Larger or particularly complex scenes may become tricky to track purely by memory, so the Gamemaster may wish to use something extra to help remind everyone of which character is where. If you’re already using a sketched map, then marking character positions in pencil (so they can be easily erased and redrawn) is a simple approach, as is using tokens or miniatures, and moving them around as required.</text:p>
      <text:h text:style-name="P18" text:outline-level="4">Distances</text:h>
      <text:p text:style-name="P100">Movement and ranged attacks need some sense of distance to make them meaningful. In combat, the relative placement of zones determines this distance. To keep things simple, range is measured in four categories, and one state.</text:p>
      <text:list xml:id="list427431824" text:style-name="L45">
        <text:list-item>
          <text:p text:style-name="P159">The state of <text:span text:style-name="T1">Reach</text:span> is when an object or character is within arm’s length of the character. Characters enter Reach to interact with objects manually, to attack in close combat, and to perform any other actions where they may need to touch the target or subject of their action. Reach isn’t a specific range, but rather is a state that a character can declare when he moves — that is, when a character moves into or within a zone, he may freely declare that he is moving into or out of Reach of a given object or character. Being within Reach of an enemy is quite disruptive and distracting, adding +2 to the Difficulty of any Skill Test that isn’t a Melee Attack or Mental Attack.</text:p>
        </text:list-item>
        <text:list-item>
          <text:p text:style-name="P159"><text:span text:style-name="T1">Close</text:span> range is defined as the zone the character is within at the time. Moving within Close range is a trivial affair. Close range is, in essence, a distance of 0 zones.</text:p>
        </text:list-item>
        <text:list-item>
          <text:p text:style-name="P159"><text:span text:style-name="T1">Medium</text:span> range is defined as any zone adjacent to the character’s current zone. Medium range is a distance of 1 zone.</text:p>
        </text:list-item>
        <text:list-item>
          <text:p text:style-name="P159"><text:span text:style-name="T1">Long</text:span> range is defined as objects and creatures two zones away from a character’s current zone. Long range is a distance of 2 zones.</text:p>
        </text:list-item>
        <text:list-item>
          <text:p text:style-name="P159"><text:span text:style-name="T1">Extreme</text:span> range is any creatures and objects beyond Long range. Extreme range is a distance of 3 or more zones.</text:p>
        </text:list-item>
      </text:list>
      <text:h text:style-name="P18" text:outline-level="4"><text:soft-page-break/>Distance and Perception</text:h>
      <text:p text:style-name="P100">The further away something is, the harder it is to notice. In game terms, this means that characters in distant zones are harder to observe or identify than those nearby. A character increases the Difficulty of Tasks to try and notice creatures or objects by one step at Medium range, by two when dealing with creatures and objects at Long range, and by three when trying to discern things at Extreme range. A creature that isn’t trying to avoid notice requires a Difficulty 0 Task under normal circumstances, while attempting a Task to avoid notice makes things more difficult. Creatures or objects that are particularly noticeable — someone firing a gun, shouting, or a fast-moving or brightly-colored object — may reduce the Difficulty further.</text:p>
      <text:p text:style-name="P100">Similarly, characters will want to communicate during a conflict — calls for help, battle-cries, and other dialogue can abound in tense situations. In most cases, characters can converse normally within Close range — they’re near enough to one another to be heard and to make themselves understood without raising their voices.</text:p>
      <text:p text:style-name="P100">A character at Medium range can be communicated with, but only at a raised volume — shouting, rather than talking. At Long and Extreme range, you can shout to draw attention, but conveying any meaning or understanding someone is unlikely. Radios, phones, and similar technologies can make distance less of a consideration.</text:p>
      <text:h text:style-name="P18" text:outline-level="4">Movement and Terrain</text:h>
      <text:p text:style-name="P100">Moving to anywhere within Medium range is trivial – a minor action. Moving further than this requires a Skill Test (an action), though this has a Difficulty of 0 under normal circumstances.</text:p>
      <text:p text:style-name="P100">Moving as a Task increases in Difficulty if the terrain in any of the zones to be moved through is rough, hindering, or hazardous in any way – as denoted by any terrain effects the Gamemaster has defined, or by that area’s Traits. The consequences of failure vary based on the nature of the terrain: failure may result in the character’s movement stopping prematurely outside of the difficult terrain, the character falling prone, or suffering the effects of hazardous terrain, which may include damage or injury.</text:p>
      <text:p text:style-name="P100">Movement may take many different forms on this scale; walking, running, jumping across gaps or down sheer drops, swimming through bodies of water, climbing steep or sheer surfaces, and so forth. The Difficulty of these activities should be evaluated separately.</text:p>
      <text:p text:style-name="P100">There are a range of other terrain effects that might be present in a zone, beyond just difficult terrain. The most common are discussed below.</text:p>
      <text:p text:style-name="P100"/>
      <text:h text:style-name="P35" text:outline-level="6">Variant: Terrain Momentum</text:h>
      <text:p text:style-name="P323">This variant can be used to speed play where combat involves a lot of hindering terrain.</text:p>
      <text:p text:style-name="P323"><text:soft-page-break/>In this variant, all obstacles and all areas of difficult terrain have a Momentum cost. When a character wishes to cross that obstacle, or move from that area of difficult terrain, they must spend the amount of Momentum listed. If they cannot pay the cost, they cannot cross that obstacle or move from that difficult terrain.</text:p>
      <text:p text:style-name="P323">With this variant, it can be especially useful to allow players to make Difficulty 0 skill tests to build up Momentum to allow movement—an Agility + Move test, for example. This variant also allows characters to help one another more easily with terrain, as characters can generate Momentum to allow others to cross terrain.</text:p>
      <text:p text:style-name="P100"><text:span text:style-name="T1"/></text:p>
      <text:p text:style-name="P100"><text:span text:style-name="T1">Cover</text:span> is one of most common terrain effects, representing objects that interfere with a character’s ability to see or attack a target clearly. Cover provides conditional Resistance against physical attacks, as described in the <text:span text:style-name="T1">Damage</text:span> section, above. A zone will either provide cover universally (granting the benefits of that Cover to any creature in the zone), or the Gamemaster may denote features within the zone that grant Cover (requiring that the character be within Reach of that feature to benefit).</text:p>
      <text:p text:style-name="P100"><text:span text:style-name="T1">Interactive Objects</text:span> are any object or terrain feature that a character could conceivably interact with. Doors and windows are a common example, as are control panels and computer terminals. Interacting with these objects may take little time or effort under normal circumstances (a minor action), but a complex system might need a Skill Test (and an action) to interact with properly.</text:p>
      <text:h text:style-name="P38" text:outline-level="6"><text:span text:style-name="T17">The Shape of Battle</text:span></text:h>
      <text:p text:style-name="P323">Different kinds of environments will suit different approaches to combat. Large open spaces with clear lines of sight favor snipers, heavy weapons, and other sources of heavy firepower, while confined spaces and close quarters favors short-ranged weaponry and melee combat instead. Dense terrain hinders and directs movement, while clear spaces allow characters to move freely. Mixtures of these factors in a single environment can result in a battlefield that has a specific shape or flow and encourages certain tactics – an empty street may allow easy movement, but if it lacks cover, it may also be a sniper’s hunting ground, compared to a slower, but safer route.</text:p>
      <text:h text:style-name="P6" text:outline-level="2">Attacks and Damage</text:h>
      <text:p text:style-name="P100">During a Conflict, characters seldom emerge unscathed, often suffering pain, fatigue, or lasting harm because of the battles – physical, mental, and social alike – they engage in. This section deals with how this damage might come about, what effects it has, and how characters may recover from it.</text:p>
      <text:h text:style-name="P13" text:outline-level="3"><text:soft-page-break/>Making an Attack</text:h>
      <text:p text:style-name="P100">An attack is any action made with the intention of harming another character or inflicting damage upon an object. For physical attacks, this normally involves weapons: the tools for inflicting damage. For mental attacks, it may involve different forms of threats and intimidation, or even supernatural effects, depending on the nature of your game.</text:p>
      <text:p text:style-name="P100">This section deals with how characters go about making attacks of different kinds.</text:p>
      <text:p text:style-name="P100">There are two distinct forms of attack available to characters: <text:span text:style-name="T1">physical</text:span>, and <text:span text:style-name="T1">mental</text:span>. Physical attacks are further broken up into <text:span text:style-name="T1">melee</text:span> attacks and <text:span text:style-name="T1">ranged</text:span> attacks, each of which have their own considerations, but both are still physical attacks for the purposes of how they inflict damage.</text:p>
      <text:list xml:id="list416230459" text:style-name="L46">
        <text:list-item>
          <text:p text:style-name="P160"><text:span text:style-name="T1">Attacker declares attack</text:span>: The attacker decides that they wish to make an attack and chooses how. Many means of attacking can be used for more than one form of attack: a knife can be used in melee, it can be thrown to attack at range, or it can be used to threaten. In these cases, choose one form of attack the method can be used for.</text:p>
          <text:list>
            <text:list-item>
              <text:p text:style-name="P111">If a melee weapon is chosen, the attack is a melee attack.</text:p>
            </text:list-item>
            <text:list-item>
              <text:p text:style-name="P111">If a ranged weapon is chosen, the attack is a ranged attack.</text:p>
            </text:list-item>
            <text:list-item>
              <text:p text:style-name="P111">If the attack would affect the mind or emotions of the target, the attack is a mental attack.</text:p>
            </text:list-item>
          </text:list>
        </text:list-item>
        <text:list-item>
          <text:p text:style-name="P160"><text:span text:style-name="T1">Attacker chooses target</text:span>: The attacker chooses a target for the attack. This can be any creature or object which can be damaged by the attack.</text:p>
          <text:list>
            <text:list-item>
              <text:p text:style-name="P111">A melee attack can be used against a target within Reach (see page ##) of the attacker.</text:p>
            </text:list-item>
            <text:list-item>
              <text:p text:style-name="P111">A ranged attack can be used against any target visible to the attacker (the GM may allow some concealed targets as well).</text:p>
            </text:list-item>
            <text:list-item>
              <text:p text:style-name="P111">A mental attack can be used against any target that can understand the attack.</text:p>
            </text:list-item>
          </text:list>
        </text:list-item>
        <text:list-item>
          <text:p text:style-name="P160"><text:span text:style-name="T1">Skill Test</text:span>: The attacker attempts a Skill Test, determined by the form of attack. Each type of attack may have further adjustments to Difficulty.</text:p>
          <text:list>
            <text:list-item>
              <text:p text:style-name="P111"><text:span text:style-name="T1">Melee</text:span>: The attacker attempts an <text:span text:style-name="T1">Agility + Fight Test</text:span>, with a Difficulty of 1, opposed by the target’s <text:span text:style-name="T1">Coordination + Fight</text:span> (also Difficulty 1).</text:p>
            </text:list-item>
            <text:list-item>
              <text:p text:style-name="P111"><text:span text:style-name="T1">Ranged</text:span>: The attacker attempts a <text:span text:style-name="T1">Coordination + Fight Test</text:span>, with a Difficulty of 2.</text:p>
            </text:list-item>
            <text:list-item>
              <text:p text:style-name="P111"><text:span text:style-name="T1">Mental</text:span>: The attacker attempts a <text:span text:style-name="T1">Will + Fight Test</text:span> or a <text:span text:style-name="T1">Will + Talk Test</text:span> (depending on the nature of the mental attack) with a Difficulty of 1, opposed by the target’s <text:span text:style-name="T1">Will + Survive</text:span> (also Difficulty 1).</text:p>
            </text:list-item>
          </text:list>
        </text:list-item>
        <text:list-item>
          <text:p text:style-name="P160"><text:span text:style-name="T1">Outcome</text:span>: If the Skill Test succeeds, or if the attacker won their opposed test, then the attack inflicts damage, as described below. If the Skill Test fails, or the target won the opposed test, then the attack inflicts no damage, and may have an additional consequence.</text:p>
          <text:list>
            <text:list-item>
              <text:p text:style-name="P111"><text:soft-page-break/><text:span text:style-name="T1">Melee</text:span>: The target of the attack may either Disengage as per the minor action, or, if they reacted to the attack, they may inflict damage as if they had made a successful attack.</text:p>
            </text:list-item>
            <text:list-item>
              <text:p text:style-name="P111"><text:span text:style-name="T1">Ranged</text:span>: No additional consequence.</text:p>
            </text:list-item>
            <text:list-item>
              <text:p text:style-name="P111"><text:span text:style-name="T1">Mental</text:span>: The targeted enemy cannot be the target of a mental attack again during this scene.</text:p>
            </text:list-item>
          </text:list>
        </text:list-item>
      </text:list>
      <text:p text:style-name="P109"/>
      <text:h text:style-name="P38" text:outline-level="6"><text:span text:style-name="T17">Variant: Reach and Guard</text:span></text:h>
      <text:p text:style-name="P323">The ebb and flow of melee combat is shaped by the combatants and the weapons they use. Different weapons are suited to different situations, and a fight will play out differently if the combatants are using daggers than if they were using spears. This variant is useful in fantasy and historical games where melee combat is more prevalent than shooting.</text:p>
      <text:h text:style-name="P37" text:outline-level="6">Guard</text:h>
      <text:p text:style-name="P323">A character is said to have Guard if they are aware of their attackers and able to defend themselves. They must also be standing or crouching.</text:p>
      <text:p text:style-name="P323">A character loses Guard if they are knocked prone, become stunned, if they are unaware of attackers, or if they are incapable of defending themselves. Characters may also be forced to lose Guard because of a Complication, or from attackers spending Momentum to remove their target’s Guard (discussed below).</text:p>
      <text:p text:style-name="P323">If you start your turn without Guard, you can gain Guard as a free action if there are no enemies within Reach. If there are enemies within Reach, it takes a Minor Action instead.</text:p>
      <text:h text:style-name="P37" text:outline-level="6">Reach and Attacking</text:h>
      <text:p text:style-name="P323">Each melee weapon has a Reach rating, typically from 1 to 3, with higher ratings representing longer weapons.</text:p>
      <text:p text:style-name="P323">When you make a melee attack against an enemy, check to see whether the enemy has Guard: If your enemy has Guard, the difficulty of your attack increases by +1 if their weapon has a longer Reach. If you succeed at a melee attack against an enemy with Guard, you may spend 2 Momentum after the attack to force your target to lose Guard.</text:p>
      <text:p text:style-name="P323">If your enemy does not have Guard, then the attack is a normal skill test, rather than an opposed test, if your weapon has a shorter reach: that is, the defender does not get to roll to defend themselves.</text:p>
      <text:p text:style-name="P323">If a character is wielding two weapons at once (i.e., one in each hand), the weapon used to determine which side has longer reach must also be used to determine damage if they win the opposed test.</text:p>
      <text:h text:style-name="P18" text:outline-level="4"><text:soft-page-break/>Range</text:h>
      <text:p text:style-name="P100">Ranged attacks, and some mental attacks, are performed at a distance, but not all such attacks are made equal. Some are ideal for close ranges, such as within the same room, while others are precision implements made to deal death from much further away.</text:p>
      <text:p text:style-name="P100">Ranged weapons, and other methods of attack that can be used at range, will have a Range category. This denotes the weapon’s ideal range – the range at which it is most effective. When making an attack with the weapon, determine the range category (Close, Medium, Long, or Extreme) the target is in, relative to the attacker.</text:p>
      <text:p text:style-name="P100">If the target is within the weapon’s Range category, then the attack proceeds as normal. If the target is outside the weapon’s Range category – either nearer, or further away – increase the Difficulty by 1 for each category outside the weapon’s Range, as described below:</text:p>
      <text:list xml:id="list238297291" text:style-name="L47">
        <text:list-item>
          <text:p text:style-name="P161">A ranged attack where the target is at the weapon’s Range has no modifier for range: the Difficulty remains at 1.</text:p>
        </text:list-item>
        <text:list-item>
          <text:p text:style-name="P161">If the target is one range category closer or more distant, then the Difficulty of the attack increases by 1.</text:p>
        </text:list-item>
        <text:list-item>
          <text:p text:style-name="P161">If the target is two range categories closer or more distant, the Difficulty of the attack increases by 2.</text:p>
        </text:list-item>
        <text:list-item>
          <text:p text:style-name="P161">If the target is three range categories closer or more distant, the Difficulty of the attack increases by 3.</text:p>
        </text:list-item>
      </text:list>
      <table:table table:name="Table5" table:style-name="Table5">
        <table:table-column table:style-name="Table5.A"/>
        <table:table-column table:style-name="Table5.B" table:number-columns-repeated="4"/>
        <table:table-row table:style-name="TableLine94700942877744">
          <table:table-cell table:style-name="Table5.A1" table:number-rows-spanned="2" office:value-type="string">
            <text:p text:style-name="P84">Weapon’s Range</text:p>
          </table:table-cell>
          <table:table-cell table:style-name="Table5.A1" table:number-columns-spanned="4" office:value-type="string">
            <text:p text:style-name="P85">Range to Target</text:p>
          </table:table-cell>
          <table:covered-table-cell/>
          <table:covered-table-cell/>
          <table:covered-table-cell/>
        </table:table-row>
        <table:table-row table:style-name="Table5.2">
          <table:covered-table-cell/>
          <table:table-cell table:style-name="Table5.A1" office:value-type="string">
            <text:p text:style-name="P77">Close</text:p>
          </table:table-cell>
          <table:table-cell table:style-name="Table5.C2" office:value-type="string">
            <text:p text:style-name="P92">Medium</text:p>
          </table:table-cell>
          <table:table-cell table:style-name="Table5.C2" office:value-type="string">
            <text:p text:style-name="P92">Long</text:p>
          </table:table-cell>
          <table:table-cell table:style-name="Table5.C2" office:value-type="string">
            <text:p text:style-name="P92">Extreme</text:p>
          </table:table-cell>
        </table:table-row>
        <table:table-row table:style-name="TableLine94700942877744">
          <table:table-cell table:style-name="Table5.A1" office:value-type="string">
            <text:p text:style-name="P71">Close</text:p>
          </table:table-cell>
          <table:table-cell table:style-name="Table5.A1" office:value-type="string">
            <text:p text:style-name="P77">+0</text:p>
          </table:table-cell>
          <table:table-cell table:style-name="Table5.A1" office:value-type="string">
            <text:p text:style-name="P77">+1</text:p>
          </table:table-cell>
          <table:table-cell table:style-name="Table5.A1" office:value-type="string">
            <text:p text:style-name="P77">+2</text:p>
          </table:table-cell>
          <table:table-cell table:style-name="Table5.A1" office:value-type="string">
            <text:p text:style-name="P77">+3</text:p>
          </table:table-cell>
        </table:table-row>
        <table:table-row table:style-name="Table5.2">
          <table:table-cell table:style-name="Table5.A1" office:value-type="string">
            <text:p text:style-name="P71">Medium</text:p>
          </table:table-cell>
          <table:table-cell table:style-name="Table5.A1" office:value-type="string">
            <text:p text:style-name="P77">+1</text:p>
          </table:table-cell>
          <table:table-cell table:style-name="Table5.A1" office:value-type="string">
            <text:p text:style-name="P77">+0</text:p>
          </table:table-cell>
          <table:table-cell table:style-name="Table5.A1" office:value-type="string">
            <text:p text:style-name="P77">+1</text:p>
          </table:table-cell>
          <table:table-cell table:style-name="Table5.A1" office:value-type="string">
            <text:p text:style-name="P77">+2</text:p>
          </table:table-cell>
        </table:table-row>
        <table:table-row table:style-name="TableLine94700942877744">
          <table:table-cell table:style-name="Table5.A1" office:value-type="string">
            <text:p text:style-name="P71">Long</text:p>
          </table:table-cell>
          <table:table-cell table:style-name="Table5.A1" office:value-type="string">
            <text:p text:style-name="P77">+2</text:p>
          </table:table-cell>
          <table:table-cell table:style-name="Table5.A1" office:value-type="string">
            <text:p text:style-name="P77">+1</text:p>
          </table:table-cell>
          <table:table-cell table:style-name="Table5.A1" office:value-type="string">
            <text:p text:style-name="P77">+0</text:p>
          </table:table-cell>
          <table:table-cell table:style-name="Table5.A1" office:value-type="string">
            <text:p text:style-name="P77">+1</text:p>
          </table:table-cell>
        </table:table-row>
        <table:table-row table:style-name="Table5.2">
          <table:table-cell table:style-name="Table5.A1" office:value-type="string">
            <text:p text:style-name="P71">Extreme</text:p>
          </table:table-cell>
          <table:table-cell table:style-name="Table5.A1" office:value-type="string">
            <text:p text:style-name="P77">+3</text:p>
          </table:table-cell>
          <table:table-cell table:style-name="Table5.A1" office:value-type="string">
            <text:p text:style-name="P77">+2</text:p>
          </table:table-cell>
          <table:table-cell table:style-name="Table5.A1" office:value-type="string">
            <text:p text:style-name="P77">+1</text:p>
          </table:table-cell>
          <table:table-cell table:style-name="Table5.A1" office:value-type="string">
            <text:p text:style-name="P77">+0</text:p>
          </table:table-cell>
        </table:table-row>
      </table:table>
      <text:h text:style-name="P18" text:outline-level="4">Burst</text:h>
      <text:p text:style-name="P100">Different ranged weapons can attack at different rates, from bows, crossbows, and hunting rifles that need to be loaded or otherwise operated between shots, to heavy machine guns that can spew hundreds of rounds per minute. This is all factored into the weapon’s Burst value, which is a number between 0 and 6.</text:p>
      <text:p text:style-name="P100"><text:soft-page-break/>Each weapon will be accompanied by several Reloads – quantities of ammunition, such as a magazine or similar. A character does not have to use any Reloads when attacking with the weapon, but they may spend Reloads to gain a bonus if they wish: the character chooses how many Reloads they wish to spend, if any, before rolling any dice for the attack.</text:p>
      <text:p text:style-name="P100">A character may not spend a greater number of Reloads on one attack than the weapon’s Burst value, and each Reload spent grants one bonus Momentum on that attack. As normal with bonus Momentum, this cannot be saved.</text:p>
      <text:p text:style-name="P106"><text:span text:style-name="T4">In addition, some weapons may list an M next to their Reload value. This indicates that the weapon </text:span><text:span text:style-name="Emphasis"><text:span text:style-name="T4">must</text:span></text:span><text:span text:style-name="T4"> spend at least one Reload per attack. This mandatory reload does not provide its normal benefit, but it does count towards the maximum number that may be spent on the attack (so a weapon with a Burst of 1M must spend one Reload per attack, and gains no other benefit from doing so, while a weapon with 3M must spend 1 Reload, and gets the normal benefits from the second and third Reloads spent).</text:span></text:p>
      <text:h text:style-name="P38" text:outline-level="6"><text:span text:style-name="T17">Variant: Salvo Attacks</text:span></text:h>
      <text:p text:style-name="P323">An alternative way to handle reloads and ammunition is Salvo Attacks.</text:p>
      <text:p text:style-name="P323">When using this variant, each ranged weapon has a specific Salvo Effect. When a character makes an attack with a weapon, they may spend one Reload as part of the attack, before rolling to see if the attack is successful.</text:p>
      <text:p text:style-name="P328"><text:span text:style-name="T7">If the attack succeeds, then the weapon’s Salvo Effect is added to that attack: i.e., a weapon with a Salvo Effect of Piercing 1 would count the attack as having a Piercing 1 effect if the firer spent one Reload, but would not gain that benefit if they </text:span><text:span text:style-name="Emphasis"><text:span text:style-name="T7">didn’t</text:span></text:span><text:span text:style-name="T7"> spend the reload.</text:span></text:p>
      <text:p text:style-name="P323">Some weapons may have multiple listed Salvo Effects. In these cases, choose which Salvo Effect is desired from those listed when spending the Reload.</text:p>
      <text:h text:style-name="P35" text:outline-level="6">Variant: Simplified Ammunition</text:h>
      <text:p text:style-name="P328"><text:span text:style-name="T7">Some games and settings may have little use for this level of detail or with tracking ammunition in general. In such games, assume that a weapon’s normal attack is a single shot or burst of fire as appropriate to the weapon, and assume that all characters carry enough ammo to last the adventure. Weapons running out of ammunition can be represents by complications suffered by characters: gaining an </text:span><text:span text:style-name="Emphasis"><text:span text:style-name="T7">Out of Ammo</text:span></text:span><text:span text:style-name="T7"> complication on an attack can be a considerable hindrance, and removing it requires finding another source of munitions.</text:span></text:p>
      <text:h text:style-name="P18" text:outline-level="4">Mental Attacks</text:h>
      <text:p text:style-name="P100">Unlike physical forms of attack, mental attacks are somewhat more abstract and nebulous in their methods. Some games may not make use of them, preferring to ignore the psychological side of conflict, or to reserve it for unnatural or supernatural forces rather than allowing all <text:soft-page-break/>characters to attempt it. This section assumes that mental attacks are in use as a routine part of play.</text:p>
      <text:p text:style-name="P100">A character may always use a weapon to perform a mental attack – essentially, threatening someone with that weapon. If this is a melee weapon, it requires being within Reach, while ranged weapons are subject to their normal rules for Range (and can benefit from Reloads spent; the suppressive fire from a machine gun on full-auto can be terrifying). A character making a mental attack with a weapon uses <text:span text:style-name="T1">Will + Fight</text:span> for their Skill Test – Fight is the most appropriate skill when threatening violence.</text:p>
      <text:p text:style-name="P100">Mental attacks made without weapons are not immediate threats of violence, and are often more nuanced and subtle. They don’t have a specific range, beyond a range at which they can be communicated. This will be at shorter ranges for challenges and threatening words spoken face-to-face (as the target needs to be able to hear and understand the attack), but there are many methods of communication, and range is less of a factor for a phone call, an ominous note, or a lurking shadow. These will normally use <text:span text:style-name="T1">Will + Talk</text:span> (as effective communication is the most important thing), but other combinations are possible at the GM’s discretion.</text:p>
      <text:p text:style-name="P100">The efficacy of such mental attacks varies, and how they deal damage, will be covered later in this chapter.</text:p>
      <text:h text:style-name="P13" text:outline-level="3">Damage and Stress</text:h>
      <text:p text:style-name="P100">Whenever a character is successfully attacked, the attack will inflict damage. Some environmental effects can also inflict damage, such as being set on fire, or encountering something terrifying. Characters have a limited ability to resist and withstand the damage inflicted upon them, but this cannot protect them forever, and they can suffer lasting harm as a result.</text:p>
      <text:p text:style-name="P100">Regardless of the form of attack, the process for damage works the same way: the attacker (or the GM, if the damage is coming from the environment) rolls some Challenge Dice to determine how much stress is dealt, the target reduces that stress with any Resistance they possess. The target then marks down any stress remaining and may even become Harm if enough stress is suffered. Different forms of attack adjust this process a little, mainly in the type of Resistance applied, and in effects of Harm.</text:p>
      <text:h text:style-name="P18" text:outline-level="4">Damage</text:h>
      <text:p text:style-name="P100">Each weapon, environmental effect, and other means of dealing damage determines how that damage is dealt in the same way. Each source of damage has a base Damage Rating, expressed as one or more Challenge Dice. For example, an unarmed attack has a basic damage rating of 1[CD].</text:p>
      <text:p text:style-name="P100">Characters inflict bonus damage based on their Skills. A character with a high Fight inflicts extra damage on attacks with weapons, while a character with high Talk increases the <text:soft-page-break/>damage of mental attacks that don’t involve weaponry. Other Skills may apply depending on the circumstances – a character operating a vehicle or heavy machinery to attack may use their Operate instead. Whatever Skill is used, it provides extra Challenge Dice equal to the Skill’s rating, so a character with Fight 3 adds +3[CD] to attacks with their weapons.</text:p>
      <text:h text:style-name="P35" text:outline-level="6">Variant: Attribute Bonus Damage</text:h>
      <text:p text:style-name="P323">Rather than inflicting bonus damage based on skills, it may be fitting for characters to inflict extra damage based on having a high attribute score. Melee attacks gain bonus damage from a high <text:span text:style-name="T1">Brawn</text:span>. Ranged attacks gain bonus damage from a high <text:span text:style-name="T1">Insight</text:span>. Mental attacks gain bonus damage from a high <text:span text:style-name="T1">Will</text:span>. Other forms of attack and damage—perhaps from other variants or add-ons to the game, such as hacking—gain bonus damage from different attributes as determined when the game is created: for example, hacking may gain bonus damage from <text:span text:style-name="T1">Reason</text:span>, while magical attacks might gain bonus damage from <text:span text:style-name="T1">Will</text:span>.</text:p>
      <text:list xml:id="list2100862422" text:style-name="L48">
        <text:list-item>
          <text:p text:style-name="P357">If the character’s attribute score is 9, the character gains +1[CD].</text:p>
        </text:list-item>
        <text:list-item>
          <text:p text:style-name="P340">If the character’s attribute score is 10 or 11, the character gains +2[CD].</text:p>
        </text:list-item>
        <text:list-item>
          <text:p text:style-name="P340">If the character’s attribute score is 12 or 13, the character gains +3[CD].</text:p>
        </text:list-item>
        <text:list-item>
          <text:p text:style-name="P340">If the character’s attribute score is 14 or 15, the character gains +4[CD].</text:p>
        </text:list-item>
        <text:list-item>
          <text:p text:style-name="P340">If the character’s attribute score is 16 or higher, the character gains +5[CD].</text:p>
        </text:list-item>
      </text:list>
      <text:p text:style-name="P329">If you are using this variant, it replaces the bonus damage characters receive from their Skills, but the base damage of all attacks should be increased by +1[CD].</text:p>
      <text:p text:style-name="P100"/>
      <text:p text:style-name="P100">There are a few other factors that may apply as well:</text:p>
      <text:list xml:id="list1850097423" text:style-name="L49">
        <text:list-item>
          <text:p text:style-name="P162"><text:span text:style-name="T1">Momentum</text:span>: A character may spend Momentum on a successful attack to add more damage to the attack; each Momentum spent adds +1[CD] to the damage rating. A character may also spend 1 Momentum to re-roll any number of Challenge Dice from the damage roll. These uses of Momentum occur after the damage dice have been rolled. This includes bonus Momentum from Reloads spent, if using the normal <text:span text:style-name="T1">Burst</text:span></text:p>
        </text:list-item>
        <text:list-item>
          <text:p text:style-name="P162"><text:span text:style-name="T1">Advantages or Complications</text:span>: The GM may rule that an Advantage or Complication that affects the attacker or target (respectively) influences damage, if they haven’t already applied to the Skill Test. This adds +2[CD] damage or may allow the attack to ignore 2 Resistance per Icon rolled or add +1 to the damage total for each Icon, at the GM’s discretion.</text:p>
        </text:list-item>
      </text:list>
      <text:p text:style-name="P100">Once these factors have all been accounted for, the attacker rolls all the Challenge Dice for the attack; the total rolled is the amount of damage inflicted.</text:p>
      <text:p text:style-name="P100">There is one other factor when it comes to a damage rating: damage effects. Damage effects are special rules that occur whenever an Icon, or [<text:span text:style-name="T1">!</text:span>] is rolled on the attack or hazard’s Challenge Dice, and they can have a considerable influence on the result. The most common damage effects are below.</text:p>
      <text:p text:style-name="P100"><text:soft-page-break/>Some damage effects are listed with an X. This is replaced by the rating of that damage effect in each case. If an attack or effect would gain a rated effect that it already has, only the higher rated of the two applies.</text:p>
      <text:list xml:id="list1096898810" text:style-name="L50">
        <text:list-item>
          <text:p text:style-name="P163"><text:span text:style-name="T1">Area</text:span>: The attack or hazard automatically hits everyone within Reach of the initial target, plus one additional target within Close range for every [<text:span text:style-name="T1">!</text:span>] rolled. Secondary may use the Hit the Dirt reaction as if they were the primary target, even though the attack has already hit.</text:p>
        </text:list-item>
        <text:list-item>
          <text:p text:style-name="P163"><text:span text:style-name="T1">Destructive</text:span>: The attack or hazard can quickly overcome conditional Resistance, such as Cover or Morale. For each [<text:span text:style-name="T1">!</text:span>] rolled, the target’s current instance of conditional Resistance is reduced by 1[CD]. If this reduces that instance to 0 dice, then it is destroyed and can no longer provide protection.</text:p>
        </text:list-item>
        <text:list-item>
          <text:p text:style-name="P163"><text:span text:style-name="T1">Drain</text:span>: The attack or hazard is especially debilitating. The character hit suffers one Fatigue for each [<text:span text:style-name="T1">!</text:span>] rolled.</text:p>
        </text:list-item>
        <text:list-item>
          <text:p text:style-name="P163"><text:span text:style-name="T1">Intense</text:span>: The attack has an especially potent effect. If one or more [<text:span text:style-name="T1">!</text:span>] are rolled, and the attack inflicts one or more Harms, the attack inflicts one additional Harm.</text:p>
        </text:list-item>
        <text:list-item>
          <text:p text:style-name="P163"><text:span text:style-name="T1">Knockdown</text:span>: The attack or hazard causes the target to stumble or fall. If a number of [<text:span text:style-name="T1">!</text:span>] are rolled that equals or exceeds the target’s Move skill, the target is knocked prone.</text:p>
        </text:list-item>
        <text:list-item>
          <text:p text:style-name="P163"><text:span text:style-name="T1">Persistent X</text:span>: The attack or hazard has a lingering effect. If one or more [<text:span text:style-name="T1">!</text:span>] are rolled, the target suffers X[CD] damage (of the same type as the initial attack or hazard) at the end of the affected character’s Turn, for Rounds equal to the number of [<text:span text:style-name="T1">!</text:span>] rolled.</text:p>
        </text:list-item>
        <text:list-item>
          <text:p text:style-name="P163"><text:span text:style-name="T1">Perilous</text:span>: The attack or hazard escalates problems. It adds 1 to Threat for each [<text:span text:style-name="T1">!</text:span>] rolled. If used by an NPC adversary, this instead removes 1 from Threat per [<text:span text:style-name="T1">!</text:span>] rolled, to a minimum of 0 Threat remaining.</text:p>
        </text:list-item>
        <text:list-item>
          <text:p text:style-name="P163"><text:span text:style-name="T1">Piercing X</text:span>: The attack or hazard is especially good at overcoming Resistance. When resolving damage, ignore X Resistance for each [<text:span text:style-name="T1">!</text:span>] rolled.</text:p>
        </text:list-item>
        <text:list-item>
          <text:p text:style-name="P163"><text:span text:style-name="T1">Snare</text:span>: The attack or hazard can entangle and bind the target. If one or more [<text:span text:style-name="T1">!</text:span>] are rolled, then the target is entangled and cannot take any actions of a type determined by the type of attack or hazard (physical actions for physical attacks, etc) other than to try and break free. It requires a Skill Test with a Difficulty equal to the number of [<text:span text:style-name="T1">!</text:span>] rolled to break free.</text:p>
        </text:list-item>
        <text:list-item>
          <text:p text:style-name="P163"><text:span text:style-name="T1">Stun</text:span>: The attack or hazard leaves the target momentarily unable to act. If a number of [<text:span text:style-name="T1">!</text:span>] are rolled that equals or exceeds the target’s Survive skill, the target may not take any actions in their next Turn. This does not stack.</text:p>
        </text:list-item>
        <text:list-item>
          <text:p text:style-name="P163"><text:span text:style-name="T1">Vicious</text:span>: The attack or hazard is especially potent. Add +1 to the stress inflicted for each [<text:span text:style-name="T1">!</text:span>] rolled.</text:p>
        </text:list-item>
      </text:list>
      <text:h text:style-name="P18" text:outline-level="4"><text:soft-page-break/>Resistance</text:h>
      <text:p text:style-name="P100">Characters are not entirely defenseless, and may make use of a variety of factors to protect themselves. This protection is called Resistance, and it reduces the amount of stress inflicted.</text:p>
      <text:p text:style-name="P100">Resistance comes in two forms: <text:span text:style-name="T1">persistent</text:span> and <text:span text:style-name="T1">conditional</text:span>. Persistent Resistance always comes in the form of a simple number, while conditional Resistance comes in the form of Challenge Dice. After the damage has been rolled for an attack, the character rolls any dice they have from conditional Resistance, and adds the total rolled to any persistent Resistance they have. Then, the total stress inflicted is reduced by an amount equal to the total Resistance. If this final total is 0 or less, the attack has no further effect. If the final total is 1 or higher, then some stress has gotten through.</text:p>
      <text:list xml:id="list3200917026" text:style-name="L51">
        <text:list-item>
          <text:p text:style-name="P164">Against <text:span text:style-name="T1">physical attacks</text:span>, a character gets persistent Resistance from <text:span text:style-name="T1">Armor</text:span>, and conditional Resistance from <text:span text:style-name="T1">Cover</text:span>. Armor is, naturally, something the character wears (or is innate to the character’s body), while Cover normally comes from terrain the character can hide behind (or from hand-held shields).</text:p>
        </text:list-item>
        <text:list-item>
          <text:p text:style-name="P164">Against <text:span text:style-name="T1">mental attacks</text:span>, a character gets persistent Resistance from <text:span text:style-name="T1">Courage</text:span>, and conditional Resistance from <text:span text:style-name="T1">Morale</text:span>. Courage is innate to the character, normally coming from a Talent, while Morale is circumstantial, coming from being in safe or inspiring places, or the encouragement and leadership of others.</text:p>
        </text:list-item>
      </text:list>
      <text:p text:style-name="P100">Conditional Resistance normally takes the form of 1-4 Challenge Dice – a wooden fence may provide 1[CD] of Cover, for example – but the GM may rule that a specific instance is different in some way, by applying one or more of the following effects:</text:p>
      <text:list xml:id="list4065188570" text:style-name="L52">
        <text:list-item>
          <text:p text:style-name="P165"><text:span text:style-name="T1">Sturdy</text:span>: the conditional Resistance grants an additional +1 to total Resistance rolled for each [<text:span text:style-name="T1">!</text:span>] rolled.</text:p>
        </text:list-item>
        <text:list-item>
          <text:p text:style-name="P165"><text:span text:style-name="T1">Fragile</text:span>: the conditional Resistance is fleeting, and each [<text:span text:style-name="T1">!</text:span>] rolled reduces the number of Challenge Dice it provides in future by 1. If this reduces the number of Challenge Dice to 0, then that instance of conditional Resistance is destroyed.</text:p>
        </text:list-item>
        <text:list-item>
          <text:p text:style-name="P165"><text:span text:style-name="T1">Uncertain</text:span>: the conditional Resistance may be troublesome later, adding 1 to Threat for each [<text:span text:style-name="T1">!</text:span>] rolled.</text:p>
        </text:list-item>
        <text:list-item>
          <text:p text:style-name="P165"><text:span text:style-name="T1">Volatile X</text:span>: the conditional Resistance is dangerous, and risky to use. If one or more [<text:span text:style-name="T1">!</text:span>] are rolled, the character suffers X[CD] damage (physical or mental at the GM’s discretion) and the conditional Resistance is destroyed.</text:p>
        </text:list-item>
      </text:list>
      <text:h text:style-name="P38" text:outline-level="6"><text:span text:style-name="T17">Conditional Resistance Effects</text:span></text:h>
      <text:p text:style-name="P323">The various effects that can be applied to conditional Resistance can represent a few different things, depending on the nature of the Resistance itself.</text:p>
      <text:p text:style-name="P323">For Cover – physical Resistance – the <text:span text:style-name="T1">Sturdy</text:span> and <text:span text:style-name="T1">Fragile</text:span> effects seem self-explanatory, representing especially cover that holds up well or which crumbles under attack. <text:span text:style-name="T1">Uncertain</text:span> Cover may represent protection from something load-bearing or important, which could have consequences later. <text:span text:style-name="T1">Volatile</text:span> Cover could represent <text:soft-page-break/>containers of something explosive or flammable, or something that could collapse (if it does physical damage) or Cover that seems solid but collapses swiftly and shockingly (if it does mental damage).</text:p>
      <text:p text:style-name="P323">For Morale – mental Resistance – <text:span text:style-name="T1">Sturdy</text:span> can easily represent a state of inspiration or fearlessness, while <text:span text:style-name="T1">Fragile</text:span> might be a tenuous confidence that vanishes quickly. <text:span text:style-name="T1">Uncertain</text:span> Morale might come from foolishness or deception, with consequences when the truth is discovered. <text:span text:style-name="T1">Volatile</text:span> Morale is like Fragile Morale but more severe, turning from resolve to panic in an instant.</text:p>
      <text:h text:style-name="P35" text:outline-level="6">Variant: Flat Conditional Resistance</text:h>
      <text:p text:style-name="P323">In some games, it may be desirable to have conditional resistance, such as cover or morale, provide a flat bonus to Resistance rather than the roll of one or more [CD]. In this variant, don’t adjust how much Cover or Morale something provides: simply have the source provide +1 Resistance for every [CD] that would have been rolled.</text:p>
      <text:h text:style-name="P35" text:outline-level="6">Variant: Personal Resistance</text:h>
      <text:p text:style-name="P323">In some games, it may be prudent or necessary for characters to have some innate protection provided by their attributes, to represent basic resilience and durability under stress. A character with a high <text:span text:style-name="T1">Brawn</text:span> may gain additional Armor resistance (representing pain tolerance and the like). A character with a high <text:span text:style-name="T1">Will</text:span> might have additional Courage. Other forms of attack and damage—perhaps from other variants or add-ons to the game, such as hacking—gain bonus resistance against different types of attack as determined when the game is created: for example, a character’s Security, used against hacking, may gain bonus damage from <text:span text:style-name="T1">Reason</text:span>.</text:p>
      <text:list xml:id="list529600942" text:style-name="L53">
        <text:list-item>
          <text:p text:style-name="P358">If the character’s attribute score is 9, the character gains +1 resistance.</text:p>
        </text:list-item>
        <text:list-item>
          <text:p text:style-name="P341">If the character’s attribute score is 10 or 11, the character gains +2 resistance.</text:p>
        </text:list-item>
        <text:list-item>
          <text:p text:style-name="P341">If the character’s attribute score is 12 or 13, the character gains +3 resistance.</text:p>
        </text:list-item>
        <text:list-item>
          <text:p text:style-name="P341">If the character’s attribute score is 14 or 15, the character gains +4 resistance.</text:p>
        </text:list-item>
        <text:list-item>
          <text:p text:style-name="P341">If the character’s attribute score is 16 or higher, the character gains +5 resistance.</text:p>
        </text:list-item>
      </text:list>
      <text:h text:style-name="P18" text:outline-level="4">Stress and Harm</text:h>
      <text:p text:style-name="P100">Beneath their armor, and behind their courage, characters can withstand a degree of punishment before any lasting injury is caused. This ability to endure is represented by the character’s ability to take <text:span text:style-name="T1">Stress</text:span>, while any lasting injury they do suffer is called <text:span text:style-name="T1">Harm</text:span>.</text:p>
      <text:p text:style-name="P100">Once any reductions have been made for Resistance, any damage remaining affects the target, turning into Stress. Each point of damage on the damage roll, after reductions, adds a single point of Stress. A character can only take a finite amount of Stress at any one time, however: a character’s maximum Stress is equal to the highest of their Brawn or their Will, <text:soft-page-break/>plus their Survive score. Characters may be able to increase their maximum Stress through other means as well, such as Talents.</text:p>
      <text:p text:style-name="P100">If an attack or hazard causes five or more stress, after reduction from Resistance, or the character reaches their maximum Stress because of the attack or hazard, they immediately suffer <text:span text:style-name="T1">Harm</text:span> as well. If both these things happen, then the character suffers two Harms instead of one.</text:p>
      <text:p text:style-name="P100">If a character is already at maximum Stress, then any amount of stress will instead cause 1 Harm, while five or more damage will cause an additional Harm, for a total of two.</text:p>
      <text:p text:style-name="P100">Having any Stress does not, by itself, cause any problem for the character: it imposes no penalty, nor does it impair a character’s actions or choices.</text:p>
      <text:p text:style-name="P100">Harm, however, does cause a problem for the character.</text:p>
      <text:p text:style-name="P100">Harms caused by physical attacks are called <text:span text:style-name="T1">Wounds</text:span>, and they represent significant amounts of physical injury. Harms caused by mental attacks are called <text:span text:style-name="T1">Traumas</text:span>, and they represent significant effects of psychological and emotional distress, including fear, extreme anxiety and doubt, and panic.</text:p>
      <text:p text:style-name="P100">Each Harm is a trait (as described in <text:span text:style-name="T1">Chapter 1: Core Rules</text:span>), reflecting the way in which the character has been harmed. This may make some actions more difficult, or even impossible, depending on what the Harm itself represents. When a character suffers a Harm, the character’s player may suggest the nature of the Harm, but the GM’s ruling on a Harm is final.</text:p>
      <text:p text:style-name="P100">Once a character has suffered three Harms, in any combination, they are <text:span text:style-name="T1">Defeated</text:span> (see sidebar). If a character is Defeated and has more Wounds than Traumas, they are also Dying: their injuries are severe, and they will die at the end of the scene unless they receive medical attention first (this is explained in Recovering from Damage, below).</text:p>
      <text:h text:style-name="P35" text:outline-level="6">Inanimate Objects</text:h>
      <text:p text:style-name="P323">Objects can be damaged, just as characters can be, and use largely the same rules. Objects have Stress, representing their basic structure and solidity, though naturally an object can only take damage from physical attacks. They will also have Resistance from Armor, representing hardness and ability to withstand severe impacts, and can benefit from Cover as well.</text:p>
      <text:p text:style-name="P323">Harms suffered by an object are called <text:span text:style-name="T1">Breaks</text:span>, representing serious damage that compromises the object’s function. As with other Harms, these are Traits that the GM may use to impede the object’s function.</text:p>
      <text:p text:style-name="P323">The number of Breaks an object can withstand before it is destroyed depends on the object itself: a flimsy interior door may collapse after a single Break, while a sturdy wall may take several.</text:p>
      <text:h text:style-name="P35" text:outline-level="6">Defeated</text:h>
      <text:p text:style-name="P323">When a character becomes Defeated, they are incapacitated and unable to act. A Defeated character immediately falls prone and may only take a single Free Action <text:soft-page-break/>each Turn, normally to talk, call for help, or crawl to safety. They are still somewhat aware of their surroundings, however.</text:p>
      <text:p text:style-name="P323">If a Defeated character suffers another Wound, they will die. If a Defeated character suffers another Trauma, they suffer a mental break and are either driven insane or fall into a coma; either way they are no longer a playable character.</text:p>
      <text:p text:style-name="P323">A Defeated character may spend a single point of Fortune to remove their Defeated state. Alternatively, a character may attempt a Skill Test to revive a Defeated ally (Difficulty 3, Attribute and Skill at GM’s discretion). The character still suffers the effects of their Harms, but they may otherwise act normally. If the character suffers another Harm of any kind, they will be Defeated once again.</text:p>
      <text:h text:style-name="P35" text:outline-level="6">Voluntary Defeat</text:h>
      <text:p text:style-name="P323">Whenever a player character suffers one or more Harms, they may choose to become Defeated immediately. If the character does so, then they suffer a single Harm (any after the first inflicted are ignored), become Defeated, and immediately receive one Fortune point.</text:p>
      <text:p text:style-name="P323">A character who accepts Defeat voluntarily does not start Dying, regardless of how many Wounds they have. However, they cannot be revived by an ally during the scene, and they cannot spend Fortune to recover from being Defeated during this scene.</text:p>
      <text:h text:style-name="P35" text:outline-level="6">Fatigue</text:h>
      <text:p text:style-name="P323">Some things can wear on a character’s ability to endure, from intense heat, extreme cold, thirst or starvation, abject despair, sleep deprivation, and overexertion. These problems can mount, and though they are not as severe as a Harm, they can still pose a problem to characters.</text:p>
      <text:p text:style-name="P323">When a character suffers Fatigue, it reduces their maximum Stress by 1 for each point of Fatigue suffered. If a character’s maximum Stress is reduced to 0, any further Fatigue means the character falls unconscious – this is the same as being Defeated, except the character cannot take Free Actions, and is no longer aware of their surroundings. If the character suffers any more fatigue while unconscious from exhaustion, they die.</text:p>
      <text:p text:style-name="P323">A character can remove Fatigue with a <text:span text:style-name="T1">Brawn + Survive Test</text:span>, or a <text:span text:style-name="T1">Will + Survive Test</text:span> with a Difficulty of 1, once they have removed themselves from any sources of Fatigue (for example, if you took Fatigue from sleep deprivation and starvation, getting a hot meal and a good night’s sleep allows the character to try and remove that Fatigue). Success removes one point of Fatigue, plus one more for every Momentum spent.</text:p>
      <text:h text:style-name="P18" text:outline-level="4">Recovering from Damage</text:h>
      <text:p text:style-name="P100">Unless they die, a character can recover from the damage they suffer.</text:p>
      <text:p text:style-name="P100"><text:soft-page-break/>At the end of a scene, a character removes all the Stress they’ve accumulated. Some actions allow a character to remove Stress (their own, or someone else’s) during a scene.</text:p>
      <text:p text:style-name="P100">Harm cannot be removed as easily.</text:p>
      <text:p text:style-name="P100">A character may attempt to treat their Harms, or those of another character, with a Skill Test. <text:s/>Wounds are treated with a <text:span text:style-name="T1">Coordination + Survive Test</text:span>, while Traumas are treated with an <text:span text:style-name="T1">Insight + Talk Test</text:span>; in either case, the Difficulty is 2. Success means that a single Wound, or a single Trauma, is treated, plus one additional Wound or Trauma for every Momentum spent. Once treated, a Harm is renamed to represent the way it was treated, and no longer imposes a penalty.</text:p>
      <text:p text:style-name="P100">If a character suffers any Wounds while they have treated Wounds, then the treated Wounds stop being treated – bandaged injuries and stitches are torn open – and return with full effect. Similarly, if a character suffers any Traumas while they have one or more treated Traumas, then the treated Traumas return to full effect and are no longer treated.</text:p>
      <text:p text:style-name="P100">Full healing takes longer: under normal circumstances, a character can only heal Harms fully between adventures, as full healing takes time as well as treatment.</text:p>
      <text:p text:style-name="P100">If a character is dying, then another character can provide medical attention with a <text:span text:style-name="T1">Coordination + Survive Test</text:span> with a Difficulty of 2. If this succeeds, the dying character’s condition is stabilized – they are no longer at immediate risk of dying – but they remain Defeated.</text:p>
      <text:h text:style-name="P35" text:outline-level="6">Basic Attacks</text:h>
      <text:p text:style-name="P323">Even without weapons at hand, all characters have a basic means of attacking others.</text:p>
      <text:list xml:id="list736289183" text:style-name="L54">
        <text:list-item>
          <text:p text:style-name="P359"><text:span text:style-name="T1">Unarmed/Improvised Strike</text:span>: This is a basic strike with a body part, or whatever object comes to hand. An Unarmed Strike can be used for melee and ranged attacks, with a Reach of 1, and base damage of 1[CD] with the Stun effect. When used as a ranged attack, it has a Range of Close, but the same damage and effects; as a ranged attack, it has a Burst score of 0, and does not use or benefit from Reloads – it represents a thrown rock or something similar.</text:p>
        </text:list-item>
        <text:list-item>
          <text:p text:style-name="P342"><text:span text:style-name="T1">Threaten</text:span>: This is a basic attempt to scare or demoralize foes, using a mixture of spoken threats and body language. Threaten can be used for mental attacks. It has a range of Close and inflicts 1[CD] damage with the Stun effect.</text:p>
        </text:list-item>
      </text:list>
      <text:h text:style-name="P21" text:outline-level="5">Common Conflict Momentum</text:h>
      <text:p text:style-name="P100">In the following list, any Momentum options where the cost lists an R can be used repeatedly.</text:p>
      <table:table table:name="Table6" table:style-name="Table6">
        <table:table-column table:style-name="Table6.A"/>
        <table:table-column table:style-name="Table6.B"/>
        <table:table-column table:style-name="Table6.C"/>
        <table:table-header-rows>
          <table:table-row table:style-name="TableLine94700938417424">
            <table:table-cell table:style-name="Table6.A1" office:value-type="string">
              <text:p text:style-name="P92">Option</text:p>
            </table:table-cell>
            <table:table-cell table:style-name="Table6.A1" office:value-type="string">
              <text:p text:style-name="P92">Cost</text:p>
            </table:table-cell>
            <table:table-cell table:style-name="Table6.A1" office:value-type="string">
              <text:p text:style-name="P92">Effect</text:p>
            </table:table-cell>
          </table:table-row>
        </table:table-header-rows>
        <table:table-row table:style-name="TableLine94700938417424">
          <table:table-cell table:style-name="Table6.A2" office:value-type="string">
            <text:p text:style-name="P71">Bonus Damage</text:p>
          </table:table-cell>
          <table:table-cell table:style-name="Table6.B2" office:value-type="string">
            <text:p text:style-name="P77">1 R</text:p>
          </table:table-cell>
          <table:table-cell table:style-name="Table6.C2" office:value-type="string">
            <text:p text:style-name="P71">Increase the damage inflicted by a successful attack. Each <text:soft-page-break/>Momentum spent adds +1[CD] damage.</text:p>
          </table:table-cell>
        </table:table-row>
        <table:table-row table:style-name="Table6.3">
          <table:table-cell table:style-name="Table6.A3" office:value-type="string">
            <text:p text:style-name="P71">Confidence</text:p>
          </table:table-cell>
          <table:table-cell table:style-name="Table6.B3" office:value-type="string">
            <text:p text:style-name="P77">1 R</text:p>
          </table:table-cell>
          <table:table-cell table:style-name="Table6.C3" office:value-type="string">
            <text:p text:style-name="P71">The character gains 1[CD] Morale (to a maximum of 4[CD]) until the end of the scene.</text:p>
          </table:table-cell>
        </table:table-row>
        <table:table-row table:style-name="TableLine94700938417424">
          <table:table-cell table:style-name="Table6.A4" office:value-type="string">
            <text:p text:style-name="P71">Create Advantage</text:p>
          </table:table-cell>
          <table:table-cell table:style-name="Table6.B4" office:value-type="string">
            <text:p text:style-name="P77">2</text:p>
          </table:table-cell>
          <table:table-cell table:style-name="Table6.C4" office:value-type="string">
            <text:p text:style-name="P71">Create a trait that benefits yourself or an ally, or one which hinders an enemy.</text:p>
          </table:table-cell>
        </table:table-row>
        <table:table-row table:style-name="Table6.3">
          <table:table-cell table:style-name="Table6.A5" office:value-type="string">
            <text:p text:style-name="P71">Disarm</text:p>
          </table:table-cell>
          <table:table-cell table:style-name="Table6.B5" office:value-type="string">
            <text:p text:style-name="P77">2-3</text:p>
          </table:table-cell>
          <table:table-cell table:style-name="Table6.C5" office:value-type="string">
            <text:p text:style-name="P71">One weapon held by the target is knocked away and falls to the ground within Reach. This costs 2 Momentum if the target is holding the weapon in one hand, or 3 Momentum if the weapon is held in two hands.</text:p>
          </table:table-cell>
        </table:table-row>
        <table:table-row table:style-name="TableLine94700938417424">
          <table:table-cell table:style-name="Table6.A6" office:value-type="string">
            <text:p text:style-name="P71">Minor Action</text:p>
          </table:table-cell>
          <table:table-cell table:style-name="Table6.B6" office:value-type="string">
            <text:p text:style-name="P77">1 R</text:p>
          </table:table-cell>
          <table:table-cell table:style-name="Table6.C6" office:value-type="string">
            <text:p text:style-name="P71">The character may attempt one additional Minor Action.</text:p>
          </table:table-cell>
        </table:table-row>
        <table:table-row table:style-name="Table6.3">
          <table:table-cell table:style-name="Table6.A7" office:value-type="string">
            <text:p text:style-name="P71">Penetration</text:p>
          </table:table-cell>
          <table:table-cell table:style-name="Table6.B7" office:value-type="string">
            <text:p text:style-name="P77">1 R</text:p>
          </table:table-cell>
          <table:table-cell table:style-name="Table6.C7" office:value-type="string">
            <text:p text:style-name="P71">The damage inflicted by the current attack ignores 2 Resistance per Momentum spent</text:p>
          </table:table-cell>
        </table:table-row>
        <table:table-row table:style-name="TableLine94700938417424">
          <table:table-cell table:style-name="Table6.A8" office:value-type="string">
            <text:p text:style-name="P71">Re-roll Damage</text:p>
          </table:table-cell>
          <table:table-cell table:style-name="Table6.B8" office:value-type="string">
            <text:p text:style-name="P77">1</text:p>
          </table:table-cell>
          <table:table-cell table:style-name="Table6.C8" office:value-type="string">
            <text:p text:style-name="P71">Any number of [CD] from the character’s current attack may be re-rolled.</text:p>
          </table:table-cell>
        </table:table-row>
        <table:table-row table:style-name="Table6.3">
          <table:table-cell table:style-name="Table6.A9" office:value-type="string">
            <text:p text:style-name="P71">Second Wind</text:p>
          </table:table-cell>
          <table:table-cell table:style-name="Table6.B9" office:value-type="string">
            <text:p text:style-name="P77">1 R</text:p>
          </table:table-cell>
          <table:table-cell table:style-name="Table6.C9" office:value-type="string">
            <text:p text:style-name="P71">The character recovers 1 Stress per Momentum spent.</text:p>
          </table:table-cell>
        </table:table-row>
        <table:table-row table:style-name="TableLine94700938417424">
          <table:table-cell table:style-name="Table6.A10" office:value-type="string">
            <text:p text:style-name="P71">Secondary Target</text:p>
          </table:table-cell>
          <table:table-cell table:style-name="Table6.B10" office:value-type="string">
            <text:p text:style-name="P77">2</text:p>
          </table:table-cell>
          <table:table-cell table:style-name="Table6.C10" office:value-type="string">
            <text:p text:style-name="P71">A second target within Reach of the primary target is also affected by the attack, suffering half the attack’s damage, rounding up.</text:p>
          </table:table-cell>
        </table:table-row>
        <table:table-row table:style-name="Table6.3">
          <table:table-cell table:style-name="Table6.A11" office:value-type="string">
            <text:p text:style-name="P71">Subdue</text:p>
          </table:table-cell>
          <table:table-cell table:style-name="Table6.B11" office:value-type="string">
            <text:p text:style-name="P77">1</text:p>
          </table:table-cell>
          <table:table-cell table:style-name="Table6.C11" office:value-type="string">
            <text:p text:style-name="P71">Any Harms the attack inflicts are temporary, and will be recovered automatically at the start of the next scene.</text:p>
          </table:table-cell>
        </table:table-row>
        <table:table-row table:style-name="TableLine94700938417424">
          <table:table-cell table:style-name="Table6.A12" office:value-type="string">
            <text:p text:style-name="P71">Swift Action</text:p>
          </table:table-cell>
          <table:table-cell table:style-name="Table6.B12" office:value-type="string">
            <text:p text:style-name="P77">2</text:p>
          </table:table-cell>
          <table:table-cell table:style-name="Table6.C12" office:value-type="string">
            <text:p text:style-name="P71"><text:s/>The character gains an extra Major Action, but any Skill Test that action requires is increased by +1.</text:p>
          </table:table-cell>
        </table:table-row>
        <table:table-row table:style-name="Table6.3">
          <table:table-cell table:style-name="Table6.A13" office:value-type="string">
            <text:p text:style-name="P71">Trip</text:p>
          </table:table-cell>
          <table:table-cell table:style-name="Table6.B13" office:value-type="string">
            <text:p text:style-name="P77">1</text:p>
          </table:table-cell>
          <table:table-cell table:style-name="Table6.C13" office:value-type="string">
            <text:p text:style-name="P71">Must be used before damage dice are rolled; the attack gains the Knockdown damage effect.</text:p>
          </table:table-cell>
        </table:table-row>
      </table:table>
      <text:h text:style-name="P18" text:outline-level="4">Damage, Stress, and Harm Variants</text:h>
      <text:p text:style-name="P100">Depending on the nature of the game you’re creating, you may wish to adjust the damage and stress rules in a few ways. These variants can all change the feel and tone of combats and conflicts in your game, making games more brutal, more heroic, more gritty, more visceral, or more cinematic.</text:p>
      <text:h text:style-name="P21" text:outline-level="5"><text:soft-page-break/>Number of Harms</text:h>
      <text:p text:style-name="P100">One of the simplest changes is to alter how many Harms a character can suffer before they are Defeated. More durable characters can withstand a greater number of Harms, while more fragile ones can withstand fewer.</text:p>
      <text:p text:style-name="P100">This variant can take a few different forms:</text:p>
      <text:list xml:id="list1336942414" text:style-name="L55">
        <text:list-item>
          <text:p text:style-name="P166">Absolute Harms mean that all characters can withstand the same number of Harms. This is often commonplace in games where characters are defeated after suffering a single Harm, which can make for very quick, decisive conflicts.</text:p>
        </text:list-item>
        <text:list-item>
          <text:p text:style-name="P166">Scaled Harms can be used where different characters and creatures can withstand different amounts of Harm, perhaps based on their size or potency: a towering monster or a gigantic war machine might require more Harms to defeat than a person, for example.</text:p>
        </text:list-item>
      </text:list>
      <text:h text:style-name="P21" text:outline-level="5">Non-Lethal Harm</text:h>
      <text:p text:style-name="P100">Some games may allow, or even encourage, non-lethal damage as an alternative to lethal force, perhaps as a feature of specific weapons or types of attack, or as a default option that everyone has. This variant is especially suited for heroic games where the protagonists do not resort to lethal force without good cause or may even refrain from killing entirely.</text:p>
      <text:p text:style-name="P100">If you wish to inflict a non-lethal Harm, you must declare that you are doing so when you declare your attack, before rolling any dice. A non-lethal Harm functions slightly differently to other Harms: if a character would be defeated and the last Harm they suffered was non-lethal, the character is rendered unconscious. However, at the end of the current scene, the character removes any non-lethal Harms they have suffered entirely.</text:p>
      <text:p text:style-name="P100">If non-lethal Harm is an option available to all characters all the time, then it is useful to apply a cost to differentiate it from lethal force. We suggest using one or both of the following costs:</text:p>
      <text:list xml:id="list955982024" text:style-name="L56">
        <text:list-item>
          <text:p text:style-name="P167">Lethal force tends to escalate situations and provoke further violence; each time you make a lethal attack, add +1 to Threat. NPCs making lethal attacks must spend 1 Threat instead.</text:p>
        </text:list-item>
        <text:list-item>
          <text:p text:style-name="P167">Non-Lethal methods are trickier to achieve than lethal ones, and a non-lethal attack has a difficulty 1 higher than normal.</text:p>
        </text:list-item>
      </text:list>
      <text:h text:style-name="P21" text:outline-level="5">Stress Threshold</text:h>
      <text:p text:style-name="P100">It may be useful in some games to alter how much Stress an attack needs to inflict before the victim suffers Harm. This can be used to depict more durable or more fragile foes, or foes of different sizes.</text:p>
      <text:list xml:id="list456053996" text:style-name="L57">
        <text:list-item>
          <text:p text:style-name="P168"><text:soft-page-break/>One version of this applies a size category, or Scale, to all creatures, vehicles, and other objects, with human-sized creatures and vehicles at Scale 0; smaller creatures have a lower Scale (-1, -2, etc), while larger ones have a higher Scale. A Scale 0 creature takes one Harm if they suffer 5+ Stress in one attack, and the amount of Stress needed to inflict Harm on larger or smaller creatures changes by an amount equal to their Scale: a Scale 2 creature takes 1 Harm after 7+ Stress, for example.</text:p>
        </text:list-item>
        <text:list-item>
          <text:p text:style-name="P168">Threshold by durability: some grittier or deadlier games may use the resilience and durability of a creature or object to affect its threshold, often as a replacement for resistance. In this variant, wearing armor doesn’t reduce damage taken, but rather increases the amount of Stress needed to inflict a Harm. This will mean that even the most heavily-armored of characters will still be vulnerable to being worn down by enemy attacks, reducing how effective armor is overall.</text:p>
        </text:list-item>
      </text:list>
      <text:h text:style-name="P21" text:outline-level="5">No Stress</text:h>
      <text:p text:style-name="P106"><text:span text:style-name="T4">In this variant, characters simply do not have a Stress track at all. This is suitable for deadlier games, and ones with quicker, more decisive conflicts, though there are other variants (such as </text:span><text:span text:style-name="T5">Avoiding Injury</text:span><text:span text:style-name="T4">, below) which can alter this somewhat. This can be useful in games where direct conflict is an absolute last resort, feared by all, especially when paired with a reduced number of Harms: if there’s no stress tracks and characters can only take one Harm, conflicts end </text:span><text:span text:style-name="Emphasis"><text:span text:style-name="T4">very</text:span></text:span><text:span text:style-name="T4"> quickly.</text:span></text:p>
      <text:p text:style-name="P100">When using this variant, a character suffers a Harm after any successful attack. No damage roll, no stress inflicted, no resistance: a successful attack inflicts one Harm.</text:p>
      <text:p text:style-name="P100">This variant may require some alternative approaches to things such as armor, cover, and other forms of resistance. It may be fitting that armor allows you to count one Harm as non-lethal or allows you to sacrifice it (causing the armor to be damaged or destroyed) to ignore a Harm. Cover might increase the difficulty of attacks against you.</text:p>
      <text:h text:style-name="P21" text:outline-level="5">Multiple Types of Stress</text:h>
      <text:p text:style-name="P100">Some games may suit having different kinds of damage divided amongst several Stress tracks, representing different forms of resistance to attack and harm.</text:p>
      <text:p text:style-name="P100">This may be a matter of having each type of damage—physical and mental, and perhaps others according to the game’s needs—have a distinct Stress track, perhaps with distinct names (perhaps Vigor for physical stress and Resolve for mental stress). When a character suffers stress from a physical attack, it is applied to their physical stress track, while mental stress is applied to the character’s mental stress track. This can make characters tougher, as physical and mental attacks are separated and affect characters differently, so it can be useful to have Damage Effects which can allow physical attacks to inflict a little bit of mental stress, and vice versa, so that potent attacks can affect both mind and body.</text:p>
      <text:p text:style-name="P100"><text:soft-page-break/>Alternatively, characters—or vehicles, or spacecraft—might have multiple layered forms of Stress that are all used against the same damage type, such as layers of shields and ablative armor. This can be more complex but can easily represent characters who can withstand a considerable amount of incoming firepower. Layered stress tracks are arranged in an order according to which will be affected first—this first layer is the ‘top’ of the character’s protection. If the character takes damage, then this is applied to the top layer. If that track takes 5+ stress, or is filled, then any remaining damage is applied to the next layer down, and so on until all the damage has been applied. If the bottom track takes 5+ Stress or is filled, then the character takes a Harm.</text:p>
      <text:p text:style-name="P100">Layered stress tracks work better when characters can take fewer Harms—perhaps only one—as the complexity of the damage mechanics has been moved to the layered defenses. Different layers may also be recovered differently: protective force fields may recover fast when not under fire, while ablative armor or physical resilience might take more time or effort to restore.</text:p>
      <text:h text:style-name="P21" text:outline-level="5">Avoiding Injury</text:h>
      <text:p text:style-name="P106"><text:span text:style-name="T4">Some variants may feel too deadly or too sudden without giving players </text:span><text:span text:style-name="Emphasis"><text:span text:style-name="T4">some</text:span></text:span><text:span text:style-name="T4"> ability to withstand or avoid incoming Harm. This is especially the case when characters can only take a single Harm before being defeated, and ones where there is no Stress track.</text:span></text:p>
      <text:p text:style-name="P100">In this variant, once per scene when a character suffers a Harm, they may choose to <text:span text:style-name="T1">Avoid Injury</text:span>. This has a cost, which can vary based on your tastes and preferences for the game. As noted, a character can only Avoid Injury once per scene, though certain actions—the Recover major action, listed on p XX—may allow a character to regain the ability to Avoid Injury. NPCs can also Avoid Injury, but often at different rates: minor NPCs cannot Avoid Injury, notable NPCs can do so once, and major NPCs can do so as many times as they wish.</text:p>
      <text:p text:style-name="P100">The cost to avoid Injury could be one of the following:</text:p>
      <text:list xml:id="list1825821040" text:style-name="L58">
        <text:list-item>
          <text:p text:style-name="P169">The character spends 2 Momentum or adds 2 to Threat to avoid the Injury. NPCs spend 2 Threat. Any character may waive this cost by suffering a Complication instead.</text:p>
        </text:list-item>
        <text:list-item>
          <text:p text:style-name="P169">The character adds 2 to Threat and suffers a Complication (which may be a trait representing a minor injury or other inconvenience). NPCs spend 2 Threat and suffer a Complication instead.</text:p>
        </text:list-item>
        <text:list-item>
          <text:p text:style-name="P169">The character spends Momentum or adds to Threat equal to a cost determined by the attack. NPCs pay Threat equal to the attack’s cost.</text:p>
        </text:list-item>
      </text:list>
      <text:p text:style-name="P100">The first option works alongside short stress tracks and characters able to withstand only a single Harm, functioning as a last-ditch option to save themselves.</text:p>
      <text:p text:style-name="P100">The second option is somewhat grittier and more visceral, as the character always suffers at least some effect even if they avoid the full impact of a Harm.</text:p>
      <text:p text:style-name="P100">The third option requires some extra work, assigning costs to different attacks, where a more deadly attack costs more to avoid. As a rule of thumb, if converting from another game using <text:soft-page-break/>these rules, take the number of [CD} the weapon uses for damage as the cost (before any modifiers for the wielder’s skill or attributes). It works well in games where a Stress track isn’t used, as it provides an alternative way to differentiate between weapons.</text:p>
      <text:h text:style-name="P6" text:outline-level="2">Combat</text:h>
      <text:p text:style-name="P100">Combat covers any kind of Conflict where physical violence is used by one or more sides. Key to this, naturally, are various forms of attack: striking enemies in melee duels, or blasting away at them in firefights.</text:p>
      <text:p text:style-name="P100">Combat is perhaps the most straightforward form of conflict, using the rules already covered in this chapter. This section describes additional considerations and concepts that are useful when constructing Combat scenes.</text:p>
      <text:h text:style-name="P13" text:outline-level="3">Objectives</text:h>
      <text:p text:style-name="P106"><text:span text:style-name="T4">As good screenwriters and other creators of fiction may know, all the best action scenes are </text:span><text:span text:style-name="Emphasis"><text:span text:style-name="T4">about something</text:span></text:span><text:span text:style-name="T4">. They serve a purpose beyond spectacle and violence. And this purpose is best served by establishing goals for those involved. Conflict occurs where two sides have mutually exclusive goals. Combat happens when those goals are worth killing for, or worth dying for, for at least one side of the conflict.</text:span></text:p>
      <text:p text:style-name="P100">Because of this, each side of the combat should have a clear objective, with either victory or failure conditions, or both. The victory conditions should be short-term, covering purely what each side wishes to achieve within that scene, and it could be one goal, or several, akin to a Challenge. Alternatively, failure conditions can often indicate what could cause a side to give up and retreat – very few people are willing to fight to the death for a lost cause – and these will normally come when one or more of the goals are impossible to achieve. At the very simplest level, one side’s defeat may be the other side’s victory.</text:p>
      <text:p text:style-name="P100">The GM may wish to keep the objective of some adversaries a secret – indeed, discovering the enemies’ plans may be a crucial part of the adventure – but they should be known, and they should be something that defines how those characters act.</text:p>
      <text:p text:style-name="P106"><text:span text:style-name="T4">Common objectives include the following, but these can also be reversed, requiring a side to </text:span><text:span text:style-name="Emphasis"><text:span text:style-name="T4">prevent</text:span></text:span><text:span text:style-name="T4"> these objectives being met:</text:span></text:p>
      <text:list xml:id="list1161313476" text:style-name="L59">
        <text:list-item>
          <text:p text:style-name="P170">Destroy a specific object or kill a specific creature</text:p>
        </text:list-item>
        <text:list-item>
          <text:p text:style-name="P170">Capture a specific creature and remove it from the area</text:p>
        </text:list-item>
        <text:list-item>
          <text:p text:style-name="P170">Capture an important location</text:p>
        </text:list-item>
        <text:list-item>
          <text:p text:style-name="P170">Move an item to or from a specific location</text:p>
        </text:list-item>
        <text:list-item>
          <text:p text:style-name="P170">Use a specific item on a specific object or creature</text:p>
        </text:list-item>
        <text:list-item>
          <text:p text:style-name="P170">Perform a specific activity in a specific location</text:p>
        </text:list-item>
      </text:list>
      <text:p text:style-name="P100"><text:soft-page-break/>In any of these cases, there may often be time limits involved. This is best expressed as a few rounds, or until a specific event occurs, and should naturally reflect something in the narrative: holding a location until help arrives is a simple example of this, but it could also be the time required for an objective to be completed, such as retrieving information, repairing a machine, or something else dependent upon the characters’ actions.</text:p>
      <text:h text:style-name="P38" text:outline-level="6"><text:span text:style-name="T17">Ticking Clock</text:span></text:h>
      <text:p text:style-name="P323">Time limits – or something that concludes a combat – add pressure to an objective, and to a combat overall. They can be invaluable in ensuring that a combat doesn’t drag on too long, and to ensure that characters are compelled to move and take risks.</text:p>
      <text:p text:style-name="P328"><text:span text:style-name="T7">If the combat is something the characters need to survive, then the time limit represents respite: an end to a dangerous situation. This is best thought of as working on an objective “</text:span><text:span text:style-name="Emphasis"><text:span text:style-name="T7">until…</text:span></text:span><text:span text:style-name="T7">” a time limit, and could represent the arrival of allies or a means of escape, or achieving something that forces the enemy to withdraw. In these cases, the danger posed by the enemies can grow with each passing round until the time limit, adding to the tension, such as by adding enemy reinforcements each round.</text:span></text:p>
      <text:p text:style-name="P328"><text:span text:style-name="T7">If the combat is something the characters need to end quickly, then the time limit represents a point of deadly escalation: a situation growing immeasurably worse. This is best thought of as trying to achieve an objective “</text:span><text:span text:style-name="Emphasis"><text:span text:style-name="T7">before…</text:span></text:span><text:span text:style-name="T7">” a time limit, and can represent the arrival of more enemies, a bomb detonating, or some other disaster that the characters need to prevent or avoid. In these cases, the time limit may be represented by adding to Threat every round, or with a specific enemy’s action, building towards a big spend. Alternatively, the time limit may be something variable or uncertain, such as an alarm being sounded to call enemy reinforcements, in which case, the rounds limit remaining can be reduced by spending Threat (at least 5 points).</text:span></text:p>
      <text:h text:style-name="P18" text:outline-level="4">Extended Tasks</text:h>
      <text:p text:style-name="P100">Sometimes, how a situation progresses is uncertain, and an objective or goal may require a complex task to be completed, such as arming or disarming a bomb, disabling a trap, radioing for help, performing a ritual, or similar prolonged activities. These tasks are delicate, require continual effort, and take time to complete, especially in dangerous situations.</text:p>
      <text:p text:style-name="P100">Such situations can be represented by treating them like attacks and damage: a character ‘attacks’ a problem, inflicting Stress and Harms until the problem has been defeated.</text:p>
      <text:p text:style-name="P100">The GM determines the maximum Stress for the problem, and characters who succeed at an appropriate Skill Test to try and overcome the problem may make a damage roll (normally 2[CD], plus extra [CD] equal to the Skill used for the Skill Test), inflicting Stress as a result. If the problem is especially tricky, delicate, or arduous, the GM may give it Resistance to reduce the characters’ damage rolls. Having the right kinds of tools, or the right talents, or some other edge, may grant the characters damage effects on their damage roll, again at the GM’s discretion.</text:p>
      <text:p text:style-name="P100"><text:soft-page-break/>The Harms inflicted on a problem are called <text:span text:style-name="T1">Breakthroughs</text:span>, and each problem will require a different number of them, depending on the scale and scope of the situation. When enough Breakthroughs have been inflicted to defeat the problem, the GM describes what happens. Before that point, individual Breakthroughs may have one of the following effects, at the GM’s discretion.</text:p>
      <text:list xml:id="list3297339234" text:style-name="L60">
        <text:list-item>
          <text:p text:style-name="P171"><text:span text:style-name="T1">Easier from Here</text:span>: any remaining Skill Tests made to overcome the problem are reduced in Difficulty by 1.</text:p>
        </text:list-item>
        <text:list-item>
          <text:p text:style-name="P171"><text:span text:style-name="T1">Removed a Hindrance</text:span>: the problem’s Resistance is reduced by 2.</text:p>
        </text:list-item>
        <text:list-item>
          <text:p text:style-name="P171"><text:span text:style-name="T1">Making Progress</text:span>: the next damage roll made against the problem gains +1[CD], or an extra damage effect.</text:p>
        </text:list-item>
        <text:list-item>
          <text:p text:style-name="P171"><text:span text:style-name="T1">Effect on the Scene</text:span>: the problem reduces the Difficulty of Skill Test to do something else in the scene, or increases the Difficulty of an enemy’s Skill Tests to do something.</text:p>
        </text:list-item>
        <text:list-item>
          <text:p text:style-name="P171"><text:span text:style-name="T1">Event</text:span>: the problem is tied to specific occurrences in the scene, with each Breakthrough altering the state of the scene. This could be positive, negative, or a little of both – perhaps enemies grow more numerous, desperate, or dangerous with each Breakthrough until the problem is defeated.</text:p>
        </text:list-item>
      </text:list>
      <text:h text:style-name="P18" text:outline-level="4">Extended Consequences</text:h>
      <text:p text:style-name="P100">Like using Stress and Harm to represent problems to overcome, the same mechanics can be used to represent consequences that need to be avoided. This consequence can scale or escalate because of the action, and normally accompany some urgent objective. This consequence could represent a crumbling ruin that deteriorates around the characters, or the alertness of a patrol or other enemy group.</text:p>
      <text:p text:style-name="P100">The GM establishes the nature of the consequence: what it is, what causes it to get worse, and how to avoid it. Most importantly, the GM should determine what conditions affect the consequence, because this is how characters interact with it.</text:p>
      <text:p text:style-name="P100">The consequence has a maximum Stress, representing how far the situation can be pushed before it becomes disastrous. Characters who meet the conditions for the consequence – often a Complication on certain Skill Tests, a failed Skill Test of a specific type, or performing a certain kind of action – the GM makes a damage roll. The GM should determine the base damage rating for this, which is used each time the condition is met (4 or 5[CD] is a good baseline for this). If the consequence is especially stable, or difficult to affect, it may have Resistance to reflect this.</text:p>
      <text:p text:style-name="P100">The Harm for a consequence is called a <text:span text:style-name="T1">Setback</text:span>, and the GM determines how may Setbacks the problem requires before it becomes disastrous. The GM should determine what happens when enough Setbacks have been inflicted. Depending on what the consequence reflects, characters may be able to spend Momentum or attempt Skill Tests to lessen the consequence’s effects, essentially recovering its Stress. Setbacks, however, cannot be recovered.</text:p>
      <text:p text:style-name="P100"><text:soft-page-break/>Before that, however, the GM may impose an effect or penalty for each Setback. This is likely to be one of the following:</text:p>
      <text:list xml:id="list1802180177" text:style-name="L61">
        <text:list-item>
          <text:p text:style-name="P172"><text:span text:style-name="T1">Uncertainty</text:span>: some Skill Tests suffer +1 Complication range per Setback.</text:p>
        </text:list-item>
        <text:list-item>
          <text:p text:style-name="P172"><text:span text:style-name="T1">Difficulty</text:span>: a type of Skill Test related to the consequence increases in Difficulty by +1 per Setback.</text:p>
        </text:list-item>
        <text:list-item>
          <text:p text:style-name="P172"><text:span text:style-name="T1">Instability</text:span>: the consequence’s Resistance is reduced by 2, or the damage roll made against it is 1[CD] or gains a damage effect.</text:p>
        </text:list-item>
        <text:list-item>
          <text:p text:style-name="P172"><text:span text:style-name="T1">Escalation</text:span>: each Setback adds 2 to Threat, either used immediately or soon after to escalate the scene, such as with reinforcements.</text:p>
        </text:list-item>
        <text:list-item>
          <text:p text:style-name="P172"><text:span text:style-name="T1">Effect on the Scene</text:span>: each Setback has a cumulative effect on the scene, in the form of a trait that hinders the PCs or helps the enemy; this may represent a heightened state of alert.</text:p>
        </text:list-item>
        <text:list-item>
          <text:p text:style-name="P172"><text:span text:style-name="T1">Event</text:span>: each Setback signals a specific event, such as the arrival or departure of specific individuals, a change in enemy tactics, or a new instance of damage or danger.</text:p>
        </text:list-item>
      </text:list>
      <text:h text:style-name="P13" text:outline-level="3">Combat Variant: Grid and Granular Distances</text:h>
      <text:p text:style-name="P100">Some groups may dislike abstract zones or might wish to have greater detail when handling character movement and distances. This variant replaces zones with concrete distances, allowing for more precision.</text:p>
      <text:p text:style-name="P100">The normal range bands are still used. However, they now apply to specific distances, as explained below. Distances are given in meters and feet—choose which measurement you’ll use for the game, as these are not exact conversions but conveniently rounded numbers.</text:p>
      <text:list xml:id="list1651563884" text:style-name="L62">
        <text:list-item>
          <text:p text:style-name="P173">Reach is anything within two meters/six feet of a character.</text:p>
        </text:list-item>
        <text:list-item>
          <text:p text:style-name="P173">Close Range is anything outside of Reach, but within ten meters/thirty feet of a character.</text:p>
        </text:list-item>
        <text:list-item>
          <text:p text:style-name="P173">Medium Range is anything outside of Close Range, but within twenty-five meters/80 feet of a character.</text:p>
        </text:list-item>
        <text:list-item>
          <text:p text:style-name="P173">Long Range is anything outside of Medium range, but within fifty meters/160 feet of a character.</text:p>
        </text:list-item>
        <text:list-item>
          <text:p text:style-name="P173">Extreme Range is anything more than fifty meters/160 feet away from a character.</text:p>
        </text:list-item>
      </text:list>
      <text:p text:style-name="P100">These distances are used for all physical environments, such as modifiers for perception, ability to communicate, and determining range for certain forms of attack and special ability. The only thing that these range categories are not used for is movement.</text:p>
      <text:p text:style-name="P100"><text:soft-page-break/>Movement instead is handled in the following manner: All characters have a Speed, which is their Agility Attribute plus their Move Skill in meters (so, a character with Agility 9 and Move 3 can move 12 meters); multiply this by three if measuring in feet. A character may always choose to move less than the full distance allowed. At the GM’s discretion, some Traits or Talents may increase a character’s speed.</text:p>
      <text:list xml:id="list2900586463" text:style-name="L63">
        <text:list-item>
          <text:p text:style-name="P299"><text:span text:style-name="T4">A character who uses the </text:span><text:span text:style-name="Emphasis"><text:span text:style-name="T4">Move</text:span></text:span><text:span text:style-name="T4"> Minor Action can move their Speed.</text:span></text:p>
        </text:list-item>
        <text:list-item>
          <text:p text:style-name="P299"><text:span text:style-name="T4">A character who succeeds at the </text:span><text:span text:style-name="Emphasis"><text:span text:style-name="T4">Rush</text:span></text:span><text:span text:style-name="T4"> Major Action can move up to their Speed, plus their Speed again for every Momentum spent (Repeatable).</text:span></text:p>
        </text:list-item>
        <text:list-item>
          <text:p text:style-name="P174">Any other forms of movement a character may use, allow the character to move their Speed once for each zone that action would allow them to move.</text:p>
        </text:list-item>
      </text:list>
      <text:h text:style-name="P6" text:outline-level="2">Chases and Pursuit</text:h>
      <text:p text:style-name="P100">A chase is like combat in many ways: it’s a physical conflict scene, filled with movement and action. However, the biggest difference is in outcomes: a chase is about movement, specifically one character or group of characters reaching a place of safety before they can be caught.</text:p>
      <text:p text:style-name="P100">A chase can use the normal Conflict rules already described, with the distinction between chase and combat blurring as characters snap off shots while running, riding, driving, etc. This often creates a sort of running battle, where the environment is long, thin, and has countless twists, turns, obstacles, and tricky short-cuts.</text:p>
      <text:p text:style-name="P100">However, a chase can also be run in a more abstract manner, focused on the narrative beats, obstacles, and sequential events of a pursuit rather than on the moment-to-moment action.</text:p>
      <text:p text:style-name="P100">Both these approaches are discussed in this section</text:p>
      <text:h text:style-name="P13" text:outline-level="3">Running Battles</text:h>
      <text:p text:style-name="P100">The most direct approach is to simply use the existing rules for zones and environments. While this can be satisfying, it does require a considerable degree of planning on the part of the GM. An environment well-suited to a pursuit is long and narrow – perhaps 15 or so zones long, and 2-3 zones wide in most places – and overall represents a route (or several routes) to an important destination. The goal, then, is simple: if the pursued party reaches the destination first, they succeed; if they are stopped before they can reach their destination, they have failed.</text:p>
      <text:p text:style-name="P100">Populating that environment, however, is the important part. Most zones should contain some manner of obstacle or hazard that makes it more difficult to traverse at speed, at which point the skill of both the pursuer and the pursued become important, as it allows them to overcome these problems and travel more swiftly. At the simplest level, these obstacles and hazards can be the physical terrain itself –</text:p>
      <text:p text:style-name="P100"><text:soft-page-break/>It is important not to make the route too linear – twists and turns are good, as are alternate-but-parallel routes, such as being on two different sections of road headed the same way. Often, the GM may wish to include shortcuts – zones that allow for faster travel or bypassing a section of the route – but these should only be accessible by overcoming a more difficult or dangerous obstacle, granting swift progress in exchange for a greater risk. This might be a tight alleyway inaccessible that allows a motorcycle to pass but not a car, or an impromptu ramp onto a nearby rooftop, or driving over the side of an overpass to get onto the road below, or something similarly impactful.</text:p>
      <text:p text:style-name="P100">Similarly, the GM may wish to include extra interactive elements: these are features that characters on either side can influence to change the situation, such as causing traffic to collide, or similar activities to add or remove obstacles from the route.</text:p>
      <text:p text:style-name="P100">Crucially, it is important not to get too bogged down in peripheral matters. Bystanders and traffic should be abstracted into obstacles and terrain features, rather than treated as individual vehicles and characters, as this allows the GM to be more cinematic in their descriptions as well as keep the important part of the scene – the pursuit itself – in central focus.</text:p>
      <text:p text:style-name="P100">Note that, as this uses the normal rules for environments, that characters can still attempt all the things they’d normally be able to do during an action scene, such as attacking. This can make for exciting running battles, mixing gunfire with high-speed pursuit.</text:p>
      <text:h text:style-name="P13" text:outline-level="3">Abstract Pursuit</text:h>
      <text:p text:style-name="P100">A more abstract way to handle pursuits is the Pursuit Track, which borrows a few concepts from the stress and harm mechanics (and from Extended Tasks and Extended Consequences) and repurposes them to represent how the pursuer and the pursued gain and lose distance. This doesn’t require as much forward planning and requires no mapping – simply a few numbers that will adjust in response to skill tests.</text:p>
      <text:p text:style-name="P100">This is designed for a single pursuer, and a single quarry – the character being pursued. If there’s more than one character on a side, choose a ‘lead’ for that side, and then have the others assist: several pursuers can encircle and corner a single quarry, while a quarry with allies can split up and create distractions and diversions that make them difficult to follow.</text:p>
      <text:p text:style-name="P100">A pursuit track is composed of several components:</text:p>
      <text:list xml:id="list10741999" text:style-name="L64">
        <text:list-item>
          <text:p text:style-name="P175"><text:span text:style-name="T1">Pace</text:span>: The Pace score for a Pursuit Track is akin to the maximum Stress for a character. As Pace changes, the advantage shifts between the pursuer and the quarry – the pursuer benefits when Pace increases, while the quarry benefits when Pace decreases. A Pursuit Track normally has a maximum Pace of between 8 and 20, and the starting Pace will be half that, rounded as the GM sees fit.</text:p>
        </text:list-item>
        <text:list-item>
          <text:p text:style-name="P175"><text:span text:style-name="T1">Distance</text:span>: The Pursuit Track has several points of Distance, representing the space between the Pursuer and the Pursued. The Pursuer will attempt to reduce Distance, while the Pursued will attempt to increase it. If the Distance reaches 0, then the Pursuer has caught the Pursued. If the Distance exceeds the maximum (normally 5), <text:soft-page-break/>then the Pursued has managed to escape. The starting Distance should be about half-way between 0 and the maximum.</text:p>
        </text:list-item>
        <text:list-item>
          <text:p text:style-name="P175"><text:span text:style-name="T1">Resistance</text:span>: The Pursuit Track will have Resistance that represents the obstacles along the route that could slow down and impede movement. 0 Resistance represents a clear path between, while higher Resistance represents increasingly difficult terrain and other impediments.</text:p>
        </text:list-item>
      </text:list>
      <text:p text:style-name="P100">When the GM lays out the Pursuit Track, they must define three things: the maximum (and starting) Pace, the maximum and starting Distance, and the Resistance.</text:p>
      <text:h text:style-name="P18" text:outline-level="4">Resolving the Pursuit</text:h>
      <text:p text:style-name="P100">The Pursuit Track is resolved as a series of opposed skill tests between the pursuer and the quarry, with both rolling <text:span text:style-name="T1">Agility + Move Tests</text:span> with a Difficulty of 0.</text:p>
      <text:p text:style-name="P100">Whichever side wins the opposed skill test then makes a pursuit roll – in essence, a damage roll. In the case of a draw, neither side makes any progress. A pursuit roll is 2[CD], with additional [CD] equal to the character’s Move. The total of the pursuit roll is then reduced by one for each point of Resistance. This final total is then applied to the Pace on the Pursuit Track.</text:p>
      <text:list xml:id="list289072194" text:style-name="L65">
        <text:list-item>
          <text:p text:style-name="P176">If the Pursuer was the winner, then increase the Pace by 1 for each point of the final total. If the final total was five or more, if the Pace increases to the maximum, or if the Pace was already at the maximum before the pursuit roll was made, then reduce the Distance by 1. If multiple of those conditions occur, reduce the Distance by 1 for each.</text:p>
        </text:list-item>
        <text:list-item>
          <text:p text:style-name="P176">If the Pursued was the winner, then reduce the Pace by 1 for each point of the final total. If the final total was five or more, if the Pace reduces to 0, or if the Pace was already at 0 before the pursuit roll was made, then increase the Distance by 1. If multiple of those conditions occur, increase the Distance by 1 for each.</text:p>
        </text:list-item>
      </text:list>
      <text:p text:style-name="P100">If the Distance increases beyond the maximum, then the quarry escapes and the pursuit is over. If the distance is reduced to 0, then the pursuer catches up with their quarry, and the pursuit is over.</text:p>
      <text:h text:style-name="P21" text:outline-level="5">Pursuit Roll Momentum</text:h>
      <table:table table:name="Table7" table:style-name="Table7">
        <table:table-column table:style-name="Table7.A"/>
        <table:table-column table:style-name="Table7.B"/>
        <table:table-column table:style-name="Table7.C"/>
        <table:table-header-rows>
          <table:table-row table:style-name="TableLine94700943701472">
            <table:table-cell table:style-name="Table7.A1" office:value-type="string">
              <text:p text:style-name="P92">Option</text:p>
            </table:table-cell>
            <table:table-cell table:style-name="Table7.A1" office:value-type="string">
              <text:p text:style-name="P92">Cost</text:p>
            </table:table-cell>
            <table:table-cell table:style-name="Table7.A1" office:value-type="string">
              <text:p text:style-name="P92">Effect</text:p>
            </table:table-cell>
          </table:table-row>
        </table:table-header-rows>
        <table:table-row table:style-name="TableLine94700943701472">
          <table:table-cell table:style-name="Table7.A2" office:value-type="string">
            <text:p text:style-name="P71">Bonus Pace</text:p>
          </table:table-cell>
          <table:table-cell table:style-name="Table7.B2" office:value-type="string">
            <text:p text:style-name="P77">1</text:p>
          </table:table-cell>
          <table:table-cell table:style-name="Table7.C2" office:value-type="string">
            <text:p text:style-name="P71">A character can increase the total from the pursuit roll. Each Momentum spent increases the total of the pursuit roll by +1.</text:p>
          </table:table-cell>
        </table:table-row>
        <table:table-row table:style-name="Table7.3">
          <table:table-cell table:style-name="Table7.A3" office:value-type="string">
            <text:p text:style-name="P71">Evasion</text:p>
          </table:table-cell>
          <table:table-cell table:style-name="Table7.B3" office:value-type="string">
            <text:p text:style-name="P77">1</text:p>
          </table:table-cell>
          <table:table-cell table:style-name="Table7.C3" office:value-type="string">
            <text:p text:style-name="P71">The Obstacle Soak against this pursuit roll is reduced by 2 per Momentum spent.</text:p>
          </table:table-cell>
        </table:table-row>
        <text:soft-page-break/>
        <table:table-row table:style-name="TableLine94700943701472">
          <table:table-cell table:style-name="Table7.A4" office:value-type="string">
            <text:p text:style-name="P71">Reroll Pursuit</text:p>
          </table:table-cell>
          <table:table-cell table:style-name="Table7.B4" office:value-type="string">
            <text:p text:style-name="P77">1</text:p>
          </table:table-cell>
          <table:table-cell table:style-name="Table7.C4" office:value-type="string">
            <text:p text:style-name="P71">The player may reroll any number of [CD] from the current pursuit roll.</text:p>
          </table:table-cell>
        </table:table-row>
        <table:table-row table:style-name="Table7.3">
          <table:table-cell table:style-name="Table7.A5" office:value-type="string">
            <text:p text:style-name="P71">Create Hindrance</text:p>
          </table:table-cell>
          <table:table-cell table:style-name="Table7.B5" office:value-type="string">
            <text:p text:style-name="P77">1</text:p>
          </table:table-cell>
          <table:table-cell table:style-name="Table7.C5" office:value-type="string">
            <text:p text:style-name="P71">Increase the Resistance of the Pursuit Track by +1 per Momentum Spent; this only affects the opponent’s next pursuit roll, and lasts only for that roll.</text:p>
          </table:table-cell>
        </table:table-row>
      </table:table>
      <text:h text:style-name="P6" text:outline-level="2">Stealth and Infiltration</text:h>
      <text:p text:style-name="P100">Some of the tensest conflicts can revolve around avoiding the enemy, rather than confronting them. A Stealth scene revolves around characters’ ability to avoid notice and escape detection, and upon their enemies’ ability to detect and locate intruders.</text:p>
      <text:p text:style-name="P100">Key to this is making stealth and observation less “all-or-nothing” than they might be otherwise – a character who fails a Skill Test to be stealthy is not automatically discovered, but may instead have drawn attention to themselves, making things more difficult or forcing them to make a choice about how to proceed.</text:p>
      <text:p text:style-name="P100">If a scene consists only of attempts to move stealthily, the GM may choose to use the <text:span text:style-name="T1">Extended Consequences</text:span> rules, above. However, if the scene is likely to include a mixture of stealth and other forms of conflict – such as combat – then the method described here may be more appropriate.</text:p>
      <text:h text:style-name="P5" text:outline-level="2">Stealth States</text:h>
      <text:p text:style-name="P100">Stealth is not purely a matter of remaining hidden or being quiet, but of managing the attention of those who are nearby. A skilled infiltrator learns to move unnoticed at will, rather than relying purely on shadows and silence, while an inexperienced sneak assumes that any amount of noise or light can foil them.</text:p>
      <text:p text:style-name="P100">There are three states a character can switch between as they attempt to pass unnoticed, which influence and are influenced by the actions characters take as they move around. These are as follows:</text:p>
      <text:list xml:id="list3804462221" text:style-name="L66">
        <text:list-item>
          <text:p text:style-name="P177">A <text:span text:style-name="T1">revealed</text:span> character is one whose presence and location are known to the opposition. This might be because stealth has already failed, or because the character has not even attempted to move unnoticed. A character may even be trying to draw attention to themselves to distract enemies and give an opportunity for allies.</text:p>
        </text:list-item>
        <text:list-item>
          <text:p text:style-name="P300"><text:span text:style-name="T4">A </text:span><text:span text:style-name="T5">detected</text:span><text:span text:style-name="T4"> character is one whose presence is known to enemies, but whose precise location remains unknown. The enemy may know a detected character’s rough </text:span><text:soft-page-break/><text:span text:style-name="T4">location, or even know where the detected character was last seen, but they don’t know where the character is </text:span><text:span text:style-name="Emphasis"><text:span text:style-name="T4">right now</text:span></text:span><text:span text:style-name="T4">.</text:span></text:p>
        </text:list-item>
        <text:list-item>
          <text:p text:style-name="P177">A <text:span text:style-name="T1">hidden</text:span> character is one who the enemy does not know the location of at all. They may even be unaware of the character’s presence entirely, if the character has not yet been detected.</text:p>
        </text:list-item>
      </text:list>
      <text:p text:style-name="P100">At any given moment, a sneaking character will be in one of these three states. Characters who aren’t attempting to sneak will be in the revealed state unless otherwise noted by the GM.</text:p>
      <text:h text:style-name="P23" text:outline-level="5"><text:span text:style-name="T17">Stealth Tests</text:span></text:h>
      <text:p text:style-name="P323">There is no one way to succeed with stealth, and characters seeking to avoid notice should be flexible in how they avoid notice. A character attempting to remain unseen, or to escape from enemy attention when detected, may be called upon to use one of the following combinations:</text:p>
      <text:list xml:id="list1935674100" text:style-name="L67">
        <text:list-item>
          <text:p text:style-name="P360"><text:span text:style-name="T1">Agility + Move</text:span>: Use this combination when moving rapidly, or scaling is most important.</text:p>
        </text:list-item>
        <text:list-item>
          <text:p text:style-name="P343"><text:span text:style-name="T1">Coordination + Move</text:span>: Use this combination when moving precisely and carefully is most important.</text:p>
        </text:list-item>
        <text:list-item>
          <text:p text:style-name="P343"><text:span text:style-name="T1">Insight + Move</text:span>: Use this combination when the character tries to be observant about enemy movements when timing their movement.</text:p>
        </text:list-item>
        <text:list-item>
          <text:p text:style-name="P343"><text:span text:style-name="T1">Reason + Move</text:span>: Use this combination when the character’s movement relies on methodical planning and careful timing.</text:p>
        </text:list-item>
      </text:list>
      <text:p text:style-name="P329">Where the Stealth rules call for a Stealth Test, any of these combinations may be appropriate, though the GM has the final say as to which is the most fitting.</text:p>
      <text:h text:style-name="P12" text:outline-level="3">Changing Stealth State</text:h>
      <text:p text:style-name="P100">A character’s stealth state is liable to change periodically during a scene. A stealth state can be reduced, moving to a worse state, or increased, moving to a better one.</text:p>
      <text:p text:style-name="P100">A hidden character whose stealth state is reduced will normally become detected: enemies become aware of the character’s presence and have an idea as to the sneaking character’s location. A hidden character’s stealth state cannot be increased.</text:p>
      <text:p text:style-name="P100">A detected character whose stealth state is reduced will become revealed: enemies discover the character’s actual location. A detected character cannot become revealed if no enemy is able to see the character – no amount of observation can see through a solid wall. A detected character whose stealth state is increased will become hidden, as enemies lose track of the character’s location.</text:p>
      <text:p text:style-name="P106"><text:soft-page-break/><text:span text:style-name="T4">A revealed character’s stealth state can’t be reduced. A revealed character whose stealth state is increased becomes detected, as enemies know that an enemy is nearby, but can’t accurately determine </text:span><text:span text:style-name="Emphasis"><text:span text:style-name="T4">where</text:span></text:span><text:span text:style-name="T4">.</text:span></text:p>
      <text:p text:style-name="P100">A variety of circumstances – described in the sections below – will cause a character’s stealth state to be reduced. A character’s stealth state can be increased in only a few ways, however. A character may, as a Major Action, attempt a Stealth Test when in a zone that fulfills the following criteria: there must not be any enemies in that zone, enemies cannot see clearly into the zone, and it cannot be the zone where the character last entered the detected state (that is, you must move somewhere away from enemies and away from your ‘last known position’). Alternatively, if a character is detected in a scene, and no enemies remain (because they’re dead, unconscious, or have left the area), the character may automatically choose to become either hidden or revealed should new enemies (or returning ones) arrive.</text:p>
      <text:h text:style-name="P12" text:outline-level="3">Stealth States and Actions</text:h>
      <text:p text:style-name="P100">Whenever a sneaking character takes an action, the character’s stealth state needs to be considered in how the action is undertaken, and how the action affects the character’s stealth state.</text:p>
      <text:p text:style-name="P100">Actions come in three rough categories, which determine the way they interact with a character’s stealth state.</text:p>
      <text:p text:style-name="P100"><text:span text:style-name="T1">Silent</text:span> actions don’t particularly generate noise or draw attention; they don’t change the stealth state of a character performing them.</text:p>
      <text:p text:style-name="P100"><text:span text:style-name="T1">Sneaky</text:span> actions can generate noise or draw attention, but skill and cunning can minimize the amount of disturbance they cause. When a character attempts a Sneaky action, they may choose to increase the Difficulty of any associated Skill Test by +1 to try and perform the action silently; this also increases the Complication range by 1. Choosing not to take this Difficulty increase, or taking the Difficulty increase but rolling a Complication, means the character reduces their stealth state at the end of the action.</text:p>
      <text:p text:style-name="P100"><text:span text:style-name="T1">Noisy</text:span> actions always generate noise or draw attention, and no amount of skill or cunning can change that. When a character attempts a Noisy action, their stealth state is reduced at the end of the action. Reactions are always Noisy – such is the cost of such rapid, desperate responses.</text:p>
      <text:p text:style-name="P100">Which actions fall into which categories is detailed on the table below. Instances where the action is marked * have additional considerations, described later in this section. In all cases, the GM may overrule the category provided on the table if the circumstances dictate – for example, while dropping an item is listed as silent, if the item being dropped would make a significant noise (say, it’s a bag of coins being dropped onto a hard floor), the GM is free to change the action to a noisy one.</text:p>
      <table:table table:name="Table8" table:style-name="Table8">
        <table:table-column table:style-name="Table8.A"/>
        <table:table-column table:style-name="Table8.B"/>
        <table:table-column table:style-name="Table8.C"/>
        <table:table-column table:style-name="Table8.D"/>
        <table:table-header-rows>
          <text:soft-page-break/>
          <table:table-row table:style-name="TableLine94700944065376">
            <table:table-cell table:style-name="Table8.A1" office:value-type="string">
              <text:p text:style-name="P92">Free Actions</text:p>
            </table:table-cell>
            <table:table-cell table:style-name="Table8.A1" office:value-type="string">
              <text:p text:style-name="P92">Stealth Category</text:p>
            </table:table-cell>
            <table:table-cell table:style-name="Table8.A1" office:value-type="string">
              <text:p text:style-name="P92">Major Actions</text:p>
            </table:table-cell>
            <table:table-cell table:style-name="Table8.A1" office:value-type="string">
              <text:p text:style-name="P92">Stealth Category</text:p>
            </table:table-cell>
          </table:table-row>
        </table:table-header-rows>
        <table:table-row table:style-name="TableLine94700944065376">
          <table:table-cell table:style-name="Table8.A2" office:value-type="string">
            <text:p text:style-name="P77">Drop</text:p>
          </table:table-cell>
          <table:table-cell table:style-name="Table8.B2" office:value-type="string">
            <text:p text:style-name="P77">Silent</text:p>
          </table:table-cell>
          <table:table-cell table:style-name="Table8.C2" office:value-type="string">
            <text:p text:style-name="P77">Aid</text:p>
          </table:table-cell>
          <table:table-cell table:style-name="Table8.D2" office:value-type="string">
            <text:p text:style-name="P77">Sneaky</text:p>
          </table:table-cell>
        </table:table-row>
        <table:table-row table:style-name="Table8.3">
          <table:table-cell table:style-name="Table8.A3" office:value-type="string">
            <text:p text:style-name="P77">Shift</text:p>
          </table:table-cell>
          <table:table-cell table:style-name="Table8.B3" office:value-type="string">
            <text:p text:style-name="P77">Silent</text:p>
          </table:table-cell>
          <table:table-cell table:style-name="Table8.C3" office:value-type="string">
            <text:p text:style-name="P77">Assist</text:p>
          </table:table-cell>
          <table:table-cell table:style-name="Table8.D3" office:value-type="string">
            <text:p text:style-name="P77">As Action Assisted</text:p>
          </table:table-cell>
        </table:table-row>
        <table:table-row table:style-name="TableLine94700944065376">
          <table:table-cell table:style-name="Table8.A4" office:value-type="string">
            <text:p text:style-name="P77">Speak</text:p>
          </table:table-cell>
          <table:table-cell table:style-name="Table8.B4" office:value-type="string">
            <text:p text:style-name="P77">Noisy*</text:p>
          </table:table-cell>
          <table:table-cell table:style-name="Table8.C4" office:value-type="string">
            <text:p text:style-name="P77">Attack</text:p>
          </table:table-cell>
          <table:table-cell table:style-name="Table8.D4" office:value-type="string">
            <text:p text:style-name="P77">Noisy*</text:p>
          </table:table-cell>
        </table:table-row>
        <table:table-row table:style-name="Table8.3">
          <table:table-cell table:style-name="Table8.A5" office:value-type="string">
            <text:p text:style-name="P77">Minor Actions</text:p>
          </table:table-cell>
          <table:table-cell table:style-name="Table8.A1" office:value-type="string">
            <text:p text:style-name="P92">Stealth Category</text:p>
          </table:table-cell>
          <table:table-cell table:style-name="Table8.C5" office:value-type="string">
            <text:p text:style-name="P77">Create Advantage</text:p>
          </table:table-cell>
          <table:table-cell table:style-name="Table8.D5" office:value-type="string">
            <text:p text:style-name="P77">Sneaky</text:p>
          </table:table-cell>
        </table:table-row>
        <table:table-row table:style-name="TableLine94700944065376">
          <table:table-cell table:style-name="Table8.A6" office:value-type="string">
            <text:p text:style-name="P77">Aim</text:p>
          </table:table-cell>
          <table:table-cell table:style-name="Table8.B6" office:value-type="string">
            <text:p text:style-name="P77">Silent</text:p>
          </table:table-cell>
          <table:table-cell table:style-name="Table8.C6" office:value-type="string">
            <text:p text:style-name="P77">Pass</text:p>
          </table:table-cell>
          <table:table-cell table:style-name="Table8.D6" office:value-type="string">
            <text:p text:style-name="P77">Silent</text:p>
          </table:table-cell>
        </table:table-row>
        <table:table-row table:style-name="Table8.3">
          <table:table-cell table:style-name="Table8.A7" office:value-type="string">
            <text:p text:style-name="P77">Bolster</text:p>
          </table:table-cell>
          <table:table-cell table:style-name="Table8.B7" office:value-type="string">
            <text:p text:style-name="P77">Silent (self)/Noisy (ally)</text:p>
          </table:table-cell>
          <table:table-cell table:style-name="Table8.C7" office:value-type="string">
            <text:p text:style-name="P77">Protect</text:p>
          </table:table-cell>
          <table:table-cell table:style-name="Table8.D7" office:value-type="string">
            <text:p text:style-name="P77">Sneaky</text:p>
          </table:table-cell>
        </table:table-row>
        <table:table-row table:style-name="TableLine94700944065376">
          <table:table-cell table:style-name="Table8.A8" office:value-type="string">
            <text:p text:style-name="P77">Defend</text:p>
          </table:table-cell>
          <table:table-cell table:style-name="Table8.B8" office:value-type="string">
            <text:p text:style-name="P77">Silent (self)/Noisy (ally)</text:p>
          </table:table-cell>
          <table:table-cell table:style-name="Table8.C8" office:value-type="string">
            <text:p text:style-name="P77">Ready</text:p>
          </table:table-cell>
          <table:table-cell table:style-name="Table8.D8" office:value-type="string">
            <text:p text:style-name="P77">Silent</text:p>
          </table:table-cell>
        </table:table-row>
        <table:table-row table:style-name="Table8.3">
          <table:table-cell table:style-name="Table8.A9" office:value-type="string">
            <text:p text:style-name="P77">Disengage</text:p>
          </table:table-cell>
          <table:table-cell table:style-name="Table8.B9" office:value-type="string">
            <text:p text:style-name="P77">Noisy</text:p>
          </table:table-cell>
          <table:table-cell table:style-name="Table8.C9" office:value-type="string">
            <text:p text:style-name="P77">Recover</text:p>
          </table:table-cell>
          <table:table-cell table:style-name="Table8.D9" office:value-type="string">
            <text:p text:style-name="P77">Silent</text:p>
          </table:table-cell>
        </table:table-row>
        <table:table-row table:style-name="TableLine94700944065376">
          <table:table-cell table:style-name="Table8.A10" office:value-type="string">
            <text:p text:style-name="P77">Draw Item</text:p>
          </table:table-cell>
          <table:table-cell table:style-name="Table8.B10" office:value-type="string">
            <text:p text:style-name="P77">Silent</text:p>
          </table:table-cell>
          <table:table-cell table:style-name="Table8.C10" office:value-type="string">
            <text:p text:style-name="P77">Rush</text:p>
          </table:table-cell>
          <table:table-cell table:style-name="Table8.D10" office:value-type="string">
            <text:p text:style-name="P77">Sneaky</text:p>
          </table:table-cell>
        </table:table-row>
        <table:table-row table:style-name="Table8.3">
          <table:table-cell table:style-name="Table8.A11" office:value-type="string">
            <text:p text:style-name="P77">Drop Prone/Stand</text:p>
          </table:table-cell>
          <table:table-cell table:style-name="Table8.B11" office:value-type="string">
            <text:p text:style-name="P77">Silent</text:p>
          </table:table-cell>
          <table:table-cell table:style-name="Table8.C11" office:value-type="string">
            <text:p text:style-name="P77">Skill Test</text:p>
          </table:table-cell>
          <table:table-cell table:style-name="Table8.D11" office:value-type="string">
            <text:p text:style-name="P77">GM’s Discretion</text:p>
          </table:table-cell>
        </table:table-row>
        <table:table-row table:style-name="TableLine94700944065376">
          <table:table-cell table:style-name="Table8.A12" office:value-type="string">
            <text:p text:style-name="P77">Interact</text:p>
          </table:table-cell>
          <table:table-cell table:style-name="Table8.B12" office:value-type="string">
            <text:p text:style-name="P77">GM’s Discretion</text:p>
          </table:table-cell>
          <table:table-cell table:style-name="Table8.C12" office:value-type="string">
            <text:p text:style-name="P77"><text:s/></text:p>
          </table:table-cell>
          <table:table-cell table:style-name="Table8.D12" office:value-type="string">
            <text:p text:style-name="P77"><text:s/></text:p>
          </table:table-cell>
        </table:table-row>
        <table:table-row table:style-name="Table8.3">
          <table:table-cell table:style-name="Table8.A13" office:value-type="string">
            <text:p text:style-name="P77">Movement</text:p>
          </table:table-cell>
          <table:table-cell table:style-name="Table8.B13" office:value-type="string">
            <text:p text:style-name="P77">Silent</text:p>
          </table:table-cell>
          <table:table-cell table:style-name="Table8.C13" office:value-type="string">
            <text:p text:style-name="P77"><text:s/></text:p>
          </table:table-cell>
          <table:table-cell table:style-name="Table8.D13" office:value-type="string">
            <text:p text:style-name="P77"><text:s/></text:p>
          </table:table-cell>
        </table:table-row>
        <table:table-row table:style-name="TableLine94700944065376">
          <table:table-cell table:style-name="Table8.A14" office:value-type="string">
            <text:p text:style-name="P77">Prepare</text:p>
          </table:table-cell>
          <table:table-cell table:style-name="Table8.B14" office:value-type="string">
            <text:p text:style-name="P77">Silent</text:p>
          </table:table-cell>
          <table:table-cell table:style-name="Table8.C14" office:value-type="string">
            <text:p text:style-name="P77"><text:s/></text:p>
          </table:table-cell>
          <table:table-cell table:style-name="Table8.D14" office:value-type="string">
            <text:p text:style-name="P77"><text:s/></text:p>
          </table:table-cell>
        </table:table-row>
      </table:table>
      <text:h text:style-name="P17" text:outline-level="4">Speak</text:h>
      <text:p text:style-name="P100">Under normal circumstances, speaking is a noisy action. However, if the character is speaking with someone within Reach, they may choose to whisper instead; this counts the Speak action as Silent instead.</text:p>
      <text:h text:style-name="P17" text:outline-level="4"><text:soft-page-break/>Attack</text:h>
      <text:p text:style-name="P100">Attacking from stealth has extra considerations:</text:p>
      <text:list xml:id="list546475629" text:style-name="L68">
        <text:list-item>
          <text:p text:style-name="P178">If the attacker is hidden, the defender may not attempt a reaction against that attack, and is considered exposed and vulnerable.</text:p>
        </text:list-item>
        <text:list-item>
          <text:p text:style-name="P178">If the attacker is detected, the defender increases the Difficulty of reactions against the attack by two.</text:p>
        </text:list-item>
        <text:list-item>
          <text:p text:style-name="P178">Melee attacks, and mental attacks made with melee weapons, are Sneaky instead; however, if the target of the attack is not Defeated, then they will automatically become aware of the attacker, and the attacker will become revealed immediately.</text:p>
        </text:list-item>
      </text:list>
      <text:h text:style-name="P17" text:outline-level="4">Skill Test</text:h>
      <text:p text:style-name="P100">Individual skill tests not covered by other actions should be categorized as Noisy, Sneaky, or Silent by the GM on a case-by-case basis, though the GM should aim to be consistent in this.</text:p>
      <text:h text:style-name="P17" text:outline-level="4">Sprint</text:h>
      <text:p text:style-name="P100">Note that the Sprint action increases the difficulty of skill tests attempted until the start of the character’s next turn; this includes the Stealth test to avoid reducing the character’s stealth state – sprinting is difficult to do without drawing attention.</text:p>
      <text:h text:style-name="P23" text:outline-level="5"><text:span text:style-name="T17">Hide and Seek</text:span></text:h>
      <text:p text:style-name="P324">These rules assume that, most of the time, a scene involving stealth will have one side sneaking and the other observing them. This might be player characters searching for hidden foes, or player characters trying to sneak past sentries or guards, but in either case, the sides have clear roles.</text:p>
      <text:p text:style-name="P324">That doesn’t have to be the case. Two hidden groups, both seeking the other while remaining unseen themselves, can be an interesting way to approach these rules. In such a situation, characters need to consider both sides of the process – spending actions both moving around stealthily, as well as to search for their opponents.</text:p>
      <text:p text:style-name="P323">This creates an extra degree of tension and uncertainty, as the situation calls for as many as twice as many skill tests, and thus far more opportunity for successes, failures, and complications. It can also be more complex for the GM to run, so this possibility should be used sparingly.</text:p>
      <text:h text:style-name="P12" text:outline-level="3"><text:soft-page-break/>Observers</text:h>
      <text:p text:style-name="P100">Stealth isn’t a purely one-sided matter; it’s easy to move unnoticed through an area where nobody else is present. Thus, the opposition in a location makes a variety of Stealth tests necessary in the first place. Further, these observers can also provide more direct opposition to sneaking characters, actively searching for them and turning normal tests into opposed tests.</text:p>
      <text:p text:style-name="P100">Whenever a sneaking character attempts a Stealth test – to increase the character’s stealth state, or to avoid reducing it – a nearby opponent may spend 1 Momentum (or spend 1 Threat) to make this into an opposed test if they are sufficiently alert or wary. Normally, this will be the nearest opponent to the sneaking character, or otherwise the one best positioned to see or hear where the sneaking character is (such as a guard on a watch tower with a good vantage). However, doing this requires spending Momentum (or Threat, for adversaries). If the Threat Pool is large, this means that NPC adversaries may be alert and vigilant, making it harder to sneak around, while a diminished Threat Pool makes for dull-witted and inattentive NPCS.</text:p>
      <text:p text:style-name="P100">During the observing characters’ own turns, they may spend a Major Action searching; the observing character nominates a single zone that they can perceive. If there is a sneaking character in that zone, then the character attempts an Observation test, with a Difficulty of 0, modified as normal by distance and environmental factors. If this is successful, then the sneaking character’s stealth state is immediately reduced. The sneaking character may make a last-ditch attempt to hide themselves by adding 1 to Threat, turning the Observation test into an opposed test, resisted by the sneaking character’s Stealth test.</text:p>
      <text:h text:style-name="P24" text:outline-level="5">Observation Tests</text:h>
      <text:p text:style-name="P323">Just as there is no one way to succeed with stealth, being observant and watchful is not defined by a single Skill. Characters observe the world, and interpret that information, differently, and those different approaches can all be valuable. A character attempting to locate a hidden enemy may be called upon to use one of the following combinations:</text:p>
      <text:list xml:id="list2611044589" text:style-name="L69">
        <text:list-item>
          <text:p text:style-name="P361"><text:span text:style-name="T1">Insight + Fight</text:span>: Use this combination when watching for or searching for ambushers or attackers.</text:p>
        </text:list-item>
        <text:list-item>
          <text:p text:style-name="P344"><text:span text:style-name="T1">Insight + Move</text:span>: Use this combination when watching or searching by looking for places a person could hide.</text:p>
        </text:list-item>
        <text:list-item>
          <text:p text:style-name="P344"><text:span text:style-name="T1">Insight + Operate</text:span>: Use this combination to survey an area by technological means.</text:p>
        </text:list-item>
        <text:list-item>
          <text:p text:style-name="P344"><text:span text:style-name="T1">Insight + Survive</text:span>: Use this combination to rely on instincts and gut feeling to anticipate a threat or hazard.</text:p>
        </text:list-item>
        <text:list-item>
          <text:p text:style-name="P344"><text:span text:style-name="T1">Reason + Survive</text:span>: Use this combination to study an area thoroughly or search it methodically.</text:p>
        </text:list-item>
      </text:list>
      <text:p text:style-name="P329"><text:soft-page-break/>Where the Stealth rules call for an Observation Test, any of these combinations (or others, at GM’s discretion) may be appropriate, though the GM has the final say as to which is the most fitting.</text:p>
      <text:h text:style-name="P24" text:outline-level="5">Tracking</text:h>
      <text:p text:style-name="P323">If there isn’t a sneaking character in the target zone when an observing character searches, there is still a chance of noticing the traces they’ve left. This only applies if the observing character is using sight or smell to locate the character – you can’t hear sounds after the fact.</text:p>
      <text:p text:style-name="P323">The Difficulty of the test is one higher than it would normally be, though this can be reduced if the target has left tracks or other traces left behind, such as by suffering a Complication on a previous Skill Test. Success on this test provides proof that the sneaking character was nearby recently, and spending one Momentum can determine the direction the sneaking character went. This doesn’t affect the sneaking character’s stealth state, and it cannot be resisted directly with a Reaction, but it does give the observers a better idea of where to look next.</text:p>
      <text:p text:style-name="P328"><text:span text:style-name="T7">This only covers the most basic form of tracking; spotting a sign and getting a direction from it. Gaining any more meaningful information, or tracking over longer distances, is a more involved prospect, normally requiring a </text:span><text:span text:style-name="T8">Reason + Survive Test</text:span><text:span text:style-name="T7">, and using the </text:span><text:span text:style-name="Emphasis"><text:span text:style-name="T7">Obtain Information</text:span></text:span><text:span text:style-name="T7"> Momentum option to learn more about their target.</text:span></text:p>
      <text:p text:style-name="P100">In either case, an observing character can spend two Momentum from a successful Observation test made to locate a sneaking character to reduce the sneaking character’s stealth state one additional time. Similarly, a sneaking character who wins an opposed test against a search may spend two Momentum to increase their stealth state, evading detection so deftly that their very presence is in doubt.</text:p>
      <text:h text:style-name="P12" text:outline-level="3">Senses and Environmental Factors</text:h>
      <text:p text:style-name="P100">For people, sight and hearing are the predominant ways of perceiving their surroundings, and thus remaining unseen and unheard are the typical ways of avoiding detection. However, they’re not the only senses that matter; dogs and other animals rely as much on scent as they do upon sight and hearing and are quite capable of tracking by smells too faint for a human nose to detect.</text:p>
      <text:p text:style-name="P100">Each sense, naturally, has distinct factors that affect their performance and their use. Skilled sneaks know how to best capitalize on the factors that benefit them, while trackers, hunters, and vigilant guards know what advantages they can capitalize on. These factors will affect the difficulty of Stealth and Observation tests that characters and creatures attempt.</text:p>
      <text:p text:style-name="P100">Whenever a character attempts a Stealth Test or an Observation Test, that character should declare which sense they are primarily relying upon – a sneaking character takes different actions to remain unheard than those undertaken to remain unseen. This choice of sense applies to the character’s test, and any test made to oppose it in an opposed test, and it determines the factors that will determine the difficulty of the test.</text:p>
      <text:p text:style-name="P100"><text:soft-page-break/>One common factor that applies regardless of the sense is distance. Another common factor that should be considered as well is whether the observer is paying attention; inattentive characters increase the difficulty of Observation tests by one or more depending on how much focus they’re paying to their surroundings. These are summarized on the table below.</text:p>
      <table:table table:name="Table9" table:style-name="Table9">
        <table:table-column table:style-name="Table9.A"/>
        <table:table-column table:style-name="Table9.B"/>
        <table:table-header-rows>
          <table:table-row table:style-name="TableLine94700942186480">
            <table:table-cell table:style-name="Table9.A1" office:value-type="string">
              <text:p text:style-name="P92">Distance</text:p>
            </table:table-cell>
            <table:table-cell table:style-name="Table9.A1" office:value-type="string">
              <text:p text:style-name="P92">Observation Difficulty</text:p>
            </table:table-cell>
          </table:table-row>
        </table:table-header-rows>
        <table:table-row table:style-name="TableLine94700942186480">
          <table:table-cell table:style-name="Table9.A2" office:value-type="string">
            <text:p text:style-name="P71">Target is within Reach</text:p>
          </table:table-cell>
          <table:table-cell table:style-name="Table9.B2" office:value-type="string">
            <text:p text:style-name="P77">-1</text:p>
          </table:table-cell>
        </table:table-row>
        <table:table-row table:style-name="Table9.3">
          <table:table-cell table:style-name="Table9.A3" office:value-type="string">
            <text:p text:style-name="P71">Target is within Close range</text:p>
          </table:table-cell>
          <table:table-cell table:style-name="Table9.B3" office:value-type="string">
            <text:p text:style-name="P77">–</text:p>
          </table:table-cell>
        </table:table-row>
        <table:table-row table:style-name="TableLine94700942186480">
          <table:table-cell table:style-name="Table9.A4" office:value-type="string">
            <text:p text:style-name="P71">Target is within Medium range</text:p>
          </table:table-cell>
          <table:table-cell table:style-name="Table9.B4" office:value-type="string">
            <text:p text:style-name="P77">+1</text:p>
          </table:table-cell>
        </table:table-row>
        <table:table-row table:style-name="Table9.3">
          <table:table-cell table:style-name="Table9.A5" office:value-type="string">
            <text:p text:style-name="P71">Target is within Long range</text:p>
          </table:table-cell>
          <table:table-cell table:style-name="Table9.B5" office:value-type="string">
            <text:p text:style-name="P77">+2</text:p>
          </table:table-cell>
        </table:table-row>
        <table:table-row table:style-name="TableLine94700942186480">
          <table:table-cell table:style-name="Table9.A6" office:value-type="string">
            <text:p text:style-name="P71">Target is beyond Long range</text:p>
          </table:table-cell>
          <table:table-cell table:style-name="Table9.B6" office:value-type="string">
            <text:p text:style-name="P77">+3</text:p>
          </table:table-cell>
        </table:table-row>
        <table:table-row table:style-name="Table9.3">
          <table:table-cell table:style-name="Table9.A7" office:value-type="string">
            <text:p text:style-name="P71">Attention</text:p>
          </table:table-cell>
          <table:table-cell table:style-name="Table9.A1" office:value-type="string">
            <text:p text:style-name="P92">Observation Difficulty</text:p>
          </table:table-cell>
        </table:table-row>
        <table:table-row table:style-name="TableLine94700942186480">
          <table:table-cell table:style-name="Table9.A8" office:value-type="string">
            <text:p text:style-name="P71">Observer is focused and attentive</text:p>
          </table:table-cell>
          <table:table-cell table:style-name="Table9.B8" office:value-type="string">
            <text:p text:style-name="P77">-1</text:p>
          </table:table-cell>
        </table:table-row>
        <table:table-row table:style-name="Table9.3">
          <table:table-cell table:style-name="Table9.A9" office:value-type="string">
            <text:p text:style-name="P71">Observer is not distracted</text:p>
          </table:table-cell>
          <table:table-cell table:style-name="Table9.B9" office:value-type="string">
            <text:p text:style-name="P77">–</text:p>
          </table:table-cell>
        </table:table-row>
        <table:table-row table:style-name="TableLine94700942186480">
          <table:table-cell table:style-name="Table9.A10" office:value-type="string">
            <text:p text:style-name="P71">Observer is slightly distracted or bored</text:p>
          </table:table-cell>
          <table:table-cell table:style-name="Table9.B10" office:value-type="string">
            <text:p text:style-name="P77">+1</text:p>
          </table:table-cell>
        </table:table-row>
        <table:table-row table:style-name="Table9.3">
          <table:table-cell table:style-name="Table9.A11" office:value-type="string">
            <text:p text:style-name="P71">Observer is lazy, distracted, or doesn’t care</text:p>
          </table:table-cell>
          <table:table-cell table:style-name="Table9.B11" office:value-type="string">
            <text:p text:style-name="P77">+2</text:p>
          </table:table-cell>
        </table:table-row>
        <table:table-row table:style-name="TableLine94700942186480">
          <table:table-cell table:style-name="Table9.A12" office:value-type="string">
            <text:p text:style-name="P71">Observer is drunk or otherwise paying little attention</text:p>
          </table:table-cell>
          <table:table-cell table:style-name="Table9.B12" office:value-type="string">
            <text:p text:style-name="P77">+3</text:p>
          </table:table-cell>
        </table:table-row>
        <table:table-row table:style-name="Table9.3">
          <table:table-cell table:style-name="Table9.A13" office:value-type="string">
            <text:p text:style-name="P71">Observer is unconscious, asleep, or completely oblivious.</text:p>
          </table:table-cell>
          <table:table-cell table:style-name="Table9.B13" office:value-type="string">
            <text:p text:style-name="P77">+4</text:p>
          </table:table-cell>
        </table:table-row>
      </table:table>
      <text:p text:style-name="Standard"/>
      <text:h text:style-name="P24" text:outline-level="5">Stacked Traits</text:h>
      <text:p text:style-name="P323">Many of the factors described in this section can be strengthened or exaggerated by stacking multiple identical traits. This can have a much greater effect on test difficulties, but it also means that the trait is more resilient and more resistant to being canceled out, as each trait in the stack must be canceled separately. This allows a stack of traits to represent a factor that must be eliminated bit-by-bit, and which lessens in intensity with each trait in the stack removed, such as a dense crowd dispersing over time, or light levels rising or lowering.</text:p>
      <text:h text:style-name="P17" text:outline-level="4"><text:soft-page-break/>Sight</text:h>
      <text:p text:style-name="P100">Sight is most dependent upon light and other factors that impact visibility.</text:p>
      <text:p text:style-name="P100">Traits that represent lighting or darkness will most often affect Difficulty of the observers’ tests. A sudden change of lighting – going from darkness to light, or vice versa – has an increased effect, adding +1 Difficulty to the observers’ test as their eyes struggle to adjust. Mist and fog are like darkness, but cannot be countered by light and have little effect over shorter distances.</text:p>
      <text:p text:style-name="P100">Traits that represent the presence of things that will conceal a character, however, will affect the Difficulty of Stealth Tests; objects to hide behind or crowds to move through are good examples of Traits that will make Stealth easier, while an area devoid of objects or people, a distinctive appearance, an area being closely scrutinized, or moving in a disruptive manner (disrupting surroundings, moving against a crowd, drawing attention) can make Stealth more difficult. As with any trait, stacking extra copies of these traits can represent greater effects.</text:p>
      <text:h text:style-name="P17" text:outline-level="4">Sound</text:h>
      <text:p text:style-name="P100">Awareness of sound is important when moving stealthily, and when keeping watch; a sound can alert you to things outside of your field of vision, and being wary of the sounds around you can be crucial.</text:p>
      <text:p text:style-name="P100">Traits that represent background noise – noises going on around the scene – make observation more difficult. The sounds of a crowded city, a busy restaurant, or calamitous battlefield can all drown out the sounds of intruders; the noisier the environment, the more traits are stacked to represent it.</text:p>
      <text:p text:style-name="P100">Conversely, environments that make a lot of noise when moved through – such as hard floors, dry leaves, shallow water, gravel, breaking glass, and so forth – make stealth more difficult, as each motion creates noises that could draw attention to a sneaking character’s presence. Such effects can make a path impossible to cross silently, or require time or effort to clear out or circumvent.</text:p>
      <text:h text:style-name="P17" text:outline-level="4">Smell</text:h>
      <text:p text:style-name="P100">While not a significant concern for people, who can typically only detect odors that are very close, particularly pungent, or both, many animals rely on their noses to find prey as much as they do their eyes and ears.</text:p>
      <text:p text:style-name="P100">For player characters and other people, a scent can’t be detected unless it is especially strong or distinctive – and worth representing by a trait – and this can often be masked by other strong smells nearby (scene traits in their own right).</text:p>
      <text:p text:style-name="P100"><text:soft-page-break/>For animals like dogs, however, scent is a key component of the way they perceive their environment. Their ability to detect smells allows them to detect and track others in the area in ways that people cannot.</text:p>
      <text:h text:style-name="P6" text:outline-level="2">Morale and Psychological Warfare</text:h>
      <text:p text:style-name="P100">Fear has been a significant part of conflict for as long as people have clashed with one another. Threats and intimidation can turn the tide of a conflict bloodlessly, scaring foes away or causing them to back down from a fight.</text:p>
      <text:p text:style-name="P106"><text:span text:style-name="T4">In the </text:span><text:span text:style-name="Emphasis"><text:span text:style-name="T5">2d20 System</text:span></text:span><text:span text:style-name="T4">, this is handled using mental attacks and damage. As discussed in the </text:span><text:span text:style-name="T5">Attacks and Damage</text:span><text:span text:style-name="T4"> section, mental attacks can be made using physical weaponry – threatening adversaries with a knife or gun, or using suppressing fire or “warning shots” to dissuade an opponent – but these are not the only means of making a mental attack.</text:span></text:p>
      <text:p text:style-name="P100">Most non-violent mental attacks use <text:span text:style-name="T1">Will + Talk Tests</text:span> to make the attack. The Difficulty of that attack is normally 1, but may be modified by other factors, discussed in this section.</text:p>
      <text:h text:style-name="P39" text:outline-level="6"><text:span text:style-name="T16">Psychological Warfare against Player Characters</text:span></text:h>
      <text:p text:style-name="P323">For obvious reasons, player characters may not be especially receptive to NPC intimidation. Players are not their characters, and they may not feel the same sense of urgency or anxiety that their characters feel when threatened, because the players know that it’s all fictional. Further, some players may not like the idea of their character being fearful, panicking, or doubtful, as it takes control of the character away from them. This is all reasonable. However, fear is very much about loss of control, so having things affect a character in ways they can’t control is fitting.</text:p>
      <text:p text:style-name="P323">However, while Trauma from mental attacks imposes a specific penalty, it does not require any specific behavior. A character suffering Trauma may be fearful or panicky, or they could be angry and grow increasingly aggressive. The effects of the Trauma increase the character’s Complication range, so their actions will be less reliable, but this could come as easily from reckless aggression as from frightened hesitation. Encourage players to choose how their character reacts to fear or panic and embrace it as a part of roleplaying.</text:p>
      <text:p text:style-name="P323">Handling being Defeated by Traumas in much the same way: they don’t have to mean that the character has fled, or has curled up into a foetal ball, only that the character is removed from the action in some way.</text:p>
      <text:p text:style-name="P323">Regardless, if players wish to play characters who laugh in the face of fear, they should probably invest some character resources in increasing their Courage.</text:p>
      <text:h text:style-name="P13" text:outline-level="3"><text:soft-page-break/>Medium and Range</text:h>
      <text:p text:style-name="P100">There are many ways to deliver a threat, ranging from the most direct face-to-face confrontations, to more indirect means. In theory, so long as the message can reach the target, a threat can be delivered, though it is rarely so straightforward, and as distance increases, the impact may be lessened, or the threat may need to become less specific or more elaborate to have an effect.</text:p>
      <text:p text:style-name="P100">In all cases, the target must be able to understand the threat being issued.</text:p>
      <text:list xml:id="list1776860602" text:style-name="L70">
        <text:list-item>
          <text:p text:style-name="P179"><text:span text:style-name="T1">Face-to-face threats</text:span> are specific, immediate, and direct forms of intimidation. They function as normal attacks, with a Range of Close – as distance increases, it becomes harder for the attacker to make themselves understood. They rely on the nuances of speech and body language to be effective.</text:p>
        </text:list-item>
        <text:list-item>
          <text:p text:style-name="P179"><text:span text:style-name="T1">Remote threats</text:span> are like face-to-face ones, but carried over radio, video, telephone, or some other means of transmitting them live. They circumvent the issue of range, but their immediacy and directness are diminished by the fact that the attacker isn’t in the same place as the target; this makes them easier to dismiss as harassment rather than genuine. Remote threats ignore any modifiers for range, but always add +1 Difficulty.</text:p>
        </text:list-item>
        <text:list-item>
          <text:p text:style-name="P179"><text:span text:style-name="T1">Remote, delayed threats</text:span> use the same medium as remote threats, but the messages are recorded and then sent. The target does not receive the threat immediately, preventing a Reaction, but the distance and delay make it more difficult to make the threat impactful. Remote, delayed threats ignore modifiers for range, and do not allow a Reaction, but always add +2 Difficulty. The target may, upon receipt of the message, attempt a Difficulty 1 <text:span text:style-name="T1">Will + Survive Test</text:span> to avoid the damage. Each Momentum spent by the attacker upon making the attack adds +1 to the Difficulty of this test.</text:p>
        </text:list-item>
        <text:list-item>
          <text:p text:style-name="P179"><text:span text:style-name="T1">Written threats</text:span> are text on a page, on a screen, or otherwise written somewhere that the target will see it. The target doesn’t receive the threat immediately, preventing a Reaction, but the distance and delay make it more difficult to make the threat impactful, even more so than a recorded message. Written threats ignore modifiers for range, and do not allow a Reaction, but always add +2 Difficulty and +1 to the Complication range. The target may, upon receipt of the message, attempt a Difficulty 1 <text:span text:style-name="T1">Will + Survive Test</text:span> to avoid the damage. Each Momentum spent by the attacker upon making the attack adds +1 to the Difficulty of this test.</text:p>
        </text:list-item>
        <text:list-item>
          <text:p text:style-name="P179"><text:span text:style-name="T1">Abstract threats</text:span> do not involve conventional means of communication, but rather “send a message” through some unusual means, such as staging an accident. They can only be performed at GM’s discretion, and the GM will determine the Difficulty and any other factors.</text:p>
        </text:list-item>
      </text:list>
      <text:h text:style-name="P13" text:outline-level="3"><text:soft-page-break/>Damage</text:h>
      <text:p text:style-name="P100">The content, circumstances, and nature of a mental attack determines the damage it inflicts, and any other effects it may have.</text:p>
      <text:p text:style-name="P100">As a baseline, all mental attacks have a damage rating of 1[CD], plus additional [CD] equal to the attacker’s Talk skill. Other factors may add [CD] to the damage rating, they may add a damage effect, or they may do both. These are described below, though this list is not exhaustive, and the GM is free to alter and adjust these effects to represent unusual circumstances. These factors stack, but the GM may put a limit on how many can apply to a given situation.</text:p>
      <text:p text:style-name="P100">The GM may also use these rules as guidelines for determining the damage of hazards that inflict mental damage as well.</text:p>
      <text:list xml:id="list3675030372" text:style-name="L71">
        <text:list-item>
          <text:p text:style-name="P180"><text:span text:style-name="T1">Awe-inspiring</text:span> threats are ones where the attacker demonstrates their prowess or capability. This differs from evidence in that it is a direct demonstration of ability, rather than an item or object that proves it, though this also limits this effect to face-to-face threats. This adds +2[CD] to the attack’s damage rating, though it may add more at the GM’s discretion if the demonstration is particularly impressive.</text:p>
        </text:list-item>
        <text:list-item>
          <text:p text:style-name="P301"><text:span text:style-name="T5">Evidence</text:span><text:span text:style-name="T4"> covers any objects or items which support or confirm the threat. This could range from incriminating materials to grisly trophies taken in battle: regardless, evidence should always demonstrate the attacker’s ability to carry out whatever they are threatening to do. This adds +1[CD] to the attack’s damage rating, and the </text:span><text:span text:style-name="Emphasis"><text:span text:style-name="T4">Vicious 1</text:span></text:span><text:span text:style-name="T4"> damage effect.</text:span></text:p>
        </text:list-item>
        <text:list-item>
          <text:p text:style-name="P301"><text:span text:style-name="T5">Horrifying</text:span><text:span text:style-name="T4"> threats are ones where the nature of the threat is gruesome, vile, or unthinkable, and they can linger in the target’s memory for a while after. This adds the </text:span><text:span text:style-name="Emphasis"><text:span text:style-name="T4">Drain</text:span></text:span><text:span text:style-name="T4"> damage effect to the attack.</text:span></text:p>
        </text:list-item>
        <text:list-item>
          <text:p text:style-name="P301"><text:span text:style-name="T5">Obvious and dramatic</text:span><text:span text:style-name="T4"> threats are grand and flashy, or loud, or otherwise so clear and obvious that they are liable to affect multiple targets, but their lack of subtlety means that they can have unintended consequences. This adds the </text:span><text:span text:style-name="Emphasis"><text:span text:style-name="T4">Area</text:span></text:span><text:span text:style-name="T4"> and </text:span><text:span text:style-name="Emphasis"><text:span text:style-name="T4">Perilous</text:span></text:span><text:span text:style-name="T4"> damage effects to the attack.</text:span></text:p>
        </text:list-item>
        <text:list-item>
          <text:p text:style-name="P301"><text:span text:style-name="T5">Personal</text:span><text:span text:style-name="T4"> threats play upon the specific fears and doubts of the target, making their effect particularly strong. This adds the </text:span><text:span text:style-name="Emphasis"><text:span text:style-name="T4">Intense</text:span></text:span><text:span text:style-name="T4"> damage effect to the attack.</text:span></text:p>
        </text:list-item>
        <text:list-item>
          <text:p text:style-name="P301"><text:span text:style-name="T5">Revelatory</text:span><text:span text:style-name="T4"> threats reveal or present something that is uncomfortable for the target to think about, often undermining their confidence. This adds the </text:span><text:span text:style-name="Emphasis"><text:span text:style-name="T4">Destructive</text:span></text:span><text:span text:style-name="T4"> damage effect to the attack.</text:span></text:p>
        </text:list-item>
        <text:list-item>
          <text:p text:style-name="P301"><text:span text:style-name="T5">Shocking</text:span><text:span text:style-name="T4"> threats are sudden, unexpected, especially unpleasant, or otherwise likely to make an enemy stumble or give them pause. This adds the </text:span><text:span text:style-name="Emphasis"><text:span text:style-name="T4">Knockdown</text:span></text:span><text:span text:style-name="T4"> and </text:span><text:span text:style-name="Emphasis"><text:span text:style-name="T4">Stun</text:span></text:span><text:span text:style-name="T4"> damage effects to the attack.</text:span></text:p>
        </text:list-item>
        <text:list-item>
          <text:p text:style-name="P180"><text:span text:style-name="T1">Status or authority</text:span>, which includes being part of a powerful group known to the target (including being part of a law enforcement agency). This adds +1[CD] to the <text:soft-page-break/>attack’s damage rating. The GM may increase this further if the character’s status or authority is especially significant.</text:p>
        </text:list-item>
        <text:list-item>
          <text:p text:style-name="P301"><text:span text:style-name="T5">Unnatural</text:span><text:span text:style-name="T4"> threats are ones which seem to have come from an inhuman source, and their nature can often unman even the bravest individuals. This adds the </text:span><text:span text:style-name="Emphasis"><text:span text:style-name="T4">Piercing 2</text:span></text:span><text:span text:style-name="T4"> damage effect to the attack.</text:span></text:p>
        </text:list-item>
      </text:list>
      <text:h text:style-name="P6" text:outline-level="2">Social Conflict</text:h>
      <text:p text:style-name="P100">Sometimes, a conflict is fought with words, rather than with weapons. Disputes, challenges, and dangers can sometimes be overcome by talking, and knowing how and when to apply this sort of interpersonal skill to a problem can be vital.</text:p>
      <text:p text:style-name="P100">Social conflict is the collective term for Skill Tests, Challenges and problems that are resolved through deception, diplomacy, bargaining, intimidation, and a range of other social skills. Not all personal interactions are social conflict, but all social conflict is driven by these interactions, especially those where each side has different goals or may not wish to yield to the desires of another.</text:p>
      <text:p text:style-name="P100">Social conflict differs from psychological warfare in that psychological warfare is entirely about provoking fear and panic, while social conflict considers fear and panic to be means to an end, possible tools in a toolbox that can allow characters to manipulate or coerce their opponents.</text:p>
      <text:p text:style-name="P100">At the heart of social conflict is a desire or goal, which takes the form of a request: one side wants something, and the other side is either able to grant that request, or they are standing in the way of that goal. At its very simplest, it comes down to one character asking another a question.</text:p>
      <text:p text:style-name="P100">There are a few different responses to that question, and the character being asked may respond in one of two ways:</text:p>
      <text:list xml:id="list1123835681" text:style-name="L72">
        <text:list-item>
          <text:p text:style-name="P181"><text:span text:style-name="T1">Yield</text:span>: The character receiving the request agrees to it, and grants that request as far as they are able. A character won’t inconvenience themselves to do this, nor will they do more than is reasonably necessary to help. This is automatic and requires no skill test.</text:p>
        </text:list-item>
        <text:list-item>
          <text:p text:style-name="P181"><text:span text:style-name="T1">Resist</text:span>: The character receiving the request refuses to grant it. Regardless, the character denies the request outright, but they may face consequences for resisting.</text:p>
        </text:list-item>
      </text:list>
      <text:p text:style-name="P100">Regardless of any other consequences, if a character resists a request in a social conflict, then that request cannot be made again without being changed, or without some other change of context.</text:p>
      <text:p text:style-name="P100">As persuasion is driven by context, what is impossible in one situation may be entirely feasible in another. It may be useful, then, to break up a goal into smaller, more reasonable requests, each resolved separately, pursuing a greater objective piece by piece.</text:p>
      <text:p text:style-name="P100"><text:soft-page-break/>This is also where <text:span text:style-name="T1">social tools</text:span> come in. Social tools allow a character to alter the context or circumstances of persuasion, normally in the form of applying Traits or other factors, and they can be used individually or collectively to shape a social conflict.</text:p>
      <text:p text:style-name="P100">During a social conflict, each side may have different goals, meaning that each side will engage in their own actions to further those goals. Even in something as seemingly one-directional as an interrogation, the interrogator will be trying to get information, while the interrogated party may have a goal of their own, such as trying to prove their own innocence.</text:p>
      <text:h text:style-name="P13" text:outline-level="3">Resisting Persuasion</text:h>
      <text:p text:style-name="P100">If a character resists when faced with a request, this becomes an opposed test. The Difficulties for both the asking and resisting characters are normally 1, but these can be altered by factors such as Traits, and at GM’s discretion based on how reasonable the request is (less reasonable requests increase the asking character’s Difficulty) and how wary, defiant, or suspicious the resisting character is (the more reluctant they are to help, the lower their Difficulty).</text:p>
      <text:p text:style-name="P100">The asking character will normally use <text:span text:style-name="T1">Reason + Talk</text:span> or <text:span text:style-name="T1">Will + Talk</text:span> for this, unless another combination is more suitable. The resisting character will normally use <text:span text:style-name="T1">Insight + Talk</text:span> or <text:span text:style-name="T1">Will + Talk</text:span>, again unless another combination is more suitable.</text:p>
      <text:list xml:id="list1555692910" text:style-name="L73">
        <text:list-item>
          <text:p text:style-name="P182"><text:span text:style-name="T1">If the resisting character wins</text:span>, then the request is not granted, and there is no further effect.</text:p>
        </text:list-item>
        <text:list-item>
          <text:p text:style-name="P182"><text:span text:style-name="T1">If the asking character wins</text:span>, then the resisting character is put under pressure, and suffers damage as per a mental attack. The asking character’s damage roll is 1[CD], plus additional [CD] equal to their Talk skill.</text:p>
        </text:list-item>
      </text:list>
      <text:p text:style-name="P100">If this damage would cause Harm, it instead causes the resisting character to suffer a Complication. This Complication should reflect some problem or consequence that comes from resisting the request.</text:p>
      <text:h text:style-name="P38" text:outline-level="6"><text:span text:style-name="T17">Overwhelming Consequences</text:span></text:h>
      <text:p text:style-name="P323">If the resisting character would, because of resisting, suffer a third or subsequent Complication, then they are overwhelmed, and no longer able to act within that scene. The character is still alive and well, but they’re stressed out, and probably frustrated or agitated, and they may even have stormed off and left the area entirely.</text:p>
      <text:p text:style-name="P323">A character who is overwhelmed in this manner hasn’t given in to the request, though they may no longer be able to prevent the asking character from getting their way, depending on what the request was.</text:p>
      <text:p text:style-name="P323">Whenever a player character suffers a Complication from resisting, they may choose to become overwhelmed immediately, even if they have fewer then three Complications from resisting. In exchange for making this choice, the character gains one Fortune immediately.</text:p>
      <text:h text:style-name="P35" text:outline-level="6"><text:soft-page-break/>Social Skills</text:h>
      <text:p text:style-name="P323">The skill tests used for Social Conflict can vary, typically by determining the intent and the method used. The following combinations should provide a basis for judging this. While any use of the Talk skill is a social skill – that is what Talk covers, after all – there are a few other combinations that can be useful.</text:p>
      <text:list xml:id="list1796590315" text:style-name="L74">
        <text:list-item>
          <text:p text:style-name="P362"><text:span text:style-name="T1">Insight + Fight</text:span> is useful mainly in sizing up someone’s ability in a fight, being able to discern training and capability by subtle cues taken from body language, the way they carry themselves, the way they move, the way they talk, or even the way wear their clothes. This can reveal useful information during a social conflict, but it isn’t a particularly broad use.</text:p>
        </text:list-item>
        <text:list-item>
          <text:p text:style-name="P345"><text:span text:style-name="T1">Insight + Know</text:span> is useful for close observation of others, which can be invaluable in spotting a liar or seeing through a ruse, but also for more active techniques like cold reading.</text:p>
        </text:list-item>
        <text:list-item>
          <text:p text:style-name="P345"><text:span text:style-name="T1">Reason + Know</text:span> is less a matter of observation and more of logic and deduction, like reaching a conclusion based on previously-known facts. This combination is also crucial for persuasion that relies on facts and evidence.</text:p>
        </text:list-item>
        <text:list-item>
          <text:p text:style-name="P345"><text:span text:style-name="T1">Reason + Survive</text:span> is often used to find holes or logical flaws in a situation, making it useful for spotting lies, particularly elaborate ones.</text:p>
        </text:list-item>
      </text:list>
      <text:h text:style-name="P13" text:outline-level="3">Deception</text:h>
      <text:p text:style-name="P100">Falsehood and deceit can be a powerful tool in the hands of the cunning, but they are dangerous if mishandled. Deception can be used by itself to make a request seem more reasonable or palatable, or it can be used in conjunction with other tools to create a more significant impact. Effective deception requires skill, cunning, and an understanding of who is being lied to.</text:p>
      <text:p text:style-name="P100">Deception requires an opposed skill test, with the deceiver’s Difficulty based on how reasonable or believable the lie is to the target, and the target’s Difficulty being determined by their suspicions. Successfully deceiving someone convinces them of some fact or facts which are not true, and subsequent persuasion tests are resolved with those fictions in mind. Deception cannot convince someone of something which is blatantly untrue, or which contradict their worldview, but in turn, deception that plays into the beliefs and preconceptions of the target can be especially effective.</text:p>
      <text:p text:style-name="P100">The deceiving character will normally use <text:span text:style-name="T1">Reason + Talk</text:span> for their test, while the character being lied to will normally use <text:span text:style-name="T1">Insight + Talk</text:span>. Other combinations are possible for different approaches, as normal.</text:p>
      <text:p text:style-name="P100">Usefully, deception can be used to establish lies that are the foundation for other social tools as well. Empty threats can intimidate a foe with a peril they believe is real, and history is full of scams, cons, and tricks where people bargained with things they didn’t own.</text:p>
      <text:p text:style-name="P100"><text:soft-page-break/>The problem with deception is, of course, that it’s all a lie. If the target discovers that they were deceived, they will hesitate to trust the deceiver in future, and may even seek recompense or retribution. Further, Complications suffered while lying may reveal flaws in a lie, making the target suspicious.</text:p>
      <text:p text:style-name="P100">Successful deception also adds +1[CD] per successful lie to the damage roll after a persuade opposed test. However, it also increases the deceiver’s Complication Range by 1 for each lie as well, as lies can become entangled and complicated.</text:p>
      <text:h text:style-name="P35" text:outline-level="6">Deception against Player Characters</text:h>
      <text:p text:style-name="P323">For obvious reasons, player characters may not be especially receptive to NPCs lying to them. This can make the deception part of social conflict tricky to use against player characters, particularly as picking up the dice and making a skill test can signal that an adversary is lying, regardless of the result.</text:p>
      <text:p text:style-name="P323">In these situations, there are a couple of possible approaches.</text:p>
      <text:list xml:id="list1588425760" text:style-name="L75">
        <text:list-item>
          <text:p text:style-name="P363">Play the rules entirely straight, with the players knowing things that their characters cannot always detect. It may be worth occasionally offering Fortune to players to convince them to play along with an NPC’s lie.</text:p>
        </text:list-item>
        <text:list-item>
          <text:p text:style-name="P346">Keep NPC lies secret during play, and let the player decide if they think an NPC is lying to them rather than rolling. If they suspect deceit, let them make a skill test to see if their character notices anything. If the players ask to roll too frequently – like asking for a skill test with everything said by every NPC – then treat suspicion as <text:span text:style-name="T1">escalation</text:span>, so each time they make a skill test to find if an NPC is lying, it adds 1 to Threat, as NPCs notice and are insulted by the unfair scrutiny.</text:p>
        </text:list-item>
      </text:list>
      <text:h text:style-name="P13" text:outline-level="3">Evidence</text:h>
      <text:p text:style-name="P100">The counterpoint to deception is evidence – offering something that provides certainty and proof of a character’s claims. In many cases, providing evidence may be a straightforward affair, automatically successful, but convincing someone that the evidence is legitimate may be difficult, particularly if that person expects deception, which may require a skill test to overcome. In some cases, some kinds of evidence may have a contrary effect: a police badge may get cooperation from some people, but cause others to flee rather than stay and talk. Each piece of evidence is a Trait, each of which represents a single piece of evidence and the facts that it proves.</text:p>
      <text:p text:style-name="P100">Proving that evidence is legitimate will normally use <text:span text:style-name="T1">Reason + Know</text:span> or <text:span text:style-name="T1">Reason + Talk</text:span>, though evidence that pertains to other skills may make other combinations useful (for example, <text:span text:style-name="T1">Reason + Fight</text:span> could explain details about weapons, fighting styles, or the aftermath of a battle).</text:p>
      <text:p text:style-name="P100">Evidence can be used in conjunction with any of the other social conflict tools, and their use often drives uses of those tools: providing proof of your ability to carry out a threat can be <text:soft-page-break/>vital when intimidating someone, while giving evidence of ownership or wealth can smooth along negotiations, and forged documents can serve as fake “proof” to support deception.</text:p>
      <text:p text:style-name="P106"><text:span text:style-name="T4">Each relevant piece of evidence that the target is willing to accept also adds +1[CD] to the damage roll after a persuade opposed test. If the character has one or more pieces of evidence that apply especially well to the situation, it also adds the </text:span><text:span text:style-name="Emphasis"><text:span text:style-name="T4">Vicious 1</text:span></text:span><text:span text:style-name="T4"> effect to the damage roll.</text:span></text:p>
      <text:h text:style-name="P13" text:outline-level="3">Intimidation</text:h>
      <text:p text:style-name="P100">A direct and crude method of coercion is to inspire fear, doubt, and uncertainty. Intimidation is the practice of using threats to compel action or compliance, often by convincing others that non-compliance will be met with force.</text:p>
      <text:p text:style-name="P100">Intimidating someone uses the normal rules for Psychological Warfare and mental attacks (page @@), and each Trauma the target suffers increases the difficulty of that character’s skill test during a persuade opposing test, while failing to intimidate someone increases the difficulty of further attempts to intimidate them, as with any failed mental attacks.</text:p>
      <text:p text:style-name="P100">The drawback of intimidation is that it is inherently hostile, which can cause problems of its own. Employing intimidation creates an antagonistic tension between the two sides that can worsen other interactions, cause lingering resentment, or even provoke a target to aggression.</text:p>
      <text:h text:style-name="P13" text:outline-level="3">Negotiation</text:h>
      <text:p text:style-name="P100">Negotiation is a fine art, requiring a keen and perceptive mind and a strong will. Negotiation involves the offering of compensation in exchange for granting a request, and this compensation can take many forms, with different people and different circumstances susceptible to different offers.</text:p>
      <text:p text:style-name="P100">Regardless of circumstance, negotiation means creating an Advantage that represents a favorable position created by the offer, and a Complication that represents the cost of that offer. Each new offer is considered a new change of circumstances for the persuasion test as well. Negotiation doesn’t require a skill test by itself – it is more a process of trial and error.</text:p>
      <text:p text:style-name="P100">Negotiations may involve a lot of position shifting from both sides, as they make and retract offers, or discover that the other party doesn’t have what they want. This may make skill tests valuable to try and discern the price that the other side is willing to pay, or what they’re really looking to gain. In some situations, numerous sessions of negotiation may be needed to obtain what one party wants from someone else to progress.</text:p>
      <text:p text:style-name="P100">The drawback to negotiation is the cost of success – characters may find themselves offering more than they wanted to give up, or they may find what they obtained was worth far less than the price they paid for it. Failing to provide what was offered can produce serious <text:soft-page-break/>problems of its own, which can be particularly significant if the negotiations are based on a lie.</text:p>
      <text:p text:style-name="P100">In some ways, negotiation is the antithesis of intimidation; achieving a goal through offering something productive rather than threatening something destructive. Certainly, few people will be amenable to trade and negotiation with those they’ve been threatened by, and such trades may have a steeper cost because of previous hostilities.</text:p>
      <text:p text:style-name="P100">Each advantage gained through negotiations reduces the persuading character’s difficulty on the persuasion opposed test or increases the resisting character’s difficulty. In addition, the damage roll gains Piercing X, where X is the number of advantages gained from negotiation.</text:p>
      <text:h text:style-name="P38" text:outline-level="6"><text:span text:style-name="T17">Reading a Target</text:span></text:h>
      <text:p text:style-name="P323">A key element of most social conflicts is understanding your target. Everyone has places where they’re strong, and places where they’re weak, and success in social conflict often relies on learning how to discover or spot these details. This normally requires some effort to achieve, but the results can be extremely rewarding.</text:p>
      <text:p text:style-name="P328"><text:span text:style-name="T8">Insight + Know</text:span><text:span text:style-name="T7"> and </text:span><text:span text:style-name="T8">Insight + Talk</text:span><text:span text:style-name="T7"> tests are often a good basis for trying to learn about a target (either in advance, or while encountering them), though more in-depth research or analysis may use </text:span><text:span text:style-name="T8">Reason + Know</text:span><text:span text:style-name="T7"> instead. The base difficulty for this is 0, with Momentum generated being spent to ask questions with the </text:span><text:span text:style-name="Emphasis"><text:span text:style-name="T7">Obtain Information</text:span></text:span><text:span text:style-name="T7"> Momentum option. The difficulty will increase if the target is particularly secretive or inscrutable, and if they know or expect someone to try and read them, they may turn the skill test into an opposed test (using </text:span><text:span text:style-name="T8">Reason + Know</text:span><text:span text:style-name="T7"> to hide traces of them that can be researched, or </text:span><text:span text:style-name="T8">Coordination + Talk</text:span><text:span text:style-name="T7"> to control their body language and other signs that could be read).</text:span></text:p>
      <text:p text:style-name="P323">Useful questions to ask include “what do they fear?”, “what do they seek to protect?”, “what do they desire?”, and “what do they believe”, but less-direct questions about a person’s background, history, and accomplishments are also potentially useful.</text:p>
      <text:p text:style-name="Text_20_body"/>
      <text:h text:style-name="P4" text:outline-level="1">Equipment and tools</text:h>
      <text:p text:style-name="Standard">This section covers the rules governing tools and equipment that characters may use during games using the 2d20 System. This may vary from weapons and armor in action-packed, combat-heavy games, to valuable resources and vital information in games of intrigue and politics, to specialized tools for games focused upon experts seeking to solve complex problems with skill and panache.</text:p>
      <text:p text:style-name="P70"/>
      <text:h text:style-name="Heading_20_2" text:outline-level="2">Common Concepts</text:h>
      <text:p text:style-name="P100">There are a few common concepts that apply to all items of equipment, from the tiniest pocketknife to massive combat vehicles.</text:p>
      <text:h text:style-name="P13" text:outline-level="3"><text:bookmark text:name="Equipment_as_Traits"/>Equipment as Traits</text:h>
      <text:p text:style-name="P100">Fundamentally, all equipment functions as a form of Trait, as described in the <text:span text:style-name="T1">Core Rules</text:span>. In essence, a piece of equipment will allow you to do one or some of the following, depending on what the item is:</text:p>
      <text:list xml:id="list1002439804" text:style-name="L97">
        <text:list-item>
          <text:p text:style-name="P183">Allow you to attempt something which you couldn’t attempt normally</text:p>
        </text:list-item>
        <text:list-item>
          <text:p text:style-name="P183">Make an activity you could normally attempt easier to perform</text:p>
        </text:list-item>
        <text:list-item>
          <text:p text:style-name="P183">Prevent an opponent (or an environmental hazard) from affecting you</text:p>
        </text:list-item>
        <text:list-item>
          <text:p text:style-name="P183">Make an action taken against you more difficult to perform</text:p>
        </text:list-item>
      </text:list>
      <text:p text:style-name="P100">Equipment traits should typically be viewed as positive and beneficial to the user—you wouldn’t carry around something that was a hindrance unless it was valuable or useful in some other way.</text:p>
      <text:p text:style-name="P100">Equipment traits can be moved from character to character, so long as the narrative of this transfer makes sense; a mobile phone can be handed to another person easily, but it takes more effort to ‘give’ someone else the car that your character has been driving.</text:p>
      <text:p text:style-name="P100">Optionally, all equipment can be handled purely in this way. Indeed, you could even handle more ephemeral concepts like “incriminating evidence” and “scandalous rumors” in much the same way. However, depending on the nature of your game, it can be useful to approach some types of items in more detail. Weapons and armor are normally amongst these, as are vehicles.</text:p>
      <text:h text:style-name="P13" text:outline-level="3"><text:bookmark text:name="Equipment_Size_and_Carrying_Capacity"/><text:soft-page-break/>Equipment Size and Carrying Capacity</text:h>
      <text:p text:style-name="P100">For the most part, the 2d20 System doesn’t worry too much about how heavy items are, or how much a person can carry, at least not to the degree of tracking how heavy an individual item is and how much weight a person can carry.</text:p>
      <text:p text:style-name="P100">Rather, we opt for a simpler, more direct way of handling size and carrying capacity.</text:p>
      <text:p text:style-name="P100">Items are divided into three categories for the purposes of carrying capacity: trivial items, minor items, and major items. Any equipment larger than a major item is too large for a person to move and carry by themselves, and will commonly be classed as a vehicle (in which case it follows its own rules), or as a facility (where the equipment is fixed in place within a building).</text:p>
      <text:p text:style-name="P100"><text:span text:style-name="T1">Trivial items</text:span> are tiny objects, stowed away in pockets, clipped to belts, or in various other places. A character can carry an unlimited number of trivial items (GM’s discretion applies if players try to push this too far), and it doesn’t really matter where they’re carrying them. Some trivial items are so minor that they don’t even need to be written on the character sheet in advance: small change, a book or matches or a lighter, a pen or pencil, and similar tiny personal items can be assumed to be on a character’s person as and when needed unless the GM says otherwise.</text:p>
      <text:p text:style-name="P100"><text:span text:style-name="T1">Minor items</text:span> are small and easily carried, their size and weight allowing them to be stowed in pockets and pouches, hung on belts, or tucked into clothing. A knife, pistol, mobile phone, or wallet is considered a minor item. Minor items are not immediately obvious when carried, though any search (a difficulty 0 skill test) will find them unless they’re specifically hidden away.</text:p>
      <text:p text:style-name="P100"><text:span text:style-name="T1">Major items</text:span> are large and bulky, limiting how many you can carry and how easily they can be stowed away. Major items are carried in-hand, take up a significant amount of space in a bag or pack, or may be fitted with straps for easier carrying over the shoulder or on the back. A rifle, laptop computer, sword, or skill kit (see later in this chapter) is a major item. Most major items are immediately obvious when carried.</text:p>
      <text:p text:style-name="P100">A character can carry one major item, and up to three minor items without being weighed down. You may carry three extra minor items in place of a major item, or you may carry one extra major item in place of three minor items.</text:p>
      <text:h text:style-name="P38" text:outline-level="6"><text:bookmark text:name="GM_Guidance_Trivial_Items_On-Hand"/><text:span text:style-name="T17">GM Guidance: Trivial Items On-Hand</text:span></text:h>
      <text:p text:style-name="P328"><text:span text:style-name="T7">One useful trick to avoid requiring players to list every trivial item they think they’ll need is to make allowances for such items to simply be “on-hand”, routinely carried in pockets or elsewhere about their person as a matter of course without being remarked upon. Naturally, this will depend on circumstances; a character in their own home or near a vehicle they own will probably have more “on-hand” items than if they were in the middle of a busy city street or hiking in the woods, and a character’s personal traits can be a useful prompt for the kinds of items they might carry, where a </text:span><text:soft-page-break/><text:span text:style-name="T7">“</text:span><text:span text:style-name="Emphasis"><text:span text:style-name="T7">dedicated outdoorsman</text:span></text:span><text:span text:style-name="T7">” is more likely to carry a pocketknife, while an “</text:span><text:span text:style-name="Emphasis"><text:span text:style-name="T7">intrepid journalist</text:span></text:span><text:span text:style-name="T7">” is probably carrying a pen and notebook.</text:span></text:p>
      <text:p text:style-name="P323">This can be left as purely a matter of GM discretion—the player asks “do I have a lighter on me”, and you decide whether or not they do—or it can be handled mechanically.</text:p>
      <text:list xml:id="list4089093872" text:style-name="L98">
        <text:list-item>
          <text:p text:style-name="P364"><text:span text:style-name="T1">Momentum</text:span>: each session, a character receives one “on-hand” item for free. Each “on-hand” item beyond the first, however, costs 1 Momentum or adds 1 to Threat.</text:p>
        </text:list-item>
        <text:list-item>
          <text:p text:style-name="P347"><text:span text:style-name="T1">Chance</text:span>: each session, a character receives one “on-hand” item for free. For each “on-hand” item beyond the first, however, roll Challenge Die equal to the number of “on-hand” items already received. If any effects are rolled, that item isn’t available at the time—the character may have such an item somewhere, but it’s at home, fallen out of their pocket, empty, or otherwise unusable or absent.</text:p>
        </text:list-item>
        <text:list-item>
          <text:p text:style-name="P347"><text:span text:style-name="T1">Mishap</text:span>: the GM errs on the side of allowing a player to have whatever “on-hand” items they desire (unless the players are really trying to exploit this), but the GM may veto any such item by spending 1 Threat—the item isn’t available right at that moment.</text:p>
        </text:list-item>
      </text:list>
      <text:h text:style-name="P18" text:outline-level="4"><text:bookmark text:name="Heavy_Lifting"/>Heavy Lifting</text:h>
      <text:p text:style-name="P100">Characters wishing to carry more can do so in one of two ways: carrying items, such as backpacks, briefcases, and suitcases (which may also make it easier to hide items), or by having a high Brawn attribute.</text:p>
      <table:table table:name="Table4" table:style-name="Table4">
        <table:table-column table:style-name="Table4.A"/>
        <table:table-column table:style-name="Table4.B"/>
        <table:table-header-rows>
          <table:table-row table:style-name="TableLine94702083644592">
            <table:table-cell table:style-name="Table4.A1" office:value-type="string">
              <text:p text:style-name="P92">Brawn</text:p>
            </table:table-cell>
            <table:table-cell table:style-name="Table4.A1" office:value-type="string">
              <text:p text:style-name="P92">Extra Items Carried</text:p>
            </table:table-cell>
          </table:table-row>
        </table:table-header-rows>
        <table:table-row table:style-name="TableLine94702083644592">
          <table:table-cell table:style-name="Table4.A2" office:value-type="string">
            <text:p text:style-name="P77">8 or lower</text:p>
          </table:table-cell>
          <table:table-cell table:style-name="Table4.B2" office:value-type="string">
            <text:p text:style-name="P71">None</text:p>
          </table:table-cell>
        </table:table-row>
        <table:table-row table:style-name="Table4.3">
          <table:table-cell table:style-name="Table4.A3" office:value-type="string">
            <text:p text:style-name="P77">9</text:p>
          </table:table-cell>
          <table:table-cell table:style-name="Table4.B3" office:value-type="string">
            <text:p text:style-name="P71">1 minor item</text:p>
          </table:table-cell>
        </table:table-row>
        <table:table-row table:style-name="TableLine94702083644592">
          <table:table-cell table:style-name="Table4.A4" office:value-type="string">
            <text:p text:style-name="P77">10-11</text:p>
          </table:table-cell>
          <table:table-cell table:style-name="Table4.B4" office:value-type="string">
            <text:p text:style-name="P71">2 minor items</text:p>
          </table:table-cell>
        </table:table-row>
        <table:table-row table:style-name="Table4.3">
          <table:table-cell table:style-name="Table4.A5" office:value-type="string">
            <text:p text:style-name="P77">12-13</text:p>
          </table:table-cell>
          <table:table-cell table:style-name="Table4.B5" office:value-type="string">
            <text:p text:style-name="P71">3 minor items (or 1 major item)</text:p>
          </table:table-cell>
        </table:table-row>
        <table:table-row table:style-name="TableLine94702083644592">
          <table:table-cell table:style-name="Table4.A6" office:value-type="string">
            <text:p text:style-name="P77">14-15</text:p>
          </table:table-cell>
          <table:table-cell table:style-name="Table4.B6" office:value-type="string">
            <text:p text:style-name="P71">4 minor items (or 1 major and 1 minor)</text:p>
          </table:table-cell>
        </table:table-row>
        <table:table-row table:style-name="Table4.3">
          <table:table-cell table:style-name="Table4.A7" office:value-type="string">
            <text:p text:style-name="P77">16+</text:p>
          </table:table-cell>
          <table:table-cell table:style-name="Table4.B7" office:value-type="string">
            <text:p text:style-name="P71">5 minor items (or 1 major and 2 minor)</text:p>
          </table:table-cell>
        </table:table-row>
      </table:table>
      <text:p text:style-name="P100"/>
      <text:p text:style-name="P100"><text:soft-page-break/>A character may also choose to carry more than their limit by choosing to be <text:span text:style-name="T1">encumbered</text:span>. Being encumbered is a trait, making moving or carrying more difficult, or even impossible depending on how much the character seeks to carry.</text:p>
      <text:h text:style-name="P61" text:outline-level="6"><text:bookmark text:name="Encumbrance_Variants"/><text:span text:style-name="T17">Encumbrance Variants</text:span></text:h>
      <text:p text:style-name="P323">Treating encumbered as a trait is the simplest and most straightforward option here, but some games may suit an alternative approach.</text:p>
      <text:list xml:id="list2887527366" text:style-name="L99">
        <text:list-item>
          <text:p text:style-name="P365"><text:span text:style-name="T1">Encumbrance Fatigue</text:span>: Carrying more than your normal limit of items inflicts 1 Fatigue per scene. Carrying a major item or 3 minor items more than your normal limit inflicts 2 fatigue per scene. You cannot physically carry more than this.</text:p>
        </text:list-item>
        <text:list-item>
          <text:p text:style-name="P348"><text:span text:style-name="T1">Encumbered Momentum</text:span>: if you’re encumbered, and you generate any Momentum from a successful skill test, you reduce the amount of Momentum you generate by 1 for every minor item above your limit you are carrying.</text:p>
        </text:list-item>
      </text:list>
      <text:h text:style-name="P6" text:outline-level="2"><text:bookmark text:name="Acquisitions_and_Resources"/>Acquisitions and Resources</text:h>
      <text:p text:style-name="P100">Many games will assume that the player characters belong to some larger group or network with the same goals, who can supply the PCs with tools, equipment, and other useful resources as a matter of course for their adventures. Each player character is likely to have an assortment of personal items they routinely carry or use, provided during character creation, as well as items collected during their prior adventures, but access to an assortment of items from an agency or a group of allies is always useful to supplement that personal gear.</text:p>
      <text:h text:style-name="P12" text:outline-level="3"><text:bookmark text:name="Item_Restrictions"/>Item Restrictions</text:h>
      <text:p text:style-name="P100">All items have a restriction rating, expressed as a number, normally from 0 to 6, with a higher restriction representing that an item is scarce, highly regulated, extremely rare, or even illegal to obtain.</text:p>
      <table:table table:name="Table11" table:style-name="Table11">
        <table:table-column table:style-name="Table11.A"/>
        <table:table-column table:style-name="Table11.B"/>
        <table:table-header-rows>
          <table:table-row table:style-name="TableLine94700956410016">
            <table:table-cell table:style-name="Table11.A1" office:value-type="string">
              <text:p text:style-name="P92">Item</text:p>
            </table:table-cell>
            <table:table-cell table:style-name="Table11.A1" office:value-type="string">
              <text:p text:style-name="P92">Restriction Rating</text:p>
            </table:table-cell>
          </table:table-row>
        </table:table-header-rows>
        <table:table-row table:style-name="TableLine94700956410016">
          <table:table-cell table:style-name="Table11.A2" office:value-type="string">
            <text:p text:style-name="P71">Freely available, commonplace items, such as food and drink, clothing, etc.</text:p>
          </table:table-cell>
          <table:table-cell table:style-name="Table11.B2" office:value-type="string">
            <text:p text:style-name="P77">0</text:p>
          </table:table-cell>
        </table:table-row>
        <table:table-row table:style-name="Table11.3">
          <table:table-cell table:style-name="Table11.A3" office:value-type="string">
            <text:p text:style-name="P71">Simple weapons, skill toolkits, scarce or specialized equipment</text:p>
          </table:table-cell>
          <table:table-cell table:style-name="Table11.B3" office:value-type="string">
            <text:p text:style-name="P77">1</text:p>
          </table:table-cell>
        </table:table-row>
        <table:table-row table:style-name="TableLine94700956410016">
          <table:table-cell table:style-name="Table11.A4" office:value-type="string">
            <text:p text:style-name="P71">Military-grade equipment, heavily restricted items</text:p>
          </table:table-cell>
          <table:table-cell table:style-name="Table11.B4" office:value-type="string">
            <text:p text:style-name="P77">2</text:p>
          </table:table-cell>
        </table:table-row>
        <text:soft-page-break/>
        <table:table-row table:style-name="Table11.3">
          <table:table-cell table:style-name="Table11.A5" office:value-type="string">
            <text:p text:style-name="P71">Heavy weaponry, high explosives</text:p>
          </table:table-cell>
          <table:table-cell table:style-name="Table11.B5" office:value-type="string">
            <text:p text:style-name="P77">3</text:p>
          </table:table-cell>
        </table:table-row>
        <table:table-row table:style-name="TableLine94700956410016">
          <table:table-cell table:style-name="Table11.A6" office:value-type="string">
            <text:p text:style-name="P71">Experimental, rare, or advanced equipment</text:p>
          </table:table-cell>
          <table:table-cell table:style-name="Table11.B6" office:value-type="string">
            <text:p text:style-name="P77">4+</text:p>
          </table:table-cell>
        </table:table-row>
      </table:table>
      <text:p text:style-name="P100"/>
      <text:p text:style-name="P100">Naturally, the restriction rating of items should be tailored to the specifics of your game’s setting.</text:p>
      <text:h text:style-name="P12" text:outline-level="3"><text:bookmark text:name="Personal_Gear"/>Personal Gear</text:h>
      <text:p text:style-name="P100">Every character has a certain amount of personal equipment, provided during character creation. Barring extreme circumstances, you always have access to these items. If personal gear is lost or destroyed, it can be replaced between adventures, though the GM may decide that it takes time to replace items with a Restriction of 4 or higher.</text:p>
      <text:p text:style-name="P100">The group supporting the PCs will always endeavour to give their agents exactly what they need to carry out any mission they’re dispatched on, but this isn’t always possible—such groups often face their own struggles obtaining supplies and keeping their operatives well-equipped.</text:p>
      <text:h text:style-name="P12" text:outline-level="3"><text:bookmark text:name="Mission_Requisitions"/>Mission Requisitions</text:h>
      <text:p text:style-name="P100">At the start of each adventure, the characters have an opportunity to requisition additional items to help them complete that mission. The group will be granted a quantity of requisition points, which may be spent upon individual items. Common levels of requisition points, determined by how much support the mission is receiving, are shown below:</text:p>
      <table:table table:name="Table12" table:style-name="Table12">
        <table:table-column table:style-name="Table12.A"/>
        <table:table-column table:style-name="Table12.B"/>
        <table:table-column table:style-name="Table12.C"/>
        <table:table-header-rows>
          <table:table-row table:style-name="TableLine94701969934272">
            <table:table-cell table:style-name="Table12.A1" office:value-type="string">
              <text:p text:style-name="P92">Mission Support</text:p>
            </table:table-cell>
            <table:table-cell table:style-name="Table12.A1" office:value-type="string">
              <text:p text:style-name="P92">Restriction Points Granted</text:p>
            </table:table-cell>
            <table:table-cell table:style-name="Table12.A1" office:value-type="string">
              <text:p text:style-name="P92">Maximum Restriction Rating</text:p>
            </table:table-cell>
          </table:table-row>
        </table:table-header-rows>
        <table:table-row table:style-name="TableLine94701969934272">
          <table:table-cell table:style-name="Table12.A2" office:value-type="string">
            <text:p text:style-name="P71">Minimal</text:p>
          </table:table-cell>
          <table:table-cell table:style-name="Table12.B2" office:value-type="string">
            <text:p text:style-name="P71">0, plus 1 per PC</text:p>
          </table:table-cell>
          <table:table-cell table:style-name="Table12.C2" office:value-type="string">
            <text:p text:style-name="P77">2</text:p>
          </table:table-cell>
        </table:table-row>
        <table:table-row table:style-name="Table12.3">
          <table:table-cell table:style-name="Table12.A3" office:value-type="string">
            <text:p text:style-name="P71">Low</text:p>
          </table:table-cell>
          <table:table-cell table:style-name="Table12.B3" office:value-type="string">
            <text:p text:style-name="P71">5, plus 1 per PC</text:p>
          </table:table-cell>
          <table:table-cell table:style-name="Table12.C3" office:value-type="string">
            <text:p text:style-name="P77">3</text:p>
          </table:table-cell>
        </table:table-row>
        <table:table-row table:style-name="TableLine94701969934272">
          <table:table-cell table:style-name="Table12.A4" office:value-type="string">
            <text:p text:style-name="P71">Moderate</text:p>
          </table:table-cell>
          <table:table-cell table:style-name="Table12.B4" office:value-type="string">
            <text:p text:style-name="P71">5, plus 2 per PC</text:p>
          </table:table-cell>
          <table:table-cell table:style-name="Table12.C4" office:value-type="string">
            <text:p text:style-name="P77">4</text:p>
          </table:table-cell>
        </table:table-row>
        <table:table-row table:style-name="Table12.3">
          <table:table-cell table:style-name="Table12.A5" office:value-type="string">
            <text:p text:style-name="P71">High</text:p>
          </table:table-cell>
          <table:table-cell table:style-name="Table12.B5" office:value-type="string">
            <text:p text:style-name="P71">10, plus 2 per PC</text:p>
          </table:table-cell>
          <table:table-cell table:style-name="Table12.C5" office:value-type="string">
            <text:p text:style-name="P77">4</text:p>
          </table:table-cell>
        </table:table-row>
        <table:table-row table:style-name="TableLine94701969934272">
          <table:table-cell table:style-name="Table12.A6" office:value-type="string">
            <text:p text:style-name="P71">Extensive</text:p>
          </table:table-cell>
          <table:table-cell table:style-name="Table12.B6" office:value-type="string">
            <text:p text:style-name="P71">10, plus 3 per PC</text:p>
          </table:table-cell>
          <table:table-cell table:style-name="Table12.C6" office:value-type="string">
            <text:p text:style-name="P77">5</text:p>
          </table:table-cell>
        </table:table-row>
      </table:table>
      <text:p text:style-name="P100"><text:soft-page-break/><text:span text:style-name="T1">Each item costs points equal to its Restriction rating</text:span>.</text:p>
      <text:p text:style-name="P100">The gamemaster may choose to pre-spend some of your requisition points on items necessary for the mission to be successful, such as explosives if a building needs to be sabotaged.</text:p>
      <text:p text:style-name="P100">Items with a Restriction above 5 cannot be requisitioned: they must be obtained through a special request. The Gamemaster may veto any individual items requested, or may declare that some items are not currently available through normal mission requisitions, and must be requested through special requisitions.</text:p>
      <text:p text:style-name="P100">At the end of an adventure, upon return to base any requisitioned items must be returned. If items are lost or destroyed, then this may result in fewer requisition points being granted on the next adventure, or it may cause those items to be unavailable in future.</text:p>
      <text:p text:style-name="P100">The only items that aren’t expected back are resources: ammo, skill kit resources, and fuel, but you do have to return any resources you come back to base with.</text:p>
      <text:h text:style-name="P12" text:outline-level="3"><text:bookmark text:name="Special_Requisitions"/>Special Requisitions</text:h>
      <text:p text:style-name="P100">On top of the broad category of mission requisitions, characters may seek to request individual items on a case-by-case basis, especially those of a rare or occult nature. These are treated as special requisitions, and they are handled separately, due to their uncommon and precious character.</text:p>
      <text:p text:style-name="P100">You may have to run a special requisition ‘up the flagpole’ to the leaders of your organization, and it often requires a skill test to persuade those leaders of the need for the item and can provide a scene with that character.</text:p>
      <text:p text:style-name="P100">If you successfully plead your case, access is granted to the item in question. Additional requests are harder to get, increasing the difficulty of your next request for the same mission. Losing or having the item destroyed may result in serious repercussions in your organization.</text:p>
      <text:h text:style-name="P12" text:outline-level="3"><text:bookmark text:name="Field_Acquisitions"/>Field Acquisitions</text:h>
      <text:p text:style-name="P100">Once a mission has begun, items cannot be requisitioned (outside of specific situations which may occur at the gamemaster’s discretion, such as emergency supply drops). However, items can still be obtained if they can be located out in the field. This frequently requires dealing with black marketeers, and other clandestine organizations, or simply securing the items personally.</text:p>
      <text:p text:style-name="P100">This requires a skill test to acquire the item. The attribute and skill used varies based on how you’re getting the gear. The difficulty of the test is normally the Restriction rating of the item, though this may be higher or lower based on the local conditions (obtaining extra ammunition is easier if you can steal it from a munitions factory, for example).</text:p>
      <text:list xml:id="list4026872937" text:style-name="L100">
        <text:list-item>
          <text:p text:style-name="P184">Attempting to persuade a contact to part with supplies Involves the <text:span text:style-name="T1">Talk</text:span></text:p>
        </text:list-item>
        <text:list-item>
          <text:p text:style-name="P184"><text:soft-page-break/>Attempting to steal an item from somewhere will likely involve the <text:span text:style-name="T1">Move</text:span></text:p>
        </text:list-item>
      </text:list>
      <text:p text:style-name="P100">Foraging, scavenging, and salvage will probably involve <text:span text:style-name="T1">Survival</text:span>, though the quality of any man-made items obtained in this way might be dubious and may require an <text:span text:style-name="T1">Operate</text:span> test to get working properly. Finding the parts needed for an item may require <text:span text:style-name="T1">Know</text:span> to locate and identify the components needed. The item may be created from those parts, or by repairing a damaged or discarded item.</text:p>
      <text:h text:style-name="P5" text:outline-level="2"><text:bookmark text:name="Acquisitions_Variants"/>Acquisitions Variants</text:h>
      <text:p text:style-name="P100">While many games using the 2d20 System use a premise based on the PCs having allies and superiors sending them on missions and providing them with tools and resources, that won’t be true for all games, so we’ve provided several alternatives here, some of which can be combined to produce different styles of in-game economy to engage with.</text:p>
      <text:h text:style-name="P12" text:outline-level="3"><text:bookmark text:name="Cash_Economy"/>Cash Economy</text:h>
      <text:p text:style-name="P100">The simplest variant to use, though one of the more time-consuming to implement, is a simple cash economy: characters will gain money during their adventures, and items and services have prices (which the PCs might adjust if they haggle well) in the same currency.</text:p>
      <text:p text:style-name="P100">In a game set in the modern day, modern currencies such as British Pounds (£), US, Canadian, Australian, or New Zealand Dollars ($), and Euros (€) make this a familiar prospect that everyone at the table can connect with easily, and finding out how much something costs is as easy as a quick internet search. In historical games, historical records from businesses and the currencies used in the past can be found with a little research to find out what money was like and how much things cost. In a game set in the future, there’s nothing to stop you devising some future currency (or the ever-popular generic “credits”) and figuring out how much things cost in a utopia or dystopia of your own devising.</text:p>
      <text:p text:style-name="P100">However, for all that a basic transaction is simple, money is complicated. In a game set in the modern day, you either need to handwave away the complexities of tax, credit, and loans that make money in real-life so … but that in turn may keep some items out of reach of the player characters—it’s difficult to have a game with a thrilling car chase if none of the PCs can actually afford a car, but at the same time you don’t want to have to think about car loans, credit ratings, interest rates, fuel prices, car insurance, etc.</text:p>
      <text:p text:style-name="P100">Using real-world cash prices and simple cash transactions in your game is a straightforward matter on the surface but can present complications in some settings where finance is complex. This will require abstractions to work properly, so it’s all about which abstractions are most acceptable to you and your group.</text:p>
      <text:h text:style-name="P12" text:outline-level="3"><text:bookmark text:name="Coin"/><text:soft-page-break/>Coin</text:h>
      <text:p text:style-name="P100">A similar, but simpler, approach to a cash economy in-game is Coin. It functions much like a cash economy, but all money and valuable items are abstracted into a simpler, easier-to-manage value, normally referred to as <text:span text:style-name="T1">Coin</text:span>, <text:span text:style-name="T1">Gold</text:span>, <text:span text:style-name="T1">Wealth</text:span>, or something similar depending on the game. Small purchases, for trivial items and tiny amounts of money are hand-waved or grouped together as part of regular activity, with a simple ‘upkeep’ cost paid during downtime between adventures, covering all sorts of small, routine expenses, replenishing common resources like ammo and skill supplies, paying for food and lodgings, fuel for vehicles, etc.</text:p>
      <text:p text:style-name="P100">In this system, 1 coin is normally a sizeable, non-trivial amount of money—maybe equivalent to about £50 or £100 in terms of purchasing power.</text:p>
      <text:p text:style-name="P100">This often works best in fantasy or historical games, or games set on the frontiers of civilization, where barter, trade goods, and simple money make more sense and the circumstances for more complicated finances aren’t widespread.</text:p>
      <text:h text:style-name="P12" text:outline-level="3"><text:bookmark text:name="Wealth_Tracks"/>Wealth Tracks</text:h>
      <text:p text:style-name="P100">Another method is to handle a character’s wealth and resources as a whole more abstractly, treating them as another form of stress track.</text:p>
      <text:p text:style-name="P100">In this variant, each acquisition a character makes, each time they spend money, that purchase rolls [CD] based on the cost of that item—a cheap item may only have a Cost of 2[CD], while an expensive one might have a Cost of 8[CD] with one or more Damage Effects applied, such as Vicious, Piercing X, or Intense. The total rolled on those Challenge Dice become stress added to the character’s Wealth track, and as normal with any stress track, if enough stress is inflicted, it will inflict Harm… which in this case represents significant strains on the character’s resources.</text:p>
      <text:p text:style-name="P100">As with any stress track, characters have Resistance, which would be determined by the character’s general level of wealth: a wealthy character can absorb the impact of purchases far more easily than an impoverished one. Momentum on a test to find a seller might be spent on extra Resistance here, representing finding or negotiating a better deal, that lessens the impact of the purchase.</text:p>
      <text:p text:style-name="P100">Stress on the wealth track is cleared at the end of each adventure, with the assumption that characters have a regular income. A character can only suffer one Harm from wealth (which is a Trait as normal), but this can be cleared (or avoided) by spending assets the character owns—valuable items, reserves of extra cash saved up, shares or investments.</text:p>
      <text:p text:style-name="P100">This mechanism can be quite fun and interesting to play with, as it turns a part of the game that’s normally just tracking numbers into actual gameplay, but some players may find it intrusive for those same reasons. This is very much a playstyle choice.</text:p>
      <text:h text:style-name="P12" text:outline-level="3"><text:bookmark text:name="Wealth_Levels"/><text:soft-page-break/>Wealth Levels</text:h>
      <text:p text:style-name="P100">This variant is the closest to the basic acquisitions rules described on p. XX, but determines a character’s access to items and services by their wealth, rather than by the nature of the mission. In this variant, each character receives a Wealth Level, which represents their lifestyle and provides them with a sum of points per adventure which can be spent on acquiring equipment, securing services, and so forth.</text:p>
      <text:p text:style-name="P100">At a Wealth level of Comfortable or higher, a character can obtain items of Restriction 1 without spending Restriction points—they are a trivial matter for such a character. Independently Wealthy characters can obtain Restriction 1 or 2 items without spending points.</text:p>
      <text:p text:style-name="P106"><text:span text:style-name="T4">The amount of Restriction Points provided per adventure is a baseline, representing the amount of cash-on-hand, available credit, etc., the character has. A wealthy character may have possessions worth </text:span><text:span text:style-name="Emphasis"><text:span text:style-name="T4">much</text:span></text:span><text:span text:style-name="T4"> more than the items they can obtain each session, but the Restriction Points per adventure represent what the character has left over after their other expenses. Any acquisitions a character attempts beyond their Restriction Points require more work to obtain, such as rearranging finances, selling items, looking for bargains, and are covered by the Field Acquisitions rules.</text:span></text:p>
      <table:table table:name="Table13" table:style-name="Table13">
        <table:table-column table:style-name="Table13.A"/>
        <table:table-column table:style-name="Table13.B"/>
        <table:table-column table:style-name="Table13.C"/>
        <table:table-header-rows>
          <table:table-row table:style-name="TableLine94701968165600">
            <table:table-cell table:style-name="Table13.A1" office:value-type="string">
              <text:p text:style-name="P92">Wealth Level</text:p>
            </table:table-cell>
            <table:table-cell table:style-name="Table13.A1" office:value-type="string">
              <text:p text:style-name="P92">Restriction Points per Adventure</text:p>
            </table:table-cell>
            <table:table-cell table:style-name="Table13.A1" office:value-type="string">
              <text:p text:style-name="P92">Trivial Acquisitions</text:p>
            </table:table-cell>
          </table:table-row>
        </table:table-header-rows>
        <table:table-row table:style-name="TableLine94701968165600">
          <table:table-cell table:style-name="Table13.A2" office:value-type="string">
            <text:p text:style-name="P71">Wretched</text:p>
          </table:table-cell>
          <table:table-cell table:style-name="Table13.B2" office:value-type="string">
            <text:p text:style-name="P77">1</text:p>
          </table:table-cell>
          <table:table-cell table:style-name="Table13.C2" office:value-type="string">
            <text:p text:style-name="P77">—</text:p>
          </table:table-cell>
        </table:table-row>
        <table:table-row table:style-name="Table13.3">
          <table:table-cell table:style-name="Table13.A3" office:value-type="string">
            <text:p text:style-name="P71">Squalid</text:p>
          </table:table-cell>
          <table:table-cell table:style-name="Table13.B3" office:value-type="string">
            <text:p text:style-name="P77">2</text:p>
          </table:table-cell>
          <table:table-cell table:style-name="Table13.C3" office:value-type="string">
            <text:p text:style-name="P77">—</text:p>
          </table:table-cell>
        </table:table-row>
        <table:table-row table:style-name="TableLine94701968165600">
          <table:table-cell table:style-name="Table13.A4" office:value-type="string">
            <text:p text:style-name="P71">Poor</text:p>
          </table:table-cell>
          <table:table-cell table:style-name="Table13.B4" office:value-type="string">
            <text:p text:style-name="P77">3</text:p>
          </table:table-cell>
          <table:table-cell table:style-name="Table13.C4" office:value-type="string">
            <text:p text:style-name="P77">—</text:p>
          </table:table-cell>
        </table:table-row>
        <table:table-row table:style-name="Table13.3">
          <table:table-cell table:style-name="Table13.A5" office:value-type="string">
            <text:p text:style-name="P71">Modest</text:p>
          </table:table-cell>
          <table:table-cell table:style-name="Table13.B5" office:value-type="string">
            <text:p text:style-name="P77">4</text:p>
          </table:table-cell>
          <table:table-cell table:style-name="Table13.C5" office:value-type="string">
            <text:p text:style-name="P77">—</text:p>
          </table:table-cell>
        </table:table-row>
        <table:table-row table:style-name="TableLine94701968165600">
          <table:table-cell table:style-name="Table13.A6" office:value-type="string">
            <text:p text:style-name="P71">Comfortable</text:p>
          </table:table-cell>
          <table:table-cell table:style-name="Table13.B6" office:value-type="string">
            <text:p text:style-name="P77">5</text:p>
          </table:table-cell>
          <table:table-cell table:style-name="Table13.C6" office:value-type="string">
            <text:p text:style-name="P77">1</text:p>
          </table:table-cell>
        </table:table-row>
        <table:table-row table:style-name="Table13.3">
          <table:table-cell table:style-name="Table13.A7" office:value-type="string">
            <text:p text:style-name="P71">Wealthy</text:p>
          </table:table-cell>
          <table:table-cell table:style-name="Table13.B7" office:value-type="string">
            <text:p text:style-name="P77">6</text:p>
          </table:table-cell>
          <table:table-cell table:style-name="Table13.C7" office:value-type="string">
            <text:p text:style-name="P77">1</text:p>
          </table:table-cell>
        </table:table-row>
        <table:table-row table:style-name="TableLine94701968165600">
          <table:table-cell table:style-name="Table13.A8" office:value-type="string">
            <text:p text:style-name="P71">Independently Wealthy</text:p>
          </table:table-cell>
          <table:table-cell table:style-name="Table13.B8" office:value-type="string">
            <text:p text:style-name="P77">7</text:p>
          </table:table-cell>
          <table:table-cell table:style-name="Table13.C8" office:value-type="string">
            <text:p text:style-name="P77">2</text:p>
          </table:table-cell>
        </table:table-row>
      </table:table>
      <text:p text:style-name="P100"><text:span text:style-name="T1"/></text:p>
      <text:p text:style-name="P100"><text:span text:style-name="T1">Wretched</text:span>. You live in inhumane conditions. You are homeless, and while this means you don’t have many outgoings, you also don’t have much income either, probably getting by with itinerant work, begging, and selling off anything valuable you find to a pawnbroker.</text:p>
      <text:p text:style-name="P100"><text:span text:style-name="T1">Squalid</text:span>. You live desperate conditions, likely in a shelter or somewhere barely suitable for human habitation. You’ve got shelter from the elements, and a home address sufficient to <text:soft-page-break/>maintain steady(ish) work. Still, the rent is too damned high, and you’re never far from some expensive emergency, so even a meager income is stretched thin.</text:p>
      <text:p text:style-name="P100"><text:span text:style-name="T1">Poor</text:span>. You live in bad conditions, probably in a too-small apartment somewhere undesirable, or a trailer in an abandoned lot. You’d barely get by on one full-time job, or two part-time jobs, and you’ve had to make the bad choices between food, heat, or some other essential more times than you care to remember.</text:p>
      <text:p text:style-name="P100"><text:span text:style-name="T1">Modest</text:span>. A modest lifestyle keeps you out of the worst parts of town, you don’t have to choose between food and warmth. You’ve even got a decent bit of spending money left at the end of the month, enough to afford a few much-needed luxuries. Still, a good chunk of your cash goes on rent each month, the prospect of buying a home is just out of reach, and your health insurance is only just about good enough for minor sickness and injuries.</text:p>
      <text:p text:style-name="P100"><text:span text:style-name="T1">Comfortable</text:span>. Choosing a comfortable lifestyle means that you can afford nicer stuff and can easily maintain your equipment. You can rent a decent place, or maybe you’ve managed to buy somewhere to live, and you’ve got enough money from a decent job spare to save up for the occasional holiday or luxury purchase without impacting the routine little luxuries that get you through the week.</text:p>
      <text:p text:style-name="P100"><text:span text:style-name="T1">Wealthy</text:span>. You almost certainly own a home and can afford to pay for quality in everything you have and do. You’re well-off by most standards and draw at least some of your regular income through investments, perhaps renting out other properties you own, or perhaps playing the stock market, but that still comes on top of a regular job with good benefits and a great salary.</text:p>
      <text:p text:style-name="P100"><text:span text:style-name="T1">Independently Wealthy</text:span>. You live a life of plenty and comfort. You move in circles populated by the most powerful people in the community. You don’t really need to work – between inherited wealth and investments, and possibly a trust fund, you’ve got enough passive income that you only really work to increase your wealth and standing further, or because it gives you something to do. <text:s/>You probably have a few obligations as part of your social circles and finance connections, and you may well be involved in politics simply because politicians seek your support (i.e., your money) for their campaigns, and you can have celebrity status if you want just by being seen in the right places with the right people. Alternatively, wealth can bring you anonymity, allowing you to interact with the world without the world bothering you in return.</text:p>
      <text:h text:style-name="P6" text:outline-level="2"><text:bookmark text:name="Armor"/>Armor</text:h>
      <text:p text:style-name="P100">Armor and other protective gear come in a variety of shapes and sizes, providing varying degrees of coverage and protection, though sometimes with drawbacks. The armor presented in this section is fitting for a modern-day or near-future setting, but the principles apply to armor from any era.</text:p>
      <text:p text:style-name="P100">Armor is always considered a Major Item, but wearing armor means that it does not count towards your carrying capacity. A character may only wear one suit of armor at a time.</text:p>
      <text:p text:style-name="P100">Armor will have all the following categories:</text:p>
      <text:h text:style-name="P12" text:outline-level="3"><text:bookmark text:name="Resistance"/><text:soft-page-break/>Resistance</text:h>
      <text:p text:style-name="P106"><text:span text:style-name="T4">Each form of armor provides an amount of Armor Resistance. Armor Resistance reduces damage inflicted by physical attacks, as described in </text:span><text:span text:style-name="Emphasis"><text:span text:style-name="T5">Chapter 3: Conflict</text:span></text:span><text:span text:style-name="T4">. Armor Resistance is always expressed as a number.</text:span></text:p>
      <text:h text:style-name="P12" text:outline-level="3"><text:bookmark text:name="Qualities"/>Qualities</text:h>
      <text:p text:style-name="P100">Some suits of armor may have one or more of the following Qualities.</text:p>
      <text:list xml:id="list691849770" text:style-name="L101">
        <text:list-item>
          <text:p text:style-name="P185"><text:span text:style-name="T1">Ablative</text:span>: The armor is filled with solid ceramic or metal plates to absorb heavy impacts, such as from gunshots, which break or deform when struck with sufficient force. When a character wearing Ballistic armor is Defeated by a Wound, they may sacrifice the armor. If they do this, they are still Defeated, but the Wound that Defeated them is temporary, and will be healed fully at the end of the scene. If that Wound would have caused the character to be Dying, then sacrificing the armor also prevents this.</text:p>
        </text:list-item>
        <text:list-item>
          <text:p text:style-name="P185"><text:span text:style-name="T1">Environment (X)</text:span>: The armor is designed to protect against a specific environmental condition as well, which replaces the X in the quality’s name. This could be extremes of temperature or pressure and reduces the Difficulty of any skill test made to resist the negative effects of that environment.</text:p>
        </text:list-item>
        <text:list-item>
          <text:p text:style-name="P185"><text:span text:style-name="T1">Heavy</text:span>: The armor counts as a major item even while it is worn.</text:p>
        </text:list-item>
        <text:list-item>
          <text:p text:style-name="P185"><text:span text:style-name="T1">Helmet</text:span>: This protective headgear makes it safer for the wearer to peek out from behind cover; if the character is currently benefiting from any cover dice, they gain +1[CD] Cover. A character may wear one Helmet in addition to any other armor worn.</text:p>
        </text:list-item>
        <text:list-item>
          <text:p text:style-name="P185"><text:span text:style-name="T1">Hidden X</text:span>: The armor is designed to be worn covertly, hidden under clothing or in plain view disguised as ordinary clothing. Characters will not spot Hidden armor on a cursory inspection, and any skill test to search for the armor increases in Difficulty by X.</text:p>
        </text:list-item>
        <text:list-item>
          <text:p text:style-name="P185"><text:span text:style-name="T1">Uncomfortable</text:span>: The armor is uncomfortable and awkward to wear for long periods. At the end of every scene the character wears the armor, they suffer 1 Fatigue.</text:p>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style-name="TableLine94700989357376">
            <table:table-cell table:style-name="Table14.A1" office:value-type="string">
              <text:p text:style-name="P92">Name</text:p>
            </table:table-cell>
            <table:table-cell table:style-name="Table14.A1" office:value-type="string">
              <text:p text:style-name="P92">Armor Resistance</text:p>
            </table:table-cell>
            <table:table-cell table:style-name="Table14.A1" office:value-type="string">
              <text:p text:style-name="P92">Qualities</text:p>
            </table:table-cell>
            <table:table-cell table:style-name="Table14.A1" office:value-type="string">
              <text:p text:style-name="P92">Restric-tion</text:p>
            </table:table-cell>
            <table:table-cell table:style-name="Table14.E10" office:value-type="string">
              <text:p text:style-name="P74"/>
            </table:table-cell>
          </table:table-row>
        </table:table-header-rows>
        <table:table-row table:style-name="TableLine94700989357376">
          <table:table-cell table:style-name="Table14.A2" office:value-type="string">
            <text:p text:style-name="P71">Helmet</text:p>
          </table:table-cell>
          <table:table-cell table:style-name="Table14.B2" office:value-type="string">
            <text:p text:style-name="P77">0</text:p>
          </table:table-cell>
          <table:table-cell table:style-name="Table14.C2" office:value-type="string">
            <text:p text:style-name="P77">Ablative, Helmet</text:p>
          </table:table-cell>
          <table:table-cell table:style-name="Table14.D2" office:value-type="string">
            <text:p text:style-name="P77">0</text:p>
          </table:table-cell>
          <table:table-cell table:style-name="Table14.E10" office:value-type="string">
            <text:p text:style-name="P79"/>
          </table:table-cell>
        </table:table-row>
        <table:table-row table:style-name="Table14.3">
          <table:table-cell table:style-name="Table14.A3" office:value-type="string">
            <text:p text:style-name="P71">Leather Jacket, Protective Clothing, etc.</text:p>
          </table:table-cell>
          <table:table-cell table:style-name="Table14.B3" office:value-type="string">
            <text:p text:style-name="P77">1</text:p>
          </table:table-cell>
          <table:table-cell table:style-name="Table14.C3" office:value-type="string">
            <text:p text:style-name="P77">—</text:p>
          </table:table-cell>
          <table:table-cell table:style-name="Table14.D3" office:value-type="string">
            <text:p text:style-name="P77">0</text:p>
          </table:table-cell>
          <table:table-cell table:style-name="Table14.E10" office:value-type="string">
            <text:p text:style-name="P79"/>
          </table:table-cell>
        </table:table-row>
        <table:table-row table:style-name="TableLine94700989357376">
          <table:table-cell table:style-name="Table14.A4" office:value-type="string">
            <text:p text:style-name="P71">Armor-lined Clothing</text:p>
          </table:table-cell>
          <table:table-cell table:style-name="Table14.B4" office:value-type="string">
            <text:p text:style-name="P77">1</text:p>
          </table:table-cell>
          <table:table-cell table:style-name="Table14.C4" office:value-type="string">
            <text:p text:style-name="P77">Hidden</text:p>
          </table:table-cell>
          <table:table-cell table:style-name="Table14.D4" office:value-type="string">
            <text:p text:style-name="P77">3</text:p>
          </table:table-cell>
          <table:table-cell table:style-name="Table14.E4" office:value-type="string">
            <text:p text:style-name="P80">2</text:p>
          </table:table-cell>
        </table:table-row>
        <text:soft-page-break/>
        <table:table-row table:style-name="Table14.3">
          <table:table-cell table:style-name="Table14.A5" office:value-type="string">
            <text:p text:style-name="P71">Light Undercover Vest</text:p>
          </table:table-cell>
          <table:table-cell table:style-name="Table14.B5" office:value-type="string">
            <text:p text:style-name="P77">2</text:p>
          </table:table-cell>
          <table:table-cell table:style-name="Table14.C5" office:value-type="string">
            <text:p text:style-name="P77">Hidden</text:p>
          </table:table-cell>
          <table:table-cell table:style-name="Table14.D5" office:value-type="string">
            <text:p text:style-name="P77">2</text:p>
          </table:table-cell>
          <table:table-cell table:style-name="Table14.E5" office:value-type="string">
            <text:p text:style-name="P80">2</text:p>
          </table:table-cell>
        </table:table-row>
        <table:table-row table:style-name="TableLine94700989357376">
          <table:table-cell table:style-name="Table14.A6" office:value-type="string">
            <text:p text:style-name="P71">Undercover Vest</text:p>
          </table:table-cell>
          <table:table-cell table:style-name="Table14.B6" office:value-type="string">
            <text:p text:style-name="P77">2</text:p>
          </table:table-cell>
          <table:table-cell table:style-name="Table14.C6" office:value-type="string">
            <text:p text:style-name="P77">Ablative, Hidden</text:p>
          </table:table-cell>
          <table:table-cell table:style-name="Table14.D6" office:value-type="string">
            <text:p text:style-name="P77">1</text:p>
          </table:table-cell>
          <table:table-cell table:style-name="Table14.E6" office:value-type="string">
            <text:p text:style-name="P80">2</text:p>
          </table:table-cell>
        </table:table-row>
        <table:table-row table:style-name="Table14.3">
          <table:table-cell table:style-name="Table14.A7" office:value-type="string">
            <text:p text:style-name="P71">Tactical Vest</text:p>
          </table:table-cell>
          <table:table-cell table:style-name="Table14.B7" office:value-type="string">
            <text:p text:style-name="P77">3</text:p>
          </table:table-cell>
          <table:table-cell table:style-name="Table14.C7" office:value-type="string">
            <text:p text:style-name="P77">Ablative</text:p>
          </table:table-cell>
          <table:table-cell table:style-name="Table14.D7" office:value-type="string">
            <text:p text:style-name="P77">2</text:p>
          </table:table-cell>
          <table:table-cell table:style-name="Table14.E10" office:value-type="string">
            <text:p text:style-name="P79"/>
          </table:table-cell>
        </table:table-row>
        <table:table-row table:style-name="TableLine94700989357376">
          <table:table-cell table:style-name="Table14.A8" office:value-type="string">
            <text:p text:style-name="P71">Combat Body Armor</text:p>
          </table:table-cell>
          <table:table-cell table:style-name="Table14.B8" office:value-type="string">
            <text:p text:style-name="P77">4</text:p>
          </table:table-cell>
          <table:table-cell table:style-name="Table14.C8" office:value-type="string">
            <text:p text:style-name="P77">Ablative, Uncomfortable</text:p>
          </table:table-cell>
          <table:table-cell table:style-name="Table14.D8" office:value-type="string">
            <text:p text:style-name="P77">3</text:p>
          </table:table-cell>
          <table:table-cell table:style-name="Table14.E10" office:value-type="string">
            <text:p text:style-name="P79"/>
          </table:table-cell>
        </table:table-row>
        <table:table-row table:style-name="Table14.3">
          <table:table-cell table:style-name="Table14.A9" office:value-type="string">
            <text:p text:style-name="P71">Heavy Combat Armor</text:p>
          </table:table-cell>
          <table:table-cell table:style-name="Table14.B9" office:value-type="string">
            <text:p text:style-name="P77">5</text:p>
          </table:table-cell>
          <table:table-cell table:style-name="Table14.C9" office:value-type="string">
            <text:p text:style-name="P77">Ablative, Heavy, Uncomfortable</text:p>
          </table:table-cell>
          <table:table-cell table:style-name="Table14.D9" office:value-type="string">
            <text:p text:style-name="P77">3</text:p>
          </table:table-cell>
          <table:table-cell table:style-name="Table14.E10" office:value-type="string">
            <text:p text:style-name="P79"/>
          </table:table-cell>
        </table:table-row>
        <table:table-row table:style-name="TableLine94700989357376">
          <table:table-cell table:style-name="Table14.A10" office:value-type="string">
            <text:p text:style-name="P71">Bomb Suit</text:p>
          </table:table-cell>
          <table:table-cell table:style-name="Table14.B10" office:value-type="string">
            <text:p text:style-name="P77">6</text:p>
          </table:table-cell>
          <table:table-cell table:style-name="Table14.C10" office:value-type="string">
            <text:p text:style-name="P77">Ablative, Heavy, Uncomfortable</text:p>
          </table:table-cell>
          <table:table-cell table:style-name="Table14.D10" office:value-type="string">
            <text:p text:style-name="P77">4</text:p>
          </table:table-cell>
          <table:table-cell table:style-name="Table14.E10" office:value-type="string">
            <text:p text:style-name="P79"/>
          </table:table-cell>
        </table:table-row>
      </table:table>
      <text:h text:style-name="P13" text:outline-level="3"><text:bookmark text:name="Armor_Types"/>Armor Types</text:h>
      <text:h text:style-name="P18" text:outline-level="4"><text:bookmark text:name="Helmet"/>Helmet</text:h>
      <text:p text:style-name="P100">Protective headgear comes in countless varieties for different jobs and purposes. While a helmet provides little protection against direct attack, they’re useful for protecting against minor impacts and glancing hits.</text:p>
      <text:h text:style-name="P18" text:outline-level="4"><text:bookmark text:name="Leather_Jacket_Protective_Clothing_etc"/>Leather Jacket, Protective Clothing, etc.</text:h>
      <text:p text:style-name="P100">Leather jackets and a variety of personal protective equipment can provide a minimal amount of protection from attack.</text:p>
      <text:h text:style-name="P18" text:outline-level="4"><text:bookmark text:name="Armor-lined_Clothing"/>Armor-lined Clothing</text:h>
      <text:p text:style-name="P100">While uncommon, layers of kevlar or other ballistic cloth sewn into the lining of outerwear is a useful way to gain a little protection without advertising that you’re wearing armor. It’s also becoming staple of action movies to have tailored suits containing an armored layer, for extra-stylish fight scenes.</text:p>
      <text:h text:style-name="P18" text:outline-level="4"><text:bookmark text:name="Light_Undercover_Vest"/><text:soft-page-break/>Light Undercover Vest</text:h>
      <text:p text:style-name="P100">A slim-fitting vest of kevlar or other ballistic cloth that can be hidden under other clothing easily. It doesn’t provide a huge amount of protection, but it also isn’t particularly bulky or awkward either.</text:p>
      <text:h text:style-name="P18" text:outline-level="4"><text:bookmark text:name="Undercover_Vest"/>Undercover Vest</text:h>
      <text:p text:style-name="P100">A heavier form of the light undercover vest, augmented with metal, plastic, or ceramic plates to absorb some of the impact, but this added bulk makes it harder to hide the vest.</text:p>
      <text:h text:style-name="P18" text:outline-level="4"><text:bookmark text:name="Tactical_Vest"/>Tactical Vest</text:h>
      <text:p text:style-name="P100">A larger, bulkier form of the undercover vest, designed instead to be worn on top of other clothing. They’re often fitted with assorted straps, pouches, and attachment points for other gear, and they’re relatively easy to put on when time is of the essence. Law enforcement agents often wear these emblazoned with “Police” or the name of their agency.</text:p>
      <text:h text:style-name="P18" text:outline-level="4"><text:bookmark text:name="Combat_Body_Armor"/>Combat Body Armor</text:h>
      <text:p text:style-name="P100">A heavy-duty tactical vest but containing extra armored sections covering more of the body—a raised collar, extra panels in the sides of the abdomen, extra upper arm protection, etc.—to provide the wearer with enhanced protection. While every effort is made to ensure the armor is as comfortable as possible, a balance must be struck between protection and comfort.</text:p>
      <text:h text:style-name="P18" text:outline-level="4"><text:bookmark text:name="Heavy_Combat_Armor"/>Heavy Combat Armor</text:h>
      <text:p text:style-name="P100">A reinforced form of the combat body armor above, this is seldom used outside of the most dangerous situations due to the extra weight of the armor.</text:p>
      <text:h text:style-name="P18" text:outline-level="4"><text:bookmark text:name="Bomb_Suit"/>Bomb Suit</text:h>
      <text:p text:style-name="P100">A heavy, bulky suit designed to protect bomb disposal technicians from explosives at close range. They are thus extremely protective, but cumbersome and ill-suited to be worn for long periods of time.</text:p>
      <text:h text:style-name="P6" text:outline-level="2"><text:bookmark text:name="Personal_Belongings"/><text:soft-page-break/>Personal Belongings</text:h>
      <text:p text:style-name="P100">This section describes the way in which a character’s equipment and possessions influence his actions. The tools and items that a character uses can improve their ability to perform tasks or grant them new options that he would not possess otherwise.</text:p>
      <text:p text:style-name="P100">Belongings are, broadly speaking, any items of equipment that don’t fall into any other category. As a rule of thumb, belongings can be most easily represented as Traits: reducing the Difficulty of certain Skill Tests the character attempts or making some Skill Tests possible where they wouldn’t otherwise have been possible. The Traits can also provide the basis for description as to how a character carries out the activity. As they represent physical objects, Traits that represent items can be passed freely between characters.</text:p>
      <text:p text:style-name="P100">A lot of these items are commonly described as <text:span text:style-name="T1">kits</text:span>, which represent a collection of useful tools and materials for performing a specific type of Skill Test. For example, a first aid or medical kit is used with <text:span text:style-name="T1">Coordination + Survive</text:span> Tests made to treat injuries, while an electrician’s toolkit is used with <text:span text:style-name="T1">Coordination + Operate</text:span> Tests made to repair electronic devices. These kits provide an Trait, reducing the Difficulty of those tests by 1, or allowing some Tests that might be impossible without those tools.</text:p>
      <text:p text:style-name="P100">Further, kits are often used alongside limited resources that generate additional Momentum for use on the Test – either before the Test, to buy bonus d20s, or after the Test to gain other benefits. Some particularly involved tasks may require that one or more uses of a resource be expended, without the normal bonus, for the Task to even be attempted. When new, a kit comes with three uses of the associated resource per adventure, which are replenished (back up to three) at the start of each new adventure (this is part of the character’s normal downtime).</text:p>
      <text:p text:style-name="P100">In some cases, smaller and larger versions of kits may exist as well. Smaller versions contain no uses of the associated resource, and they are expended after being used for a single Skill Test.</text:p>
      <text:p text:style-name="P100">Larger versions are <text:span text:style-name="T1">facilities</text:span>, built into rooms or buildings, or possibly into especially large vehicles, such as ambulances as a facility for Tests to treat injuries. They come with ten of the associated resource, and are, in essence, treated as two stacking Traits for the associated type of Skill Test.</text:p>
      <text:p text:style-name="P100">Some items may have specific effects instead of counting as Traits. These tools provide benefits in one of a few different ways. Sometimes the benefits come by themselves, while at other times the benefit may come at a cost. Some of these items provide Bonus Momentum for specific benefits, or they allow one or more d20s to be re-rolled on an associated Skill Test.</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style-name="TableLine94700934279696">
            <table:table-cell table:style-name="Table15.A1" office:value-type="string">
              <text:p text:style-name="P92">Name</text:p>
            </table:table-cell>
            <table:table-cell table:style-name="Table15.A1" office:value-type="string">
              <text:p text:style-name="P92">Skill (Focus)</text:p>
            </table:table-cell>
            <table:table-cell table:style-name="Table15.A1" office:value-type="string">
              <text:p text:style-name="P92">Type</text:p>
            </table:table-cell>
            <table:table-cell table:style-name="Table15.A1" office:value-type="string">
              <text:p text:style-name="P92">Size</text:p>
            </table:table-cell>
            <table:table-cell table:style-name="Table15.A1" office:value-type="string">
              <text:p text:style-name="P92">Restriction Rating</text:p>
            </table:table-cell>
          </table:table-row>
        </table:table-header-rows>
        <table:table-row table:style-name="TableLine94700934279696">
          <table:table-cell table:style-name="Table15.A2" office:value-type="string">
            <text:p text:style-name="P71">Ammo Belt</text:p>
          </table:table-cell>
          <table:table-cell table:style-name="Table15.B2" office:value-type="string">
            <text:p text:style-name="P71">Fight</text:p>
          </table:table-cell>
          <table:table-cell table:style-name="Table15.C2" office:value-type="string">
            <text:p text:style-name="P71">3 Resources</text:p>
          </table:table-cell>
          <table:table-cell table:style-name="Table15.D2" office:value-type="string">
            <text:p text:style-name="P71">Min<text:soft-page-break/>or</text:p>
          </table:table-cell>
          <table:table-cell table:style-name="Table15.E2" office:value-type="string">
            <text:p text:style-name="P71">1</text:p>
          </table:table-cell>
        </table:table-row>
        <table:table-row table:style-name="Table15.3">
          <table:table-cell table:style-name="Table15.A3" office:value-type="string">
            <text:p text:style-name="P71">Analytical Tools</text:p>
          </table:table-cell>
          <table:table-cell table:style-name="Table15.B3" office:value-type="string">
            <text:p text:style-name="P71">Know (Science)</text:p>
          </table:table-cell>
          <table:table-cell table:style-name="Table15.C3" office:value-type="string">
            <text:p text:style-name="P71">Kit +3 Resources</text:p>
          </table:table-cell>
          <table:table-cell table:style-name="Table15.D3" office:value-type="string">
            <text:p text:style-name="P71">Major</text:p>
          </table:table-cell>
          <table:table-cell table:style-name="Table15.E3" office:value-type="string">
            <text:p text:style-name="P71">1</text:p>
          </table:table-cell>
        </table:table-row>
        <table:table-row table:style-name="TableLine94700934279696">
          <table:table-cell table:style-name="Table15.A4" office:value-type="string">
            <text:p text:style-name="P71">Burglar’s Tools</text:p>
          </table:table-cell>
          <table:table-cell table:style-name="Table15.B4" office:value-type="string">
            <text:p text:style-name="P71">Move (Stealth)</text:p>
          </table:table-cell>
          <table:table-cell table:style-name="Table15.C4" office:value-type="string">
            <text:p text:style-name="P71">Kit +3 Resources</text:p>
          </table:table-cell>
          <table:table-cell table:style-name="Table15.D4" office:value-type="string">
            <text:p text:style-name="P71">Major</text:p>
          </table:table-cell>
          <table:table-cell table:style-name="Table15.E4" office:value-type="string">
            <text:p text:style-name="P71">1</text:p>
          </table:table-cell>
        </table:table-row>
        <table:table-row table:style-name="Table15.3">
          <table:table-cell table:style-name="Table15.A5" office:value-type="string">
            <text:p text:style-name="P71">Clinic</text:p>
          </table:table-cell>
          <table:table-cell table:style-name="Table15.B5" office:value-type="string">
            <text:p text:style-name="P71">Survival (Medicine)</text:p>
          </table:table-cell>
          <table:table-cell table:style-name="Table15.C5" office:value-type="string">
            <text:p text:style-name="P71">Facility +10 Resources</text:p>
          </table:table-cell>
          <table:table-cell table:style-name="Table15.D5" office:value-type="string">
            <text:p text:style-name="P71">–</text:p>
          </table:table-cell>
          <table:table-cell table:style-name="Table15.E5" office:value-type="string">
            <text:p text:style-name="P71">3</text:p>
          </table:table-cell>
        </table:table-row>
        <table:table-row table:style-name="TableLine94700934279696">
          <table:table-cell table:style-name="Table15.A6" office:value-type="string">
            <text:p text:style-name="P71">Demolition Kit</text:p>
          </table:table-cell>
          <table:table-cell table:style-name="Table15.B6" office:value-type="string">
            <text:p text:style-name="P71">Operate (Explosives)</text:p>
          </table:table-cell>
          <table:table-cell table:style-name="Table15.C6" office:value-type="string">
            <text:p text:style-name="P71">Kit +3 Resources</text:p>
          </table:table-cell>
          <table:table-cell table:style-name="Table15.D6" office:value-type="string">
            <text:p text:style-name="P71">Major</text:p>
          </table:table-cell>
          <table:table-cell table:style-name="Table15.E6" office:value-type="string">
            <text:p text:style-name="P71">2</text:p>
          </table:table-cell>
        </table:table-row>
        <table:table-row table:style-name="Table15.3">
          <table:table-cell table:style-name="Table15.A7" office:value-type="string">
            <text:p text:style-name="P71">Disguise Kit</text:p>
          </table:table-cell>
          <table:table-cell table:style-name="Table15.B7" office:value-type="string">
            <text:p text:style-name="P71">Talk (Deception)</text:p>
          </table:table-cell>
          <table:table-cell table:style-name="Table15.C7" office:value-type="string">
            <text:p text:style-name="P71">Kit +3 Resources</text:p>
          </table:table-cell>
          <table:table-cell table:style-name="Table15.D7" office:value-type="string">
            <text:p text:style-name="P71">Major</text:p>
          </table:table-cell>
          <table:table-cell table:style-name="Table15.E7" office:value-type="string">
            <text:p text:style-name="P71">1</text:p>
          </table:table-cell>
        </table:table-row>
        <table:table-row table:style-name="TableLine94700934279696">
          <table:table-cell table:style-name="Table15.A8" office:value-type="string">
            <text:p text:style-name="P71">Dressing Room</text:p>
          </table:table-cell>
          <table:table-cell table:style-name="Table15.B8" office:value-type="string">
            <text:p text:style-name="P71">Talk (Deception)</text:p>
          </table:table-cell>
          <table:table-cell table:style-name="Table15.C8" office:value-type="string">
            <text:p text:style-name="P71">Facility +10 Resources</text:p>
          </table:table-cell>
          <table:table-cell table:style-name="Table15.D8" office:value-type="string">
            <text:p text:style-name="P71">–</text:p>
          </table:table-cell>
          <table:table-cell table:style-name="Table15.E8" office:value-type="string">
            <text:p text:style-name="P71">2</text:p>
          </table:table-cell>
        </table:table-row>
        <table:table-row table:style-name="Table15.3">
          <table:table-cell table:style-name="Table15.A9" office:value-type="string">
            <text:p text:style-name="P71">Electrician’s Tools</text:p>
          </table:table-cell>
          <table:table-cell table:style-name="Table15.B9" office:value-type="string">
            <text:p text:style-name="P71">Operate (Electronics)</text:p>
          </table:table-cell>
          <table:table-cell table:style-name="Table15.C9" office:value-type="string">
            <text:p text:style-name="P71">Kit +3 Resources</text:p>
          </table:table-cell>
          <table:table-cell table:style-name="Table15.D9" office:value-type="string">
            <text:p text:style-name="P71">Major</text:p>
          </table:table-cell>
          <table:table-cell table:style-name="Table15.E9" office:value-type="string">
            <text:p text:style-name="P71">1</text:p>
          </table:table-cell>
        </table:table-row>
        <table:table-row table:style-name="TableLine94700934279696">
          <table:table-cell table:style-name="Table15.A10" office:value-type="string">
            <text:p text:style-name="P71">False ID</text:p>
          </table:table-cell>
          <table:table-cell table:style-name="Table15.B10" office:value-type="string">
            <text:p text:style-name="P71">Talk (Deception)</text:p>
          </table:table-cell>
          <table:table-cell table:style-name="Table15.C10" office:value-type="string">
            <text:p text:style-name="P71">Kit</text:p>
          </table:table-cell>
          <table:table-cell table:style-name="Table15.D10" office:value-type="string">
            <text:p text:style-name="P71">Trivial</text:p>
          </table:table-cell>
          <table:table-cell table:style-name="Table15.E10" office:value-type="string">
            <text:p text:style-name="P71">2</text:p>
          </table:table-cell>
        </table:table-row>
        <table:table-row table:style-name="Table15.3">
          <table:table-cell table:style-name="Table15.A11" office:value-type="string">
            <text:p text:style-name="P71">First Aid Kit</text:p>
          </table:table-cell>
          <table:table-cell table:style-name="Table15.B11" office:value-type="string">
            <text:p text:style-name="P71">Survival (Medicine)</text:p>
          </table:table-cell>
          <table:table-cell table:style-name="Table15.C11" office:value-type="string">
            <text:p text:style-name="P71">One-use kit</text:p>
          </table:table-cell>
          <table:table-cell table:style-name="Table15.D11" office:value-type="string">
            <text:p text:style-name="P71">Minor</text:p>
          </table:table-cell>
          <table:table-cell table:style-name="Table15.E11" office:value-type="string">
            <text:p text:style-name="P71">1</text:p>
          </table:table-cell>
        </table:table-row>
        <table:table-row table:style-name="TableLine94700934279696">
          <table:table-cell table:style-name="Table15.A12" office:value-type="string">
            <text:p text:style-name="P71">Garage</text:p>
          </table:table-cell>
          <table:table-cell table:style-name="Table15.B12" office:value-type="string">
            <text:p text:style-name="P71">Operate (Mechanics)</text:p>
          </table:table-cell>
          <table:table-cell table:style-name="Table15.C12" office:value-type="string">
            <text:p text:style-name="P71">Facility +10 Resources</text:p>
          </table:table-cell>
          <table:table-cell table:style-name="Table15.D12" office:value-type="string">
            <text:p text:style-name="P71">–</text:p>
          </table:table-cell>
          <table:table-cell table:style-name="Table15.E12" office:value-type="string">
            <text:p text:style-name="P71">2</text:p>
          </table:table-cell>
        </table:table-row>
        <table:table-row table:style-name="Table15.3">
          <table:table-cell table:style-name="Table15.A13" office:value-type="string">
            <text:p text:style-name="P71">Laboratory</text:p>
          </table:table-cell>
          <table:table-cell table:style-name="Table15.B13" office:value-type="string">
            <text:p text:style-name="P71">Know (Science)</text:p>
          </table:table-cell>
          <table:table-cell table:style-name="Table15.C13" office:value-type="string">
            <text:p text:style-name="P71">Facility +10 Resources</text:p>
          </table:table-cell>
          <table:table-cell table:style-name="Table15.D13" office:value-type="string">
            <text:p text:style-name="P71">–</text:p>
          </table:table-cell>
          <table:table-cell table:style-name="Table15.E13" office:value-type="string">
            <text:p text:style-name="P71">2</text:p>
          </table:table-cell>
        </table:table-row>
        <table:table-row table:style-name="TableLine94700934279696">
          <table:table-cell table:style-name="Table15.A14" office:value-type="string">
            <text:p text:style-name="P71">Mechanic’s Tools</text:p>
          </table:table-cell>
          <table:table-cell table:style-name="Table15.B14" office:value-type="string">
            <text:p text:style-name="P71">Operate (Mechanics)</text:p>
          </table:table-cell>
          <table:table-cell table:style-name="Table15.C14" office:value-type="string">
            <text:p text:style-name="P71">Kit +3 Resources</text:p>
          </table:table-cell>
          <table:table-cell table:style-name="Table15.D14" office:value-type="string">
            <text:p text:style-name="P71">Major</text:p>
          </table:table-cell>
          <table:table-cell table:style-name="Table15.E14" office:value-type="string">
            <text:p text:style-name="P71">1</text:p>
          </table:table-cell>
        </table:table-row>
        <table:table-row table:style-name="Table15.3">
          <table:table-cell table:style-name="Table15.A15" office:value-type="string">
            <text:p text:style-name="P71">Medic’s Bag</text:p>
          </table:table-cell>
          <table:table-cell table:style-name="Table15.B15" office:value-type="string">
            <text:p text:style-name="P71">Survival (Medicine)</text:p>
          </table:table-cell>
          <table:table-cell table:style-name="Table15.C15" office:value-type="string">
            <text:p text:style-name="P71">Kit +3 Resources</text:p>
          </table:table-cell>
          <table:table-cell table:style-name="Table15.D15" office:value-type="string">
            <text:p text:style-name="P71">Major</text:p>
          </table:table-cell>
          <table:table-cell table:style-name="Table15.E15" office:value-type="string">
            <text:p text:style-name="P71">2</text:p>
          </table:table-cell>
        </table:table-row>
        <text:soft-page-break/>
        <table:table-row table:style-name="TableLine94700934279696">
          <table:table-cell table:style-name="Table15.A16" office:value-type="string">
            <text:p text:style-name="P71">Workshop</text:p>
          </table:table-cell>
          <table:table-cell table:style-name="Table15.B16" office:value-type="string">
            <text:p text:style-name="P71">Operate (Electronics)</text:p>
          </table:table-cell>
          <table:table-cell table:style-name="Table15.C16" office:value-type="string">
            <text:p text:style-name="P71">Facility +10 Resources</text:p>
          </table:table-cell>
          <table:table-cell table:style-name="Table15.D16" office:value-type="string">
            <text:p text:style-name="P71">–</text:p>
          </table:table-cell>
          <table:table-cell table:style-name="Table15.E16" office:value-type="string">
            <text:p text:style-name="P71">2</text:p>
          </table:table-cell>
        </table:table-row>
      </table:table>
      <text:h text:style-name="P13" text:outline-level="3"><text:bookmark text:name="Skill_Kits_and_Facilities"/>Skill Kits and Facilities</text:h>
      <text:h text:style-name="P18" text:outline-level="4"><text:bookmark text:name="Ammo_Belt"/>Ammo Belt</text:h>
      <text:p text:style-name="P100">A bandoleer or belt of ammunition, which stores up to 3 additional Reloads (see p. XX). This is in addition to any Reloads provided with a weapon.</text:p>
      <text:h text:style-name="P18" text:outline-level="4"><text:bookmark text:name="Analytical_Tools"/>Analytical Tools</text:h>
      <text:p text:style-name="P100">Analytical tools allow a character to perform chemical testing, with apparatus for identifying various compounds, reactions, and other useful tests, normally covered by tests using the Know (Science) skill. The tools come with enough chemicals and reagents to count as 3 Resources.</text:p>
      <text:h text:style-name="P18" text:outline-level="4"><text:bookmark text:name="Burglars_Tools"/>Burglar’s Tools</text:h>
      <text:p text:style-name="P100">A bag of burglar’s tools contains lock picks, small screwdrivers, a short crowbar and hammer, boot polish and other oils and lubricants to assist in breaking and entering into a secure location, normally covered by tests using the Move (Stealth) skill. The kit comes with enough disposable supplies to count as 3 Resources.</text:p>
      <text:h text:style-name="P18" text:outline-level="4"><text:bookmark text:name="Clinic"/>Clinic</text:h>
      <text:p text:style-name="P100">A clinic is a facility for medical care, containing a variety of useful tools for helping sick or injured characters, normally covered by skill tests using the Survive (Medicine) skill. Its cabinets contain enough medicines and other supplies to count as 6 Resources.</text:p>
      <text:h text:style-name="P18" text:outline-level="4"><text:bookmark text:name="Demolition_Kit"/>Demolition Kit</text:h>
      <text:p text:style-name="P100">A demolition kit contains everything an engineer or saboteur needs to shape explosives and set up detonators, or to defuse explosives in the field, normally covered by the Operate <text:soft-page-break/>(Explosive) skill. It comes with fuse wire and other consumable supplies that count as 3 Resources, and which count as Ammo for use with placed explosives.</text:p>
      <text:h text:style-name="P18" text:outline-level="4"><text:bookmark text:name="Disguise_Kit"/>Disguise Kit</text:h>
      <text:p text:style-name="P100">A disguise kit is a bag or case containing prosthetics, cosmetics, and accessories to alter your appearance enough to hide your identity or even pass as someone else, providing bonuses to the Talk (Deception) skill. There’s only a finite supply of cosmetics and glues for the prosthetics, which count as 3 Resources.</text:p>
      <text:h text:style-name="P18" text:outline-level="4"><text:bookmark text:name="Dressing_Room"/>Dressing Room</text:h>
      <text:p text:style-name="P100">A dressing room is a facility useful for creating disguises, containing much the same tools as a disguise kit, along with wigs, clothing, and higher-quality cosmetics and prosthetics for creating disguises, providing bonuses to the Talk (Deception) skill. The supply of cosmetics, glues, solvents, and other consumables count as 6 Resources.</text:p>
      <text:h text:style-name="P18" text:outline-level="4"><text:bookmark text:name="Electricians_Tools"/>Electrician’s Tools</text:h>
      <text:p text:style-name="P100">An electrician’s tool kit comes with tools and spare parts to test, repair, and reconfigure radios, telecommunications equipment, computers, and the electrical systems found in vehicles and within buildings, normally covered by the Operate (Electronics) skill. The kit comes with enough spare parts—fuses, batteries, soldering wire, and similar—to count as 3 Resources.</text:p>
      <text:h text:style-name="P18" text:outline-level="4"><text:bookmark text:name="False_ID"/>False ID</text:h>
      <text:p text:style-name="P100">Identity documents—driving licenses, passports, and so forth—are useful for carrying out covert activities, or illegal ones. When operating under an assumed identity, official-seeming documents back up the deception, providing benefits on Talk (Deception) tests.</text:p>
      <text:h text:style-name="P18" text:outline-level="4"><text:bookmark text:name="First_Aid_Kit"/>First Aid Kit</text:h>
      <text:p text:style-name="P100">First aid kits are compact packages, easy to carry alongside other belongings, which contain enough items to provide first aid to an injured person, but which are expended after use. This is a one-use kit, counting as the tools needed to provide medical attention (a Survive [Medicine] test) for a single skill test.</text:p>
      <text:h text:style-name="P18" text:outline-level="4"><text:bookmark text:name="Garage"/><text:soft-page-break/>Garage</text:h>
      <text:p text:style-name="P100">A facility filled with tools for working on cars and motorcycles, and on other mechanical devices, typically covered by the Operate (Mechanical) skill. Cabinets contain spare parts, nuts, bolts, screws, oil, lubricants, and other supplies needed to get the job done, counting as 10 Resources.</text:p>
      <text:h text:style-name="P18" text:outline-level="4"><text:bookmark text:name="Laboratory"/>Laboratory</text:h>
      <text:p text:style-name="P100">A facility filled with the tools and substances needed to analyze chemicals and perform other scientific tests, typically covered by the Know (Science) skill. The lab contains enough chemicals, reagents, and other limited supplies to count as 10 Resources.</text:p>
      <text:h text:style-name="P18" text:outline-level="4"><text:bookmark text:name="Mechanics_Tools"/>Mechanic’s Tools</text:h>
      <text:p text:style-name="P100">A mechanic’s tool kit contains tools, oil, lubricants, nuts, bolts, and other items needed to repair almost anything mechanical. These tools can be used on cars, tanks, planes, or factory machinery, typically covered by the Operate (Mechanical) skill. The kit has enough supplies to count as 3 Resources.</text:p>
      <text:h text:style-name="P18" text:outline-level="4"><text:bookmark text:name="Medics_Bag"/>Medic’s Bag</text:h>
      <text:p text:style-name="P100">Medics—paramedics, doctors making house calls, combat medics, and the like—carry bags of specialized equipment. This includes wound dressings, bandages, and other things you’d find in a first aid kit, as well as a variety of common drugs and medicines for treating patients in the field. These actions are covered by a Survive (Medicine) test. The bag has enough supplies to count as 3 Resources.</text:p>
      <text:h text:style-name="P18" text:outline-level="4"><text:bookmark text:name="Workshop"/>Workshop</text:h>
      <text:p text:style-name="P100">A facility containing all the tools and equipment needed to repair or modify electrical equipment, covered by an Operate (Electronics) test. The workshop comes with supplies that count as 10 Resources.</text:p>
      <text:h text:style-name="P13" text:outline-level="3"><text:bookmark text:name="Other_Items"/>Other Items</text:h>
      <text:p text:style-name="P100">Items on this list serve mostly as equipment traits, making some tasks easier or allowing them to be attempted at all (or can hinder or prevent someone else performing tasks). At the GM’s discretion, specific items may grant additional bonuses, such as an increased reduction <text:soft-page-break/>in difficulty for specific tasks, allowing a single d20 to be rerolled, or granting bonus momentum on a successful task.</text:p>
      <table:table table:name="Table16" table:style-name="Table16">
        <table:table-column table:style-name="Table16.A"/>
        <table:table-column table:style-name="Table16.B"/>
        <table:table-column table:style-name="Table16.C"/>
        <table:table-header-rows>
          <table:table-row table:style-name="TableLine94701997332592">
            <table:table-cell table:style-name="Table16.A1" office:value-type="string">
              <text:p text:style-name="P92">Name</text:p>
            </table:table-cell>
            <table:table-cell table:style-name="Table16.A1" office:value-type="string">
              <text:p text:style-name="P92">Size</text:p>
            </table:table-cell>
            <table:table-cell table:style-name="Table16.A1" office:value-type="string">
              <text:p text:style-name="P92">Restriction</text:p>
            </table:table-cell>
          </table:table-row>
        </table:table-header-rows>
        <table:table-row table:style-name="TableLine94701997332592">
          <table:table-cell table:style-name="Table16.A2" office:value-type="string">
            <text:p text:style-name="P71">Binoculars</text:p>
          </table:table-cell>
          <table:table-cell table:style-name="Table16.B2" office:value-type="string">
            <text:p text:style-name="P77">Minor</text:p>
          </table:table-cell>
          <table:table-cell table:style-name="Table16.C2" office:value-type="string">
            <text:p text:style-name="P77">1</text:p>
          </table:table-cell>
        </table:table-row>
        <table:table-row table:style-name="Table16.3">
          <table:table-cell table:style-name="Table16.A3" office:value-type="string">
            <text:p text:style-name="P71">Bolt Cutter</text:p>
          </table:table-cell>
          <table:table-cell table:style-name="Table16.B3" office:value-type="string">
            <text:p text:style-name="P77">Major</text:p>
          </table:table-cell>
          <table:table-cell table:style-name="Table16.C3" office:value-type="string">
            <text:p text:style-name="P77">1</text:p>
          </table:table-cell>
        </table:table-row>
        <table:table-row table:style-name="TableLine94701997332592">
          <table:table-cell table:style-name="Table16.A4" office:value-type="string">
            <text:p text:style-name="P71">Camera</text:p>
          </table:table-cell>
          <table:table-cell table:style-name="Table16.B4" office:value-type="string">
            <text:p text:style-name="P77">Minor</text:p>
          </table:table-cell>
          <table:table-cell table:style-name="Table16.C4" office:value-type="string">
            <text:p text:style-name="P77">1</text:p>
          </table:table-cell>
        </table:table-row>
        <table:table-row table:style-name="Table16.3">
          <table:table-cell table:style-name="Table16.A5" office:value-type="string">
            <text:p text:style-name="P71">Computer</text:p>
          </table:table-cell>
          <table:table-cell table:style-name="Table16.B5" office:value-type="string">
            <text:p text:style-name="P77">Major</text:p>
          </table:table-cell>
          <table:table-cell table:style-name="Table16.C5" office:value-type="string">
            <text:p text:style-name="P77">3</text:p>
          </table:table-cell>
        </table:table-row>
        <table:table-row table:style-name="TableLine94701997332592">
          <table:table-cell table:style-name="Table16.A6" office:value-type="string">
            <text:p text:style-name="P71">Duct Tape</text:p>
          </table:table-cell>
          <table:table-cell table:style-name="Table16.B6" office:value-type="string">
            <text:p text:style-name="P77">Trivial</text:p>
          </table:table-cell>
          <table:table-cell table:style-name="Table16.C6" office:value-type="string">
            <text:p text:style-name="P77">1</text:p>
          </table:table-cell>
        </table:table-row>
        <table:table-row table:style-name="Table16.3">
          <table:table-cell table:style-name="Table16.A7" office:value-type="string">
            <text:p text:style-name="P71">Fire Extinguisher</text:p>
          </table:table-cell>
          <table:table-cell table:style-name="Table16.B7" office:value-type="string">
            <text:p text:style-name="P77">Major</text:p>
          </table:table-cell>
          <table:table-cell table:style-name="Table16.C7" office:value-type="string">
            <text:p text:style-name="P77">1</text:p>
          </table:table-cell>
        </table:table-row>
        <table:table-row table:style-name="TableLine94701997332592">
          <table:table-cell table:style-name="Table16.A8" office:value-type="string">
            <text:p text:style-name="P71">Gas Mask</text:p>
          </table:table-cell>
          <table:table-cell table:style-name="Table16.B8" office:value-type="string">
            <text:p text:style-name="P77">Minor</text:p>
          </table:table-cell>
          <table:table-cell table:style-name="Table16.C8" office:value-type="string">
            <text:p text:style-name="P77">2</text:p>
          </table:table-cell>
        </table:table-row>
        <table:table-row table:style-name="Table16.3">
          <table:table-cell table:style-name="Table16.A9" office:value-type="string">
            <text:p text:style-name="P71">Glow Sticks</text:p>
          </table:table-cell>
          <table:table-cell table:style-name="Table16.B9" office:value-type="string">
            <text:p text:style-name="P77">Trivial</text:p>
          </table:table-cell>
          <table:table-cell table:style-name="Table16.C9" office:value-type="string">
            <text:p text:style-name="P77">1</text:p>
          </table:table-cell>
        </table:table-row>
        <table:table-row table:style-name="TableLine94701997332592">
          <table:table-cell table:style-name="Table16.A10" office:value-type="string">
            <text:p text:style-name="P71">GPS Receiver</text:p>
          </table:table-cell>
          <table:table-cell table:style-name="Table16.B10" office:value-type="string">
            <text:p text:style-name="P77">Minor</text:p>
          </table:table-cell>
          <table:table-cell table:style-name="Table16.C10" office:value-type="string">
            <text:p text:style-name="P77">2</text:p>
          </table:table-cell>
        </table:table-row>
        <table:table-row table:style-name="Table16.3">
          <table:table-cell table:style-name="Table16.A11" office:value-type="string">
            <text:p text:style-name="P71">Handcuffs</text:p>
          </table:table-cell>
          <table:table-cell table:style-name="Table16.B11" office:value-type="string">
            <text:p text:style-name="P77">Minor</text:p>
          </table:table-cell>
          <table:table-cell table:style-name="Table16.C11" office:value-type="string">
            <text:p text:style-name="P77">2</text:p>
          </table:table-cell>
        </table:table-row>
        <table:table-row table:style-name="TableLine94701997332592">
          <table:table-cell table:style-name="Table16.A12" office:value-type="string">
            <text:p text:style-name="P71">Mobile Phone</text:p>
          </table:table-cell>
          <table:table-cell table:style-name="Table16.B12" office:value-type="string">
            <text:p text:style-name="P77">Minor</text:p>
          </table:table-cell>
          <table:table-cell table:style-name="Table16.C12" office:value-type="string">
            <text:p text:style-name="P77">2</text:p>
          </table:table-cell>
        </table:table-row>
        <table:table-row table:style-name="Table16.3">
          <table:table-cell table:style-name="Table16.A13" office:value-type="string">
            <text:p text:style-name="P71">Night Vision Goggles</text:p>
          </table:table-cell>
          <table:table-cell table:style-name="Table16.B13" office:value-type="string">
            <text:p text:style-name="P77">Minor</text:p>
          </table:table-cell>
          <table:table-cell table:style-name="Table16.C13" office:value-type="string">
            <text:p text:style-name="P77">3</text:p>
          </table:table-cell>
        </table:table-row>
        <table:table-row table:style-name="TableLine94701997332592">
          <table:table-cell table:style-name="Table16.A14" office:value-type="string">
            <text:p text:style-name="P71">Sat Phone</text:p>
          </table:table-cell>
          <table:table-cell table:style-name="Table16.B14" office:value-type="string">
            <text:p text:style-name="P77">Minor</text:p>
          </table:table-cell>
          <table:table-cell table:style-name="Table16.C14" office:value-type="string">
            <text:p text:style-name="P77">3</text:p>
          </table:table-cell>
        </table:table-row>
        <table:table-row table:style-name="Table16.3">
          <table:table-cell table:style-name="Table16.A15" office:value-type="string">
            <text:p text:style-name="P71">Tablet Computer</text:p>
          </table:table-cell>
          <table:table-cell table:style-name="Table16.B15" office:value-type="string">
            <text:p text:style-name="P77">Minor</text:p>
          </table:table-cell>
          <table:table-cell table:style-name="Table16.C15" office:value-type="string">
            <text:p text:style-name="P77">2</text:p>
          </table:table-cell>
        </table:table-row>
        <table:table-row table:style-name="TableLine94701997332592">
          <table:table-cell table:style-name="Table16.A16" office:value-type="string">
            <text:p text:style-name="P71">Torch</text:p>
          </table:table-cell>
          <table:table-cell table:style-name="Table16.B16" office:value-type="string">
            <text:p text:style-name="P77">Minor</text:p>
          </table:table-cell>
          <table:table-cell table:style-name="Table16.C16" office:value-type="string">
            <text:p text:style-name="P77">1</text:p>
          </table:table-cell>
        </table:table-row>
        <table:table-row table:style-name="Table16.3">
          <table:table-cell table:style-name="Table16.A17" office:value-type="string">
            <text:p text:style-name="P71">Walkie-Talkie</text:p>
          </table:table-cell>
          <table:table-cell table:style-name="Table16.B17" office:value-type="string">
            <text:p text:style-name="P77">Minor</text:p>
          </table:table-cell>
          <table:table-cell table:style-name="Table16.C17" office:value-type="string">
            <text:p text:style-name="P77">1</text:p>
          </table:table-cell>
        </table:table-row>
        <table:table-row table:style-name="TableLine94701997332592">
          <table:table-cell table:style-name="Table16.A18" office:value-type="string">
            <text:p text:style-name="P71">Zip-ties</text:p>
          </table:table-cell>
          <table:table-cell table:style-name="Table16.B18" office:value-type="string">
            <text:p text:style-name="P77">Trivial</text:p>
          </table:table-cell>
          <table:table-cell table:style-name="Table16.C18" office:value-type="string">
            <text:p text:style-name="P77">1</text:p>
          </table:table-cell>
        </table:table-row>
      </table:table>
      <text:h text:style-name="P6" text:outline-level="2"><text:bookmark text:name="Weaponry"/>Weaponry</text:h>
      <text:p text:style-name="Text_20_body"/>
      <text:p text:style-name="P96"><text:soft-page-break/><text:span text:style-name="T4">Weapons in the </text:span><text:span text:style-name="Emphasis"><text:span text:style-name="T5">2d20 System </text:span></text:span><text:span text:style-name="T4">are defined by a few different factors. These factors determine the weapon’s effectiveness in combat, any special features or functions it may possess, and other relevant information.</text:span></text:p>
      <text:p text:style-name="P100">A ranged weapon will have all the following categories. Melee weapons lack a Range and Burst, but otherwise function in the same way.</text:p>
      <text:h text:style-name="P12" text:outline-level="3"><text:bookmark text:name="Range"/>Range</text:h>
      <text:p text:style-name="P100">All ranged weapons have an optimal Range (Close, Medium, or Long, abbreviated to C, M, or L), as described in Chapter 3: Conflict. Any skill test to attack a target outside this range (closer or further away) increases the Difficulty of the skill test by +1 per range category outside the weapon’s Range. For example, using a Range M weapon to hit a target at Close range has +1 Difficulty, while using it to hit a target at Extreme range is at +2 Difficulty.</text:p>
      <text:h text:style-name="P12" text:outline-level="3"><text:bookmark text:name="Damage"/>Damage</text:h>
      <text:p text:style-name="P100">The normal stress caused by the weapon is expressed as a number of Challenge Dice ([CD]), before any increases for the character’s skills, actions taken, or Momentum spent. It may include damage effects as well, which trigger for Icons ([<text:span text:style-name="T1">!</text:span>]) rolled, copied below for reference.</text:p>
      <text:p text:style-name="P100">Some damage effects are listed with an X, which is replaced by a number depending on the weapon and apply to every effect symbol that is rolled in the dice pool. If an effect would gain a rated damage effect that it already has, only the higher rated of the two applies.</text:p>
      <text:list xml:id="list572840777" text:style-name="L102">
        <text:list-item>
          <text:p text:style-name="P186"><text:span text:style-name="T1">Area</text:span>: The attack or hazard automatically hits everyone within Reach of the initial target, plus one additional target within Close range for every [<text:span text:style-name="T1">!</text:span>] rolled. Secondary may use the Hit the Dirt reaction as if they were the primary target, even though the attack has already hit.</text:p>
        </text:list-item>
        <text:list-item>
          <text:p text:style-name="P186"><text:span text:style-name="T1">Destructive</text:span>: The attack or hazard can quickly overcome conditional Resistance, such as Cover or Morale. For each [<text:span text:style-name="T1">!</text:span>] rolled, the target’s current instance of conditional Resistance is reduced by 1[CD]. If this reduces that instance to 0 dice, then it is destroyed and can no longer provide protection.</text:p>
        </text:list-item>
        <text:list-item>
          <text:p text:style-name="P186"><text:span text:style-name="T1">Drain</text:span>: The attack or hazard is especially debilitating. The character hit suffers one Fatigue for each [<text:span text:style-name="T1">!</text:span>] rolled.</text:p>
        </text:list-item>
        <text:list-item>
          <text:p text:style-name="P186"><text:span text:style-name="T1">Intense</text:span>: The attack has an especially potent effect. If one or more [<text:span text:style-name="T1">!</text:span>] are rolled, and the attack inflicts one or more Harms, the attack inflicts one additional Harm.</text:p>
        </text:list-item>
        <text:list-item>
          <text:p text:style-name="P186"><text:span text:style-name="T1">Knockdown</text:span>: The attack or hazard causes the target to stumble or fall. If a number of [<text:span text:style-name="T1">!</text:span>] are rolled that equals or exceeds the target’s Move skill, the target is knocked prone.</text:p>
        </text:list-item>
        <text:list-item>
          <text:p text:style-name="P186"><text:span text:style-name="T1">Persistent X</text:span>: The attack or hazard has a lingering effect. If one or more [<text:span text:style-name="T1">!</text:span>] are rolled, the target suffers X[CD] damage (of the same type as the initial attack or hazard) at the end of the affected character’s Turn, for Rounds equal to the number of [<text:span text:style-name="T1">!</text:span>] rolled.</text:p>
        </text:list-item>
        <text:list-item>
          <text:p text:style-name="P186"><text:soft-page-break/><text:span text:style-name="T1">Perilous</text:span>: The attack or hazard escalates problems. It adds 1 to Threat for each [<text:span text:style-name="T1">!</text:span>] rolled. If used by an NPC adversary, this instead removes 1 from Threat per [<text:span text:style-name="T1">!</text:span>] rolled, to a minimum of 0 Threat remaining.</text:p>
        </text:list-item>
        <text:list-item>
          <text:p text:style-name="P186"><text:span text:style-name="T1">Piercing X</text:span>: The attack or hazard is especially good at overcoming Resistance. When resolving damage, ignore X Resistance for each [<text:span text:style-name="T1">!</text:span>] rolled.</text:p>
        </text:list-item>
        <text:list-item>
          <text:p text:style-name="P186"><text:span text:style-name="T1">Snare</text:span>: The attack or hazard can entangle and bind the target. If one or more [<text:span text:style-name="T1">!</text:span>] are rolled, then the target is entangled and cannot take any actions of a type determined by the type of attack or hazard (physical actions for physical attacks, etc) other than to try and break free. It requires a Skill Test with a Difficulty equal to the number of [<text:span text:style-name="T1">!</text:span>] rolled to break free.</text:p>
        </text:list-item>
        <text:list-item>
          <text:p text:style-name="P186"><text:span text:style-name="T1">Stun</text:span>: The attack or hazard leaves the target momentarily unable to act. If a number of [<text:span text:style-name="T1">!</text:span>] are rolled that equals or exceeds the target’s Survive skill, the target may not take their normal actions in their next Turn. This does not stack, and the target may spend Momentum or Fortune to buy ‘extra’ minor and major actions.</text:p>
        </text:list-item>
        <text:list-item>
          <text:p text:style-name="P186"><text:span text:style-name="T1">Vicious</text:span>: The attack or hazard is especially potent. Add +1 to the stress inflicted for each [<text:span text:style-name="T1">!</text:span>] rolled.</text:p>
        </text:list-item>
      </text:list>
      <text:h text:style-name="P12" text:outline-level="3"><text:bookmark text:name="Burst"/>Burst</text:h>
      <text:p text:style-name="P100">Different ranged weapons can attack at different rates, from bows, crossbows, and hunting rifles that need to be loaded or otherwise operated between shots, to heavy machine guns that can spew hundreds of rounds per minute. This is all factored into the weapon’s Burst value, which is a number between 0 and 6.</text:p>
      <text:p text:style-name="P100">Each weapon will be accompanied by several Reloads – quantities of ammunition, such as a magazine or similar. A character does not have to use any Reloads when attacking with the weapon, but they may spend Reloads to gain a bonus if they wish: the character chooses how many Reloads they wish to spend, if any, before rolling any dice for the attack.</text:p>
      <text:p text:style-name="P100">A character may not spend a greater number of Reloads on one attack than the weapon’s Burst value, and each Reload spent grants one bonus Momentum on that attack. As normal with bonus Momentum, this cannot be saved.</text:p>
      <text:p text:style-name="P106"><text:span text:style-name="T4">In addition, some weapons may list an M next to their Reload value. This indicates that the weapon </text:span><text:span text:style-name="Emphasis"><text:span text:style-name="T4">must</text:span></text:span><text:span text:style-name="T4"> spend at least one Reload per attack. This mandatory reload does not provide its normal benefit, but it does count towards the maximum number that may be spent on the attack (so a weapon with a Burst of 1M must spend one Reload per attack, and gains no other benefit from doing so, while a weapon with 3M must spend 1 Reload, and gets the normal benefits from the second and third Reloads spent).</text:span></text:p>
      <text:h text:style-name="P12" text:outline-level="3"><text:bookmark text:name="Size"/><text:soft-page-break/>Size</text:h>
      <text:p text:style-name="P100">A weapon’s size is described as a trivial, minor, or major item, but in addition is described using one of the two categories below:</text:p>
      <text:list xml:id="list1917822846" text:style-name="L103">
        <text:list-item>
          <text:p text:style-name="P187"><text:span text:style-name="T1">1H</text:span>: one-handed weapons are wielded in one hand.</text:p>
        </text:list-item>
        <text:list-item>
          <text:p text:style-name="P187"><text:span text:style-name="T1">2H</text:span>: two-handed weapons are wielded in two hands.</text:p>
        </text:list-item>
      </text:list>
      <text:p text:style-name="P100">A character attempting to wield a two-handed weapon in one hand but increases the difficulty of the attack by +1. A character wielding a one-handed weapon in two hands, or with a hand free, may re-roll 1d20 on the attack.</text:p>
      <text:h text:style-name="P12" text:outline-level="3"><text:bookmark text:name="Qualities-2"/>Qualities</text:h>
      <text:p text:style-name="P100">A weapon may have one or more of the following qualities, which affect the way the weapon functions, some of which are positive while others are negative or circumstantial.</text:p>
      <text:list xml:id="list3661525435" text:style-name="L104">
        <text:list-item>
          <text:p text:style-name="P302"><text:span text:style-name="T5">Accurate</text:span><text:span text:style-name="T4">: if you take the </text:span><text:span text:style-name="Emphasis"><text:span text:style-name="T4">Aim</text:span></text:span><text:span text:style-name="T4"> minor action before attacking with this weapon, the weapons also gains the </text:span><text:span text:style-name="Emphasis"><text:span text:style-name="T4">Intense</text:span></text:span><text:span text:style-name="T4"> damage effect.</text:span></text:p>
        </text:list-item>
        <text:list-item>
          <text:p text:style-name="P188"><text:span text:style-name="T1">Close Quarters</text:span>: The weapon is compact and easy to wield in tight confines and the press of melee. The weapon suffers no penalty when used to make a ranged attack while the enemy is within Reach.</text:p>
        </text:list-item>
        <text:list-item>
          <text:p text:style-name="P188"><text:span text:style-name="T1">Cumbersome</text:span>: The weapon is awkward to use against small targets like people. When making an attack with the weapon, increase the difficulty of the attack by +1 if the target is human-sized or smaller.</text:p>
        </text:list-item>
        <text:list-item>
          <text:p text:style-name="P188"><text:span text:style-name="T1">Debilitating</text:span>: The difficulty of any skill test to treat the physical harms of this weapon is increased by +1.</text:p>
        </text:list-item>
        <text:list-item>
          <text:p text:style-name="P188"><text:span text:style-name="T1">Escalation</text:span>: Entering a scene with this weapon (or revealing it if it was hidden) generates 1 Threat.</text:p>
        </text:list-item>
        <text:list-item>
          <text:p text:style-name="P188"><text:span text:style-name="T1">Giant-Killer</text:span>: The weapon is overkill against small targets, and more useful against larger ones. When rolling damage for a weapon with this quality, add +X[CD] to the weapon’s damage rating where X is the target’s Scale. A weapon cannot gain more bonus damage from this quality than its base damage—a weapon with a base damage of 4[CD] cannot gain more than +4[CD] from this quality.</text:p>
        </text:list-item>
        <text:list-item>
          <text:p text:style-name="P302"><text:span text:style-name="T5">Heavy</text:span><text:span text:style-name="T4">: Attacks with this weapon increase in difficulty by +1 unless the weapon is braced or you have a Brawn of 9 or higher. A 1H weapon is braced when it is wielded in two hands. A 2H weapon is braced if a </text:span><text:span text:style-name="Emphasis"><text:span text:style-name="T4">Prepare </text:span></text:span><text:span text:style-name="T4">minor action is taken to lean it against the ground or a solid object or set up on a bipod or tripod).</text:span></text:p>
        </text:list-item>
        <text:list-item>
          <text:p text:style-name="P188"><text:span text:style-name="T1">Hidden X</text:span>: When the weapon is hidden it cannot be detected by those simply looking at the character, and any skill test to search for the weapon increases in difficulty by +X.</text:p>
        </text:list-item>
        <text:list-item>
          <text:p text:style-name="P302"><text:soft-page-break/><text:span text:style-name="T5">Inaccurate</text:span><text:span text:style-name="T4">: Attacks with this weapon gain no benefit form the </text:span><text:span text:style-name="Emphasis"><text:span text:style-name="T4">Aim</text:span></text:span><text:span text:style-name="T4"> minor action.</text:span></text:p>
        </text:list-item>
        <text:list-item>
          <text:p text:style-name="P188"><text:span text:style-name="T1">Indirect</text:span>: The weapon is not intended for direct fire, instead dropping its payload upon enemies from above. Attacks with this weapon increase in difficulty by +1, but do not require line of sight. The weapon cannot be used indoors, or against targets who are completely covered from above.</text:p>
        </text:list-item>
        <text:list-item>
          <text:p text:style-name="P188"><text:span text:style-name="T1">Long Reach</text:span>: The weapon is lengthy, allowing you to keep foes at bay easily. Enemies making a melee attack against you increase the difficulty of their test by +1. This benefit is lost if you are unaware of the attack, prone, or there’s not enough room to wield the weapon.</text:p>
        </text:list-item>
        <text:list-item>
          <text:p text:style-name="P188"><text:span text:style-name="T1">Non-lethal</text:span>: The weapon is designed to subdue rather than kill. When a character makes an attack with the weapon, any Harms it inflicts are temporary, and are removed at the start of the next scene.</text:p>
        </text:list-item>
        <text:list-item>
          <text:p text:style-name="P188"><text:span text:style-name="T1">Parrying</text:span>: When this weapon’s wielder makes an opposed test to defend against a melee attack, they may re-roll a single d20 on their test. This does not stack if the character has multiple Parrying weapons.</text:p>
        </text:list-item>
        <text:list-item>
          <text:p text:style-name="P188"><text:span text:style-name="T1">Reliable</text:span>: You may ignore the first complication rolled using this weapon in an action scene.</text:p>
        </text:list-item>
        <text:list-item>
          <text:p text:style-name="P188"><text:span text:style-name="T1">Shield X</text:span>: When you are targeted by a melee attack, the difficulty of the attacker’s skill test increases by +1—this doesn’t stack with the Long Reach quality. In addition, while you are aware of attacking enemies, you gain +X[CD] additional Cover Resistance.</text:p>
        </text:list-item>
        <text:list-item>
          <text:p text:style-name="P302"><text:span text:style-name="T5">Subtle</text:span><text:span text:style-name="T4">: Attacks with this weapon are difficult to detect. An attack using a subtle weapon against an unaware opponent gain +2[CD] damage and the </text:span><text:span text:style-name="Emphasis"><text:span text:style-name="T4">Intense</text:span></text:span><text:span text:style-name="T4"> damage effect. The attack cannot be detected unless a complication is rolled on the skill test, though enemies damaged will know they have been attacked if they are not defeated by it (and may be able to trace the attack back to you if you aren’t hidden).</text:span></text:p>
        </text:list-item>
        <text:list-item>
          <text:p text:style-name="P188"><text:span text:style-name="T1">Unreliable</text:span>: Attacks with this weapon increase the test’s complication range by 1.</text:p>
        </text:list-item>
      </text:list>
      <text:h text:style-name="P5" text:outline-level="2"><text:bookmark text:name="Melee_Weapons_List"/>Melee Weapons List</text:h>
      <text:p text:style-name="P100">All melee weapons gain bonus damage [CD] equal to the wielder’s Fight scor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style-name="TableLine94700953073520">
            <table:table-cell table:style-name="Table17.A1" office:value-type="string">
              <text:p text:style-name="P92">Name</text:p>
            </table:table-cell>
            <table:table-cell table:style-name="Table17.A1" office:value-type="string">
              <text:p text:style-name="P92">Damage</text:p>
            </table:table-cell>
            <table:table-cell table:style-name="Table17.A1" office:value-type="string">
              <text:p text:style-name="P92">Size</text:p>
            </table:table-cell>
            <table:table-cell table:style-name="Table17.A1" office:value-type="string">
              <text:p text:style-name="P92">Qualities</text:p>
            </table:table-cell>
            <table:table-cell table:style-name="Table17.A1" office:value-type="string">
              <text:p text:style-name="P92">Restriction</text:p>
            </table:table-cell>
            <table:table-cell table:style-name="Table17.F14" office:value-type="string">
              <text:p text:style-name="P75"/>
            </table:table-cell>
          </table:table-row>
        </table:table-header-rows>
        <table:table-row table:style-name="TableLine94700953073520">
          <table:table-cell table:style-name="Table17.A1" office:value-type="string">
            <text:p text:style-name="P92">Unarmed Strike</text:p>
          </table:table-cell>
          <table:table-cell table:style-name="Table17.B2" office:value-type="string">
            <text:p text:style-name="P77">1[CD]</text:p>
          </table:table-cell>
          <table:table-cell table:style-name="Table17.C2" office:value-type="string">
            <text:p text:style-name="P77">–</text:p>
          </table:table-cell>
          <table:table-cell table:style-name="Table17.D2" office:value-type="string">
            <text:p text:style-name="P77">Non-Lethal</text:p>
          </table:table-cell>
          <table:table-cell table:style-name="Table17.E2" office:value-type="string">
            <text:p text:style-name="P77"><text:s/></text:p>
          </table:table-cell>
          <table:table-cell table:style-name="Table17.F14" office:value-type="string">
            <text:p text:style-name="P75"/>
          </table:table-cell>
        </table:table-row>
        <table:table-row table:style-name="Table17.3">
          <table:table-cell table:style-name="Table17.A3" office:value-type="string">
            <text:p text:style-name="P71">Brass Knuckles</text:p>
          </table:table-cell>
          <table:table-cell table:style-name="Table17.B3" office:value-type="string">
            <text:p text:style-name="P77">2[CD] Stun</text:p>
          </table:table-cell>
          <table:table-cell table:style-name="Table17.C3" office:value-type="string">
            <text:p text:style-name="P77">Trivial 1H</text:p>
          </table:table-cell>
          <table:table-cell table:style-name="Table17.D3" office:value-type="string">
            <text:p text:style-name="P77">Hidden</text:p>
          </table:table-cell>
          <table:table-cell table:style-name="Table17.E3" office:value-type="string">
            <text:p text:style-name="P77">2</text:p>
          </table:table-cell>
          <table:table-cell table:style-name="Table17.F3" office:value-type="string">
            <text:p text:style-name="P77">2</text:p>
          </table:table-cell>
        </table:table-row>
        <text:soft-page-break/>
        <table:table-row table:style-name="TableLine94700953073520">
          <table:table-cell table:style-name="Table17.A4" office:value-type="string">
            <text:p text:style-name="P71">Garotte</text:p>
          </table:table-cell>
          <table:table-cell table:style-name="Table17.B4" office:value-type="string">
            <text:p text:style-name="P77">2[CD] Snare</text:p>
          </table:table-cell>
          <table:table-cell table:style-name="Table17.C4" office:value-type="string">
            <text:p text:style-name="P77">Trivial 2H</text:p>
          </table:table-cell>
          <table:table-cell table:style-name="Table17.D4" office:value-type="string">
            <text:p text:style-name="P77">Hidden 3, Subtle</text:p>
          </table:table-cell>
          <table:table-cell table:style-name="Table17.E4" office:value-type="string">
            <text:p text:style-name="P77">3</text:p>
          </table:table-cell>
          <table:table-cell table:style-name="Table17.F14" office:value-type="string">
            <text:p text:style-name="P75"/>
          </table:table-cell>
        </table:table-row>
        <table:table-row table:style-name="Table17.3">
          <table:table-cell table:style-name="Table17.A5" office:value-type="string">
            <text:p text:style-name="P71">Cleaver, Hatchet, etc.</text:p>
          </table:table-cell>
          <table:table-cell table:style-name="Table17.B5" office:value-type="string">
            <text:p text:style-name="P77">2[CD]</text:p>
          </table:table-cell>
          <table:table-cell table:style-name="Table17.C5" office:value-type="string">
            <text:p text:style-name="P77">Minor 1H</text:p>
          </table:table-cell>
          <table:table-cell table:style-name="Table17.D5" office:value-type="string">
            <text:p text:style-name="P77"><text:s/></text:p>
          </table:table-cell>
          <table:table-cell table:style-name="Table17.E5" office:value-type="string">
            <text:p text:style-name="P77">2</text:p>
          </table:table-cell>
          <table:table-cell table:style-name="Table17.F14" office:value-type="string">
            <text:p text:style-name="P75"/>
          </table:table-cell>
        </table:table-row>
        <table:table-row table:style-name="TableLine94700953073520">
          <table:table-cell table:style-name="Table17.A6" office:value-type="string">
            <text:p text:style-name="P71">Knife</text:p>
          </table:table-cell>
          <table:table-cell table:style-name="Table17.B6" office:value-type="string">
            <text:p text:style-name="P77">1[CD] Piercing</text:p>
          </table:table-cell>
          <table:table-cell table:style-name="Table17.C6" office:value-type="string">
            <text:p text:style-name="P77">1</text:p>
          </table:table-cell>
          <table:table-cell table:style-name="Table17.D6" office:value-type="string">
            <text:p text:style-name="P77">Trivial 1H</text:p>
          </table:table-cell>
          <table:table-cell table:style-name="Table17.E6" office:value-type="string">
            <text:p text:style-name="P77">Hidden 1, Subtle</text:p>
          </table:table-cell>
          <table:table-cell table:style-name="Table17.F6" office:value-type="string">
            <text:p text:style-name="P77">1</text:p>
          </table:table-cell>
        </table:table-row>
        <table:table-row table:style-name="Table17.3">
          <table:table-cell table:style-name="Table17.A7" office:value-type="string">
            <text:p text:style-name="P71">Club, Baton, etc.</text:p>
          </table:table-cell>
          <table:table-cell table:style-name="Table17.B7" office:value-type="string">
            <text:p text:style-name="P77">2[CD] Knockdown</text:p>
          </table:table-cell>
          <table:table-cell table:style-name="Table17.C7" office:value-type="string">
            <text:p text:style-name="P77">Minor 1H</text:p>
          </table:table-cell>
          <table:table-cell table:style-name="Table17.D7" office:value-type="string">
            <text:p text:style-name="P77">Subtle</text:p>
          </table:table-cell>
          <table:table-cell table:style-name="Table17.E7" office:value-type="string">
            <text:p text:style-name="P77">1</text:p>
          </table:table-cell>
          <table:table-cell table:style-name="Table17.F14" office:value-type="string">
            <text:p text:style-name="P75"/>
          </table:table-cell>
        </table:table-row>
        <table:table-row table:style-name="TableLine94700953073520">
          <table:table-cell table:style-name="Table17.A8" office:value-type="string">
            <text:p text:style-name="P71">Rifle Butt</text:p>
          </table:table-cell>
          <table:table-cell table:style-name="Table17.B8" office:value-type="string">
            <text:p text:style-name="P77">2[CD]</text:p>
          </table:table-cell>
          <table:table-cell table:style-name="Table17.C8" office:value-type="string">
            <text:p text:style-name="P77">–</text:p>
          </table:table-cell>
          <table:table-cell table:style-name="Table17.D8" office:value-type="string">
            <text:p text:style-name="P77"><text:s/></text:p>
          </table:table-cell>
          <table:table-cell table:style-name="Table17.E8" office:value-type="string">
            <text:p text:style-name="P77"><text:s/></text:p>
          </table:table-cell>
          <table:table-cell table:style-name="Table17.F14" office:value-type="string">
            <text:p text:style-name="P75"/>
          </table:table-cell>
        </table:table-row>
        <table:table-row table:style-name="Table17.3">
          <table:table-cell table:style-name="Table17.A9" office:value-type="string">
            <text:p text:style-name="P71">Sap</text:p>
          </table:table-cell>
          <table:table-cell table:style-name="Table17.B9" office:value-type="string">
            <text:p text:style-name="P77">2[CD] Stun</text:p>
          </table:table-cell>
          <table:table-cell table:style-name="Table17.C9" office:value-type="string">
            <text:p text:style-name="P77">Minor 1H</text:p>
          </table:table-cell>
          <table:table-cell table:style-name="Table17.D9" office:value-type="string">
            <text:p text:style-name="P77">Non-lethal, Subtle</text:p>
          </table:table-cell>
          <table:table-cell table:style-name="Table17.E9" office:value-type="string">
            <text:p text:style-name="P77">2</text:p>
          </table:table-cell>
          <table:table-cell table:style-name="Table17.F14" office:value-type="string">
            <text:p text:style-name="P75"/>
          </table:table-cell>
        </table:table-row>
        <table:table-row table:style-name="TableLine94700953073520">
          <table:table-cell table:style-name="Table17.A10" office:value-type="string">
            <text:p text:style-name="P71">Bayonet (fixed)</text:p>
          </table:table-cell>
          <table:table-cell table:style-name="Table17.B10" office:value-type="string">
            <text:p text:style-name="P77">2[CD] Piercing</text:p>
          </table:table-cell>
          <table:table-cell table:style-name="Table17.C10" office:value-type="string">
            <text:p text:style-name="P77">1</text:p>
          </table:table-cell>
          <table:table-cell table:style-name="Table17.D10" office:value-type="string">
            <text:p text:style-name="P77">–</text:p>
          </table:table-cell>
          <table:table-cell table:style-name="Table17.E10" office:value-type="string">
            <text:p text:style-name="P77">Long Reach</text:p>
          </table:table-cell>
          <table:table-cell table:style-name="Table17.F10" office:value-type="string">
            <text:p text:style-name="P77"><text:s/></text:p>
          </table:table-cell>
        </table:table-row>
        <table:table-row table:style-name="Table17.3">
          <table:table-cell table:style-name="Table17.A11" office:value-type="string">
            <text:p text:style-name="P71">Entrenching Tool</text:p>
          </table:table-cell>
          <table:table-cell table:style-name="Table17.B11" office:value-type="string">
            <text:p text:style-name="P77">2[CD] Destructive</text:p>
          </table:table-cell>
          <table:table-cell table:style-name="Table17.C11" office:value-type="string">
            <text:p text:style-name="P77">Minor 1H</text:p>
          </table:table-cell>
          <table:table-cell table:style-name="Table17.D11" office:value-type="string">
            <text:p text:style-name="P77"><text:s/></text:p>
          </table:table-cell>
          <table:table-cell table:style-name="Table17.E11" office:value-type="string">
            <text:p text:style-name="P77">1</text:p>
          </table:table-cell>
          <table:table-cell table:style-name="Table17.F14" office:value-type="string">
            <text:p text:style-name="P75"/>
          </table:table-cell>
        </table:table-row>
        <table:table-row table:style-name="TableLine94700953073520">
          <table:table-cell table:style-name="Table17.A12" office:value-type="string">
            <text:p text:style-name="P71">Longsword</text:p>
          </table:table-cell>
          <table:table-cell table:style-name="Table17.B12" office:value-type="string">
            <text:p text:style-name="P77">3[CD]</text:p>
          </table:table-cell>
          <table:table-cell table:style-name="Table17.C12" office:value-type="string">
            <text:p text:style-name="P77">Major 1H</text:p>
          </table:table-cell>
          <table:table-cell table:style-name="Table17.D12" office:value-type="string">
            <text:p text:style-name="P77">Escalation, Heavy, Parrying</text:p>
          </table:table-cell>
          <table:table-cell table:style-name="Table17.E12" office:value-type="string">
            <text:p text:style-name="P77">3</text:p>
          </table:table-cell>
          <table:table-cell table:style-name="Table17.F14" office:value-type="string">
            <text:p text:style-name="P75"/>
          </table:table-cell>
        </table:table-row>
        <table:table-row table:style-name="Table17.3">
          <table:table-cell table:style-name="Table17.A13" office:value-type="string">
            <text:p text:style-name="P71">Rapier</text:p>
          </table:table-cell>
          <table:table-cell table:style-name="Table17.B13" office:value-type="string">
            <text:p text:style-name="P77">2[CD] Piercing</text:p>
          </table:table-cell>
          <table:table-cell table:style-name="Table17.C13" office:value-type="string">
            <text:p text:style-name="P77">1</text:p>
          </table:table-cell>
          <table:table-cell table:style-name="Table17.D13" office:value-type="string">
            <text:p text:style-name="P77">Major 1H</text:p>
          </table:table-cell>
          <table:table-cell table:style-name="Table17.E13" office:value-type="string">
            <text:p text:style-name="P77">Parrying</text:p>
          </table:table-cell>
          <table:table-cell table:style-name="Table17.F13" office:value-type="string">
            <text:p text:style-name="P77">2</text:p>
          </table:table-cell>
        </table:table-row>
        <table:table-row table:style-name="TableLine94700953073520">
          <table:table-cell table:style-name="Table17.A14" office:value-type="string">
            <text:p text:style-name="P71">Fire Axe, Battleaxe, etc.</text:p>
          </table:table-cell>
          <table:table-cell table:style-name="Table17.B14" office:value-type="string">
            <text:p text:style-name="P77">3[CD] Destructive</text:p>
          </table:table-cell>
          <table:table-cell table:style-name="Table17.C14" office:value-type="string">
            <text:p text:style-name="P77">Major 1H</text:p>
          </table:table-cell>
          <table:table-cell table:style-name="Table17.D14" office:value-type="string">
            <text:p text:style-name="P77">Escalation, Heavy</text:p>
          </table:table-cell>
          <table:table-cell table:style-name="Table17.E14" office:value-type="string">
            <text:p text:style-name="P77">2</text:p>
          </table:table-cell>
          <table:table-cell table:style-name="Table17.F14" office:value-type="string">
            <text:p text:style-name="P75"/>
          </table:table-cell>
        </table:table-row>
        <table:table-row table:style-name="Table17.3">
          <table:table-cell table:style-name="Table17.A15" office:value-type="string">
            <text:p text:style-name="P71">Spear</text:p>
          </table:table-cell>
          <table:table-cell table:style-name="Table17.B15" office:value-type="string">
            <text:p text:style-name="P77">3[CD] Piercing</text:p>
          </table:table-cell>
          <table:table-cell table:style-name="Table17.C15" office:value-type="string">
            <text:p text:style-name="P77">1</text:p>
          </table:table-cell>
          <table:table-cell table:style-name="Table17.D15" office:value-type="string">
            <text:p text:style-name="P77">Major 2H</text:p>
          </table:table-cell>
          <table:table-cell table:style-name="Table17.E15" office:value-type="string">
            <text:p text:style-name="P77">Escalation, Long Reach</text:p>
          </table:table-cell>
          <table:table-cell table:style-name="Table17.F15" office:value-type="string">
            <text:p text:style-name="P77">3</text:p>
          </table:table-cell>
        </table:table-row>
        <table:table-row table:style-name="TableLine94700953073520">
          <table:table-cell table:style-name="Table17.A16" office:value-type="string">
            <text:p text:style-name="P71">Shield</text:p>
          </table:table-cell>
          <table:table-cell table:style-name="Table17.B16" office:value-type="string">
            <text:p text:style-name="P77">1[CD] Knockdown</text:p>
          </table:table-cell>
          <table:table-cell table:style-name="Table17.C16" office:value-type="string">
            <text:p text:style-name="P77">Major 1H</text:p>
          </table:table-cell>
          <table:table-cell table:style-name="Table17.D16" office:value-type="string">
            <text:p text:style-name="P77">Parrying, Shield</text:p>
          </table:table-cell>
          <table:table-cell table:style-name="Table17.E16" office:value-type="string">
            <text:p text:style-name="P77">2</text:p>
          </table:table-cell>
          <table:table-cell table:style-name="Table17.F16" office:value-type="string">
            <text:p text:style-name="P77">2</text:p>
          </table:table-cell>
        </table:table-row>
      </table:table>
      <text:h text:style-name="P5" text:outline-level="2"><text:bookmark text:name="Ranged_Weapons_List"/>Ranged Weapons List</text:h>
      <text:p text:style-name="P100">All ranged weapons gain bonus damage [CD] equal to their Fight scor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header-rows>
          <table:table-row table:style-name="TableLine94700960158064">
            <table:table-cell table:style-name="Table18.A1" office:value-type="string">
              <text:p text:style-name="P92">Name</text:p>
            </table:table-cell>
            <table:table-cell table:style-name="Table18.A1" office:value-type="string">
              <text:p text:style-name="P92">Range</text:p>
            </table:table-cell>
            <table:table-cell table:style-name="Table18.A1" office:value-type="string">
              <text:p text:style-name="P92">Damage</text:p>
            </table:table-cell>
            <table:table-cell table:style-name="Table18.A1" office:value-type="string">
              <text:p text:style-name="P92">Burst</text:p>
            </table:table-cell>
            <table:table-cell table:style-name="Table18.A1" office:value-type="string">
              <text:p text:style-name="P92">Size</text:p>
            </table:table-cell>
            <table:table-cell table:style-name="Table18.A1" office:value-type="string">
              <text:p text:style-name="P92">Qualities</text:p>
            </table:table-cell>
            <table:table-cell table:style-name="Table18.A1" office:value-type="string">
              <text:p text:style-name="P92">Restriction</text:p>
            </table:table-cell>
            <table:table-cell table:style-name="Table18.H30" office:value-type="string">
              <text:p text:style-name="P75"/>
            </table:table-cell>
          </table:table-row>
        </table:table-header-rows>
        <table:table-row table:style-name="TableLine94700960158064">
          <table:table-cell table:style-name="Table18.A1" office:value-type="string">
            <text:p text:style-name="P92">Light Pistol</text:p>
          </table:table-cell>
          <table:table-cell table:style-name="Table18.B2" office:value-type="string">
            <text:p text:style-name="P77">C</text:p>
          </table:table-cell>
          <table:table-cell table:style-name="Table18.C2" office:value-type="string">
            <text:p text:style-name="P77">2[CD]</text:p>
          </table:table-cell>
          <table:table-cell table:style-name="Table18.D2" office:value-type="string">
            <text:p text:style-name="P77">1</text:p>
          </table:table-cell>
          <table:table-cell table:style-name="Table18.E2" office:value-type="string">
            <text:p text:style-name="P77">Minor 1H</text:p>
          </table:table-cell>
          <table:table-cell table:style-name="Table18.F2" office:value-type="string">
            <text:p text:style-name="P77">Close Quarters, Hidden</text:p>
          </table:table-cell>
          <table:table-cell table:style-name="Table18.G2" office:value-type="string">
            <text:p text:style-name="P77">1</text:p>
          </table:table-cell>
          <table:table-cell table:style-name="Table18.H2" office:value-type="string">
            <text:p text:style-name="P77">2</text:p>
          </table:table-cell>
        </table:table-row>
        <table:table-row table:style-name="Table18.3">
          <table:table-cell table:style-name="Table18.A3" office:value-type="string">
            <text:p text:style-name="P77">Pistol</text:p>
          </table:table-cell>
          <table:table-cell table:style-name="Table18.B3" office:value-type="string">
            <text:p text:style-name="P77">C</text:p>
          </table:table-cell>
          <table:table-cell table:style-name="Table18.C3" office:value-type="string">
            <text:p text:style-name="P77">3[CD]</text:p>
          </table:table-cell>
          <table:table-cell table:style-name="Table18.D3" office:value-type="string">
            <text:p text:style-name="P77">2</text:p>
          </table:table-cell>
          <table:table-cell table:style-name="Table18.E3" office:value-type="string">
            <text:p text:style-name="P77">Minor 1H</text:p>
          </table:table-cell>
          <table:table-cell table:style-name="Table18.F3" office:value-type="string">
            <text:p text:style-name="P77">Close Quarters</text:p>
          </table:table-cell>
          <table:table-cell table:style-name="Table18.G3" office:value-type="string">
            <text:p text:style-name="P77">2</text:p>
          </table:table-cell>
          <table:table-cell table:style-name="Table18.H30" office:value-type="string">
            <text:p text:style-name="P75"/>
          </table:table-cell>
        </table:table-row>
        <table:table-row table:style-name="TableLine94700960158064">
          <table:table-cell table:style-name="Table18.A4" office:value-type="string">
            <text:p text:style-name="P77">Revolver</text:p>
          </table:table-cell>
          <table:table-cell table:style-name="Table18.B4" office:value-type="string">
            <text:p text:style-name="P77">C</text:p>
          </table:table-cell>
          <table:table-cell table:style-name="Table18.C4" office:value-type="string">
            <text:p text:style-name="P77">3[CD]</text:p>
          </table:table-cell>
          <table:table-cell table:style-name="Table18.D4" office:value-type="string">
            <text:p text:style-name="P77">1</text:p>
          </table:table-cell>
          <table:table-cell table:style-name="Table18.E4" office:value-type="string">
            <text:p text:style-name="P77">Minor 1H</text:p>
          </table:table-cell>
          <table:table-cell table:style-name="Table18.F4" office:value-type="string">
            <text:p text:style-name="P77">Close Quarters, Reliable</text:p>
          </table:table-cell>
          <table:table-cell table:style-name="Table18.G4" office:value-type="string">
            <text:p text:style-name="P77">2</text:p>
          </table:table-cell>
          <table:table-cell table:style-name="Table18.H30" office:value-type="string">
            <text:p text:style-name="P75"/>
          </table:table-cell>
        </table:table-row>
        <table:table-row table:style-name="Table18.3">
          <table:table-cell table:style-name="Table18.A5" office:value-type="string">
            <text:p text:style-name="P77">Heavy Pistol</text:p>
          </table:table-cell>
          <table:table-cell table:style-name="Table18.B5" office:value-type="string">
            <text:p text:style-name="P77">C</text:p>
          </table:table-cell>
          <table:table-cell table:style-name="Table18.C5" office:value-type="string">
            <text:p text:style-name="P77">4[CD]</text:p>
          </table:table-cell>
          <table:table-cell table:style-name="Table18.D5" office:value-type="string">
            <text:p text:style-name="Table_20_Contents">2</text:p>
          </table:table-cell>
          <table:table-cell table:style-name="Table18.E5" office:value-type="string">
            <text:p text:style-name="P77">Minor 1H</text:p>
          </table:table-cell>
          <table:table-cell table:style-name="Table18.F5" office:value-type="string">
            <text:p text:style-name="P77">Close Quarters, Heavy</text:p>
          </table:table-cell>
          <table:table-cell table:style-name="Table18.G5" office:value-type="string">
            <text:p text:style-name="P77">2</text:p>
          </table:table-cell>
          <table:table-cell table:style-name="Table18.H30" office:value-type="string">
            <text:p text:style-name="P75"/>
          </table:table-cell>
        </table:table-row>
        <table:table-row table:style-name="TableLine94700960158064">
          <table:table-cell table:style-name="Table18.A6" office:value-type="string">
            <text:p text:style-name="P77">Heavy Revolver</text:p>
          </table:table-cell>
          <table:table-cell table:style-name="Table18.B6" office:value-type="string">
            <text:p text:style-name="P77">C</text:p>
          </table:table-cell>
          <table:table-cell table:style-name="Table18.C6" office:value-type="string">
            <text:p text:style-name="P77">4[CD]</text:p>
          </table:table-cell>
          <table:table-cell table:style-name="Table18.D6" office:value-type="string">
            <text:p text:style-name="P77">1</text:p>
          </table:table-cell>
          <table:table-cell table:style-name="Table18.E6" office:value-type="string">
            <text:p text:style-name="P77">Minor 1H</text:p>
          </table:table-cell>
          <table:table-cell table:style-name="Table18.F6" office:value-type="string">
            <text:p text:style-name="P77">Close Quarters, Heavy, Reliable</text:p>
          </table:table-cell>
          <table:table-cell table:style-name="Table18.G6" office:value-type="string">
            <text:p text:style-name="P77">2</text:p>
          </table:table-cell>
          <table:table-cell table:style-name="Table18.H30" office:value-type="string">
            <text:p text:style-name="P75"/>
          </table:table-cell>
        </table:table-row>
        <table:table-row table:style-name="Table18.3">
          <table:table-cell table:style-name="Table18.A7" office:value-type="string">
            <text:p text:style-name="P77">Light Machine Pistol</text:p>
          </table:table-cell>
          <table:table-cell table:style-name="Table18.B7" office:value-type="string">
            <text:p text:style-name="P77">C</text:p>
          </table:table-cell>
          <table:table-cell table:style-name="Table18.C7" office:value-type="string">
            <text:p text:style-name="P77">2[CD]</text:p>
          </table:table-cell>
          <table:table-cell table:style-name="Table18.D7" office:value-type="string">
            <text:p text:style-name="P77">3</text:p>
          </table:table-cell>
          <table:table-cell table:style-name="Table18.E7" office:value-type="string">
            <text:p text:style-name="P77">Minor 1H</text:p>
          </table:table-cell>
          <table:table-cell table:style-name="Table18.F7" office:value-type="string">
            <text:p text:style-name="P77">Close Quarters, Inaccurate</text:p>
          </table:table-cell>
          <table:table-cell table:style-name="Table18.G7" office:value-type="string">
            <text:p text:style-name="P77">3</text:p>
          </table:table-cell>
          <table:table-cell table:style-name="Table18.H30" office:value-type="string">
            <text:p text:style-name="P75"/>
          </table:table-cell>
        </table:table-row>
        <table:table-row table:style-name="TableLine94700960158064">
          <table:table-cell table:style-name="Table18.A8" office:value-type="string">
            <text:p text:style-name="P77">Machine Pistol</text:p>
          </table:table-cell>
          <table:table-cell table:style-name="Table18.B8" office:value-type="string">
            <text:p text:style-name="P77">C</text:p>
          </table:table-cell>
          <table:table-cell table:style-name="Table18.C8" office:value-type="string">
            <text:p text:style-name="P77">3[CD]</text:p>
          </table:table-cell>
          <table:table-cell table:style-name="Table18.D8" office:value-type="string">
            <text:p text:style-name="P77">3</text:p>
          </table:table-cell>
          <table:table-cell table:style-name="Table18.E8" office:value-type="string">
            <text:p text:style-name="P77">Minor 1H</text:p>
          </table:table-cell>
          <table:table-cell table:style-name="Table18.F8" office:value-type="string">
            <text:p text:style-name="P77">Close Quarters, Inaccurate</text:p>
          </table:table-cell>
          <table:table-cell table:style-name="Table18.G8" office:value-type="string">
            <text:p text:style-name="P77">3</text:p>
          </table:table-cell>
          <table:table-cell table:style-name="Table18.H30" office:value-type="string">
            <text:p text:style-name="P75"/>
          </table:table-cell>
        </table:table-row>
        <table:table-row table:style-name="Table18.3">
          <table:table-cell table:style-name="Table18.A9" office:value-type="string">
            <text:p text:style-name="P77">Sub-Machine Gun</text:p>
          </table:table-cell>
          <table:table-cell table:style-name="Table18.B9" office:value-type="string">
            <text:p text:style-name="P77">C</text:p>
          </table:table-cell>
          <table:table-cell table:style-name="Table18.C9" office:value-type="string">
            <text:p text:style-name="P77">3[CD]</text:p>
          </table:table-cell>
          <table:table-cell table:style-name="Table18.D9" office:value-type="string">
            <text:p text:style-name="P77">4</text:p>
          </table:table-cell>
          <table:table-cell table:style-name="Table18.E9" office:value-type="string">
            <text:p text:style-name="P77">Minor 2H</text:p>
          </table:table-cell>
          <table:table-cell table:style-name="Table18.F9" office:value-type="string">
            <text:p text:style-name="P77">Inaccurate</text:p>
          </table:table-cell>
          <table:table-cell table:style-name="Table18.G9" office:value-type="string">
            <text:p text:style-name="P77">3</text:p>
          </table:table-cell>
          <table:table-cell table:style-name="Table18.H30" office:value-type="string">
            <text:p text:style-name="P75"/>
          </table:table-cell>
        </table:table-row>
        <table:table-row table:style-name="TableLine94700960158064">
          <table:table-cell table:style-name="Table18.A10" office:value-type="string">
            <text:p text:style-name="P77">Carbine</text:p>
          </table:table-cell>
          <table:table-cell table:style-name="Table18.B10" office:value-type="string">
            <text:p text:style-name="P77">M</text:p>
          </table:table-cell>
          <table:table-cell table:style-name="Table18.C10" office:value-type="string">
            <text:p text:style-name="P77">4[CD]</text:p>
          </table:table-cell>
          <table:table-cell table:style-name="Table18.D10" office:value-type="string">
            <text:p text:style-name="P77">2</text:p>
          </table:table-cell>
          <table:table-cell table:style-name="Table18.E10" office:value-type="string">
            <text:p text:style-name="P77">Major 2H</text:p>
          </table:table-cell>
          <table:table-cell table:style-name="Table18.F10" office:value-type="string">
            <text:p text:style-name="P77">Escalation</text:p>
          </table:table-cell>
          <table:table-cell table:style-name="Table18.G10" office:value-type="string">
            <text:p text:style-name="P77">3</text:p>
          </table:table-cell>
          <table:table-cell table:style-name="Table18.H30" office:value-type="string">
            <text:p text:style-name="P75"/>
          </table:table-cell>
        </table:table-row>
        <table:table-row table:style-name="Table18.3">
          <table:table-cell table:style-name="Table18.A11" office:value-type="string">
            <text:p text:style-name="P77">Assault Rifle</text:p>
          </table:table-cell>
          <table:table-cell table:style-name="Table18.B11" office:value-type="string">
            <text:p text:style-name="P77">M</text:p>
          </table:table-cell>
          <table:table-cell table:style-name="Table18.C11" office:value-type="string">
            <text:p text:style-name="P77">4[CD]</text:p>
          </table:table-cell>
          <table:table-cell table:style-name="Table18.D11" office:value-type="string">
            <text:p text:style-name="P77">3</text:p>
          </table:table-cell>
          <table:table-cell table:style-name="Table18.E11" office:value-type="string">
            <text:p text:style-name="P77">Major 2H</text:p>
          </table:table-cell>
          <table:table-cell table:style-name="Table18.F11" office:value-type="string">
            <text:p text:style-name="P77">Escalation</text:p>
          </table:table-cell>
          <table:table-cell table:style-name="Table18.G11" office:value-type="string">
            <text:p text:style-name="P77">3</text:p>
          </table:table-cell>
          <table:table-cell table:style-name="Table18.H30" office:value-type="string">
            <text:p text:style-name="P75"/>
          </table:table-cell>
        </table:table-row>
        <text:soft-page-break/>
        <table:table-row table:style-name="TableLine94700960158064">
          <table:table-cell table:style-name="Table18.A12" office:value-type="string">
            <text:p text:style-name="P77">Battle Rifle</text:p>
          </table:table-cell>
          <table:table-cell table:style-name="Table18.B12" office:value-type="string">
            <text:p text:style-name="P77">M</text:p>
          </table:table-cell>
          <table:table-cell table:style-name="Table18.C12" office:value-type="string">
            <text:p text:style-name="P77">5[CD[</text:p>
          </table:table-cell>
          <table:table-cell table:style-name="Table18.D12" office:value-type="string">
            <text:p text:style-name="P77">2</text:p>
          </table:table-cell>
          <table:table-cell table:style-name="Table18.E12" office:value-type="string">
            <text:p text:style-name="P77">Major 2H</text:p>
          </table:table-cell>
          <table:table-cell table:style-name="Table18.F12" office:value-type="string">
            <text:p text:style-name="P77">Escalation</text:p>
          </table:table-cell>
          <table:table-cell table:style-name="Table18.G12" office:value-type="string">
            <text:p text:style-name="P77">3</text:p>
          </table:table-cell>
          <table:table-cell table:style-name="Table18.H30" office:value-type="string">
            <text:p text:style-name="P75"/>
          </table:table-cell>
        </table:table-row>
        <table:table-row table:style-name="Table18.3">
          <table:table-cell table:style-name="Table18.A13" office:value-type="string">
            <text:p text:style-name="P77">Sniper Rifle</text:p>
          </table:table-cell>
          <table:table-cell table:style-name="Table18.B13" office:value-type="string">
            <text:p text:style-name="P77">L</text:p>
          </table:table-cell>
          <table:table-cell table:style-name="Table18.C13" office:value-type="string">
            <text:p text:style-name="P77">5[CD]</text:p>
          </table:table-cell>
          <table:table-cell table:style-name="Table18.D13" office:value-type="string">
            <text:p text:style-name="P77">1</text:p>
          </table:table-cell>
          <table:table-cell table:style-name="Table18.E13" office:value-type="string">
            <text:p text:style-name="P77">Major 2H</text:p>
          </table:table-cell>
          <table:table-cell table:style-name="Table18.F13" office:value-type="string">
            <text:p text:style-name="P77">Accurate, Escalation, Heavy</text:p>
          </table:table-cell>
          <table:table-cell table:style-name="Table18.G13" office:value-type="string">
            <text:p text:style-name="P77">3</text:p>
          </table:table-cell>
          <table:table-cell table:style-name="Table18.H30" office:value-type="string">
            <text:p text:style-name="P75"/>
          </table:table-cell>
        </table:table-row>
        <table:table-row table:style-name="TableLine94700960158064">
          <table:table-cell table:style-name="Table18.A14" office:value-type="string">
            <text:p text:style-name="P77">Anti-Material Rifle</text:p>
          </table:table-cell>
          <table:table-cell table:style-name="Table18.B14" office:value-type="string">
            <text:p text:style-name="P77">L</text:p>
          </table:table-cell>
          <table:table-cell table:style-name="Table18.C14" office:value-type="string">
            <text:p text:style-name="P77">6[CD] Piercing</text:p>
          </table:table-cell>
          <table:table-cell table:style-name="Table18.D14" office:value-type="string">
            <text:p text:style-name="P77">1</text:p>
          </table:table-cell>
          <table:table-cell table:style-name="Table18.E14" office:value-type="string">
            <text:p text:style-name="P77">0</text:p>
          </table:table-cell>
          <table:table-cell table:style-name="Table18.F14" office:value-type="string">
            <text:p text:style-name="P77">Major 2H</text:p>
          </table:table-cell>
          <table:table-cell table:style-name="Table18.G14" office:value-type="string">
            <text:p text:style-name="P77">Accurate, Escalation, Giant-Killer, Heavy</text:p>
          </table:table-cell>
          <table:table-cell table:style-name="Table18.H14" office:value-type="string">
            <text:p text:style-name="P77">4</text:p>
          </table:table-cell>
        </table:table-row>
        <table:table-row table:style-name="Table18.3">
          <table:table-cell table:style-name="Table18.A15" office:value-type="string">
            <text:p text:style-name="P77">Light Machine Gun</text:p>
          </table:table-cell>
          <table:table-cell table:style-name="Table18.B15" office:value-type="string">
            <text:p text:style-name="P77">M</text:p>
          </table:table-cell>
          <table:table-cell table:style-name="Table18.C15" office:value-type="string">
            <text:p text:style-name="P77">4[CD]</text:p>
          </table:table-cell>
          <table:table-cell table:style-name="Table18.D15" office:value-type="string">
            <text:p text:style-name="P77">4</text:p>
          </table:table-cell>
          <table:table-cell table:style-name="Table18.E15" office:value-type="string">
            <text:p text:style-name="P77">Major 2H</text:p>
          </table:table-cell>
          <table:table-cell table:style-name="Table18.F15" office:value-type="string">
            <text:p text:style-name="P77">Escalation, Heavy</text:p>
          </table:table-cell>
          <table:table-cell table:style-name="Table18.G15" office:value-type="string">
            <text:p text:style-name="P77">4</text:p>
          </table:table-cell>
          <table:table-cell table:style-name="Table18.H30" office:value-type="string">
            <text:p text:style-name="P75"/>
          </table:table-cell>
        </table:table-row>
        <table:table-row table:style-name="TableLine94700960158064">
          <table:table-cell table:style-name="Table18.A16" office:value-type="string">
            <text:p text:style-name="P77">Heavy Machine Gun</text:p>
          </table:table-cell>
          <table:table-cell table:style-name="Table18.B16" office:value-type="string">
            <text:p text:style-name="P77">L</text:p>
          </table:table-cell>
          <table:table-cell table:style-name="Table18.C16" office:value-type="string">
            <text:p text:style-name="P77">6[CD] Piercing</text:p>
          </table:table-cell>
          <table:table-cell table:style-name="Table18.D16" office:value-type="string">
            <text:p text:style-name="P77">1</text:p>
          </table:table-cell>
          <table:table-cell table:style-name="Table18.E16" office:value-type="string">
            <text:p text:style-name="P77">4</text:p>
          </table:table-cell>
          <table:table-cell table:style-name="Table18.F16" office:value-type="string">
            <text:p text:style-name="P77">Major 2H</text:p>
          </table:table-cell>
          <table:table-cell table:style-name="Table18.G16" office:value-type="string">
            <text:p text:style-name="P77">Escalation, Heavy</text:p>
          </table:table-cell>
          <table:table-cell table:style-name="Table18.H16" office:value-type="string">
            <text:p text:style-name="P77">4</text:p>
          </table:table-cell>
        </table:table-row>
        <table:table-row table:style-name="Table18.3">
          <table:table-cell table:style-name="Table18.A17" office:value-type="string">
            <text:p text:style-name="P77">Shotgun</text:p>
          </table:table-cell>
          <table:table-cell table:style-name="Table18.B17" office:value-type="string">
            <text:p text:style-name="P77">C</text:p>
          </table:table-cell>
          <table:table-cell table:style-name="Table18.C17" office:value-type="string">
            <text:p text:style-name="P77">4[CD] Knockdown</text:p>
          </table:table-cell>
          <table:table-cell table:style-name="Table18.D17" office:value-type="string">
            <text:p text:style-name="P77">1</text:p>
          </table:table-cell>
          <table:table-cell table:style-name="Table18.E17" office:value-type="string">
            <text:p text:style-name="P77">Major 2H</text:p>
          </table:table-cell>
          <table:table-cell table:style-name="Table18.F17" office:value-type="string">
            <text:p text:style-name="P77"><text:s/></text:p>
          </table:table-cell>
          <table:table-cell table:style-name="Table18.G17" office:value-type="string">
            <text:p text:style-name="P77">2</text:p>
          </table:table-cell>
          <table:table-cell table:style-name="Table18.H30" office:value-type="string">
            <text:p text:style-name="P75"/>
          </table:table-cell>
        </table:table-row>
        <table:table-row table:style-name="TableLine94700960158064">
          <table:table-cell table:style-name="Table18.A18" office:value-type="string">
            <text:p text:style-name="P77">Automatic Shotgun</text:p>
          </table:table-cell>
          <table:table-cell table:style-name="Table18.B18" office:value-type="string">
            <text:p text:style-name="P77">C</text:p>
          </table:table-cell>
          <table:table-cell table:style-name="Table18.C18" office:value-type="string">
            <text:p text:style-name="P77">4[CD] Knockdown</text:p>
          </table:table-cell>
          <table:table-cell table:style-name="Table18.D18" office:value-type="string">
            <text:p text:style-name="P77">3</text:p>
          </table:table-cell>
          <table:table-cell table:style-name="Table18.E18" office:value-type="string">
            <text:p text:style-name="P77">Major 2H</text:p>
          </table:table-cell>
          <table:table-cell table:style-name="Table18.F18" office:value-type="string">
            <text:p text:style-name="P77">Escalation</text:p>
          </table:table-cell>
          <table:table-cell table:style-name="Table18.G18" office:value-type="string">
            <text:p text:style-name="P77">3</text:p>
          </table:table-cell>
          <table:table-cell table:style-name="Table18.H30" office:value-type="string">
            <text:p text:style-name="P75"/>
          </table:table-cell>
        </table:table-row>
        <table:table-row table:style-name="Table18.3">
          <table:table-cell table:style-name="Table18.A19" office:value-type="string">
            <text:p text:style-name="P77">Grenade</text:p>
          </table:table-cell>
          <table:table-cell table:style-name="Table18.B19" office:value-type="string">
            <text:p text:style-name="P77">C</text:p>
          </table:table-cell>
          <table:table-cell table:style-name="Table18.C19" office:value-type="string">
            <text:p text:style-name="P77">By Grenade Type</text:p>
          </table:table-cell>
          <table:table-cell table:style-name="Table18.D19" office:value-type="string">
            <text:p text:style-name="P77">1M</text:p>
          </table:table-cell>
          <table:table-cell table:style-name="Table18.E19" office:value-type="string">
            <text:p text:style-name="P77">Minor 1H</text:p>
          </table:table-cell>
          <table:table-cell table:style-name="Table18.F19" office:value-type="string">
            <text:p text:style-name="P77">By Grenade Type</text:p>
          </table:table-cell>
          <table:table-cell table:style-name="Table18.G19" office:value-type="string">
            <text:p text:style-name="P77">By Grenade Type</text:p>
          </table:table-cell>
          <table:table-cell table:style-name="Table18.H30" office:value-type="string">
            <text:p text:style-name="P75"/>
          </table:table-cell>
        </table:table-row>
        <table:table-row table:style-name="TableLine94700960158064">
          <table:table-cell table:style-name="Table18.A20" office:value-type="string">
            <text:p text:style-name="P77">Grenade Launcher</text:p>
          </table:table-cell>
          <table:table-cell table:style-name="Table18.B20" office:value-type="string">
            <text:p text:style-name="P77">M</text:p>
          </table:table-cell>
          <table:table-cell table:style-name="Table18.C20" office:value-type="string">
            <text:p text:style-name="P77">By Grenade Type</text:p>
          </table:table-cell>
          <table:table-cell table:style-name="Table18.D20" office:value-type="string">
            <text:p text:style-name="P77">1M</text:p>
          </table:table-cell>
          <table:table-cell table:style-name="Table18.E20" office:value-type="string">
            <text:p text:style-name="P77">Major 2H</text:p>
          </table:table-cell>
          <table:table-cell table:style-name="Table18.F20" office:value-type="string">
            <text:p text:style-name="P77">Escalation, By Grenade Type</text:p>
          </table:table-cell>
          <table:table-cell table:style-name="Table18.G20" office:value-type="string">
            <text:p text:style-name="P77">4</text:p>
          </table:table-cell>
          <table:table-cell table:style-name="Table18.H30" office:value-type="string">
            <text:p text:style-name="P75"/>
          </table:table-cell>
        </table:table-row>
        <table:table-row table:style-name="Table18.3">
          <table:table-cell table:style-name="Table18.A21" office:value-type="string">
            <text:p text:style-name="P77">[Grenade] Frag</text:p>
          </table:table-cell>
          <table:table-cell table:style-name="Table18.B21" office:value-type="string">
            <text:p text:style-name="P77">“</text:p>
          </table:table-cell>
          <table:table-cell table:style-name="Table18.C21" office:value-type="string">
            <text:p text:style-name="P77">3[CD] Area, Knockdown</text:p>
          </table:table-cell>
          <table:table-cell table:style-name="Table18.D21" office:value-type="string">
            <text:p text:style-name="P77">“</text:p>
          </table:table-cell>
          <table:table-cell table:style-name="Table18.E21" office:value-type="string">
            <text:p text:style-name="P77">“</text:p>
          </table:table-cell>
          <table:table-cell table:style-name="Table18.F21" office:value-type="string">
            <text:p text:style-name="P77">“</text:p>
          </table:table-cell>
          <table:table-cell table:style-name="Table18.G21" office:value-type="string">
            <text:p text:style-name="P77">3</text:p>
          </table:table-cell>
          <table:table-cell table:style-name="Table18.H30" office:value-type="string">
            <text:p text:style-name="P75"/>
          </table:table-cell>
        </table:table-row>
        <table:table-row table:style-name="TableLine94700960158064">
          <table:table-cell table:style-name="Table18.A22" office:value-type="string">
            <text:p text:style-name="P77">[Grenade] Stun</text:p>
          </table:table-cell>
          <table:table-cell table:style-name="Table18.B22" office:value-type="string">
            <text:p text:style-name="P77">“</text:p>
          </table:table-cell>
          <table:table-cell table:style-name="Table18.C22" office:value-type="string">
            <text:p text:style-name="P77">3[CD] Area, Stun</text:p>
          </table:table-cell>
          <table:table-cell table:style-name="Table18.D22" office:value-type="string">
            <text:p text:style-name="P77">“</text:p>
          </table:table-cell>
          <table:table-cell table:style-name="Table18.E22" office:value-type="string">
            <text:p text:style-name="P77">“</text:p>
          </table:table-cell>
          <table:table-cell table:style-name="Table18.F22" office:value-type="string">
            <text:p text:style-name="P77">Nonlethal</text:p>
          </table:table-cell>
          <table:table-cell table:style-name="Table18.G22" office:value-type="string">
            <text:p text:style-name="P77">2</text:p>
          </table:table-cell>
          <table:table-cell table:style-name="Table18.H30" office:value-type="string">
            <text:p text:style-name="P75"/>
          </table:table-cell>
        </table:table-row>
        <table:table-row table:style-name="Table18.3">
          <table:table-cell table:style-name="Table18.A23" office:value-type="string">
            <text:p text:style-name="P77">[Grenade] Incendiary</text:p>
          </table:table-cell>
          <table:table-cell table:style-name="Table18.B23" office:value-type="string">
            <text:p text:style-name="P77">“</text:p>
          </table:table-cell>
          <table:table-cell table:style-name="Table18.C23" office:value-type="string">
            <text:p text:style-name="P77">3[CD] Area, Persistent</text:p>
          </table:table-cell>
          <table:table-cell table:style-name="Table18.D23" office:value-type="string">
            <text:p text:style-name="P77">3</text:p>
          </table:table-cell>
          <table:table-cell table:style-name="Table18.E23" office:value-type="string">
            <text:p text:style-name="P77">“</text:p>
          </table:table-cell>
          <table:table-cell table:style-name="Table18.F23" office:value-type="string">
            <text:p text:style-name="P77">“</text:p>
          </table:table-cell>
          <table:table-cell table:style-name="Table18.G23" office:value-type="string">
            <text:p text:style-name="P77">Debilitating</text:p>
          </table:table-cell>
          <table:table-cell table:style-name="Table18.H23" office:value-type="string">
            <text:p text:style-name="P77">3</text:p>
          </table:table-cell>
        </table:table-row>
        <text:soft-page-break/>
        <table:table-row table:style-name="TableLine94700960158064">
          <table:table-cell table:style-name="Table18.A24" office:value-type="string">
            <text:p text:style-name="P77">Compound Bow</text:p>
          </table:table-cell>
          <table:table-cell table:style-name="Table18.B24" office:value-type="string">
            <text:p text:style-name="P77">M</text:p>
          </table:table-cell>
          <table:table-cell table:style-name="Table18.C24" office:value-type="string">
            <text:p text:style-name="P77">2[CD]</text:p>
          </table:table-cell>
          <table:table-cell table:style-name="Table18.D24" office:value-type="string">
            <text:p text:style-name="P77">1</text:p>
          </table:table-cell>
          <table:table-cell table:style-name="Table18.E24" office:value-type="string">
            <text:p text:style-name="P77">Major 2H</text:p>
          </table:table-cell>
          <table:table-cell table:style-name="Table18.F24" office:value-type="string">
            <text:p text:style-name="P77">Subtle</text:p>
          </table:table-cell>
          <table:table-cell table:style-name="Table18.G24" office:value-type="string">
            <text:p text:style-name="P77">2</text:p>
          </table:table-cell>
          <table:table-cell table:style-name="Table18.H30" office:value-type="string">
            <text:p text:style-name="P75"/>
          </table:table-cell>
        </table:table-row>
        <table:table-row table:style-name="Table18.3">
          <table:table-cell table:style-name="Table18.A25" office:value-type="string">
            <text:p text:style-name="P77">Crossbow</text:p>
          </table:table-cell>
          <table:table-cell table:style-name="Table18.B25" office:value-type="string">
            <text:p text:style-name="P77">M</text:p>
          </table:table-cell>
          <table:table-cell table:style-name="Table18.C25" office:value-type="string">
            <text:p text:style-name="P77">3[CD]</text:p>
          </table:table-cell>
          <table:table-cell table:style-name="Table18.D25" office:value-type="string">
            <text:p text:style-name="P77">0</text:p>
          </table:table-cell>
          <table:table-cell table:style-name="Table18.E25" office:value-type="string">
            <text:p text:style-name="P77">Major 2H</text:p>
          </table:table-cell>
          <table:table-cell table:style-name="Table18.F25" office:value-type="string">
            <text:p text:style-name="P77">Accurate, Subtle</text:p>
          </table:table-cell>
          <table:table-cell table:style-name="Table18.G25" office:value-type="string">
            <text:p text:style-name="P77">2</text:p>
          </table:table-cell>
          <table:table-cell table:style-name="Table18.H30" office:value-type="string">
            <text:p text:style-name="P75"/>
          </table:table-cell>
        </table:table-row>
        <table:table-row table:style-name="TableLine94700960158064">
          <table:table-cell table:style-name="Table18.A26" office:value-type="string">
            <text:p text:style-name="P77">Throwing Knife</text:p>
          </table:table-cell>
          <table:table-cell table:style-name="Table18.B26" office:value-type="string">
            <text:p text:style-name="P77">C</text:p>
          </table:table-cell>
          <table:table-cell table:style-name="Table18.C26" office:value-type="string">
            <text:p text:style-name="P77">1[CD]</text:p>
          </table:table-cell>
          <table:table-cell table:style-name="Table18.D26" office:value-type="string">
            <text:p text:style-name="P77">2</text:p>
          </table:table-cell>
          <table:table-cell table:style-name="Table18.E26" office:value-type="string">
            <text:p text:style-name="P77">Minor 1H</text:p>
          </table:table-cell>
          <table:table-cell table:style-name="Table18.F26" office:value-type="string">
            <text:p text:style-name="P77">Hidden 2, Subtle</text:p>
          </table:table-cell>
          <table:table-cell table:style-name="Table18.G26" office:value-type="string">
            <text:p text:style-name="P77">1</text:p>
          </table:table-cell>
          <table:table-cell table:style-name="Table18.H30" office:value-type="string">
            <text:p text:style-name="P75"/>
          </table:table-cell>
        </table:table-row>
        <table:table-row table:style-name="Table18.3">
          <table:table-cell table:style-name="Table18.A27" office:value-type="string">
            <text:p text:style-name="P77">Taser</text:p>
          </table:table-cell>
          <table:table-cell table:style-name="Table18.B27" office:value-type="string">
            <text:p text:style-name="P77">C</text:p>
          </table:table-cell>
          <table:table-cell table:style-name="Table18.C27" office:value-type="string">
            <text:p text:style-name="P77">2[CD] Stun, Intense</text:p>
          </table:table-cell>
          <table:table-cell table:style-name="Table18.D27" office:value-type="string">
            <text:p text:style-name="P77">1M</text:p>
          </table:table-cell>
          <table:table-cell table:style-name="Table18.E27" office:value-type="string">
            <text:p text:style-name="P77">Minor 1H</text:p>
          </table:table-cell>
          <table:table-cell table:style-name="Table18.F27" office:value-type="string">
            <text:p text:style-name="P77">Nonlethal</text:p>
          </table:table-cell>
          <table:table-cell table:style-name="Table18.G27" office:value-type="string">
            <text:p text:style-name="P77">1</text:p>
          </table:table-cell>
          <table:table-cell table:style-name="Table18.H30" office:value-type="string">
            <text:p text:style-name="P75"/>
          </table:table-cell>
        </table:table-row>
        <table:table-row table:style-name="TableLine94700960158064">
          <table:table-cell table:style-name="Table18.A28" office:value-type="string">
            <text:p text:style-name="P77">Flamethrower</text:p>
          </table:table-cell>
          <table:table-cell table:style-name="Table18.B28" office:value-type="string">
            <text:p text:style-name="P77">M</text:p>
          </table:table-cell>
          <table:table-cell table:style-name="Table18.C28" office:value-type="string">
            <text:p text:style-name="P77">4[CD] Area, Persistent</text:p>
          </table:table-cell>
          <table:table-cell table:style-name="Table18.D28" office:value-type="string">
            <text:p text:style-name="P77">4</text:p>
          </table:table-cell>
          <table:table-cell table:style-name="Table18.E28" office:value-type="string">
            <text:p text:style-name="P77">3M</text:p>
          </table:table-cell>
          <table:table-cell table:style-name="Table18.F28" office:value-type="string">
            <text:p text:style-name="P77">Major 2H</text:p>
          </table:table-cell>
          <table:table-cell table:style-name="Table18.G28" office:value-type="string">
            <text:p text:style-name="P77">Escalation, Debilitating</text:p>
          </table:table-cell>
          <table:table-cell table:style-name="Table18.H28" office:value-type="string">
            <text:p text:style-name="P77">5</text:p>
          </table:table-cell>
        </table:table-row>
        <table:table-row table:style-name="Table18.3">
          <table:table-cell table:style-name="Table18.A29" office:value-type="string">
            <text:p text:style-name="P77">Anti-Tank Rocket Launcher</text:p>
          </table:table-cell>
          <table:table-cell table:style-name="Table18.B29" office:value-type="string">
            <text:p text:style-name="P77">M</text:p>
          </table:table-cell>
          <table:table-cell table:style-name="Table18.C29" office:value-type="string">
            <text:p text:style-name="P77">6[CD] Area, Perilous, Piercing</text:p>
          </table:table-cell>
          <table:table-cell table:style-name="Table18.D29" office:value-type="string">
            <text:p text:style-name="P77">2</text:p>
          </table:table-cell>
          <table:table-cell table:style-name="Table18.E29" office:value-type="string">
            <text:p text:style-name="P77">1M</text:p>
          </table:table-cell>
          <table:table-cell table:style-name="Table18.F29" office:value-type="string">
            <text:p text:style-name="P77">Major 2H</text:p>
          </table:table-cell>
          <table:table-cell table:style-name="Table18.G29" office:value-type="string">
            <text:p text:style-name="P77">Cumbersome, Escalation, Giant-Killer</text:p>
          </table:table-cell>
          <table:table-cell table:style-name="Table18.H29" office:value-type="string">
            <text:p text:style-name="P77">5</text:p>
          </table:table-cell>
        </table:table-row>
        <table:table-row table:style-name="TableLine94700960158064">
          <table:table-cell table:style-name="Table18.A30" office:value-type="string">
            <text:p text:style-name="P77">Mortar</text:p>
          </table:table-cell>
          <table:table-cell table:style-name="Table18.B30" office:value-type="string">
            <text:p text:style-name="P77">L</text:p>
          </table:table-cell>
          <table:table-cell table:style-name="Table18.C30" office:value-type="string">
            <text:p text:style-name="P77">5[CD] Area, Perilous, Stun</text:p>
          </table:table-cell>
          <table:table-cell table:style-name="Table18.D30" office:value-type="string">
            <text:p text:style-name="P77">1M</text:p>
          </table:table-cell>
          <table:table-cell table:style-name="Table18.E30" office:value-type="string">
            <text:p text:style-name="P77">Major 2H</text:p>
          </table:table-cell>
          <table:table-cell table:style-name="Table18.F30" office:value-type="string">
            <text:p text:style-name="P77">Escalation, Heavy, Indirect</text:p>
          </table:table-cell>
          <table:table-cell table:style-name="Table18.G30" office:value-type="string">
            <text:p text:style-name="P77">4</text:p>
          </table:table-cell>
          <table:table-cell table:style-name="Table18.H30" office:value-type="string">
            <text:p text:style-name="P75"/>
          </table:table-cell>
        </table:table-row>
      </table:table>
      <text:h text:style-name="P6" text:outline-level="2"><text:bookmark text:name="Vehicles"/>Vehicles</text:h>
      <text:h text:style-name="P11" text:outline-level="3"><text:bookmark text:name="Operating_a_Vehicle"/>Operating a Vehicle</text:h>
      <text:p text:style-name="P100">When you’re inside a vehicle, you’re referred to as a <text:span text:style-name="T1">passenger</text:span>. Some passengers take on specific roles within the vehicle, referred to as <text:span text:style-name="T1">crew</text:span>.</text:p>
      <text:h text:style-name="P18" text:outline-level="4"><text:bookmark text:name="Crew_Roles"/>Crew Roles</text:h>
      <text:p text:style-name="P100">Each character inside a vehicle can take specific crew role related to that vehicle. Assuming a role requires a Minor Action to move into that position.</text:p>
      <text:list xml:id="list3519409415" text:style-name="L105">
        <text:list-item>
          <text:p text:style-name="P303"><text:soft-page-break/><text:span text:style-name="T5">Pilot</text:span><text:span text:style-name="T4">: A vehicle can have only a single pilot. The pilot takes actions to move the vehicle (see </text:span><text:span text:style-name="Emphasis"><text:span text:style-name="T4">Vehicular Movement</text:span></text:span><text:span text:style-name="T4">, p.XXX). Whenever the vehicle needs to make an skill test related to movement, the pilot will make the test generally using </text:span><text:span text:style-name="T5">Coordination + Operate</text:span><text:span text:style-name="T4">. A vehicle without a pilot automatically fails all tests.</text:span></text:p>
        </text:list-item>
        <text:list-item>
          <text:p text:style-name="P303"><text:span text:style-name="T5">Gunner</text:span><text:span text:style-name="T4">: A gunner operates weaponry mounted on the vehicle (see </text:span><text:span text:style-name="Emphasis"><text:span text:style-name="T4">Vehicular Attacks</text:span></text:span><text:span text:style-name="T4">, below). For a vehicle with multiple weapons, a gunner can only operate one weapon each turn, and any single weapon may only be operated by one gunner each round.</text:span></text:p>
        </text:list-item>
        <text:list-item>
          <text:p text:style-name="P189">If a vehicle includes other equipment or functions beyond moving and attacking, for example radio operator or bombardier, other passengers may operate that equipment as a separate crew role.</text:p>
        </text:list-item>
      </text:list>
      <text:h text:style-name="P38" text:outline-level="6"><text:bookmark text:name="Splitting_Focus"/><text:span text:style-name="T17">Splitting Focus</text:span></text:h>
      <text:p text:style-name="P323">A single character can attempt to simultaneously assume the roles of both gunner and pilot, but their attack rolls and tests to pilot the vehicle are both made at +1 difficulty unless it has the Single-Seat quality.</text:p>
      <text:h text:style-name="P20" text:outline-level="4"><text:bookmark text:name="Passengers_and_Cargo"/>Passengers and Cargo</text:h>
      <text:p text:style-name="P323">A vehicle can carry a number of passengers, including the crew, as noted in its entry. This represents the number of dedicated spaces for passengers in or on the vehicle—in many cases, the number of seats the vehicle has.</text:p>
      <text:p text:style-name="P323">Unlike characters, a vehicle cannot naturally carry extra items based on its Brawn or Scale, as a vehicle needs places to stow those items in order to carry them effectively. Additional cargo space is covered by the Cargo X quality.</text:p>
      <text:p text:style-name="P323">Items can be stored in passenger spaces instead of passengers—each passenger space can carry up to 2 Major Items in this way. Similarly, passengers can ride along in cargo space, with each passenger taking up the space of four Major Items. Passengers in cargo space are liable to have an uncomfortable or unsafe journey in their improvised space, suffering an additional +2[CD] of stress from any impacts the vehicle suffers.</text:p>
      <text:h text:style-name="P18" text:outline-level="4"><text:bookmark text:name="Vehicular_Movement"/>Vehicular Movement</text:h>
      <text:p text:style-name="P100">The following movement actions are available to the pilot role. These movement actions are distinct from the movement actions the character can attempt, but, like a character, a vehicle may only take a single movement action each turn.</text:p>
      <text:list xml:id="list1380704321" text:style-name="L106">
        <text:list-item>
          <text:p text:style-name="P190"><text:span text:style-name="T1">Maneuver (Minor)</text:span>: The vehicle moves to anywhere within close range.</text:p>
        </text:list-item>
        <text:list-item>
          <text:p text:style-name="P190"><text:span text:style-name="T1">Careful Piloting (Major)</text:span>: The vehicle moves a number of zones equal to half its speed, rounding up. If required to make a terrain test, reduce the Difficulty of that test by 1.</text:p>
        </text:list-item>
        <text:list-item>
          <text:p text:style-name="P190"><text:soft-page-break/><text:span text:style-name="T1">Hasty Piloting (Major)</text:span>: The vehicle moves a number of zones equal to its speed. All skill tests made by crew or passengers are made at +1 Difficulty until the start of the pilot’s next turn.</text:p>
        </text:list-item>
        <text:list-item>
          <text:p text:style-name="P190"><text:span text:style-name="T1">Focused Driving (Major)</text:span>: Make a <text:span text:style-name="T1">Coordination + Operate test</text:span>, with a Difficulty of 1. On a success, the vehicle moves a number of zones equal to its speed plus an additional zone for each Momentum spent. All skill tests made by crew or passengers are made at +1 Difficulty until the start of the pilot’s next turn.</text:p>
        </text:list-item>
      </text:list>
      <text:h text:style-name="P13" text:outline-level="3"><text:bookmark text:name="Vehicular_Zones"/>Vehicular Zones</text:h>
      <text:p text:style-name="P100">Vehicles move in combat zones like any other combatant in an action scene, from Reach to Extreme range. Vehicles, however, do not like characters do and some zone effects may affect different Vehicle types differently:</text:p>
      <text:list xml:id="list3838020337" text:style-name="L107">
        <text:list-item>
          <text:p text:style-name="P191">The terrain only affects vehicles of a specific scale or higher, like terrain that can easily be navigated by smaller vehicles.</text:p>
        </text:list-item>
        <text:list-item>
          <text:p text:style-name="P191">The terrain only affects vehicles of a specific scale or lower, like obstacles that large vehicles can just power through or over unhindered.</text:p>
        </text:list-item>
        <text:list-item>
          <text:p text:style-name="P191">The terrain only affects vehicles with a specific quality, such as wheeled vehicles.</text:p>
        </text:list-item>
        <text:list-item>
          <text:p text:style-name="P191">The terrain has a Difficulty of 1, and thus can be ignored by those moving slowly and carefully; such as tight street corners.</text:p>
        </text:list-item>
      </text:list>
      <text:h text:style-name="P18" text:outline-level="4"><text:bookmark text:name="Vehicle_Terrain_Test"/>Vehicle Terrain Test</text:h>
      <text:p text:style-name="P100">Pilots make terrain tests using <text:span text:style-name="T1">Coordination + Vehicles</text:span>. If the terrain would be more difficult for larger vehicles, the gamemaster may increase the difficulty, complication range, or both by an amount equal to the vehicle’s scale.</text:p>
      <text:h text:style-name="P35" text:outline-level="6"><text:bookmark text:name="Out_of_Control"/>Out of Control!</text:h>
      <text:p text:style-name="P323">It’s a constant fear for a pilot to lose control of their vehicle, they can cause a lot of damage and injure a lot of people in the process.</text:p>
      <text:p text:style-name="P323">The most common outcomes of a failed vehicle terrain test are below, and the GM determines which applies in each case. Some of the results below cause the vehicle to stop, which means the vehicle immediately loses any remaining movement it had from that action, and it comes to a halt in that zone.</text:p>
      <text:list xml:id="list1638337566" text:style-name="L108">
        <text:list-item>
          <text:p text:style-name="P366"><text:span text:style-name="T1">Jarring Stop</text:span>: The vehicle comes to an immediate halt, losing the rest of its movement from that action. Each character in the vehicle immediately suffers 3[CD] Stun physical damage.</text:p>
        </text:list-item>
        <text:list-item>
          <text:p text:style-name="P349"><text:span text:style-name="T1">Skid</text:span>: The vehicles moves in a random direction (roll a d6: 1-2 the vehicle skids left, 3-4 the vehicle skids forward, 5-6 the vehicle skids right based on the <text:soft-page-break/>vehicle’s direction of travel). If the vehicle collides with an object that would make it stop, inflict 1[CD] Piercing 1 physical stress, +1[CD] for each zone the vehicle moved.</text:p>
        </text:list-item>
        <text:list-item>
          <text:p text:style-name="P349"><text:span text:style-name="T1">Spin</text:span>: The vehicle loses the rest of its movement from the action, and it is turned to face a different direction. The next vehicle movement action increases in Difficulty by +1, or it needs a test if it didn’t before.</text:p>
        </text:list-item>
        <text:list-item>
          <text:p text:style-name="P349"><text:span text:style-name="T1">Stuck</text:span>: The vehicle loses the rest of its movement from the action, and it is held in place by the terrain. The vehicle gains the truth “Stuck”, and while this trait persists, the vehicle moves one fewer zone than normal with any pilot action, and it cannot move as a free action.</text:p>
        </text:list-item>
      </text:list>
      <text:p text:style-name="P329">If the pilot performed an action to move the vehicle during the previous round, and it was not stopped (either by the pilot, or by crashing) then the pilot must make another vehicle movement actions or the vehicle goes <text:span text:style-name="T1">out of control</text:span>.</text:p>
      <text:h text:style-name="P13" text:outline-level="3"><text:bookmark text:name="Vehicular_Attacks"/>Vehicular Attacks</text:h>
      <text:p text:style-name="P100">Vehicle’s gunners can make attacks with mounted weapons in the same way as a personal weapon, using their <text:span text:style-name="T1">Coordination + Fight</text:span>. You cannot carry these weapons normally or fire them without being mounted on a stand or vehicle first. All weapons mounted upon a vehicle are treated as if wielded in two hands if the vehicle moves, or as if they are braced if the vehicle has remained stationary.</text:p>
      <text:p text:style-name="P100">If the vehicle has the exposed quality, then passengers may make attacks with their personal weapons normally.</text:p>
      <text:h text:style-name="P38" text:outline-level="6"><text:bookmark text:name="Attacking_Passengers"/><text:span text:style-name="T17">Attacking Passengers</text:span></text:h>
      <text:p text:style-name="P323">When you make a successful attack against a vehicle with the Exposed quality, you can spend 2 Momentum to hit an exposed passenger instead.</text:p>
      <text:p text:style-name="P328"><text:span text:style-name="T7">Attacks with the </text:span><text:span text:style-name="Emphasis"><text:span text:style-name="T7">Area</text:span></text:span><text:span text:style-name="T7"> effect, against exposed passengers, will hit the vehicle with the initial blast, and count the passengers as additional targets within Reach.</text:span></text:p>
      <text:h text:style-name="P18" text:outline-level="4"><text:bookmark text:name="Ramming"/>Ramming</text:h>
      <text:p text:style-name="P100">The pilot of a vehicle that moves during its turn can attempt a melee attack against a target within reach, using the pilot’s <text:span text:style-name="T1">Will + Operate</text:span>, with a difficulty of 1. If the attack is successful, it deals the vehicle’s Impact rating as damage. When a vehicle rams another vehicle or building, the attacking vehicle suffers half the impact rating, rounding up, in stress.</text:p>
      <text:h text:style-name="P18" text:outline-level="4"><text:bookmark text:name="Vehicle_Stress"/><text:soft-page-break/>Vehicle Stress</text:h>
      <text:p text:style-name="P100">Vehicles can be targeted for an attack like any other combatant. When a vehicle suffers stress from a physical attack, add its scale to the amount of damage needed to inflict an injury; for a scale 1 vehicle, it takes 6 stress from a single attack to inflict an injury, instead of the normal 5 stress. Vehicles, as objects, cannot be the target of mental attacks, though their crew and passengers can be, and they do not suffer fatigue.</text:p>
      <text:h text:style-name="P18" text:outline-level="4"><text:bookmark text:name="Vehicle_Harms"/>Vehicle Harms</text:h>
      <text:p text:style-name="P100">Vehicles are defeated in an action scene when they suffer 3 Harms, though some vehicles may be more durable and be able to withstand more damage. When a vehicle is defeated, it can no longer be used. As normal, each Harm is a trait which will impede the vehicle in some way, typically by increasing the difficulty of tests to operate the vehicle or forcing the vehicle out of control.</text:p>
      <text:h text:style-name="P38" text:outline-level="6"><text:bookmark text:name="Bumps_and_Bruises"/><text:span text:style-name="T17">Bumps and Bruises</text:span></text:h>
      <text:p text:style-name="P323">Whenever a vehicle is damaged, it’s possible the passengers will be hurt as well. Whenever a vehicle suffers one or more Harms from an attack, each passenger suffers 4[CD] physical stress with the Drain and Stun effects, and any resulting harms are physical.</text:p>
      <text:p text:style-name="P323">If a vehicle suffers enough harms to be defeated, each passenger suffers 8[CD] damage with the Stun effect, and any resulting harms are physical.</text:p>
      <text:p text:style-name="P323">Passengers riding in a cargo space add +2[CD] to these stress values.</text:p>
      <text:h text:style-name="P18" text:outline-level="4"><text:bookmark text:name="Repairing_Vehicles"/>Repairing Vehicles</text:h>
      <text:p text:style-name="P100">Harms can be repaired through Vehicles skill tests but will take significant time and work to repair fully. Vehicles do not recover stress between scenes, you need to work on the vehicle between scenes to remove a vehicle’s stress, with the following tests:</text:p>
      <text:list xml:id="list2872235543" text:style-name="L109">
        <text:list-item>
          <text:p text:style-name="P192"><text:span text:style-name="T1">Repair Vehicle Stress</text:span>: You hammer out dents and make minor repairs to a vehicle. This is an <text:span text:style-name="T1">Insight + Vehicles</text:span> skill test with a difficulty of 1. Success removes stress equal to your Operate score (plus 2 stress per Momentum spent).</text:p>
        </text:list-item>
        <text:list-item>
          <text:p text:style-name="P192"><text:span text:style-name="T1">Repair Vehicle Harm</text:span>: You repair and replace parts of the wrecked vehicle. This is an <text:span text:style-name="T1">Insight + Operate</text:span> skill test with a difficulty of 2. Success removes a single injury, plus one additional injury per 2 Momentum spent. Once treated, the injury is removed. If the vehicle has fewer than 3 harms, it is operable but each injury remaining will increase the difficulty of tests to operate the vehicle by +1.</text:p>
        </text:list-item>
      </text:list>
      <text:h text:style-name="P38" text:outline-level="6"><text:bookmark text:name="NPC_Vehicles"/><text:soft-page-break/><text:span text:style-name="T17">NPC Vehicles</text:span></text:h>
      <text:p text:style-name="P323">Vehicles operated by NPCs can be treated in a similar way to their crews, with different target categories able to withstand different amounts of damage. This should reflect how significant that vehicle is within the scene: a motorcycle ridden by a Minor NPC or two can count as a Minor NPC itself and would thus be defeated by a single Harm. A vehicle carrying multiple NPCs should be an equal or higher target category than the NPCs within: a car full of Minor NPCs should probably be a Notable vehicle, defeated after 2 harms, while a car with Elite passengers might be treated as a Major NPC, only Defeated after 3 harms.</text:p>
      <text:p text:style-name="P328"><text:span text:style-name="T7">If the vehicle has the </text:span><text:span text:style-name="Emphasis"><text:span text:style-name="T7">Implacable X</text:span></text:span><text:span text:style-name="T7"> quality, then this will increase the number of harms the vehicle can withstand before being defeated by X.</text:span></text:p>
      <text:h text:style-name="P21" text:outline-level="5"><text:bookmark text:name="Vehicle_Momentum_Spends"/>Vehicle Momentum Spends</text:h>
      <table:table table:name="Table19" table:style-name="Table19">
        <table:table-column table:style-name="Table19.A"/>
        <table:table-column table:style-name="Table19.B"/>
        <table:table-column table:style-name="Table19.C"/>
        <table:table-header-rows>
          <table:table-row table:style-name="TableLine94702014867248">
            <table:table-cell table:style-name="Table19.A1" office:value-type="string">
              <text:p text:style-name="P92">Spend</text:p>
            </table:table-cell>
            <table:table-cell table:style-name="Table19.A1" office:value-type="string">
              <text:p text:style-name="P92">Cost</text:p>
            </table:table-cell>
            <table:table-cell table:style-name="Table19.A1" office:value-type="string">
              <text:p text:style-name="P92">Effect</text:p>
            </table:table-cell>
          </table:table-row>
        </table:table-header-rows>
        <table:table-row table:style-name="TableLine94702014867248">
          <table:table-cell table:style-name="Table19.A2" office:value-type="string">
            <text:p text:style-name="P71">Ram Through</text:p>
          </table:table-cell>
          <table:table-cell table:style-name="Table19.B2" office:value-type="string">
            <text:p text:style-name="P77">2</text:p>
          </table:table-cell>
          <table:table-cell table:style-name="Table19.C2" office:value-type="string">
            <text:p text:style-name="P71">After failing a terrain test, continue moving forward as if the terrain test had not failed. The vehicle suffers stress determined by the GM.</text:p>
          </table:table-cell>
        </table:table-row>
        <table:table-row table:style-name="Table19.3">
          <table:table-cell table:style-name="Table19.A3" office:value-type="string">
            <text:p text:style-name="P71">Target Passenger</text:p>
          </table:table-cell>
          <table:table-cell table:style-name="Table19.B3" office:value-type="string">
            <text:p text:style-name="P77">2</text:p>
          </table:table-cell>
          <table:table-cell table:style-name="Table19.C3" office:value-type="string">
            <text:p text:style-name="P71">After a successful attack, you can target a passenger inside of an exposed vehicle instead of the vehicle.</text:p>
          </table:table-cell>
        </table:table-row>
      </table:table>
      <text:h text:style-name="P15" text:outline-level="3"><text:bookmark text:name="Vehicle_Profile"/>Vehicle Profile</text:h>
      <text:p text:style-name="P95">A vehicle has the following scores and values.</text:p>
      <text:h text:style-name="P18" text:outline-level="4"><text:bookmark text:name="Traits"/>Traits</text:h>
      <text:p text:style-name="P100">A vehicle’s main trait will be its type, make and model. Other traits may reflect the vehicle’s condition, modifications, or other quirks. This trait describes what terrain the vehicle can navigate, how it is driven, as well as any characteristics not covered by its qualities (see below).</text:p>
      <text:h text:style-name="P18" text:outline-level="4"><text:bookmark text:name="Speed"/>Speed</text:h>
      <text:p text:style-name="P100">A vehicle’s speed shows how quickly it can move, measures in a number of zones.</text:p>
      <text:h text:style-name="P18" text:outline-level="4"><text:bookmark text:name="Scale"/><text:soft-page-break/>Scale</text:h>
      <text:p text:style-name="P100">A vehicle’s Scale is a representation of its size. Scale 0 refers to any vehicle which is approximately the same size as a human. Scale 1 covers vehicles around twice the size of a human, and each additional increase in scale approximately doubles the size of the vehicle. On any skill test where the vehicles size or mass would be a problem, increase the difficulty by an amount equal to its Scale.</text:p>
      <text:h text:style-name="P18" text:outline-level="4"><text:bookmark text:name="Brawn"/>Brawn</text:h>
      <text:p text:style-name="P100">A vehicle has a Brawn score of its own, which is used when using the vehicle to shift heavy loads or employ brute force. If a vehicle has a value in brackets, after its Brawn rating, it adds that many automatic successes to any Brawn tests using the vehicle.</text:p>
      <text:h text:style-name="P18" text:outline-level="4"><text:bookmark text:name="Armor-2"/>Armor</text:h>
      <text:p text:style-name="P100">The vehicle’s armor resistance is subtracted from stress inflicted on the vehicle by physical attacks.</text:p>
      <text:h text:style-name="P18" text:outline-level="4"><text:bookmark text:name="Cover"/>Cover</text:h>
      <text:p text:style-name="P100">The vehicles cover indicates how much cover resistance it grants its passengers if they exposed. You cannot target passengers enclosed inside a vehicle.</text:p>
      <text:h text:style-name="P18" text:outline-level="4"><text:bookmark text:name="Impact"/>Impact</text:h>
      <text:p text:style-name="P100">A vehicle’s Impact is a damage rating in challenge dice ([CD]), measuring its weight and the force with its ramming attack.</text:p>
      <text:h text:style-name="P18" text:outline-level="4"><text:bookmark text:name="Passengers"/>Passengers</text:h>
      <text:p text:style-name="P100">The passenger entry shows how many passenger spaces are inside the vehicle.</text:p>
      <text:h text:style-name="P18" text:outline-level="4"><text:bookmark text:name="Qualities-3"/>Qualities</text:h>
      <text:p text:style-name="P100">Vehicles come in a range of different types, from nimble motorcycles to rugged trucks, and everywhere in between. A vehicle’s qualities describe how it navigates the terrain around it, and how characters use it. Vehicles always have at least one quality, and a vehicle’s type is a trait that influences the difficulty of skill tests.</text:p>
      <text:p text:style-name="P100"><text:soft-page-break/>A vehicle can only move across terrain allowed by its qualities: e.g., a wheeled vehicle like a car attempting to drive across a lake will just sink.</text:p>
      <text:h text:style-name="P18" text:outline-level="4"><text:bookmark text:name="Weapons"/>Weapons</text:h>
      <text:p text:style-name="P100">The weapons entry on a vehicle lists the weapons it has mounted or incorporated into its design.</text:p>
      <text:h text:style-name="P13" text:outline-level="3"><text:bookmark text:name="Vehicle_Qualities"/>Vehicle Qualities</text:h>
      <text:list xml:id="list2361162170" text:style-name="L110">
        <text:list-item>
          <text:p text:style-name="P193"><text:span text:style-name="T1">Cargo X</text:span>: The vehicle may carry up to X additional Major items.</text:p>
        </text:list-item>
        <text:list-item>
          <text:p text:style-name="P193"><text:span text:style-name="T1">Cumbersome</text:span>: The vehicle is bulky and unresponsive, and increases the difficulty tests to move by +1.</text:p>
        </text:list-item>
        <text:list-item>
          <text:p text:style-name="P193"><text:span text:style-name="T1">Enclosed</text:span>: The vehicle is completely enclosed, protecting crew and passengers within. Crew and passengers cannot be targeted by attacks from outside the vehicle, but also cannot use their own weaponry.</text:p>
        </text:list-item>
        <text:list-item>
          <text:p text:style-name="P193"><text:span text:style-name="T1">Exposed</text:span>: The passenger and crew of an exposed vehicle can be targeted by attacks from outside the vehicle and may attack with their own weapons.</text:p>
        </text:list-item>
        <text:list-item>
          <text:p text:style-name="P193"><text:span text:style-name="T1">High-Performance</text:span>: The vehicle is powerful and finely-tuned. The pilot may spend 2 Momentum after a successful skill test to move the vehicle to move 1 additional zone. Any test to repair the vehicle increase in Difficulty by +1, due to its finely-tuned nature.</text:p>
        </text:list-item>
        <text:list-item>
          <text:p text:style-name="P193"><text:span text:style-name="T1">Resilient</text:span>: The vehicle is especially difficult to damage. Whenever this vehicle suffers a Harm, roll 1[CD]: on an [<text:span text:style-name="T1">!</text:span>], that Harm is ignored.</text:p>
        </text:list-item>
        <text:list-item>
          <text:p text:style-name="P193"><text:span text:style-name="T1">Rugged</text:span>: Operate tests to repair Rugged vehicles are reduced by difficulty by 1.</text:p>
        </text:list-item>
        <text:list-item>
          <text:p text:style-name="P193"><text:span text:style-name="T1">Single-Seat</text:span>: A single-seat vehicle is designed to be operated by a single pilot also assuming the role of a gunner without the normal penalty.</text:p>
        </text:list-item>
        <text:list-item>
          <text:p text:style-name="P193"><text:span text:style-name="T1">Tough X</text:span>: The vehicle can take more punishment than most. The number of harms the vehicle can withstand before being Defeated is increased by X.</text:p>
        </text:list-item>
      </text:list>
      <text:h text:style-name="P21" text:outline-level="5"><text:bookmark text:name="Begin_Sidebar-9"/>[Begin Sidebar]</text:h>
      <text:h text:style-name="P69" text:outline-level="6"><text:bookmark text:name="Large_Vehicles"/>Large Vehicles</text:h>
      <text:p text:style-name="P100">Any vehicle with a scale above 3 may take up multiple zones and may have their internal space divided into several zones. For example, a warship may have different cabins and decks, and may exist across several zones on the environment map (the fore, the aft, etc.). The specifics of this are left to the GM’s discretion.</text:p>
      <text:h text:style-name="P21" text:outline-level="5"><text:bookmark text:name="End_Sidebar-9"/><text:soft-page-break/>[End Sidebar]</text:h>
      <text:h text:style-name="P13" text:outline-level="3"><text:bookmark text:name="Common_Vehicles"/>Common Vehicles</text:h>
      <text:h text:style-name="P18" text:outline-level="4"><text:bookmark text:name="Car"/>Car</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Line94701653761984">
          <table:table-cell table:style-name="Table20.A1" table:number-columns-spanned="8" office:value-type="string">
            <text:p text:style-name="P71"><text:span text:style-name="T1">Truths</text:span>: Car</text:p>
          </table:table-cell>
          <table:covered-table-cell/>
          <table:covered-table-cell/>
          <table:covered-table-cell/>
          <table:covered-table-cell/>
          <table:covered-table-cell/>
          <table:covered-table-cell/>
          <table:covered-table-cell/>
        </table:table-row>
        <table:table-row table:style-name="Table20.2">
          <table:table-cell table:style-name="Table20.A2" office:value-type="string">
            <text:p text:style-name="P92">Scale</text:p>
          </table:table-cell>
          <table:table-cell table:style-name="Table20.A2" office:value-type="string">
            <text:p text:style-name="P92">Armor</text:p>
          </table:table-cell>
          <table:table-cell table:style-name="Table20.A2" office:value-type="string">
            <text:p text:style-name="P92">Stress</text:p>
          </table:table-cell>
          <table:table-cell table:style-name="Table20.A2" office:value-type="string">
            <text:p text:style-name="P92">Cover</text:p>
          </table:table-cell>
          <table:table-cell table:style-name="Table20.A2" office:value-type="string">
            <text:p text:style-name="P92">Speed</text:p>
          </table:table-cell>
          <table:table-cell table:style-name="Table20.A2" office:value-type="string">
            <text:p text:style-name="P92">Passengers</text:p>
          </table:table-cell>
          <table:table-cell table:style-name="Table20.A2" office:value-type="string">
            <text:p text:style-name="P92">Brawn</text:p>
          </table:table-cell>
          <table:table-cell table:style-name="Table20.A2" office:value-type="string">
            <text:p text:style-name="P92">Impact</text:p>
          </table:table-cell>
        </table:table-row>
        <table:table-row table:style-name="TableLine94701653761984">
          <table:table-cell table:style-name="Table20.A1" office:value-type="string">
            <text:p text:style-name="P71">2</text:p>
          </table:table-cell>
          <table:table-cell table:style-name="Table20.A1" office:value-type="string">
            <text:p text:style-name="P71">2</text:p>
          </table:table-cell>
          <table:table-cell table:style-name="Table20.A1" office:value-type="string">
            <text:p text:style-name="P71">14</text:p>
          </table:table-cell>
          <table:table-cell table:style-name="Table20.A1" office:value-type="string">
            <text:p text:style-name="P71">2[CD]</text:p>
          </table:table-cell>
          <table:table-cell table:style-name="Table20.A1" office:value-type="string">
            <text:p text:style-name="P71">2</text:p>
          </table:table-cell>
          <table:table-cell table:style-name="Table20.A1" office:value-type="string">
            <text:p text:style-name="P71">5</text:p>
          </table:table-cell>
          <table:table-cell table:style-name="Table20.A1" office:value-type="string">
            <text:p text:style-name="P71">12 (+2)</text:p>
          </table:table-cell>
          <table:table-cell table:style-name="Table20.A1" office:value-type="string">
            <text:p text:style-name="P71">7[CD] Knockdown</text:p>
          </table:table-cell>
        </table:table-row>
        <table:table-row table:style-name="Table20.2">
          <table:table-cell table:style-name="Table20.A1" table:number-columns-spanned="4" office:value-type="string">
            <text:p text:style-name="P72">Qualities</text:p>
          </table:table-cell>
          <table:covered-table-cell/>
          <table:covered-table-cell/>
          <table:covered-table-cell/>
          <table:table-cell table:style-name="Table20.A1" table:number-columns-spanned="4" office:value-type="string">
            <text:p text:style-name="P71">Cargo 2, Exposed</text:p>
          </table:table-cell>
          <table:covered-table-cell/>
          <table:covered-table-cell/>
          <table:covered-table-cell/>
        </table:table-row>
      </table:table>
      <text:h text:style-name="P18" text:outline-level="4"><text:bookmark text:name="Sports_Car"/>Sports Car</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style-name="TableLine94701967050976">
          <table:table-cell table:style-name="Table21.A1" table:number-columns-spanned="8" office:value-type="string">
            <text:p text:style-name="P71"><text:span text:style-name="T1">Truths</text:span>: Sports Car</text:p>
          </table:table-cell>
          <table:covered-table-cell/>
          <table:covered-table-cell/>
          <table:covered-table-cell/>
          <table:covered-table-cell/>
          <table:covered-table-cell/>
          <table:covered-table-cell/>
          <table:covered-table-cell/>
        </table:table-row>
        <table:table-row table:style-name="Table21.2">
          <table:table-cell table:style-name="Table21.A2" office:value-type="string">
            <text:p text:style-name="P92">Scale</text:p>
          </table:table-cell>
          <table:table-cell table:style-name="Table21.A2" office:value-type="string">
            <text:p text:style-name="P92">Armor</text:p>
          </table:table-cell>
          <table:table-cell table:style-name="Table21.A2" office:value-type="string">
            <text:p text:style-name="P92">Stress</text:p>
          </table:table-cell>
          <table:table-cell table:style-name="Table21.A2" office:value-type="string">
            <text:p text:style-name="P92">Cover</text:p>
          </table:table-cell>
          <table:table-cell table:style-name="Table21.A2" office:value-type="string">
            <text:p text:style-name="P92">Speed</text:p>
          </table:table-cell>
          <table:table-cell table:style-name="Table21.A2" office:value-type="string">
            <text:p text:style-name="P92">Passengers</text:p>
          </table:table-cell>
          <table:table-cell table:style-name="Table21.A2" office:value-type="string">
            <text:p text:style-name="P92">Brawn</text:p>
          </table:table-cell>
          <table:table-cell table:style-name="Table21.A2" office:value-type="string">
            <text:p text:style-name="P92">Impact</text:p>
          </table:table-cell>
        </table:table-row>
        <table:table-row table:style-name="TableLine94701967050976">
          <table:table-cell table:style-name="Table21.A1" office:value-type="string">
            <text:p text:style-name="P71">2</text:p>
          </table:table-cell>
          <table:table-cell table:style-name="Table21.A1" office:value-type="string">
            <text:p text:style-name="P71">2</text:p>
          </table:table-cell>
          <table:table-cell table:style-name="Table21.A1" office:value-type="string">
            <text:p text:style-name="P71">11</text:p>
          </table:table-cell>
          <table:table-cell table:style-name="Table21.A1" office:value-type="string">
            <text:p text:style-name="P71">2[CD]</text:p>
          </table:table-cell>
          <table:table-cell table:style-name="Table21.A1" office:value-type="string">
            <text:p text:style-name="P71">3</text:p>
          </table:table-cell>
          <table:table-cell table:style-name="Table21.A1" office:value-type="string">
            <text:p text:style-name="P71">2</text:p>
          </table:table-cell>
          <table:table-cell table:style-name="Table21.A1" office:value-type="string">
            <text:p text:style-name="P71">10 (+1)</text:p>
          </table:table-cell>
          <table:table-cell table:style-name="Table21.A1" office:value-type="string">
            <text:p text:style-name="P71">6[CD] Knockdown</text:p>
          </table:table-cell>
        </table:table-row>
        <table:table-row table:style-name="Table21.2">
          <table:table-cell table:style-name="Table21.A1" table:number-columns-spanned="4" office:value-type="string">
            <text:p text:style-name="P72">Qualities</text:p>
          </table:table-cell>
          <table:covered-table-cell/>
          <table:covered-table-cell/>
          <table:covered-table-cell/>
          <table:table-cell table:style-name="Table21.A1" table:number-columns-spanned="4" office:value-type="string">
            <text:p text:style-name="P71">Cargo 1, Exposed, High Performance</text:p>
          </table:table-cell>
          <table:covered-table-cell/>
          <table:covered-table-cell/>
          <table:covered-table-cell/>
        </table:table-row>
      </table:table>
      <text:h text:style-name="P18" text:outline-level="4"><text:bookmark text:name="Motorcycle"/>Motorcycle</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style-name="TableLine94700945014160">
          <table:table-cell table:style-name="Table22.A1" table:number-columns-spanned="8" office:value-type="string">
            <text:p text:style-name="P71"><text:span text:style-name="T1">Truths</text:span>: Motorcycle</text:p>
          </table:table-cell>
          <table:covered-table-cell/>
          <table:covered-table-cell/>
          <table:covered-table-cell/>
          <table:covered-table-cell/>
          <table:covered-table-cell/>
          <table:covered-table-cell/>
          <table:covered-table-cell/>
        </table:table-row>
        <text:soft-page-break/>
        <table:table-row table:style-name="Table22.2">
          <table:table-cell table:style-name="Table22.A2" office:value-type="string">
            <text:p text:style-name="P92">Scale</text:p>
          </table:table-cell>
          <table:table-cell table:style-name="Table22.A2" office:value-type="string">
            <text:p text:style-name="P92">Armor</text:p>
          </table:table-cell>
          <table:table-cell table:style-name="Table22.A2" office:value-type="string">
            <text:p text:style-name="P92">Stress</text:p>
          </table:table-cell>
          <table:table-cell table:style-name="Table22.A2" office:value-type="string">
            <text:p text:style-name="P92">Cover</text:p>
          </table:table-cell>
          <table:table-cell table:style-name="Table22.A2" office:value-type="string">
            <text:p text:style-name="P92">Speed</text:p>
          </table:table-cell>
          <table:table-cell table:style-name="Table22.A2" office:value-type="string">
            <text:p text:style-name="P92">Passengers</text:p>
          </table:table-cell>
          <table:table-cell table:style-name="Table22.A2" office:value-type="string">
            <text:p text:style-name="P92">Brawn</text:p>
          </table:table-cell>
          <table:table-cell table:style-name="Table22.A2" office:value-type="string">
            <text:p text:style-name="P92">Impact</text:p>
          </table:table-cell>
        </table:table-row>
        <table:table-row table:style-name="TableLine94700945014160">
          <table:table-cell table:style-name="Table22.A1" office:value-type="string">
            <text:p text:style-name="P71">0</text:p>
          </table:table-cell>
          <table:table-cell table:style-name="Table22.A1" office:value-type="string">
            <text:p text:style-name="P71">2</text:p>
          </table:table-cell>
          <table:table-cell table:style-name="Table22.A1" office:value-type="string">
            <text:p text:style-name="P71">9</text:p>
          </table:table-cell>
          <table:table-cell table:style-name="Table22.A1" office:value-type="string">
            <text:p text:style-name="P71">0</text:p>
          </table:table-cell>
          <table:table-cell table:style-name="Table22.A1" office:value-type="string">
            <text:p text:style-name="P71">3</text:p>
          </table:table-cell>
          <table:table-cell table:style-name="Table22.A1" office:value-type="string">
            <text:p text:style-name="P71">2</text:p>
          </table:table-cell>
          <table:table-cell table:style-name="Table22.A1" office:value-type="string">
            <text:p text:style-name="P71">9</text:p>
          </table:table-cell>
          <table:table-cell table:style-name="Table22.A1" office:value-type="string">
            <text:p text:style-name="P71">3[CD]</text:p>
          </table:table-cell>
        </table:table-row>
        <table:table-row table:style-name="Table22.2">
          <table:table-cell table:style-name="Table22.A1" table:number-columns-spanned="4" office:value-type="string">
            <text:p text:style-name="P72">Qualities</text:p>
          </table:table-cell>
          <table:covered-table-cell/>
          <table:covered-table-cell/>
          <table:covered-table-cell/>
          <table:table-cell table:style-name="Table22.A1" table:number-columns-spanned="4" office:value-type="string">
            <text:p text:style-name="P71">Cargo 1, Exposed, Single-Seater</text:p>
          </table:table-cell>
          <table:covered-table-cell/>
          <table:covered-table-cell/>
          <table:covered-table-cell/>
        </table:table-row>
      </table:table>
      <text:h text:style-name="P18" text:outline-level="4"><text:bookmark text:name="Pick-Up_Truck"/>Pick-Up Truck</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Line94702038683808">
          <table:table-cell table:style-name="Table23.A1" table:number-columns-spanned="8" office:value-type="string">
            <text:p text:style-name="P71"><text:span text:style-name="T1">Truths</text:span>: Pick-Up Truck</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string">
            <text:p text:style-name="P92">Scale</text:p>
          </table:table-cell>
          <table:table-cell table:style-name="Table23.A2" office:value-type="string">
            <text:p text:style-name="P92">Armor</text:p>
          </table:table-cell>
          <table:table-cell table:style-name="Table23.A2" office:value-type="string">
            <text:p text:style-name="P92">Stress</text:p>
          </table:table-cell>
          <table:table-cell table:style-name="Table23.A2" office:value-type="string">
            <text:p text:style-name="P92">Cover</text:p>
          </table:table-cell>
          <table:table-cell table:style-name="Table23.A2" office:value-type="string">
            <text:p text:style-name="P92">Speed</text:p>
          </table:table-cell>
          <table:table-cell table:style-name="Table23.A2" office:value-type="string">
            <text:p text:style-name="P92">Passengers</text:p>
          </table:table-cell>
          <table:table-cell table:style-name="Table23.A2" office:value-type="string">
            <text:p text:style-name="P92">Brawn</text:p>
          </table:table-cell>
          <table:table-cell table:style-name="Table23.A2" office:value-type="string">
            <text:p text:style-name="P92">Impact</text:p>
          </table:table-cell>
        </table:table-row>
        <table:table-row table:style-name="TableLine94702038683808">
          <table:table-cell table:style-name="Table23.A1" office:value-type="string">
            <text:p text:style-name="P71">2</text:p>
          </table:table-cell>
          <table:table-cell table:style-name="Table23.A1" office:value-type="string">
            <text:p text:style-name="P71">3</text:p>
          </table:table-cell>
          <table:table-cell table:style-name="Table23.A1" office:value-type="string">
            <text:p text:style-name="P71">16</text:p>
          </table:table-cell>
          <table:table-cell table:style-name="Table23.A1" office:value-type="string">
            <text:p text:style-name="P71">3[CD]</text:p>
          </table:table-cell>
          <table:table-cell table:style-name="Table23.A1" office:value-type="string">
            <text:p text:style-name="P71">2</text:p>
          </table:table-cell>
          <table:table-cell table:style-name="Table23.A1" office:value-type="string">
            <text:p text:style-name="P71">3</text:p>
          </table:table-cell>
          <table:table-cell table:style-name="Table23.A1" office:value-type="string">
            <text:p text:style-name="P71">14 (+2)</text:p>
          </table:table-cell>
          <table:table-cell table:style-name="Table23.A1" office:value-type="string">
            <text:p text:style-name="P71">7[CD] Knockdown</text:p>
          </table:table-cell>
        </table:table-row>
        <table:table-row table:style-name="Table23.2">
          <table:table-cell table:style-name="Table23.A1" table:number-columns-spanned="4" office:value-type="string">
            <text:p text:style-name="P72">Qualities</text:p>
          </table:table-cell>
          <table:covered-table-cell/>
          <table:covered-table-cell/>
          <table:covered-table-cell/>
          <table:table-cell table:style-name="Table23.A1" table:number-columns-spanned="4" office:value-type="string">
            <text:p text:style-name="P71">Cargo 4, Exposed</text:p>
          </table:table-cell>
          <table:covered-table-cell/>
          <table:covered-table-cell/>
          <table:covered-table-cell/>
        </table:table-row>
      </table:table>
      <text:h text:style-name="P18" text:outline-level="4"><text:bookmark text:name="Bus"/>Bus</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Line94702012375792">
          <table:table-cell table:style-name="Table24.A1" table:number-columns-spanned="8" office:value-type="string">
            <text:p text:style-name="P71"><text:span text:style-name="T1">Truths</text:span>: Single-Decker Bus</text:p>
          </table:table-cell>
          <table:covered-table-cell/>
          <table:covered-table-cell/>
          <table:covered-table-cell/>
          <table:covered-table-cell/>
          <table:covered-table-cell/>
          <table:covered-table-cell/>
          <table:covered-table-cell/>
        </table:table-row>
        <table:table-row table:style-name="Table24.2">
          <table:table-cell table:style-name="Table24.A2" office:value-type="string">
            <text:p text:style-name="P92">Scale</text:p>
          </table:table-cell>
          <table:table-cell table:style-name="Table24.A2" office:value-type="string">
            <text:p text:style-name="P92">Armor</text:p>
          </table:table-cell>
          <table:table-cell table:style-name="Table24.A2" office:value-type="string">
            <text:p text:style-name="P92">Stress</text:p>
          </table:table-cell>
          <table:table-cell table:style-name="Table24.A2" office:value-type="string">
            <text:p text:style-name="P92">Cover</text:p>
          </table:table-cell>
          <table:table-cell table:style-name="Table24.A2" office:value-type="string">
            <text:p text:style-name="P92">Speed</text:p>
          </table:table-cell>
          <table:table-cell table:style-name="Table24.A2" office:value-type="string">
            <text:p text:style-name="P92">Passengers</text:p>
          </table:table-cell>
          <table:table-cell table:style-name="Table24.A2" office:value-type="string">
            <text:p text:style-name="P92">Brawn</text:p>
          </table:table-cell>
          <table:table-cell table:style-name="Table24.A2" office:value-type="string">
            <text:p text:style-name="P92">Impact</text:p>
          </table:table-cell>
        </table:table-row>
        <table:table-row table:style-name="TableLine94702012375792">
          <table:table-cell table:style-name="Table24.A1" office:value-type="string">
            <text:p text:style-name="P71">3</text:p>
          </table:table-cell>
          <table:table-cell table:style-name="Table24.A1" office:value-type="string">
            <text:p text:style-name="P71">3</text:p>
          </table:table-cell>
          <table:table-cell table:style-name="Table24.A1" office:value-type="string">
            <text:p text:style-name="P71">17</text:p>
          </table:table-cell>
          <table:table-cell table:style-name="Table24.A1" office:value-type="string">
            <text:p text:style-name="P71">3[CD]</text:p>
          </table:table-cell>
          <table:table-cell table:style-name="Table24.A1" office:value-type="string">
            <text:p text:style-name="P71">2</text:p>
          </table:table-cell>
          <table:table-cell table:style-name="Table24.A1" office:value-type="string">
            <text:p text:style-name="P71">30</text:p>
          </table:table-cell>
          <table:table-cell table:style-name="Table24.A1" office:value-type="string">
            <text:p text:style-name="P71">16 (+3)</text:p>
          </table:table-cell>
          <table:table-cell table:style-name="Table24.A1" office:value-type="string">
            <text:p text:style-name="P71">8[CD] Knockdown</text:p>
          </table:table-cell>
        </table:table-row>
        <table:table-row table:style-name="Table24.2">
          <table:table-cell table:style-name="Table24.A1" table:number-columns-spanned="4" office:value-type="string">
            <text:p text:style-name="P72">Qualities</text:p>
          </table:table-cell>
          <table:covered-table-cell/>
          <table:covered-table-cell/>
          <table:covered-table-cell/>
          <table:table-cell table:style-name="Table24.A1" table:number-columns-spanned="4" office:value-type="string">
            <text:p text:style-name="P71">Cargo 3, Exposed</text:p>
          </table:table-cell>
          <table:covered-table-cell/>
          <table:covered-table-cell/>
          <table:covered-table-cell/>
        </table:table-row>
      </table:table>
      <text:h text:style-name="P18" text:outline-level="4"><text:bookmark text:name="Armored_Van"/><text:soft-page-break/>Armored Van</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Line94700991570400">
          <table:table-cell table:style-name="Table25.A1" table:number-columns-spanned="8" office:value-type="string">
            <text:p text:style-name="P71"><text:span text:style-name="T1">Truths</text:span>: Armored Van</text:p>
          </table:table-cell>
          <table:covered-table-cell/>
          <table:covered-table-cell/>
          <table:covered-table-cell/>
          <table:covered-table-cell/>
          <table:covered-table-cell/>
          <table:covered-table-cell/>
          <table:covered-table-cell/>
        </table:table-row>
        <table:table-row table:style-name="Table25.2">
          <table:table-cell table:style-name="Table25.A2" office:value-type="string">
            <text:p text:style-name="P92">Scale</text:p>
          </table:table-cell>
          <table:table-cell table:style-name="Table25.A2" office:value-type="string">
            <text:p text:style-name="P92">Armor</text:p>
          </table:table-cell>
          <table:table-cell table:style-name="Table25.A2" office:value-type="string">
            <text:p text:style-name="P92">Stress</text:p>
          </table:table-cell>
          <table:table-cell table:style-name="Table25.A2" office:value-type="string">
            <text:p text:style-name="P92">Cover</text:p>
          </table:table-cell>
          <table:table-cell table:style-name="Table25.A2" office:value-type="string">
            <text:p text:style-name="P92">Speed</text:p>
          </table:table-cell>
          <table:table-cell table:style-name="Table25.A2" office:value-type="string">
            <text:p text:style-name="P92">Passengers</text:p>
          </table:table-cell>
          <table:table-cell table:style-name="Table25.A2" office:value-type="string">
            <text:p text:style-name="P92">Brawn</text:p>
          </table:table-cell>
          <table:table-cell table:style-name="Table25.A2" office:value-type="string">
            <text:p text:style-name="P92">Impact</text:p>
          </table:table-cell>
        </table:table-row>
        <table:table-row table:style-name="TableLine94700991570400">
          <table:table-cell table:style-name="Table25.A1" office:value-type="string">
            <text:p text:style-name="P71">2</text:p>
          </table:table-cell>
          <table:table-cell table:style-name="Table25.A1" office:value-type="string">
            <text:p text:style-name="P71">8</text:p>
          </table:table-cell>
          <table:table-cell table:style-name="Table25.A1" office:value-type="string">
            <text:p text:style-name="P71">16</text:p>
          </table:table-cell>
          <table:table-cell table:style-name="Table25.A1" office:value-type="string">
            <text:p text:style-name="P71">4[CD] Sturdy</text:p>
          </table:table-cell>
          <table:table-cell table:style-name="Table25.A1" office:value-type="string">
            <text:p text:style-name="P71">2</text:p>
          </table:table-cell>
          <table:table-cell table:style-name="Table25.A1" office:value-type="string">
            <text:p text:style-name="P71">3</text:p>
          </table:table-cell>
          <table:table-cell table:style-name="Table25.A1" office:value-type="string">
            <text:p text:style-name="P71">14 (+2)</text:p>
          </table:table-cell>
          <table:table-cell table:style-name="Table25.A1" office:value-type="string">
            <text:p text:style-name="P71">7[CD] Knockdown</text:p>
          </table:table-cell>
        </table:table-row>
        <table:table-row table:style-name="Table25.2">
          <table:table-cell table:style-name="Table25.A1" table:number-columns-spanned="4" office:value-type="string">
            <text:p text:style-name="P72">Qualities</text:p>
          </table:table-cell>
          <table:covered-table-cell/>
          <table:covered-table-cell/>
          <table:covered-table-cell/>
          <table:table-cell table:style-name="Table25.A1" table:number-columns-spanned="4" office:value-type="string">
            <text:p text:style-name="P71">Cargo 6, Exposed</text:p>
          </table:table-cell>
          <table:covered-table-cell/>
          <table:covered-table-cell/>
          <table:covered-table-cell/>
        </table:table-row>
      </table:table>
      <text:p text:style-name="P100">Armored Personnel Carrier</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column table:style-name="Table26.I"/>
        <table:table-column table:style-name="Table26.J"/>
        <table:table-column table:style-name="Table26.K"/>
        <table:table-column table:style-name="Table26.L"/>
        <table:table-column table:style-name="Table26.M"/>
        <table:table-row table:style-name="TableLine94701654006016">
          <table:table-cell table:style-name="Table26.A1" table:number-columns-spanned="12" office:value-type="string">
            <text:p text:style-name="P83"><text:span text:style-name="T1">Truths</text:span>: Armored Personnel Carri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6.M5" office:value-type="string">
            <text:p text:style-name="P74"/>
          </table:table-cell>
        </table:table-row>
        <table:table-row table:style-name="Table26.2">
          <table:table-cell table:style-name="Table26.A1" office:value-type="string">
            <text:p text:style-name="P71">Scale</text:p>
          </table:table-cell>
          <table:table-cell table:style-name="Table26.A1" table:number-columns-spanned="2" office:value-type="string">
            <text:p text:style-name="P72">Armor</text:p>
          </table:table-cell>
          <table:covered-table-cell/>
          <table:table-cell table:style-name="Table26.A1" table:number-columns-spanned="2" office:value-type="string">
            <text:p text:style-name="P72">Stress</text:p>
          </table:table-cell>
          <table:covered-table-cell/>
          <table:table-cell table:style-name="Table26.F2" office:value-type="string">
            <text:p text:style-name="P92">Cover</text:p>
          </table:table-cell>
          <table:table-cell table:style-name="Table26.A1" table:number-columns-spanned="2" office:value-type="string">
            <text:p text:style-name="P72">Speed</text:p>
          </table:table-cell>
          <table:covered-table-cell/>
          <table:table-cell table:style-name="Table26.A1" table:number-columns-spanned="2" office:value-type="string">
            <text:p text:style-name="P72">Passengers</text:p>
          </table:table-cell>
          <table:covered-table-cell/>
          <table:table-cell table:style-name="Table26.F2" office:value-type="string">
            <text:p text:style-name="P92">Brawn</text:p>
          </table:table-cell>
          <table:table-cell table:style-name="Table26.F2" office:value-type="string">
            <text:p text:style-name="P92">Impact</text:p>
          </table:table-cell>
          <table:table-cell table:style-name="Table26.M5" office:value-type="string">
            <text:p text:style-name="P74"/>
          </table:table-cell>
        </table:table-row>
        <table:table-row table:style-name="TableLine94701654006016">
          <table:table-cell table:style-name="Table26.A1" office:value-type="string">
            <text:p text:style-name="P71">3</text:p>
          </table:table-cell>
          <table:table-cell table:style-name="Table26.A1" table:number-columns-spanned="2" office:value-type="string">
            <text:p text:style-name="P71">12</text:p>
          </table:table-cell>
          <table:covered-table-cell/>
          <table:table-cell table:style-name="Table26.A1" table:number-columns-spanned="2" office:value-type="string">
            <text:p text:style-name="P71">18</text:p>
          </table:table-cell>
          <table:covered-table-cell/>
          <table:table-cell table:style-name="Table26.A1" office:value-type="string">
            <text:p text:style-name="P71">Enclosed</text:p>
          </table:table-cell>
          <table:table-cell table:style-name="Table26.A1" table:number-columns-spanned="2" office:value-type="string">
            <text:p text:style-name="P71">2</text:p>
          </table:table-cell>
          <table:covered-table-cell/>
          <table:table-cell table:style-name="Table26.A1" table:number-columns-spanned="2" office:value-type="string">
            <text:p text:style-name="P71">13</text:p>
          </table:table-cell>
          <table:covered-table-cell/>
          <table:table-cell table:style-name="Table26.A1" office:value-type="string">
            <text:p text:style-name="P71">15 (+3)</text:p>
          </table:table-cell>
          <table:table-cell table:style-name="Table26.A1" office:value-type="string">
            <text:p text:style-name="P71">8[CD] Knockdown</text:p>
          </table:table-cell>
          <table:table-cell table:style-name="Table26.M5" office:value-type="string">
            <text:p text:style-name="P74"/>
          </table:table-cell>
        </table:table-row>
        <table:table-row table:style-name="Table26.2">
          <table:table-cell table:style-name="Table26.A1" table:number-columns-spanned="6" office:value-type="string">
            <text:p text:style-name="P72">Qualities</text:p>
          </table:table-cell>
          <table:covered-table-cell/>
          <table:covered-table-cell/>
          <table:covered-table-cell/>
          <table:covered-table-cell/>
          <table:covered-table-cell/>
          <table:table-cell table:style-name="Table26.A1" table:number-columns-spanned="6" office:value-type="string">
            <text:p text:style-name="P71">Cargo 4, Enclosed, Resilient, Tough</text:p>
          </table:table-cell>
          <table:covered-table-cell/>
          <table:covered-table-cell/>
          <table:covered-table-cell/>
          <table:covered-table-cell/>
          <table:covered-table-cell/>
          <table:table-cell table:style-name="Table26.A1" office:value-type="string">
            <text:p text:style-name="P71">1</text:p>
          </table:table-cell>
        </table:table-row>
        <table:table-row table:style-name="TableLine94701654006016">
          <table:table-cell table:style-name="Table26.A1" table:number-columns-spanned="2" office:value-type="string">
            <text:p text:style-name="P72">Weapon</text:p>
          </table:table-cell>
          <table:covered-table-cell/>
          <table:table-cell table:style-name="Table26.A1" table:number-columns-spanned="2" office:value-type="string">
            <text:p text:style-name="P72">Range</text:p>
          </table:table-cell>
          <table:covered-table-cell/>
          <table:table-cell table:style-name="Table26.A1" table:number-columns-spanned="3" office:value-type="string">
            <text:p text:style-name="P72">Damage</text:p>
          </table:table-cell>
          <table:covered-table-cell/>
          <table:covered-table-cell/>
          <table:table-cell table:style-name="Table26.A1" table:number-columns-spanned="2" office:value-type="string">
            <text:p text:style-name="P72">Burst</text:p>
          </table:table-cell>
          <table:covered-table-cell/>
          <table:table-cell table:style-name="Table26.A1" table:number-columns-spanned="3" office:value-type="string">
            <text:p text:style-name="P72">Qualities</text:p>
          </table:table-cell>
          <table:covered-table-cell/>
          <table:covered-table-cell/>
          <table:table-cell table:style-name="Table26.M5" office:value-type="string">
            <text:p text:style-name="P74"/>
          </table:table-cell>
        </table:table-row>
        <table:table-row table:style-name="Table26.2">
          <table:table-cell table:style-name="Table26.A1" table:number-columns-spanned="2" office:value-type="string">
            <text:p text:style-name="P71">Heavy Machine Gun</text:p>
          </table:table-cell>
          <table:covered-table-cell/>
          <table:table-cell table:style-name="Table26.A1" table:number-columns-spanned="2" office:value-type="string">
            <text:p text:style-name="P71">L</text:p>
          </table:table-cell>
          <table:covered-table-cell/>
          <table:table-cell table:style-name="Table26.A1" table:number-columns-spanned="3" office:value-type="string">
            <text:p text:style-name="P71">6[CD] Piercing</text:p>
          </table:table-cell>
          <table:covered-table-cell/>
          <table:covered-table-cell/>
          <table:table-cell table:style-name="Table26.A1" office:value-type="string">
            <text:p text:style-name="P71">1</text:p>
          </table:table-cell>
          <table:table-cell table:style-name="Table26.A1" table:number-columns-spanned="2" office:value-type="string">
            <text:p text:style-name="P71">4</text:p>
          </table:table-cell>
          <table:covered-table-cell/>
          <table:table-cell table:style-name="Table26.A1" table:number-columns-spanned="3" office:value-type="string">
            <text:p text:style-name="P71">Escalation, Heavy</text:p>
          </table:table-cell>
          <table:covered-table-cell/>
          <table:covered-table-cell/>
        </table:table-row>
      </table:table>
      <text:p text:style-name="P96"/>
      <text:p text:style-name="P96"/>
      <text:h text:style-name="P3" text:outline-level="1">Adversaries</text:h>
      <text:section text:style-name="Sect1" text:name="article-content">
        <text:p text:style-name="P99">This section covers the ways in which non-player characters – NPCs – function in game terms, as well as providing guidance for how the GM can structure encounters and opposition.</text:p>
        <text:h text:style-name="P8" text:outline-level="2"><text:bookmark text:name="NPC_Allegiance"/>NPC Allegiance</text:h>
      </text:section>
      <text:p text:style-name="P96"><text:span text:style-name="T4">A crucial consideration when defining an NPC is best summed up as “whose side are they on?”. This not only helps define an NPC’s place within a scene, but also how they interact with several core rules of the </text:span><text:span text:style-name="Emphasis"><text:span text:style-name="T5">2D20 System</text:span></text:span><text:span text:style-name="T4">. Broadly, NPCs fall into one of three groups: </text:span><text:span text:style-name="T5">allies</text:span><text:span text:style-name="T4">, </text:span><text:span text:style-name="T5">adversaries</text:span><text:span text:style-name="T4">, and </text:span><text:span text:style-name="T5">bystanders</text:span><text:span text:style-name="T4">.</text:span></text:p>
      <text:p text:style-name="P100">An NPC does not belong to only one of these groups; an NPC’s allegiance is determined at the start of a scene, and some may change as scenes and circumstances change. A security guard may be an adversary during a social conflict scene, but when violence breaks out, they may become a bystander or even fight alongside the PCs.</text:p>
      <text:h text:style-name="P35" text:outline-level="6"><text:bookmark text:name="Changing_Allegiance"/>Changing Allegiance</text:h>
      <text:p text:style-name="P323">In any given scene, an NPC is either an adversary or an ally. The GM determines which is the case for each NPC. This is most likely to be the case where an NPC is regarded as an adversary for some purposes (such as social conflict), and an ally for others (physical challenges, combat). The Gamemaster should try and avoid situations where the NPC must be both adversary and ally simultaneously, to minimize confusion; if an NPC betrays the Player Characters (going from ally to adversary), maybe have this as a Threat spend to emphasize it, while an adversary becoming an ally might be a reward for the Players’ successes.</text:p>
      <text:h text:style-name="P13" text:outline-level="3"><text:bookmark text:name="Adversary"/>Adversary</text:h>
      <text:p text:style-name="P100">Adversaries are those NPCs whose role within the scene is to oppose, hinder, or interfere with the actions of the player characters. They are not necessarily evil, but they do represent something to be avoided or overcome by the player characters.</text:p>
      <text:p text:style-name="P100">Adversaries are the NPCs who typically require the greatest amount of rules detail, as their opposition to the PCs means that Adversaries normally need attributes, skills, and so forth, to be used in their own skill tests and their own actions. For this reason, most of the rules in this chapter assume that an NPC will be an Adversary.</text:p>
      <text:h text:style-name="P13" text:outline-level="3"><text:bookmark text:name="Ally"/><text:soft-page-break/>Ally</text:h>
      <text:p text:style-name="P100">Allies are the NPCs whose role within a scene is to aid and support the actions of the player characters, as well as those who the PCs may be charged to assist or protect. They’re not necessarily good, or even friendly, but they are aligned with the player characters, at least for the moment.</text:p>
      <text:p text:style-name="P100">Where an adversary NPC would spend points from Threat to perform an action or gain a bonus, Allied NPCs instead add to Threat. Similarly, if an adversary NPC would add to Threat, then an allied NPC removes points from Threat instead. Allied NPCs may bank Momentum into the player characters’ Momentum pool and may spend Momentum from that pool at the players’ discretion.</text:p>
      <text:h text:style-name="P38" text:outline-level="6"><text:bookmark text:name="Supporting_Characters"/><text:span text:style-name="T17">Supporting Characters</text:span></text:h>
      <text:p text:style-name="P323">It may be useful to allow players to take direct control of allied NPCs from time to time, particularly if those players’ own characters are not present in the current scene. At that point, the NPC is treated as a player character in all ways. This is a useful way to keep players involved and active during scenes where they might not otherwise be able to contribute.</text:p>
      <text:p text:style-name="P323">If a Supporting Character is Defeated (or otherwise incapacitated, such as being overwhelmed in a social conflict), the player may immediately switch to their player character (if present) or another allied NPC who is not already under a player’s control. Similarly, if a PC is Defeated, and there are allied NPCs present in the scene, the PC’s player may immediately take control of an allied NPC for the remainder of the scene.</text:p>
      <text:p text:style-name="P100"/>
      <text:p text:style-name="P100">In combat, allied NPCs may take any action that the GM determines for them, or they may be placed under the PCs’ command. When under the command of the PCs, an allied NPC may only be able to perform a limited range of actions, as follows:</text:p>
      <text:list xml:id="list4230525525" text:style-name="L111">
        <text:list-item>
          <text:p text:style-name="P194"><text:span text:style-name="T1">Conflict</text:span>: Commanded NPCs do not receive a Turn in a conflict; instead their actions (per the limitations below) are resolved as part of their actions of the PCs commanding them.</text:p>
        </text:list-item>
        <text:list-item>
          <text:p text:style-name="P194"><text:span text:style-name="T1">Free and Minor Actions</text:span>: A commanded NPC will perform whatever Free and Minor Actions are needed to keep up with the PCs, as well as any necessary to follow the orders of the PCs. They do not have to spend Momentum to perform extra Minor Actions.</text:p>
        </text:list-item>
        <text:list-item>
          <text:p text:style-name="P194"><text:span text:style-name="T1">Major Actions</text:span>: A commanded NPC cannot attempt a Major Action that requires a skill test with a Difficulty above 0, and they may not roll dice for the skill tests they attempt. If they are ever required to attempt a skill test for another reason, they automatically generate 0 successes. They may, however, use the Assist action to benefit PCs, though they can only aid one PC per Round in combat.</text:p>
        </text:list-item>
        <text:list-item>
          <text:p text:style-name="P194"><text:span text:style-name="T1">Reactions</text:span>: Commanded NPCs may not perform Reactions.</text:p>
        </text:list-item>
        <text:list-item>
          <text:p text:style-name="P194"><text:soft-page-break/><text:span text:style-name="T1">Direction</text:span>: A player character may spend a Major Action directing a commanded NPC to perform a Major Action. This is the only circumstance in which a commanded NPC may make a skill test with a Difficulty above 0, and the only circumstance in which they roll for the skill tests they attempt.</text:p>
        </text:list-item>
      </text:list>
      <text:h text:style-name="P13" text:outline-level="3"><text:bookmark text:name="Bystander"/>Bystander</text:h>
      <text:p text:style-name="P100">Bystanders are everyone else. They are the NPCs who are neither aligned with, nor opposed to, the player characters. Bystanders almost never require individual rules, as they aren’t often required to make skill tests, and they aren’t typically the target of attacks.</text:p>
      <text:p text:style-name="P100">Where bystander NPCs have rules, they will normally be abstracted into other elements of the system, such as a dense crowd acting as difficult terrain and cover within a zone, or they will be regarded as incidental.</text:p>
      <text:h text:style-name="P6" text:outline-level="2"><text:bookmark text:name="Types_of_NPC"/>Types of NPC</text:h>
      <text:p text:style-name="P95">The many and varied characters and creatures that the PCs are likely to encounter come in many shapes and sizes, and they are typically grouped by their significance to the adventure and their power. The following categories exist for NPCs.</text:p>
      <text:p text:style-name="P100">NPCs are normally described in rules terms first by their allegiance and their type, such as Minor Adversary, Major Ally, or Incidental Bystander.</text:p>
      <text:h text:style-name="P13" text:outline-level="3"><text:bookmark text:name="Incidental_NPCs"/>Incidental NPCs</text:h>
      <text:p text:style-name="P100">These characters barely have any significance, and they are likely to be relevant only very briefly. They are best thought of as the extras in a TV show or movie, populating the world around the adventure, but not really involved in it.</text:p>
      <text:p text:style-name="P100">The GM doesn’t need to plan for the existence of incidental NPCs – they exist as and when they’re needed, normally only for as long as it takes to resolve a single skill test – and their rules are extremely simple to suit this role. An Incidental NPC does not have normal attributes and skills, nor do they have talents or other special abilities. They also have a maximum Stress of 0, and they are immediately Defeated if they suffer any Harm whatsoever. They cannot attempt Reactions.</text:p>
      <text:p text:style-name="P100">An Incidental NPC has a single Attribute rating, and a single Skill rating, which relate to whatever it is the NPC exists to do. They are always considered to have an applicable Focus for that activity as well. The NPC’s Attribute and Skill ratings are determined entirely by their quality, as displayed on the following table.</text:p>
      <table:table table:name="Table27" table:style-name="Table27">
        <table:table-column table:style-name="Table27.A"/>
        <table:table-column table:style-name="Table27.B"/>
        <table:table-column table:style-name="Table27.C"/>
        <table:table-header-rows>
          <text:soft-page-break/>
          <table:table-row table:style-name="TableLine94701262477824">
            <table:table-cell table:style-name="Table27.A1" office:value-type="string">
              <text:p text:style-name="P92">NPC Quality</text:p>
            </table:table-cell>
            <table:table-cell table:style-name="Table27.A1" office:value-type="string">
              <text:p text:style-name="P92">Attribute</text:p>
            </table:table-cell>
            <table:table-cell table:style-name="Table27.A1" office:value-type="string">
              <text:p text:style-name="P92">Skill</text:p>
            </table:table-cell>
          </table:table-row>
        </table:table-header-rows>
        <table:table-row table:style-name="TableLine94701262477824">
          <table:table-cell table:style-name="Table27.A2" office:value-type="string">
            <text:p text:style-name="P71">Poor</text:p>
          </table:table-cell>
          <table:table-cell table:style-name="Table27.B2" office:value-type="string">
            <text:p text:style-name="P77">7</text:p>
          </table:table-cell>
          <table:table-cell table:style-name="Table27.C2" office:value-type="string">
            <text:p text:style-name="P77">0</text:p>
          </table:table-cell>
        </table:table-row>
        <table:table-row table:style-name="Table27.3">
          <table:table-cell table:style-name="Table27.A3" office:value-type="string">
            <text:p text:style-name="P71">Basic</text:p>
          </table:table-cell>
          <table:table-cell table:style-name="Table27.B3" office:value-type="string">
            <text:p text:style-name="P77">8</text:p>
          </table:table-cell>
          <table:table-cell table:style-name="Table27.C3" office:value-type="string">
            <text:p text:style-name="P77">1</text:p>
          </table:table-cell>
        </table:table-row>
        <table:table-row table:style-name="TableLine94701262477824">
          <table:table-cell table:style-name="Table27.A4" office:value-type="string">
            <text:p text:style-name="P71">Proficient</text:p>
          </table:table-cell>
          <table:table-cell table:style-name="Table27.B4" office:value-type="string">
            <text:p text:style-name="P77">9</text:p>
          </table:table-cell>
          <table:table-cell table:style-name="Table27.C4" office:value-type="string">
            <text:p text:style-name="P77">2</text:p>
          </table:table-cell>
        </table:table-row>
        <table:table-row table:style-name="Table27.3">
          <table:table-cell table:style-name="Table27.A5" office:value-type="string">
            <text:p text:style-name="P71">Talented</text:p>
          </table:table-cell>
          <table:table-cell table:style-name="Table27.B5" office:value-type="string">
            <text:p text:style-name="P77">10</text:p>
          </table:table-cell>
          <table:table-cell table:style-name="Table27.C5" office:value-type="string">
            <text:p text:style-name="P77">3</text:p>
          </table:table-cell>
        </table:table-row>
        <table:table-row table:style-name="TableLine94701262477824">
          <table:table-cell table:style-name="Table27.A6" office:value-type="string">
            <text:p text:style-name="P71">Exceptional</text:p>
          </table:table-cell>
          <table:table-cell table:style-name="Table27.B6" office:value-type="string">
            <text:p text:style-name="P77">11</text:p>
          </table:table-cell>
          <table:table-cell table:style-name="Table27.C6" office:value-type="string">
            <text:p text:style-name="P77">4</text:p>
          </table:table-cell>
        </table:table-row>
      </table:table>
      <text:p text:style-name="P100"/>
      <text:p text:style-name="P100">An Incidental NPC also has a single Trait, describing in brief who they are and/or what they do. This shouldn’t be too detailed – a word or short description is fine – but serves as the baseline for what the NPC is there to achieve.</text:p>
      <text:p text:style-name="P100">Incidental NPCs may be added to a scene freely by the GM in any situations or locations where it makes sense for them to be present. In situations where the presence of an NPC would be unusual or unexpected, an Incidental NPC may be introduced by spending one Threat, though there should still be some logical reason for the NPC to be present.</text:p>
      <text:h text:style-name="P38" text:outline-level="6"><text:bookmark text:name="Defeated_NPCs"/><text:span text:style-name="T17">Defeated NPCs</text:span></text:h>
      <text:p text:style-name="P323">Some types of NPC are Defeated only one or two Harms, rather than three as is the case for PCs. When an NPC is Defeated, the GM has free reign to determine whether the NPC is dying, dead, or in some other condition, based on the needs of the adventure and the method used to Defeat them.</text:p>
      <text:h text:style-name="P35" text:outline-level="6"><text:bookmark text:name="NPCs_Stress_and_Harm"/>NPCs, Stress, and Harm</text:h>
      <text:p text:style-name="P323">These rules assume that the standard rules for Stress and Harm are being used. If the game is using different rules for stress and injury, NPCs should be adjusted accordingly.</text:p>
      <text:p text:style-name="P323">Regardless of the method used, Minor NPCs should be easy to defeat; in games using Avoid Injury rules, a Minor NPC should not be allowed to Avoid Injury.</text:p>
      <text:h text:style-name="P13" text:outline-level="3"><text:bookmark text:name="Minor_NPCs"/>Minor NPCs</text:h>
      <text:p text:style-name="P100">Minor NPCs are only slightly more consequential Incidental NPCs, but they can still be thought of as equivalent to extras in a movie or TV show, perhaps with a line or two of dialogue. What differs is that, where an Incidental NPC isn’t really part of the adventure, a Minor NPC has a role to play in the story.</text:p>
      <text:p text:style-name="P100"><text:soft-page-break/>Minor NPCs should be the most common type of NPC present in a scene, and they can be most effective in groups.</text:p>
      <text:p text:style-name="P100">A Minor NPC has a single Trait, providing a brief description of who the NPC is and/or what they do. As with Incidental NPCs, this should be brief and not too detailed. They also have the normal Skills and Attributes, and up to two Focuses that relate to their role in the scene.</text:p>
      <text:p text:style-name="P100">Minor NPCs have Stress equal to the higher of their Brawn or Will, plus their Survive score, divided by two (rounding up). They are Defeated if they suffer one or more Harm of any type. Minor NPCs cannot attempt Reactions.</text:p>
      <text:p text:style-name="P100">Minor NPCs may be added to a scene by the GM in any situations or locations where it makes sense for them to be present, costing 1 Threat for each Minor NPC. This often represents reinforcements being called in from elsewhere, and the GM should be clear that the possibility exists for reinforcements to arrive when describing the scene.</text:p>
      <text:h text:style-name="P18" text:outline-level="4"><text:bookmark text:name="Fighting_in_Groups"/>Fighting in Groups</text:h>
      <text:p text:style-name="P100">Minor NPCs often operate in groups, which might be defined as mobs, gangs, squads, hordes, or some other appropriate collective term.</text:p>
      <text:p text:style-name="P100">A group consists of up to five identical Minor NPCs, acting as one. A group takes a single Turn during a conflict, and has only a single set of actions, regardless of the number of NPCs it contains. When a group attempts a Skill Test, a single NPC within the group – a leader – attempts the test. Each NPC in the group other than the leader then assists that test.</text:p>
      <text:p text:style-name="P100">The dice gained as part of operating as a group, as a form of assistance, do not count towards the normal limits on buying d20s, and groups may still purchase dice in the usual ways. When a group makes an attack, it inflicts +1[CD] damage for each NPC in the group beyond the first.</text:p>
      <text:p text:style-name="P100">When a group is attacked, they may not choose to make a Reaction. When they are affected by an attack, a single NPC within the group is affected, gains Stress, and suffers Harms. If enough damage is inflicted to inflict a Harm, that will Defeat a single NPC, and then any remaining damage is applied to the next NPC. If this too was enough damage to inflict a Harm then that NPC is Defeated as well, and any remaining damage is carried over to the next NPC. Continue until either no damage remains, or until all NPCs in the group have been Defeated. If a single attack would inflict multiple Harms, then each Harm Defeats a single NPC in the group.</text:p>
      <text:p text:style-name="P100">If a group would suffer a complication, it may be applied to the entire group equally, or it may be immediately negated by Defeating a single member of the group (the NPC is abandoned or left behind).</text:p>
      <text:p text:style-name="P100">Groups receive the following additional uses for Threat:</text:p>
      <table:table table:name="Table28" table:style-name="Table28">
        <table:table-column table:style-name="Table28.A"/>
        <table:table-column table:style-name="Table28.B"/>
        <table:table-column table:style-name="Table28.C"/>
        <table:table-header-rows>
          <text:soft-page-break/>
          <table:table-row table:style-name="TableLine94701965434448">
            <table:table-cell table:style-name="Table28.A1" office:value-type="string">
              <text:p text:style-name="P92">Option</text:p>
            </table:table-cell>
            <table:table-cell table:style-name="Table28.A1" office:value-type="string">
              <text:p text:style-name="P92">Threat Cost</text:p>
            </table:table-cell>
            <table:table-cell table:style-name="Table28.A1" office:value-type="string">
              <text:p text:style-name="P92">Effect</text:p>
            </table:table-cell>
          </table:table-row>
        </table:table-header-rows>
        <table:table-row table:style-name="TableLine94701965434448">
          <table:table-cell table:style-name="Table28.A2" office:value-type="string">
            <text:p text:style-name="P71">Interpose</text:p>
          </table:table-cell>
          <table:table-cell table:style-name="Table28.B2" office:value-type="string">
            <text:p text:style-name="P77">1</text:p>
          </table:table-cell>
          <table:table-cell table:style-name="Table28.C2" office:value-type="string">
            <text:p text:style-name="P71">If an aligned NPC within Reach is targeted by an attack, the group may have that attack target them instead.</text:p>
          </table:table-cell>
        </table:table-row>
        <table:table-row table:style-name="Table28.3">
          <table:table-cell table:style-name="Table28.A3" office:value-type="string">
            <text:p text:style-name="P71">Disperse</text:p>
          </table:table-cell>
          <table:table-cell table:style-name="Table28.B3" office:value-type="string">
            <text:p text:style-name="P77">2</text:p>
          </table:table-cell>
          <table:table-cell table:style-name="Table28.C3" office:value-type="string">
            <text:p text:style-name="P71">The group immediately splits into individual NPCs. If the group has already acted this Round, then all the individual members of the group are considered to have acted already. If this is used at the start of the group’s Turn, then choose a single member of the group to act when the group disperses.</text:p>
          </table:table-cell>
        </table:table-row>
      </table:table>
      <text:p text:style-name="P100">Minor NPCs brought into a scene as reinforcements may arrive as a group rather than individually. A reinforcement group costs an amount of Threat equal to half the number of NPCs in the group, rounding up.</text:p>
      <text:h text:style-name="P38" text:outline-level="6"><text:bookmark text:name="Groups_with_Leaders"/><text:span text:style-name="T17">Groups with Leaders</text:span></text:h>
      <text:p text:style-name="P323">A group of Minor NPCs can be accompanied by a more significant NPC – or even a PC – as a leader. If this is the case, the leader always attempts the group’s skill tests, with the rest of the group assisting. When a group with a leader is attacked, damage is applied to Minor NPCs in the group first, so the leader will always be the last to be harmed.</text:p>
      <text:p text:style-name="P323">When attacking a group with a leader, the attacker may spend 2 Momentum from a successful attack to specifically target the leader and inflict damage to them; if this is done, then damage does not carry over to the rest of the group.</text:p>
      <text:p text:style-name="P323">When a group arrives as reinforcements with a leader, the leader must be paid for separately from Threat.</text:p>
      <text:h text:style-name="P13" text:outline-level="3"><text:bookmark text:name="Notable_NPCs"/>Notable NPCs</text:h>
      <text:p text:style-name="P100">Notable NPCs are more dedicated and resourceful characters, often with extra training or useful abilities. They are often leaders or specialists alongside groups of minor NPCs, or they’re the trusted (or not-so-trusted) lieutenants of a more important NPC. In a TV show or movie, they might be referred to by name or by some evocative description, and they may receive some dialogue.</text:p>
      <text:p text:style-name="P100">A Notable NPC has a single Trait, providing a brief description of who the NPC is and/or what they do, and may have additional Traits to provide extra detail or description. They also have the normal Skills and Attributes, and 2-4 Focuses that relate to their role in the adventure. Notable NPCs may, at the GM’s discretion, have a Feature.</text:p>
      <text:p text:style-name="P100">Notable NPCs have Stress equal to the higher of their Brawn or Will, plus their Survive score. They are Defeated if they suffer two or more Harms of any type.</text:p>
      <text:p text:style-name="P100"><text:soft-page-break/>Notable NPCs may be added to a scene by the GM in any situations or locations where it makes sense for them to be present. It costs 2 Threat to bring in a Notable NPC as reinforcements, and this should be signaled to the players at the start of the scene, such as by noting that there’s an enemy leader nearby who hasn’t arrived yet.</text:p>
      <text:h text:style-name="P38" text:outline-level="6"><text:bookmark text:name="NPC_Fortune"/><text:span text:style-name="T17">NPC Fortune</text:span></text:h>
      <text:p text:style-name="P323">NPCs do not have Fortune like Player Characters do. Instead, some types of NPC may use Threat to replicate the effects of Fortune.</text:p>
      <text:p text:style-name="P323">It costs 3 Threat to gain the benefits of a single point of Fortune. A Notable NPC may do this once per scene, while a Major NPC may do this as often as they want during a scene, though only once per Round.</text:p>
      <text:p text:style-name="P323">If an NPC has a Feature (see page @@), the GM may invoke it, giving the NPC a Complication in exchange for gaining three Threat.</text:p>
      <text:p text:style-name="P323">If the game is using Determination instead of Fortune, then NPCs may still use 3 Threat in place of a point of Determination as noted above: if they would gain Determination, they gain 3 Threat instead, while if they would spend Determination, they spend 3 Threat.</text:p>
      <text:h text:style-name="P13" text:outline-level="3"><text:bookmark text:name="Major_NPCs"/>Major NPCs</text:h>
      <text:p text:style-name="P100">Major NPCs are the most important individuals, with a wide range of capabilities. They’re named, have decent backstories, and may be a recurring presence in several adventures. As they will appear more often, they are treated like Player Characters in a lot of ways. In a TV show, they’d be a major guest star, or an important supporting cast member, such as a main antagonist or significant ally. They will often be the focal point of the scenes they are in.</text:p>
      <text:p text:style-name="P100">A Major NPC has at least two Traits, providing a description of who the NPC is and what they do, and may have additional Traits to provide extra detail or description. They also have the normal Skills and Attributes, and four or more Focuses that relate to their role in the adventure and any other capabilities they may have. Major NPCs also have a Feature. They may also have special abilities comparable to a Player Character’s Talents.</text:p>
      <text:p text:style-name="P100">Major NPCs have Stress equal to the higher of their Brawn or Will, plus their Survive score. They are Defeated if they suffer three or more Harms of any type.</text:p>
      <text:p text:style-name="P100">Major NPCs cannot be introduced to a scene by spending Threat – they are either present, or they aren’t, and if they have a chance of arriving later, this should be handled in a way other than the use of Threat (such as having them arrive after a specific action or event has occurred, or after a set number of Rounds have passed).</text:p>
      <text:h text:style-name="P6" text:outline-level="2"><text:bookmark text:name="Common_NPC_Abilities"/><text:soft-page-break/>Common NPC Abilities</text:h>
      <text:p text:style-name="P95">The following are a selection of common rules and abilities possessed by NPCs. These abilities will be referred to by name only in entries and require the GM to refer here for the specifics of each rule. They tend to reflect exceptional, unusual, or even supernatural capabilities, or NPCs that may not fit a conventional definition of “character”.</text:p>
      <text:h text:style-name="P35" text:outline-level="6"><text:bookmark text:name="NPC_Escalation"/>NPC Escalation</text:h>
      <text:p text:style-name="P323">Many NPCs contain options or abilities marked <text:span text:style-name="T1">Escalation</text:span>. These represent common variations for that type of NPC that represent response to greater danger, or which themselves make the NPC more dangerous. It’s commonly applied to better armor and more powerful weapons for this reason.</text:p>
      <text:p text:style-name="P323">NPCs do not have access to <text:span text:style-name="T1">Escalation</text:span> options normally. Instead, when an NPC is brought into a scene – either at the beginning, or during the scene as reinforcements – the GM may spend 1 Threat to add a single Escalation option to one Minor NPCs of that type (though some Escalation options on Minor NPCs may apply to whole groups rather than just individuals), or to a single Notable or Major NPC. If a type of NPC has multiple Escalation options, it costs 1 Threat for each Escalation option chosen.</text:p>
      <text:h text:style-name="P18" text:outline-level="4"><text:bookmark text:name="Brutal_X"/>Brutal X</text:h>
      <text:p text:style-name="P100">The NPC relies on overwhelming brute force in melee.</text:p>
      <text:p text:style-name="P106"><text:span text:style-name="T4">The NPC adds X[CD] and the </text:span><text:span text:style-name="Emphasis"><text:span text:style-name="T4">Knockdown</text:span></text:span><text:span text:style-name="T4"> effect to the damage of its melee attacks, and it may use its Brawn attribute when making or defending against a melee attack, instead of Agility or Coordination. In addition, the Difficulty of enemy Reactions to defend against the NPC’s melee attacks increase by X.</text:span></text:p>
      <text:h text:style-name="P18" text:outline-level="4"><text:bookmark text:name="Extraordinary_Attribute_X"/>Extraordinary Attribute X</text:h>
      <text:p text:style-name="P100">One or more of the NPC’s Attributes are far beyond the normal abilities of a human.</text:p>
      <text:p text:style-name="P100">The NPC gains X automatic successes on skill tests that use that Attribute. For example, an NPC with Extraordinary Brawn 1 gains one extra success on all skill tests using Brawn. Extraordinary Attributes, in addition to being noted in an NPC’s Special Abilities, will be noted next to the Attribute as an extra score in parentheses.</text:p>
      <text:p text:style-name="P100">When determining bonuses derived from a high attribute, add any points of Extraordinary Attribute to the attribute’s normal score.</text:p>
      <text:h text:style-name="P18" text:outline-level="4"><text:bookmark text:name="Fast_Recovery_X"/><text:soft-page-break/>Fast Recovery X</text:h>
      <text:p text:style-name="P100">The NPC recovers from stress and harm quickly.</text:p>
      <text:p text:style-name="P100">At the end of each of its Turns, the NPC removes X Stress. If the NPC has any Harms at the start of its Turn, it may spend two Threat to remove that Harm completely. This ability stops functioning if the NPC is Defeated.</text:p>
      <text:h text:style-name="P18" text:outline-level="4"><text:bookmark text:name="Fearsome_X"/>Fearsome X</text:h>
      <text:p text:style-name="P100">The NPC’s form, nature, or raw presence inspires fear.</text:p>
      <text:p text:style-name="P106"><text:span text:style-name="T4">The NPC adds X[CD] and the </text:span><text:span text:style-name="Emphasis"><text:span text:style-name="T4">Piercing X</text:span></text:span><text:span text:style-name="T4"> effect to the damage of its mental attacks when face-to-face, and it may use its Survive skill when making a mental attack face-to-face, and for determining the damage of the attack, instead of Talk. In addition, the Difficulty of enemy Reactions to defend against the NPC’s mental attacks when face-to-face increase by X.</text:span></text:p>
      <text:p text:style-name="P100">Further, the first time each scene that a character sees an enemy NPC with Fearsome X, the character must immediately attempt a <text:span text:style-name="T1">Will + Survive Test</text:span> with a Difficulty of X, or suffer the damage of the NPC’s basic mental attack (noted in its profile).</text:p>
      <text:h text:style-name="P18" text:outline-level="4"><text:bookmark text:name="Feed_Upon_Fear"/>Feed Upon Fear</text:h>
      <text:p text:style-name="P100">The NPC relishes the fear of others, becoming bolder and more dangerous in the presence of panic.</text:p>
      <text:p text:style-name="P100">Whenever a character suffers a Trauma within Medium range of the NPC, add 2 to Threat.</text:p>
      <text:h text:style-name="P18" text:outline-level="4"><text:bookmark text:name="Flight"/>Flight</text:h>
      <text:p text:style-name="P100">The NPC can move freely through the air.</text:p>
      <text:p text:style-name="P100">The NPC can move through “empty” zones above ground level. It must spend at least a Minor Action moving each Turn; if it cannot make this move, it will fall, suffering damage as a result. It will also fall if it is knocked Prone.</text:p>
      <text:p text:style-name="P100">If the NPC wishes to carry another creature, or something similarly heavy, while flying, this will require a <text:span text:style-name="T1">Brawn + Move Test</text:span>, with a Difficulty determined by the GM based on size, convenience, and portability, as well as the NPC’s means of carrying the creature or object.</text:p>
      <text:h text:style-name="P18" text:outline-level="4"><text:bookmark text:name="Grasping"/>Grasping</text:h>
      <text:p text:style-name="P100">The NPC often seeks to grab its foes, and its equipped to do just that.</text:p>
      <text:p text:style-name="P106"><text:soft-page-break/><text:span text:style-name="T4">The NPC may spend 1 Threat when it succeeds at a melee attack to gain the </text:span><text:span text:style-name="Emphasis"><text:span text:style-name="T4">Snare</text:span></text:span><text:span text:style-name="T4"> damage effect. While it has a target entangled, the NPC may not attempt a melee attack against any other target but reduces the Difficulty of any melee attacks against the entangled enemy by 1.</text:span></text:p>
      <text:h text:style-name="P18" text:outline-level="4"><text:bookmark text:name="Immune_to_X"/>Immune to X</text:h>
      <text:p text:style-name="P100">The NPC is unperturbed by conditions and effects caused by one or more sources of difficulty or hindrance, such as vacuum, extremes of temperature, poison, disease, etc. The most common sources of these conditions are described below:</text:p>
      <text:list xml:id="list2202781162" text:style-name="L112">
        <text:list-item>
          <text:p text:style-name="P195"><text:span text:style-name="T1">Cold</text:span>: The NPC is unaffected by damage, fatigue, or effects derived from extreme cold.</text:p>
        </text:list-item>
        <text:list-item>
          <text:p text:style-name="P195"><text:span text:style-name="T1">Disease</text:span>: The NPC is immune to the effects of diseases, and will never suffer the symptoms of any disease, infection, or virus. If the NPC is exposed to a disease, it may become a carrier, however: able to spread the disease if it is contagious, but personally unaffected.</text:p>
        </text:list-item>
        <text:list-item>
          <text:p text:style-name="P195"><text:span text:style-name="T1">Fear</text:span>: The NPC is incapable of feeling fear. The creature cannot be intimidated or threatened, and cannot suffer Traumas.</text:p>
        </text:list-item>
        <text:list-item>
          <text:p text:style-name="P304"><text:span text:style-name="T5">Pain</text:span><text:span text:style-name="T4">: The NPC is incapable of feeling pain, continuing undeterred despite horrific agony. The creature is unaffected by any penalties or hindrances caused by pain, suffers no penalties caused by Wounds (though Wounds still count towards determining if the NPC has been Defeated), and ignores the </text:span><text:span text:style-name="Emphasis"><text:span text:style-name="T4">Stun</text:span></text:span><text:span text:style-name="T4"> damage effect.</text:span></text:p>
        </text:list-item>
        <text:list-item>
          <text:p text:style-name="P195"><text:span text:style-name="T1">Poison</text:span>: The NPC is unaffected by all forms of poison, venom, or toxin.</text:p>
        </text:list-item>
        <text:list-item>
          <text:p text:style-name="P195"><text:span text:style-name="T1">Heat</text:span>: The NPC is unaffected by damage, fatigue, and effects derived from extreme heat, including damage caused by fire.</text:p>
        </text:list-item>
        <text:list-item>
          <text:p text:style-name="P195"><text:span text:style-name="T1">Vacuum</text:span>: The NPC suffers no damage, fatigue, or other effects from being exposed to hard vacuum, or other extremes of atmospheric pressure, and cannot suffocate.</text:p>
        </text:list-item>
      </text:list>
      <text:h text:style-name="P18" text:outline-level="4"><text:bookmark text:name="Implacable_X"/>Implacable X</text:h>
      <text:p text:style-name="P100">The NPC can take much more punishment than most.</text:p>
      <text:p text:style-name="P100">The number of Harms the NPC can withstand before being Defeated is increased by X.</text:p>
      <text:h text:style-name="P18" text:outline-level="4"><text:bookmark text:name="Incorporeal_X"/>Incorporeal X</text:h>
      <text:p text:style-name="P100">Incorporeal NPCs – also including gaseous and fluid creatures, and “creatures” composed of a swarm of tiny creatures – are only partially of the physical universe, and they do not fully interact with it physically.</text:p>
      <text:p text:style-name="P100"><text:soft-page-break/>The NPC gains X Armor Resistance, where X is the rating of the ability. This is ignored entirely by supernatural attacks, or some unusual form of physical attack or weapon that exists within the setting. The NPC may move freely through rough or difficult terrain, but they cannot move through larger or heavier physical barriers.</text:p>
      <text:h text:style-name="P18" text:outline-level="4"><text:bookmark text:name="Invulnerable"/>Invulnerable</text:h>
      <text:p text:style-name="P100">The NPC is impervious to harm, and cannot be injured in any way. Attacks against the NPC can still be made, and the NPC still suffers Stress from damage, but they cannot suffer Wounds. This may take different forms, as described below, and these variations can be combined.</text:p>
      <text:list xml:id="list1782295223" text:style-name="L113">
        <text:list-item>
          <text:p text:style-name="P196"><text:span text:style-name="T1">Specific Weakness</text:span>: The NPC has a specific weakness – a weak spot, a certain material, a specific type of energy, or something similar – which can overcome its invulnerability. If this weakness is discovered and employed, then the NPC can suffer Wounds which exploit that weakness (this also bypasses the effects of other Invulnerable options). The GMs discretion applies as to how the weakness may be discovered.</text:p>
        </text:list-item>
        <text:list-item>
          <text:p text:style-name="P196"><text:span text:style-name="T1">Staggered</text:span>: The NPC cannot suffer Wounds, but they can be hurt. If the NPC would suffer a Wound, it instead loses the ability to take any Actions or Reactions until the end of its next Turn. This effect is not cumulative – multiple Wounds in one Round do not apply this effect multiple times.</text:p>
        </text:list-item>
        <text:list-item>
          <text:p text:style-name="P196"><text:span text:style-name="T1">Wrathful</text:span>: The NPC grows angry when challenged; if it would ever suffer a Wound, it instead adds 2 to Threat.</text:p>
        </text:list-item>
      </text:list>
      <text:h text:style-name="P18" text:outline-level="4"><text:bookmark text:name="Keen_Senses"/>Keen Senses</text:h>
      <text:p text:style-name="P100">One of the NPC’s senses is especially keen.</text:p>
      <text:p text:style-name="P100">Choose one of the following: sight, hearing, or scent. The NPC reduces the Difficulty of skill tests made to sense or detect creatures or objects using that sense by 2. The NPC may also attempt skill tests to sense or detect things using that sense which other characters cannot.</text:p>
      <text:h text:style-name="P18" text:outline-level="4"><text:bookmark text:name="Menacing"/>Menacing</text:h>
      <text:p text:style-name="P100">The NPC is dangerous, heralding a greater problem for those who confront it.</text:p>
      <text:p text:style-name="P100">When an NPC with this ability enters a scene, immediately add 1 to Threat. This functions this way even if the NPC is an Ally: regardless of what side they’re on, the NPC’s arrival is a sign of something getting worse.</text:p>
      <text:h text:style-name="P18" text:outline-level="4"><text:bookmark text:name="Mindless"/><text:soft-page-break/>Mindless</text:h>
      <text:p text:style-name="P100">The NPC is an unintelligent being, driven purely by instinct or rudimentary programming.</text:p>
      <text:p text:style-name="P100">Unless it is commanded to do something specific, it will mindlessly move towards, and attack the nearest enemy with any weapons it possesses. If it cannot detect an enemy, it will move towards the nearest source of bright light or loud noise, or otherwise move around randomly if no such source exists. A Mindless NPC cannot attempt Reactions, cannot be affected by any mind-influencing effect, cannot suffer Trauma, and cannot be persuaded, influenced, or suffer any effects from social conflict. <text:s/></text:p>
      <text:h text:style-name="P18" text:outline-level="4"><text:bookmark text:name="Natural_Armor_X"/>Natural Armor X</text:h>
      <text:p text:style-name="P100">The NPC has some innate resistance to physical damage.</text:p>
      <text:p text:style-name="P100">The NPC has X Armor Resistance. This stacks with any from any armor that the NPC wears.</text:p>
      <text:h text:style-name="P18" text:outline-level="4"><text:bookmark text:name="Natural_Courage_X"/>Natural Courage X</text:h>
      <text:p text:style-name="P100">The NPC has some innate resistance to mental damage.</text:p>
      <text:p text:style-name="P100">The NPC has X Courage Resistance. This stacks with any from another source.</text:p>
      <text:h text:style-name="P18" text:outline-level="4"><text:bookmark text:name="Night_Vision"/>Night Vision</text:h>
      <text:p text:style-name="P100">The NPC has some way of perceiving their environment even in complete darkness.</text:p>
      <text:p text:style-name="P100">Skill tests the NPC attempts ignore any penalties (Difficulty increases or Complication Range increases) caused by darkness, and may attempt any skill tests that would normally be made impossible by darkness.</text:p>
      <text:h text:style-name="P18" text:outline-level="4"><text:bookmark text:name="Resilient"/>Resilient</text:h>
      <text:p text:style-name="P100">The NPC is especially hardy and difficult to harm.</text:p>
      <text:p text:style-name="P100">Whenever the NPC suffers Harm, roll 1[CD]. On an Effect, that Harm is not inflicted.</text:p>
      <text:p text:style-name="P100">Some NPCs may have a version of this ability that applies only to Wounds or only to Traumas.</text:p>
      <text:h text:style-name="P18" text:outline-level="4"><text:bookmark text:name="Scale_X"/>Scale X</text:h>
      <text:p text:style-name="P100">The NPC is larger than most characters. Normal characters are assumed to have a Scale of 0. Each point above 0 signifies that the NPC is approximately twice the size of the Scale below.</text:p>
      <text:p text:style-name="P100"><text:soft-page-break/>The NPC’s size means that they interact with damage slightly differently. When the NPC suffers damage from a physical attack (ranged or melee), add X to the amount of damage needed to inflict a Wound – so, for a Scale 2 character, 7+ damage inflicts a Wound, instead of the normal 5+.</text:p>
      <text:p text:style-name="P100">In addition, the NPC suffers +1 Difficulty on any skill test where their size or mass would be a problem. They may also be prohibited from entering specific places that are too small for them.</text:p>
      <text:h text:style-name="P18" text:outline-level="4"><text:bookmark text:name="Threatening_X"/>Threatening X</text:h>
      <text:p text:style-name="P100">The NPC is powerful, dangerous, and takes control of situations.</text:p>
      <text:p text:style-name="P100">The NPC begins each scene with a personal pool of X Threat, which can only be used to benefit itself, and which are not drawn from the general Threat pool.</text:p>
      <text:p text:style-name="P100">Adversary NPCs with this ability can spend points from Threat instead of spending them from normal Threat pool. Allied NPCs may spend points from this personal pool instead of adding points to Threat. NPCs with Features may add 3 points to this personal pool – instead of the main Threat pool – by voluntarily suffering a Complication.</text:p>
      <text:h text:style-name="P18" text:outline-level="4"><text:bookmark text:name="Unliving_X"/>Unliving X</text:h>
      <text:p text:style-name="P100">The NPC is not a living being, but a machine, some form of cybernetic organism, or something not made of living flesh and blood.</text:p>
      <text:p text:style-name="P100">The NPC is highly resistant to environmental conditions, reducing the Difficulty of skill tests to resist extremes of heat or cold by two, and they are immune to the effects of suffocation, hard vacuum, starvation, and thirst. Further, the NPC’s solid construction (or unfeeling, unliving substance) grants it X Armor Resistance.</text:p>
      <text:h text:style-name="P6" text:outline-level="2"><text:bookmark text:name="NPC_Creation"/>NPC Creation</text:h>
      <text:h text:style-name="P11" text:outline-level="3"><text:bookmark text:name="Creating_Incidental_NPCs"/>Creating Incidental NPCs</text:h>
      <text:p text:style-name="P100">Incidental NPCs are trivial or insignificant NPCs, who are likely to be present in-game for as long as it takes to resolve a single Skill Test, and as a result, they are extremely simple as a result.</text:p>
      <text:p text:style-name="P100">To create an Incidental NPC:</text:p>
      <text:list xml:id="list2411657688" text:style-name="L114">
        <text:list-item>
          <text:p text:style-name="P197">Begin by defining a single Trait for the NPC, which provides a brief and basic description of the NPC’s origins, role, job, or purpose.</text:p>
        </text:list-item>
        <text:list-item>
          <text:p text:style-name="P197"><text:soft-page-break/>Select one of the following NPC Quality ratings. This will determine the NPC’s Attribute and Skill ratings.</text:p>
        </text:list-item>
      </text:list>
      <table:table table:name="Table29" table:style-name="Table29">
        <table:table-column table:style-name="Table29.A"/>
        <table:table-column table:style-name="Table29.B"/>
        <table:table-column table:style-name="Table29.C"/>
        <table:table-header-rows>
          <table:table-row table:style-name="TableLine94702137179104">
            <table:table-cell table:style-name="Table29.A1" office:value-type="string">
              <text:p text:style-name="P92">NPC Quality</text:p>
            </table:table-cell>
            <table:table-cell table:style-name="Table29.A1" office:value-type="string">
              <text:p text:style-name="P92">Attribute</text:p>
            </table:table-cell>
            <table:table-cell table:style-name="Table29.A1" office:value-type="string">
              <text:p text:style-name="P92">Skill</text:p>
            </table:table-cell>
          </table:table-row>
        </table:table-header-rows>
        <table:table-row table:style-name="TableLine94702137179104">
          <table:table-cell table:style-name="Table29.A2" office:value-type="string">
            <text:p text:style-name="P71">Poor</text:p>
          </table:table-cell>
          <table:table-cell table:style-name="Table29.B2" office:value-type="string">
            <text:p text:style-name="P77">7</text:p>
          </table:table-cell>
          <table:table-cell table:style-name="Table29.C2" office:value-type="string">
            <text:p text:style-name="P77">0</text:p>
          </table:table-cell>
        </table:table-row>
        <table:table-row table:style-name="Table29.3">
          <table:table-cell table:style-name="Table29.A3" office:value-type="string">
            <text:p text:style-name="P71">Basic</text:p>
          </table:table-cell>
          <table:table-cell table:style-name="Table29.B3" office:value-type="string">
            <text:p text:style-name="P77">8</text:p>
          </table:table-cell>
          <table:table-cell table:style-name="Table29.C3" office:value-type="string">
            <text:p text:style-name="P77">1</text:p>
          </table:table-cell>
        </table:table-row>
        <table:table-row table:style-name="TableLine94702137179104">
          <table:table-cell table:style-name="Table29.A4" office:value-type="string">
            <text:p text:style-name="P71">Proficient</text:p>
          </table:table-cell>
          <table:table-cell table:style-name="Table29.B4" office:value-type="string">
            <text:p text:style-name="P77">9</text:p>
          </table:table-cell>
          <table:table-cell table:style-name="Table29.C4" office:value-type="string">
            <text:p text:style-name="P77">2</text:p>
          </table:table-cell>
        </table:table-row>
        <table:table-row table:style-name="Table29.3">
          <table:table-cell table:style-name="Table29.A5" office:value-type="string">
            <text:p text:style-name="P71">Talented</text:p>
          </table:table-cell>
          <table:table-cell table:style-name="Table29.B5" office:value-type="string">
            <text:p text:style-name="P77">10</text:p>
          </table:table-cell>
          <table:table-cell table:style-name="Table29.C5" office:value-type="string">
            <text:p text:style-name="P77">3</text:p>
          </table:table-cell>
        </table:table-row>
        <table:table-row table:style-name="TableLine94702137179104">
          <table:table-cell table:style-name="Table29.A6" office:value-type="string">
            <text:p text:style-name="P71">Exceptional</text:p>
          </table:table-cell>
          <table:table-cell table:style-name="Table29.B6" office:value-type="string">
            <text:p text:style-name="P77">11</text:p>
          </table:table-cell>
          <table:table-cell table:style-name="Table29.C6" office:value-type="string">
            <text:p text:style-name="P77">4</text:p>
          </table:table-cell>
        </table:table-row>
      </table:table>
      <text:h text:style-name="P13" text:outline-level="3"><text:bookmark text:name="Creating_Minor_NPCs"/>Creating Minor NPCs</text:h>
      <text:p text:style-name="P100">Minor NPCs are often rank-and-file members of factions and organizations. They form the nameless extras in adventures, often as groups of allies or adversaries in a Conflict, or as guards or minions for a Notable or Major NPC.</text:p>
      <text:p text:style-name="P100">To create a Minor NPC:</text:p>
      <text:list xml:id="list2518634404" text:style-name="L115">
        <text:list-item>
          <text:p text:style-name="P198">Begin by defining a single Trait for the NPC, which provides a brief and basic description of the NPC’s origins, role, job, or purpose.</text:p>
        </text:list-item>
        <text:list-item>
          <text:p text:style-name="P198">Select the NPC’s Attributes: distribute scores of 7, 8, 8, 9, 9, 10 in any order amongst the character’s Attributes.</text:p>
        </text:list-item>
        <text:list-item>
          <text:p text:style-name="P198">Select the NPC’s Skills: Choose one Skill to set at 3, two Skills to set at 2, two Skills to set at 1, and one to set at 0.</text:p>
        </text:list-item>
        <text:list-item>
          <text:p text:style-name="P198">If desired, select up to two Focuses.</text:p>
        </text:list-item>
        <text:list-item>
          <text:p text:style-name="P198">Add one or two talents or special abilities.</text:p>
        </text:list-item>
        <text:list-item>
          <text:p text:style-name="P198">Determine final details:</text:p>
          <text:list>
            <text:list-item>
              <text:p text:style-name="P112">Derive Stress by combining the highest of their Brawn or Will with their Survive Skill, then dividing that total by 2 (round up).</text:p>
            </text:list-item>
            <text:list-item>
              <text:p text:style-name="P112">Select weapons (if any) and determine their damage (weapon [CD], plus Fight Skill).</text:p>
            </text:list-item>
          </text:list>
        </text:list-item>
      </text:list>
      <text:h text:style-name="P13" text:outline-level="3"><text:bookmark text:name="Creating_Notable_NPCs"/><text:soft-page-break/>Creating Notable NPCs</text:h>
      <text:p text:style-name="P100">Notable NPCs are a cut above Minor NPCs, and they are often lieutenants to Major NPCs. And if encountered in numbers, or with several Minor NPCs, can form a more formidable obstacle and drain the Player Characters’ resources.</text:p>
      <text:p text:style-name="P100">The create a Notable NPC:</text:p>
      <text:list xml:id="list3339736652" text:style-name="L116">
        <text:list-item>
          <text:p text:style-name="P199">Begin by defining a single Trait for the NPC, which provides a brief and basic description of the NPC’s origins, role, job, or purpose. If the NPC requires additional Traits, add them at this stage too.</text:p>
        </text:list-item>
        <text:list-item>
          <text:p text:style-name="P199">Select the NPC’s Attributes: distribute scores of 7, 8, 8, 9, 10, 11 in any order amongst the character’s Attributes.</text:p>
        </text:list-item>
        <text:list-item>
          <text:p text:style-name="P199">Select the NPC’s Skills: Choose one Skill to set at 4, two Skills to set at 3, two Skills to set at 2, and one Skill to set at 1.</text:p>
        </text:list-item>
        <text:list-item>
          <text:p text:style-name="P199">Select two, three, or four Focuses.</text:p>
        </text:list-item>
        <text:list-item>
          <text:p text:style-name="P199">Add two or three talents or special abilities.</text:p>
        </text:list-item>
        <text:list-item>
          <text:p text:style-name="P199">If desired, add a single Feature.</text:p>
        </text:list-item>
        <text:list-item>
          <text:p text:style-name="P199">Determine final details:</text:p>
          <text:list>
            <text:list-item>
              <text:p text:style-name="P113">Derive Stress by combining the highest of their Brawn or Will with their Survive Skill.</text:p>
            </text:list-item>
            <text:list-item>
              <text:p text:style-name="P113">Select weapons (if any) and determine their damage (weapon [CD], plus Fight Skill).</text:p>
            </text:list-item>
          </text:list>
        </text:list-item>
      </text:list>
      <text:h text:style-name="P13" text:outline-level="3"><text:bookmark text:name="Creating_Major_NPCs"/>Creating Major NPCs</text:h>
      <text:p text:style-name="P100">Major NPCs are the GM’s equivalent of a Player Character. A lot more thought and creativity should be put into creating a Major NPC, giving them names, backgrounds, and qualities comparable to the Player Characters at your table that fit with the story they are part of.</text:p>
      <text:p text:style-name="P100">The create a Notable NPC:</text:p>
      <text:list xml:id="list542001505" text:style-name="L117">
        <text:list-item>
          <text:p text:style-name="P200"><text:span text:style-name="T1">Concept</text:span>: Decide on the role your Major NPC will play in the adventure, maybe based on their origins, role, or job.</text:p>
        </text:list-item>
        <text:list-item>
          <text:p text:style-name="P200"><text:span text:style-name="T1">Choose the character’s role</text:span>: Think about their role in the story and in any factions or organizations they are part of, and their rank or status. Major NPCs should command some authority, even if it’s only recognized informally. Even the least of Major NPCs commands respect from others, and most tend to gather followers.</text:p>
        </text:list-item>
        <text:list-item>
          <text:p text:style-name="P200"><text:span text:style-name="T1">Describe Traits</text:span>: Begin by defining a single Trait for the NPC, which provides a brief and basic description of the NPC’s origins, role, job, or purpose. If the NPC requires additional Traits, add them at this stage too.</text:p>
        </text:list-item>
        <text:list-item>
          <text:p text:style-name="P200"><text:soft-page-break/><text:span text:style-name="T1">Assign Attribute Scores</text:span>: Begin each Attribute at a score of 6, and then freely assign 23 more points, with an upper limit on Attributes as 12.</text:p>
        </text:list-item>
        <text:list-item>
          <text:p text:style-name="P200"><text:span text:style-name="T1">Assign Skills</text:span>: Begin each Skill at a score of 0, and then freely assign 16 points, with an upper limit of 5.</text:p>
        </text:list-item>
        <text:list-item>
          <text:p text:style-name="P200"><text:span text:style-name="T1">Choose Focuses</text:span>: Create up to six Focuses for the NPC.</text:p>
        </text:list-item>
        <text:list-item>
          <text:p text:style-name="P200"><text:span text:style-name="T1">Talents</text:span>: Choose or creature up to four Talents or special abilities for the NPC</text:p>
        </text:list-item>
        <text:list-item>
          <text:p text:style-name="P200"><text:span text:style-name="T1">Feature</text:span>: Select a Feature for the NPC.</text:p>
        </text:list-item>
        <text:list-item>
          <text:p text:style-name="P200"><text:span text:style-name="T1">Determine final details</text:span>:</text:p>
          <text:list>
            <text:list-item>
              <text:p text:style-name="P114">Derive Stress by combining the highest of their Brawn or Will with their Survive Skill.</text:p>
            </text:list-item>
            <text:list-item>
              <text:p text:style-name="P114">Select weapons (if any) and determine their damage (weapon [CD], plus Fight Skill).</text:p>
            </text:list-item>
          </text:list>
        </text:list-item>
      </text:list>
      <text:h text:style-name="P13" text:outline-level="3"><text:bookmark text:name="NPC_Talents"/>NPC Talents</text:h>
      <text:p text:style-name="P100">NPC Talents can be created using the rules for Talents in Chapter 2, or from the list below. When a Talent calls for a “specific Skill Test” or “acting in a certain way”, it is asking for a limiting factor to the rule. As NPC Adversaries only use Threat, rather than Momentum and Threat, some Talents that are normally distinct for PCs may be identical for NPCs.</text:p>
      <text:p text:style-name="P100">Also, because NPCs appear in-game for less time overall than Player Characters, NPC Talents can be more potent or flexible than those available to PCs, especially for Major NPCs who are meant to be a serious challenge to face.</text:p>
      <text:list xml:id="list2545864671" text:style-name="L118">
        <text:list-item>
          <text:p text:style-name="P201"><text:span text:style-name="T1">Proficiency</text:span>: When performing a specific Skill Test, in a certain way, the cost to buy the first bonus d20 is reduced to 0.</text:p>
        </text:list-item>
        <text:list-item>
          <text:p text:style-name="P201"><text:span text:style-name="T1">Threatening</text:span>: When performing a specific Skill Test, or acting in a certain way, and buying additional d20s with Threat, you may re-roll a single d20.</text:p>
        </text:list-item>
        <text:list-item>
          <text:p text:style-name="P201"><text:span text:style-name="T1">Guidance</text:span>: Whenever you assist an ally in a certain way, re-roll your d20.</text:p>
        </text:list-item>
        <text:list-item>
          <text:p text:style-name="P201"><text:span text:style-name="T1">Substitution</text:span>: Whenever you perform a specific Skill Test, you may use a different Attribute or Skill instead of the normal one required.</text:p>
        </text:list-item>
        <text:list-item>
          <text:p text:style-name="P201"><text:span text:style-name="T1">Familiarity</text:span>: Whenever you attempt to perform a specific Skill Test, you may reduce the Difficulty by one, to a minimum of 0.</text:p>
        </text:list-item>
        <text:list-item>
          <text:p text:style-name="P201"><text:span text:style-name="T1">Additional Threat Option</text:span>: You can gain a specific or unique benefit by spending 1 or more Threat.</text:p>
        </text:list-item>
      </text:list>
      <text:p text:style-name="P100">For more exceptional, unusual, or even supernatural NPCs, characters may also make use of the Special Abilities listed elsewhere in this chapter.</text:p>
      <text:h text:style-name="P6" text:outline-level="2"><text:bookmark text:name="Example_NPCs"/><text:soft-page-break/>Example NPCs</text:h>
      <text:p text:style-name="P100">Not all the NPCs in this section adhere absolutely to the guidelines for NPC creation, above. This is deliberate – some NPCs don’t fit those patterns as easily, especially if those NPCs are animals or monstrous beings.</text:p>
      <text:h text:style-name="P18" text:outline-level="4"><text:bookmark text:name="Bounty_Hunter"/>Bounty Hunter</text:h>
      <text:p text:style-name="P105">Notable NPC</text:p>
      <text:p text:style-name="P100">While “bounty hunter” itself is something of an archaic term, the practice of hunting fugitives and other criminals (normally those who have failed to appear in court) in exchange for money is still alive and well in some parts of the world.</text:p>
      <text:p text:style-name="P100"><text:span text:style-name="T1">Traits</text:span>:</text:p>
      <text:list xml:id="list3137748264" text:style-name="L177">
        <text:list-item>
          <text:p text:style-name="P202">Bounty Hunter</text:p>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style-name="TableLine94701998215136">
            <table:table-cell table:style-name="Table30.A1" office:value-type="string">
              <text:p text:style-name="P92">Agility</text:p>
            </table:table-cell>
            <table:table-cell table:style-name="Table30.A1" office:value-type="string">
              <text:p text:style-name="P92">Brawn</text:p>
            </table:table-cell>
            <table:table-cell table:style-name="Table30.A1" office:value-type="string">
              <text:p text:style-name="P92">Coordination</text:p>
            </table:table-cell>
            <table:table-cell table:style-name="Table30.A1" office:value-type="string">
              <text:p text:style-name="P92">Insight</text:p>
            </table:table-cell>
            <table:table-cell table:style-name="Table30.A1" office:value-type="string">
              <text:p text:style-name="P92">Reason</text:p>
            </table:table-cell>
            <table:table-cell table:style-name="Table30.A1" office:value-type="string">
              <text:p text:style-name="P92">Will</text:p>
            </table:table-cell>
          </table:table-row>
        </table:table-header-rows>
        <table:table-row table:style-name="TableLine94701998215136">
          <table:table-cell table:style-name="Table30.A2" office:value-type="string">
            <text:p text:style-name="P71">8</text:p>
          </table:table-cell>
          <table:table-cell table:style-name="Table30.B2" office:value-type="string">
            <text:p text:style-name="P71">9</text:p>
          </table:table-cell>
          <table:table-cell table:style-name="Table30.C2" office:value-type="string">
            <text:p text:style-name="P71">11</text:p>
          </table:table-cell>
          <table:table-cell table:style-name="Table30.D2" office:value-type="string">
            <text:p text:style-name="P71">10</text:p>
          </table:table-cell>
          <table:table-cell table:style-name="Table30.E2" office:value-type="string">
            <text:p text:style-name="P71">8</text:p>
          </table:table-cell>
          <table:table-cell table:style-name="Table30.F2" office:value-type="string">
            <text:p text:style-name="P71">7</text:p>
          </table:table-cell>
        </table:table-row>
        <table:table-row table:style-name="Table30.3">
          <table:table-cell table:style-name="Table30.A3" office:value-type="string">
            <text:p text:style-name="P71">FightKnowMoveOperateSurviveTalk</text:p>
          </table:table-cell>
          <table:table-cell table:style-name="Table30.B3" table:number-columns-spanned="5" office:value-type="string">
            <text:p text:style-name="P74"/>
          </table:table-cell>
          <table:covered-table-cell/>
          <table:covered-table-cell/>
          <table:covered-table-cell/>
          <table:covered-table-cell/>
        </table:table-row>
        <table:table-row table:style-name="TableLine94701998215136">
          <table:table-cell table:style-name="Table30.A4" office:value-type="string">
            <text:p text:style-name="P71">3</text:p>
          </table:table-cell>
          <table:table-cell table:style-name="Table30.B4" office:value-type="string">
            <text:p text:style-name="P71">1</text:p>
          </table:table-cell>
          <table:table-cell table:style-name="Table30.C4" office:value-type="string">
            <text:p text:style-name="P71">4</text:p>
          </table:table-cell>
          <table:table-cell table:style-name="Table30.D4" office:value-type="string">
            <text:p text:style-name="P71">3</text:p>
          </table:table-cell>
          <table:table-cell table:style-name="Table30.E4" office:value-type="string">
            <text:p text:style-name="P71">2</text:p>
          </table:table-cell>
          <table:table-cell table:style-name="Table30.F4" office:value-type="string">
            <text:p text:style-name="P71">2</text:p>
          </table:table-cell>
        </table:table-row>
      </table:table>
      <text:p text:style-name="P100"><text:span text:style-name="T1">Focuses</text:span>: Driving, Shooting, Tracking, Wilderness Survival</text:p>
      <text:h text:style-name="P21" text:outline-level="5"><text:bookmark text:name="Combat"/>Combat</text:h>
      <text:p text:style-name="P100"><text:span text:style-name="T1">Stress</text:span>: 11 <text:s text:c="12"/><text:span text:style-name="T1">Armor</text:span>: 3 <text:s text:c="11"/><text:span text:style-name="T1">Courage</text:span>: 2</text:p>
      <text:list xml:id="list931312346" text:style-name="L178">
        <text:list-item>
          <text:p text:style-name="P203"><text:span text:style-name="T1">Unarmed Strike</text:span>: Melee, 4[CD], Non-Lethal</text:p>
        </text:list-item>
        <text:list-item>
          <text:p text:style-name="P203"><text:span text:style-name="T1">Baton</text:span>: Melee, 5[CD] Knockdown, Subtle</text:p>
        </text:list-item>
        <text:list-item>
          <text:p text:style-name="P203"><text:span text:style-name="T1">Pistol</text:span>: Ranged, Range C, 6[CD] Burst 2, Close Quarters</text:p>
        </text:list-item>
        <text:list-item>
          <text:p text:style-name="P203"><text:span text:style-name="T1">Intimidate</text:span>: Mental, face-to-face, 3[CD] Stun</text:p>
        </text:list-item>
      </text:list>
      <text:h text:style-name="P21" text:outline-level="5"><text:bookmark text:name="Special_Abilities_Talents"/><text:soft-page-break/>Special Abilities &amp; Talents</text:h>
      <text:list xml:id="list2523672191" text:style-name="L179">
        <text:list-item>
          <text:p text:style-name="P204"><text:span text:style-name="T1">Courageous</text:span>: The NPC has Courage Resistance equal to their Survive score.</text:p>
        </text:list-item>
        <text:list-item>
          <text:p text:style-name="P204"><text:span text:style-name="T1">Subdue</text:span>: When making a melee attack with an unarmed strike or baton, reduce the cost of the Subdue Momentum option to 0.</text:p>
        </text:list-item>
        <text:list-item>
          <text:p text:style-name="P305"><text:span text:style-name="T5">Warrant</text:span><text:span text:style-name="T4">: When making a mental attack against a fugitive or criminal, add +1[CD] and the </text:span><text:span text:style-name="Emphasis"><text:span text:style-name="T4">Intense</text:span></text:span><text:span text:style-name="T4"> damage effect to the attack’s damage.</text:span></text:p>
        </text:list-item>
      </text:list>
      <text:h text:style-name="P21" text:outline-level="5"><text:bookmark text:name="Equipment"/>Equipment</text:h>
      <text:p text:style-name="P100">Tactical Vest (Armor 3, Ablative), Pistol and 3 Reloads, baton, handcuffs, several warrants</text:p>
      <text:h text:style-name="P18" text:outline-level="4"><text:bookmark text:name="Con_Artist"/>Con Artist</text:h>
      <text:p text:style-name="P105">Notable NPC</text:p>
      <text:p text:style-name="P100">Con artists – also known as grifters – are thieves who rely on social and personal manipulation to get what they want, playing on their greed of their targets, or “marks” to steal fortunes. Some con artists rely on quick scams and tricks, known as “short cons” to steal a little from several marks in a short time, while others engage in elaborate “long cons” that may take days, weeks, or months of work but have much larger rewards.</text:p>
      <text:p text:style-name="P100"><text:span text:style-name="T1">Traits</text:span>:</text:p>
      <text:list xml:id="list1501965212" text:style-name="L180">
        <text:list-item>
          <text:p text:style-name="P205">Con Artist</text:p>
        </text:list-item>
        <text:list-item>
          <text:p text:style-name="P205">Numerous Aliases</text:p>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style-name="TableLine94702101566064">
            <table:table-cell table:style-name="Table31.A1" office:value-type="string">
              <text:p text:style-name="P92">Agility</text:p>
            </table:table-cell>
            <table:table-cell table:style-name="Table31.A1" office:value-type="string">
              <text:p text:style-name="P92">Brawn</text:p>
            </table:table-cell>
            <table:table-cell table:style-name="Table31.A1" office:value-type="string">
              <text:p text:style-name="P92">Coordination</text:p>
            </table:table-cell>
            <table:table-cell table:style-name="Table31.A1" office:value-type="string">
              <text:p text:style-name="P92">Insight</text:p>
            </table:table-cell>
            <table:table-cell table:style-name="Table31.A1" office:value-type="string">
              <text:p text:style-name="P92">Reason</text:p>
            </table:table-cell>
            <table:table-cell table:style-name="Table31.A1" office:value-type="string">
              <text:p text:style-name="P92">Will</text:p>
            </table:table-cell>
          </table:table-row>
        </table:table-header-rows>
        <table:table-row table:style-name="TableLine94702101566064">
          <table:table-cell table:style-name="Table31.A2" office:value-type="string">
            <text:p text:style-name="P71">8</text:p>
          </table:table-cell>
          <table:table-cell table:style-name="Table31.B2" office:value-type="string">
            <text:p text:style-name="P71">7</text:p>
          </table:table-cell>
          <table:table-cell table:style-name="Table31.C2" office:value-type="string">
            <text:p text:style-name="P71">8</text:p>
          </table:table-cell>
          <table:table-cell table:style-name="Table31.D2" office:value-type="string">
            <text:p text:style-name="P71">11</text:p>
          </table:table-cell>
          <table:table-cell table:style-name="Table31.E2" office:value-type="string">
            <text:p text:style-name="P71">10</text:p>
          </table:table-cell>
          <table:table-cell table:style-name="Table31.F2" office:value-type="string">
            <text:p text:style-name="P71">9</text:p>
          </table:table-cell>
        </table:table-row>
        <table:table-row table:style-name="Table31.3">
          <table:table-cell table:style-name="Table31.A3" office:value-type="string">
            <text:p text:style-name="P71">FightKnowMoveOperateSurviveTalk</text:p>
          </table:table-cell>
          <table:table-cell table:style-name="Table31.B3" table:number-columns-spanned="5" office:value-type="string">
            <text:p text:style-name="P74"/>
          </table:table-cell>
          <table:covered-table-cell/>
          <table:covered-table-cell/>
          <table:covered-table-cell/>
          <table:covered-table-cell/>
        </table:table-row>
        <table:table-row table:style-name="TableLine94702101566064">
          <table:table-cell table:style-name="Table31.A4" office:value-type="string">
            <text:p text:style-name="P71">1</text:p>
          </table:table-cell>
          <table:table-cell table:style-name="Table31.B4" office:value-type="string">
            <text:p text:style-name="P71">3</text:p>
          </table:table-cell>
          <table:table-cell table:style-name="Table31.C4" office:value-type="string">
            <text:p text:style-name="P71">3</text:p>
          </table:table-cell>
          <table:table-cell table:style-name="Table31.D4" office:value-type="string">
            <text:p text:style-name="P71">2</text:p>
          </table:table-cell>
          <table:table-cell table:style-name="Table31.E4" office:value-type="string">
            <text:p text:style-name="P71">2</text:p>
          </table:table-cell>
          <table:table-cell table:style-name="Table31.F4" office:value-type="string">
            <text:p text:style-name="P71">4</text:p>
          </table:table-cell>
        </table:table-row>
      </table:table>
      <text:p text:style-name="P100"><text:span text:style-name="T1">Focuses</text:span>: Cold Reading, Deception, Languages, Sleight of Hand</text:p>
      <text:p text:style-name="P100"><text:span text:style-name="T1">Feature</text:span>: Ambitious and Egotistical</text:p>
      <text:h text:style-name="P21" text:outline-level="5"><text:bookmark text:name="Combat-2"/><text:soft-page-break/>Combat</text:h>
      <text:p text:style-name="P100"><text:span text:style-name="T1">Stress</text:span>: 11 <text:s text:c="12"/><text:span text:style-name="T1">Armor</text:span>: 0 <text:s text:c="11"/><text:span text:style-name="T1">Courage</text:span>: 0</text:p>
      <text:list xml:id="list3815499194" text:style-name="L181">
        <text:list-item>
          <text:p text:style-name="P206"><text:span text:style-name="T1">Unarmed Strike</text:span>: Melee, 2[CD], Non-Lethal</text:p>
        </text:list-item>
        <text:list-item>
          <text:p text:style-name="P206"><text:span text:style-name="T1">Veiled Threat</text:span>: Mental, face-to-face, 5[CD] Stun</text:p>
        </text:list-item>
      </text:list>
      <text:h text:style-name="P21" text:outline-level="5"><text:bookmark text:name="Special_Abilities_Talents-2"/>Special Abilities &amp; Talents</text:h>
      <text:list xml:id="list463257115" text:style-name="L182">
        <text:list-item>
          <text:p text:style-name="P207"><text:span text:style-name="T1">A Thousand Faces</text:span>: When a Con Artist enters the scene, choose what identity or persona they have adopted. They receive a new Trait which represents who they appear to be; this replaces their “Numerous Aliases” trait until such a point as they are discovered or choose to drop their disguise. If, during a scene, a Con Artist needs to change alias, they may take a Major Action and spend 2 Threat when out of sight of others to quick-change.</text:p>
        </text:list-item>
        <text:list-item>
          <text:p text:style-name="P207"><text:span text:style-name="T1">Consummate Liar</text:span>: When attempting to deceive a target, if they buy one or more additional d20s, they may re-roll a single d20.</text:p>
        </text:list-item>
        <text:list-item>
          <text:p text:style-name="P207"><text:span text:style-name="T1">The Blow Off</text:span>: A Con Artist knows when a con has hit a dead end, and they are adept at making a swift exit. When an opponent successfully catches the Con Artist lying, they may spend 3 Threat to create a distraction that allows them to escape. The nature of this distraction is at the GM’s discretion.</text:p>
        </text:list-item>
      </text:list>
      <text:h text:style-name="P21" text:outline-level="5"><text:bookmark text:name="Equipment-2"/>Equipment</text:h>
      <text:p text:style-name="P100">Alias-appropriate clothing, fake ID</text:p>
      <text:h text:style-name="P38" text:outline-level="6"><text:bookmark text:name="Different_Con_Artists"/><text:span text:style-name="T17">Different Con Artists</text:span></text:h>
      <text:p text:style-name="P323">The basic Con Artist entry can easily by adjusted to different levels, becoming Minor NPCs if they are less significant, or Major NPCs if they are serious foils.</text:p>
      <text:p text:style-name="P323">Some Con Artists work in teams, taking on different roles in the con, such as “ropers” who find and bring in the target, or “inside men” who present themselves as part of legitimate businesses to convince a mark. Minor Con Artists reduce their Insight and Reason by 1 each, and reduce each of their Skills by 1, and adjust their damage and Stress accordingly. They will also drop two of their Focuses, and their Feature, and they lose “The Blow Off” Talent.</text:p>
      <text:p text:style-name="P323">Major Con Artists see themselves as criminal royalty, whose aliases have their own reputations and life histories, and whose scores are the stuff of legend. A Major Con Artist should be built from scratch, as a unique and evocative individual, but the Notable NPC version can be used as a baseline.</text:p>
      <text:p text:style-name="Text_20_body"><text:bookmark text:name="Crime_Scene_Investigator"/><text:soft-page-break/><text:span text:style-name="T11">Crime Scene Investigator</text:span></text:p>
      <text:p text:style-name="P105">Minor NPC</text:p>
      <text:p text:style-name="P100">Forensic investigators and scientists, Crime Scene Investigators are known by various titles, but all are support personnel who aid police forces and other law enforcement agencies in collecting and studying evidence from crime scenes.</text:p>
      <text:p text:style-name="P100"><text:span text:style-name="T1">Traits</text:span>:</text:p>
      <text:list xml:id="list180507834" text:style-name="L183">
        <text:list-item>
          <text:p text:style-name="P208">Crime Scene Investigator</text:p>
        </text:list-item>
      </text:list>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style-name="TableLine94700983543456">
            <table:table-cell table:style-name="Table32.A1" office:value-type="string">
              <text:p text:style-name="P92">Agility</text:p>
            </table:table-cell>
            <table:table-cell table:style-name="Table32.A1" office:value-type="string">
              <text:p text:style-name="P92">Brawn</text:p>
            </table:table-cell>
            <table:table-cell table:style-name="Table32.A1" office:value-type="string">
              <text:p text:style-name="P92">Coordination</text:p>
            </table:table-cell>
            <table:table-cell table:style-name="Table32.A1" office:value-type="string">
              <text:p text:style-name="P92">Insight</text:p>
            </table:table-cell>
            <table:table-cell table:style-name="Table32.A1" office:value-type="string">
              <text:p text:style-name="P92">Reason</text:p>
            </table:table-cell>
            <table:table-cell table:style-name="Table32.A1" office:value-type="string">
              <text:p text:style-name="P92">Will</text:p>
            </table:table-cell>
          </table:table-row>
        </table:table-header-rows>
        <table:table-row table:style-name="TableLine94700983543456">
          <table:table-cell table:style-name="Table32.A2" office:value-type="string">
            <text:p text:style-name="P71">8</text:p>
          </table:table-cell>
          <table:table-cell table:style-name="Table32.B2" office:value-type="string">
            <text:p text:style-name="P71">7</text:p>
          </table:table-cell>
          <table:table-cell table:style-name="Table32.C2" office:value-type="string">
            <text:p text:style-name="P71">9</text:p>
          </table:table-cell>
          <table:table-cell table:style-name="Table32.D2" office:value-type="string">
            <text:p text:style-name="P71">9</text:p>
          </table:table-cell>
          <table:table-cell table:style-name="Table32.E2" office:value-type="string">
            <text:p text:style-name="P71">10</text:p>
          </table:table-cell>
          <table:table-cell table:style-name="Table32.F2" office:value-type="string">
            <text:p text:style-name="P71">8</text:p>
          </table:table-cell>
        </table:table-row>
        <table:table-row table:style-name="Table32.3">
          <table:table-cell table:style-name="Table32.A3" office:value-type="string">
            <text:p text:style-name="P71">FightKnowMoveOperateSurviveTalk</text:p>
          </table:table-cell>
          <table:table-cell table:style-name="Table32.B3" table:number-columns-spanned="5" office:value-type="string">
            <text:p text:style-name="P74"/>
          </table:table-cell>
          <table:covered-table-cell/>
          <table:covered-table-cell/>
          <table:covered-table-cell/>
          <table:covered-table-cell/>
        </table:table-row>
        <table:table-row table:style-name="TableLine94700983543456">
          <table:table-cell table:style-name="Table32.A4" office:value-type="string">
            <text:p text:style-name="P71">0</text:p>
          </table:table-cell>
          <table:table-cell table:style-name="Table32.B4" office:value-type="string">
            <text:p text:style-name="P71">3</text:p>
          </table:table-cell>
          <table:table-cell table:style-name="Table32.C4" office:value-type="string">
            <text:p text:style-name="P71">2</text:p>
          </table:table-cell>
          <table:table-cell table:style-name="Table32.D4" office:value-type="string">
            <text:p text:style-name="P71">2</text:p>
          </table:table-cell>
          <table:table-cell table:style-name="Table32.E4" office:value-type="string">
            <text:p text:style-name="P71">1</text:p>
          </table:table-cell>
          <table:table-cell table:style-name="Table32.F4" office:value-type="string">
            <text:p text:style-name="P71">1</text:p>
          </table:table-cell>
        </table:table-row>
      </table:table>
      <text:p text:style-name="P100"><text:span text:style-name="T1">Focuses</text:span>: Forensic Analysis</text:p>
      <text:h text:style-name="P21" text:outline-level="5"><text:bookmark text:name="Combat-3"/>Combat</text:h>
      <text:p text:style-name="P100"><text:span text:style-name="T1">Stress</text:span>: 5 <text:s text:c="14"/><text:span text:style-name="T1">Armor</text:span>: 0 <text:s text:c="11"/><text:span text:style-name="T1">Courage</text:span>: 1</text:p>
      <text:list xml:id="list3433993769" text:style-name="L184">
        <text:list-item>
          <text:p text:style-name="P209"><text:span text:style-name="T1">Unarmed Strike</text:span>: Melee, 1[CD], Non-Lethal</text:p>
        </text:list-item>
        <text:list-item>
          <text:p text:style-name="P209"><text:span text:style-name="T1">Intimidate</text:span>: Mental, face-to-face, 2[CD] Stun</text:p>
        </text:list-item>
      </text:list>
      <text:h text:style-name="P21" text:outline-level="5"><text:bookmark text:name="Special_Abilities_Talents-3"/>Special Abilities &amp; Talents</text:h>
      <text:list xml:id="list237352652" text:style-name="L185">
        <text:list-item>
          <text:p text:style-name="P210"><text:span text:style-name="T1">Courageous</text:span>: The NPC has Courage Resistance equal to their Survive score.</text:p>
        </text:list-item>
        <text:list-item>
          <text:p text:style-name="P306"><text:span text:style-name="T5">Thorough Search</text:span><text:span text:style-name="T4">: When searching an area for evidence, the Crime Scene Investigator generates one bonus Momentum on a successful skill test, which may only be used to </text:span><text:span text:style-name="Emphasis"><text:span text:style-name="T4">Obtain Information</text:span></text:span><text:span text:style-name="T4">. If the Crime Scene Investigator is assisting another character to find evidence, then the character they assist receives the bonus Momentum if they succeed, to a maximum of three bonus Momentum from this Talent.</text:span></text:p>
        </text:list-item>
      </text:list>
      <text:h text:style-name="P21" text:outline-level="5"><text:bookmark text:name="Equipment-3"/><text:soft-page-break/>Equipment</text:h>
      <text:p text:style-name="P100">Evidence kit (tools for collecting evidence)</text:p>
      <text:h text:style-name="P18" text:outline-level="4"><text:bookmark text:name="Crocodile"/>Crocodile</text:h>
      <text:p text:style-name="P105">Notable NPC</text:p>
      <text:p text:style-name="P100">Deadly aquatic predators, crocodiles are seemingly heavy and slow on land, but they are capable of startling speed in the water. They lay in wait beneath the surface of lakes and rivers, waiting for their prey to approach before striking with terrifying swiftness. Few things can escape their crushing jaws.</text:p>
      <text:p text:style-name="P100"><text:span text:style-name="T1">Traits</text:span>:</text:p>
      <text:list xml:id="list223144520" text:style-name="L186">
        <text:list-item>
          <text:p text:style-name="P211">Crocodile</text:p>
        </text:list-item>
      </text:list>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header-rows>
          <table:table-row table:style-name="TableLine94702138830144">
            <table:table-cell table:style-name="Table33.A1" office:value-type="string">
              <text:p text:style-name="P92">Agility</text:p>
            </table:table-cell>
            <table:table-cell table:style-name="Table33.A1" office:value-type="string">
              <text:p text:style-name="P92">Brawn</text:p>
            </table:table-cell>
            <table:table-cell table:style-name="Table33.A1" office:value-type="string">
              <text:p text:style-name="P92">Coordination</text:p>
            </table:table-cell>
            <table:table-cell table:style-name="Table33.A1" office:value-type="string">
              <text:p text:style-name="P92">Insight</text:p>
            </table:table-cell>
            <table:table-cell table:style-name="Table33.A1" office:value-type="string">
              <text:p text:style-name="P92">Reason</text:p>
            </table:table-cell>
            <table:table-cell table:style-name="Table33.A1" office:value-type="string">
              <text:p text:style-name="P92">Will</text:p>
            </table:table-cell>
          </table:table-row>
        </table:table-header-rows>
        <table:table-row table:style-name="TableLine94702138830144">
          <table:table-cell table:style-name="Table33.A2" office:value-type="string">
            <text:p text:style-name="P71">10</text:p>
          </table:table-cell>
          <table:table-cell table:style-name="Table33.B2" office:value-type="string">
            <text:p text:style-name="P71">10</text:p>
          </table:table-cell>
          <table:table-cell table:style-name="Table33.C2" office:value-type="string">
            <text:p text:style-name="P71">3</text:p>
          </table:table-cell>
          <table:table-cell table:style-name="Table33.D2" office:value-type="string">
            <text:p text:style-name="P71">9</text:p>
          </table:table-cell>
          <table:table-cell table:style-name="Table33.E2" office:value-type="string">
            <text:p text:style-name="P71">4</text:p>
          </table:table-cell>
          <table:table-cell table:style-name="Table33.F2" office:value-type="string">
            <text:p text:style-name="P71">8</text:p>
          </table:table-cell>
        </table:table-row>
        <table:table-row table:style-name="Table33.3">
          <table:table-cell table:style-name="Table33.A3" office:value-type="string">
            <text:p text:style-name="P71">FightKnowMoveOperateSurviveTalk</text:p>
          </table:table-cell>
          <table:table-cell table:style-name="Table33.B3" table:number-columns-spanned="5" office:value-type="string">
            <text:p text:style-name="P74"/>
          </table:table-cell>
          <table:covered-table-cell/>
          <table:covered-table-cell/>
          <table:covered-table-cell/>
          <table:covered-table-cell/>
        </table:table-row>
        <table:table-row table:style-name="TableLine94702138830144">
          <table:table-cell table:style-name="Table33.A4" office:value-type="string">
            <text:p text:style-name="P71">3</text:p>
          </table:table-cell>
          <table:table-cell table:style-name="Table33.B4" office:value-type="string">
            <text:p text:style-name="P71">1</text:p>
          </table:table-cell>
          <table:table-cell table:style-name="Table33.C4" office:value-type="string">
            <text:p text:style-name="P71">2</text:p>
          </table:table-cell>
          <table:table-cell table:style-name="Table33.D4" office:value-type="string">
            <text:p text:style-name="P71">0</text:p>
          </table:table-cell>
          <table:table-cell table:style-name="Table33.E4" office:value-type="string">
            <text:p text:style-name="P71">4</text:p>
          </table:table-cell>
          <table:table-cell table:style-name="Table33.F4" office:value-type="string">
            <text:p text:style-name="P71">0</text:p>
          </table:table-cell>
        </table:table-row>
      </table:table>
      <text:p text:style-name="P100"><text:span text:style-name="T1">Focuses</text:span>: Ambush, Swimming</text:p>
      <text:h text:style-name="P21" text:outline-level="5"><text:bookmark text:name="Combat-4"/>Combat</text:h>
      <text:p text:style-name="P100"><text:span text:style-name="T1">Stress</text:span>: 14 <text:s text:c="12"/><text:span text:style-name="T1">Armor</text:span>: 2 <text:s text:c="11"/><text:span text:style-name="T1">Courage</text:span>: 0</text:p>
      <text:list xml:id="list2482571109" text:style-name="L187">
        <text:list-item>
          <text:p text:style-name="P212"><text:span text:style-name="T1">Snapping Jaw</text:span>: Melee, 5[CD] Snare, Vicious 1</text:p>
        </text:list-item>
      </text:list>
      <text:h text:style-name="P21" text:outline-level="5"><text:bookmark text:name="Special_Abilities_Talents-4"/>Special Abilities &amp; Talents</text:h>
      <text:list xml:id="list4036536369" text:style-name="L188">
        <text:list-item>
          <text:p text:style-name="P213"><text:span text:style-name="T1">Aquatic</text:span>: A crocodile can hold its breath for up to fifteen minutes before requiring a skill test to avoid drowning.</text:p>
        </text:list-item>
        <text:list-item>
          <text:p text:style-name="P213"><text:span text:style-name="T1">Ambush Predator</text:span>: When submerged beneath a body of water, a crocodile reduces the cost of the first bonus d20 it purchases for an attack to 0.</text:p>
        </text:list-item>
        <text:list-item>
          <text:p text:style-name="P286"><text:soft-page-break/>Brutal 1</text:p>
        </text:list-item>
        <text:list-item>
          <text:p text:style-name="P307"><text:span text:style-name="T5">Drowning</text:span><text:span text:style-name="T4">: When in water, if a crocodile successfully grabs its prey, subsequent attacks gain the </text:span><text:span text:style-name="Emphasis"><text:span text:style-name="T4">Drain</text:span></text:span><text:span text:style-name="T4"> damage effect, as it begins to drown the grabbed prey.</text:span></text:p>
        </text:list-item>
        <text:list-item>
          <text:p text:style-name="P286">Natural Armor 2</text:p>
        </text:list-item>
        <text:list-item>
          <text:p text:style-name="P286">Scale 1</text:p>
        </text:list-item>
        <text:list-item>
          <text:p text:style-name="P213"><text:span text:style-name="T1">Sluggish Gait</text:span>: A crocodile cannot take the Rush Major Action unless in water.</text:p>
        </text:list-item>
      </text:list>
      <text:h text:style-name="P18" text:outline-level="4"><text:bookmark text:name="Dog"/>Dog</text:h>
      <text:p text:style-name="P105">Minor NPC</text:p>
      <text:p text:style-name="P100">The animal most associated with humanity, dogs were amongst the first creatures domesticated, and they are commonly encountered wherever there are people. This profile represents a dog bred for work, such as a guard dog or police dog.</text:p>
      <text:p text:style-name="P100"><text:span text:style-name="T1">Traits</text:span>:</text:p>
      <text:list xml:id="list1060309885" text:style-name="L189">
        <text:list-item>
          <text:p text:style-name="P214">Trained Dog</text:p>
        </text:list-item>
      </text:list>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header-rows>
          <table:table-row table:style-name="TableLine94701182644112">
            <table:table-cell table:style-name="Table34.A1" office:value-type="string">
              <text:p text:style-name="P92">Agility</text:p>
            </table:table-cell>
            <table:table-cell table:style-name="Table34.A1" office:value-type="string">
              <text:p text:style-name="P92">Brawn</text:p>
            </table:table-cell>
            <table:table-cell table:style-name="Table34.A1" office:value-type="string">
              <text:p text:style-name="P92">Coordination</text:p>
            </table:table-cell>
            <table:table-cell table:style-name="Table34.A1" office:value-type="string">
              <text:p text:style-name="P92">Insight</text:p>
            </table:table-cell>
            <table:table-cell table:style-name="Table34.A1" office:value-type="string">
              <text:p text:style-name="P92">Reason</text:p>
            </table:table-cell>
            <table:table-cell table:style-name="Table34.A1" office:value-type="string">
              <text:p text:style-name="P92">Will</text:p>
            </table:table-cell>
          </table:table-row>
        </table:table-header-rows>
        <table:table-row table:style-name="TableLine94701182644112">
          <table:table-cell table:style-name="Table34.A2" office:value-type="string">
            <text:p text:style-name="P71">11</text:p>
          </table:table-cell>
          <table:table-cell table:style-name="Table34.B2" office:value-type="string">
            <text:p text:style-name="P71">9</text:p>
          </table:table-cell>
          <table:table-cell table:style-name="Table34.C2" office:value-type="string">
            <text:p text:style-name="P71">5</text:p>
          </table:table-cell>
          <table:table-cell table:style-name="Table34.D2" office:value-type="string">
            <text:p text:style-name="P71">10</text:p>
          </table:table-cell>
          <table:table-cell table:style-name="Table34.E2" office:value-type="string">
            <text:p text:style-name="P71">5</text:p>
          </table:table-cell>
          <table:table-cell table:style-name="Table34.F2" office:value-type="string">
            <text:p text:style-name="P71">8</text:p>
          </table:table-cell>
        </table:table-row>
        <table:table-row table:style-name="Table34.3">
          <table:table-cell table:style-name="Table34.A3" office:value-type="string">
            <text:p text:style-name="P71">FightKnowMoveOperateSurviveTalk</text:p>
          </table:table-cell>
          <table:table-cell table:style-name="Table34.B3" table:number-columns-spanned="5" office:value-type="string">
            <text:p text:style-name="P74"/>
          </table:table-cell>
          <table:covered-table-cell/>
          <table:covered-table-cell/>
          <table:covered-table-cell/>
          <table:covered-table-cell/>
        </table:table-row>
        <table:table-row table:style-name="TableLine94701182644112">
          <table:table-cell table:style-name="Table34.A4" office:value-type="string">
            <text:p text:style-name="P71">2</text:p>
          </table:table-cell>
          <table:table-cell table:style-name="Table34.B4" office:value-type="string">
            <text:p text:style-name="P71">1</text:p>
          </table:table-cell>
          <table:table-cell table:style-name="Table34.C4" office:value-type="string">
            <text:p text:style-name="P71">2</text:p>
          </table:table-cell>
          <table:table-cell table:style-name="Table34.D4" office:value-type="string">
            <text:p text:style-name="P71">0</text:p>
          </table:table-cell>
          <table:table-cell table:style-name="Table34.E4" office:value-type="string">
            <text:p text:style-name="P71">3</text:p>
          </table:table-cell>
          <table:table-cell table:style-name="Table34.F4" office:value-type="string">
            <text:p text:style-name="P71">1</text:p>
          </table:table-cell>
        </table:table-row>
      </table:table>
      <text:p text:style-name="P100"><text:span text:style-name="T1">Focuses</text:span>: Guarding, Tracking</text:p>
      <text:h text:style-name="P21" text:outline-level="5"><text:bookmark text:name="Combat-5"/>Combat</text:h>
      <text:p text:style-name="P100"><text:span text:style-name="T1">Stress</text:span>: 6 <text:s text:c="14"/><text:span text:style-name="T1">Armor</text:span>: 0 <text:s text:c="11"/><text:span text:style-name="T1">Courage</text:span>: 0</text:p>
      <text:list xml:id="list2399782578" text:style-name="L190">
        <text:list-item>
          <text:p text:style-name="P215"><text:span text:style-name="T1">Bite</text:span>: Melee, 3[CD] Snare, Vicious 1</text:p>
        </text:list-item>
        <text:list-item>
          <text:p text:style-name="P215"><text:span text:style-name="T1">Barking and Snarling</text:span>: Mental, face-to-face only, 4[CD] Area, Perilous, Stun</text:p>
        </text:list-item>
      </text:list>
      <text:h text:style-name="P21" text:outline-level="5"><text:bookmark text:name="Special_Abilities_Talents-5"/><text:soft-page-break/>Special Abilities &amp; Talents</text:h>
      <text:list xml:id="list927370441" text:style-name="L191">
        <text:list-item>
          <text:p text:style-name="P216"><text:span text:style-name="T1">Good Boy</text:span>: Dogs are extremely loyal and devoted to their trainers and handlers. When a dog enters a scene, select a single other NPC (a person, rather than another animal). While that NPC remains in the scene, the dog gains +2 Courage. If that NPC is Defeated, the dog will move as fast as possible to the NPC’s side, and will defend them from anyone unfamiliar who gets too close.</text:p>
        </text:list-item>
        <text:list-item>
          <text:p text:style-name="P287">Keen Senses (Scent)</text:p>
        </text:list-item>
      </text:list>
      <text:h text:style-name="P18" text:outline-level="4"><text:bookmark text:name="Gang_Leader"/>Gang Leader</text:h>
      <text:p text:style-name="P105">Notable NPC</text:p>
      <text:p text:style-name="P100">Gang Leaders are those who’ve risen to the top of a criminal gang. This gang may be a small, local group, or it may be a small part of a much larger, more widespread organization. Gang Leaders – whether the true leaders of that gang, or merely local bosses or lieutenants – are amongst the toughest and most ruthless people in the gang.</text:p>
      <text:p text:style-name="P100"><text:span text:style-name="T1">Traits</text:span>:</text:p>
      <text:list xml:id="list340003276" text:style-name="L192">
        <text:list-item>
          <text:p text:style-name="P217">Gang Leader</text:p>
        </text:list-item>
        <text:list-item>
          <text:p text:style-name="P217">Only the Ruthless Survive</text:p>
        </text:list-item>
      </text:list>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header-rows>
          <table:table-row table:style-name="TableLine94702020620064">
            <table:table-cell table:style-name="Table35.A1" office:value-type="string">
              <text:p text:style-name="P92">Agility</text:p>
            </table:table-cell>
            <table:table-cell table:style-name="Table35.A1" office:value-type="string">
              <text:p text:style-name="P92">Brawn</text:p>
            </table:table-cell>
            <table:table-cell table:style-name="Table35.A1" office:value-type="string">
              <text:p text:style-name="P92">Coordination</text:p>
            </table:table-cell>
            <table:table-cell table:style-name="Table35.A1" office:value-type="string">
              <text:p text:style-name="P92">Insight</text:p>
            </table:table-cell>
            <table:table-cell table:style-name="Table35.A1" office:value-type="string">
              <text:p text:style-name="P92">Reason</text:p>
            </table:table-cell>
            <table:table-cell table:style-name="Table35.A1" office:value-type="string">
              <text:p text:style-name="P92">Will</text:p>
            </table:table-cell>
          </table:table-row>
        </table:table-header-rows>
        <table:table-row table:style-name="TableLine94702020620064">
          <table:table-cell table:style-name="Table35.A2" office:value-type="string">
            <text:p text:style-name="P71">8</text:p>
          </table:table-cell>
          <table:table-cell table:style-name="Table35.B2" office:value-type="string">
            <text:p text:style-name="P71">11</text:p>
          </table:table-cell>
          <table:table-cell table:style-name="Table35.C2" office:value-type="string">
            <text:p text:style-name="P71">9</text:p>
          </table:table-cell>
          <table:table-cell table:style-name="Table35.D2" office:value-type="string">
            <text:p text:style-name="P71">8</text:p>
          </table:table-cell>
          <table:table-cell table:style-name="Table35.E2" office:value-type="string">
            <text:p text:style-name="P71">7</text:p>
          </table:table-cell>
          <table:table-cell table:style-name="Table35.F2" office:value-type="string">
            <text:p text:style-name="P71">10</text:p>
          </table:table-cell>
        </table:table-row>
        <table:table-row table:style-name="Table35.3">
          <table:table-cell table:style-name="Table35.A3" office:value-type="string">
            <text:p text:style-name="P71">FightKnowMoveOperateSurviveTalk</text:p>
          </table:table-cell>
          <table:table-cell table:style-name="Table35.B3" table:number-columns-spanned="5" office:value-type="string">
            <text:p text:style-name="P74"/>
          </table:table-cell>
          <table:covered-table-cell/>
          <table:covered-table-cell/>
          <table:covered-table-cell/>
          <table:covered-table-cell/>
        </table:table-row>
        <table:table-row table:style-name="TableLine94702020620064">
          <table:table-cell table:style-name="Table35.A4" office:value-type="string">
            <text:p text:style-name="P71">3</text:p>
          </table:table-cell>
          <table:table-cell table:style-name="Table35.B4" office:value-type="string">
            <text:p text:style-name="P71">2</text:p>
          </table:table-cell>
          <table:table-cell table:style-name="Table35.C4" office:value-type="string">
            <text:p text:style-name="P71">1</text:p>
          </table:table-cell>
          <table:table-cell table:style-name="Table35.D4" office:value-type="string">
            <text:p text:style-name="P71">2</text:p>
          </table:table-cell>
          <table:table-cell table:style-name="Table35.E4" office:value-type="string">
            <text:p text:style-name="P71">3</text:p>
          </table:table-cell>
          <table:table-cell table:style-name="Table35.F4" office:value-type="string">
            <text:p text:style-name="P71">4</text:p>
          </table:table-cell>
        </table:table-row>
      </table:table>
      <text:p text:style-name="P100"><text:span text:style-name="T1">Focuses</text:span>: Intimidate, Local Knowledge, Pistols, Stubborn</text:p>
      <text:h text:style-name="P21" text:outline-level="5"><text:bookmark text:name="Combat-6"/>Combat</text:h>
      <text:p text:style-name="P100"><text:span text:style-name="T1">Stress</text:span>: 14 <text:s text:c="12"/><text:span text:style-name="T1">Armor</text:span>: 0 <text:s text:c="11"/><text:span text:style-name="T1">Courage</text:span>: 3</text:p>
      <text:list xml:id="list2025562902" text:style-name="L193">
        <text:list-item>
          <text:p text:style-name="P218"><text:span text:style-name="T1">Unarmed Strike</text:span>: Melee, 4[CD], Non-Lethal</text:p>
        </text:list-item>
        <text:list-item>
          <text:p text:style-name="P218"><text:span text:style-name="T1">Brass Knuckles</text:span>: Melee, 5[CD] Stun, Hidden 2</text:p>
        </text:list-item>
        <text:list-item>
          <text:p text:style-name="P218"><text:soft-page-break/><text:span text:style-name="T1">Pistol</text:span>: Ranged, Range C, 6[CD], Burst 2, Close Quarters</text:p>
        </text:list-item>
        <text:list-item>
          <text:p text:style-name="P218"><text:span text:style-name="T1">Dangerous Reputation</text:span>: Mental, face-to-face, 6[CD] Stun</text:p>
        </text:list-item>
      </text:list>
      <text:h text:style-name="P21" text:outline-level="5"><text:bookmark text:name="Special_Abilities_Talents-6"/>Special Abilities &amp; Talents</text:h>
      <text:list xml:id="list3939078547" text:style-name="L194">
        <text:list-item>
          <text:p text:style-name="P219"><text:span text:style-name="T1">Courageous</text:span>: The NPC has Courage Resistance equal to their Survive score.</text:p>
        </text:list-item>
        <text:list-item>
          <text:p text:style-name="P219"><text:span text:style-name="T1">Scarier Than the Enemy</text:span>: The Gang Leader may spend 2 Threat to add 2[CD] Morale to all Gang Members (belonging to the same gang) in the scene.</text:p>
        </text:list-item>
        <text:list-item>
          <text:p text:style-name="P288">Threatening 2</text:p>
        </text:list-item>
      </text:list>
      <text:h text:style-name="P18" text:outline-level="4"><text:bookmark text:name="Gang_Member"/>Gang Member</text:h>
      <text:p text:style-name="P105">Minor NPC</text:p>
      <text:p text:style-name="P100">Ranging from angry or desperate youths caught up in something beyond their control, to hardened criminals loyal to their superiors, gang members are the ordinary members of criminal organizations, whether local groups or part of the criminal establishment. They engage in the normal criminal activities of their gang – moving illegal goods like drugs, threatening rivals, extorting protection, and so forth.</text:p>
      <text:p text:style-name="P100"><text:span text:style-name="T1">Traits</text:span>:</text:p>
      <text:list xml:id="list2190276804" text:style-name="L195">
        <text:list-item>
          <text:p text:style-name="P220">Gang Member</text:p>
        </text:list-item>
      </text:list>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header-rows>
          <table:table-row table:style-name="TableLine94700985387344">
            <table:table-cell table:style-name="Table36.A1" office:value-type="string">
              <text:p text:style-name="P92">Agility</text:p>
            </table:table-cell>
            <table:table-cell table:style-name="Table36.A1" office:value-type="string">
              <text:p text:style-name="P92">Brawn</text:p>
            </table:table-cell>
            <table:table-cell table:style-name="Table36.A1" office:value-type="string">
              <text:p text:style-name="P92">Coordination</text:p>
            </table:table-cell>
            <table:table-cell table:style-name="Table36.A1" office:value-type="string">
              <text:p text:style-name="P92">Insight</text:p>
            </table:table-cell>
            <table:table-cell table:style-name="Table36.A1" office:value-type="string">
              <text:p text:style-name="P92">Reason</text:p>
            </table:table-cell>
            <table:table-cell table:style-name="Table36.A1" office:value-type="string">
              <text:p text:style-name="P92">Will</text:p>
            </table:table-cell>
          </table:table-row>
        </table:table-header-rows>
        <table:table-row table:style-name="TableLine94700985387344">
          <table:table-cell table:style-name="Table36.A2" office:value-type="string">
            <text:p text:style-name="P71">9</text:p>
          </table:table-cell>
          <table:table-cell table:style-name="Table36.B2" office:value-type="string">
            <text:p text:style-name="P71">10</text:p>
          </table:table-cell>
          <table:table-cell table:style-name="Table36.C2" office:value-type="string">
            <text:p text:style-name="P71">8</text:p>
          </table:table-cell>
          <table:table-cell table:style-name="Table36.D2" office:value-type="string">
            <text:p text:style-name="P71">8</text:p>
          </table:table-cell>
          <table:table-cell table:style-name="Table36.E2" office:value-type="string">
            <text:p text:style-name="P71">7</text:p>
          </table:table-cell>
          <table:table-cell table:style-name="Table36.F2" office:value-type="string">
            <text:p text:style-name="P71">9</text:p>
          </table:table-cell>
        </table:table-row>
        <table:table-row table:style-name="Table36.3">
          <table:table-cell table:style-name="Table36.A3" office:value-type="string">
            <text:p text:style-name="P71">FightKnowMoveOperateSurviveTalk</text:p>
          </table:table-cell>
          <table:table-cell table:style-name="Table36.B3" table:number-columns-spanned="5" office:value-type="string">
            <text:p text:style-name="P74"/>
          </table:table-cell>
          <table:covered-table-cell/>
          <table:covered-table-cell/>
          <table:covered-table-cell/>
          <table:covered-table-cell/>
        </table:table-row>
        <table:table-row table:style-name="TableLine94700985387344">
          <table:table-cell table:style-name="Table36.A4" office:value-type="string">
            <text:p text:style-name="P71">2</text:p>
          </table:table-cell>
          <table:table-cell table:style-name="Table36.B4" office:value-type="string">
            <text:p text:style-name="P71">0</text:p>
          </table:table-cell>
          <table:table-cell table:style-name="Table36.C4" office:value-type="string">
            <text:p text:style-name="P71">1</text:p>
          </table:table-cell>
          <table:table-cell table:style-name="Table36.D4" office:value-type="string">
            <text:p text:style-name="P71">1</text:p>
          </table:table-cell>
          <table:table-cell table:style-name="Table36.E4" office:value-type="string">
            <text:p text:style-name="P71">2</text:p>
          </table:table-cell>
          <table:table-cell table:style-name="Table36.F4" office:value-type="string">
            <text:p text:style-name="P71">3</text:p>
          </table:table-cell>
        </table:table-row>
      </table:table>
      <text:p text:style-name="P100"><text:span text:style-name="T1">Focuses</text:span>: Intimidate, Local Knowledge</text:p>
      <text:h text:style-name="P21" text:outline-level="5"><text:bookmark text:name="Combat-7"/>Combat</text:h>
      <text:p text:style-name="P100"><text:span text:style-name="T1">Stress</text:span>: 6 <text:s text:c="14"/><text:span text:style-name="T1">Armor</text:span>: 0 <text:s text:c="11"/><text:span text:style-name="T1">Courage</text:span>: 0</text:p>
      <text:list xml:id="list1700026335" text:style-name="L196">
        <text:list-item>
          <text:p text:style-name="P221"><text:soft-page-break/><text:span text:style-name="T1">Unarmed Strike</text:span>: Melee, 3[CD], Non-Lethal</text:p>
        </text:list-item>
        <text:list-item>
          <text:p text:style-name="P221"><text:span text:style-name="T1">Knife</text:span>: Melee, 3[CD] Piercing 1, Hidden 1, Subtle</text:p>
        </text:list-item>
        <text:list-item>
          <text:p text:style-name="P221"><text:span text:style-name="T1">Pistol</text:span>: Ranged, Range C, 5[CD], Burst 2, Close Quarters</text:p>
        </text:list-item>
        <text:list-item>
          <text:p text:style-name="P221"><text:span text:style-name="T1">Intimidate</text:span>: Mental, face-to-face, 4[CD] Stun</text:p>
        </text:list-item>
      </text:list>
      <text:h text:style-name="P21" text:outline-level="5"><text:bookmark text:name="Special_Abilities_Talents-7"/>Special Abilities &amp; Talents</text:h>
      <text:list xml:id="list1784058454" text:style-name="L197">
        <text:list-item>
          <text:p text:style-name="P222"><text:span text:style-name="T1">Bravado</text:span>: The Gang Member has 2[CD] Fragile Morale at the start of each scene. Any additional Morale they receive also has the Fragile effect.</text:p>
        </text:list-item>
      </text:list>
      <text:h text:style-name="P18" text:outline-level="4"><text:bookmark text:name="Grizzly_Bear"/>Grizzly Bear</text:h>
      <text:p text:style-name="P105">Notable NPC</text:p>
      <text:p text:style-name="P100">These large beasts are particularly dangerous and aggressive. Mostly active at dusk, night, and at dawn, they range across wide territories, often wandering into human settlements to feed, and they will drive off other predators after a kill.</text:p>
      <text:p text:style-name="P100"><text:span text:style-name="T1">Traits</text:span>:</text:p>
      <text:list xml:id="list3979979625" text:style-name="L198">
        <text:list-item>
          <text:p text:style-name="P223">Grizzly Bear</text:p>
        </text:list-item>
        <text:list-item>
          <text:p text:style-name="P223">Territorial</text:p>
        </text:list-item>
      </text:list>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header-rows>
          <table:table-row table:style-name="TableLine94702127984976">
            <table:table-cell table:style-name="Table37.A1" office:value-type="string">
              <text:p text:style-name="P92">Agility</text:p>
            </table:table-cell>
            <table:table-cell table:style-name="Table37.A1" office:value-type="string">
              <text:p text:style-name="P92">Brawn</text:p>
            </table:table-cell>
            <table:table-cell table:style-name="Table37.A1" office:value-type="string">
              <text:p text:style-name="P92">Coordination</text:p>
            </table:table-cell>
            <table:table-cell table:style-name="Table37.A1" office:value-type="string">
              <text:p text:style-name="P92">Insight</text:p>
            </table:table-cell>
            <table:table-cell table:style-name="Table37.A1" office:value-type="string">
              <text:p text:style-name="P92">Reason</text:p>
            </table:table-cell>
            <table:table-cell table:style-name="Table37.A1" office:value-type="string">
              <text:p text:style-name="P92">Will</text:p>
            </table:table-cell>
          </table:table-row>
        </table:table-header-rows>
        <table:table-row table:style-name="TableLine94702127984976">
          <table:table-cell table:style-name="Table37.A2" office:value-type="string">
            <text:p text:style-name="P71">9</text:p>
          </table:table-cell>
          <table:table-cell table:style-name="Table37.B2" office:value-type="string">
            <text:p text:style-name="P71">14</text:p>
          </table:table-cell>
          <table:table-cell table:style-name="Table37.C2" office:value-type="string">
            <text:p text:style-name="P71">5</text:p>
          </table:table-cell>
          <table:table-cell table:style-name="Table37.D2" office:value-type="string">
            <text:p text:style-name="P71">10</text:p>
          </table:table-cell>
          <table:table-cell table:style-name="Table37.E2" office:value-type="string">
            <text:p text:style-name="P71">4</text:p>
          </table:table-cell>
          <table:table-cell table:style-name="Table37.F2" office:value-type="string">
            <text:p text:style-name="P71">8</text:p>
          </table:table-cell>
        </table:table-row>
        <table:table-row table:style-name="Table37.3">
          <table:table-cell table:style-name="Table37.A3" office:value-type="string">
            <text:p text:style-name="P71">FightKnowMoveOperateSurviveTalk</text:p>
          </table:table-cell>
          <table:table-cell table:style-name="Table37.B3" table:number-columns-spanned="5" office:value-type="string">
            <text:p text:style-name="P74"/>
          </table:table-cell>
          <table:covered-table-cell/>
          <table:covered-table-cell/>
          <table:covered-table-cell/>
          <table:covered-table-cell/>
        </table:table-row>
        <table:table-row table:style-name="TableLine94702127984976">
          <table:table-cell table:style-name="Table37.A4" office:value-type="string">
            <text:p text:style-name="P71">3</text:p>
          </table:table-cell>
          <table:table-cell table:style-name="Table37.B4" office:value-type="string">
            <text:p text:style-name="P71">1</text:p>
          </table:table-cell>
          <table:table-cell table:style-name="Table37.C4" office:value-type="string">
            <text:p text:style-name="P71">2</text:p>
          </table:table-cell>
          <table:table-cell table:style-name="Table37.D4" office:value-type="string">
            <text:p text:style-name="P71">0</text:p>
          </table:table-cell>
          <table:table-cell table:style-name="Table37.E4" office:value-type="string">
            <text:p text:style-name="P71">4</text:p>
          </table:table-cell>
          <table:table-cell table:style-name="Table37.F4" office:value-type="string">
            <text:p text:style-name="P71">0</text:p>
          </table:table-cell>
        </table:table-row>
      </table:table>
      <text:p text:style-name="P100"><text:span text:style-name="T1">Focuses</text:span>: Melee, Tracking</text:p>
      <text:h text:style-name="P21" text:outline-level="5"><text:bookmark text:name="Combat-8"/>Combat</text:h>
      <text:p text:style-name="P100"><text:span text:style-name="T1">Stress</text:span>: 18 <text:s text:c="12"/><text:span text:style-name="T1">Armor</text:span>: 1 <text:s text:c="11"/><text:span text:style-name="T1">Courage</text:span>: 0</text:p>
      <text:list xml:id="list1260613606" text:style-name="L199">
        <text:list-item>
          <text:p text:style-name="P224"><text:span text:style-name="T1">Claws</text:span>: Melee, 5[CD] Vicious 1</text:p>
        </text:list-item>
        <text:list-item>
          <text:p text:style-name="P224"><text:soft-page-break/><text:span text:style-name="T1">Roar</text:span>: Mental, face-to-face only, 6[CD] Piercing 1, Stun</text:p>
        </text:list-item>
      </text:list>
      <text:h text:style-name="P21" text:outline-level="5"><text:bookmark text:name="Special_Abilities_Talents-8"/>Special Abilities &amp; Talents</text:h>
      <text:list xml:id="list2478026372" text:style-name="L200">
        <text:list-item>
          <text:p text:style-name="P289">Brutal 1</text:p>
        </text:list-item>
        <text:list-item>
          <text:p text:style-name="P289">Fearsome 1</text:p>
        </text:list-item>
        <text:list-item>
          <text:p text:style-name="P289">Implacable 1</text:p>
        </text:list-item>
        <text:list-item>
          <text:p text:style-name="P289">Keen Senses (Scent)</text:p>
        </text:list-item>
        <text:list-item>
          <text:p text:style-name="P289">Natural Armor 1</text:p>
        </text:list-item>
        <text:list-item>
          <text:p text:style-name="P289">Scale 1</text:p>
        </text:list-item>
      </text:list>
      <text:h text:style-name="P18" text:outline-level="4"><text:bookmark text:name="Mechanic"/>Mechanic</text:h>
      <text:p text:style-name="P105">Minor NPC</text:p>
      <text:p text:style-name="P100">Skilled with engines and similar machines, Mechanics can be found on both sides of the law, and in all sorts of organizations.</text:p>
      <text:p text:style-name="P100"><text:span text:style-name="T1">Traits</text:span>:</text:p>
      <text:list xml:id="list2933067651" text:style-name="L201">
        <text:list-item>
          <text:p text:style-name="P225">Mechanic</text:p>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header-rows>
          <table:table-row table:style-name="TableLine94701190359920">
            <table:table-cell table:style-name="Table38.A1" office:value-type="string">
              <text:p text:style-name="P92">Agility</text:p>
            </table:table-cell>
            <table:table-cell table:style-name="Table38.A1" office:value-type="string">
              <text:p text:style-name="P92">Brawn</text:p>
            </table:table-cell>
            <table:table-cell table:style-name="Table38.A1" office:value-type="string">
              <text:p text:style-name="P92">Coordination</text:p>
            </table:table-cell>
            <table:table-cell table:style-name="Table38.A1" office:value-type="string">
              <text:p text:style-name="P92">Insight</text:p>
            </table:table-cell>
            <table:table-cell table:style-name="Table38.A1" office:value-type="string">
              <text:p text:style-name="P92">Reason</text:p>
            </table:table-cell>
            <table:table-cell table:style-name="Table38.A1" office:value-type="string">
              <text:p text:style-name="P92">Will</text:p>
            </table:table-cell>
          </table:table-row>
        </table:table-header-rows>
        <table:table-row table:style-name="TableLine94701190359920">
          <table:table-cell table:style-name="Table38.A2" office:value-type="string">
            <text:p text:style-name="P71">8</text:p>
          </table:table-cell>
          <table:table-cell table:style-name="Table38.B2" office:value-type="string">
            <text:p text:style-name="P71">9</text:p>
          </table:table-cell>
          <table:table-cell table:style-name="Table38.C2" office:value-type="string">
            <text:p text:style-name="P71">10</text:p>
          </table:table-cell>
          <table:table-cell table:style-name="Table38.D2" office:value-type="string">
            <text:p text:style-name="P71">8</text:p>
          </table:table-cell>
          <table:table-cell table:style-name="Table38.E2" office:value-type="string">
            <text:p text:style-name="P71">9</text:p>
          </table:table-cell>
          <table:table-cell table:style-name="Table38.F2" office:value-type="string">
            <text:p text:style-name="P71">7</text:p>
          </table:table-cell>
        </table:table-row>
        <table:table-row table:style-name="Table38.3">
          <table:table-cell table:style-name="Table38.A3" office:value-type="string">
            <text:p text:style-name="P71">FightKnowMoveOperateSurviveTalk</text:p>
          </table:table-cell>
          <table:table-cell table:style-name="Table38.B3" table:number-columns-spanned="5" office:value-type="string">
            <text:p text:style-name="P74"/>
          </table:table-cell>
          <table:covered-table-cell/>
          <table:covered-table-cell/>
          <table:covered-table-cell/>
          <table:covered-table-cell/>
        </table:table-row>
        <table:table-row table:style-name="TableLine94701190359920">
          <table:table-cell table:style-name="Table38.A4" office:value-type="string">
            <text:p text:style-name="P71">1</text:p>
          </table:table-cell>
          <table:table-cell table:style-name="Table38.B4" office:value-type="string">
            <text:p text:style-name="P71">2</text:p>
          </table:table-cell>
          <table:table-cell table:style-name="Table38.C4" office:value-type="string">
            <text:p text:style-name="P71">0</text:p>
          </table:table-cell>
          <table:table-cell table:style-name="Table38.D4" office:value-type="string">
            <text:p text:style-name="P71">3</text:p>
          </table:table-cell>
          <table:table-cell table:style-name="Table38.E4" office:value-type="string">
            <text:p text:style-name="P71">2</text:p>
          </table:table-cell>
          <table:table-cell table:style-name="Table38.F4" office:value-type="string">
            <text:p text:style-name="P71">1</text:p>
          </table:table-cell>
        </table:table-row>
      </table:table>
      <text:p text:style-name="P100"><text:span text:style-name="T1">Focuses</text:span>: Negotiate, Repair</text:p>
      <text:h text:style-name="P21" text:outline-level="5"><text:bookmark text:name="Combat-9"/>Combat</text:h>
      <text:p text:style-name="P100"><text:span text:style-name="T1">Stress</text:span>: 6 <text:s text:c="14"/><text:span text:style-name="T1">Armor</text:span>: 0 <text:s text:c="11"/><text:span text:style-name="T1">Courage</text:span>: 0</text:p>
      <text:list xml:id="list1967530272" text:style-name="L202">
        <text:list-item>
          <text:p text:style-name="P226"><text:span text:style-name="T1">Unarmed Strike</text:span>: Melee, 2[CD], Non-Lethal</text:p>
        </text:list-item>
        <text:list-item>
          <text:p text:style-name="P226"><text:soft-page-break/><text:span text:style-name="T1">Heavy Wrench</text:span>: Melee, 4[CD] Knockdown</text:p>
        </text:list-item>
        <text:list-item>
          <text:p text:style-name="P226"><text:span text:style-name="T1">Intimidate</text:span>: Mental, face-to-face, 2[CD] Stun</text:p>
        </text:list-item>
      </text:list>
      <text:h text:style-name="P21" text:outline-level="5"><text:bookmark text:name="Special_Abilities_Talents-9"/>Special Abilities &amp; Talents</text:h>
      <text:list xml:id="list948195455" text:style-name="L203">
        <text:list-item>
          <text:p text:style-name="P227"><text:span text:style-name="T1">Fix-It</text:span>: When attempting a skill test to repair a damaged or broken machine, reduce the cost of the first bonus die to 0.</text:p>
        </text:list-item>
      </text:list>
      <text:h text:style-name="P21" text:outline-level="5"><text:bookmark text:name="Equipment-4"/>Equipment</text:h>
      <text:p text:style-name="P100">Mechanic’s tools (including heavy wrench)</text:p>
      <text:h text:style-name="P18" text:outline-level="4"><text:bookmark text:name="Police_Officer_Beat_Cop"/>Police Officer (Beat Cop)</text:h>
      <text:p text:style-name="P105">Minor NPC</text:p>
      <text:p text:style-name="P100">Ordinary police officers, often referred to as “patrolmen”, “uniforms”, “beat cops” and similar terms. They patrol the streets to watch for trouble, and they are typically the first on the scene when a crime is reported. They’re also relied upon for crowd control – keeping civilians out of crime scenes – and other routine activities.</text:p>
      <text:p text:style-name="P100"><text:span text:style-name="T1">Traits</text:span>:</text:p>
      <text:list xml:id="list1566348803" text:style-name="L204">
        <text:list-item>
          <text:p text:style-name="P228">Uniformed Police Officer</text:p>
        </text:list-item>
      </text:list>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header-rows>
          <table:table-row table:style-name="TableLine94701961926160">
            <table:table-cell table:style-name="Table39.A1" office:value-type="string">
              <text:p text:style-name="P92">Agility</text:p>
            </table:table-cell>
            <table:table-cell table:style-name="Table39.A1" office:value-type="string">
              <text:p text:style-name="P92">Brawn</text:p>
            </table:table-cell>
            <table:table-cell table:style-name="Table39.A1" office:value-type="string">
              <text:p text:style-name="P92">Coordination</text:p>
            </table:table-cell>
            <table:table-cell table:style-name="Table39.A1" office:value-type="string">
              <text:p text:style-name="P92">Insight</text:p>
            </table:table-cell>
            <table:table-cell table:style-name="Table39.A1" office:value-type="string">
              <text:p text:style-name="P92">Reason</text:p>
            </table:table-cell>
            <table:table-cell table:style-name="Table39.A1" office:value-type="string">
              <text:p text:style-name="P92">Will</text:p>
            </table:table-cell>
          </table:table-row>
        </table:table-header-rows>
        <table:table-row table:style-name="TableLine94701961926160">
          <table:table-cell table:style-name="Table39.A2" office:value-type="string">
            <text:p text:style-name="P71">9</text:p>
          </table:table-cell>
          <table:table-cell table:style-name="Table39.B2" office:value-type="string">
            <text:p text:style-name="P71">8</text:p>
          </table:table-cell>
          <table:table-cell table:style-name="Table39.C2" office:value-type="string">
            <text:p text:style-name="P71">9</text:p>
          </table:table-cell>
          <table:table-cell table:style-name="Table39.D2" office:value-type="string">
            <text:p text:style-name="P71">10</text:p>
          </table:table-cell>
          <table:table-cell table:style-name="Table39.E2" office:value-type="string">
            <text:p text:style-name="P71">7</text:p>
          </table:table-cell>
          <table:table-cell table:style-name="Table39.F2" office:value-type="string">
            <text:p text:style-name="P71">8</text:p>
          </table:table-cell>
        </table:table-row>
        <table:table-row table:style-name="Table39.3">
          <table:table-cell table:style-name="Table39.A3" office:value-type="string">
            <text:p text:style-name="P71">FightKnowMoveOperateSurviveTalk</text:p>
          </table:table-cell>
          <table:table-cell table:style-name="Table39.B3" table:number-columns-spanned="5" office:value-type="string">
            <text:p text:style-name="P74"/>
          </table:table-cell>
          <table:covered-table-cell/>
          <table:covered-table-cell/>
          <table:covered-table-cell/>
          <table:covered-table-cell/>
        </table:table-row>
        <table:table-row table:style-name="TableLine94701961926160">
          <table:table-cell table:style-name="Table39.A4" office:value-type="string">
            <text:p text:style-name="P71">2</text:p>
          </table:table-cell>
          <table:table-cell table:style-name="Table39.B4" office:value-type="string">
            <text:p text:style-name="P71">0</text:p>
          </table:table-cell>
          <table:table-cell table:style-name="Table39.C4" office:value-type="string">
            <text:p text:style-name="P71">1</text:p>
          </table:table-cell>
          <table:table-cell table:style-name="Table39.D4" office:value-type="string">
            <text:p text:style-name="P71">1</text:p>
          </table:table-cell>
          <table:table-cell table:style-name="Table39.E4" office:value-type="string">
            <text:p text:style-name="P71">2</text:p>
          </table:table-cell>
          <table:table-cell table:style-name="Table39.F4" office:value-type="string">
            <text:p text:style-name="P71">3</text:p>
          </table:table-cell>
        </table:table-row>
      </table:table>
      <text:p text:style-name="P100"><text:span text:style-name="T1">Focuses</text:span>: Investigate, Local Knowledge</text:p>
      <text:h text:style-name="P21" text:outline-level="5"><text:bookmark text:name="Combat-10"/>Combat</text:h>
      <text:p text:style-name="P100"><text:span text:style-name="T1">Stress</text:span>: 5 <text:s text:c="14"/><text:span text:style-name="T1">Armor</text:span>: 3 <text:s text:c="11"/><text:span text:style-name="T1">Courage</text:span>: 0</text:p>
      <text:list xml:id="list325849277" text:style-name="L205">
        <text:list-item>
          <text:p text:style-name="P229"><text:soft-page-break/><text:span text:style-name="T1">Unarmed Strike</text:span>: Melee, 3[CD], Non-Lethal</text:p>
        </text:list-item>
        <text:list-item>
          <text:p text:style-name="P229"><text:span text:style-name="T1">Nightstick</text:span>: Melee, 4[CD] Knockdown, Subtle</text:p>
        </text:list-item>
        <text:list-item>
          <text:p text:style-name="P229"><text:span text:style-name="T1">Pistol</text:span>: Ranged, Range C, 5[CD], Burst 2, Close Quarters</text:p>
        </text:list-item>
        <text:list-item>
          <text:p text:style-name="P229"><text:span text:style-name="T1">Escalation – Shotgun</text:span>: Ranged, Range C, 6[CD] Knockdown, Burst 1</text:p>
        </text:list-item>
        <text:list-item>
          <text:p text:style-name="P292">“<text:span text:style-name="T3">Police, Freeze!”</text:span><text:span text:style-name="T2">: Mental, face-to-face, 5[CD] Stun</text:span></text:p>
        </text:list-item>
      </text:list>
      <text:h text:style-name="P21" text:outline-level="5"><text:bookmark text:name="Special_Abilities_Talents-10"/>Special Abilities &amp; Talents</text:h>
      <text:list xml:id="list259618411" text:style-name="L206">
        <text:list-item>
          <text:p text:style-name="P230"><text:span text:style-name="T1">Uniform and Badge</text:span>: A Police Officer always counts as having authority or status when pursuing criminals or investigating criminal activity, granting them +1[CD] on mental attacks.</text:p>
        </text:list-item>
        <text:list-item>
          <text:p text:style-name="P230"><text:span text:style-name="T1">Radio for Backup</text:span>: A Police Officer may spend a Minor Action to use their radio to call for assistance. This immediately adds 2 to Threat and allows the GM to spend Threat to bring in reinforcements for the Police Officer.</text:p>
        </text:list-item>
      </text:list>
      <text:h text:style-name="P21" text:outline-level="5"><text:bookmark text:name="Equipment-5"/>Equipment</text:h>
      <text:p text:style-name="P100">Tactical Vest (Armor 3, Ablative), Pistol and 3 Reloads, nightstick, handcuffs, radio, flashlight</text:p>
      <text:h text:style-name="P16" text:outline-level="4"><text:bookmark text:name="Police_Officer_Detective"/>Police Officer (Detective)</text:h>
      <text:p text:style-name="P105">Notable NPC</text:p>
      <text:p text:style-name="P100">Dressed in civilian clothing – though never entirely inconspicuous – Detectives are those police officers who have taken additional training and testing to serve as investigators. They’re required to be versatile, as they need to be good with people, observant and insightful, calm under pressure, and knowledgeable about a few different subjects.</text:p>
      <text:p text:style-name="P100"><text:span text:style-name="T1">Traits</text:span>:</text:p>
      <text:list xml:id="list3047313100" text:style-name="L207">
        <text:list-item>
          <text:p text:style-name="P231">Police Detective</text:p>
        </text:list-item>
      </text:list>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header-rows>
          <table:table-row table:style-name="TableLine94702012384096">
            <table:table-cell table:style-name="Table40.A1" office:value-type="string">
              <text:p text:style-name="P92">Agility</text:p>
            </table:table-cell>
            <table:table-cell table:style-name="Table40.A1" office:value-type="string">
              <text:p text:style-name="P92">Brawn</text:p>
            </table:table-cell>
            <table:table-cell table:style-name="Table40.A1" office:value-type="string">
              <text:p text:style-name="P92">Coordination</text:p>
            </table:table-cell>
            <table:table-cell table:style-name="Table40.A1" office:value-type="string">
              <text:p text:style-name="P92">Insight</text:p>
            </table:table-cell>
            <table:table-cell table:style-name="Table40.A1" office:value-type="string">
              <text:p text:style-name="P92">Reason</text:p>
            </table:table-cell>
            <table:table-cell table:style-name="Table40.A1" office:value-type="string">
              <text:p text:style-name="P92">Will</text:p>
            </table:table-cell>
          </table:table-row>
        </table:table-header-rows>
        <table:table-row table:style-name="TableLine94702012384096">
          <table:table-cell table:style-name="Table40.A2" office:value-type="string">
            <text:p text:style-name="P71">8</text:p>
          </table:table-cell>
          <table:table-cell table:style-name="Table40.B2" office:value-type="string">
            <text:p text:style-name="P71">7</text:p>
          </table:table-cell>
          <table:table-cell table:style-name="Table40.C2" office:value-type="string">
            <text:p text:style-name="P71">10</text:p>
          </table:table-cell>
          <table:table-cell table:style-name="Table40.D2" office:value-type="string">
            <text:p text:style-name="P71">11</text:p>
          </table:table-cell>
          <table:table-cell table:style-name="Table40.E2" office:value-type="string">
            <text:p text:style-name="P71">9</text:p>
          </table:table-cell>
          <table:table-cell table:style-name="Table40.F2" office:value-type="string">
            <text:p text:style-name="P71">8</text:p>
          </table:table-cell>
        </table:table-row>
        <table:table-row table:style-name="Table40.3">
          <table:table-cell table:style-name="Table40.A3" office:value-type="string">
            <text:p text:style-name="P71">FightKnowMoveOperateSurviveTalk</text:p>
          </table:table-cell>
          <table:table-cell table:style-name="Table40.B3" table:number-columns-spanned="5" office:value-type="string">
            <text:p text:style-name="P74"/>
          </table:table-cell>
          <table:covered-table-cell/>
          <table:covered-table-cell/>
          <table:covered-table-cell/>
          <table:covered-table-cell/>
        </table:table-row>
        <text:soft-page-break/>
        <table:table-row table:style-name="TableLine94702012384096">
          <table:table-cell table:style-name="Table40.A4" office:value-type="string">
            <text:p text:style-name="P71">3</text:p>
          </table:table-cell>
          <table:table-cell table:style-name="Table40.B4" office:value-type="string">
            <text:p text:style-name="P71">3</text:p>
          </table:table-cell>
          <table:table-cell table:style-name="Table40.C4" office:value-type="string">
            <text:p text:style-name="P71">1</text:p>
          </table:table-cell>
          <table:table-cell table:style-name="Table40.D4" office:value-type="string">
            <text:p text:style-name="P71">2</text:p>
          </table:table-cell>
          <table:table-cell table:style-name="Table40.E4" office:value-type="string">
            <text:p text:style-name="P71">2</text:p>
          </table:table-cell>
          <table:table-cell table:style-name="Table40.F4" office:value-type="string">
            <text:p text:style-name="P71">4</text:p>
          </table:table-cell>
        </table:table-row>
      </table:table>
      <text:p text:style-name="P100"><text:span text:style-name="T1">Focuses</text:span>: Investigate, Local Knowledge</text:p>
      <text:h text:style-name="P21" text:outline-level="5"><text:bookmark text:name="Combat-11"/>Combat</text:h>
      <text:p text:style-name="P100"><text:span text:style-name="T1">Stress</text:span>: 10 <text:s text:c="12"/><text:span text:style-name="T1">Armor</text:span>: 0 <text:s text:c="11"/><text:span text:style-name="T1">Courage</text:span>: 0</text:p>
      <text:list xml:id="list3656171377" text:style-name="L208">
        <text:list-item>
          <text:p text:style-name="P232"><text:span text:style-name="T1">Unarmed Strike</text:span>: Melee, 4[CD], Non-Lethal</text:p>
        </text:list-item>
        <text:list-item>
          <text:p text:style-name="P232"><text:span text:style-name="T1">Pistol</text:span>: Ranged, Range C, 6[CD], Burst 2, Close Quarters</text:p>
        </text:list-item>
        <text:list-item>
          <text:p text:style-name="P293">“<text:span text:style-name="T3">Police, Freeze!”</text:span><text:span text:style-name="T2">: Mental, face-to-face, 6[CD] Stun</text:span></text:p>
        </text:list-item>
      </text:list>
      <text:h text:style-name="P21" text:outline-level="5"><text:bookmark text:name="Special_Abilities_Talents-11"/>Special Abilities &amp; Talents</text:h>
      <text:list xml:id="list481460090" text:style-name="L209">
        <text:list-item>
          <text:p text:style-name="P233"><text:span text:style-name="T1">Detective’s Badge</text:span>: A Detective always counts as having authority or status when pursuing criminals or investigating criminal activity, granting them +1[CD] on mental attacks.</text:p>
        </text:list-item>
        <text:list-item>
          <text:p text:style-name="P233"><text:span text:style-name="T1">Radio for Backup</text:span>: A Detective may spend a Minor Action to use their phone (or a nearby police radio) to call for assistance. This immediately adds 2 to Threat and allows the GM to spend Threat to bring in reinforcements for the Police Officer.</text:p>
        </text:list-item>
        <text:list-item>
          <text:p text:style-name="P233"><text:span text:style-name="T1">Why Do They Always Run?</text:span> When attempting a skill test to pursue a criminal, if a Detective buys one or more bonus dice, they may reroll a single d20 in their dice pool.</text:p>
        </text:list-item>
      </text:list>
      <text:h text:style-name="P21" text:outline-level="5"><text:bookmark text:name="Equipment-6"/>Equipment</text:h>
      <text:p text:style-name="P100">Pistol and 3 Reloads, handcuffs, phone, flashlight, <text:span text:style-name="T1">Escalation</text:span> Undercover Vest (Armor 2, Ablative, Hidden 1)</text:p>
      <text:h text:style-name="P18" text:outline-level="4"><text:bookmark text:name="Police_Officer_SWAT_Officer"/>Police Officer (SWAT Officer)</text:h>
      <text:p text:style-name="P105">Minor NPC</text:p>
      <text:p text:style-name="P100">Wearing heavier armor and carrying more powerful weaponry than other police officers, SWAT teams are trained and equipped for extremely dangerous situations where force is necessary.</text:p>
      <text:p text:style-name="P100"><text:soft-page-break/><text:span text:style-name="T1">Traits</text:span>:</text:p>
      <text:list xml:id="list197238894" text:style-name="L210">
        <text:list-item>
          <text:p text:style-name="P234">SWAT Team Member</text:p>
        </text:list-item>
      </text:list>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header-rows>
          <table:table-row table:style-name="TableLine94701086508416">
            <table:table-cell table:style-name="Table41.A1" office:value-type="string">
              <text:p text:style-name="P92">Agility</text:p>
            </table:table-cell>
            <table:table-cell table:style-name="Table41.A1" office:value-type="string">
              <text:p text:style-name="P92">Brawn</text:p>
            </table:table-cell>
            <table:table-cell table:style-name="Table41.A1" office:value-type="string">
              <text:p text:style-name="P92">Coordination</text:p>
            </table:table-cell>
            <table:table-cell table:style-name="Table41.A1" office:value-type="string">
              <text:p text:style-name="P92">Insight</text:p>
            </table:table-cell>
            <table:table-cell table:style-name="Table41.A1" office:value-type="string">
              <text:p text:style-name="P92">Reason</text:p>
            </table:table-cell>
            <table:table-cell table:style-name="Table41.A1" office:value-type="string">
              <text:p text:style-name="P92">Will</text:p>
            </table:table-cell>
          </table:table-row>
        </table:table-header-rows>
        <table:table-row table:style-name="TableLine94701086508416">
          <table:table-cell table:style-name="Table41.A2" office:value-type="string">
            <text:p text:style-name="P71">9</text:p>
          </table:table-cell>
          <table:table-cell table:style-name="Table41.B2" office:value-type="string">
            <text:p text:style-name="P71">9</text:p>
          </table:table-cell>
          <table:table-cell table:style-name="Table41.C2" office:value-type="string">
            <text:p text:style-name="P71">10</text:p>
          </table:table-cell>
          <table:table-cell table:style-name="Table41.D2" office:value-type="string">
            <text:p text:style-name="P71">8</text:p>
          </table:table-cell>
          <table:table-cell table:style-name="Table41.E2" office:value-type="string">
            <text:p text:style-name="P71">7</text:p>
          </table:table-cell>
          <table:table-cell table:style-name="Table41.F2" office:value-type="string">
            <text:p text:style-name="P71">8</text:p>
          </table:table-cell>
        </table:table-row>
        <table:table-row table:style-name="Table41.3">
          <table:table-cell table:style-name="Table41.A3" office:value-type="string">
            <text:p text:style-name="P71">FightKnowMoveOperateSurviveTalk</text:p>
          </table:table-cell>
          <table:table-cell table:style-name="Table41.B3" table:number-columns-spanned="5" office:value-type="string">
            <text:p text:style-name="P74"/>
          </table:table-cell>
          <table:covered-table-cell/>
          <table:covered-table-cell/>
          <table:covered-table-cell/>
          <table:covered-table-cell/>
        </table:table-row>
        <table:table-row table:style-name="TableLine94701086508416">
          <table:table-cell table:style-name="Table41.A4" office:value-type="string">
            <text:p text:style-name="P71">3</text:p>
          </table:table-cell>
          <table:table-cell table:style-name="Table41.B4" office:value-type="string">
            <text:p text:style-name="P71">0</text:p>
          </table:table-cell>
          <table:table-cell table:style-name="Table41.C4" office:value-type="string">
            <text:p text:style-name="P71">1</text:p>
          </table:table-cell>
          <table:table-cell table:style-name="Table41.D4" office:value-type="string">
            <text:p text:style-name="P71">2</text:p>
          </table:table-cell>
          <table:table-cell table:style-name="Table41.E4" office:value-type="string">
            <text:p text:style-name="P71">2</text:p>
          </table:table-cell>
          <table:table-cell table:style-name="Table41.F4" office:value-type="string">
            <text:p text:style-name="P71">1</text:p>
          </table:table-cell>
        </table:table-row>
      </table:table>
      <text:p text:style-name="P100"><text:span text:style-name="T1">Focuses</text:span>: Combat Tactics, Shooting</text:p>
      <text:h text:style-name="P21" text:outline-level="5"><text:bookmark text:name="Combat-12"/>Combat</text:h>
      <text:p text:style-name="P100"><text:span text:style-name="T1">Stress</text:span>: 6 <text:s text:c="14"/><text:span text:style-name="T1">Armor</text:span>: 3 <text:s text:c="11"/><text:span text:style-name="T1">Courage</text:span>: 0</text:p>
      <text:list xml:id="list967472576" text:style-name="L211">
        <text:list-item>
          <text:p text:style-name="P235"><text:span text:style-name="T1">Unarmed Strike</text:span>: Melee, 4[CD], Non-Lethal</text:p>
        </text:list-item>
        <text:list-item>
          <text:p text:style-name="P235"><text:span text:style-name="T1">Knife</text:span>: Melee, 4[CD] Piercing 1</text:p>
        </text:list-item>
        <text:list-item>
          <text:p text:style-name="P235"><text:span text:style-name="T1">Ballistic Shield*</text:span>: Melee, 4[CD] Knockdown, Parrying, Shield 2</text:p>
        </text:list-item>
        <text:list-item>
          <text:p text:style-name="P235"><text:span text:style-name="T1">Sub-Machine Gun*</text:span>: Ranged, Range C, 6[CD], Burst 4, Inaccurate</text:p>
        </text:list-item>
        <text:list-item>
          <text:p text:style-name="P235"><text:span text:style-name="T1">Shotgun*</text:span>: Ranged, Range C, 7[CD] Knockdown, Burst 1</text:p>
        </text:list-item>
        <text:list-item>
          <text:p text:style-name="P235"><text:span text:style-name="T1">Assault Rifle*</text:span>: Ranged, Range M, 7[CD], Burst 3, Escalation</text:p>
        </text:list-item>
        <text:list-item>
          <text:p text:style-name="P235"><text:span text:style-name="T1">Sniper Rifle*</text:span>: Ranged, Range L, 8[CD], Burst 1, Accurate, Escalation, Heavy</text:p>
        </text:list-item>
        <text:list-item>
          <text:p text:style-name="P235"><text:span text:style-name="T1">Pistol</text:span>: Ranged, Range C, 6[CD], Burst 2, Close Quarters</text:p>
        </text:list-item>
        <text:list-item>
          <text:p text:style-name="P235"><text:span text:style-name="T1">Stun Grenade</text:span>: Ranged, Range C, 6[CD] Area, Stun, Burst 1M, Nonlethal</text:p>
        </text:list-item>
        <text:list-item>
          <text:p text:style-name="P294">“<text:span text:style-name="T3">Police, Freeze!”</text:span><text:span text:style-name="T2">: Mental, face-to-face, 3[CD] Stun</text:span></text:p>
        </text:list-item>
      </text:list>
      <text:h text:style-name="P21" text:outline-level="5"><text:bookmark text:name="Special_Abilities_Talents-12"/>Special Abilities &amp; Talents</text:h>
      <text:list xml:id="list1945831858" text:style-name="L212">
        <text:list-item>
          <text:p text:style-name="P236"><text:span text:style-name="T1">Breacher</text:span>: A single SWAT Officer may carry a portable ram. This allows the NPC to make a <text:span text:style-name="T1">Brawn + Fight Test</text:span> with a Difficulty of 1 to break open a single locked door within reach. Particularly sturdy doors may increase this Difficulty.</text:p>
        </text:list-item>
        <text:list-item>
          <text:p text:style-name="P236"><text:soft-page-break/><text:span text:style-name="T1">Police Presence</text:span>: A SWAT Officer always counts as having authority or status when pursuing criminals or investigating criminal activity, granting them +1[CD] on mental attacks.</text:p>
        </text:list-item>
        <text:list-item>
          <text:p text:style-name="P236"><text:span text:style-name="T1">Radio for Backup</text:span>: A SWAT Officer may spend a Minor Action to use their radio to call for assistance. This immediately adds 2 to Threat and allows the GM to spend Threat to bring in reinforcements for the SWAT Officer.</text:p>
        </text:list-item>
        <text:list-item>
          <text:p text:style-name="P236"><text:span text:style-name="T1">Varied Armament</text:span>: Each SWAT Officer carries a single weapon from the following list: Ballistic Shield, Sub-Machine Gun, Shotgun, Assault Rifle, Sniper Rifle.</text:p>
        </text:list-item>
      </text:list>
      <text:h text:style-name="P21" text:outline-level="5"><text:bookmark text:name="Equipment-7"/>Equipment</text:h>
      <text:p text:style-name="P100">Tactical Vest and Helmet (Armor 3, Ablative, +1[CD] Cover), Chosen weapons (see Varied Armament) and 4 Reloads, Pistol and 3 Reloads, handcuffs, radio, flashlight, stun grenade (1 Reload).</text:p>
      <text:h text:style-name="P18" text:outline-level="4"><text:bookmark text:name="Politician"/>Politician</text:h>
      <text:p text:style-name="P105">Notable NPC</text:p>
      <text:p text:style-name="P100">Elected officials of all kinds, whose daily lives are spent tending to their constituents’ needs, discussing important matters with their colleagues, and trying to ensure their re-election.</text:p>
      <text:p text:style-name="P100"><text:span text:style-name="T1">Traits</text:span>:</text:p>
      <text:list xml:id="list2988553382" text:style-name="L213">
        <text:list-item>
          <text:p text:style-name="P237">Politician</text:p>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header-rows>
          <table:table-row table:style-name="TableLine94701129054320">
            <table:table-cell table:style-name="Table42.A1" office:value-type="string">
              <text:p text:style-name="P92">Agility</text:p>
            </table:table-cell>
            <table:table-cell table:style-name="Table42.A1" office:value-type="string">
              <text:p text:style-name="P92">Brawn</text:p>
            </table:table-cell>
            <table:table-cell table:style-name="Table42.A1" office:value-type="string">
              <text:p text:style-name="P92">Coordination</text:p>
            </table:table-cell>
            <table:table-cell table:style-name="Table42.A1" office:value-type="string">
              <text:p text:style-name="P92">Insight</text:p>
            </table:table-cell>
            <table:table-cell table:style-name="Table42.A1" office:value-type="string">
              <text:p text:style-name="P92">Reason</text:p>
            </table:table-cell>
            <table:table-cell table:style-name="Table42.A1" office:value-type="string">
              <text:p text:style-name="P92">Will</text:p>
            </table:table-cell>
          </table:table-row>
        </table:table-header-rows>
        <table:table-row table:style-name="TableLine94701129054320">
          <table:table-cell table:style-name="Table42.A2" office:value-type="string">
            <text:p text:style-name="P71">7</text:p>
          </table:table-cell>
          <table:table-cell table:style-name="Table42.B2" office:value-type="string">
            <text:p text:style-name="P71">8</text:p>
          </table:table-cell>
          <table:table-cell table:style-name="Table42.C2" office:value-type="string">
            <text:p text:style-name="P71">8</text:p>
          </table:table-cell>
          <table:table-cell table:style-name="Table42.D2" office:value-type="string">
            <text:p text:style-name="P71">10</text:p>
          </table:table-cell>
          <table:table-cell table:style-name="Table42.E2" office:value-type="string">
            <text:p text:style-name="P71">9</text:p>
          </table:table-cell>
          <table:table-cell table:style-name="Table42.F2" office:value-type="string">
            <text:p text:style-name="P71">11</text:p>
          </table:table-cell>
        </table:table-row>
        <table:table-row table:style-name="Table42.3">
          <table:table-cell table:style-name="Table42.A3" office:value-type="string">
            <text:p text:style-name="P71">FightKnowMoveOperateSurviveTalk</text:p>
          </table:table-cell>
          <table:table-cell table:style-name="Table42.B3" table:number-columns-spanned="5" office:value-type="string">
            <text:p text:style-name="P74"/>
          </table:table-cell>
          <table:covered-table-cell/>
          <table:covered-table-cell/>
          <table:covered-table-cell/>
          <table:covered-table-cell/>
        </table:table-row>
        <table:table-row table:style-name="TableLine94701129054320">
          <table:table-cell table:style-name="Table42.A4" office:value-type="string">
            <text:p text:style-name="P71">1</text:p>
          </table:table-cell>
          <table:table-cell table:style-name="Table42.B4" office:value-type="string">
            <text:p text:style-name="P71">3</text:p>
          </table:table-cell>
          <table:table-cell table:style-name="Table42.C4" office:value-type="string">
            <text:p text:style-name="P71">2</text:p>
          </table:table-cell>
          <table:table-cell table:style-name="Table42.D4" office:value-type="string">
            <text:p text:style-name="P71">2</text:p>
          </table:table-cell>
          <table:table-cell table:style-name="Table42.E4" office:value-type="string">
            <text:p text:style-name="P71">3</text:p>
          </table:table-cell>
          <table:table-cell table:style-name="Table42.F4" office:value-type="string">
            <text:p text:style-name="P71">4</text:p>
          </table:table-cell>
        </table:table-row>
      </table:table>
      <text:p text:style-name="P100"><text:span text:style-name="T1">Focuses</text:span>: Finance, Law, Politics, Public Speaking</text:p>
      <text:h text:style-name="P21" text:outline-level="5"><text:bookmark text:name="Combat-13"/>Combat</text:h>
      <text:p text:style-name="P100"><text:span text:style-name="T1">Stress</text:span>: 14 <text:s text:c="12"/><text:span text:style-name="T1">Armor</text:span>: 0 <text:s text:c="11"/><text:span text:style-name="T1">Courage</text:span>: 0</text:p>
      <text:list xml:id="list1466133678" text:style-name="L214">
        <text:list-item>
          <text:p text:style-name="P238"><text:soft-page-break/><text:span text:style-name="T1">Unarmed Strike</text:span>: Melee, 2[CD], Non-Lethal</text:p>
        </text:list-item>
        <text:list-item>
          <text:p text:style-name="P238"><text:span text:style-name="T1">Intimidate</text:span>: Mental, face-to-face, 5[CD] Stun</text:p>
        </text:list-item>
      </text:list>
      <text:h text:style-name="P21" text:outline-level="5"><text:bookmark text:name="Special_Abilities_Talents-13"/>Special Abilities &amp; Talents</text:h>
      <text:list xml:id="list562984973" text:style-name="L215">
        <text:list-item>
          <text:p text:style-name="P239"><text:span text:style-name="T1">Cash for Access</text:span>: When engaged in Social Conflict with a Politician, gain two Advantages instead of one when Negotiating, if the offer is something which would help the Politician achieve their own goals (a specific campaign promise, a personal goal, or simply staying in office for another term).</text:p>
        </text:list-item>
        <text:list-item>
          <text:p text:style-name="P239"><text:span text:style-name="T1">Rhetoric</text:span>: When speaking to a crowd, if a Politician buys any bonus dice, they may re-roll a single d20.</text:p>
        </text:list-item>
      </text:list>
      <text:h text:style-name="P21" text:outline-level="5"><text:bookmark text:name="Equipment-8"/>Equipment</text:h>
      <text:p text:style-name="P100">Multiple phones (at least one for business and one for personal use), briefcase full of research, memos, and other important paperwork</text:p>
      <text:h text:style-name="P38" text:outline-level="6"><text:bookmark text:name="Political_Aides"/><text:span text:style-name="T17">Political Aides</text:span></text:h>
      <text:p text:style-name="P323">Many politicians will be surrounded and supported by a group of aides and assistants. These can be treated as Minor NPCs based on the Politician profile.</text:p>
      <text:p text:style-name="P323">Minor Politicians reduce their Insight and Will by 1 each, reduce each of their Skills by 1, and adjust their damage and Stress accordingly. They will also drop two of their Focuses, and they lose the “Rhetoric” Talent.</text:p>
      <text:h text:style-name="P18" text:outline-level="4"><text:bookmark text:name="Private_Investigator"/>Private Investigator</text:h>
      <text:p text:style-name="P105">Notable NPC</text:p>
      <text:p text:style-name="P100">People who investigate crimes, disappearances, and other mysterious activities on a private basis. Most of their job is likely to be a mixture of missing persons’ cases that the Police are too busy for or snooping on unfaithful spouses. They tend to be tough, if only because they often find themselves in trouble with those they’re investigating.</text:p>
      <text:p text:style-name="P100"><text:span text:style-name="T1">Traits</text:span>:</text:p>
      <text:list xml:id="list2019734484" text:style-name="L216">
        <text:list-item>
          <text:p text:style-name="P240">Private Investigator</text:p>
        </text:list-item>
      </text:list>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header-rows>
          <text:soft-page-break/>
          <table:table-row table:style-name="TableLine94700990148080">
            <table:table-cell table:style-name="Table43.A1" office:value-type="string">
              <text:p text:style-name="P92">Agility</text:p>
            </table:table-cell>
            <table:table-cell table:style-name="Table43.A1" office:value-type="string">
              <text:p text:style-name="P92">Brawn</text:p>
            </table:table-cell>
            <table:table-cell table:style-name="Table43.A1" office:value-type="string">
              <text:p text:style-name="P92">Coordination</text:p>
            </table:table-cell>
            <table:table-cell table:style-name="Table43.A1" office:value-type="string">
              <text:p text:style-name="P92">Insight</text:p>
            </table:table-cell>
            <table:table-cell table:style-name="Table43.A1" office:value-type="string">
              <text:p text:style-name="P92">Reason</text:p>
            </table:table-cell>
            <table:table-cell table:style-name="Table43.A1" office:value-type="string">
              <text:p text:style-name="P92">Will</text:p>
            </table:table-cell>
          </table:table-row>
        </table:table-header-rows>
        <table:table-row table:style-name="TableLine94700990148080">
          <table:table-cell table:style-name="Table43.A2" office:value-type="string">
            <text:p text:style-name="P71">10</text:p>
          </table:table-cell>
          <table:table-cell table:style-name="Table43.B2" office:value-type="string">
            <text:p text:style-name="P71">9</text:p>
          </table:table-cell>
          <table:table-cell table:style-name="Table43.C2" office:value-type="string">
            <text:p text:style-name="P71">8</text:p>
          </table:table-cell>
          <table:table-cell table:style-name="Table43.D2" office:value-type="string">
            <text:p text:style-name="P71">11</text:p>
          </table:table-cell>
          <table:table-cell table:style-name="Table43.E2" office:value-type="string">
            <text:p text:style-name="P71">8</text:p>
          </table:table-cell>
          <table:table-cell table:style-name="Table43.F2" office:value-type="string">
            <text:p text:style-name="P71">7</text:p>
          </table:table-cell>
        </table:table-row>
        <table:table-row table:style-name="Table43.3">
          <table:table-cell table:style-name="Table43.A3" office:value-type="string">
            <text:p text:style-name="P71">FightKnowMoveOperateSurviveTalk</text:p>
          </table:table-cell>
          <table:table-cell table:style-name="Table43.B3" table:number-columns-spanned="5" office:value-type="string">
            <text:p text:style-name="P74"/>
          </table:table-cell>
          <table:covered-table-cell/>
          <table:covered-table-cell/>
          <table:covered-table-cell/>
          <table:covered-table-cell/>
        </table:table-row>
        <table:table-row table:style-name="TableLine94700990148080">
          <table:table-cell table:style-name="Table43.A4" office:value-type="string">
            <text:p text:style-name="P71">1</text:p>
          </table:table-cell>
          <table:table-cell table:style-name="Table43.B4" office:value-type="string">
            <text:p text:style-name="P71">3</text:p>
          </table:table-cell>
          <table:table-cell table:style-name="Table43.C4" office:value-type="string">
            <text:p text:style-name="P71">2</text:p>
          </table:table-cell>
          <table:table-cell table:style-name="Table43.D4" office:value-type="string">
            <text:p text:style-name="P71">3</text:p>
          </table:table-cell>
          <table:table-cell table:style-name="Table43.E4" office:value-type="string">
            <text:p text:style-name="P71">2</text:p>
          </table:table-cell>
          <table:table-cell table:style-name="Table43.F4" office:value-type="string">
            <text:p text:style-name="P71">4</text:p>
          </table:table-cell>
        </table:table-row>
      </table:table>
      <text:p text:style-name="P100"><text:span text:style-name="T1">Focuses</text:span>: Information Gathering, Photography, Stealth</text:p>
      <text:p text:style-name="P100"><text:span text:style-name="T1">Feature</text:span>: Either Drunk or Destitute</text:p>
      <text:h text:style-name="P21" text:outline-level="5"><text:bookmark text:name="Combat-14"/>Combat</text:h>
      <text:p text:style-name="P100"><text:span text:style-name="T1">Stress</text:span>: 11 <text:s text:c="12"/><text:span text:style-name="T1">Armor</text:span>: 0 <text:s text:c="11"/><text:span text:style-name="T1">Courage</text:span>: 0</text:p>
      <text:list xml:id="list3150550053" text:style-name="L217">
        <text:list-item>
          <text:p text:style-name="P241"><text:span text:style-name="T1">Unarmed Strike</text:span>: Melee, 2[CD], Non-Lethal</text:p>
        </text:list-item>
        <text:list-item>
          <text:p text:style-name="P241"><text:span text:style-name="T1">Intimidate</text:span>: Mental, face-to-face, 5[CD] Stun</text:p>
        </text:list-item>
      </text:list>
      <text:h text:style-name="P21" text:outline-level="5"><text:bookmark text:name="Special_Abilities_Talents-14"/>Special Abilities &amp; Talents</text:h>
      <text:list xml:id="list2152314304" text:style-name="L218">
        <text:list-item>
          <text:p text:style-name="P242"><text:span text:style-name="T1">Blackmail</text:span>: When attempting a mental attack against someone the Private Investigator has gathered incriminating evidence on, add +1[CD], Intense, and Vicious 1 to the attack.</text:p>
        </text:list-item>
        <text:list-item>
          <text:p text:style-name="P242"><text:span text:style-name="T1">Hidden Surveillance</text:span>: When attempting a skill test using Move to remain hidden or unnoticed, the cost to buy the first additional d20 is reduced to 0. If, while hidden, the Private Investigator observes some event or gains some information that would incriminate the Player Characters, add 2 to Threat.</text:p>
        </text:list-item>
      </text:list>
      <text:h text:style-name="P21" text:outline-level="5"><text:bookmark text:name="Equipment-9"/>Equipment</text:h>
      <text:p text:style-name="P100">Camera, notebook, phone</text:p>
      <text:h text:style-name="P18" text:outline-level="4"><text:bookmark text:name="Reporter"/>Reporter</text:h>
      <text:p text:style-name="P105">Notable NPC</text:p>
      <text:p text:style-name="P100"><text:soft-page-break/>A journalist working for a newspaper, TV or radio news program, website, or similar organization, journalists have a drive to get the next big story. This might be based on a devotion to truth and transparency, or on some more cynical drive.</text:p>
      <text:p text:style-name="P100"><text:span text:style-name="T1">Traits</text:span>:</text:p>
      <text:list xml:id="list2106917909" text:style-name="L219">
        <text:list-item>
          <text:p text:style-name="P243">Reporter</text:p>
        </text:list-item>
      </text:list>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header-rows>
          <table:table-row table:style-name="TableLine94701233003856">
            <table:table-cell table:style-name="Table44.A1" office:value-type="string">
              <text:p text:style-name="P92">Agility</text:p>
            </table:table-cell>
            <table:table-cell table:style-name="Table44.A1" office:value-type="string">
              <text:p text:style-name="P92">Brawn</text:p>
            </table:table-cell>
            <table:table-cell table:style-name="Table44.A1" office:value-type="string">
              <text:p text:style-name="P92">Coordination</text:p>
            </table:table-cell>
            <table:table-cell table:style-name="Table44.A1" office:value-type="string">
              <text:p text:style-name="P92">Insight</text:p>
            </table:table-cell>
            <table:table-cell table:style-name="Table44.A1" office:value-type="string">
              <text:p text:style-name="P92">Reason</text:p>
            </table:table-cell>
            <table:table-cell table:style-name="Table44.A1" office:value-type="string">
              <text:p text:style-name="P92">Will</text:p>
            </table:table-cell>
          </table:table-row>
        </table:table-header-rows>
        <table:table-row table:style-name="TableLine94701233003856">
          <table:table-cell table:style-name="Table44.A2" office:value-type="string">
            <text:p text:style-name="P71">8</text:p>
          </table:table-cell>
          <table:table-cell table:style-name="Table44.B2" office:value-type="string">
            <text:p text:style-name="P71">7</text:p>
          </table:table-cell>
          <table:table-cell table:style-name="Table44.C2" office:value-type="string">
            <text:p text:style-name="P71">9</text:p>
          </table:table-cell>
          <table:table-cell table:style-name="Table44.D2" office:value-type="string">
            <text:p text:style-name="P71">11</text:p>
          </table:table-cell>
          <table:table-cell table:style-name="Table44.E2" office:value-type="string">
            <text:p text:style-name="P71">8</text:p>
          </table:table-cell>
          <table:table-cell table:style-name="Table44.F2" office:value-type="string">
            <text:p text:style-name="P71">10</text:p>
          </table:table-cell>
        </table:table-row>
        <table:table-row table:style-name="Table44.3">
          <table:table-cell table:style-name="Table44.A3" office:value-type="string">
            <text:p text:style-name="P71">FightKnowMoveOperateSurviveTalk</text:p>
          </table:table-cell>
          <table:table-cell table:style-name="Table44.B3" table:number-columns-spanned="5" office:value-type="string">
            <text:p text:style-name="P74"/>
          </table:table-cell>
          <table:covered-table-cell/>
          <table:covered-table-cell/>
          <table:covered-table-cell/>
          <table:covered-table-cell/>
        </table:table-row>
        <table:table-row table:style-name="TableLine94701233003856">
          <table:table-cell table:style-name="Table44.A4" office:value-type="string">
            <text:p text:style-name="P71">1</text:p>
          </table:table-cell>
          <table:table-cell table:style-name="Table44.B4" office:value-type="string">
            <text:p text:style-name="P71">3</text:p>
          </table:table-cell>
          <table:table-cell table:style-name="Table44.C4" office:value-type="string">
            <text:p text:style-name="P71">2</text:p>
          </table:table-cell>
          <table:table-cell table:style-name="Table44.D4" office:value-type="string">
            <text:p text:style-name="P71">3</text:p>
          </table:table-cell>
          <table:table-cell table:style-name="Table44.E4" office:value-type="string">
            <text:p text:style-name="P71">2</text:p>
          </table:table-cell>
          <table:table-cell table:style-name="Table44.F4" office:value-type="string">
            <text:p text:style-name="P71">4</text:p>
          </table:table-cell>
        </table:table-row>
      </table:table>
      <text:p text:style-name="P106"><text:span text:style-name="T5">Focuses</text:span><text:span text:style-name="T4">: Investigation, Research, Persuade, and one of: Public Speaking </text:span><text:span text:style-name="Emphasis"><text:span text:style-name="T4">or</text:span></text:span><text:span text:style-name="T4"> Writing</text:span></text:p>
      <text:h text:style-name="P21" text:outline-level="5"><text:bookmark text:name="Combat-15"/>Combat</text:h>
      <text:p text:style-name="P100"><text:span text:style-name="T1">Stress</text:span>: 12 <text:s text:c="12"/><text:span text:style-name="T1">Armor</text:span>: 0 <text:s text:c="11"/><text:span text:style-name="T1">Courage</text:span>: 0</text:p>
      <text:list xml:id="list399761793" text:style-name="L220">
        <text:list-item>
          <text:p text:style-name="P244"><text:span text:style-name="T1">Unarmed Strike</text:span>: Melee, 2[CD], Non-Lethal</text:p>
        </text:list-item>
        <text:list-item>
          <text:p text:style-name="P244"><text:span text:style-name="T1">Intimidate</text:span>: Mental, face-to-face, 5[CD] Stun</text:p>
        </text:list-item>
      </text:list>
      <text:h text:style-name="P21" text:outline-level="5"><text:bookmark text:name="Special_Abilities_Talents-15"/>Special Abilities &amp; Talents</text:h>
      <text:list xml:id="list299553151" text:style-name="L221">
        <text:list-item>
          <text:p text:style-name="P308"><text:span text:style-name="T5">Unerring Pursuit of a Story</text:span><text:span text:style-name="T4">: When a Reporter finds a story to pursue, they may spend up to 4 Threat, to gain an equal number of Morale [CD]. This Morale has the </text:span><text:span text:style-name="Emphasis"><text:span text:style-name="T4">Sturdy</text:span></text:span><text:span text:style-name="T4"> and </text:span><text:span text:style-name="Emphasis"><text:span text:style-name="T4">Uncertain</text:span></text:span><text:span text:style-name="T4"> This benefit lasts until the Reporter has either been convinced to leave the story alone or it has been published.</text:span></text:p>
        </text:list-item>
        <text:list-item>
          <text:p text:style-name="P245"><text:span text:style-name="T1">Read Between the Lines</text:span>: When attempting a skill test using Insight to determine if someone is lying or hiding the truth, the cost for the Reporter to buy their first additional die is reduced to 0.</text:p>
        </text:list-item>
        <text:list-item>
          <text:p text:style-name="P245"><text:span text:style-name="T1">Reliable Sources</text:span>: When a character suffers a Complication on a skill test to lie to a Reporter, the Reporter may use the Complication and spend 2 Threat to immediately declare that they have some information that contradicts that lie. How a character responds to this is up to them…</text:p>
        </text:list-item>
      </text:list>
      <text:h text:style-name="P21" text:outline-level="5"><text:bookmark text:name="Equipment-10"/><text:soft-page-break/>Equipment</text:h>
      <text:p text:style-name="P100">Camera, notebook, phone</text:p>
      <text:h text:style-name="P38" text:outline-level="6"><text:bookmark text:name="Other_Reporters"/><text:span text:style-name="T17">Other Reporters</text:span></text:h>
      <text:p text:style-name="P323">Many Reporters, particularly those who work on TV, work in small groups, covering different parts of the job. For example, a TV Reporter in the field may be a correspondent, accompanied by an editor and a camera operator, while any journalist may be accompanied by a photographer. These assistants can be treated as Minor NPCs based on the Reporter profile.</text:p>
      <text:p text:style-name="P323">Minor Reporters reduce their Insight and Will by 1 each, reduce each of their Skills by 1, and adjust their damage and Stress accordingly. They will also drop two of their Focuses, and they lose all but one of their Talents.</text:p>
      <text:h text:style-name="P18" text:outline-level="4"><text:bookmark text:name="Soldier"/>Soldier</text:h>
      <text:p text:style-name="P105">Minor NPC</text:p>
      <text:p text:style-name="P100">Professional military personnel, trained to fight for their countries. This profile represents ordinary rank-and-file infantry.</text:p>
      <text:p text:style-name="P100"><text:span text:style-name="T1">Traits</text:span>:</text:p>
      <text:list xml:id="list197966482" text:style-name="L222">
        <text:list-item>
          <text:p text:style-name="P246">Soldier</text:p>
        </text:list-item>
      </text:list>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header-rows>
          <table:table-row table:style-name="TableLine94702053964288">
            <table:table-cell table:style-name="Table45.A1" office:value-type="string">
              <text:p text:style-name="P92">Agility</text:p>
            </table:table-cell>
            <table:table-cell table:style-name="Table45.A1" office:value-type="string">
              <text:p text:style-name="P92">Brawn</text:p>
            </table:table-cell>
            <table:table-cell table:style-name="Table45.A1" office:value-type="string">
              <text:p text:style-name="P92">Coordination</text:p>
            </table:table-cell>
            <table:table-cell table:style-name="Table45.A1" office:value-type="string">
              <text:p text:style-name="P92">Insight</text:p>
            </table:table-cell>
            <table:table-cell table:style-name="Table45.A1" office:value-type="string">
              <text:p text:style-name="P92">Reason</text:p>
            </table:table-cell>
            <table:table-cell table:style-name="Table45.A1" office:value-type="string">
              <text:p text:style-name="P92">Will</text:p>
            </table:table-cell>
          </table:table-row>
        </table:table-header-rows>
        <table:table-row table:style-name="TableLine94702053964288">
          <table:table-cell table:style-name="Table45.A2" office:value-type="string">
            <text:p text:style-name="P71">9</text:p>
          </table:table-cell>
          <table:table-cell table:style-name="Table45.B2" office:value-type="string">
            <text:p text:style-name="P71">10</text:p>
          </table:table-cell>
          <table:table-cell table:style-name="Table45.C2" office:value-type="string">
            <text:p text:style-name="P71">9</text:p>
          </table:table-cell>
          <table:table-cell table:style-name="Table45.D2" office:value-type="string">
            <text:p text:style-name="P71">8</text:p>
          </table:table-cell>
          <table:table-cell table:style-name="Table45.E2" office:value-type="string">
            <text:p text:style-name="P71">7</text:p>
          </table:table-cell>
          <table:table-cell table:style-name="Table45.F2" office:value-type="string">
            <text:p text:style-name="P71">8</text:p>
          </table:table-cell>
        </table:table-row>
        <table:table-row table:style-name="Table45.3">
          <table:table-cell table:style-name="Table45.A3" office:value-type="string">
            <text:p text:style-name="P71">FightKnowMoveOperateSurviveTalk</text:p>
          </table:table-cell>
          <table:table-cell table:style-name="Table45.B3" table:number-columns-spanned="5" office:value-type="string">
            <text:p text:style-name="P74"/>
          </table:table-cell>
          <table:covered-table-cell/>
          <table:covered-table-cell/>
          <table:covered-table-cell/>
          <table:covered-table-cell/>
        </table:table-row>
        <table:table-row table:style-name="TableLine94702053964288">
          <table:table-cell table:style-name="Table45.A4" office:value-type="string">
            <text:p text:style-name="P71">3</text:p>
          </table:table-cell>
          <table:table-cell table:style-name="Table45.B4" office:value-type="string">
            <text:p text:style-name="P71">1</text:p>
          </table:table-cell>
          <table:table-cell table:style-name="Table45.C4" office:value-type="string">
            <text:p text:style-name="P71">2</text:p>
          </table:table-cell>
          <table:table-cell table:style-name="Table45.D4" office:value-type="string">
            <text:p text:style-name="P71">1</text:p>
          </table:table-cell>
          <table:table-cell table:style-name="Table45.E4" office:value-type="string">
            <text:p text:style-name="P71">2</text:p>
          </table:table-cell>
          <table:table-cell table:style-name="Table45.F4" office:value-type="string">
            <text:p text:style-name="P71">0</text:p>
          </table:table-cell>
        </table:table-row>
      </table:table>
      <text:p text:style-name="P100"><text:span text:style-name="T1">Focuses</text:span>: Combat Tactics, Discipline</text:p>
      <text:h text:style-name="P21" text:outline-level="5"><text:bookmark text:name="Combat-16"/>Combat</text:h>
      <text:p text:style-name="P100"><text:span text:style-name="T1">Stress</text:span>: 6 <text:s text:c="14"/><text:span text:style-name="T1">Armor</text:span>: 4 <text:s text:c="11"/><text:span text:style-name="T1">Courage</text:span>: 2</text:p>
      <text:list xml:id="list3739606071" text:style-name="L223">
        <text:list-item>
          <text:p text:style-name="P247"><text:span text:style-name="T1">Unarmed Strike</text:span>: Melee, 4[CD], Non-Lethal</text:p>
        </text:list-item>
        <text:list-item>
          <text:p text:style-name="P247"><text:soft-page-break/><text:span text:style-name="T1">Knife</text:span>: Melee, 4[CD] Piercing 1</text:p>
        </text:list-item>
        <text:list-item>
          <text:p text:style-name="P247"><text:span text:style-name="T1">Assault Rifle</text:span>: Ranged, Range M, 7[CD], Burst 3, Escalation</text:p>
        </text:list-item>
        <text:list-item>
          <text:p text:style-name="P247"><text:span text:style-name="T1">Pistol</text:span>: Ranged, Range C, 6[CD], Burst 2, Close Quarters</text:p>
        </text:list-item>
        <text:list-item>
          <text:p text:style-name="P247"><text:span text:style-name="T1">Frag Grenade</text:span>: Ranged, Range C, 6[CD] Area, Knockdown, Burst 1M</text:p>
        </text:list-item>
        <text:list-item>
          <text:p text:style-name="P247"><text:span text:style-name="T1">Intimidate</text:span>: Mental, face-to-face, 1[CD] Stun</text:p>
        </text:list-item>
      </text:list>
      <text:h text:style-name="P21" text:outline-level="5"><text:bookmark text:name="Special_Abilities_Talents-16"/>Special Abilities &amp; Talents</text:h>
      <text:list xml:id="list3904856233" text:style-name="L224">
        <text:list-item>
          <text:p text:style-name="P248"><text:span text:style-name="T1">Courageous</text:span>: The NPC has Courage Resistance equal to their Survive score.</text:p>
        </text:list-item>
        <text:list-item>
          <text:p text:style-name="P309"><text:span text:style-name="T5">Fire Discipline</text:span><text:span text:style-name="T4">: When a Soldier fires as part of a group, add the </text:span><text:span text:style-name="Emphasis"><text:span text:style-name="T4">Vicious</text:span></text:span><text:span text:style-name="T4"> damage effect to the attack.</text:span></text:p>
        </text:list-item>
      </text:list>
      <text:h text:style-name="P21" text:outline-level="5"><text:bookmark text:name="Equipment-11"/>Equipment</text:h>
      <text:p text:style-name="P100">Combat Body Armor and Helmet (Armor 4, Ablative, Uncomfortable, +1[CD] Cover), Assault Rifle and 4 Reloads, Pistol and 3 Reloads, frag grenades (2 Reloads), knife, gas mask, flashlight</text:p>
      <text:h text:style-name="P18" text:outline-level="4"><text:bookmark text:name="Soldier_Squad_Leader"/>Soldier (Squad Leader)</text:h>
      <text:p text:style-name="P105">Notable NPC</text:p>
      <text:p text:style-name="P100">A more experienced soldier, given the responsibility of leading a squad of soldiers into battle.</text:p>
      <text:p text:style-name="P100"><text:span text:style-name="T1">Traits</text:span>:</text:p>
      <text:list xml:id="list2109132951" text:style-name="L225">
        <text:list-item>
          <text:p text:style-name="P249">Experienced Soldier</text:p>
        </text:list-item>
        <text:list-item>
          <text:p text:style-name="P249">Non-Commissioned Officer</text:p>
        </text:list-item>
      </text:list>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header-rows>
          <table:table-row table:style-name="TableLine94700943893328">
            <table:table-cell table:style-name="Table46.A1" office:value-type="string">
              <text:p text:style-name="P92">Agility</text:p>
            </table:table-cell>
            <table:table-cell table:style-name="Table46.A1" office:value-type="string">
              <text:p text:style-name="P92">Brawn</text:p>
            </table:table-cell>
            <table:table-cell table:style-name="Table46.A1" office:value-type="string">
              <text:p text:style-name="P92">Coordination</text:p>
            </table:table-cell>
            <table:table-cell table:style-name="Table46.A1" office:value-type="string">
              <text:p text:style-name="P92">Insight</text:p>
            </table:table-cell>
            <table:table-cell table:style-name="Table46.A1" office:value-type="string">
              <text:p text:style-name="P92">Reason</text:p>
            </table:table-cell>
            <table:table-cell table:style-name="Table46.A1" office:value-type="string">
              <text:p text:style-name="P92">Will</text:p>
            </table:table-cell>
          </table:table-row>
        </table:table-header-rows>
        <table:table-row table:style-name="TableLine94700943893328">
          <table:table-cell table:style-name="Table46.A2" office:value-type="string">
            <text:p text:style-name="P71">8</text:p>
          </table:table-cell>
          <table:table-cell table:style-name="Table46.B2" office:value-type="string">
            <text:p text:style-name="P71">10</text:p>
          </table:table-cell>
          <table:table-cell table:style-name="Table46.C2" office:value-type="string">
            <text:p text:style-name="P71">9</text:p>
          </table:table-cell>
          <table:table-cell table:style-name="Table46.D2" office:value-type="string">
            <text:p text:style-name="P71">8</text:p>
          </table:table-cell>
          <table:table-cell table:style-name="Table46.E2" office:value-type="string">
            <text:p text:style-name="P71">7</text:p>
          </table:table-cell>
          <table:table-cell table:style-name="Table46.F2" office:value-type="string">
            <text:p text:style-name="P71">11</text:p>
          </table:table-cell>
        </table:table-row>
        <table:table-row table:style-name="Table46.3">
          <table:table-cell table:style-name="Table46.A3" office:value-type="string">
            <text:p text:style-name="P71">FightKnowMoveOperateSurviveTalk</text:p>
          </table:table-cell>
          <table:table-cell table:style-name="Table46.B3" table:number-columns-spanned="5" office:value-type="string">
            <text:p text:style-name="P74"/>
          </table:table-cell>
          <table:covered-table-cell/>
          <table:covered-table-cell/>
          <table:covered-table-cell/>
          <table:covered-table-cell/>
        </table:table-row>
        <text:soft-page-break/>
        <table:table-row table:style-name="TableLine94700943893328">
          <table:table-cell table:style-name="Table46.A4" office:value-type="string">
            <text:p text:style-name="P71">4</text:p>
          </table:table-cell>
          <table:table-cell table:style-name="Table46.B4" office:value-type="string">
            <text:p text:style-name="P71">1</text:p>
          </table:table-cell>
          <table:table-cell table:style-name="Table46.C4" office:value-type="string">
            <text:p text:style-name="P71">2</text:p>
          </table:table-cell>
          <table:table-cell table:style-name="Table46.D4" office:value-type="string">
            <text:p text:style-name="P71">2</text:p>
          </table:table-cell>
          <table:table-cell table:style-name="Table46.E4" office:value-type="string">
            <text:p text:style-name="P71">3</text:p>
          </table:table-cell>
          <table:table-cell table:style-name="Table46.F4" office:value-type="string">
            <text:p text:style-name="P71">3</text:p>
          </table:table-cell>
        </table:table-row>
      </table:table>
      <text:p text:style-name="P100"><text:span text:style-name="T1">Focuses</text:span>: Combat Tactics, Discipline, Leadership, Logistics</text:p>
      <text:p text:style-name="P100"><text:span text:style-name="T1">Feature</text:span>: Leave No-one Behind</text:p>
      <text:h text:style-name="P21" text:outline-level="5"><text:bookmark text:name="Combat-17"/>Combat</text:h>
      <text:p text:style-name="P100"><text:span text:style-name="T1">Stress</text:span>: 13 <text:s text:c="12"/><text:span text:style-name="T1">Armor</text:span>: 4 <text:s text:c="11"/><text:span text:style-name="T1">Courage</text:span>: 3</text:p>
      <text:list xml:id="list166234991" text:style-name="L226">
        <text:list-item>
          <text:p text:style-name="P250"><text:span text:style-name="T1">Unarmed Strike</text:span>: Melee, 5[CD], Non-Lethal</text:p>
        </text:list-item>
        <text:list-item>
          <text:p text:style-name="P250"><text:span text:style-name="T1">Knife</text:span>: Melee, 5[CD] Piercing 1</text:p>
        </text:list-item>
        <text:list-item>
          <text:p text:style-name="P250"><text:span text:style-name="T1">Assault Rifle</text:span>: Ranged, Range M, 8[CD], Burst 3, Escalation</text:p>
        </text:list-item>
        <text:list-item>
          <text:p text:style-name="P250"><text:span text:style-name="T1">Pistol</text:span>: Ranged, Range C, 7[CD], Burst 2, Close Quarters</text:p>
        </text:list-item>
        <text:list-item>
          <text:p text:style-name="P250"><text:span text:style-name="T1">Frag Grenade</text:span>: Ranged, Range C, 7[CD] Area, Knockdown, Burst 1M</text:p>
        </text:list-item>
        <text:list-item>
          <text:p text:style-name="P250"><text:span text:style-name="T1">Intimidate</text:span>: Mental, face-to-face, 4[CD] Stun</text:p>
        </text:list-item>
      </text:list>
      <text:h text:style-name="P21" text:outline-level="5"><text:bookmark text:name="Special_Abilities_Talents-17"/>Special Abilities &amp; Talents</text:h>
      <text:list xml:id="list479013268" text:style-name="L227">
        <text:list-item>
          <text:p text:style-name="P251"><text:span text:style-name="T1">Courageous</text:span>: The NPC has Courage Resistance equal to their Survive score.</text:p>
        </text:list-item>
        <text:list-item>
          <text:p text:style-name="P251"><text:span text:style-name="T1">Form Up</text:span>: The Squad Leader may spend a Minor Action to cause up to four Soldiers within Close range to form a group with the Squad Leader as the group’s leader. In subsequent Rounds, they may spend a Minor Action to cause that group to disperse.</text:p>
        </text:list-item>
        <text:list-item>
          <text:p text:style-name="P290">Threatening 2</text:p>
        </text:list-item>
      </text:list>
      <text:h text:style-name="P21" text:outline-level="5"><text:bookmark text:name="Equipment-12"/>Equipment</text:h>
      <text:p text:style-name="P100">Combat Body Armor and Helmet (Armor 4, Ablative, Uncomfortable, +1[CD] Cover), Assault Rifle and 4 Reloads, Pistol and 3 Reloads, frag grenades (2 Reloads), knife, gas mask, flashlight</text:p>
      <text:h text:style-name="P18" text:outline-level="4"><text:bookmark text:name="Taxi_Driver"/><text:soft-page-break/>Taxi Driver</text:h>
      <text:p text:style-name="P105">Minor NPC</text:p>
      <text:p text:style-name="P100">Normally knowledgeable about the ins-and-outs of their city, Taxi Drivers can offer both transport and information. People from all walks of life sit in the back of a taxi and may pay the driver little heed except to pay at the end of the journey, often giving the driver a front-row seat into a stranger’s life as they overhear important conversations.</text:p>
      <text:p text:style-name="P100"><text:span text:style-name="T1">Traits</text:span>:</text:p>
      <text:list xml:id="list3308791170" text:style-name="L228">
        <text:list-item>
          <text:p text:style-name="P252">Taxi Driver</text:p>
        </text:list-item>
      </text:list>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header-rows>
          <table:table-row table:style-name="TableLine94702071625248">
            <table:table-cell table:style-name="Table47.A1" office:value-type="string">
              <text:p text:style-name="P92">Agility</text:p>
            </table:table-cell>
            <table:table-cell table:style-name="Table47.A1" office:value-type="string">
              <text:p text:style-name="P92">Brawn</text:p>
            </table:table-cell>
            <table:table-cell table:style-name="Table47.A1" office:value-type="string">
              <text:p text:style-name="P92">Coordination</text:p>
            </table:table-cell>
            <table:table-cell table:style-name="Table47.A1" office:value-type="string">
              <text:p text:style-name="P92">Insight</text:p>
            </table:table-cell>
            <table:table-cell table:style-name="Table47.A1" office:value-type="string">
              <text:p text:style-name="P92">Reason</text:p>
            </table:table-cell>
            <table:table-cell table:style-name="Table47.A1" office:value-type="string">
              <text:p text:style-name="P92">Will</text:p>
            </table:table-cell>
          </table:table-row>
        </table:table-header-rows>
        <table:table-row table:style-name="TableLine94702071625248">
          <table:table-cell table:style-name="Table47.A2" office:value-type="string">
            <text:p text:style-name="P71">7</text:p>
          </table:table-cell>
          <table:table-cell table:style-name="Table47.B2" office:value-type="string">
            <text:p text:style-name="P71">8</text:p>
          </table:table-cell>
          <table:table-cell table:style-name="Table47.C2" office:value-type="string">
            <text:p text:style-name="P71">10</text:p>
          </table:table-cell>
          <table:table-cell table:style-name="Table47.D2" office:value-type="string">
            <text:p text:style-name="P71">9</text:p>
          </table:table-cell>
          <table:table-cell table:style-name="Table47.E2" office:value-type="string">
            <text:p text:style-name="P71">8</text:p>
          </table:table-cell>
          <table:table-cell table:style-name="Table47.F2" office:value-type="string">
            <text:p text:style-name="P71">9</text:p>
          </table:table-cell>
        </table:table-row>
        <table:table-row table:style-name="Table47.3">
          <table:table-cell table:style-name="Table47.A3" office:value-type="string">
            <text:p text:style-name="P71">FightKnowMoveOperateSurviveTalk</text:p>
          </table:table-cell>
          <table:table-cell table:style-name="Table47.B3" table:number-columns-spanned="5" office:value-type="string">
            <text:p text:style-name="P74"/>
          </table:table-cell>
          <table:covered-table-cell/>
          <table:covered-table-cell/>
          <table:covered-table-cell/>
          <table:covered-table-cell/>
        </table:table-row>
        <table:table-row table:style-name="TableLine94702071625248">
          <table:table-cell table:style-name="Table47.A4" office:value-type="string">
            <text:p text:style-name="P71">1</text:p>
          </table:table-cell>
          <table:table-cell table:style-name="Table47.B4" office:value-type="string">
            <text:p text:style-name="P71">2</text:p>
          </table:table-cell>
          <table:table-cell table:style-name="Table47.C4" office:value-type="string">
            <text:p text:style-name="P71">0</text:p>
          </table:table-cell>
          <table:table-cell table:style-name="Table47.D4" office:value-type="string">
            <text:p text:style-name="P71">3</text:p>
          </table:table-cell>
          <table:table-cell table:style-name="Table47.E4" office:value-type="string">
            <text:p text:style-name="P71">1</text:p>
          </table:table-cell>
          <table:table-cell table:style-name="Table47.F4" office:value-type="string">
            <text:p text:style-name="P71">2</text:p>
          </table:table-cell>
        </table:table-row>
      </table:table>
      <text:p text:style-name="P100"><text:span text:style-name="T1">Focuses</text:span>: Driving, Local Knowledge</text:p>
      <text:h text:style-name="P21" text:outline-level="5"><text:bookmark text:name="Combat-18"/>Combat</text:h>
      <text:p text:style-name="P100"><text:span text:style-name="T1">Stress</text:span>: 5 <text:s text:c="14"/><text:span text:style-name="T1">Armor</text:span>: 0 <text:s text:c="11"/><text:span text:style-name="T1">Courage</text:span>: 0</text:p>
      <text:list xml:id="list899785450" text:style-name="L229">
        <text:list-item>
          <text:p text:style-name="P253"><text:span text:style-name="T1">Unarmed Strike</text:span>: Melee, 2[CD], Non-Lethal</text:p>
        </text:list-item>
        <text:list-item>
          <text:p text:style-name="P253"><text:span text:style-name="T1">Pistol</text:span>: Ranged, Range C, 4[CD], Burst 2, Close Quarters</text:p>
        </text:list-item>
        <text:list-item>
          <text:p text:style-name="P253"><text:span text:style-name="T1">Intimidate</text:span>: Mental, face-to-face, 3[CD] Stun</text:p>
        </text:list-item>
      </text:list>
      <text:h text:style-name="P21" text:outline-level="5"><text:bookmark text:name="Special_Abilities_Talents-18"/>Special Abilities &amp; Talents</text:h>
      <text:list xml:id="list4184603446" text:style-name="L230">
        <text:list-item>
          <text:p text:style-name="P310"><text:span text:style-name="T5">Familiar with Strangers</text:span><text:span text:style-name="T4">: If a character succeeds on a skill test to get a Taxi Driver to provide information about the people they have driven around, gain one bonus Momentum, which must be used to </text:span><text:span text:style-name="Emphasis"><text:span text:style-name="T4">Obtain Information</text:span></text:span><text:span text:style-name="T4">.</text:span></text:p>
        </text:list-item>
        <text:list-item>
          <text:p text:style-name="P254"><text:span text:style-name="T1">Follow that Car</text:span>: If given sufficient incentive (such as being paid extra) to pursue another vehicle at any cost, a Taxi Driver may re-roll a single d20 on a <text:span text:style-name="T1">Coordination + Operate Test</text:span>.</text:p>
        </text:list-item>
      </text:list>
      <text:h text:style-name="P21" text:outline-level="5"><text:bookmark text:name="Equipment-13"/><text:soft-page-break/>Equipment</text:h>
      <text:p text:style-name="P100">Pistol and 2 Reloads, Taxi (Car)</text:p>
      <text:h text:style-name="P18" text:outline-level="4"><text:bookmark text:name="Zombie"/>Zombie</text:h>
      <text:p text:style-name="P105">Minor NPC</text:p>
      <text:p text:style-name="P100">Whether created by supernatural forces, or a strange plague, these creatures are little more than walking corpses, driven by instinct or simple imperatives.</text:p>
      <text:p text:style-name="P100"><text:span text:style-name="T1">Traits</text:span>:</text:p>
      <text:list xml:id="list512280776" text:style-name="L231">
        <text:list-item>
          <text:p text:style-name="P255">Animated Corpse</text:p>
        </text:list-item>
      </text:list>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header-rows>
          <table:table-row table:style-name="TableLine94701987475088">
            <table:table-cell table:style-name="Table48.A1" office:value-type="string">
              <text:p text:style-name="P92">Agility</text:p>
            </table:table-cell>
            <table:table-cell table:style-name="Table48.A1" office:value-type="string">
              <text:p text:style-name="P92">Brawn</text:p>
            </table:table-cell>
            <table:table-cell table:style-name="Table48.A1" office:value-type="string">
              <text:p text:style-name="P92">Coordination</text:p>
            </table:table-cell>
            <table:table-cell table:style-name="Table48.A1" office:value-type="string">
              <text:p text:style-name="P92">Insight</text:p>
            </table:table-cell>
            <table:table-cell table:style-name="Table48.A1" office:value-type="string">
              <text:p text:style-name="P92">Reason</text:p>
            </table:table-cell>
            <table:table-cell table:style-name="Table48.A1" office:value-type="string">
              <text:p text:style-name="P92">Will</text:p>
            </table:table-cell>
          </table:table-row>
        </table:table-header-rows>
        <table:table-row table:style-name="TableLine94701987475088">
          <table:table-cell table:style-name="Table48.A2" office:value-type="string">
            <text:p text:style-name="P71">7</text:p>
          </table:table-cell>
          <table:table-cell table:style-name="Table48.B2" office:value-type="string">
            <text:p text:style-name="P71">10</text:p>
          </table:table-cell>
          <table:table-cell table:style-name="Table48.C2" office:value-type="string">
            <text:p text:style-name="P71">6</text:p>
          </table:table-cell>
          <table:table-cell table:style-name="Table48.D2" office:value-type="string">
            <text:p text:style-name="P71">7</text:p>
          </table:table-cell>
          <table:table-cell table:style-name="Table48.E2" office:value-type="string">
            <text:p text:style-name="P71">4</text:p>
          </table:table-cell>
          <table:table-cell table:style-name="Table48.F2" office:value-type="string">
            <text:p text:style-name="P71">9</text:p>
          </table:table-cell>
        </table:table-row>
        <table:table-row table:style-name="Table48.3">
          <table:table-cell table:style-name="Table48.A3" office:value-type="string">
            <text:p text:style-name="P71">FightKnowMoveOperateSurviveTalk</text:p>
          </table:table-cell>
          <table:table-cell table:style-name="Table48.B3" table:number-columns-spanned="5" office:value-type="string">
            <text:p text:style-name="P74"/>
          </table:table-cell>
          <table:covered-table-cell/>
          <table:covered-table-cell/>
          <table:covered-table-cell/>
          <table:covered-table-cell/>
        </table:table-row>
        <table:table-row table:style-name="TableLine94701987475088">
          <table:table-cell table:style-name="Table48.A4" office:value-type="string">
            <text:p text:style-name="P71">2</text:p>
          </table:table-cell>
          <table:table-cell table:style-name="Table48.B4" office:value-type="string">
            <text:p text:style-name="P71">0</text:p>
          </table:table-cell>
          <table:table-cell table:style-name="Table48.C4" office:value-type="string">
            <text:p text:style-name="P71">1</text:p>
          </table:table-cell>
          <table:table-cell table:style-name="Table48.D4" office:value-type="string">
            <text:p text:style-name="P71">0</text:p>
          </table:table-cell>
          <table:table-cell table:style-name="Table48.E4" office:value-type="string">
            <text:p text:style-name="P71">1</text:p>
          </table:table-cell>
          <table:table-cell table:style-name="Table48.F4" office:value-type="string">
            <text:p text:style-name="P71">0</text:p>
          </table:table-cell>
        </table:table-row>
      </table:table>
      <text:p text:style-name="P100"><text:span text:style-name="T1">Focuses</text:span>: None</text:p>
      <text:h text:style-name="P21" text:outline-level="5"><text:bookmark text:name="Combat-19"/>Combat</text:h>
      <text:p text:style-name="P100"><text:span text:style-name="T1">Stress</text:span>: 6 <text:s text:c="14"/><text:span text:style-name="T1">Armor</text:span>: 1 <text:s text:c="11"/><text:span text:style-name="T1">Courage</text:span>: N/A</text:p>
      <text:list xml:id="list4122904258" text:style-name="L232">
        <text:list-item>
          <text:p text:style-name="P256"><text:span text:style-name="T1">Clawing Hands</text:span>: Melee, 3[CD] Vicious 1</text:p>
        </text:list-item>
        <text:list-item>
          <text:p text:style-name="P256"><text:span text:style-name="T1">Horrific Presence</text:span>: Mental, face-to-face only, 4[CD] Drain, Piercing 2</text:p>
        </text:list-item>
      </text:list>
      <text:h text:style-name="P21" text:outline-level="5"><text:bookmark text:name="Special_Abilities_Talents-19"/>Special Abilities &amp; Talents</text:h>
      <text:list xml:id="list2884453883" text:style-name="L233">
        <text:list-item>
          <text:p text:style-name="P291">Fearsome 2</text:p>
        </text:list-item>
        <text:list-item>
          <text:p text:style-name="P291">Grasping</text:p>
        </text:list-item>
        <text:list-item>
          <text:p text:style-name="P291">Mindless</text:p>
        </text:list-item>
        <text:list-item>
          <text:p text:style-name="P291">Resilient</text:p>
        </text:list-item>
        <text:list-item>
          <text:p text:style-name="P291"><text:soft-page-break/>Unliving 1</text:p>
        </text:list-item>
      </text:list>
      <text:h text:style-name="P38" text:outline-level="6"><text:bookmark text:name="Extra-tough_Zombies"/><text:span text:style-name="T17">Extra-tough Zombies</text:span></text:h>
      <text:p text:style-name="P323">For much tougher zombies, replace their Resilient ability with Invulnerable (Specific Weakness, Staggered), with the specific weakness being head shots. Exploiting this weakness, once known, adds +1 Difficulty to attacks against the zombies.</text:p>
      <text:h text:style-name="P22" text:outline-level="5"/>
      <text:h text:style-name="P1" text:outline-level="1">Gamemastering</text:h>
      <text:section text:style-name="Sect1" text:name="Section1">
        <text:p text:style-name="P99"><text:bookmark text:name="article-content"/>This section deals with the ins-and-outs of running a game using the <text:span text:style-name="Emphasis"><text:span text:style-name="T1">2D20 System</text:span></text:span>, providing a mixture of advice, guidance, useful rulings, and GM-specific rules. It also provides additional details and explanations of the GM’s most potent mechanic in the <text:span text:style-name="Emphasis"><text:span text:style-name="T1">2d20 System</text:span></text:span>: Threat.</text:p>
        <text:h text:style-name="P8" text:outline-level="2"><text:bookmark text:name="Being_the_Gamemaster"/>Being the Gamemaster</text:h>
      </text:section>
      <text:p text:style-name="P108">The role of the Gamemaster is equal parts narrator, cast member, and referee. The GM is still a player in most regards – they’re there to enjoy themselves as much as everyone else is – but they also have a number of significant responsibilities. Roleplaying games are collaborative experiences, and the GM is the one responsible for framing scenes, adjudicating the rules, and trying to ensure that all the players’ characters get a chance to shine.</text:p>
      <text:p text:style-name="P100">The GM’s responsibilities take numerous forms, and they are consequently both the most active and most passive player at the table – the most active because they must remain aware of everything going on, and respond to everything the players do, but the most passive because it is the players’ decisions that drive the game most of the time.</text:p>
      <text:p text:style-name="P100">Over the course of a game session, the GM should try to link past events and plans for the future together to create a sense of continuity, which is important for making adventures feel like they take place within a world that responds to the players’ decisions.</text:p>
      <text:h text:style-name="P13" text:outline-level="3"><text:bookmark text:name="Gamemastering_101"/>Gamemastering 101</text:h>
      <text:p text:style-name="P100">Given the importance of the Gamemaster’s role, it is vital that they prepare for the game accordingly. While some players are comfortable just turning up for a session and getting on with the game, it takes practice and experience for a GM to be able to run a game comfortably without preparation. It is important that the GM be comfortable with these important elements of their role:</text:p>
      <text:list xml:id="list1986478995" text:style-name="L234">
        <text:list-item>
          <text:p text:style-name="P257"><text:span text:style-name="T1">Know the Rules</text:span>: The GM should endeavour to be as familiar as possible with the rules for the situations that might come up in play. This doesn’t mean knowing the rules inside-and-out, but the GM should at least understand the core of the rules enough to make reasonable rulings, and if a particular set of rules are likely to come up in play, it’s worth re-reading them before the game to re-familiarize.</text:p>
        </text:list-item>
        <text:list-item>
          <text:p text:style-name="P257"><text:span text:style-name="T1">Know the Plot</text:span>: The player characters are often confronted with the machinations of scheming adversaries and other dangerous foes. It is essential that the GM provides these plots and schemes to give the players something for their characters to confront. <text:soft-page-break/>They must develop broad settings and specific locales, characters to serve as allies, rivals, enemies, and bystanders, and dangerous agendas and perilous plots for the player characters to stop. Roleplaying games are a group effort, so the GM should always leave room for the players to make their mark and be ready to adapt to whatever impact their decisions have upon the game.</text:p>
        </text:list-item>
        <text:list-item>
          <text:p text:style-name="P257"><text:span text:style-name="T1">Be Prepared</text:span>: In many groups, the GM is the one who is responsible for making the game run smoothly. This may include providing pencils and paper, dice, or other useful gaming aids – though some players may insist on providing their own. Some GMs may prefer to hold on to character sheets between sessions, ensuring that they’re all in one place. Keeping track of the little details like this helps to keep the game moving.</text:p>
        </text:list-item>
      </text:list>
      <text:h text:style-name="P13" text:outline-level="3"><text:bookmark text:name="The_Gamemasters_Responsibilities"/>The Gamemaster’s Responsibilities</text:h>
      <text:p text:style-name="P106"><text:span text:style-name="T4">Being the GM requires a different approach to being a player, best summed up by the list of responsibilities that follows. These should guide the way to run a game using the </text:span><text:span text:style-name="Emphasis"><text:span text:style-name="T5">2d20 System</text:span></text:span><text:span text:style-name="T4">, or any roleplaying game.</text:span></text:p>
      <text:h text:style-name="P18" text:outline-level="4"><text:bookmark text:name="Presenting_Problems"/>Presenting Problems</text:h>
      <text:p text:style-name="P100">It is the GM’s first responsibility to present the problems, perils, and challenges that the player characters encounter. Problems can manifest in a variety of ways: it could be something as overt as a battle, or as subtle as a conspiracy. Problems can range in size from the incidental to the monumental: a broken light bulb can complicate a firefight or investigation, while a massive conspiracy could influence and encompass dozens of more immediate challenges.</text:p>
      <text:p text:style-name="P100">Among the greatest tools in the GM’s arsenal for presenting problems are Complications and Threat. They allow the GM to bring immediate challenges and difficulties into play, turning what may seem like a straightforward scene into something more dynamic and complex. Having a character’s gun jam when he’s laying down suppressive fire is often enough to shift the flow of a fight with very little effort.</text:p>
      <text:h text:style-name="P18" text:outline-level="4"><text:bookmark text:name="Let_the_Players_Be_Awesome"/>Let the Players Be Awesome</text:h>
      <text:p text:style-name="P100">To both balance and feed the first responsibility, the second is that the player characters should be presented in a positive light – they are the protagonists, the heroes, the main characters of the story. Each player should have ample opportunity for their character to shine. It is important to remember that, while the GM may be responsible for setting up the threats, challenges, and adversaries the player characters will face, the GM is not the players’ adversary, but one player amongst many, albeit one with a different role to play. The GM cannot ‘win’ the game by beating the players, and such a victory would be hollow considering the vast array of threats at a GM’s disposal and the freedom they have to employ them.</text:p>
      <text:p text:style-name="P100"><text:soft-page-break/>Every problem presented to the players is an opportunity for their characters to demonstrate some aspect of themselves: their strengths, their flaws, their preferences, or their personalities. A bar brawl is a chance for the retired soldier to crack some skills. An uncooperative guard or informant is a great chance for the wealth or persuasive characters to show off their talents.</text:p>
      <text:p text:style-name="P100">Problems should not stop the characters: if they stop, then the game may stop too. Instead, a problem gives the characters something to do now, that could lead to something else. Interesting complications in a character’s life are conducive to an ongoing game, and they give the players extra ways (and incentive) to interact with the game world.</text:p>
      <text:h text:style-name="P18" text:outline-level="4"><text:bookmark text:name="Decide_How_NPCs_Respond_and_Interact"/>Decide How NPCs Respond and Interact</text:h>
      <text:p text:style-name="P100">Once everything else is in place, the GM needs to make choices on behalf of the NPCs present in the scene. This will vary considerably based on who the NPCs are and what they’re doing: a criminal in a gunfight has a different range of possible actions to a politician in a press conference. Half of this responsibility is being able to interpret the situation an NPC is in, to determine the right kind of choices available. The other half is knowing who the NPCs are, so that the GM can determine what kinds of actions they are likely to take.</text:p>
      <text:h text:style-name="P18" text:outline-level="4"><text:bookmark text:name="Bringing_in_the_Rules"/>Bringing in the Rules</text:h>
      <text:p text:style-name="P100">An important part of the GM’s responsibilities is determining when the rules are needed to determine the outcome of a situation. A lot of the time, this will be obvious – once the bullets start flying, the combat rules are necessary – but there are occasions when there is a choice to be made. The rules exist as a guide and a framework to give the GM and the group the means to resolve risky or difficult actions, and they should be able to handle a wide range of circumstances if employed with a little common sense and imagination.</text:p>
      <text:p text:style-name="P100">It is important to remember, however, that the GM does not have to adhere perfectly to the rules. Sometimes, a strange situation may occur that does not quite fit to any of the rules as written. At other times, the GM may not remember the precise rule for a situation. Whatever the situation, it is far preferable to improvise something on the spot and keep the gaming moving, rather than bring everything to a halt while the GM searches the rulebook for an answer. The rules exist to support the game, but keeping the game going is more important than sticking strictly to what’s written.</text:p>
      <text:p text:style-name="P100">Indeed, the rules have been written more as a toolbox than a set of instructions for this reason: so that the GM can use as little or as much as they feel comfortable with, and with strong parallels between different parts of the rules so that learning one part of the rules brings familiarity with other parts.</text:p>
      <text:h text:style-name="P6" text:outline-level="2"><text:bookmark text:name="Running_Scenes"/><text:soft-page-break/>Running Scenes</text:h>
      <text:p text:style-name="P108">Each adventure is composed of several scenes, with the Gamemaster and Players all having opportunities to drive the action and determine what happens next. This will play out something like this:</text:p>
      <text:list xml:id="list1421935284" text:style-name="L235">
        <text:list-item>
          <text:p text:style-name="P258"><text:span text:style-name="T1">The GM frames the action</text:span>: The Gamemaster describes the scene, based on how previous scenes concluded. It’s useful to think about a few key pieces: who is present, what is happening, where and when is the scene occurring, and why are these events happening.</text:p>
        </text:list-item>
        <text:list-item>
          <text:p text:style-name="P258"><text:span text:style-name="T1">The GM establishes Traits</text:span>: The Gamemaster notes down any Traits that are applicable to the current scene, as well as if any are Advantages or Complications. This picks out the most significant or most obvious elements of the scene, and thus provides players with a few obvious things to interact with.</text:p>
        </text:list-item>
        <text:list-item>
          <text:p text:style-name="P258"><text:span text:style-name="T1">The Players act</text:span>: The Players tell the Gamemaster what they want to do. This might be handled in a freeform manner, or it might be structured using the conflict rules, with a specific order in which Players act.</text:p>
        </text:list-item>
        <text:list-item>
          <text:p text:style-name="P258"><text:span text:style-name="T1">Resolve Action</text:span>: The Players and GM determine the outcome of the players’ actions.</text:p>
        </text:list-item>
        <text:list-item>
          <text:p text:style-name="P258"><text:span text:style-name="T1">GM responds to the action and narrates the consequences</text:span>: The Gamemaster then responds to the Players’ actions, describing what happens as a result.</text:p>
        </text:list-item>
        <text:list-item>
          <text:p text:style-name="P258"><text:span text:style-name="T1">Repeat</text:span>: A scene may be complete with only a single action on the part of the players, or the players may wish to take more actions in response to the consequences they’ve just faced.</text:p>
        </text:list-item>
        <text:list-item>
          <text:p text:style-name="P258"><text:span text:style-name="T1">Wrap-up</text:span>: Once a scene is complete, the GM provides any extra narration needed to wrap things up.</text:p>
        </text:list-item>
      </text:list>
      <text:p text:style-name="P100">These steps are explored in more detail below.</text:p>
      <text:h text:style-name="P13" text:outline-level="3"><text:bookmark text:name="Framing_the_Action"/>Framing the Action</text:h>
      <text:p text:style-name="P100">It’s the Gamemaster’s responsibility to establish each scene. This is, arguably, the GM’s biggest responsibility: scenes are the structure within which the action happens and provide the shape and structure for the situations that the players will confront and overcome (or fail to overcome). As a result, the GM should give plenty of consideration to five core questions about a scene when establishing it. These questions shouldn’t take long to answer, and many will have fairly obvious answers, especially as the game progresses, as each scene may answer the questions for the next.</text:p>
      <text:list xml:id="list2731297544" text:style-name="L236">
        <text:list-item>
          <text:p text:style-name="P259"><text:span text:style-name="T1">Where is the scene set?</text:span> Where a scene occurs defines the layout, terrain, and the likely occupants. A busy shopping mall will be a very different environment to an <text:soft-page-break/>isolated forest clearing, both in terms of layout and terrain, but also in the type of scene that is likely to occur there.</text:p>
        </text:list-item>
        <text:list-item>
          <text:p text:style-name="P259"><text:span text:style-name="T1">When is the scene set?</text:span> Time is as important as place in a lot of ways. This can be absolute, with locations changing at different points in time (for example, doors are more likely to be locked at night, if a location is normally only occupied during the day, and obviously locations at night will be lit differently, if at all), but it could also be relative, with the amount of time passed since the previous scene affecting things like the readiness of adversaries or the aftermath of previous events.</text:p>
        </text:list-item>
        <text:list-item>
          <text:p text:style-name="P259"><text:span text:style-name="T1">Who is in the scene?</text:span> This might be allies, adversaries, bystanders, or (likely) a mixture thereof. The GM may also wish to consider the possibility of other characters “nearby” who aren’t present in the scene immediately, but who might arrive during the scene – such as reinforcements for adversaries who call for backup, or characters who are due to arrive at a specific time. This all will likely take cues from where and when the scene takes place – you’ll likely encounter different characters on a city street at night than inside an office building during the day. When it comes to the player characters, the players decide which of them is present – the GM cannot decide that some of the player characters aren’t there without the players’ agreement.</text:p>
        </text:list-item>
        <text:list-item>
          <text:p text:style-name="P259"><text:span text:style-name="T1">What is happening?</text:span> The who, where, and when are all fair and good, but the scene would not be worth playing out unless something of note was happening. This could be a goal of the player characters, the motivations of some adversary, or some event completely independent of either protagonist or antagonist. What is happening in a scene can be something that started before the scene began, or it can be something that begins while the player characters are there. For the most part, the “what” of a scene should be significant to the player characters, or to the overall adventure.</text:p>
        </text:list-item>
        <text:list-item>
          <text:p text:style-name="P259"><text:span text:style-name="T1">Why is this happening?</text:span> This is also crucial, though the GM may keep this secret from the player characters – determining why something is happening can be the players’ drive to continue the adventure. This will often link into a wider storyline that spans the whole adventure, but this doesn’t have to be the case.</text:p>
        </text:list-item>
      </text:list>
      <text:p text:style-name="P100">When the GM established a scene, they have free reign to answer these questions in any way they see fit, but the answers should have a reasonable link to the adventure or to the player characters’ actions. In general, a scene should follow logically from the scene before it, and many scenes should be driven by the players’ decisions as to where to go and what to do.</text:p>
      <text:p text:style-name="P100">To reiterate, because this is important: the GM may be the one in control of establishing each scene, but those scenes should frequently come about because of the decisions that the players have made. If the players have found a lead in a mystery, then the players may state that their next step is to follow that lead, which answers some of the GM’s questions about the next scene.</text:p>
      <text:p text:style-name="P100">Now, that isn’t to say that things will play out as the players desire. There’s nothing to prevent the GM from having the group ambushed on the way to another destination, for example (though don’t overuse this, as it gets boring fast), or to have the scene involve some factor or element the players didn’t predict.</text:p>
      <text:p text:style-name="P100"><text:soft-page-break/>This balancing act is part of the challenge of being the Gamemaster: balancing the players’ choices and intentions with the influence of things beyond the players’ control. Too much in favor of players, and the game will seem predictable or lack a challenge, while too many things outside of player control can make the players feel like they can’t make an impact.</text:p>
      <text:p text:style-name="P100">Once the fundamental questions of the scene have been answered, the GM’s next job is to flesh that out and present it to the players. This has two aspects, narrative and mechanical, which feed into one another.</text:p>
      <text:p text:style-name="P100">The narrative side of this is simply describing what the player characters can perceive – the sights, sounds, and even smells, tastes, and sensations of being in a specific place, at a specific time, with a specific group of people, and so forth.</text:p>
      <text:p text:style-name="P100">The mechanical side relies on that description and builds upon it. The most important details present in the scene receive mechanical weight and representation as <text:span text:style-name="T1">Traits</text:span>, as described in <text:span text:style-name="T1">Chapter 1: Core Rules</text:span>. The GM should point out and note down a few Traits for the scene, which serve both as part of the description of the scene and highlight elements that the players might want to try interacting with or obstacles that they may need to overcome.</text:p>
      <text:p text:style-name="P106"><text:span text:style-name="T4">Sometimes, some of these Traits may be </text:span><text:span text:style-name="T5">Advantages</text:span><text:span text:style-name="T4"> or </text:span><text:span text:style-name="T5">Complications</text:span><text:span text:style-name="T4">, if they are biased one way or another, or if characters involved have made a point of establishing some beneficial features, but most Traits established at the start of a scene should be ordinary Traits that don’t inherently favor one side or the other, such as </text:span><text:span text:style-name="Emphasis"><text:span text:style-name="T4">Crowded Streets</text:span></text:span><text:span text:style-name="T4"> or </text:span><text:span text:style-name="Emphasis"><text:span text:style-name="T4">Dark</text:span></text:span><text:span text:style-name="T4"> or </text:span><text:span text:style-name="Emphasis"><text:span text:style-name="T4">Howling Wind</text:span></text:span><text:span text:style-name="T4">, and so forth.</text:span></text:p>
      <text:h text:style-name="P38" text:outline-level="6"><text:bookmark text:name="Scene_Framing_Tricks"/><text:span text:style-name="T17">Scene Framing Tricks</text:span></text:h>
      <text:p text:style-name="P323">There are a few tried and true ways for the GM to vary scene framing to produce different effects, feelings, and styles. Using them separately, or in conjunction with one another, can give the GM a wider range of ways to present new scenes.</text:p>
      <text:list xml:id="list3573663433" text:style-name="L237">
        <text:list-item>
          <text:p text:style-name="P367"><text:span text:style-name="T1">Why Are You Here?</text:span> Sometimes a scene will begin without a clear idea of why the player characters are there. This is common at the start of adventures, especially when framing the opening scene. The simple trick of asking each player why their character is present can both inform the situation and provide ideas and context that the GM may not have thought of.</text:p>
        </text:list-item>
        <text:list-item>
          <text:p text:style-name="P350"><text:span text:style-name="T1">Framing After Arrival</text:span>: The GM does not need to frame a scene with the characters walking in the front door: that’s likely to become boring and predictable quickly. Often, what the characters want to achieve is already known when the scene is established, so it’s sometimes useful to skip the ‘empty space’ of the scene. Instead of describing the characters arriving, describe them already there (they arrived a while ago, and are in the middle of their business) or leaving (they’ve done what they wanted to do and are now on their way out).</text:p>
        </text:list-item>
        <text:list-item>
          <text:p text:style-name="P355"><text:span text:style-name="T8">In Medias Res</text:span><text:span text:style-name="T7">: This is a Latin phrase meaning “in the middle of things”. Occasionally starting a scene in the middle of the action – during a chase, a gunfight, an intense interrogation, or similar – is an interesting way to shake things up. Used at the start of an adventure, it can also be referred to as a “Cold </text:span><text:soft-page-break/><text:span text:style-name="T7">Open” (essentially, skipping the introduction and starting ‘cold’), especially when combined with “Why Are You Here?” above; used in this way, these techniques can kick off an adventure in a powerful and memorable way. These kinds of scenes will often lead into, or foreshadow, something later, but an alternative type of </text:span><text:span text:style-name="Emphasis"><text:span text:style-name="T7">In Medias Res</text:span></text:span><text:span text:style-name="T7"> introduction may have nothing to do with the main plot (or </text:span><text:span text:style-name="Emphasis"><text:span text:style-name="T7">appear</text:span></text:span><text:span text:style-name="T7"> to have nothing to do with it), instead serving as an opportunity to show off the protagonists’ skills in a quick action scene.</text:span></text:p>
        </text:list-item>
      </text:list>
      <text:h text:style-name="P35" text:outline-level="6"/>
      <text:h text:style-name="P37" text:outline-level="6"><text:bookmark text:name="Traits_on_the_Fly"/>Traits on the Fly</text:h>
      <text:p text:style-name="P323">Traits don’t need to be formally defined. If the GM and players are comfortable with it, the matter of Traits can be left informal, handled by the GM as a natural part of play. Indeed, this makes it easier to emphasize or deemphasize different Traits as the situation demands.</text:p>
      <text:p text:style-name="P328"><text:span text:style-name="T7">In this situation, the GM applies the influence of Traits by themselves as a natural part of adjudicating the game, without specifically referring to them as Traits: rather than having a </text:span><text:span text:style-name="Emphasis"><text:span text:style-name="T7">torrential rain</text:span></text:span><text:span text:style-name="T7"> Trait in play, the GM simply applies the effects of the rain when they feel it’s relevant.</text:span></text:p>
      <text:p text:style-name="P323">This does somewhat lessen the players’ ability to interact with Traits as a mechanic, but this may suit some groups who care less about the mechanics and more about the story.</text:p>
      <text:h text:style-name="P37" text:outline-level="6"><text:bookmark text:name="Traits_Front_and_Center"/>Traits Front and Center</text:h>
      <text:p text:style-name="P323">If emphasizing Traits as a core part of the game, the GM is encouraged to note down Traits – or perhaps only the most important Traits – and place them in full view of all the players, perhaps on an index card or other note-paper. This allows the players to see what the most important parts of the scene are, as well as how that changes as the scene progresses, and interact with those Traits both in a narrative sense (as their characters) and a mechanical sense.</text:p>
      <text:p text:style-name="P323">This can be a little distracting, or it can detract from the players’ immersion in the situation, but it sits better with players who want to engage with the game’s mechanics in more depth.</text:p>
      <text:p text:style-name="P100"/>
      <text:p text:style-name="P100">Another element that requires the GM’s consideration here is Threat, which will be examined in detail later, but which should be thought about in brief here.</text:p>
      <text:p text:style-name="P100">While the GM doesn’t have to spend Threat for anything they introduce as part of establishing a scene, that doesn’t mean that Threat can be ignored during this process. Rather, the GM may wish to consider a few different ways that Threat could be gained or used during that scene and establish those possibilities in their description of the scene. An example of this might be describing an alarm, which could be triggered to add to Threat, and the fact that <text:soft-page-break/>there are other enemies nearby which could be called in by spending Threat. Alternately, unstable terrain could be a few points of Threat away from crumbling or collapsing, shifting the scene’s terrain. These kind of Threat triggers will be discussed in more detail later.</text:p>
      <text:p text:style-name="P100">Once these things are done – and they will invariably take less time to do than they have taken to explain – the scene can begin.</text:p>
      <text:h text:style-name="P13" text:outline-level="3"><text:bookmark text:name="Playing_Things_Out"/>Playing Things Out</text:h>
      <text:p text:style-name="P100">When the scene begins, players take the lead, and the Gamemaster steps back a little. Where setting scenes is where the GM has the most power, it is within scenes that the characters have an opportunity to shine, and the GM should endeavour to help the players show off their characters… especially where that means confronting those characters with challenging obstacles to overcome and deadly perils to survive, because seeing a character when things are hard is often the most satisfying way to engage with the game and the story.</text:p>
      <text:p text:style-name="P100">During a scene, the GM’s involvement is more limited, relying on the actions of NPCs and uses of Threat to alter things and respond to the actions of the player characters. This places the player characters front-and-Center in the action, while giving the GM the tools to amp up the tension and test the player characters’ capabilities.</text:p>
      <text:p text:style-name="P100">Within a scene, the players will want their characters to do things. It’s the GM’s responsibility to adjudicate those things, to decide if those things are possible, and to determine what happens afterwards. In a lot of cases, this will be a simple matter, as many of the things the player characters do will be things that anyone can do, and the outcome will be obvious. In the cases that aren’t simple, however, the GM can rely on the rules for assistance.</text:p>
      <text:p text:style-name="P100">When a player decides that they wish their character to do something, the rules and guidelines for Tests, described in <text:span text:style-name="T1">Chapter 1: Core Rules</text:span>, provide a foundation: each time this happens, the GM responds with “yes”, “no”, or “maybe”.</text:p>
      <text:list xml:id="list2122139024" text:style-name="L238">
        <text:list-item>
          <text:p text:style-name="P260">The Gamemaster should answer <text:span text:style-name="T1">Yes</text:span> if the action or activity is something that can be achieved easily and without risk or peril. The GM is free to frame this answer with some condition, such as explaining that the action will take time, or that it will draw attention, or have some other potential consequence; this kind of condition is often referred to as “<text:span text:style-name="T1">Yes, but…</text:span>”</text:p>
        </text:list-item>
        <text:list-item>
          <text:p text:style-name="P260">The Gamemaster should answer <text:span text:style-name="T1">No</text:span> if the action or activity is something that cannot be achieved at all. The GM is free to state that there might be some circumstances where the action could be performed, such as obtaining the right tools, special materials, or obscure knowledge, or specialized assistance; this is often referred to as “<text:span text:style-name="T1">No, but…</text:span>”</text:p>
        </text:list-item>
        <text:list-item>
          <text:p text:style-name="P260">The Gamemaster should answer <text:span text:style-name="T1">Maybe</text:span> if the action or activity is something that might be possible. In this case, the character may attempt a Skill Test to see if they succeed.</text:p>
        </text:list-item>
      </text:list>
      <text:h text:style-name="P38" text:outline-level="6"><text:bookmark text:name="Action_Assumptions"/><text:soft-page-break/><text:span text:style-name="T17">Action Assumptions</text:span></text:h>
      <text:p text:style-name="P328"><text:span text:style-name="T7">As a useful rule of thumb, the Gamemaster should assume that player characters are competent, driven, and capable when determining whether an action is possible. In general, a player character should be able to accomplish anything given enough time, the right tools, the right knowledge, the opportunity to concentrate, and the absence of serious risk or peril. Skill Tests (or “no” answers) will often come in situations where the character lacks one or more of those factors, framing the action as “can the character achieve their goal </text:span><text:span text:style-name="Emphasis"><text:span text:style-name="T7">in this situation</text:span></text:span><text:span text:style-name="T7">”. In a similar way, a character’s Attributes and Skills can be thought of as how good the character is at applying their strengths and their knowledge when under pressure.</text:span></text:p>
      <text:list xml:id="list640502436" text:style-name="L239">
        <text:list-item>
          <text:p text:style-name="P368">Time comes from the situation, and time pressure is a common problem posed in adventures.</text:p>
        </text:list-item>
        <text:list-item>
          <text:p text:style-name="P351">Tools are either carried by the character, or must be located during play, and lack of tools is a common Complication.</text:p>
        </text:list-item>
        <text:list-item>
          <text:p text:style-name="P351">Knowledge is a little more ephemeral, and it may be innate to the character (represented by a Trait or a Focus) or come from research and study (taking time and effort to create an appropriate Advantage). Lack of knowledge may often lead to increased difficulty or increased chance of mishaps.</text:p>
        </text:list-item>
        <text:list-item>
          <text:p text:style-name="P351">The opportunity to concentrate relies on a lack of distractions. Action scenes such as combat are a common form of distraction.</text:p>
        </text:list-item>
        <text:list-item>
          <text:p text:style-name="P351">Absence of risk or peril allows a character to keep trying even if they make mistakes, succeeding through trial and error. A risky or perilous task means a character can’t rely on being able to try again if they fail.</text:p>
        </text:list-item>
      </text:list>
      <text:p text:style-name="P329">Similarly, this kind of framing also means that failure isn’t a matter of incompetence: a character doesn’t fail because they screwed up, but rather because something prevented them succeeding. They didn’t have enough time, they didn’t have the chance to focus, they didn’t have the right tools, something or someone interrupted them, or something else of that nature.</text:p>
      <text:p text:style-name="P100"/>
      <text:p text:style-name="P100">Skill Tests can also be used in a “yes, but” situation, if the player wishes to avoid the condition or consequence; this is an ideal situation to use the <text:span text:style-name="T1">Success at Cost</text:span> rule, as the test is about whether the character can avoid the consequence, rather than seeing if they can succeed. Similarly, “no, but” results can also prompt Skill Tests, as characters seek to engineer the circumstances that make an action possible. Additional guidance for GMing Skill Tests can be found in their own section, later in this chapter.</text:p>
      <text:p text:style-name="P100">Regardless of how the action is resolved, however, the GM is responsible for describing what happens next. The situation will change in response to the actions of characters, both those of the players, and NPCs under the GM’s control. The GM may ask the players for their input here, especially where the action heavily involves them – a player character’s successes, and their failures, can be given to the player to narrate, within reason – but the GM gets to decide how the world around the PCs (and the NPCs in that world) responds to those actions.</text:p>
      <text:p text:style-name="P100"><text:soft-page-break/>This response can take many forms. The players’ actions could see the scene concluded, with the consequences influencing the next scene, or those actions could be one small part of a larger sequence of events, with adversaries and allies taking their own actions, which in turn prompt more actions from the player characters, and so forth. This will vary based entirely on the scene itself: a scene that is merely a brief conversation between two characters may resolve quickly and with few or no dice rolls, while an intense chase or battle might take many rolls and a greater use of the rules to resolve.</text:p>
      <text:p text:style-name="P100">Aside from the actions of GM-controlled characters (any NPCs not directly commanded by the players), the way that the Gamemaster can influence a scene in progress is by spending Threat, which will often be generated by actions and events within the scene itself. These opportunities for Threat use will often be elements of the scene itself, described when the scene was introduced, or created by the actions of characters within the scene. This will be described in full in the <text:span text:style-name="T1">Threat</text:span> section, later in this chapter.</text:p>
      <text:h text:style-name="P13" text:outline-level="3"><text:bookmark text:name="Wrapping_Things_Up_and_Moving_On"/>Wrapping Things Up, and Moving On</text:h>
      <text:p text:style-name="P100">Concluding a scene is as important as starting a new one; indeed, the two are linked, because how the Gamemaster ends one scene will feed into the start of subsequent scenes.</text:p>
      <text:p text:style-name="P100">A scene concludes at a point where there is nothing worthwhile left to do in that place and at that time. If the players decide that they want to leave the area, then that’s a call for a new scene. If the players haven’t got anything else to do right now – perhaps they’re on a stakeout, waiting for an enemy to arrive – then that’s a call for a new scene too. If the group is split and the action needs to move to the other part of the group for a while, that’s a new scene as well. In most cases, it should be obvious when a scene has ended, as scenes tend to come to a natural conclusion by themselves. The GM also has the means to conclude a scene prematurely, but this should be somewhat rare as it costs a considerable amount of Threat to do.</text:p>
      <text:p text:style-name="P100">Concluding a scene often starts with a brief description of the state things are in as the scene ends, especially if the scene is dramatic or action-packed, perhaps describing the last fleeing enemy, or bystanders emerging in the aftermath, or the sounds of emergency services drawing near.</text:p>
      <text:p text:style-name="P100">The GM should then ask the players what they want to do next. This, more than anything else, should provide a direction to take the adventure, even if things don’t turn out quite how the players expect. The players may have an idea for this immediately, or they may want to discuss it amongst themselves briefly.</text:p>
      <text:p text:style-name="P100">Alongside this, attend to minor rules “upkeep”: remind the players to remove all their current Stress, and end any other effects that last until the end of the scene (most Complications fall into this category), and to remove a point from their Momentum pool (if they have any left). If the scene was important or especially significant, consider awarding the players a Fortune point each.</text:p>
      <text:p text:style-name="P100">The GM should also think about the events that took place in the scene, and then consider if any of them will have long-term consequences or repercussions, or if there are any threads or <text:soft-page-break/>elements of that scene which haven’t yet been resolved. These may not be immediately relevant in the next scene, but they might impact later scenes, lay the foundation for later adventures, or provide inspiration for Complications and uses of Threat in later scenes.</text:p>
      <text:h text:style-name="P38" text:outline-level="6"><text:bookmark text:name="No_Time_to_Rest"/><text:span text:style-name="T17">No Time to Rest</text:span></text:h>
      <text:p text:style-name="P323">One option the GM has at the end of a scene is to rush or hurry the players. If the next scene is only a short time later, with no opportunity to rest between them – perhaps the characters haven’t had time to stop, or the next scene begins only moments later – the GM may spend 2 Threat to reflect this.</text:p>
      <text:p text:style-name="P323">If the GM spends Threat for this, the players do not remove any of the Stress they’ve suffered, and lingering effects from the previous scene don’t end… but they also don’t lose any Momentum at the end of the scene. This connects the two scenes in such a way that the short-term effects from one scene carry over into the next.</text:p>
      <text:h text:style-name="P6" text:outline-level="2"><text:bookmark text:name="Skill_Tests_and_Challenges"/>Skill Tests and Challenges</text:h>
      <text:p text:style-name="P108">Almost any activity where there is doubt in the outcome, where failure or Complications are interesting, or where the degree of success is important can be regarded as one or more Skill Tests. A single Skill Test represents an activity attempting to succeed despite resistance or conflict. Skill Tests should, realistically speaking, be actions completed in one sitting or a short amount of time: searching for clues, repairing a car, or negotiating with a suspect are all examples of a single Skill Test.</text:p>
      <text:p text:style-name="P100">As outlined in <text:span text:style-name="T1">Chapter 1: Core Rules</text:span>, a Skill Test requires the player to roll two or more d20s, attempting to score equal to or less than a Target Number made from one of the character’s Attributes and one of their Skills. It’s the Gamemaster, along with input from the player involved, who chooses which Attribute and Skill combination to use for the Target Number, as well as which Focus applies, if any. It’s also the GM’s role to decide on the Skill Test’s Difficulty, on what consequences there are for failure, and what effect Mishaps and Momentum may have on the outcome.</text:p>
      <text:h text:style-name="P38" text:outline-level="6"><text:bookmark text:name="Rules_as_Written"/><text:span text:style-name="T17">Rules as Written</text:span></text:h>
      <text:p text:style-name="P323">In a lot of cases, especially in combat, different situations present default Attribute and Skill combinations, standard Difficulties, and standard consequences for failure, along with specific uses for Momentum and specific effects for Mishaps.</text:p>
      <text:p text:style-name="P323">These are to provide a reliable, predictable baseline so that players can make reasonable plans and have reasonable expectations for how events may play out. However, the GM is free to change those details as circumstances dictate, if a situation is markedly different to the norm.</text:p>
      <text:p text:style-name="P323"><text:soft-page-break/>The GM should be careful about making such changes, and they should make any changes clear to the players in that situation so that they’re aware that the situation is unusual in some way. It’s also recommended that the GM be consistent in how and when they apply such changes, to maintain those reasonable expectations: players uncertain about what they can and can’t do may be less willing or able to engage with the adventure.</text:p>
      <text:p text:style-name="P323">In a similar way, the players can suggest changes of their own if the circumstances fit; perhaps they think a different Attribute might be more fitting in this case, or they want to use Momentum in a specific way not covered by the rules. The GM is encouraged to consider these, and possibly to negotiate with the players briefly about changes of this nature: perhaps a player-suggested method is possible, but it’s riskier, so the Mishap Range goes up, or perhaps it alters the consequences of failure in some way.</text:p>
      <text:h text:style-name="P13" text:outline-level="3"><text:bookmark text:name="Using_Traits"/>Using Traits</text:h>
      <text:p text:style-name="P100">Traits – including Advantages and Complications – form a framework that assists the GM while framing a scene, by highlighting circumstances that may affect characters in some way, shape, or form. Traits are a versatile tool, and a mixture of them is a useful way to establish situations and environments that characters can navigate or confront effectively.</text:p>
      <text:p text:style-name="P100">In the simplest terms, a Trait is a description of something that has been given mechanical ‘weight’ – that description can influence the game mechanics. Traits always describe things that are true about the situation, location, or character, and in turn, if the thing that a Trait describes stops being true, the Trait changes or vanishes as well. Traits aren’t inherently advantageous or problematic, but they have the potential to be either or both those things. Traits help the GM define what is possible or impossible in a situation, and help the GM determine how difficult some things are to accomplish.</text:p>
      <text:p text:style-name="P100">Traits can:</text:p>
      <text:list xml:id="list2721908099" text:style-name="L240">
        <text:list-item>
          <text:p text:style-name="P261">Make an activity easier (-1 Difficulty on a Skill Test)</text:p>
        </text:list-item>
        <text:list-item>
          <text:p text:style-name="P261">Make an activity harder (+1 Difficulty on a Skill Test, or require a Skill Test where success would normally be automatic)</text:p>
        </text:list-item>
        <text:list-item>
          <text:p text:style-name="P261">Make an activity possible where it wouldn’t be normally</text:p>
        </text:list-item>
        <text:list-item>
          <text:p text:style-name="P261">Make an activity impossible where it would normally be possible</text:p>
        </text:list-item>
      </text:list>
      <text:p text:style-name="P106"><text:span text:style-name="T4">In general, +1 and -1 Difficulty will be the most commonly-used effects of a Trait, but they are far from the only ones. The GM can use the existence of a Trait to justify various bonuses and penalties as the situation demands; these might be extra damage effects, bonus Challenge Dice to attacks or resistance, increased Mishap Range, heightened consequences, and similar effects. For example, if an enemy has a Complication that describes a weakness in its armor, that may grant an attacker the </text:span><text:span text:style-name="Emphasis"><text:span text:style-name="T4">Piercing 2</text:span></text:span><text:span text:style-name="T4"> damage effect on their attacks.</text:span></text:p>
      <text:p text:style-name="P106"><text:span text:style-name="T4">The use of narrative permissions – deciding whether an activity is possible or not – is no less useful an option, particularly as those permissions can be </text:span><text:span text:style-name="Emphasis"><text:span text:style-name="T4">temporary</text:span></text:span><text:span text:style-name="T4">. Removing a Trait that </text:span><text:soft-page-break/><text:span text:style-name="T4">makes a Skill Test impossible or creating an Advantage that makes the impossible possible are good ways to handle abstract or unusual approaches to problem-solving mechanically, and they can help the players and GM alike add extra impact to the events unfolding.</text:span></text:p>
      <text:p text:style-name="P100">Traits are most often created at the start of a scene, and last for as long as they remain true… which is normally the end of that scene. If the next scene takes place in the same location, then Traits relating to that location may remain, but ones tied to people, situations, or which are time-sensitive, may change accordingly. Persistent character Traits will naturally follow the character around, though temporary ones (reflecting minor injuries, emotional states, and similar) may not linger in the same way. Situational Traits – typically including the kinds of Advantages and Complications that characters can create – seldom last long, normally vanishing after a few rounds in combat, or lasting until the end of the scene at most.</text:p>
      <text:p text:style-name="P106"><text:span text:style-name="T4">Especially potent Traits may be stacked: this is indicated by a number after the Trait’s name. A </text:span><text:span text:style-name="Emphasis"><text:span text:style-name="T4">Dense Smoke 2</text:span></text:span><text:span text:style-name="T4"> Trait will have twice as much effect on the situation as an ordinary Trait, perhaps increasing Difficulties by 2, or having two different effects.</text:span></text:p>
      <text:h text:style-name="P18" text:outline-level="4"><text:bookmark text:name="Advantages"/>Advantages</text:h>
      <text:p text:style-name="P100">Advantages are Traits that are inherently advantageous to characters and will only ever provide a benefit. Advantages come about mostly from equipment, Momentum spends, or Threat spends in the case of NPCs. They reduce Difficulties for characters attempting Skill Tests related to the Advantage, or make that Task possible where it normally wouldn’t have been. Advantages can be shared, as either a new location or situation Trait, or can be personal to a character as a Character Trait. The GM may spend Threat just as players spend Momentum, creating Advantages for NPCs during a scene. Advantages can never create a problem for their owner, though they could prove problematic for the owner’s enemies – characters may create an Advantage that hinder enemies rather than helping themselves.</text:p>
      <text:h text:style-name="P18" text:outline-level="4"><text:bookmark text:name="Complications"/>Complications</text:h>
      <text:p text:style-name="P100">Complications are Traits that get in the way or complicate a character’s actions. They either increase a Skill Test’s Difficulty or make it impossible where normally it would have been possible. Complications allow for creative additions or changes to your scenes and is the type of Trait the Gamemaster has most control over during play. This creates a new obstacle for the Player Characters, which may set up new encounters and new challenges, especially when combined with existing ones. But Complications aren’t insurmountable, and Players should be able to overcome those setbacks with a Skill Test (normally Difficulty 2) or a short Challenge.</text:p>
      <text:h text:style-name="P38" text:outline-level="6"><text:bookmark text:name="Adjudicating_Traits_or_Because_X_Y"/><text:span text:style-name="T17">Adjudicating Traits, or “Because X, Y”</text:span></text:h>
      <text:p text:style-name="P323">Handling Traits in play may seem daunting, especially if there’s a lot of them in play. In practice, however, judging whether (and how) a Trait applies can be quite straightforward. Each Trait can be placed into a simple statement, such as one of those <text:soft-page-break/>below, and if that statement makes sense, then it applies. If it doesn’t make sense, then it doesn’t apply.</text:p>
      <text:list xml:id="list1031278886" text:style-name="L241">
        <text:list-item>
          <text:p text:style-name="P369">Because I am [Character Trait], this activity is…</text:p>
        </text:list-item>
        <text:list-item>
          <text:p text:style-name="P352">Because of [Situation or Location Trait], this activity is…</text:p>
        </text:list-item>
        <text:list-item>
          <text:p text:style-name="P352">Because I have [Equipment Trait], this activity is…</text:p>
        </text:list-item>
      </text:list>
      <text:p text:style-name="P329">The end of each of those statements is one of “easier”, “harder”, “possible”, or “impossible”.</text:p>
      <text:p text:style-name="P325">At the simplest level, that’s as far as the GM needs to go: if the statement ends with “easier”, reduce the Difficulty, if the statement ends with “harder”, increase the Difficulty. If the statement ends with “possible”, then the activity can be attempted while the Trait applies, while if it ends with “impossible”, then it can’t be attempted while that Trait applies.</text:p>
      <text:h text:style-name="P13" text:outline-level="3"><text:bookmark text:name="Test_Difficulty"/>Test Difficulty</text:h>
      <text:p text:style-name="P100">Difficulties represent how challenging a Skill Test is, based on environment, opposition, obstacles, and similar factors. Traits are a key part of this, and while most basic Skill Tests have a Difficulty of 1 or 2, it’s important to remember that the GM sets the final Difficulty, and thus can increase the required number of successes accordingly. Traits representing hazardous environments, obscurity of information, a lack of preparation or appropriate tools, or other problems can all increase the Difficulty of routine Skill Tests. If it feels appropriate that a situation should increase the Difficulty of a Skill Test, then the GM has the freedom to do that.</text:p>
      <text:p text:style-name="P100">Structuring the timing of these Difficulties in a game session can also be a consideration. Starting a scene with a Difficulty 4 or 5 test isn’t recommended unless the scene absolutely demands it; there’s always the possibility to ramp up the Difficulty of Tests as the action progresses, using Complications and by spending Threat. On the other side of things, if something is necessary for the story to continue, then keep the Difficulty low or allow Success at a Cost to ensure that a failed Skill Test can’t easily stall progress. In general, a variety of Difficulties, rising and falling throughout the session, is often an appropriate tool for pacing an adventure.</text:p>
      <text:p text:style-name="P100">Environmental Traits adjust the Difficulty of Skill Test, based on whether they are helpful or a hindrance to a character, and such a Trait may be beneficial in some ways and problematic in others: a heavily-crowded area may make it easier to avoid notice, but it’ll make rapid movement more difficult. Think carefully about the circumstances of a scene, taking note of the Traits, Advantages, and Complications, and judge the Difficulty accordingly.</text:p>
      <text:p text:style-name="P100">Finally, making judgements based on the mood and preferences of the players is also key to the Difficulty of Skill Tests. Few groups enjoy constantly having to beat the odds by facing an abundance of Difficulty 4 or 5 tests, while some revel rising to such challenges. If the group has just faced off against a difficult opponent, tension will have been running high, so allowing a few easier Skill Tests will help release that tension, giving players a bit of a break and <text:soft-page-break/>allowing them to generate some much-needed Momentum. And, sometimes players just have a bad night with a string of unlucky rolls; nobody thinks badly of a GM who eases off the pressure when the dice are falling badly, if it allows the fun and the story to continue.</text:p>
      <text:h text:style-name="P38" text:outline-level="6"><text:bookmark text:name="Threat_Momentum_and_Test_Difficulty"/><text:span text:style-name="T17">Threat, Momentum, and Test Difficulty</text:span></text:h>
      <text:p text:style-name="P323">While Traits – particularly Advantages and Complications – can have a lasting impact upon the Difficulty of Skill Tests, short-term Difficulty changes can often come about because of uses of Momentum or Threat.</text:p>
      <text:p text:style-name="P323">These options can be used when a situation becomes momentarily more Difficult, either because of the vagaries of some environmental factor (such as smoke, or a crowd, or something similar; this may be represented by a Trait, where the Trait alone may not be reason enough to increase the Test’s Difficulty) or because of the actions of another character creating a distraction, obstruction, or other problem.</text:p>
      <text:p text:style-name="P323">Regardless of how they are used, increasing Difficulty by spending Momentum or Threat must be done before the decision to buy bonus d20s for that Test is made: it would be decidedly unfair to see if a player wants to buy any dice before choosing to increase the Difficulty.</text:p>
      <text:h text:style-name="P13" text:outline-level="3"><text:bookmark text:name="Risks_Costs_and_Consequences"/>Risks, Costs, and Consequences</text:h>
      <text:p text:style-name="P100">A crucial part of adjudicating a Skill Test, and one commonly overlooked, is the effects of failure. If the Skill Test is to avoid some dangerous effect or situation, then the effects of failure are obvious: the character didn’t avoid the danger. But in situations where a character is attempting to achieve something, it is important to determine what will happen if they fail to achieve their goal; after all, if there’s no cost or consequence for their failure, then why didn’t they just succeed automatically?</text:p>
      <text:p text:style-name="P100">Risks, costs, and consequences are all different ways to express “what goes wrong”. They don’t necessarily represent something going irrevocably wrong, but rather help to provide the GM with a sense of nuance about what could go wrong from a Skill Test, and in turn convey those potential problems to the players. There’s a lot of overlap between the three ideas, but in general terms, they can be described as follows:</text:p>
      <text:list xml:id="list1625929437" text:style-name="L242">
        <text:list-item>
          <text:p text:style-name="P311"><text:span text:style-name="T4">A </text:span><text:span text:style-name="T5">risk</text:span><text:span text:style-name="T4"> is something that </text:span><text:span text:style-name="Emphasis"><text:span text:style-name="T4">might</text:span></text:span><text:span text:style-name="T4"> happen because of a Skill Test. It isn’t guaranteed to happen, but it could occur if the player suffers a Mishap. It doesn’t change whether the Test succeeds, but it might still change the outcome one way or another.</text:span></text:p>
        </text:list-item>
        <text:list-item>
          <text:p text:style-name="P262">A <text:span text:style-name="T1">cost</text:span> is something that must be paid or faced to get a desired outcome, but which can be avoided. This turns up with the option to <text:span text:style-name="T1">Succeed at Cost</text:span> (where a failed Skill Test allows the character to get minimum success if they also suffer a Mishap), but the GM may frame a cost for allowing a Skill Test to be attempted in the first place.</text:p>
        </text:list-item>
        <text:list-item>
          <text:p text:style-name="P311"><text:span text:style-name="T4">A </text:span><text:span text:style-name="T5">consequence</text:span><text:span text:style-name="T4"> is something that </text:span><text:span text:style-name="Emphasis"><text:span text:style-name="T4">will</text:span></text:span><text:span text:style-name="T4"> happen because of action; it might be the result of a failed test, or it might come automatically if the Test is even attempted.</text:span></text:p>
        </text:list-item>
      </text:list>
      <text:p text:style-name="P100"><text:soft-page-break/>When setting the Difficulty of a Skill Test, the GM should consider the things that could go wrong. These can naturally serve as inspiration for how to handle any Mishaps that may occur, but they can also serve as the result of a failed test. Similarly, if a player wants to attempt something that is particularly tough or challenging, or which shouldn’t be too straightforward to attempt, it may be worthwhile considering a cost for that Test. These are all powerful tools for the GM, that can be interwoven with all the other rules of the game to create something thrilling, dynamic, and evocative.</text:p>
      <text:p text:style-name="P100">Of course, it’s easy to simply say “think of the things that could go wrong”, but it’s harder to do that in practice, at least without some guidance or experience. Fortunately, fiction provides us with a variety of different problems that occur frequently, and which can serve as inspiration.</text:p>
      <text:list xml:id="list1872771169" text:style-name="L243">
        <text:list-item>
          <text:p text:style-name="P263"><text:span text:style-name="T1">Price</text:span>: A straightforward problem is a price, usually in the form of lost resources. This might be a character’s Assets, Reloads, or some other tangible resource, but it could easily be a loss of Momentum or Fortune (though Fortune loss should be used sparingly as a problem), or adding to Threat, or even something like losing an Advantage or suffering a Complication.</text:p>
        </text:list-item>
        <text:list-item>
          <text:p text:style-name="P263"><text:span text:style-name="T1">Harm</text:span>: Equally straightforward: suffering damage and risking injury or trauma is useful as a risk, cost, or consequence. A quick damage roll (either physical or mental), or the application of some Fatigue are appropriate instances of this problem.</text:p>
        </text:list-item>
        <text:list-item>
          <text:p text:style-name="P263"><text:span text:style-name="T1">Revelation</text:span>: The character reveals something that they didn’t intend to, such as something they know, or even where they are. Alternatively, the character may learn something that they wish wasn’t true which could complicate later actions, such as finding that the enemy leader has extra guards, or that they are about to head somewhere else. Revelations can be useful ways for the GM to introduce new ways to spend Threat or set up other problems like time pressure.</text:p>
        </text:list-item>
        <text:list-item>
          <text:p text:style-name="P263"><text:span text:style-name="T1">Confusion</text:span>: The character miscommunicates or otherwise creates uncertainty, leading to upset, poor timing, offense, or misunderstanding. Only applicable where there’s an audience, confusion can lead to problems with teamwork or make it so that an adversary responds in an unexpected manner.</text:p>
        </text:list-item>
        <text:list-item>
          <text:p text:style-name="P263"><text:span text:style-name="T1">Waste</text:span>: Like price, but where a price is intentional, waste is the misuse or misapplication of resources. This is useful in situations where a character might already have the option to use those resources: a character firing a gun may lose Reloads by wasting ammo, for example. Alternatively, waste may represent being inefficient or reckless in some other way, perhaps with a character leaving themselves exposed to reprisals, or putting themselves in a position where they can’t easily follow-up (in a conflict, a character may find themselves unable to keep the initiative or make a reaction, or they lose some other defensive benefit).</text:p>
        </text:list-item>
        <text:list-item>
          <text:p text:style-name="P263"><text:span text:style-name="T1">Ineffectiveness</text:span>: The effect of the Skill Test is less than expected in some way, or the character’s success is only partial or incomplete. The character still gets the minimum of what they wanted to achieve, but that success is imperfect and may result in problems. This might reduce the damage of an attack, or it may mean that a distraction doesn’t occupy an adversary for as long as desired.</text:p>
        </text:list-item>
        <text:list-item>
          <text:p text:style-name="P312"><text:soft-page-break/><text:span text:style-name="T5">Overkill</text:span><text:span text:style-name="T4">: The character succeeds </text:span><text:span text:style-name="Emphasis"><text:span text:style-name="T4">too well</text:span></text:span><text:span text:style-name="T4">. The character becomes a victim of their own success, gaining unintended effects from the outcome. A lie told to gain access somewhere causes the guard to treat you as a VIP. A disguise attracts the attention of people other than your intended target. A bomb to blow a hole in a wall also makes the ceiling above unstable. A gunshot goes through the target and hits a bystander as well.</text:span></text:p>
        </text:list-item>
        <text:list-item>
          <text:p text:style-name="P263"><text:span text:style-name="T1">Delay</text:span>: Sometimes, things just take longer than anticipated. This is already built into the rules for time pressure, where a Mishap can cause the Skill Test to take an extra Interval, but it can apply just as well to other situations. Perhaps a delay allows the enemy to prepare for the characters’ arrival, or it allows pursuing guards to catch up. Perhaps a delay means the character can’t join the rest of the group in the next scene (maybe they’ll turn up part-way through the scene instead of at the start), or it means they can’t be chosen to act first in the next Round.</text:p>
        </text:list-item>
        <text:list-item>
          <text:p text:style-name="P263"><text:span text:style-name="T1">Closed Path</text:span>: A possible problem is that a specific way of doing something is no longer possible, at least in the short term, and the characters will have to find a different approach. A character tries picking a lock to find that the door is bolted shut. A character can no longer rely on a specific informant or ally. Witnesses are too scared to come forward.</text:p>
        </text:list-item>
      </text:list>
      <text:p text:style-name="P100">In practice, many of these may end up having similar outcomes, but they are useful starting points to consider when deciding the outcomes of different Skill Tests.</text:p>
      <text:p text:style-name="P100">More than that, they can also be used to help structure problematic situations: a situation may be presented as a series of overlapping, interlocking problems, each of which is part of a Trait, and each of which can be ‘disarmed’. This kind of structure is ideal for Challenges, and it’s a great way to design heists and similar situations.</text:p>
      <text:p text:style-name="P100">Of course, the nature of a problem is only half the story. The GM should also consider the severity of problems. This should be relatively straightforward most of the time, but it’s worthy of consideration anyway, as it can be a useful ‘lever’ for the GM to adjust during play.</text:p>
      <text:p text:style-name="P100">The severity of a problem is, in short, how big the problem is. This is something independent of how difficult the Skill Test is – a Skill Test can be extremely difficult, but with only relatively mild consequences, or it could be easy, but with a major cost.</text:p>
      <text:p text:style-name="P100">As a basic guide, we can approach a severity from the perspective of Mishaps, as that ties neatly into the existing framework of Skill Tests – a risk represents a potential Mishap effect, and unsurprisingly the Success at Cost rule ties neatly into the idea of cost, which covers two of the ways these problems are commonly used. While it doesn’t really cover consequences, it’s a useful enough baseline to work with. Mishaps have two universal outcomes – create a Complication or add 2 to Threat – which means that they are useful for quantifying a problem. If a problem is equivalent to two Mishaps, then it’s equal to 4 Threat, for example.</text:p>
      <text:p text:style-name="P106"><text:span text:style-name="T4">And, just as with Difficulty, the GM may spend Threat or apply Traits and Complications to increasing the severity of a problem (though a single Trait or Complication should only have a single effect on a Skill Test at a time). For example, if an area of building has the </text:span><text:span text:style-name="Emphasis"><text:span text:style-name="T4">Unstable</text:span></text:span><text:span text:style-name="T4"> Trait, then the GM may use this to add to the severity of Tests to cross that terrain, while a </text:span><text:span text:style-name="Emphasis"><text:span text:style-name="T4">Poorly Lit</text:span></text:span><text:span text:style-name="T4"> Trait might make Tests for observation somewhat ineffective rather than more </text:span><text:soft-page-break/><text:span text:style-name="T4">difficult. This is where consequences can come in, with Traits providing justification for problems occurring on failed Skill Tests.</text:span></text:p>
      <text:p text:style-name="P100">The Threat section, below, provides guidance for how differing amounts of Threat spent can translate into mechanical effects. In general, however, there’s no hard-and-fast way to measure or quantify some problems: the GM should rely on their judgement and experience, and how the players respond to the problems they face.</text:p>
      <text:h text:style-name="P35" text:outline-level="6"><text:bookmark text:name="Player-Driven_Problems"/>Player-Driven Problems</text:h>
      <text:p text:style-name="P323">While problems are mainly a consideration for the Gamemaster, players can have some input here.</text:p>
      <text:p text:style-name="P323">As already noted, a problem may be represented or caused by something else present in-game, typically a Trait or Complication; players can engage with and eliminate the problem by attempting to remove or circumvent that Trait. This is a useful way of presenting traps and similar artificial hazards, and it encourages creative approaches to problem-solving.</text:p>
      <text:p text:style-name="P323">The other way that players might wish to engage with problems is by adjusting risk and reward. A player may offer to face a problem, or a more severe problem, in exchange for increasing the benefits of success (typically manifesting as bonus Momentum for a successful Skill Test). For example, a character may feel that they could search an office for incriminating evidence more effectively if they weren’t concerned about making noise, increasing the risk of being heart but making it more likely that they’ll find what they’re looking for.</text:p>
      <text:h text:style-name="P13" text:outline-level="3"><text:bookmark text:name="Challenges"/>Challenges</text:h>
      <text:p text:style-name="P100">An over arcing goal or complex situation may call for a Challenge to be structured by the Gamemaster. Challenges are a series of Tests, or even Extended Tests, arranged in such a way as the outcome of one influences or allows for another Task. A Basic Challenge should have its Key Tests described to the Players, these Tests being the tasks the Player Characters need to complete before the overall problem has been overcome. These Key Tests can be attempted and completed independently of each other, however, there are a variety of interesting ways to structure Challenges as we’ll explore below:</text:p>
      <text:h text:style-name="P18" text:outline-level="4"><text:bookmark text:name="Linear_Challenges"/>Linear Challenges</text:h>
      <text:p text:style-name="P100">Skill Tests in a linear Challenge happen one after the other in a series of rolls. The first Skill Test must be completed before the second can be attempted, and so on. This is a limited way of structuring the Challenge but does give clarity to the Players on what they need to do. While it can be a little limiting to player creativity, sometimes situations call for a very specific response or course of action. Linear Challenges are a good way to add a little depth to a Challenge without the need for a lot of bookkeeping.</text:p>
      <text:h text:style-name="P18" text:outline-level="4"><text:bookmark text:name="Gated_Challenges"/><text:soft-page-break/>Gated Challenges</text:h>
      <text:p text:style-name="P100">In a Gated Challenge the Key Tests can only be attempted once specific Tests in the Challenge have been completed. This provides the Players with a little more flexibility, allowing them to approach the Challenge from several angles, or choose from branching options. When building Gated Challenges, you should note your final Task or objective in the middle or at the end of your structure, then place the other Key Tasks around it, indicating what Tasks must be completed before the Players can move onto the others.</text:p>
      <text:h text:style-name="P18" text:outline-level="4"><text:bookmark text:name="Group_Challenges"/>Group Challenges</text:h>
      <text:p text:style-name="P100">When a whole group is attempting a Challenge, it’s important to remember who is helping and where. If a character is Assisting another, then they can’t help another character — they can’t be everywhere at once! Once a Skill Test has been completed, however, it’s feasible that those characters are available to work on another Task. Their attention is also focused on that Test, even if the scene is taking place with the whole group in a confined space. A character who tries to assist on every Task doesn’t provide enough help to anyone. Always use common sense and the circumstances to decide if a character can or can’t assist or attempt a Task. It may be that completing a Task frees them up for another and you should always let the story inform your choice.</text:p>
      <text:h text:style-name="P18" text:outline-level="4"><text:bookmark text:name="Non-Key_Tests"/>Non-Key Tests</text:h>
      <text:p text:style-name="P100">Players may want to spend time preparing for a Key Test, making rolls that don’t attempt to complete the Key Test but instead prepare for it in some way. That’s not a problem and, in this case, you should use your best judgement to frame the Task, and its Difficulty. If successful, completing a non- Key Test could lower the Difficulty of the Key Test or add an Advantage to it, but it alone will never complete the Key Task.</text:p>
      <text:h text:style-name="P18" text:outline-level="4"><text:bookmark text:name="Timed_Challenges"/>Timed Challenges</text:h>
      <text:p text:style-name="P100">Combining the pressure of time, or a deadline, to any of the above structures can add tension to the scenes in which the Challenge takes place, and you should always have consequences in mind if time runs out. You should have a clear idea of how many Intervals the Challenge takes, normally around 2-3 times the number of Key Tests, and you should have a good idea of how long that Interval is: half hour, an hour, a day? Once that’s framed, keep a track of how long Test attempts have taken and how long the Player Characters have left — and if they aren’t aware of that you can build tension by telling them! Task attempts always take 2 Intervals of time, because Players can reduce that to 1 Interval by spending Momentum (though it can also increase due to Mishaps). Also bear in mind that if Players wish to prepare for Tasks, that will take time, too. Don’t be afraid to tick off some Intervals in the process. Ultimately, a combination of time and the structures above can bring some variety to the game and add in some tension or climax once the final Key Tasks are being attempted.</text:p>
      <text:h text:style-name="P18" text:outline-level="4"><text:bookmark text:name="Opposition"/><text:soft-page-break/>Opposition</text:h>
      <text:p text:style-name="P100">Adversaries may be able to interfere with the Player Characters’ plans or even to attempt the same Challenge. In this case, the GM may wish to consider what kind of opposition they provide and how to use that in the Challenge.</text:p>
      <text:p text:style-name="P100">Disruption provides an increase in Difficulty but nothing more, and this could come in the form of traps or preparations NPCs have made before the Player Characters started the Challenge. This is great if the NPCs knew the Player Characters were coming or were clever enough to put into place contingencies if they think their plans would be interfered with.</text:p>
      <text:p text:style-name="P100">If the NPCs are present and can act at the same time as the Player Characters, the GM may want to make the Tasks in the Challenge Opposed Tasks. This represents the NPCs trying to accomplish the same thing as the Players but for a different reason or outcome. It could also be opposition in the form of sabotaging the Players’ actions. As with Opposed Tests, new Advantages or Complications may arise from Momentum or Threat spends, or failed rolls.</text:p>
      <text:p text:style-name="P106"><text:span text:style-name="T4">Contested Challenges form a race for either the Players or the NPCs to complete the Tasks first. In this case, you should resort to a turn order, much like Conflict in </text:span><text:span text:style-name="Emphasis"><text:span text:style-name="T4">Chapter 7</text:span></text:span><text:span text:style-name="T4">. Both sets of characters will attempt a Task but one after the other, back and forth, until every character has been able to act. Take as many rounds as you need for one side to complete the Challenge, at which point the group that didn’t complete it has failed. It could be that you lock off Tasks based on who succeeds first — in which case, the side who cannot attempt the Key Test should take appropriate steps and attempt Tests to unlock that Key Test again. In this situation, the groups effectively take control of certain Tasks once complete, and it should only be done if there are multiple ways of completion, as in a Gated Challenge.</text:span></text:p>
      <text:p text:style-name="P100">The GM should be mindful that groups of characters attempting the same Tests can meet and, if they have different goals, may come into conflict. The GM should thus always be ready for the groups to clash, with the conflict serving as a backdrop for the Challenge.</text:p>
      <text:h text:style-name="P6" text:outline-level="2"><text:bookmark text:name="Threat"/>Threat</text:h>
      <text:p text:style-name="P108">Threat has been discussed briefly in <text:span text:style-name="T1">Chapter 1: Core Rules</text:span>, and then mentioned frequently throughout the other chapters of these rules. While that description is sufficient for players, the Gamemaster needs a deeper understanding of what Threat is, what it represents, what it does, and how it can be employed in play.</text:p>
      <text:p text:style-name="P100">At it’s simplest level, Threat is a mechanic that can be used to raise the stakes of a scene or even a whole adventure. It allows the GM to alter and manipulate elements in a scene without direct action from NPCs, providing and shaping twists, turns, and challenges for the player characters to overcome.</text:p>
      <text:p text:style-name="P100">The Gamemaster begins each adventure with a set amount of Threat based on the number of players in the game, as well as numerous means and opportunities to gain more during play. <text:soft-page-break/>Each adventure will also have numerous opportunities to spend that Threat to empower NPCs, change the situation, and create problems for the player characters. In this way, the Threat pool grows and shrinks as character act and react in each scene.</text:p>
      <text:p text:style-name="P100">Threat is a means of building tension – the more Threat the GM possesses, the greater the likelihood that something will endanger or imperil the player characters. Strictly speaking, the player characters don’t know how much Threat the GM has, but their instincts may tell them when something seems too easy, or they may “have a bad feeling” when danger draws near, giving them a sense of the peril that awaits them.</text:p>
      <text:p text:style-name="P100">As the adventure progresses, the GM may spend a large amount of Threat in one scene, creating a difficult and dangerous situation… but also producing a release of tension afterwards as Threat is now low, or they may choose to allow Threat to build over successive scenes, spending little or none of it until a climactic event occurs. In this way, Threat mimics and emulates the rising and falling tension of dramatic storytelling, often culminating in a grand finale.</text:p>
      <text:h text:style-name="P13" text:outline-level="3"><text:bookmark text:name="The_Principles_of_Threat"/>The Principles of Threat</text:h>
      <text:p text:style-name="P106"><text:span text:style-name="T4">A tool for pacing and dramatic storytelling aside, Threat is best thought of as an abstract representation of all the things that might go wrong at any given moment. It’s all the unknown variables, and the unfolding conspiracies, and the malign influence of powerful foes, and the clamour and clangour of battle, and the chaos that can erupt when tension runs high. It’s </text:span><text:span text:style-name="Emphasis"><text:span text:style-name="T4">Murphy’s law</text:span></text:span><text:span text:style-name="T4"> (“anything that can go wrong, will go wrong”) quantified, and it’s the bullets in </text:span><text:span text:style-name="Emphasis"><text:span text:style-name="T4">Chekov’s gun</text:span></text:span><text:span text:style-name="T4"> (a dramatic principle whereby elements introduced into a story must pay off or they are superfluous).</text:span></text:p>
      <text:p text:style-name="P100">During a scene, Threat is one of the two methods by which the Gamemaster can influence events; the other being the actions of NPCs. As a result, it is powerful and evocative if used well, and it is extremely versatile… but it is also finite, with the quantity often defined by the actions that take place in the scene. But, where some ways of gaining and spending Threat are straightforward and self-explanatory – in any instance where a player character could use Momentum, an NPC can use Threat, for example – others may require more work from the GM to use in a satisfying way. Key to this are the following principles:</text:p>
      <text:h text:style-name="P18" text:outline-level="4"><text:bookmark text:name="Foreshadowing"/>Foreshadowing</text:h>
      <text:p text:style-name="P100">It is never a bad idea to describe ways that Threat could be gained, or effects can could be triggered by spending Threat, in advance of using them. During the action, the GM may describe a problem that could occur. By describing this problem in advance, if the GM uses that problem to gain or spend Threat, it doesn’t come “out of nowhere”, and thus feels like an organic part of the situation rather than something arbitrary.</text:p>
      <text:p text:style-name="P100">Traits can provide a solid basis for this: if a walkway or bridge is unstable, then a Trait which reflects that can be ample justification for uses of Threat, and this can easily be included when establishing the scene to begin with. During a scene, Mishaps, the effects of failed Skill <text:soft-page-break/>Tests, or the cost (see page @@) to attempt or succeed at something can all be used as opportunities for the GM to introduce new uses for Threat. Another way may be for the Adversaries to create an Advantage: like any Trait, an Advantage can serve nicely as foreshadowing here.</text:p>
      <text:p text:style-name="P100">In addition to making a use of Threat seem natural and fitting, foreshadowing also gives the players a chance to try and prevent or avoid that problem. This may turn into an extra objective for the player characters to pursue, or they may decide that they’ve got too much to do already and ignore that potential problem.</text:p>
      <text:h text:style-name="P18" text:outline-level="4"><text:bookmark text:name="The_Spotlight"/>The Spotlight</text:h>
      <text:p text:style-name="P100">When the GM gains or spends Threat, the resulting effects can serve to draw attention to specific themes and ideas, or to certain elements of a scene, or to an individual character. This in turn creates new opportunities for the players to engage with the situation. In general, using Threat to highlight things can make the game more engaging for the players, compared to simply using Threat to make things more difficult.</text:p>
      <text:p text:style-name="P100">With a <text:span text:style-name="T1">thematic spotlight</text:span>, the GM can use Threat to pick out a specific concept that is particularly central to the adventure or to the campaign. Spending Threat to introduce specific types of challenge or problem, that encourage a specific approach: large numbers of enemies and frequent reinforcements can encourage a subtle, considered approach, favouring stealth and guile. Alternatively, the GM may use Threat to dissuade a certain type of action: in a game where lethal force is frowned upon, the GM can declare that player characters attempting to kill enemies add to Threat, while NPCs attempting to use deadly force must spend Threat; this extra level of cost to trying to kill can guide player choices, and it helps to create adventures where trying to negotiate with or subdue enemies is more commonplace than simply shooting them in the face.</text:p>
      <text:p text:style-name="P100">A <text:span text:style-name="T1">situation spotlight</text:span> draws attention back to a specific part of the current scene. This might be to a specific place within the environment, such as the GM spending Threat to make a crumbling building start to collapse, or it might be a specific character, such as a leader or priority target (often using an ability unique to that character). It might even be a single objective: the GM may spend more Threat on adversaries trying to reach a specific location or attack a specific character, if that aids their goal. This can be a useful way to add urgency to a situation, especially if things have seemed too easy for the players up until that point. Alternately, the GM may wish to try adding one or two to Threat periodically (either in general, or because of NPC actions, like setting explosives or performing a dark ritual) to represent a ticking clock or escalating problem, to urge the players to action if they’re being overly cautious.</text:p>
      <text:p text:style-name="P100">A <text:span text:style-name="T1">character opportunity</text:span> is a situation where attention is drawn to a player character. This can resolve itself in a few: the GM may present a problem which that character is ideally-suited to solve, allowing that character to show off for a bit, or it might change circumstances which play to a character’s personality or backstory, engaging the player by bringing their part of the story to the fore, often by facing them with a dilemma or a tough choice. Occasionally, the GM may wish to play to the weaknesses of a specific character or put them <text:soft-page-break/>in a situation where their strengths become a liability, but this should be done sparingly if at all, as some players can feel picked on, making the game feel adversarial rather than collaborative.</text:p>
      <text:h text:style-name="P38" text:outline-level="6"><text:bookmark text:name="Dithering"/><text:span text:style-name="T17">Dithering</text:span></text:h>
      <text:p text:style-name="P323">Sometimes players spend too long debating a situation and don’t spend enough time actually doing things. This can suit some groups fine – many groups enjoy an intricate, carefully-devised plan – but other groups may end up going talking in circles, needing a little nudge to get them to decide on a course of action (even if it’s as simple as who goes next in combat).</text:p>
      <text:p text:style-name="P323">In these situations, particularly in time-sensitive situations like combat, the GM may wish to announce to the group that their debating and time-wasting will add to Threat… and if this doesn’t stir them to action, add 2 points to Threat.</text:p>
      <text:p text:style-name="P323">This Threat could even be spent right away to change the situation in such a way that makes the players react and gets the game moving again.</text:p>
      <text:h text:style-name="P18" text:outline-level="4"><text:bookmark text:name="Causality"/>Causality</text:h>
      <text:p text:style-name="P100">Because Threat is in large part provided by character action, it helps provide a balance to the game, ensuring that the “pressure” that the player characters apply to a situation is met with equal force by their opposition.</text:p>
      <text:p text:style-name="P100">Threat serves as a visible cause-and-effect for players taking risks and facing the problems that come along with it: the GM’s use of Threat feeds from circumstances in-game: the protagonists push their luck, and fate pushes back. This provides the players with an understanding of how their choices influence the problems they face and gives the Gamemaster a clear license to create those problems on the fly.</text:p>
      <text:p text:style-name="P100">The causality of Threat means providing a narrative link between the ways that Threat is gained during a scene, and the effects that come from spending Threat. It doesn’t have to apply to every time the GM gains or spend Threat, but a few key instances can help a feel of continuity and verisimilitude.</text:p>
      <text:p text:style-name="P100">A good example of this might be a character adding to Threat to buy dice when climbing a crumbling cliff, and the GM spending some of that Threat later to make the cliff begin to subside, or enemies sounding an alarm, which adds Threat points which the GM then spends to bring in reinforcements.</text:p>
      <text:h text:style-name="P18" text:outline-level="4"><text:bookmark text:name="Proportionate_Resistance"/>Proportionate Resistance</text:h>
      <text:p text:style-name="P100">Because Threat can often be gained through the actions of the player characters, this means that the players have considerable control over the amount of Threat the Gamemaster has available during a scene. Cautious, reluctant, or careful players may give very little Threat (as <text:soft-page-break/>may new players who aren’t comfortable with the idea of empowering the GM), while aggressive or determined players can flood the GM with additional Threat.</text:p>
      <text:p text:style-name="P100">Players reluctant to add to Threat may find themselves Momentum-starved at crucial moments, making higher-Difficulty Skill Tests and other challenging situations more difficult to overcome, while players more comfortable with giving the GM Threat can blast through difficult situations with relative ease, as they’ll always have the extra dice and other benefits they need, and can generate extra Momentum accordingly.</text:p>
      <text:p text:style-name="P100">Thus, the GM should watch the group’s behaviour, and their approach to Threat, to help guide decisions made during the game, such as numbers of enemies and Difficulty of Skill Tests. The GM’s use of Threat should also be adjusted accordingly: if players generate a lot of Threat, then that Threat can be used to put pressure on those players in turn, so that the players have a degree of control over how big a challenge they will face.</text:p>
      <text:p text:style-name="P100">If the players are wary of Threat, and reluctant to provide the GM with any, then the GM should use Threat sparingly; Threat use may need to be rationed anyway, as there isn’t as much available. Also, using effects that alter the circumstances rather than just amp up the Difficulty can be good for the game in general: players wary of Threat often feel afraid of it being used to “punish” them later, so using it in more narrative and less confrontational or adversarial ways can help. It can also help if Threat is used in small quantities, rather than saving up for a bigger effect: a large pool of Threat can seem ominous, especially for players expecting some big, catastrophic expenditure.</text:p>
      <text:p text:style-name="P100">If the players give Threat freely, then the GM should use Threat eagerly and often: using Threat roughly as often as the players generate it is a good benchmark, simply to avoid a flood of Threat. Players that give Threat freely tend to fall into one of two categories: players looking for a challenge, and players who don’t regard Threat as particularly threatening. In the former case, spending Threat gives the player what they want. In the latter case, spending Threat regularly means that the player doesn’t come to regard adding to Threat as consequence-free – an ever-growing pool of Threat may seem intimidating, unless the GM never spends any of it, at which point it may seem to have no bearing on play at all.</text:p>
      <text:p text:style-name="P100">In either case, the GM can still regulate the flow of Threat – spending it more frequently than it is gained will reduce the size of the Threat pool and make the situation less tense, while spending it less frequently than it is gained allows the pool, and the tension it represents, to grow.</text:p>
      <text:h text:style-name="P18" text:outline-level="4"><text:bookmark text:name="Status_Gauge"/>Status Gauge</text:h>
      <text:p text:style-name="P100">An interesting use of Threat doesn’t rely on how Threat is gained or spend: instead, it considers simply how much Threat there is. The overall quantity of Threat can be used as a gauge for the situation currently playing out. This is a useful trick when handling games focussed on infiltration or subterfuge (though it works in other situations too), as the amount of Threat can provide a useful guide for how NPCs will act: higher Threat means adversaries will be alert, wary, and quick to respond, while bystanders may withdraw from the area or hide if startled.</text:p>
      <text:p text:style-name="P100"><text:soft-page-break/>This provides a greater sense of feedback for Threat, with an effect more visible and pervasive than individual uses of Threat. It is especially valuable in situations where the peril is contained within the local environment – such as a single building, a compound, or some other restricted area – or where there is some supernatural phenomenon in play that Threat can represent… or both, such as a haunted house or similar environment.</text:p>
      <text:p text:style-name="P100">If the situation is one where Threat will fluctuate heavily, Threat can cue a change in NPC behaviour: if high Threat means that an enemy is alert and vigilant, then spending Threat for that enemy can represent the effort and intensity of their search, which will pass in time. As Threat decreases, those enemies will relax their efforts, let their guard down, and go back to their normal patrols, but an increase in Threat will increase their alertness again. This produces a degree of dynamic feedback, where actions that feed and draw from Threat influence the situation in passive ways as well as more active and immediate ones.</text:p>
      <text:h text:style-name="P13" text:outline-level="3"><text:bookmark text:name="Gaining_Threat"/>Gaining Threat</text:h>
      <text:p text:style-name="P100">The Gamemaster begins every adventure with a set amount of Threat, based on both the number of players and on the underlying tension and danger of the adventure itself. By default, this is 2 Threat per player character, but some adventures may begin with a larger or smaller number.</text:p>
      <text:list xml:id="list2946650093" text:style-name="L244">
        <text:list-item>
          <text:p text:style-name="P264">A <text:span text:style-name="T1">low stakes</text:span> adventure begins with 1 Threat per player character. These adventures are likely to be simple, straightforward affairs. This is useful for short one-off games, while in a campaign it suits low-key adventures that serve as a reprieve after a few tense adventures.</text:p>
        </text:list-item>
        <text:list-item>
          <text:p text:style-name="P264">A <text:span text:style-name="T1">high stakes</text:span> adventure begins with 3 Threat per player character. These adventures are likely to be high in action, drama, and uncertainty. In a campaign, several adventures may lead up to a high stakes adventure, building in tension over time.</text:p>
        </text:list-item>
        <text:list-item>
          <text:p text:style-name="P264">A <text:span text:style-name="T1">catastrophic</text:span> adventure begins with 4 Threat per player character. These adventures are likely to be explosive, whether literally or figuratively, and are ideally suited to climactic struggles against major adversaries. They should also be extremely rare, being built up to over the course of a campaign.</text:p>
        </text:list-item>
      </text:list>
      <text:p text:style-name="P100">Once an adventure has begun, the Gamemaster can spend and gain Threat as they see fit. The GM gains Threat through a variety of situations and circumstances, as described below.</text:p>
      <text:h text:style-name="P18" text:outline-level="4"><text:bookmark text:name="Threat_from_the_Player_Characters"/>Threat from the Player Characters</text:h>
      <text:p text:style-name="P100">A significant source of Threat is the player characters, who can add to Threat through their choices and through random chance.</text:p>
      <text:p text:style-name="P100"><text:span text:style-name="T1">Instead of Momentum</text:span>: Whenever a player character could spend Momentum, even if they do not have any Momentum left to spend, they may choose to pay some or all the cost by adding to Threat. Each point of Threat added to the GM’s pool counts as one Momentum <text:soft-page-break/>towards whatever use of Momentum the player character wishes to use. NPCs allied to the player characters generate Threat in this way as well.</text:p>
      <text:p text:style-name="P100">This is a simple option, but one entirely at the discretion of the players, and as already discussed, different players will have different attitudes to giving the GM Threat.</text:p>
      <text:p text:style-name="P100"><text:span text:style-name="T1">Mishaps</text:span>: Whenever a player character suffers one or more Mishaps on a Skill Test, they or the GM may choose to add two points to Threat to “buy off” the Mishap.</text:p>
      <text:p text:style-name="P100">A bit of random chance means there’ll often be a trickle of Threat coming from the players over the course of an adventure. The GM can adjust this by altering the Mishap range of different Skill Tests (where appropriate), and that change of Mishap range comes naturally from mental damage (fear and panic make characters more prone to mistakes), but it still depends on how the dice fall and cannot be relied upon.</text:p>
      <text:p text:style-name="P100"><text:span text:style-name="T1">Escalation</text:span>: The GM – or the rules – may note that specific actions or decisions risk Escalation, making a situation more dangerous or unpredictable. If a character performs an action that risks Escalation, they immediately add one to Threat.</text:p>
      <text:p text:style-name="P100">The GM should be consistent in this, and instances of Escalation should be appropriate to the theme and style of the game. However, use of lethal force, or carrying heavy or military-grade weapons into a populated area, are both actions that commonly risk Escalation. The GM should declare that an action risks Escalation, and then allow the player character to choose whether they wish to continue with that choice: springing an Escalation cost on a player after the fact is unlikely to be well-received.</text:p>
      <text:h text:style-name="P18" text:outline-level="4"><text:bookmark text:name="Other_Sources_of_Threat"/>Other Sources of Threat</text:h>
      <text:p text:style-name="P100">The GM has a couple of other ways of generating Threat, which give them additional control over how much Threat is available and how that reflects the events going on in the game.</text:p>
      <text:p text:style-name="P106"><text:span text:style-name="T5">Threatening Circumstances</text:span><text:span text:style-name="T4">: The environment or situation of a new scene may be threatening or dangerous in some way, adding one or two Threat to the pool automatically when the scene begins. Some NPCs may generate Threat simply by turning up (this is covered by the </text:span><text:span text:style-name="Emphasis"><text:span text:style-name="T4">Menacing</text:span></text:span><text:span text:style-name="T4"> special ability, in </text:span><text:span text:style-name="T5">Chapter 4: Adversaries and NPCs</text:span><text:span text:style-name="T4">), in response to changes in the situation (often noted in the NPC’s special abilities or talents), or by taking certain actions. Sometimes, the environment may have specific ways of increasing Threat when interacted with: an alarm that can be triggered, heavy or dangerous machinery that can be activated, or flammable materials that could burn or explode.</text:span></text:p>
      <text:p text:style-name="P106"><text:span text:style-name="T4">This method is easy to abuse, but it can be fun for the players if used carefully and thematically. Actions and situations that generate Threat are more interesting in play than effects that simply generate Threat automatically, as they help reinforce a sense of cause-and-effect as well as being something that the players can try to interrupt or prevent. Allies with the </text:span><text:span text:style-name="Emphasis"><text:span text:style-name="T4">Menacing</text:span></text:span><text:span text:style-name="T4"> ability are an interesting idea too – it’s a nice compromise for having a capable friend, as their presence draws attention that helps offset their abilities.</text:span></text:p>
      <text:p text:style-name="P100"><text:soft-page-break/><text:span text:style-name="T1">Adversary Momentum</text:span>: Adversary NPCs with unspent Momentum may spend that Momentum to add to Threat, as they lack a group Momentum pool to save it in. Each Momentum spent adds one to Threat.</text:p>
      <text:p text:style-name="P100">This is an important option, as it can allow the players’ enemies to build up Threat through their normal actions. A useful trick here is to have “minions” who generate Momentum on their Skill Tests which then gets used by their leader, or to use smaller battles with enemies who dump all their Momentum into Threat rather than spend it on themselves, creating a fight that was “suspiciously easy” to build up to a later scene.</text:p>
      <text:h text:style-name="P13" text:outline-level="3"><text:bookmark text:name="Spending_Threat"/>Spending Threat</text:h>
      <text:p text:style-name="P100">The Gamemaster’s options for using Threat are more diverse and numerous than the ways of generating Threat, and this is deliberate: there are always more things you could use Threat on than there is Threat to spend on those things.</text:p>
      <text:p text:style-name="P100"><text:span text:style-name="T1">Adversary Momentum</text:span>: Threat serves in part as a mirror of the players’ Momentum pool. Thus, Adversary NPCs may spend Threat in all the ways that the Player Characters can use Momentum.</text:p>
      <text:p text:style-name="P106"><text:span text:style-name="T4">A simple and straightforward option. It is entirely possible to run a game using the </text:span><text:span text:style-name="Emphasis"><text:span text:style-name="T5">2d20 System</text:span></text:span><text:span text:style-name="T4"> and only use Threat for this purpose, ignoring all the narrative elements of Threat to use it as “evil Momentum”.</text:span></text:p>
      <text:p text:style-name="P100"><text:span text:style-name="T1">Adversary Threat Costs</text:span>: On any action where a player character would be required to add one or more points to Threat, an Adversary NPC performing the same action or making the same choice must spend an equivalent number of points of Threat.</text:p>
      <text:p text:style-name="P100">Again, simple and straightforward. This is less a use and more a cost, a way to balance the scales by ensuring that Adversaries pay for things just like the player characters do.</text:p>
      <text:p text:style-name="P100"><text:span text:style-name="T1">Adversary Mishaps</text:span>: If an Adversary NPC suffers a Mishap, the GM may buy off that Mishap by spending two Threat.</text:p>
      <text:p text:style-name="P100">Once more, a natural counterpart to how the rules work for player characters.</text:p>
      <text:p text:style-name="P100"><text:span text:style-name="T1">Complication</text:span>: The Gamemaster may create a Complication by spend two Threat. This must come naturally from the current situation.</text:p>
      <text:p text:style-name="P100">This can be a useful way to generate Complications without waiting for Mishaps to occur, but it should be used sparingly. Ideal opportunities for this option include failed Skill Tests, or from NPC actions (akin to spending Momentum to generate an Advantage), but as a rule of thumb, a Complication should only ever occur because something happened, rather than appearing out of nowhere.</text:p>
      <text:p text:style-name="P100"><text:span text:style-name="T1">Reinforcements</text:span>: The GM may bring in additional Adversary NPCs during a scene. Minor NPCs cost one Threat each, while Notable NPCs cost two Threat. A group of Minor NPCs costs Threat equal to half the number of NPCs in the group, rounded up. In a conflict, this should be done at the start of a round, with the reinforcements able to act during that round as normal. <text:soft-page-break/>This does not apply to NPCs who are present at the start of the scene, only additional ones who arrive while the scene is in progress. There must be some logical reason why those reinforcements have arrived and where they’ve come from.</text:p>
      <text:p text:style-name="P100">This is a powerful tool, in part because it allows the GM to scale a conflict according to the player characters’ abilities on the fly. Justifications for reinforcements are easy to devise – the example police officer NPC is a good example of this – and it can be used to refocus an action scene on its objectives rather than simply trying to defeat all the enemies (the player characters can’t “defeat all the enemies” if there’s an endless supply of enemies).</text:p>
      <text:p text:style-name="P100">The last option, Environmental Effects and Narrative Changes, requires a more in-depth examination, so it receives its own section, below.</text:p>
      <text:h text:style-name="P18" text:outline-level="4"><text:bookmark text:name="Environmental_Effects_and_Narrative_Changes"/>Environmental Effects and Narrative Changes</text:h>
      <text:p text:style-name="P100">The options a GM has for using Threat are not limited to those primarily-mechanical options discussed above. Indeed, many of the most potent and most dramatic options have a more far-reaching effect than simply buying extra dice or altering test Difficulty.</text:p>
      <text:p text:style-name="P100">Dramatic scenes often play out in exciting environments, whether crumbling stairs in ancient ruins, the turbulent shallows of a river crossing, the bustling indifference of a busy city, a rocky cliff with waves thundering against the jagged shore, the offices and cubicles of a steel-and-glass skyscraper, or the strobing lights and pounding music of an underground nightclub, or even more evocative locations. When describing scenes, the GM will already have defined what the environment is like, and they should typically aim to have the environment enhance the scene: a scene with an evocative backdrop will be much more memorable and interesting. There’s no reason to use bland or uninteresting locales, as the Gamemaster has control over where each scene takes place.</text:p>
      <text:p text:style-name="P100">Furthermore, the Gamemaster can use Threat to bring that environment to the fore, putting the environment into motion in some fashion, or by taking obvious elements from the Traits and other description, and emphasising or developing them. Similarly, the GM can employ Threat to perform a few different narrative tricks and techniques that can add twists, turns, and other story elements to the game. Either way, this effects cost Threat.</text:p>
      <text:p text:style-name="P100">As a rule of thumb, environmental and narrative effects of this sort come in a few distinct categories.</text:p>
      <text:list xml:id="list2850198370" text:style-name="L245">
        <text:list-item>
          <text:p text:style-name="P265"><text:span text:style-name="T1">Incidental Effects</text:span> cost one Threat, and they appear in play as things such as flickering lights, unstable floors, and thick smoke. These don’t cause a significant problem, but it might increase the Mishap range of a Skill Test by one, make some routine action require a Difficulty 1 Skill Test when success would normally be automatic, or require a Difficulty 1 Skill Test to avoid a problem. This effect may come from something which is persistent but varied, representing that problem at its worst: the unstable floor may give way a little, making a character stumble, while billowing smoke may obscure vision at the worst moment, hindering vision for a split second. The effect applies to a single character when the Threat is spent; extra Threat may be <text:soft-page-break/>spent to affect additional characters, though it shouldn’t affect too many characters at once.</text:p>
        </text:list-item>
        <text:list-item>
          <text:p text:style-name="P265">A <text:span text:style-name="T1">Change of Circumstances</text:span> is more significant, and such an effect should cost at least two Threat. An environmental effect like this can be represented by taking an existing location or situation Trait, and then replacing it with another Trait of the same type (such as going from bright light to deep darkness), or by adding a new Trait that alters the situation in some way, shape, or form. It may make an area more difficult to traverse or force a different route to be found (such as blocking a path with thick mud or falling debris). Each Trait changed, added, or removed costs 2 Threat, and some changes of circumstances could see several Traits change in quick succession.</text:p>
        </text:list-item>
        <text:list-item>
          <text:p text:style-name="P313"><text:span text:style-name="T5">Immediate Hazards</text:span><text:span text:style-name="T4"> inflict damage suddenly on a single character. Physical damage can come from factors like fire, collapsing structures, falling, dangerous chemicals, traps, and other perils. Mental damage might represent horrific or demoralising sights, as well as other shocks or scares. The number of points of Threat spent determines how much damage is inflicted, as well as if any damage effects apply. The amount of damage and the damage effects chosen should make sense for the environmental hazard represented: an explosion of fuel or other flammable chemical could have the </text:span><text:span text:style-name="Emphasis"><text:span text:style-name="T4">Area</text:span></text:span><text:span text:style-name="T4"> and </text:span><text:span text:style-name="Emphasis"><text:span text:style-name="T4">Persistent</text:span></text:span><text:span text:style-name="T4"> effects, for example, while glimpsing a horrific visage might have the </text:span><text:span text:style-name="Emphasis"><text:span text:style-name="T4">Piercing</text:span></text:span><text:span text:style-name="T4"> An immediate hazard applies its effects instantly, but characters affected may attempt a Skill Test to resist or avoid the effects, and the easier the hazard is to avoid, the less Threat it costs (to a minimum of one).</text:span></text:p>
        </text:list-item>
        <text:list-item>
          <text:p text:style-name="P265"><text:span text:style-name="T1">Lingering Hazards</text:span> are effects applied to an area (one zone), which deal damage to anyone within that area, at the start of each round that they remain in that area. This may represent something physical, like a raging fire, choking fumes, or a room flooding with corrosive chemicals, or something mental, like the constant sounds of agonised screaming, or spending time in somewhere adorned with grisly remains or an unnatural, unsettling ambience. The GM should spend the Threat to create this effect when the player characters first become of it, though it should still come naturally from the scene description and associated Traits. Remember that, while it affects a whole area and potentially multiple characters, cunning players may figure out ways to use it against their enemies. The amount of Threat required for this depends on the amount of damage, and the damage effects chosen.</text:p>
        </text:list-item>
        <text:list-item>
          <text:p text:style-name="P265"><text:span text:style-name="T1">Dividing the Group</text:span> can complicate the player characters’ plans like nothing else. Perhaps a door slams shut behind part of the group, or a section of floor collapses beneath them, or a means of climbing like a ladder or staircase breaks. Whatever happens, some circumstance has contrived to separate the group temporarily. When used, the Gamemaster splits the group into two, choosing how many and which characters end up in which part of the group. The Gamemaster then pays Threat equal to the number of player characters in the larger of the two parts of the group. The two parts of the group cannot directly interact with one another while divided – though they may still be able to communicate by shouting or using phones or radios – and reuniting the group will require some time and effort. At the very most, the separation lasts only until the end of the current scene.</text:p>
        </text:list-item>
        <text:list-item>
          <text:p text:style-name="P265"><text:soft-page-break/>A <text:span text:style-name="T1">Reveal</text:span>, like the problem of revelation described on page @@, shows the player characters some fact that they wish wasn’t true. This could be an ally betraying the player characters, or it could be the discovery that that the situation they’re in is an ambush, or that there’s a bomb in the room. This sets up a new situation, changing the nature of the scene – perhaps a social conflict or stealthy approach becomes a combat, or perhaps there’s now a challenge to overcome, or time pressure that applies. A Reveal costs 4 Threat.</text:p>
        </text:list-item>
        <text:list-item>
          <text:p text:style-name="P265">A <text:span text:style-name="T1">Reversal</text:span> is a significant turning point or change of fortunes, and the Gamemaster may only use this once per adventure. By spending two Threat per player character present in the scene, the Gamemaster ends the scene immediately, with the situation unresolved. The Gamemaster describes how the situation escalates or deteriorates in a major way – such as an overwhelming number of enemy reinforcements or some other imminent catastrophe – and then the scene ends. The reversal cannot be used to harm or kill the player characters directly, only to radically change their circumstances, and the players should be given a few moments to discuss their new situation before the Gamemaster sets a new scene. As the GM chose how the previous scene ended, they can use it to set up the next scene in a specific way. To compensate the player characters for facing this reversal, they also receive a Fortune point each.</text:p>
        </text:list-item>
      </text:list>
      <text:h text:style-name="P21" text:outline-level="5"><text:bookmark text:name="Hazard_Damage_and_Threat_Costs"/>Hazard Damage and Threat Costs</text:h>
      <table:table table:name="Table49" table:style-name="Table49">
        <table:table-column table:style-name="Table49.A"/>
        <table:table-column table:style-name="Table49.B"/>
        <table:table-column table:style-name="Table49.C"/>
        <table:table-column table:style-name="Table49.D"/>
        <table:table-header-rows>
          <table:table-row table:style-name="TableLine94701975934512">
            <table:table-cell table:style-name="Table49.A1" office:value-type="string">
              <text:p text:style-name="P92">Effect</text:p>
            </table:table-cell>
            <table:table-cell table:style-name="Table49.A1" office:value-type="string">
              <text:p text:style-name="P92">Threat Cost</text:p>
            </table:table-cell>
            <table:table-cell table:style-name="Table49.A1" office:value-type="string">
              <text:p text:style-name="P92">Notes</text:p>
            </table:table-cell>
            <table:table-cell table:style-name="Table49.D15" office:value-type="string">
              <text:p text:style-name="P74"/>
            </table:table-cell>
          </table:table-row>
        </table:table-header-rows>
        <table:table-row table:style-name="TableLine94701975934512">
          <table:table-cell table:style-name="Table49.A2" office:value-type="string">
            <text:p text:style-name="P71">3[CD] damage</text:p>
          </table:table-cell>
          <table:table-cell table:style-name="Table49.B2" office:value-type="string">
            <text:p text:style-name="P77">2</text:p>
          </table:table-cell>
          <table:table-cell table:style-name="Table49.C2" office:value-type="string">
            <text:p text:style-name="P77">Base damage for a Hazard</text:p>
          </table:table-cell>
          <table:table-cell table:style-name="Table49.D15" office:value-type="string">
            <text:p text:style-name="P74"/>
          </table:table-cell>
        </table:table-row>
        <table:table-row table:style-name="Table49.3">
          <table:table-cell table:style-name="Table49.A3" office:value-type="string">
            <text:p text:style-name="P71">+2[CD] damage</text:p>
          </table:table-cell>
          <table:table-cell table:style-name="Table49.B3" office:value-type="string">
            <text:p text:style-name="P77">+1</text:p>
          </table:table-cell>
          <table:table-cell table:style-name="Table49.C3" office:value-type="string">
            <text:p text:style-name="P77">Can be stacked multiple times</text:p>
          </table:table-cell>
          <table:table-cell table:style-name="Table49.D15" office:value-type="string">
            <text:p text:style-name="P74"/>
          </table:table-cell>
        </table:table-row>
        <table:table-row table:style-name="TableLine94701975934512">
          <table:table-cell table:style-name="Table49.A4" office:value-type="string">
            <text:p text:style-name="P71">Area</text:p>
          </table:table-cell>
          <table:table-cell table:style-name="Table49.B4" office:value-type="string">
            <text:p text:style-name="P77">Multiply total cost by</text:p>
          </table:table-cell>
          <table:table-cell table:style-name="Table49.C4" office:value-type="string">
            <text:p text:style-name="P77">2</text:p>
          </table:table-cell>
          <table:table-cell table:style-name="Table49.D4" office:value-type="string">
            <text:p text:style-name="P71">Apply cost modifier from Area last. May only apply to <text:span text:style-name="Emphasis">Immediate Hazards</text:span>.</text:p>
          </table:table-cell>
        </table:table-row>
        <table:table-row table:style-name="Table49.3">
          <table:table-cell table:style-name="Table49.A5" office:value-type="string">
            <text:p text:style-name="P71">Destructive</text:p>
          </table:table-cell>
          <table:table-cell table:style-name="Table49.B5" office:value-type="string">
            <text:p text:style-name="P77">+1</text:p>
          </table:table-cell>
          <table:table-cell table:style-name="Table49.C5" office:value-type="string">
            <text:p text:style-name="P77"><text:s/></text:p>
          </table:table-cell>
          <table:table-cell table:style-name="Table49.D15" office:value-type="string">
            <text:p text:style-name="P74"/>
          </table:table-cell>
        </table:table-row>
        <table:table-row table:style-name="TableLine94701975934512">
          <table:table-cell table:style-name="Table49.A6" office:value-type="string">
            <text:p text:style-name="P71">Drain</text:p>
          </table:table-cell>
          <table:table-cell table:style-name="Table49.B6" office:value-type="string">
            <text:p text:style-name="P77">+1</text:p>
          </table:table-cell>
          <table:table-cell table:style-name="Table49.C6" office:value-type="string">
            <text:p text:style-name="P77"><text:s/></text:p>
          </table:table-cell>
          <table:table-cell table:style-name="Table49.D15" office:value-type="string">
            <text:p text:style-name="P74"/>
          </table:table-cell>
        </table:table-row>
        <table:table-row table:style-name="Table49.3">
          <table:table-cell table:style-name="Table49.A7" office:value-type="string">
            <text:p text:style-name="P71">Intense</text:p>
          </table:table-cell>
          <table:table-cell table:style-name="Table49.B7" office:value-type="string">
            <text:p text:style-name="P77">+3</text:p>
          </table:table-cell>
          <table:table-cell table:style-name="Table49.C7" office:value-type="string">
            <text:p text:style-name="P77"><text:s/></text:p>
          </table:table-cell>
          <table:table-cell table:style-name="Table49.D15" office:value-type="string">
            <text:p text:style-name="P74"/>
          </table:table-cell>
        </table:table-row>
        <table:table-row table:style-name="TableLine94701975934512">
          <table:table-cell table:style-name="Table49.A8" office:value-type="string">
            <text:p text:style-name="P71">Knockdown</text:p>
          </table:table-cell>
          <table:table-cell table:style-name="Table49.B8" office:value-type="string">
            <text:p text:style-name="P77">+1</text:p>
          </table:table-cell>
          <table:table-cell table:style-name="Table49.C8" office:value-type="string">
            <text:p text:style-name="P77"><text:s/></text:p>
          </table:table-cell>
          <table:table-cell table:style-name="Table49.D15" office:value-type="string">
            <text:p text:style-name="P74"/>
          </table:table-cell>
        </table:table-row>
        <table:table-row table:style-name="Table49.3">
          <table:table-cell table:style-name="Table49.A9" office:value-type="string">
            <text:p text:style-name="P71">Persistent X</text:p>
          </table:table-cell>
          <table:table-cell table:style-name="Table49.B9" office:value-type="string">
            <text:p text:style-name="P77">+(X divided by 2)</text:p>
          </table:table-cell>
          <table:table-cell table:style-name="Table49.C9" office:value-type="string">
            <text:p text:style-name="P77">Round fractions up</text:p>
          </table:table-cell>
          <table:table-cell table:style-name="Table49.D15" office:value-type="string">
            <text:p text:style-name="P74"/>
          </table:table-cell>
        </table:table-row>
        <text:soft-page-break/>
        <table:table-row table:style-name="TableLine94701975934512">
          <table:table-cell table:style-name="Table49.A10" office:value-type="string">
            <text:p text:style-name="P71">Piercing X</text:p>
          </table:table-cell>
          <table:table-cell table:style-name="Table49.B10" office:value-type="string">
            <text:p text:style-name="P77">+(X divided by 2)</text:p>
          </table:table-cell>
          <table:table-cell table:style-name="Table49.C10" office:value-type="string">
            <text:p text:style-name="P77">Round fractions up</text:p>
          </table:table-cell>
          <table:table-cell table:style-name="Table49.D15" office:value-type="string">
            <text:p text:style-name="P74"/>
          </table:table-cell>
        </table:table-row>
        <table:table-row table:style-name="Table49.3">
          <table:table-cell table:style-name="Table49.A11" office:value-type="string">
            <text:p text:style-name="P71">Snare</text:p>
          </table:table-cell>
          <table:table-cell table:style-name="Table49.B11" office:value-type="string">
            <text:p text:style-name="P77">+1</text:p>
          </table:table-cell>
          <table:table-cell table:style-name="Table49.C11" office:value-type="string">
            <text:p text:style-name="P77"><text:s/></text:p>
          </table:table-cell>
          <table:table-cell table:style-name="Table49.D15" office:value-type="string">
            <text:p text:style-name="P74"/>
          </table:table-cell>
        </table:table-row>
        <table:table-row table:style-name="TableLine94701975934512">
          <table:table-cell table:style-name="Table49.A12" office:value-type="string">
            <text:p text:style-name="P71">Stun</text:p>
          </table:table-cell>
          <table:table-cell table:style-name="Table49.B12" office:value-type="string">
            <text:p text:style-name="P77">+1</text:p>
          </table:table-cell>
          <table:table-cell table:style-name="Table49.C12" office:value-type="string">
            <text:p text:style-name="P77"><text:s/></text:p>
          </table:table-cell>
          <table:table-cell table:style-name="Table49.D15" office:value-type="string">
            <text:p text:style-name="P74"/>
          </table:table-cell>
        </table:table-row>
        <table:table-row table:style-name="Table49.3">
          <table:table-cell table:style-name="Table49.A13" office:value-type="string">
            <text:p text:style-name="P71">Vicious X</text:p>
          </table:table-cell>
          <table:table-cell table:style-name="Table49.B13" office:value-type="string">
            <text:p text:style-name="P77">+X</text:p>
          </table:table-cell>
          <table:table-cell table:style-name="Table49.C13" office:value-type="string">
            <text:p text:style-name="P77"><text:s/></text:p>
          </table:table-cell>
          <table:table-cell table:style-name="Table49.D15" office:value-type="string">
            <text:p text:style-name="P74"/>
          </table:table-cell>
        </table:table-row>
        <table:table-row table:style-name="TableLine94701975934512">
          <table:table-cell table:style-name="Table49.A14" office:value-type="string">
            <text:p text:style-name="P71">Applies to more than one Zone</text:p>
          </table:table-cell>
          <table:table-cell table:style-name="Table49.B14" office:value-type="string">
            <text:p text:style-name="P77">+3</text:p>
          </table:table-cell>
          <table:table-cell table:style-name="Table49.C14" office:value-type="string">
            <text:p text:style-name="P77">May only be used with <text:span text:style-name="Emphasis">Lingering Hazards</text:span>.</text:p>
          </table:table-cell>
          <table:table-cell table:style-name="Table49.D15" office:value-type="string">
            <text:p text:style-name="P74"/>
          </table:table-cell>
        </table:table-row>
        <table:table-row table:style-name="Table49.3">
          <table:table-cell table:style-name="Table49.A15" office:value-type="string">
            <text:p text:style-name="P71">Does not affect Adversaries</text:p>
          </table:table-cell>
          <table:table-cell table:style-name="Table49.B15" office:value-type="string">
            <text:p text:style-name="P77">+3</text:p>
          </table:table-cell>
          <table:table-cell table:style-name="Table49.C15" office:value-type="string">
            <text:p text:style-name="P77">May only be used with the <text:span text:style-name="Emphasis">Area</text:span> damage effect or <text:span text:style-name="Emphasis">Lingering Hazards</text:span>.</text:p>
          </table:table-cell>
          <table:table-cell table:style-name="Table49.D15" office:value-type="string">
            <text:p text:style-name="P74"/>
          </table:table-cell>
        </table:table-row>
      </table:table>
      <text:p text:style-name="Standard"/>
      <text:h text:style-name="P35" text:outline-level="6"><text:bookmark text:name="Environmental_Actions"/>Environmental Actions</text:h>
      <text:p text:style-name="P323">In a conflict, when the situation is split into Rounds and Turns, it may sometimes be useful for the GM to set aside a Turn every Round for the environment to take actions.</text:p>
      <text:p text:style-name="P323">Strictly speaking, the environment isn’t doing anything deliberately, but this provides a convenient point at which the GM can handle those moments where the scene itself adds to or spends Threat for environmental or narrative effects (as opposed to spending it on characters directly).</text:p>
      <text:p text:style-name="P328"><text:span text:style-name="Emphasis"><text:span text:style-name="T8">For example:</text:span></text:span><text:span text:style-name="Emphasis"><text:span text:style-name="T7"> the action is taking place inside a burning building. Each Round, the situation adds 2 to Threat, as the state of the building worsens and the fire rages (and to encourage the player characters to get out quickly), and the GM can spend Threat to make the fire spread, to cause parts of the ceiling or floor to collapse, to make choking smoke billow out, and so forth. Gaining that Threat and spending it on those effects takes place on a specific Turn each Round, within the normal action order – so that the situation will get worse, but it won’t necessarily get worse at the same point each Round.</text:span></text:span></text:p>
      <text:p text:style-name="P323">If the situation is especially severe, it may even warrant multiple Turns each Round, though in that case it may be wise to break up the situation into discrete problems, each of which receives a distinct Turn (to continue the above example, perhaps the collapsing building is one problem, and the fire is another).</text:p>
      <text:h text:style-name="P6" text:outline-level="2"><text:bookmark text:name="Stripping_It_All_Away"/><text:soft-page-break/>Stripping It All Away</text:h>
      <text:p text:style-name="P107"><text:span text:style-name="T4">The </text:span><text:span text:style-name="Emphasis"><text:span text:style-name="T5">2D20 System</text:span></text:span><text:span text:style-name="T4"> is, in many ways, a toolkit for the GM and players to use as they see fit to tell exciting stories and play out thrilling adventures, and, while there are a few rules present to provide a specific structure and ‘shape’ for different types of activity: traits, zones, combat, social conflict, stealth, chases, various skill challenges, as well as common uses for Momentum, Threat, and Fortune, and mechanics for stress and damage.</text:span></text:p>
      <text:p text:style-name="P100">But the truth is that none of these are necessary: they’re useful, but not all tools are equally useful to all people and in all situations. It takes some more work and judgement from the GM, but it is entirely possible to handle any action, any activity, or any situation, using only Skill Tests.</text:p>
      <text:p text:style-name="P100">In short: the Gamemaster asks the players what they want to do, the players decide on what do to, the GM decides whether that is or isn’t possible, and how difficult it is, and the Skill Test is resolved accordingly. When the players want to spend Momentum, they suggest possible uses (or the GM asks if there’s anything they want to accomplish with it), the GM says how much those uses will cost, and the players decide if they want to spend that Momentum. In return, the GM makes Skill Tests for the NPCs and uses Threat for various events and situations. The rules are still used, but it’s a lot less formal, and a lot more ad-hoc.</text:p>
      <text:p text:style-name="P106"><text:span text:style-name="T4">That may seem a little daunting for a new GM, or a GM wanting to try the game without the structure of various sub-systems and mechanics, but it can be extremely rewarding, and it often happens quite naturally for GMs experienced with the </text:span><text:span text:style-name="Emphasis"><text:span text:style-name="T5">2d20 System</text:span></text:span><text:span text:style-name="T4">. A few suggestions, ideas, and guidelines for this kind of playstyle are presented below.</text:span></text:p>
      <text:h text:style-name="P13" text:outline-level="3"><text:bookmark text:name="No_Traits"/>No Traits</text:h>
      <text:p text:style-name="P100">The function of Traits is one that can be handled entirely by a willing Gamemaster. Each Trait is simply a signifier of some significant factor that might influence things that happen in play, such as the actions of characters.</text:p>
      <text:p text:style-name="P100">As noted in the “Traits on the Fly” sidebar, the matter of Traits can be left informal, handled by the GM as a natural part of play. Rather than specifically referring to Traits, the GM uses their knowledge of the situation to judge whether a task is possible or impossible, and whether it will influence the Difficulty of Skill Tests. Players can similarly propose that some external factors – something that would normally be covered by a Trait – might influence the activities they can attempt, and how difficult those activities will be.</text:p>
      <text:p text:style-name="P100">Advantages and Complications still exist, in the sense that characters can still create advantageous situations and still suffer complicating ones, but their default function as Traits is less significant here than the narrative effects they represent.</text:p>
      <text:p text:style-name="P106"><text:soft-page-break/><text:span text:style-name="T4">This is probably the simplest step to take when stripping out parts of the </text:span><text:span text:style-name="Emphasis"><text:span text:style-name="T5">2d20 System</text:span></text:span><text:span text:style-name="T4">, as Traits are simply a way of codifying and highlighting the process of judging possibilities and difficulties.</text:span></text:p>
      <text:h text:style-name="P13" text:outline-level="3"><text:bookmark text:name="Simple_Damage"/>Simple Damage</text:h>
      <text:p text:style-name="P100">A character is attacked, damage is rolled, and the character checks off a few Stress boxes, and maybe notes that they’ve suffered Harm. That’s a normal part of the combat procedure, and it’s mirrored in a few other sub-systems as well, like chases. But it doesn’t have to be.</text:p>
      <text:p text:style-name="P100">In this model, damage is simpler, though it’s also deadlier and more abrupt. It can suit games where danger is less common but still to be feared, and it can suit games where such perils are swifter and more dangerous. It’s also one less thing to track, and it means that distinctions between weapons, armor, and cover are no longer as important, allowing the game to focus on the characters – the GM may judge that defeating an enemy with fists is more difficult than doing so with a knife or gun, but there’s no difference in the consequences that come from getting hurt by one.</text:p>
      <text:p text:style-name="P100">If a character is attacked or otherwise affected by something that could hurt them – physically or mentally – then they’re Defeated immediately, and they can no longer do anything in the rest of the scene. If the attack or hazard was deadly, then they may even be dying, requiring urgent medical attention or the character dies or is otherwise rendered unplayable.</text:p>
      <text:p text:style-name="P100">And that’s it.</text:p>
      <text:p text:style-name="P100">As an option on top of this, the GM can allow players to spend Momentum (2 is a decent amount) and Suffer a Complication to avoid being Defeated, representing a minor injury or collateral damage that occurs instead, and this last-minute avoidance can be allowed a finite number of times per scene (normally once, but the player can regain the use if they can catch their breath or regain their composure; the GM may allow a Talent that provides an extra use of this option).</text:p>
      <text:h text:style-name="P13" text:outline-level="3"><text:bookmark text:name="No_Turn_Order"/>No Turn Order</text:h>
      <text:p text:style-name="P100">Most scenes require no specific Turn Order – characters simply declare what they want to do, with the action passing from player to player as the GM and players desire, in whatever way feels natural. In this way, the flow of the action is more like a conversation between the players and the GM – the GM asks what the players want to do, one of the players asks if they can try something, a Skill Test is made and resolved, and then the GM asks another player what they want to do in response to that… and so forth until the scene is concluded.</text:p>
      <text:p text:style-name="P100">There is no reason that this cannot be the case in combat. The strict action order for combat, and the selection of actions characters can attempt, is designed to direct the players to make choices, and to ensure that everyone has equal opportunity to try something in these tense situations. However, a mindful Gamemaster can achieve those ends in a more fluid, natural way by using the same conversational style as other scenes use.</text:p>
      <text:p text:style-name="P100"><text:soft-page-break/>In this style, it’s often useful to provide a little structure for the action, even if only in guiding how the GM approaches each new scene and situation.</text:p>
      <text:p text:style-name="P100">Once a scene is established, the first Skill Test the GM asks for is to bring the player characters into the scene, covering how they arrive at the scene, or otherwise defines what they are doing when the scene begins. This Test should be allowed to Succeed at Cost, and it serves as a basis for what the player characters are doing in that situation. This Test’s outcome – regardless of what it is – serves as the basis for the rest of the scene going forwards: if the player characters are sneaking in, then the character leading their approach makes a Skill Test, and the result tells the GM and players if the group got into the scene unnoticed, or if they were noticed, delayed, or otherwise hindered (potential results from Mishaps), as well as giving them the chance to generate a little Momentum if they succeeded well.</text:p>
      <text:p text:style-name="P100">After this initial Test, play continues as normal. And, just as the adventure is broken up into scenes, each scene can be thought of as a series of beats: a beat is the smallest division of action within a film or play, a single meaningful action, decision, or event that either drives the story forward or makes it change direction. Each beat is both an action in its own right and a reaction to the beats before it. Further, beats are of no fixed duration: a single long activity could be one beat, while several short actions could be several beats.</text:p>
      <text:p text:style-name="P100">In game terms, a beat is when a character (player or non-player) attempts to do something (with or without a Skill Test), often involving a Skill Test, or when the GM spends Threat to make something happen. Each beat can then be followed with one of three words – “and…”, “then…”, or “but…” – which lead to the next beat, as the players look to the GM to see what happens next, or the GM asks one of the players how their character responds to that development.</text:p>
      <text:p text:style-name="P100">A scene takes as few or as many beats as it needs to, and, as normal, a scene ends when the player characters can no longer do anything meaningful in that place or at that time.</text:p>
      <text:h text:style-name="P13" text:outline-level="3"><text:bookmark text:name="No_Action_Types"/>No Action Types</text:h>
      <text:p text:style-name="P100">The lists of Free, Minor, and Major Actions are intended to provide the players with a wide and interesting selection of options during conflicts. Of course, this list is more a prompt – ideas to start the players thinking about what they can do, and to formalise things they’re likely to want to do – than an absolute listing of all the players’ options, and characters aren’t limited to those choices. Limitless choice can lead to “analysis paralysis”, as players spend ages trying to find the ‘best’ option, so a degree of guidance and structure is useful with some groups.</text:p>
      <text:p text:style-name="P100">But not all of them. Greater freedom and flexibility can suit some groups extremely well, especially with the Gamemaster adjudicating how the rules for those choices work.</text:p>
      <text:p text:style-name="P100">So, with this approach, characters don’t get a set quantity of actions each turn, or specific reactions. Rather, when the player wants to do something, the GM chooses if it’s a Skill Test or not, if it’s an Opposed Test, and what success and failure mean. And the GM can use this flexibility to give the players more options too.</text:p>
      <text:p text:style-name="P100"><text:soft-page-break/>When it comes to more complex or multi-faceted actions – such as moving and attacking – the GM should consider whether the component pieces are all part of a single activity (in which case, extra activity may be a given, or add to the Difficulty or Mishap Range), or if they’re distinct actions in their own right (in which case, they get broken up into their own things, perhaps allowing enemies to interrupt).</text:p>
      <text:h text:style-name="P13" text:outline-level="3"><text:bookmark text:name="No_Zones"/>No Zones</text:h>
      <text:p text:style-name="P100">This approach massively reduces the amount of tracking of movement and location in game, relying on the collective imagination of the players, and a few simple guidelines, for handling movement and distance. The drawback to this is less ability to distinguish between different distances, which can be valuable for differentiating between types of ranged attack.</text:p>
      <text:p text:style-name="P100">There are three broad bands of distance, in this variant. Naturally, this means to ignore any references to other ranges – Close, Medium, Long, or Extreme – or to zones.</text:p>
      <text:list xml:id="list3658090060" text:style-name="L246">
        <text:list-item>
          <text:p text:style-name="P266"><text:span text:style-name="T1">Reach</text:span>: Anything within arm’s length of a character or object is said to be within Reach. Characters must be within Reach to make melee attacks, physically interact with objects and other characters, and so forth. A character within Reach of an enemy increases the Difficulty of any Skill Test that is not a melee attack by +1.</text:p>
        </text:list-item>
        <text:list-item>
          <text:p text:style-name="P314"><text:span text:style-name="T5">Nearby</text:span><text:span text:style-name="T4">: Most things within a conflict will be considered Nearby. A character can move into Reach of anything Nearby, or to anywhere else classed as being Nearby, and normal movement (a </text:span><text:span text:style-name="Emphasis"><text:span text:style-name="T4">Movement</text:span></text:span><text:span text:style-name="T4"> Minor Action, if you’re using action types, or as a normal part of a Skill Test). Nearby is the normal state for most activities in a conflict.</text:span></text:p>
        </text:list-item>
        <text:list-item>
          <text:p text:style-name="P314"><text:span text:style-name="T5">Distant</text:span><text:span text:style-name="T4">: Some things in a conflict will be further removed from the action; these are Distant. A character can move to or from somewhere Distant if they specifically attempt to do so (if you’re using action types, a </text:span><text:span text:style-name="Emphasis"><text:span text:style-name="T4">Rush</text:span></text:span><text:span text:style-name="T4"> Major Action). Actions affecting Distant characters increase in Difficulty by +1.</text:span></text:p>
        </text:list-item>
      </text:list>
      <text:p text:style-name="P100">Beyond this, the Gamemaster and players are responsible for tracking which characters are where, but the three categories above mean that fine distinctions are seldom relevant. In practical terms, a character can move almost anywhere in the environment within a single Turn, making movement a relatively simple consideration.</text:p>
      <text:p text:style-name="P100">One extra consideration is blocking. As precise distances and positions are not tracked, hindering or blocking enemy movement is more difficult. This can be achieved to some extent by using Complications to impede the enemy, but that isn’t the only way to handle this. A character may not move directly past an enemy such that they would have to move into, and then out of, Reach of that enemy to get past; moving into Reach of an enemy immediately ends a character’s movement. The character can then attempt to move away in a subsequent Turn.</text:p>
      <text:p text:style-name="P107"/>
      <text:h text:style-name="P1" text:outline-level="1">Additional Rules</text:h>
      <text:section text:style-name="Sect1" text:name="Section2">
        <text:p text:style-name="P99"><text:bookmark text:name="article-content1"/>This section deals with a variety of additional modular sub-systems that can be added to the <text:span text:style-name="Emphasis"><text:span text:style-name="T1">2d20 System</text:span></text:span> to tailor it to specific genres or types of setting. This includes magic, superhuman abilities, hacking, and the effects of supernatural evil and corrupting influences.</text:p>
        <text:h text:style-name="P8" text:outline-level="2"><text:bookmark text:name="Magic_and_Supernatural_Powers"/>Magic and Supernatural Powers</text:h>
      </text:section>
      <text:p text:style-name="P108">A wide range of mythic, fantasy, modern, and even science fantasy settings contain magical abilities or some form of supernatural power that villains, heroes, or both can draw upon. These tend to come in two broad forms: <text:span text:style-name="T1">spells</text:span>, and <text:span text:style-name="T1">rituals</text:span>.</text:p>
      <text:p text:style-name="P100">For the purposes of this section, spells are magical or supernatural effects which can be used quickly and with relatively little effort, often during action scenes. Casting a spell can be performed as a major action during a character’s turn, normally requiring a single skill test. If the test is successful, then the spell’s effects occur, with potential for even greater effects from spending Momentum.</text:p>
      <text:p text:style-name="P100">Rituals are larger undertakings, performed like extended tasks, and with much more potent and wide-ranging effects than ordinary spells. Each ritual has multiple stages, and each stage needs to be completed in order to create the desired effect… but if a ritual is interrupted, it may produce some undesirable results instead.</text:p>
      <text:p text:style-name="P100">In either case, magic is often risky—with nasty “miscasts” resulting from complications—and frequently has a cost to use. This might drain a unique resource, a form of mystical energy a spellcaster possesses, or it may be mentally taxing to use, inflicting mental damage with each spell attempted. Magic may also require complex preparations or specialised occult tools. There are countless ways to adapt these rules to suit different settings and genres as needed, from the dark sorceries of a sword-and-sorcery setting, to the learned spellcraft of cunning wizards in high fantasy worlds, rituals found in ancient tomes in modern occult horror, the psychic talents of a sci-fi universe, or the mysteries of some cosmic quintessence found in grand space opera.</text:p>
      <text:p text:style-name="P100">When adding magic to your game, a few decisions need to be made.</text:p>
      <text:list xml:id="list744233008" text:style-name="L247">
        <text:list-item>
          <text:p text:style-name="P267">How do characters learn spells?</text:p>
        </text:list-item>
        <text:list-item>
          <text:p text:style-name="P267">What limits apply to casting spells?</text:p>
        </text:list-item>
        <text:list-item>
          <text:p text:style-name="P267">What happens when a spell goes wrong?</text:p>
        </text:list-item>
      </text:list>
      <text:p text:style-name="P100"><text:soft-page-break/>These questions are discussed in more detail in the following sections.</text:p>
      <text:h text:style-name="P13" text:outline-level="3"><text:bookmark text:name="Learning_and_Preparing_Spells"/>Learning and Preparing Spells</text:h>
      <text:p text:style-name="P100">In most games, only some characters will have access to spells: in many fictional worlds, magic is an ability available only to a few, and while there are some worlds where spellcasting is ubiquitous, even they need some way to determine how a character learns spells.</text:p>
      <text:p text:style-name="P100">The ability to cast spells is commonly granted to a character as part of a trait, a talent, or a similar special ability gained from character creation. Perhaps your game’s character creation method includes archetypes with unique talents, and one or two archetypes have talents that grant the ability to cast spells. A starting player character who begins play with magic should probably know one or two spells initially.</text:p>
      <text:p text:style-name="P100">Learning additional spells after this may be something the character does during downtime between adventures, it may be that extra spells can be bought with XP, either as talents, or as their own thing. It’s up to the GM to determine how accessible new spells will be: can characters pick up new spells freely, or do they have to find occult texts or teachers who can provide knowledge of new spells.</text:p>
      <text:p text:style-name="P100">One additional consideration is whether a spellcaster can always cast any of the spells they know, or if they have to prepare a selection of spells that they will be able to use. The former means that each new spell a character learns increases their power, while the latter gives them more flexibility but doesn’t allow them to wield all of their options at once, in much the same way that a warrior or soldier character can’t always carry all the different weapons that might be useful.</text:p>
      <text:p text:style-name="P100">The default assumptions for these rules are as follows:</text:p>
      <text:list xml:id="list1822277159" text:style-name="L248">
        <text:list-item>
          <text:p text:style-name="P268">A character must declare that they are a spellcaster during character creation, taking the <text:span text:style-name="T1">Mystical Power</text:span> talent (see sidebar)</text:p>
        </text:list-item>
        <text:list-item>
          <text:p text:style-name="P268">A character must prepare spells before they can be cast: you cannot cast spells that have not been prepared. A character may prepare any number of spells so long as the combined Difficulty of all the spells prepared is equal to or less than the character’s Power. It takes 10 minutes per point of Difficulty to prepare these spells. Your prepared spells are lost when you sleep or are rendered unconscious.</text:p>
        </text:list-item>
        <text:list-item>
          <text:p text:style-name="P315"><text:span text:style-name="T4">A character may learn spells from a teacher or from books and scrolls during downtime. It takes a number of days equal to the Difficulty of the spell squared (1 for Difficulty 1, 4 for Difficulty 2, 9 for Difficulty 3, and so forth) to learn a spell from a teacher, or twice as long from a book or other text. Once this study time has been completed, a </text:span><text:span text:style-name="T5">Reason + Know</text:span><text:span text:style-name="T4"> test against the spell’s difficulty must be completed. If you succeed, you can spend 10 XP and learn the spell. If you fail, you learn a </text:span><text:span text:style-name="Emphasis"><text:span text:style-name="T4">flawed</text:span></text:span><text:span text:style-name="T4"> version of the spell (see later in this section), but do not spend XP. After the next adventure, if you cast the flawed spell at least once, you can spend 10 XP to master the spell (so it is no longer </text:span><text:span text:style-name="Emphasis"><text:span text:style-name="T4">flawed</text:span></text:span><text:span text:style-name="T4">).</text:span></text:p>
        </text:list-item>
      </text:list>
      <text:h text:style-name="P35" text:outline-level="6"><text:bookmark text:name="Spellcasting_Talents"/><text:soft-page-break/>Spellcasting Talents</text:h>
      <text:p text:style-name="P323">The following talents are available to characters in games where spellcasting is included</text:p>
      <text:h text:style-name="P37" text:outline-level="6"><text:bookmark text:name="Arcane_Lore_Talent"/>Arcane Lore (Talent)</text:h>
      <text:p text:style-name="P323">You have learned how to tap into some form of supernatural power.</text:p>
      <text:p text:style-name="P328"><text:span text:style-name="T7">You are a </text:span><text:span text:style-name="Emphasis"><text:span text:style-name="T7">spellcaster</text:span></text:span><text:span text:style-name="T7"> and may attempt to cast spells using your Reason attribute. You have a Power rating equal to your Know skill +1.</text:span></text:p>
      <text:p text:style-name="P328"><text:span text:style-name="T7">When you select this Talent, choose one or two spells. If you choose one spell, you know that spell completely. If you choose two spells, you know </text:span><text:span text:style-name="Emphasis"><text:span text:style-name="T7">flawed</text:span></text:span><text:span text:style-name="T7"> versions of both of those spells, and can master them by spending 10 XP each at any point after the first adventure.</text:span></text:p>
      <text:h text:style-name="P37" text:outline-level="6"><text:bookmark text:name="Voice_of_Spirit_Talent"/>Voice of Spirit (Talent)</text:h>
      <text:p text:style-name="P323">You have learned how to tap into some form of supernatural power.</text:p>
      <text:p text:style-name="P328"><text:span text:style-name="T7">You are a </text:span><text:span text:style-name="Emphasis"><text:span text:style-name="T7">spellcaster</text:span></text:span><text:span text:style-name="T7"> and may attempt to cast spells using your Insight attribute. You have a Power rating equal to your Talk skill +1.</text:span></text:p>
      <text:p text:style-name="P328"><text:span text:style-name="T7">When you select this Talent, choose one or two spells. If you choose one spell, you know that spell completely. If you choose two spells, you know </text:span><text:span text:style-name="Emphasis"><text:span text:style-name="T7">flawed</text:span></text:span><text:span text:style-name="T7"> versions of both of those spells, and can master them by spending 10 XP each at any point after the first adventure.</text:span></text:p>
      <text:h text:style-name="P37" text:outline-level="6"><text:bookmark text:name="Mystical_Power_Talent"/>Mystical Power (Talent)</text:h>
      <text:p text:style-name="P323">You have learned how to tap into some form of supernatural power.</text:p>
      <text:p text:style-name="P328"><text:span text:style-name="T7">You are a </text:span><text:span text:style-name="Emphasis"><text:span text:style-name="T7">spellcaster</text:span></text:span><text:span text:style-name="T7"> and may attempt to cast spells using your Willpower attribute. You have a Power rating equal to your Survive skill +1.</text:span></text:p>
      <text:p text:style-name="P328"><text:span text:style-name="T7">When you select this Talent, choose one or two spells. If you choose one spell, you know that spell completely. If you choose two spells, you know </text:span><text:span text:style-name="Emphasis"><text:span text:style-name="T7">flawed</text:span></text:span><text:span text:style-name="T7"> versions of both of those spells, and can master them by spending 10 XP each at any point after the first adventure.</text:span></text:p>
      <text:h text:style-name="P37" text:outline-level="6"><text:bookmark text:name="Greater_Power_Talent"/>Greater Power (Talent)</text:h>
      <text:p text:style-name="P323">Your power has grown.</text:p>
      <text:p text:style-name="P323">Your Power increases by +1.</text:p>
      <text:h text:style-name="P37" text:outline-level="6"><text:bookmark text:name="Power-Hungry_Talent"/>Power-Hungry (Talent)</text:h>
      <text:p text:style-name="P323">You can draw more deeply of your power, but there is a price for your presumption.</text:p>
      <text:p text:style-name="P323"><text:soft-page-break/>When you choose to cast a spell or use a magic-related reaction (like <text:span text:style-name="T1">Counterspell</text:span>), before you attempt the skill test, you may choose to increase your Power by +2 when resolving that spell or reaction. If you do so, then when you roll [CD] equal to your Power, each [<text:span text:style-name="T1">!</text:span>] also generates 1 Threat.</text:p>
      <text:h text:style-name="P13" text:outline-level="3"><text:bookmark text:name="Spellcasting_Power_and_Costs"/>Spellcasting, Power, and Costs</text:h>
      <text:p text:style-name="P106"><text:span text:style-name="T4">Casting a spell requires a skill test. In an action scene, you gain the ability to take the </text:span><text:span text:style-name="Emphasis"><text:span text:style-name="T4">Cast a Spell</text:span></text:span><text:span text:style-name="T4"> major action. You may only use this action once per turn, even if you gain an additional major action that turn.</text:span></text:p>
      <text:p text:style-name="P100">The skill test to cast a spell uses the attribute determined by the talent which granted you the ability to cast spells—different types of spellcaster may use different attributes—and the skill listed in the spell’s description, as different spells require different aptitudes and mindsets to cast. The spell also lists the difficulty of the skill test used to cast the spell.</text:p>
      <text:list xml:id="list1714508893" text:style-name="L249">
        <text:list-item>
          <text:p text:style-name="P269"><text:span text:style-name="T1">Fight</text:span> spells are aggressive and offensive, and typically result in conjuring blasts of mystic energy, balls of flame, bolts of lightning, or similar destructive force.</text:p>
        </text:list-item>
        <text:list-item>
          <text:p text:style-name="P269"><text:span text:style-name="T1">Know</text:span> spells cover knowledge, wisdom, perception, and revelation.</text:p>
        </text:list-item>
        <text:list-item>
          <text:p text:style-name="P269"><text:span text:style-name="T1">Move</text:span> spells affect motion and physicality, granting mobility or altering the spellcaster’s position or ability to interact with the environment.</text:p>
        </text:list-item>
        <text:list-item>
          <text:p text:style-name="P269"><text:span text:style-name="T1">Operate</text:span> spells affect physical tools and objects in the environment, augmenting or diminishing objects, transmuting materials, or applying blessings or curses.</text:p>
        </text:list-item>
        <text:list-item>
          <text:p text:style-name="P269"><text:span text:style-name="T1">Survive</text:span> spells are frequently protective, defensive, or restorative, allowing the caster to survive against threats and enemies.</text:p>
        </text:list-item>
        <text:list-item>
          <text:p text:style-name="P269"><text:span text:style-name="T1">Talk</text:span> spells normally include glamours, charms, and illusions, but also spells that inspire and bolster resolve, and spells which summon intelligent beings who must be persuaded to give aid.</text:p>
        </text:list-item>
      </text:list>
      <text:p text:style-name="P100">When you attempt to cast a spell, the caster must pay the spell’s Cost. Each spell lists a different Cost, but they all take the form of mental damage inflicted upon the spellcaster. As with any mental damage, a character’s Courage and Morale will reduce this damage, and if a character suffers too much, then they may suffer harm. This Cost is applied after resolving the skill test to cast the spell and applies whether the spell was successfully cast or not.</text:p>
      <text:p text:style-name="P100">All spellcasters have a Power rating, often based closely on one of their skills (in the basic version presented here, it is based on their Know skill). Power is used to determine a few factors when casting spells, such as the damage inflicted by offensive spells, or the number of targets affected. In many cases, a spell may require you to roll [CD] equal to your Power (or equal to your Power + some additional number).</text:p>
      <text:h text:style-name="P18" text:outline-level="4"><text:bookmark text:name="Variant_Alternate_Power"/><text:soft-page-break/>Variant: Alternate Power</text:h>
      <text:p text:style-name="P100">In some games, it may be preferable to determine Power differently. One common way is to have a base Power rating granted by whatever talent or ability made the character a spellcaster—this should give the character 1 or 2 Power—and then granting a bonus based on one of the character’s attributes, typically the same one they use to cast spells, determined by the table below.</text:p>
      <table:table table:name="Table50" table:style-name="Table50">
        <table:table-column table:style-name="Table50.A"/>
        <table:table-column table:style-name="Table50.B"/>
        <table:table-header-rows>
          <table:table-row table:style-name="TableLine94701987470992">
            <table:table-cell table:style-name="Table50.A1" office:value-type="string">
              <text:p text:style-name="P92">Attribute Rating</text:p>
            </table:table-cell>
            <table:table-cell table:style-name="Table50.A1" office:value-type="string">
              <text:p text:style-name="P92">Bonus Power Rating</text:p>
            </table:table-cell>
          </table:table-row>
        </table:table-header-rows>
        <table:table-row table:style-name="TableLine94701987470992">
          <table:table-cell table:style-name="Table50.A2" office:value-type="string">
            <text:p text:style-name="P71">8 or lower</text:p>
          </table:table-cell>
          <table:table-cell table:style-name="Table50.B2" office:value-type="string">
            <text:p text:style-name="P77">–</text:p>
          </table:table-cell>
        </table:table-row>
        <table:table-row table:style-name="Table50.3">
          <table:table-cell table:style-name="Table50.A3" office:value-type="string">
            <text:p text:style-name="P71">9</text:p>
          </table:table-cell>
          <table:table-cell table:style-name="Table50.B3" office:value-type="string">
            <text:p text:style-name="P77">+1</text:p>
          </table:table-cell>
        </table:table-row>
        <table:table-row table:style-name="TableLine94701987470992">
          <table:table-cell table:style-name="Table50.A4" office:value-type="string">
            <text:p text:style-name="P71">10 or 11</text:p>
          </table:table-cell>
          <table:table-cell table:style-name="Table50.B4" office:value-type="string">
            <text:p text:style-name="P77">+2</text:p>
          </table:table-cell>
        </table:table-row>
        <table:table-row table:style-name="Table50.3">
          <table:table-cell table:style-name="Table50.A5" office:value-type="string">
            <text:p text:style-name="P71">12 or 13</text:p>
          </table:table-cell>
          <table:table-cell table:style-name="Table50.B5" office:value-type="string">
            <text:p text:style-name="P77">+3</text:p>
          </table:table-cell>
        </table:table-row>
        <table:table-row table:style-name="TableLine94701987470992">
          <table:table-cell table:style-name="Table50.A6" office:value-type="string">
            <text:p text:style-name="P71">14 or 15</text:p>
          </table:table-cell>
          <table:table-cell table:style-name="Table50.B6" office:value-type="string">
            <text:p text:style-name="P77">+4</text:p>
          </table:table-cell>
        </table:table-row>
        <table:table-row table:style-name="Table50.3">
          <table:table-cell table:style-name="Table50.A7" office:value-type="string">
            <text:p text:style-name="P71">16 or higher</text:p>
          </table:table-cell>
          <table:table-cell table:style-name="Table50.B7" office:value-type="string">
            <text:p text:style-name="P77">+5</text:p>
          </table:table-cell>
        </table:table-row>
      </table:table>
      <text:p text:style-name="P100">Alternatively, it may be useful to replace Power with a different rating entirely. Perhaps you want a simpler spellcasting system and removing this variable with a fixed number (between 2 and 4 is a good range for this, depending on how powerful you wish a spellcaster to be) would help you achieve that. Alternatively, you may wish to tie Power to something else entirely: a game centred around young wizards learning magic may have Power slowly increase during the campaign, or it might be tied to obtaining mystical artefacts or claiming places of power.</text:p>
      <text:h text:style-name="P18" text:outline-level="4"><text:bookmark text:name="Variant_Alternate_Costs"/>Variant: Alternate Costs</text:h>
      <text:p text:style-name="P100">The default rules presented here assume that spellcasting is taxing and stressful, inflicting mental damage upon the spellcaster as the mind struggles with the burden the power it wields. This can make spellcasters somewhat fragile in an action scene, as they must withstand both the damage inflicted by enemies and the damage their spells inflict upon themselves.</text:p>
      <text:p text:style-name="P100">But this isn’t always the way a setting should handle magic. Different worlds may regard magic differently, and magic may have different costs. A few possibilities are below:</text:p>
      <text:list xml:id="list3721195790" text:style-name="L250">
        <text:list-item>
          <text:p text:style-name="P270"><text:span text:style-name="T1">Mana Stress</text:span>: The character has a track of Mana Stress (or some other appropriate name), with a maximum equal to their Spellcasting attribute plus their Know skill. This is treated in the same way as a stress track, but it is only used for magic: whenever a <text:soft-page-break/>spell is cast, the Cost is magic damage, which is applied to the mana stress track. Magic Harms make casting spells more difficult. Through talents or mystical tools, a character may gain a Ward, which serves as Resistance against magic damage. Such an option also allows for spells and attacks which inflict magic damage, draining a spellcaster’s mystical reserves rather than inflicting physical or mental harm.</text:p>
        </text:list-item>
        <text:list-item>
          <text:p text:style-name="P270"><text:span text:style-name="T1">Magic Points</text:span>: A simpler option, the Cost of each spell is changed to a fixed number rather than inflicting damage (remove damage effects too), and the character has a set quantity of Magic Points (equal to their Spellcasting attribute plus their Know skill). Each time a spell is cast, the caster must spend points equal to the spell’s Cost: if they don’t have enough, the spell is not cast.</text:p>
        </text:list-item>
        <text:list-item>
          <text:p text:style-name="P270"><text:span text:style-name="T1">Twisting the World</text:span>: When a spell is cast, it twists the shape of reality, and reality will often retaliate to even the score. As above, the Cost of each spell is changed to a fixed number rather than inflicting damage. When a spell is cast, it generates Threat equal to the spell’s Cost. NPC adversaries instead spend Threat to cast spells.</text:p>
        </text:list-item>
      </text:list>
      <text:h text:style-name="P13" text:outline-level="3"><text:bookmark text:name="Miscasts_and_Flawed_Spells"/>Miscasts and Flawed Spells</text:h>
      <text:p text:style-name="P100">Due to the power they wield, even the slightest break in concentration by a spellcaster can cause their magic to spiral out of control.</text:p>
      <text:p text:style-name="P100">As normal with any skill test, any roll of a 20 causes a complication. However, due to the complicated nature of spellcasting, the complication range of casting a spell is increased as the spell’s difficulty increases, indicated by the table below.</text:p>
      <table:table table:name="Table51" table:style-name="Table51">
        <table:table-column table:style-name="Table51.A"/>
        <table:table-column table:style-name="Table51.B"/>
        <table:table-header-rows>
          <table:table-row table:style-name="TableLine94700972092576">
            <table:table-cell table:style-name="Table51.A1" office:value-type="string">
              <text:p text:style-name="P92">Spell Difficulty</text:p>
            </table:table-cell>
            <table:table-cell table:style-name="Table51.A1" office:value-type="string">
              <text:p text:style-name="P92">Complication Range</text:p>
            </table:table-cell>
          </table:table-row>
          <table:table-row table:style-name="Table51.2">
            <table:table-cell table:style-name="Table51.A2" office:value-type="string">
              <text:p text:style-name="P71">1</text:p>
            </table:table-cell>
            <table:table-cell table:style-name="Table51.B2" office:value-type="string">
              <text:p text:style-name="P71">20</text:p>
            </table:table-cell>
          </table:table-row>
          <table:table-row table:style-name="TableLine94700972092576">
            <table:table-cell table:style-name="Table51.A3" office:value-type="string">
              <text:p text:style-name="P71">2</text:p>
            </table:table-cell>
            <table:table-cell table:style-name="Table51.B3" office:value-type="string">
              <text:p text:style-name="P71">19-20</text:p>
            </table:table-cell>
          </table:table-row>
          <table:table-row table:style-name="Table51.2">
            <table:table-cell table:style-name="Table51.A4" office:value-type="string">
              <text:p text:style-name="P71">3</text:p>
            </table:table-cell>
            <table:table-cell table:style-name="Table51.B4" office:value-type="string">
              <text:p text:style-name="P71">18-20</text:p>
            </table:table-cell>
          </table:table-row>
          <table:table-row table:style-name="TableLine94700972092576">
            <table:table-cell table:style-name="Table51.A5" office:value-type="string">
              <text:p text:style-name="P71">4</text:p>
            </table:table-cell>
            <table:table-cell table:style-name="Table51.B5" office:value-type="string">
              <text:p text:style-name="P71">17-20</text:p>
            </table:table-cell>
          </table:table-row>
          <table:table-row table:style-name="Table51.2">
            <table:table-cell table:style-name="Table51.A6" office:value-type="string">
              <text:p text:style-name="P71">5+</text:p>
            </table:table-cell>
            <table:table-cell table:style-name="Table51.B6" office:value-type="string">
              <text:p text:style-name="P71">16-20</text:p>
            </table:table-cell>
          </table:table-row>
        </table:table-header-rows>
      </table:table>
      <text:p text:style-name="P100">In addition, the effects of a miscast can often be more severe and more unpredictable than a normal complication. If the spell is successfully cast, the spell’s effects will still occur—complications cannot turn success into failure, and any miscasts can only produce additional or unintentional effects—but it may have some unintended outcomes, such as a lightning bolt striking the wrong target, or a healing spell healing nearby enemies as well as allies.</text:p>
      <text:p text:style-name="P100"><text:soft-page-break/>If a spellcaster suffers a complication but does not successfully cast the spell, the effects can be more unpredictable, as the gathered magical power has nowhere to go. When rolling for the spell’s Cost, add X[CD], which automatically rolls an [<text:span text:style-name="T1">!</text:span>] to the mental damage the spell inflicts, where X is the number of Complications rolled on the spell’s skill test.</text:p>
      <text:h text:style-name="P18" text:outline-level="4"><text:bookmark text:name="Flawed_Spells"/>Flawed Spells</text:h>
      <text:p text:style-name="P100">Sometimes when a character learns a spell, they learn a <text:span text:style-name="T1">flawed</text:span> version—the character has learned the core principles of the spell, but they are ignorant of the nuances, making the spell harder to control.</text:p>
      <text:p text:style-name="P100">Flawed spells differ in the following ways:</text:p>
      <text:list xml:id="list1209659755" text:style-name="L251">
        <text:list-item>
          <text:p text:style-name="P271">When you cast a flawed spell, you automatically suffer one complication, in addition to any generated by the skill test.</text:p>
        </text:list-item>
        <text:list-item>
          <text:p text:style-name="P271">You can only purchase additional d20s for the spell’s skill test by generating Threat—you cannot do so by spending Momentum.</text:p>
        </text:list-item>
        <text:list-item>
          <text:p text:style-name="P271">Any specific uses of Momentum which that spell would normally have may not be used if casting a flawed version of that spell.</text:p>
        </text:list-item>
      </text:list>
      <text:p text:style-name="P100">Some spells also have a specific change listed for when a character knows the flawed version.</text:p>
      <text:h text:style-name="P13" text:outline-level="3"><text:bookmark text:name="Resisting_Magic_and_Magical_Duels"/>Resisting Magic and Magical Duels</text:h>
      <text:p text:style-name="P100">Although magic is a potent and dangerous force, it is not all-powerful and, in some cases, spells may be resisted. Sometimes a spellcaster will have to overcome the nature of a subject and some spells allow their target to resist the effects. Both instances call for an opposed test. The attribute and skill combination for the resisting character will be listed in the spell’s description. The resisting character’s test uses the spell’s difficulty.</text:p>
      <text:p text:style-name="P100">In addition, spellcasters learn techniques to ward themselves against the supernatural, and the practicalities of war have made those techniques more necessary than ever for countering and undoing hostile magic.</text:p>
      <text:h text:style-name="P18" text:outline-level="4"><text:bookmark text:name="Counterspell"/>Counterspell</text:h>
      <text:p text:style-name="P100">Spellcasters of all types gain the following reaction:</text:p>
      <text:list xml:id="list1870418342" text:style-name="L252">
        <text:list-item>
          <text:p text:style-name="P272"><text:span text:style-name="T1">Counterspell</text:span>: The character mutters an invocation, makes gestures of warding, or concentrates on their inner strength. The character may use this reaction when an enemy they can see attempts to cast a spell. The reacting character rolls [CD] equal to their Power; for each [<text:span text:style-name="T1">!</text:span>] rolled, the spell’s difficulty increases by +1.</text:p>
        </text:list-item>
      </text:list>
      <text:h text:style-name="P13" text:outline-level="3"><text:bookmark text:name="Sample_Spells"/><text:soft-page-break/>Sample Spells</text:h>
      <text:p text:style-name="P100">The following spells are fairly simple and straightforward, and lack much of the flavour common to most settings with magic, but they should serve as a solid baseline for creating your own spells for your own games. All spells use the following format: <text:span text:style-name="T1">Skill</text:span>: This lists the skill used for any skill test to cast the spell. The attribute used depends on the type of spellcaster the character is.</text:p>
      <text:p text:style-name="P100"><text:span text:style-name="T1">Difficulty</text:span>: This lists the difficulty of any skill test to cast the spell, and whether the spell’s skill test is an opposed test. If it is an opposed test, the opposing character will have the same difficulty, and use the attribute and skill listed.</text:p>
      <text:p text:style-name="P100"><text:span text:style-name="T1">Cost</text:span>: All spells have an associated <text:span text:style-name="T1">cost</text:span> which is paid when casting, which takes the form of mental stress inflicted on the spellcaster, with their Courage resistance absorbing some of this stress as normal. This cost is applied after resolving the skill test to cast the spell and applies whether the spell was successfully cast or not. It is common for spells to have the Drain damage effect as part of their cost, inflicting fatigue upon the spellcaster.</text:p>
      <text:p text:style-name="P100"><text:span text:style-name="T1">Duration</text:span>: All spells last for their stated duration. Most spells have a duration of instant (the spell’s effects take place immediately, and the spell ends). Others last several rounds (ending after a set number of rounds, at the end of that round), or until the end of the current scene. A spellcaster may choose to end a spell early as a minor action, but otherwise the spell will last until the end of its stated duration or until the spellcaster is defeated.</text:p>
      <text:p text:style-name="P100"><text:span text:style-name="T1">Effect</text:span>: The spell will list its type (see above), and what its effect is. Each spell will describe who or what its target is and provide specific uses for Momentum that can expand or enhance their effects.</text:p>
      <text:p text:style-name="P100"><text:span text:style-name="T1">Flawed</text:span>: Not all spells will have this entry; those that do have specific adjustments made when a character attempts to cast a flawed version.</text:p>
      <text:p text:style-name="P100"><text:span text:style-name="T1">Momentum</text:span>: Spells that have this entry list specific ways to gain extra benefits by spending Momentum.</text:p>
      <text:h text:style-name="P18" text:outline-level="4"><text:bookmark text:name="Animate_Dead"/>Animate Dead</text:h>
      <text:p text:style-name="P100">With a cruel-sounding invocation, you fill the bodies of the dead with unnatural vigour.</text:p>
      <text:p text:style-name="P100"><text:span text:style-name="T1">Skill</text:span>: Talk</text:p>
      <text:p text:style-name="P100"><text:span text:style-name="T1">Difficulty</text:span>: 3</text:p>
      <text:p text:style-name="P100"><text:span text:style-name="T1">Cost</text:span>: 5[CD] Drain, Perilous mental damage</text:p>
      <text:p text:style-name="P100"><text:span text:style-name="T1">Duration</text:span>: Instant</text:p>
      <text:p text:style-name="P100"><text:span text:style-name="T1">Effect</text:span>: This spell can only be cast in an area where human (or human-sized) dead bodies are present. The spell summons a number of zombies (see <text:span text:style-name="T1">Chapter 5: Adversaries and NPCs</text:span>) <text:soft-page-break/>equal to your Power within Close range of you. The zombies will obey the caster’s orders, but they can only understand simple instructions.</text:p>
      <text:p text:style-name="P100"><text:span text:style-name="T1">Flawed</text:span>: The zombies summoned by the spell will not obey the caster’s orders and will simply attack the nearest living creatures.</text:p>
      <text:p text:style-name="P100"><text:span text:style-name="T1">Momentum</text:span>:</text:p>
      <text:list xml:id="list2879234807" text:style-name="L253">
        <text:list-item>
          <text:p text:style-name="P273"><text:span text:style-name="T1">Numbers</text:span>: summon one additional zombie for each 1 Momentum spent.</text:p>
        </text:list-item>
        <text:list-item>
          <text:p text:style-name="P273"><text:span text:style-name="T1">Command</text:span>: the zombies obey your mental commands, without needing you to speak or for them to understand you. 2 Momentum.</text:p>
        </text:list-item>
      </text:list>
      <text:h text:style-name="P18" text:outline-level="4"><text:bookmark text:name="Arcane_Blast"/>Arcane Blast</text:h>
      <text:p text:style-name="P100">You conjure a blast of magical energy to strike your foes.</text:p>
      <text:p text:style-name="P100"><text:span text:style-name="T1">Skill</text:span>: Fight</text:p>
      <text:p text:style-name="P100"><text:span text:style-name="T1">Difficulty</text:span>: 2</text:p>
      <text:p text:style-name="P100"><text:span text:style-name="T1">Cost</text:span>: 3[CD] Drain</text:p>
      <text:p text:style-name="P100"><text:span text:style-name="T1">Duration</text:span>: Instant</text:p>
      <text:p text:style-name="P100"><text:span text:style-name="T1">Effect</text:span>: The spell is used to attack an enemy within Medium range. If the spell is successful, it inflicts Power +2 [CD] physical damage.</text:p>
      <text:p text:style-name="P100"><text:span text:style-name="T1">Momentum</text:span>:</text:p>
      <text:list xml:id="list3486724990" text:style-name="L254">
        <text:list-item>
          <text:p text:style-name="P316"><text:span text:style-name="T5">Kinetic</text:span><text:span text:style-name="T4">: For 1 Momentum, add the </text:span><text:span text:style-name="Emphasis"><text:span text:style-name="T4">Knockback</text:span></text:span><text:span text:style-name="T4"> damage effect.</text:span></text:p>
        </text:list-item>
        <text:list-item>
          <text:p text:style-name="P316"><text:span text:style-name="T5">Flame</text:span><text:span text:style-name="T4">: for 1 Momentum, add the </text:span><text:span text:style-name="Emphasis"><text:span text:style-name="T4">Persistent X</text:span></text:span><text:span text:style-name="T4"> damage effect, with X equal to the spellcaster’s Power.</text:span></text:p>
        </text:list-item>
        <text:list-item>
          <text:p text:style-name="P316"><text:span text:style-name="T5">Spear</text:span><text:span text:style-name="T4">: for 1 Momentum, add the </text:span><text:span text:style-name="Emphasis"><text:span text:style-name="T4">Piercing 2</text:span></text:span><text:span text:style-name="T4"> damage effect.</text:span></text:p>
        </text:list-item>
        <text:list-item>
          <text:p text:style-name="P316"><text:span text:style-name="T5">Explosion</text:span><text:span text:style-name="T4">: for 2 Momentum, add the </text:span><text:span text:style-name="Emphasis"><text:span text:style-name="T4">Area</text:span></text:span><text:span text:style-name="T4"> and </text:span><text:span text:style-name="Emphasis"><text:span text:style-name="T4">Perilous</text:span></text:span><text:span text:style-name="T4"> damage effects.</text:span></text:p>
        </text:list-item>
        <text:list-item>
          <text:p text:style-name="P274"><text:span text:style-name="T1">Distant</text:span>: for 2 Momentum, the spell can target an enemy within Long range.</text:p>
        </text:list-item>
      </text:list>
      <text:h text:style-name="P18" text:outline-level="4"><text:bookmark text:name="Blessing_of_Might"/>Blessing of Might</text:h>
      <text:p text:style-name="P100">You fill your allies with the strength to overcome obstacles.</text:p>
      <text:p text:style-name="P100"><text:span text:style-name="T1">Skill</text:span>: Move</text:p>
      <text:p text:style-name="P100"><text:span text:style-name="T1">Difficulty</text:span>: 2</text:p>
      <text:p text:style-name="P100"><text:span text:style-name="T1">Cost</text:span>: 4[CD] Drain</text:p>
      <text:p text:style-name="P100"><text:span text:style-name="T1">Duration</text:span>: A number of rounds equal to your Power.</text:p>
      <text:p text:style-name="P100"><text:soft-page-break/><text:span text:style-name="T1">Effect</text:span>: You bolster yourself or an ally within Reach. While the spell remains in effect, each affected character gains +2 Armor, +2[CD] damage on all melee attacks, and may re-roll 1d20 on any Brawn-based skill test.</text:p>
      <text:p text:style-name="P100"><text:span text:style-name="T1">Momentum</text:span>:</text:p>
      <text:list xml:id="list462493946" text:style-name="L255">
        <text:list-item>
          <text:p text:style-name="P275"><text:span text:style-name="T1">Numbers</text:span>: Affect one additional ally within Reach (or yourself) for 1 Momentum each.</text:p>
        </text:list-item>
        <text:list-item>
          <text:p text:style-name="P275"><text:span text:style-name="T1">Harden</text:span>: Increase Armor by an extra +1 per Momentum spent.</text:p>
        </text:list-item>
        <text:list-item>
          <text:p text:style-name="P275"><text:span text:style-name="T1">Force</text:span>: increase bonus melee damage by +1[CD] per Momentum spent.</text:p>
        </text:list-item>
      </text:list>
      <text:h text:style-name="P18" text:outline-level="4"><text:bookmark text:name="Blessing_of_Swiftness"/>Blessing of Swiftness</text:h>
      <text:p text:style-name="P100">You fill your allies with the speed to overcome obstacles.</text:p>
      <text:p text:style-name="P100"><text:span text:style-name="T1">Skill</text:span>: Move</text:p>
      <text:p text:style-name="P100"><text:span text:style-name="T1">Difficulty</text:span>: 2</text:p>
      <text:p text:style-name="P100"><text:span text:style-name="T1">Cost</text:span>: 4[CD] Drain</text:p>
      <text:p text:style-name="P100"><text:span text:style-name="T1">Duration</text:span>: A number of rounds equal to your Power.</text:p>
      <text:p text:style-name="P100"><text:span text:style-name="T1">Effect</text:span>: You bolster yourself or an ally within Reach. While the spell remains in effect, each affected character may re-roll 1d20 on any Agility-based skill test, and whenever they move, they may move one additional zone.</text:p>
      <text:p text:style-name="P100"><text:span text:style-name="T1">Momentum</text:span>:</text:p>
      <text:list xml:id="list2568654433" text:style-name="L256">
        <text:list-item>
          <text:p text:style-name="P276"><text:span text:style-name="T1">Numbers</text:span>: Affect one additional ally within Reach (or yourself) for 1 Momentum each.</text:p>
        </text:list-item>
        <text:list-item>
          <text:p text:style-name="P276"><text:span text:style-name="T1">Blur</text:span>: For 2 Momentum, all ranged attacks against affected creatures suffer +1 difficulty.</text:p>
        </text:list-item>
      </text:list>
      <text:h text:style-name="P18" text:outline-level="4"><text:bookmark text:name="Compel"/>Compel</text:h>
      <text:p text:style-name="P100">You whisper suggestions and compulsions into your victim’s mind.</text:p>
      <text:p text:style-name="P100"><text:span text:style-name="T1">Skill</text:span>: Talk</text:p>
      <text:p text:style-name="P100"><text:span text:style-name="T1">Difficulty</text:span>: 2, opposed by the target’s <text:span text:style-name="T1">Will + Survive</text:span></text:p>
      <text:p text:style-name="P100"><text:span text:style-name="T1">Cost</text:span>: 4[CD] Drain, Piercing 2</text:p>
      <text:p text:style-name="P100"><text:span text:style-name="T1">Duration</text:span>: Instant</text:p>
      <text:p text:style-name="P100"><text:span text:style-name="T1">Effect</text:span>: You force yourself into the mind of an enemy within Close range. This inflicts Power +3 mental damage with the Persistent X (replace X with Power rating) damage effect. If the target suffers one or more Harms from this spell (either the initial damage or the Persistent damage), then the Harm they suffer is a compulsion to carry out a command of yours, which <text:soft-page-break/>must be a sentence of no more than 5 words. Once they have carried out the command (or after an hour, if the order is ongoing), the Harm is removed and healed completely.</text:p>
      <text:p text:style-name="P106"><text:span text:style-name="T5">Flawed</text:span><text:span text:style-name="T4">: The spell’s Cost is increased by +2[CD] and has the </text:span><text:span text:style-name="Emphasis"><text:span text:style-name="T4">Stun</text:span></text:span><text:span text:style-name="T4"> damage effect.</text:span></text:p>
      <text:p text:style-name="P100"><text:span text:style-name="T1">Momentum</text:span>:</text:p>
      <text:list xml:id="list268772070" text:style-name="L257">
        <text:list-item>
          <text:p text:style-name="P317"><text:span text:style-name="T5">Vicious</text:span><text:span text:style-name="T4">: the spell’s damage gains the </text:span><text:span text:style-name="Emphasis"><text:span text:style-name="T4">Vicious</text:span></text:span><text:span text:style-name="T4"> damage effect.</text:span></text:p>
        </text:list-item>
        <text:list-item>
          <text:p text:style-name="P317"><text:span text:style-name="T5">Insidious</text:span><text:span text:style-name="T4">: the spell’s damage gains the </text:span><text:span text:style-name="Emphasis"><text:span text:style-name="T4">Piercing 2</text:span></text:span><text:span text:style-name="T4"> damage effect.</text:span></text:p>
        </text:list-item>
        <text:list-item>
          <text:p text:style-name="P317"><text:span text:style-name="T5">Oppressive</text:span><text:span text:style-name="T4">: the spell’s damage gains the </text:span><text:span text:style-name="Emphasis"><text:span text:style-name="T4">Stun</text:span></text:span><text:span text:style-name="T4"> damage effect.</text:span></text:p>
        </text:list-item>
      </text:list>
      <text:h text:style-name="P18" text:outline-level="4"><text:bookmark text:name="Curse_of_Dread"/>Curse of Dread</text:h>
      <text:p text:style-name="P100">You conjure feelings of dread and despair in your enemies.</text:p>
      <text:p text:style-name="P100"><text:span text:style-name="T1">Skill</text:span>: Talk</text:p>
      <text:p text:style-name="P100"><text:span text:style-name="T1">Difficulty</text:span>: 3</text:p>
      <text:p text:style-name="P100"><text:span text:style-name="T1">Cost</text:span>: 5[CD] Drain, Perilous</text:p>
      <text:p text:style-name="P100"><text:span text:style-name="T1">Duration</text:span>: Instant</text:p>
      <text:p text:style-name="P106"><text:span text:style-name="T5">Effect</text:span><text:span text:style-name="T4">: All enemies within Close range immediately suffer Power +1 mental damage with the </text:span><text:span text:style-name="Emphasis"><text:span text:style-name="T4">Piercing 1</text:span></text:span><text:span text:style-name="T4"> and </text:span><text:span text:style-name="Emphasis"><text:span text:style-name="T4">Stun</text:span></text:span><text:span text:style-name="T4"> damage effects. Any creatures who suffer one or more Harms from this spell must move away from the spellcaster during their next turn.</text:span></text:p>
      <text:p text:style-name="P100"><text:span text:style-name="T1">Flawed</text:span>: The spell affects all creatures other than the caster, within Close range.</text:p>
      <text:p text:style-name="P100"><text:span text:style-name="T1">Momentum</text:span>:</text:p>
      <text:list xml:id="list2903638461" text:style-name="L258">
        <text:list-item>
          <text:p text:style-name="P318"><text:span text:style-name="T5">Lingering</text:span><text:span text:style-name="T4">: the spell’s damage gains the </text:span><text:span text:style-name="Emphasis"><text:span text:style-name="T4">Persistent 3</text:span></text:span><text:span text:style-name="T4"> damage effect.</text:span></text:p>
        </text:list-item>
        <text:list-item>
          <text:p text:style-name="P318"><text:span text:style-name="T5">Demoralising</text:span><text:span text:style-name="T4">: the spell’s damage gains the </text:span><text:span text:style-name="Emphasis"><text:span text:style-name="T4">Destructive</text:span></text:span><text:span text:style-name="T4"> damage effect.</text:span></text:p>
        </text:list-item>
      </text:list>
      <text:h text:style-name="P18" text:outline-level="4"><text:bookmark text:name="Farsight"/>Farsight</text:h>
      <text:p text:style-name="P100">You glean knowledge from distant places.</text:p>
      <text:p text:style-name="P100"><text:span text:style-name="T1">Skill</text:span>: Know</text:p>
      <text:p text:style-name="P100"><text:span text:style-name="T1">Difficulty</text:span>: 2</text:p>
      <text:p text:style-name="P100"><text:span text:style-name="T1">Cost</text:span>: 2[CD] Drain, Piercing 1</text:p>
      <text:p text:style-name="P100"><text:span text:style-name="T1">Duration</text:span>: A number of rounds equal to the spellcaster’s Power.</text:p>
      <text:p text:style-name="P106"><text:span text:style-name="T5">Effect</text:span><text:span text:style-name="T4">: The spellcaster selects a location within Long range. The spellcaster can accurately see and hear the area as if they were stood there in person for the duration of the ability. They cannot move from that location, or physically interact with any objects in that location. The spellcaster gains 2 bonus Momentum to spend on </text:span><text:span text:style-name="Emphasis"><text:span text:style-name="T4">Obtain Information</text:span></text:span><text:span text:style-name="T4"> questions if they </text:span><text:soft-page-break/><text:span text:style-name="T4">have a clear reflective surface to focus on while casting this spell – a mirror, a dish of water, a crystal ball, etc.</text:span></text:p>
      <text:p text:style-name="P100"><text:span text:style-name="T1">Momentum</text:span>: Unlike most spells, the Cost of Farsight increases by +1[CD] for each Momentum spent on any of the options below.</text:p>
      <text:list xml:id="list2829184335" text:style-name="L259">
        <text:list-item>
          <text:p text:style-name="P277"><text:span text:style-name="T1">Distance</text:span>: the spellcaster may select a location they know within 1 mile for 1 Momentum. For 2 Momentum, select a location within 10 miles. For 3 Momentum, select a location within 100 miles. In all cases, the spellcaster must know the location exists, and roughly where it is.</text:p>
        </text:list-item>
        <text:list-item>
          <text:p text:style-name="P277"><text:span text:style-name="T1">Duration</text:span>: for each Momentum spent, the spell’s duration is increased by a number equal to the caster’s Power.</text:p>
        </text:list-item>
        <text:list-item>
          <text:p text:style-name="P277"><text:span text:style-name="T1">Intervention</text:span>: for 2 Momentum, the spellcaster may crudely interact with an object in the target location – knocking over an object, turning pages in a book as if a breeze had blown through, or similar. Precision manipulation is not possible, only a single rough interaction.</text:p>
        </text:list-item>
      </text:list>
      <text:h text:style-name="P18" text:outline-level="4"><text:bookmark text:name="Healing"/>Healing</text:h>
      <text:p text:style-name="P100">You relieve pain and stress and heal injuries.</text:p>
      <text:p text:style-name="P100"><text:span text:style-name="T1">Skill</text:span>: Survive</text:p>
      <text:p text:style-name="P100"><text:span text:style-name="T1">Difficulty</text:span>: 2</text:p>
      <text:p text:style-name="P100"><text:span text:style-name="T1">Cost</text:span>: 4[CD] Drain</text:p>
      <text:p text:style-name="P100"><text:span text:style-name="T1">Duration</text:span>: Instant</text:p>
      <text:p text:style-name="P100"><text:span text:style-name="T1">Effect</text:span>: You heal one ally within Reach—you cannot choose yourself as the target. The target of the spell recovers Power [CD] stress. If you heal 5 or more Stress, or would remove enough Stress to empty the target’s Stress track, then they also heal a single Harm.</text:p>
      <text:p text:style-name="P100"><text:span text:style-name="T1">Momentum</text:span>:</text:p>
      <text:list xml:id="list3348051405" text:style-name="L260">
        <text:list-item>
          <text:p text:style-name="P278"><text:span text:style-name="T1">Lingering</text:span>: for 2 Momentum, if one or more [<text:span text:style-name="T1">!</text:span>] are rolled on the healing, the target recovers an additional 3[CD] stress on their next turn, and for a number of turns equal to the number of [<text:span text:style-name="T1">!</text:span>] rolled.</text:p>
        </text:list-item>
        <text:list-item>
          <text:p text:style-name="P278"><text:span text:style-name="T1">Numbers</text:span>: the spell may affect one additional ally within Reach for each Momentum spent.</text:p>
        </text:list-item>
      </text:list>
      <text:h text:style-name="P18" text:outline-level="4"><text:bookmark text:name="Shield"/>Shield</text:h>
      <text:p text:style-name="P100">You project a barrier of arcane force to repel attacks against you and your allies.</text:p>
      <text:p text:style-name="P100"><text:span text:style-name="T1">Skill</text:span>: Survive</text:p>
      <text:p text:style-name="P100"><text:span text:style-name="T1">Difficulty</text:span>: 1</text:p>
      <text:p text:style-name="P100"><text:soft-page-break/><text:span text:style-name="T1">Cost</text:span>: 3[CD] Drain</text:p>
      <text:p text:style-name="P100"><text:span text:style-name="T1">Duration</text:span>: A number of rounds equal to the spellcaster’s Power.</text:p>
      <text:p text:style-name="P106"><text:span text:style-name="T5">Effect</text:span><text:span text:style-name="T4">: You immediately gain Cover [CD] equal to your Power rating. This has the </text:span><text:span text:style-name="Emphasis"><text:span text:style-name="T4">Sturdy</text:span></text:span><text:span text:style-name="T4"> cover effect.</text:span></text:p>
      <text:p text:style-name="P106"><text:span text:style-name="T5">Flawed</text:span><text:span text:style-name="T4">: The Cover granted by the spell has the </text:span><text:span text:style-name="Emphasis"><text:span text:style-name="T4">Fragile</text:span></text:span><text:span text:style-name="T4"> cover effect, rather than </text:span><text:span text:style-name="Emphasis"><text:span text:style-name="T4">Sturdy</text:span></text:span><text:span text:style-name="T4">.</text:span></text:p>
      <text:p text:style-name="P100"><text:span text:style-name="T1">Momentum</text:span>:</text:p>
      <text:list xml:id="list3816048698" text:style-name="L261">
        <text:list-item>
          <text:p text:style-name="P279"><text:span text:style-name="T1">Stronger</text:span>: Increase the amount of Cover provided by +1[CD] per Momentum spent.</text:p>
        </text:list-item>
        <text:list-item>
          <text:p text:style-name="P319"><text:span text:style-name="T5">Reactive</text:span><text:span text:style-name="T4">: for 2 Momentum, do not gain the normal effect. Instead, until the end of the current scene, you may use your Reaction to gain Power x2 [CD] Cover with the </text:span><text:span text:style-name="Emphasis"><text:span text:style-name="T4">Sturdy</text:span></text:span><text:span text:style-name="T4"> effect against a single successful attack against you.</text:span></text:p>
        </text:list-item>
        <text:list-item>
          <text:p text:style-name="P279"><text:span text:style-name="T1">Barrier</text:span>: for 2 Momentum, do not gain the normal effect. Instead, the zone you are in is protected by a barrier, granting Cover [CD] equal to your Power rating against all attacks from outside that zone against any target in the protected zone. The duration is increased by 1 round for every turn during the spell’s effect that you use the Prepare minor action.</text:p>
        </text:list-item>
      </text:list>
      <text:h text:style-name="P13" text:outline-level="3"><text:bookmark text:name="Rituals"/>Rituals</text:h>
      <text:p text:style-name="P100">While some people exist who can wield potent magic even in the heat of the action, their craft represents only one form of mystical power. Magic takes many forms beyond this, and a vast range of rites, rituals, and occult ceremonies exist that allow mortals to harness mystical forces and create supernatural effects.</text:p>
      <text:p text:style-name="P100">These rituals are complex and require such exacting precision to perform that they cannot be learned in the same way as battlefield magic. Instead, a ritual is performed according to specific instructions, commonly found within occult texts or copies of ancient tomes or scrolls. In theory, anyone can attempt to perform a ritual, but few non-spellcasters have the magical power to manage this, and even attempting a ritual is an experience that strains the mind.</text:p>
      <text:p text:style-name="P100">The process of performing a ritual is the same as an extended task (see page XXX), though some parts have been adjusted to reflect the oddities of the occult. When a character wishes to create a ritual’s potent effects, they must undertake the necessary ceremony, defined by the following factors:</text:p>
      <text:list xml:id="list2586936055" text:style-name="L262">
        <text:list-item>
          <text:p text:style-name="P280"><text:span text:style-name="T1">Requirements</text:span>: Rituals can require specific components, ingredients, times of day or year, or other circumstances to be successfully attempted.</text:p>
        </text:list-item>
        <text:list-item>
          <text:p text:style-name="P280"><text:span text:style-name="T1">Skill</text:span>: The skill used for skill tests to perform the ritual.</text:p>
        </text:list-item>
        <text:list-item>
          <text:p text:style-name="P280"><text:span text:style-name="T1">Difficulty</text:span>: The base difficulty of all skill tests used to perform the ritual. As with spells, the Difficulty also affects the Complication range.</text:p>
        </text:list-item>
        <text:list-item>
          <text:p text:style-name="P280"><text:span text:style-name="T1">Stress Track</text:span>: The ritual takes an amount of work to complete, like an extended task.</text:p>
        </text:list-item>
        <text:list-item>
          <text:p text:style-name="P280"><text:soft-page-break/><text:span text:style-name="T1">Resistance</text:span>: Depending on the circumstances, the ritual may ignore some stress inflicted to its stress track, like a character’s armor or courage.</text:p>
        </text:list-item>
        <text:list-item>
          <text:p text:style-name="P280"><text:span text:style-name="T1">Steps</text:span>: The number of steps needed to complete the ritual—these are just like Harms on a character, or Breakthroughs on an Extended Task.</text:p>
        </text:list-item>
        <text:list-item>
          <text:p text:style-name="P280"><text:span text:style-name="T1">Cost</text:span>: Just like with spells, rituals inflict mental damage upon a character performing them. Each skill test attempted to perform a ritual inflicts the listed amount of mental damage.</text:p>
        </text:list-item>
        <text:list-item>
          <text:p text:style-name="P280"><text:span text:style-name="T1">Effect</text:span>: What happens once all the ritual’s steps have been completed.</text:p>
        </text:list-item>
        <text:list-item>
          <text:p text:style-name="P280"><text:span text:style-name="T1">Miscast</text:span>: What happens if the ritual is miscast (see below).</text:p>
        </text:list-item>
      </text:list>
      <text:p text:style-name="P115"/>
      <text:h text:style-name="P38" text:outline-level="6"><text:bookmark text:name="Amateur_Spellcasters"/><text:span text:style-name="T17">Amateur Spellcasters</text:span></text:h>
      <text:p text:style-name="P323">In some settings, while spells can only be cast by spellcasters, anyone can attempt a ritual, though spellcasters are often more capable.</text:p>
      <text:p text:style-name="P323">A character who is not a spellcaster has a power equal to half their Know skill, rounded down, and casts rituals using Willpower. For example, a non-spellcaster with a Know of 3 has a total power of 1[CD]. Naturally, this means that they can find it difficult to complete a ritual.</text:p>
      <text:h text:style-name="P13" text:outline-level="3"><text:bookmark text:name="Performing_Rituals"/>Performing Rituals</text:h>
      <text:h text:style-name="P18" text:outline-level="4"><text:bookmark text:name="Requirements"/>Requirements</text:h>
      <text:p text:style-name="P100">Any ritual attempted will have a few requirements and conditions for being attempted. Most rituals will require at least some basic tools, and simple offerings. Rituals may need a specific number of participants, or they might have to be performed in a certain place or time to be effective—while more powerful rituals may even need to be performed when the stars are aligned in a specific way, or with a rare artefact.</text:p>
      <text:h text:style-name="P18" text:outline-level="4"><text:bookmark text:name="Skill_Test"/>Skill Test</text:h>
      <text:p text:style-name="P100">A spellcaster will need to make one or more skill tests to perform the ritual. A specific skill will be used for each ritual, with a pre-determined difficulty. The attribute used in the skill test are determined by the type of spellcaster attempting the test.</text:p>
      <text:p text:style-name="P100">As with battlefield spells, the complication range of a ritual is increased by the difficulty of the test—so a ritual with a difficulty of 1 suffers complications on a 19-20, rather than a 20, and so forth. This complication range may be increased further if the GM judges that the source text for a ritual is unclear, or if the circumstances are close but not precisely right.</text:p>
      <text:h text:style-name="P18" text:outline-level="4"><text:bookmark text:name="Stress_and_Resistance"/><text:soft-page-break/>Stress and Resistance</text:h>
      <text:p text:style-name="P100">As with any extended task, a ritual has a stress track—normally between 5 and 20—representing the effort to complete the ritual. When the spellcaster succeeds at a skill test, they roll a number of [CD] equal to their power and inflict stress equal to the total rolled.</text:p>
      <text:p text:style-name="P100">If the ritual is especially complex or tricky to perform, it may have Resistance, reducing the stress inflicted on each roll.</text:p>
      <text:h text:style-name="P18" text:outline-level="4"><text:bookmark text:name="Steps"/>Steps</text:h>
      <text:p text:style-name="P100">To perform a ritual a number of <text:span text:style-name="T1">steps</text:span> need to be completed. A step is a significant part of the ritual that needs to be done, in a certain order, to enact the ritual’s effect. The number of steps needed is directly linked to how potent the ritual’s effect is when completed, with one step the effect might only be local or shot-lived, but with 5 steps to complete the ritual might change the nature of reality. As with any extended task, if five or more stress is added to the ritual’s stress track, or enough stress is inflicted to fill the ritual’s stress track, then one step is completed—if both occur at once, then two steps are finished. A step is also complete if one or more stress is inflicted when the ritual’s stress track is already full.</text:p>
      <text:p text:style-name="P100">With some rituals, the caster may adjust the number of steps in the ritual before they begin performing it, allowing them to change the desired outcome. Rituals that summon, banish, curse, or control creatures have a number of Steps equal to the number of Harms the creature can withstand before being defeated. With other rituals, one step creates an effect equivalent to spending a Fortune point or creating a truth.</text:p>
      <text:h text:style-name="P18" text:outline-level="4"><text:bookmark text:name="Cost"/>Cost</text:h>
      <text:p text:style-name="P100">Like battlefield magic spells, rituals come with a cost—attempting a skill test to perform a ritual inflicts mental stress. This is listed as a number of [CD] of mental damage, and any damage effects (normally Drain). More potent or unnatural spells come with higher costs. Rituals normally have a minimum cost of 3[CD] Drain.</text:p>
      <text:p text:style-name="P100">If a ritual is being assisted, the cost can be divided amongst the participants, splitting individual dice between participants before rolling. The primary spellcaster—performing the ritual—must take at least half (rounded up) of the [CD], but the rest can be divided freely amongst the assistants.</text:p>
      <text:p text:style-name="P100"/>
      <text:h text:style-name="P38" text:outline-level="6"><text:bookmark text:name="Effects_and_the_Cost_of_Magic"/><text:span text:style-name="T17">Effects and the Cost of Magic</text:span></text:h>
      <text:p text:style-name="P323">Certain damage effects are especially thematic for the cost of casting spells. A few common examples are described here:</text:p>
      <text:list xml:id="list785130257" text:style-name="L263">
        <text:list-item>
          <text:p text:style-name="P370"><text:soft-page-break/><text:span text:style-name="T1">Drain</text:span>: suffer +1 fatigue per [<text:span text:style-name="T1">!</text:span>] rolled. The effort of casting any spell leaves the mind weary and strained.</text:p>
        </text:list-item>
        <text:list-item>
          <text:p text:style-name="P353"><text:span text:style-name="T1">Intense</text:span>: if the cost inflicts one Harm and rolls one or more [<text:span text:style-name="T1">!</text:span>], it inflicts an extra Harm. The spell can be especially debilitating for the caster, often leaving the mind reeling.</text:p>
        </text:list-item>
        <text:list-item>
          <text:p text:style-name="P353"><text:span text:style-name="T1">Piercing X</text:span>: the cost ignores X of the spellcaster’s resistance (Courage and Morale) per [<text:span text:style-name="T1">!</text:span>] rolled. The spell can undermine even the most resilient of minds.</text:p>
        </text:list-item>
        <text:list-item>
          <text:p text:style-name="P353"><text:span text:style-name="T1">Stun</text:span>: if the number of [<text:span text:style-name="T1">!</text:span>] rolled equals or exceeds the spellcaster’s Survive, they cannot take actions in their next turn. The spell can be overwhelming to fragile minds and can leave the spellcaster dazed for a few moments.</text:p>
        </text:list-item>
        <text:list-item>
          <text:p text:style-name="P353"><text:span text:style-name="T1">Vicious</text:span>: inflicts +1 stress per [<text:span text:style-name="T1">!</text:span>] rolled. The spell’s cost is especially taxing.</text:p>
        </text:list-item>
      </text:list>
      <text:h text:style-name="P18" text:outline-level="4"><text:bookmark text:name="Outcome"/>Outcome</text:h>
      <text:p text:style-name="P100">The outcome describes what the ritual does if successfully completed. This may include additional uses for any Momentum the spellcaster has generated, to enhance the ritual’s effects further, such as having better control over a summoned entity, or protection from a ritual’s dangerous effects.</text:p>
      <text:h text:style-name="P18" text:outline-level="4"><text:bookmark text:name="Miscast"/>Miscast</text:h>
      <text:p text:style-name="P106"><text:span text:style-name="T4">Rituals are risky propositions. While the ritual is being performed, keep a running total of the complications suffered. These complications have no immediate effect, and the GM doesn’t gain Threat for them. Instead, if the number of complications ever equals the number of steps needed to complete the ritual </text:span><text:span text:style-name="Emphasis"><text:span text:style-name="T4">before</text:span></text:span><text:span text:style-name="T4"> it’s finished, then the ritual has been miscast, causing the gathered magic to go out of control. This produces an effect like the intended outcome, but it is unpleasant, painful, or dangerous to the spellcaster.</text:span></text:p>
      <text:p text:style-name="P100">If the ritualists suffer a complication on the same skill test in which they complete the ritual, the it is not miscast. If a ritual is miscast, the spellcasters can’t continue and no further skill tests can be attempted to complete it.</text:p>
      <text:h text:style-name="P18" text:outline-level="4"><text:bookmark text:name="Sacrifice"/>Sacrifice</text:h>
      <text:p text:style-name="P100">There are occasions when a spellcaster’s skills and effort alone are not enough. Those are the times when further sacrifice is necessary.</text:p>
      <text:p text:style-name="P100">In the simplest cases, this an offering—a gift of food or sacred objects consumed in the ritual. These sorts of offerings, along with libations (an offering of a beverage, or sometimes grain, poured into the earth or onto an altar during the ritual) are mundane enough, and they are covered by the offerings resource of a spellcaster’s ritual tools. These are expended to <text:soft-page-break/>generate bonus Momentum for use on skill tests during the ritual, and most rituals require that at least one offering resource be expended at the start of the ritual without benefit.</text:p>
      <text:p text:style-name="P100">Greater sacrifices are sometimes required, and quickly turn to the unpleasant or unspeakable. Ritualists can enhance their chances of success with the following sacrificial offerings:</text:p>
      <text:list xml:id="list1267916939" text:style-name="L264">
        <text:list-item>
          <text:p text:style-name="P281">A <text:span text:style-name="T1">blood sacrifice</text:span> requires that the spellcaster shed their own blood during the ritual. When the spellcaster suffers the Cost of performing the ritual, the cost inflicts physical damage, rather than mental, and ignores any armor. The spellcaster gains +1[CD] power for the duration of the ritual.</text:p>
        </text:list-item>
        <text:list-item>
          <text:p text:style-name="P281"><text:span text:style-name="T1">Animal sacrifice</text:span> requires the slaughter of a live animal. The spellcaster must make a <text:span text:style-name="T1">Coordination + Survive</text:span> test with a Difficulty of 2 (that may succeed at cost). If successful, the animal is slain, and the spellcaster gains +2[CD] power for the duration of the ritual.</text:p>
        </text:list-item>
        <text:list-item>
          <text:p text:style-name="P320"><text:span text:style-name="T5">Human sacrifice</text:span><text:span text:style-name="T4"> requires the death of a living person. The spellcaster must make a </text:span><text:span text:style-name="T5">Coordination + Survival</text:span><text:span text:style-name="T4"> test, with a Difficulty of 2 (that may succeed at cost). Success means the person is slain, and the spellcaster gains +2[CD] power for the duration of the ritual, with the Vicious effect, increasing the stress inflicted by the power roll total by +1 per [</text:span><text:span text:style-name="T5">!</text:span><text:span text:style-name="T4">] rolled. Performing a human sacrifice is a horrific act, so even attempting the skill test generates 2 Threat and increases the cost of the ritual by +1[CD] and adds the </text:span><text:span text:style-name="Emphasis"><text:span text:style-name="T4">Piercing 1</text:span></text:span><text:span text:style-name="T4"> effect.</text:span></text:p>
        </text:list-item>
      </text:list>
      <text:h text:style-name="P18" text:outline-level="4"><text:bookmark text:name="Abandoning_the_Ritual"/>Abandoning the Ritual</text:h>
      <text:p text:style-name="P100">Circumstances may transpire that mean you have to abandon a ritual, but once magical forces have been set in motion uncontrolled release of that energy comes with repercussions. In order to abandon a ritual, the spellcaster must attempt a <text:span text:style-name="T1">Will + Survive</text:span> test with a Difficulty equal to the number of steps completed. If this test is passed, then the ritual’s energies have been dispersed safely and the spellcaster suffers one Fatigue for each step already completed. If the spellcaster fails, this test the ritual immediately miscasts.</text:p>
      <text:p text:style-name="P100">If the spellcaster is defeated or otherwise rendered incapable of completing the ritual, then the ritual immediately miscasts.</text:p>
      <text:h text:style-name="P18" text:outline-level="4"><text:bookmark text:name="Disrupting_a_Ritual"/>Disrupting a Ritual</text:h>
      <text:p text:style-name="P100">Rituals are delicate things that require concentration and precision, and carefully established conditions. As a result, it is very easy for a ritual to become disrupted.</text:p>
      <text:p text:style-name="P100">When something occurs that could disrupt the ritual—by interfering with the physical trappings of the rite, disturbing the spellcaster, or using magic to counteract the ritual—the disrupting character must make an appropriate skill test with a base difficulty of 2. If they pass the test, they add a complication to the ritual, or they can choose to add a truth to the scene that increases the difficulty of the ritual’s skill test by 1.</text:p>
      <text:h text:style-name="P38" text:outline-level="6"><text:bookmark text:name="Attacking_a_Ritualist"/><text:soft-page-break/><text:span text:style-name="T17">Attacking a Ritualist</text:span></text:h>
      <text:p text:style-name="P326"><text:span text:style-name="T17">If you attack a spellcaster, not only do you inflict stress and possibly cause them injuries, but you can add complications to their ritual by spending 2 Momentum. The gamemaster may increase the difficulty of their skill tests or add a complication to their ritual anyway, because trying to recite verse and shape magical energy while coming under fire requires nerves of steel!</text:span></text:p>
      <text:h text:style-name="P18" text:outline-level="4"><text:bookmark text:name="Spell_Reversal"/>Spell Reversal</text:h>
      <text:p text:style-name="P100">Spells usually only last for the duration of their effects, while rituals make permanent changes in their subjects, transforming them in unrecognisable ways. These spells can be reversed at the gamemaster’s discretion, and the process for this is by successfully performing the same ritual again, although any appropriate offerings and sacrifices must still be made for the effect to be completed.</text:p>
      <text:h text:style-name="P13" text:outline-level="3"><text:bookmark text:name="Sample_Rituals"/>Sample Rituals</text:h>
      <text:h text:style-name="P18" text:outline-level="4"><text:bookmark text:name="Alter_Weather"/>Alter Weather</text:h>
      <text:p text:style-name="P100">This control weather spell allows the caster to shape and control meteorological conditions, either dissipating calm, sunny, rainy, stormy or snowy weather, or causing those conditions to come into being. Most magical traditions have a version of this spell and while the components and rituals vary the sorcerer who is its focus, usually only has to name the effect desired to activate it at the culmination of the ritual.</text:p>
      <text:p text:style-name="P100"><text:span text:style-name="T1">Requirements</text:span>: Ritualistic tools (varies).</text:p>
      <text:p text:style-name="P100"><text:span text:style-name="T1">Skill</text:span>: Survive</text:p>
      <text:p text:style-name="P100"><text:span text:style-name="T1">Difficulty</text:span>: 2</text:p>
      <text:p text:style-name="P100"><text:span text:style-name="T1">Stress</text:span>: 5, plus double the ritual’s Steps</text:p>
      <text:p text:style-name="P100"><text:span text:style-name="T1">Steps</text:span>: 1+</text:p>
      <text:p text:style-name="P100"><text:span text:style-name="T1">Cost</text:span>: 3[CD] Drain</text:p>
      <text:p text:style-name="P100"><text:span text:style-name="T1">Duration</text:span>: One hour per caster’s power</text:p>
      <text:p text:style-name="P100"><text:span text:style-name="T1">Outcome</text:span>: The caster may evoke any weather condition they can name from “bright and sunny” to “blinding snow and hail” and that weather condition will persist in a local area of the caster’s choosing equal to one mile per step for the spell’s duration.</text:p>
      <text:p text:style-name="P100"><text:span text:style-name="T1">Miscast: </text:span><text:s/>A weather effect that is the exact opposite of the caster’s choosing will instead affect the chosen area and the caster will suffer 3 [CD] worth of mental stress with the Drain effect.</text:p>
      <text:h text:style-name="P18" text:outline-level="4"><text:bookmark text:name="Glamour"/><text:soft-page-break/>Glamour</text:h>
      <text:p text:style-name="P100">This transformative spell changes the appearance of a person, object, or thing so that those who see it, perceive it in a different way.</text:p>
      <text:p text:style-name="P100"><text:span text:style-name="T1">Requirements</text:span>: Ritual Tools, blood sacrifice+</text:p>
      <text:p text:style-name="P100"><text:span text:style-name="T1">Skill</text:span>: Persuasion</text:p>
      <text:p text:style-name="P100"><text:span text:style-name="T1">Difficulty</text:span>: 2</text:p>
      <text:p text:style-name="P100"><text:span text:style-name="T1">Maximum Stress</text:span>: 15</text:p>
      <text:p text:style-name="P100"><text:span text:style-name="T1">Steps</text:span>: 2+</text:p>
      <text:p text:style-name="P100"><text:span text:style-name="T1">Cost</text:span>: 3[CD] Drain</text:p>
      <text:p text:style-name="P100"><text:span text:style-name="T1">Duration</text:span>: The glamour will hold until it is revealed.</text:p>
      <text:p text:style-name="P100"><text:span text:style-name="T1">Outcome</text:span>: The glamour creates a new truth for its subject based on their surface appearance, but not their fundamental nature, which remains unaltered. A caster could make themselves appear more attractive, powerful, or dangerous to others.</text:p>
      <text:p text:style-name="P100">The caster might also use the spell to conceal the true nature of something or hide an important location or object from prying eyes. When such a glamour is successfully cast, truth is certainly not in the eye of the beholder. People or objects who have a glamour cast upon them will usually pass everyday superficial inspection, but upon detailed and close examine it might be possible to discern their true nature by making a successful <text:span text:style-name="T1">Insight + Know</text:span> test at a difficulty equal to the number of Steps performed.</text:p>
      <text:p text:style-name="P100"><text:span text:style-name="T1">Miscast</text:span>: <text:s/>The caster receives 5[CD] of mental stress with the Piercing 1 effect, with any Harm suffered causing the caster to have trouble telling the difference between reality and the illusion. The glamour is still cast but in a flawed state with faults and imperfections making it much easier to detect. Skill tests made to perceive its true nature are Difficulty 1, regardless of the number of Steps performed.</text:p>
      <text:h text:style-name="P18" text:outline-level="4"><text:bookmark text:name="Identify"/>Identify</text:h>
      <text:p text:style-name="P100">This all-purpose spell may be used to determine the true nature or identity of an object, entity, creature, or person.</text:p>
      <text:p text:style-name="P100"><text:span text:style-name="T1">Requirements</text:span>: Ritual Tools</text:p>
      <text:p text:style-name="P100"><text:span text:style-name="T1">Skill</text:span>: Observation</text:p>
      <text:p text:style-name="P100"><text:span text:style-name="T1">Difficulty</text:span>: 2+</text:p>
      <text:p text:style-name="P100"><text:span text:style-name="T1">Maximum Stress</text:span>: 10</text:p>
      <text:p text:style-name="P100"><text:span text:style-name="T1">Steps</text:span>: 2+</text:p>
      <text:p text:style-name="P100"><text:span text:style-name="T1">Cost</text:span>: 2[CD] Drain, Piercing 1</text:p>
      <text:p text:style-name="P100"><text:soft-page-break/><text:span text:style-name="T1">Duration</text:span>: Instant</text:p>
      <text:p text:style-name="P100"><text:span text:style-name="T1">Outcome</text:span>: Working like an extended Obtain Information Momentum spend, this ritual allows the caster to ask the GM questions about a person or entity’s identity and origin, with one question granted per Step. It may also be used to determine an object’s nature and whether it has magical properties, spells, or even beings bound into it. When applied to spirits, entities, incorporeal or invisible beings, it will reveal their true nature to the caster, or if cast on something or someone masquerading as something other than their real self (for example under a glamour), that too will be revealed.</text:p>
      <text:p text:style-name="P100">The GM may increase the difficulty of the ritual based on the rarity and obscurity of the information, or if there is something magical protecting the information.</text:p>
      <text:p text:style-name="P100"><text:span text:style-name="T1">Miscast</text:span>: The truths gleaned by the caster will be presented in a flawed state, which may still be partially true or completely false, but will be misleading at the very least, depending on the nature and degree of the miscast.</text:p>
      <text:h text:style-name="P6" text:outline-level="2"><text:bookmark text:name="Corruption_and_Creeping_Darkness"/>Corruption and Creeping Darkness</text:h>
      <text:p text:style-name="P108">Many fictional worlds have supernatural darkness, a lurking, creeping presence that pollutes body, mind, spirit, and more. It does not make people do bad things, but it gets stronger when they do, feeding upon discord, conflict, hatred, and dread, and seeking ways to encourage the spread of these things.</text:p>
      <text:p text:style-name="P106"><text:span text:style-name="T4">In such games, the normal Threat pool of the </text:span><text:span text:style-name="Emphasis"><text:span text:style-name="T5">2d20 System</text:span></text:span><text:span text:style-name="T4"> can become personified, representing the creeping influence of the darkness itself, rather than a more generalised notion of tension and escalation.</text:span></text:p>
      <text:h text:style-name="P13" text:outline-level="3"><text:bookmark text:name="Corruption_Rolls"/>Corruption Rolls</text:h>
      <text:p text:style-name="P100">Circumstances may call for Corruption Rolls to be made. This will most often be as a result of contact with corrupting influences—exposure to corrupted places or devices, contact with corrupted substances, encountering corrupted creatures, and studying corrupted information. The GM may also provoke corruption rolls by spending Threat.</text:p>
      <text:p text:style-name="P100">When a corruption roll is made, roll one or more [CD]. This will be determined by the source of the corruption, or in the case of the GM provoking corruption, the number of [CD] rolled is equal to the amount of Threat spent. This is resolved similarly to a damage roll, and targets of corruption have Purity which serves as a form of Resistance against corruption inflicted.</text:p>
      <text:p text:style-name="P100">Once the total from the Corruption [CD] has been determined, and any reductions from the target’s Purity have been applied, if the final total is 1 or higher, then there will be an effect. This varies depending on whether a device, a location, or a person is the target, described below.</text:p>
      <text:h text:style-name="P13" text:outline-level="3"><text:bookmark text:name="Corrupting_Technology"/><text:soft-page-break/>Corrupting Technology</text:h>
      <text:p text:style-name="P100">When corrupting technology, a device’s Purity resistance is largely a matter of the item’s reliability: simple objects are harder to corrupt than complex ones with many moving parts and many points of failure. Naturally, this may alter depending on the nature of the setting: advanced computers are unlikely to be a factor in many games, and different factors may affect the corruptibility of technology. Items that are regularly and thoroughly maintained are more resistant, adding +1 to their Purity.</text:p>
      <table:table table:name="Table52" table:style-name="Table52">
        <table:table-column table:style-name="Table52.A"/>
        <table:table-column table:style-name="Table52.B"/>
        <table:table-header-rows>
          <table:table-row table:style-name="TableLine94702044363808">
            <table:table-cell table:style-name="Table52.A1" office:value-type="string">
              <text:p text:style-name="P92">Type of Equipment</text:p>
            </table:table-cell>
            <table:table-cell table:style-name="Table52.A1" office:value-type="string">
              <text:p text:style-name="P92">Reliability/Purity</text:p>
            </table:table-cell>
          </table:table-row>
        </table:table-header-rows>
        <table:table-row table:style-name="TableLine94702044363808">
          <table:table-cell table:style-name="Table52.A2" office:value-type="string">
            <text:p text:style-name="P71">Purely mechanical objects, simple electrical devices</text:p>
          </table:table-cell>
          <table:table-cell table:style-name="Table52.B2" office:value-type="string">
            <text:p text:style-name="P77">3</text:p>
          </table:table-cell>
        </table:table-row>
        <table:table-row table:style-name="Table52.3">
          <table:table-cell table:style-name="Table52.A3" office:value-type="string">
            <text:p text:style-name="P71">Basic electronics (mid-20<text:span text:style-name="T13">th</text:span> century), mechanical objects with electronic components.</text:p>
          </table:table-cell>
          <table:table-cell table:style-name="Table52.B3" office:value-type="string">
            <text:p text:style-name="P77">2</text:p>
          </table:table-cell>
        </table:table-row>
        <table:table-row table:style-name="TableLine94702044363808">
          <table:table-cell table:style-name="Table52.A4" office:value-type="string">
            <text:p text:style-name="P71">Complex electronics, computers</text:p>
          </table:table-cell>
          <table:table-cell table:style-name="Table52.B4" office:value-type="string">
            <text:p text:style-name="P77">1</text:p>
          </table:table-cell>
        </table:table-row>
        <table:table-row table:style-name="Table52.3">
          <table:table-cell table:style-name="Table52.A5" office:value-type="string">
            <text:p text:style-name="P71">State of the art computer technology, networked computers, artificial intelligence systems</text:p>
          </table:table-cell>
          <table:table-cell table:style-name="Table52.B5" office:value-type="string">
            <text:p text:style-name="P77">0</text:p>
          </table:table-cell>
        </table:table-row>
      </table:table>
      <text:p text:style-name="P100"/>
      <text:p text:style-name="P100">Whenever a device is subjected to corruption, the effect depends on the corruption total.</text:p>
      <text:list xml:id="list4217424983" text:style-name="L265">
        <text:list-item>
          <text:p text:style-name="P282">If the total corruption, after resistance, is 1 or higher, but less than 5, then the device malfunctions, but is otherwise unaffected: a gun jams, a car fails to start, or stalls while driving, a computer freezes up or crashes, or similar. The fault appears entirely mundane, and there is no lasting effect.</text:p>
        </text:list-item>
        <text:list-item>
          <text:p text:style-name="P282">If the total corruption, after resistance, is 5 or higher, then the device becomes corrupt. This has no immediate effect, but at any subsequent time, the GM may spend 1 Threat to have the corrupted device malfunction. This might be similar to the malfunctions described above, but corrupt devices often seem cruel and deliberately malicious in the way they fail.</text:p>
        </text:list-item>
      </text:list>
      <text:p text:style-name="P100">A corrupted device is still limited by its normal functions when it comes to the kinds of malfunctions that can happen: a gun can’t move or aim itself, a radio can only pick up radio signals and make sounds, and so forth. However, a corrupted gun might fire accidentally when it happens to be pointed at an ally or a bystander, while a corrupted radio might pick up strange signals, or fade into static just as important information is received, causing a message to be changed or lost.</text:p>
      <text:p text:style-name="P100">Cleansing corruption from an item or machine requires completely disassembling it, cleaning every part, and ensuring that no component is flawed or damaged, and replacing any that <text:soft-page-break/>are. This takes considerable time, effort, and skill to do, and will require a skill test at the GM’s discretion.</text:p>
      <text:h text:style-name="P13" text:outline-level="3"><text:bookmark text:name="Corrupting_Locations"/>Corrupting Locations</text:h>
      <text:p text:style-name="P100">Places are difficult to corrupt, but they can become more vulnerable over time if the right (or wrong) actions are taken. A location cannot be more than half a mile in radius, or taller than ten storeys, and corruption is limited by barriers and divides within the area: the walls within a building, the presence of a road or river may serve as a natural divide, as may the edge of a wood or a simple demarcation like a fence or hedgerow. These divisions are as much about how people perceive the space as they are about size and distance.</text:p>
      <text:p text:style-name="P100">A location’s Purity resistance is largely based on the care and upkeep of that location, with well cared-for locations in good repair being highly resistant, while decrepit and dilapidated sites are more vulnerable. In natural places, a natural equilibrium in the ecosystem provides this protection, but disruption of that ecosystem can make a wild space as vulnerable as a decaying old house.</text:p>
      <table:table table:name="Table53" table:style-name="Table53">
        <table:table-column table:style-name="Table53.A"/>
        <table:table-column table:style-name="Table53.B"/>
        <table:table-header-rows>
          <table:table-row table:style-name="TableLine94701984832576">
            <table:table-cell table:style-name="Table53.A1" office:value-type="string">
              <text:p text:style-name="P92">Location Condition</text:p>
            </table:table-cell>
            <table:table-cell table:style-name="Table53.A1" office:value-type="string">
              <text:p text:style-name="P92">Purity</text:p>
            </table:table-cell>
          </table:table-row>
        </table:table-header-rows>
        <table:table-row table:style-name="TableLine94701984832576">
          <table:table-cell table:style-name="Table53.A2" office:value-type="string">
            <text:p text:style-name="P71">Well-maintained and lovingly attended/in harmony with the world around it.</text:p>
          </table:table-cell>
          <table:table-cell table:style-name="Table53.B2" office:value-type="string">
            <text:p text:style-name="P77">5</text:p>
          </table:table-cell>
        </table:table-row>
        <table:table-row table:style-name="Table53.3">
          <table:table-cell table:style-name="Table53.A3" office:value-type="string">
            <text:p text:style-name="P71">In a state of good repair/natural equilibrium with little disruption</text:p>
          </table:table-cell>
          <table:table-cell table:style-name="Table53.B3" office:value-type="string">
            <text:p text:style-name="P77">4</text:p>
          </table:table-cell>
        </table:table-row>
        <table:table-row table:style-name="TableLine94701984832576">
          <table:table-cell table:style-name="Table53.A4" office:value-type="string">
            <text:p text:style-name="P71">Dirty, damaged, or ill-kept/disrupted balance with overgrowth or too much decay</text:p>
          </table:table-cell>
          <table:table-cell table:style-name="Table53.B4" office:value-type="string">
            <text:p text:style-name="P77">3</text:p>
          </table:table-cell>
        </table:table-row>
        <table:table-row table:style-name="Table53.3">
          <table:table-cell table:style-name="Table53.A5" office:value-type="string">
            <text:p text:style-name="P71">Filthy and crumbling, barely habitable by people/inhospitable overgrowth or decimation of native species.</text:p>
          </table:table-cell>
          <table:table-cell table:style-name="Table53.B5" office:value-type="string">
            <text:p text:style-name="P77">2</text:p>
          </table:table-cell>
        </table:table-row>
      </table:table>
      <text:p text:style-name="P100">A location may become even more vulnerable to corruption based on deeds performed there. Murders and other violent deaths can give a location a bad reputation that lingers with it, as can a long history of madness, disease, or other problems which make people wary to approach. The stronger the bad reputation, the bigger the reduction in Purity.</text:p>
      <text:p text:style-name="P100">Corruption of a location takes time and comes in stages. If the corruption total, after reductions from resistance, is 4 or less, then the corruption has not taken hold effectively. If the total is 5 or higher, then corruption has taken hold and increases the stage of the location’s corruption, as shown on the table below:</text:p>
      <table:table table:name="Table54" table:style-name="Table54">
        <table:table-column table:style-name="Table54.A"/>
        <table:table-column table:style-name="Table54.B"/>
        <table:table-header-rows>
          <table:table-row table:style-name="TableLine94700915069680">
            <table:table-cell table:style-name="Table54.A1" office:value-type="string">
              <text:p text:style-name="P92">Corruption Stage</text:p>
            </table:table-cell>
            <table:table-cell table:style-name="Table54.A1" office:value-type="string">
              <text:p text:style-name="P92">Effect</text:p>
            </table:table-cell>
          </table:table-row>
        </table:table-header-rows>
        <table:table-row table:style-name="TableLine94700915069680">
          <table:table-cell table:style-name="Table54.A2" office:value-type="string">
            <text:p text:style-name="P77">0</text:p>
          </table:table-cell>
          <table:table-cell table:style-name="Table54.B2" office:value-type="string">
            <text:p text:style-name="P71"><text:span text:style-name="T1">Untouched</text:span>: The location is uncorrupted, for now.</text:p>
          </table:table-cell>
        </table:table-row>
        <text:soft-page-break/>
        <table:table-row table:style-name="Table54.3">
          <table:table-cell table:style-name="Table54.A3" office:value-type="string">
            <text:p text:style-name="P77">1</text:p>
          </table:table-cell>
          <table:table-cell table:style-name="Table54.B3" office:value-type="string">
            <text:p text:style-name="P71"><text:span text:style-name="T1">Tainted</text:span>: The location has been touched by corruption in a minor way. This has no immediate effect, but the environment of the location seems less hospitable. The lights seem harsher, the shadows are deeper, the air smells stale, and anyone present feels a general sense of foreboding and unease.</text:p>
          </table:table-cell>
        </table:table-row>
        <table:table-row table:style-name="TableLine94700915069680">
          <table:table-cell table:style-name="Table54.A4" office:value-type="string">
            <text:p text:style-name="P77">2</text:p>
          </table:table-cell>
          <table:table-cell table:style-name="Table54.B4" office:value-type="string">
            <text:p text:style-name="P71"><text:span text:style-name="T1">Malign Presence</text:span>: The location is severely corrupted, and it is unsettling to remain in such a place. Characters who suffer any Mental damage while in the location suffer +1 fatigue as well, and cannot recover that fatigue until they are no longer in a corrupted location.</text:p>
          </table:table-cell>
        </table:table-row>
        <table:table-row table:style-name="Table54.3">
          <table:table-cell table:style-name="Table54.A5" office:value-type="string">
            <text:p text:style-name="P77">3</text:p>
          </table:table-cell>
          <table:table-cell table:style-name="Table54.B5" office:value-type="string">
            <text:p text:style-name="P71"><text:span text:style-name="T1">Vile Animus</text:span>: The location is almost alive with malice. In addition to the effects listed under Malign Presence, above, whenever a character in the location suffers a mental Harm, 2 points are immediately added to Threat, as it feeds upon fear.</text:p>
          </table:table-cell>
        </table:table-row>
      </table:table>
      <text:p text:style-name="P100"/>
      <text:p text:style-name="P100">While characters are present in a corrupted location, the GM is encouraged to use the following additional Threat options to emphasise the location’s nature.</text:p>
      <text:list xml:id="list210355507" text:style-name="L266">
        <text:list-item>
          <text:p text:style-name="P283"><text:span text:style-name="T1">Unpleasant Distraction</text:span>: spend 1 Threat to create a distracting effect which increases the difficulty of the next skill test taken by one character: a sudden shriek, a tremor, a flickering light, or a shadow that seems to move.</text:p>
        </text:list-item>
        <text:list-item>
          <text:p text:style-name="P321"><text:span text:style-name="T5">Malicious Visions</text:span><text:span text:style-name="T4">: for 1, 2, or 3 Threat, create a momentary horrifying vision that forces a character to take a </text:span><text:span text:style-name="T5">Will + Survive</text:span><text:span text:style-name="T4"> test with a difficulty equal to the amount of Threat spent. Failure means the character suffers Threat spent +3[CD] </text:span><text:span text:style-name="Emphasis"><text:span text:style-name="T4">Piercing X</text:span></text:span><text:span text:style-name="T4"> mental damage, where X is the location’s corruption stage.</text:span></text:p>
        </text:list-item>
        <text:list-item>
          <text:p text:style-name="P321"><text:span text:style-name="T5">The Place Hates Us</text:span><text:span text:style-name="T4">: for 2, 3, or 4 Threat, create some form of immediate physical hazard—something falls or collapses, a sudden spark of electricity, a blast of steam or water from a burst pipe, or similar. One character must attempt an </text:span><text:span text:style-name="T5">Agility + Move</text:span><text:span text:style-name="T4"> test with a difficulty of 2 to avoid the hazard, or suffer Threat spent +2[CD] physical damage with the </text:span><text:span text:style-name="Emphasis"><text:span text:style-name="T4">Knockdown</text:span></text:span><text:span text:style-name="T4"> damage effect.</text:span></text:p>
        </text:list-item>
      </text:list>
      <text:p text:style-name="P100">Cleansing the corruption from a location requires extensive work to rebuild and restore the location, along with rites and rituals to banish the darkness. This takes a number of days equal to the location’s corruption stage, and a <text:span text:style-name="T1">Will + Know</text:span> skill test with a difficulty equal to the location’s corruption stage +1. Success means that the location’s corruption stage is reduced by 1.</text:p>
      <text:h text:style-name="P13" text:outline-level="3"><text:bookmark text:name="Corrupting_People"/><text:soft-page-break/>Corrupting People</text:h>
      <text:p text:style-name="P100">The GM cannot freely corrupt characters in the way that objects and places can be corrupted. People are not particularly incorruptible, but they frequently resist things that seem at-odds with their own perceptions. Corruption of people is opportunistic, requiring an opening.</text:p>
      <text:p text:style-name="P100">The GM may spend Threat to make a corruption roll against a character after that character suffers one or more mental Harms, or after the character willingly performs an action motivated by significant greed, hatred, or other negative emotion.</text:p>
      <text:p text:style-name="P100">Characters typically have 2 Purity resistance, though they can obtain more through talents or through the things they do. Characters who regularly spend time in self-reflection, contemplating themselves and their nature may increase their Purity to 3. Corruption will seek to exploit any vulnerability, so characters who have traits which reflect addiction, intense negative emotion, or desperation may have their Purity reduced.</text:p>
      <text:p text:style-name="P100">After the corruption roll, once any reductions have been made for resistance, each remaining point of the total is used to <text:span text:style-name="T1">mark</text:span> one space of their stress track. Mark spaces at the end of the track first, as shown on the diagram below: These marks represent the slow spread of corruption within the character. Under normal circumstances, these marks have no effect, but should one or more of those marked spaces be filled by stress, the character immediately gains a new trait to represent the dark influences at play upon their mind. Choose from, or roll on, the table below to determine what influence is upon the character, or create your own based on the character’s worst impulses. This impulse lasts until the character recovers enough stress that a marked space is no longer filled.</text:p>
      <table:table table:name="Table55" table:style-name="Table55">
        <table:table-column table:style-name="Table55.A"/>
        <table:table-column table:style-name="Table55.B"/>
        <table:table-header-rows>
          <table:table-row table:style-name="TableLine94702117448880">
            <table:table-cell table:style-name="Table55.A1" office:value-type="string">
              <text:p text:style-name="P92">d20 Roll</text:p>
            </table:table-cell>
            <table:table-cell table:style-name="Table55.A1" office:value-type="string">
              <text:p text:style-name="P92">Dark Influence</text:p>
            </table:table-cell>
          </table:table-row>
        </table:table-header-rows>
        <table:table-row table:style-name="TableLine94702117448880">
          <table:table-cell table:style-name="Table55.A2" office:value-type="string">
            <text:p text:style-name="P77">1-3</text:p>
          </table:table-cell>
          <table:table-cell table:style-name="Table55.B2" office:value-type="string">
            <text:p text:style-name="P71">Luxuria: The character’s base desires, whatever they may be, intensify beyond the character’s ability to control. They overwhelm other priorities, and the character disregards other responsibilities in pursuit of those desires.</text:p>
          </table:table-cell>
        </table:table-row>
        <table:table-row table:style-name="Table55.3">
          <table:table-cell table:style-name="Table55.A3" office:value-type="string">
            <text:p text:style-name="P77">4-6</text:p>
          </table:table-cell>
          <table:table-cell table:style-name="Table55.B3" office:value-type="string">
            <text:p text:style-name="P71">Gula: The character has little concern for the needs of others, indulging in their own desires and consuming resources excessively to the point of wastefulness.</text:p>
          </table:table-cell>
        </table:table-row>
        <table:table-row table:style-name="TableLine94702117448880">
          <table:table-cell table:style-name="Table55.A4" office:value-type="string">
            <text:p text:style-name="P77">7-9</text:p>
          </table:table-cell>
          <table:table-cell table:style-name="Table55.B4" office:value-type="string">
            <text:p text:style-name="P71">Avaritia: The pursuit of wealth and possessions grows dominant in the character’s mind, and they will stop at nothing, regarding no laws, conventions, or taboos to possess whatever they can.</text:p>
          </table:table-cell>
        </table:table-row>
        <table:table-row table:style-name="Table55.3">
          <table:table-cell table:style-name="Table55.A5" office:value-type="string">
            <text:p text:style-name="P77">10-12</text:p>
          </table:table-cell>
          <table:table-cell table:style-name="Table55.B5" office:value-type="string">
            <text:p text:style-name="P71">Acedia: The character has little will to strive, regarding all effort as meaningless and all endeavour as worthless. They will not act where inaction is easier.</text:p>
          </table:table-cell>
        </table:table-row>
        <table:table-row table:style-name="TableLine94702117448880">
          <table:table-cell table:style-name="Table55.A6" office:value-type="string">
            <text:p text:style-name="P77">13-15</text:p>
          </table:table-cell>
          <table:table-cell table:style-name="Table55.B6" office:value-type="string">
            <text:p text:style-name="P71">Ira: The character’s fury is unchecked, their hatred and disgust going unfocussed and undirected. Grudges form quickly, and violence always seems like the easiest answer to any problem… and where violence isn’t the answer, it may frustrate them <text:soft-page-break/>and fuel their anger even more.</text:p>
          </table:table-cell>
        </table:table-row>
        <table:table-row table:style-name="Table55.3">
          <table:table-cell table:style-name="Table55.A7" office:value-type="string">
            <text:p text:style-name="P77">16-18</text:p>
          </table:table-cell>
          <table:table-cell table:style-name="Table55.B7" office:value-type="string">
            <text:p text:style-name="P71">Invidia: The character feels dismay at the triumphs and advantages of others, silently desiring their downfall, seeking elevation at their expense. They cannot abide the joy and success of others, and they can feel joy only in the knowledge that their victory came at someone else’s loss.</text:p>
          </table:table-cell>
        </table:table-row>
        <table:table-row table:style-name="TableLine94702117448880">
          <table:table-cell table:style-name="Table55.A8" office:value-type="string">
            <text:p text:style-name="P77">19-20</text:p>
          </table:table-cell>
          <table:table-cell table:style-name="Table55.B8" office:value-type="string">
            <text:p text:style-name="P71">Superbia: The character’s sense of self is elevated to extremes, regarding themselves as greater than all others. They become dismissive of others, regarding themselves as immune to petty failings and beyond the judgement of lessers. It is amongst the most dangerous influence, for those in the throes of it often believe themselves immune to the threat of corruption.</text:p>
          </table:table-cell>
        </table:table-row>
      </table:table>
      <text:p text:style-name="P100">Clearing these corrupted marks is difficult, requiring considerable time and a desire for self-improvement. A week of effort—meditation, therapy, perhaps combined with fasting or other penitence, seeking forgiveness from those harmed, or other works—is necessary, and the character must spend 10 XP to represent the effort towards personal growth. This removes one marked space on the character’s stress track.</text:p>
      <text:p text:style-name="P100">Should a character have every space on their stress track marked, the character is lost to corruption, irredeemable outside of some miraculous intervention.</text:p>
      <text:h text:style-name="P6" text:outline-level="2"><text:bookmark text:name="Hacking_and_Electronic_Warfare"/>Hacking and Electronic Warfare</text:h>
      <text:p text:style-name="P108">In some settings, sophisticated technology may reign supreme, with interconnected networks of computers tied into all aspects of life, and every part of an adventure. Locations, vehicles, and even other characters will have computers about their person, and a character’s belongings may be part of a personal network that stretches across their body, interacting with other networks in their homes, places of work, and everywhere in between.</text:p>
      <text:p text:style-name="P100">In settings such as this, the ability to interface with the ubiquitous technology is a handy one for bold protagonists. A character skilled in hacking may be able to disable a pursuing vehicle by shutting down the engine or changing the traffic lights, or they might turn off lights and unlock doors during an infiltration, and they will certainly do battle with enemies who have similar skills.</text:p>
      <text:p text:style-name="P100">Hacking comes in two forms.</text:p>
      <text:p text:style-name="P100"><text:span text:style-name="T1">Electronic Warfare</text:span> is the rapid use of pre-existing tools, programs, and similar methods to affect networks that are physically nearby. It’s quick and messy, but it’s a useful tool, and it happens alongside other kinds of action, such as influencing the environment and networked <text:soft-page-break/>enemies during combat, a chase, or a stealth scene, or loading incriminating evidence onto nearby screens during a social conflict.</text:p>
      <text:p text:style-name="P100"><text:span text:style-name="T1">Intrusion</text:span> is deeper, more involved hacking, through more complex networks. It often involves ‘environments’ that represent different parts of a network – different servers or devices, a file structure, areas requiring certain permissions, and so forth – and can be thought of as a hacking scene.</text:p>
      <text:p text:style-name="P100">The level of detail we could go into here could make a game in its own right, so this section only really covers the basics, to provide a starting point for developing further content.</text:p>
      <text:h text:style-name="P13" text:outline-level="3"><text:bookmark text:name="Hacking_Attacks_and_Damage"/>Hacking Attacks and Damage</text:h>
      <text:p text:style-name="P100">The central element of electronic warfare and intrusion is the hacking attack. This is an additional form of attack available to characters with the right equipment, which can only be used to target networks and other computers.</text:p>
      <text:p text:style-name="P100">Hacking attacks are made using <text:span text:style-name="T1">intrusion software</text:span>, which can be thought of as equivalent to weapons. Intrusion software, along with other types of software, must be installed upon a device referred to here as a console. A hacking attack can be made in one of two ways: wireless, and hardline.</text:p>
      <text:list xml:id="list3817011437" text:style-name="L267">
        <text:list-item>
          <text:p text:style-name="P284">A <text:span text:style-name="T1">wireless</text:span> hacking attack can be made when near any physical part of a wireless network—that is, any device connected to a network by wireless signal. The attack requires a <text:span text:style-name="T1">Reason + Operate</text:span> skill test with a difficulty of 2, but this difficulty increases by +1 for every range category beyond Close.</text:p>
        </text:list-item>
        <text:list-item>
          <text:p text:style-name="P322"><text:span text:style-name="T4">A </text:span><text:span text:style-name="T5">hardline</text:span><text:span text:style-name="T4"> hacking attack can be made when within Reach of a computer, so long as a physical connection can be made between the computer and the attacker’s console. Physically connecting the console to the computer requires the </text:span><text:span text:style-name="Emphasis"><text:span text:style-name="T4">Prepare</text:span></text:span><text:span text:style-name="T4"> minor action. The attack requires a </text:span><text:span text:style-name="T5">Reason + Operate</text:span><text:span text:style-name="T4"> skill test with a difficulty of 1.</text:span></text:p>
        </text:list-item>
      </text:list>
      <text:p text:style-name="P100">If the attack is successful, then the intrusion software inflicts the listed amount of hacking damage on the target system.</text:p>
      <text:p text:style-name="P100">Computer systems have a Firewall stress track to represent their various protective and defensive programs, hardware blocks, and other means of securing a computer. Some also have Security, which is a form of persistent resistance (like armor or courage) and may also benefit from Interference (a form of conditional resistance, like cover or morale).</text:p>
      <text:p text:style-name="P100">The total from the hacking damage roll, after reductions for Security and Interference, is added as stress to the target system’s Firewall. If the attack causes five or more stress, after reduction from Security and Interference, or the system reaches its maximum Stress because of the attack, the system immediately suffers <text:span text:style-name="T1">Harm</text:span> as well. If both these things happen, then the system suffers two Harms instead of one.</text:p>
      <text:p text:style-name="P100">If a system is already at maximum Stress, then any amount of additional stress will instead cause 1 Harm, while five or more damage will cause an additional Harm, for a total of two.</text:p>
      <text:p text:style-name="P100"><text:soft-page-break/>Harms on computer systems represent breaches in the system’s security, allowing access to information and functions within the system. The specific effects of a harm vary based on the intent of the attacker: some hackers may wish to simply cause damage, while others may be seeking specific information, or they may want to plant something of their own inside the system. As normal, each Harm is a truth which reflects the outcome of the attack.</text:p>
      <text:p text:style-name="P100">Different systems can withstand a different number of Harms before they are <text:span text:style-name="T1">shutdown</text:span>, which is equivalent to a character being defeated. A shutdown system no longer functions—all the software crashes, the devices become unresponsive, and the system needs to be completely rebooted and restarted to function again. This takes a number of minutes equal to the number of Harms the system can withstand.</text:p>
      <text:p text:style-name="P100">When an attacker inflicts enough Harms on a system to force it to shutdown, the attacker may choose not to make it shutdown if they wish, perhaps if they would prefer to access the system rather than stop it working.</text:p>
      <text:h text:style-name="P18" text:outline-level="4"><text:bookmark text:name="Personal_Networks"/>Personal Networks</text:h>
      <text:p text:style-name="P100">Most networks are independent, with whatever Firewall track and Security ratings the GM sees fit (see sidebar for a few common scores). However, characters—particularly other hackers, and people using a lot of advanced, networked gear—may have personal networks of their own.</text:p>
      <text:p text:style-name="P100">A character’s personal network has maximum Firewall stress equal to their Reason plus their Operate skill. They do not have any Security resistance but can obtain it by installing defensive software. A character’s network can take the same number of Harms as the character can—a PC can take up to 3, a minor NPC can take 1—before their system is Shutdown.</text:p>
      <text:h text:style-name="P35" text:outline-level="6"><text:bookmark text:name="Common_Networks"/>Common Networks</text:h>
      <text:p text:style-name="P323">The GM is free to detail any network or system with whatever stats they see fit, but here are a few common baseline values that may be useful:</text:p>
      <table:table table:name="Table56" table:style-name="Table56">
        <table:table-column table:style-name="Table56.A"/>
        <table:table-column table:style-name="Table56.B"/>
        <table:table-column table:style-name="Table56.C"/>
        <table:table-column table:style-name="Table56.D"/>
        <table:table-header-rows>
          <table:table-row table:style-name="TableLine94701292660144">
            <table:table-cell table:style-name="Table56.A1" office:value-type="string">
              <text:p text:style-name="P93">System Quality</text:p>
            </table:table-cell>
            <table:table-cell table:style-name="Table56.A1" office:value-type="string">
              <text:p text:style-name="P93">Max Firewall Stress</text:p>
            </table:table-cell>
            <table:table-cell table:style-name="Table56.A1" office:value-type="string">
              <text:p text:style-name="P93">Security</text:p>
            </table:table-cell>
            <table:table-cell table:style-name="Table56.A1" office:value-type="string">
              <text:p text:style-name="P93">Harms before Shutdown</text:p>
            </table:table-cell>
          </table:table-row>
        </table:table-header-rows>
        <table:table-row table:style-name="TableLine94701292660144">
          <table:table-cell table:style-name="Table56.A2" office:value-type="string">
            <text:p text:style-name="P81">Unsecured</text:p>
          </table:table-cell>
          <table:table-cell table:style-name="Table56.B2" office:value-type="string">
            <text:p text:style-name="P81">7</text:p>
          </table:table-cell>
          <table:table-cell table:style-name="Table56.C2" office:value-type="string">
            <text:p text:style-name="P81">0</text:p>
          </table:table-cell>
          <table:table-cell table:style-name="Table56.D2" office:value-type="string">
            <text:p text:style-name="P81">1</text:p>
          </table:table-cell>
        </table:table-row>
        <table:table-row table:style-name="Table56.3">
          <table:table-cell table:style-name="Table56.A3" office:value-type="string">
            <text:p text:style-name="P81">Basic</text:p>
          </table:table-cell>
          <table:table-cell table:style-name="Table56.B3" office:value-type="string">
            <text:p text:style-name="P81">9</text:p>
          </table:table-cell>
          <table:table-cell table:style-name="Table56.C3" office:value-type="string">
            <text:p text:style-name="P81">1</text:p>
          </table:table-cell>
          <table:table-cell table:style-name="Table56.D3" office:value-type="string">
            <text:p text:style-name="P81">1</text:p>
          </table:table-cell>
        </table:table-row>
        <table:table-row table:style-name="TableLine94701292660144">
          <table:table-cell table:style-name="Table56.A4" office:value-type="string">
            <text:p text:style-name="P81">Commercial</text:p>
          </table:table-cell>
          <table:table-cell table:style-name="Table56.B4" office:value-type="string">
            <text:p text:style-name="P81">11</text:p>
          </table:table-cell>
          <table:table-cell table:style-name="Table56.C4" office:value-type="string">
            <text:p text:style-name="P81">2</text:p>
          </table:table-cell>
          <table:table-cell table:style-name="Table56.D4" office:value-type="string">
            <text:p text:style-name="P81">2</text:p>
          </table:table-cell>
        </table:table-row>
        <table:table-row table:style-name="Table56.3">
          <table:table-cell table:style-name="Table56.A5" office:value-type="string">
            <text:p text:style-name="P81">Advanced</text:p>
          </table:table-cell>
          <table:table-cell table:style-name="Table56.B5" office:value-type="string">
            <text:p text:style-name="P81">13</text:p>
          </table:table-cell>
          <table:table-cell table:style-name="Table56.C5" office:value-type="string">
            <text:p text:style-name="P81">3</text:p>
          </table:table-cell>
          <table:table-cell table:style-name="Table56.D5" office:value-type="string">
            <text:p text:style-name="P81">2</text:p>
          </table:table-cell>
        </table:table-row>
        <text:soft-page-break/>
        <table:table-row table:style-name="TableLine94701292660144">
          <table:table-cell table:style-name="Table56.A6" office:value-type="string">
            <text:p text:style-name="P81">Military-grade</text:p>
          </table:table-cell>
          <table:table-cell table:style-name="Table56.B6" office:value-type="string">
            <text:p text:style-name="P81">15</text:p>
          </table:table-cell>
          <table:table-cell table:style-name="Table56.C6" office:value-type="string">
            <text:p text:style-name="P81">4</text:p>
          </table:table-cell>
          <table:table-cell table:style-name="Table56.D6" office:value-type="string">
            <text:p text:style-name="P81">3</text:p>
          </table:table-cell>
        </table:table-row>
      </table:table>
      <text:h text:style-name="P18" text:outline-level="4"><text:bookmark text:name="Consoles_and_Software"/>Consoles and Software</text:h>
      <text:p text:style-name="P100">Electronic warfare requires specialised, dedicated software to perform, and that software can only really run on specialised, highly customised hardware. These computers are referred to as <text:span text:style-name="T1">Consoles</text:span>, and they vary considerably in size and form.</text:p>
      <text:h text:style-name="P18" text:outline-level="4"><text:bookmark text:name="Consoles"/>Consoles</text:h>
      <text:p text:style-name="P100">Intrusion software and security software are large, complex, memory-intensive programs, and each console can only have so many installed at once. The specific number of intrusion programs and security programs each console can install varies by console, and some powerful programs may take up more than one slot.</text:p>
      <text:p text:style-name="P100">Consoles also have Memory, which is used to run the programs installed upon it. Extra memory can be dedicated to a program running, granting additional bonuses. Each unit of memory can only be used once per scene, after which time it resets.</text:p>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header-rows>
          <table:table-row table:style-name="TableLine94701623321296">
            <table:table-cell table:style-name="Table57.A1" office:value-type="string">
              <text:p text:style-name="P92">Name</text:p>
            </table:table-cell>
            <table:table-cell table:style-name="Table57.A1" office:value-type="string">
              <text:p text:style-name="P92">Intrusion</text:p>
            </table:table-cell>
            <table:table-cell table:style-name="Table57.A1" office:value-type="string">
              <text:p text:style-name="P92">Security</text:p>
            </table:table-cell>
            <table:table-cell table:style-name="Table57.A1" office:value-type="string">
              <text:p text:style-name="P92">Memory</text:p>
            </table:table-cell>
            <table:table-cell table:style-name="Table57.A1" office:value-type="string">
              <text:p text:style-name="P92">Special</text:p>
            </table:table-cell>
            <table:table-cell table:style-name="Table57.A1" office:value-type="string">
              <text:p text:style-name="P92">Restriction</text:p>
            </table:table-cell>
          </table:table-row>
        </table:table-header-rows>
        <table:table-row table:style-name="TableLine94701623321296">
          <table:table-cell table:style-name="Table57.A2" office:value-type="string">
            <text:p text:style-name="P71">Common Console</text:p>
          </table:table-cell>
          <table:table-cell table:style-name="Table57.B2" office:value-type="string">
            <text:p text:style-name="P77">2</text:p>
          </table:table-cell>
          <table:table-cell table:style-name="Table57.C2" office:value-type="string">
            <text:p text:style-name="P77">2</text:p>
          </table:table-cell>
          <table:table-cell table:style-name="Table57.D2" office:value-type="string">
            <text:p text:style-name="P77">3</text:p>
          </table:table-cell>
          <table:table-cell table:style-name="Table57.E2" office:value-type="string">
            <text:p text:style-name="P71">–</text:p>
          </table:table-cell>
          <table:table-cell table:style-name="Table57.F2" office:value-type="string">
            <text:p text:style-name="P77">3</text:p>
          </table:table-cell>
        </table:table-row>
        <table:table-row table:style-name="Table57.3">
          <table:table-cell table:style-name="Table57.A3" office:value-type="string">
            <text:p text:style-name="P71">Pickpocket</text:p>
          </table:table-cell>
          <table:table-cell table:style-name="Table57.B3" office:value-type="string">
            <text:p text:style-name="P77">2</text:p>
          </table:table-cell>
          <table:table-cell table:style-name="Table57.C3" office:value-type="string">
            <text:p text:style-name="P77">1</text:p>
          </table:table-cell>
          <table:table-cell table:style-name="Table57.D3" office:value-type="string">
            <text:p text:style-name="P77">4</text:p>
          </table:table-cell>
          <table:table-cell table:style-name="Table57.E3" office:value-type="string">
            <text:p text:style-name="P71">Wireless hacking attacks within Reach are at Difficulty 1.</text:p>
          </table:table-cell>
          <table:table-cell table:style-name="Table57.F3" office:value-type="string">
            <text:p text:style-name="P77">3</text:p>
          </table:table-cell>
        </table:table-row>
        <table:table-row table:style-name="TableLine94701623321296">
          <table:table-cell table:style-name="Table57.A4" office:value-type="string">
            <text:p text:style-name="P71">White Hat Special</text:p>
          </table:table-cell>
          <table:table-cell table:style-name="Table57.B4" office:value-type="string">
            <text:p text:style-name="P77">1</text:p>
          </table:table-cell>
          <table:table-cell table:style-name="Table57.C4" office:value-type="string">
            <text:p text:style-name="P77">3</text:p>
          </table:table-cell>
          <table:table-cell table:style-name="Table57.D4" office:value-type="string">
            <text:p text:style-name="P77">2</text:p>
          </table:table-cell>
          <table:table-cell table:style-name="Table57.E4" office:value-type="string">
            <text:p text:style-name="P71">+3 max Firewall stress</text:p>
          </table:table-cell>
          <table:table-cell table:style-name="Table57.F4" office:value-type="string">
            <text:p text:style-name="P77">3</text:p>
          </table:table-cell>
        </table:table-row>
        <table:table-row table:style-name="Table57.3">
          <table:table-cell table:style-name="Table57.A5" office:value-type="string">
            <text:p text:style-name="P71">Black Hat Custom</text:p>
          </table:table-cell>
          <table:table-cell table:style-name="Table57.B5" office:value-type="string">
            <text:p text:style-name="P77">3</text:p>
          </table:table-cell>
          <table:table-cell table:style-name="Table57.C5" office:value-type="string">
            <text:p text:style-name="P77">1</text:p>
          </table:table-cell>
          <table:table-cell table:style-name="Table57.D5" office:value-type="string">
            <text:p text:style-name="P77">3</text:p>
          </table:table-cell>
          <table:table-cell table:style-name="Table57.E5" office:value-type="string">
            <text:p text:style-name="P71">+1[CD] hacking damage</text:p>
          </table:table-cell>
          <table:table-cell table:style-name="Table57.F5" office:value-type="string">
            <text:p text:style-name="P77">4</text:p>
          </table:table-cell>
        </table:table-row>
        <table:table-row table:style-name="TableLine94701623321296">
          <table:table-cell table:style-name="Table57.A6" office:value-type="string">
            <text:p text:style-name="P71">Mil-Tech Console</text:p>
          </table:table-cell>
          <table:table-cell table:style-name="Table57.B6" office:value-type="string">
            <text:p text:style-name="P77">3</text:p>
          </table:table-cell>
          <table:table-cell table:style-name="Table57.C6" office:value-type="string">
            <text:p text:style-name="P77">3</text:p>
          </table:table-cell>
          <table:table-cell table:style-name="Table57.D6" office:value-type="string">
            <text:p text:style-name="P77">4</text:p>
          </table:table-cell>
          <table:table-cell table:style-name="Table57.E6" office:value-type="string">
            <text:p text:style-name="P71">+1 Security resistance</text:p>
          </table:table-cell>
          <table:table-cell table:style-name="Table57.F6" office:value-type="string">
            <text:p text:style-name="P77">5</text:p>
          </table:table-cell>
        </table:table-row>
      </table:table>
      <text:h text:style-name="P18" text:outline-level="4"><text:bookmark text:name="Software"/><text:soft-page-break/>Software</text:h>
      <text:p text:style-name="P100">Characters can install the following software onto a console for use during hacking attacks. Damage inflicted by intrusion software on hacking attacks is increased by [CD] equal to the attacker’s Operate skill.</text:p>
      <text:p text:style-name="P100">On a hacking attack, each point of Memory spent adds +1[CD] to the attack’s damage. Intrusion software lists the maximum amount of memory each program can use on a single attack.</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C"/>
        <table:table-header-rows>
          <table:table-row table:style-name="TableLine94701995123696">
            <table:table-cell table:style-name="Table58.A1" office:value-type="string">
              <text:p text:style-name="P92">Intrusion Software</text:p>
            </table:table-cell>
            <table:table-cell table:style-name="Table58.A1" office:value-type="string">
              <text:p text:style-name="P92">Slots</text:p>
            </table:table-cell>
            <table:table-cell table:style-name="Table58.A1" office:value-type="string">
              <text:p text:style-name="P92">Damage</text:p>
            </table:table-cell>
            <table:table-cell table:style-name="Table58.A1" office:value-type="string">
              <text:p text:style-name="P92">Memory</text:p>
            </table:table-cell>
            <table:table-cell table:style-name="Table58.A1" office:value-type="string">
              <text:p text:style-name="P92">Special</text:p>
            </table:table-cell>
            <table:table-cell table:style-name="Table58.A1" office:value-type="string">
              <text:p text:style-name="P92">Restriction</text:p>
            </table:table-cell>
            <table:table-cell table:style-name="Table58.G5" office:value-type="string">
              <text:p text:style-name="P75"/>
            </table:table-cell>
          </table:table-row>
        </table:table-header-rows>
        <table:table-row table:style-name="TableLine94701995123696">
          <table:table-cell table:style-name="Table58.A2" office:value-type="string">
            <text:p text:style-name="P71">Malware</text:p>
          </table:table-cell>
          <table:table-cell table:style-name="Table58.B2" office:value-type="string">
            <text:p text:style-name="P77">2</text:p>
          </table:table-cell>
          <table:table-cell table:style-name="Table58.C2" office:value-type="string">
            <text:p text:style-name="P77">2[CD] Persistent</text:p>
          </table:table-cell>
          <table:table-cell table:style-name="Table58.D2" office:value-type="string">
            <text:p text:style-name="P77">4</text:p>
          </table:table-cell>
          <table:table-cell table:style-name="Table58.E2" office:value-type="string">
            <text:p text:style-name="P77">1</text:p>
          </table:table-cell>
          <table:table-cell table:style-name="Table58.F2" office:value-type="string">
            <text:p text:style-name="P77"><text:span text:style-name="T1">Subtle</text:span>: +2[CD] damage and <text:span text:style-name="Emphasis">Intense</text:span> against an unaware target.</text:p>
          </table:table-cell>
          <table:table-cell table:style-name="Table58.G2" office:value-type="string">
            <text:p text:style-name="P77">3</text:p>
          </table:table-cell>
        </table:table-row>
        <table:table-row table:style-name="Table58.3">
          <table:table-cell table:style-name="Table58.A3" office:value-type="string">
            <text:p text:style-name="P71">Injection</text:p>
          </table:table-cell>
          <table:table-cell table:style-name="Table58.B3" office:value-type="string">
            <text:p text:style-name="P77">1</text:p>
          </table:table-cell>
          <table:table-cell table:style-name="Table58.C3" office:value-type="string">
            <text:p text:style-name="P77">2[CD] Piercing</text:p>
          </table:table-cell>
          <table:table-cell table:style-name="Table58.D3" office:value-type="string">
            <text:p text:style-name="P77">1</text:p>
          </table:table-cell>
          <table:table-cell table:style-name="Table58.E3" office:value-type="string">
            <text:p text:style-name="P77">2</text:p>
          </table:table-cell>
          <table:table-cell table:style-name="Table58.F3" office:value-type="string">
            <text:p text:style-name="P77"><text:span text:style-name="T1">Subtle</text:span>: +2[CD] damage and <text:span text:style-name="Emphasis">Intense</text:span> against an unaware target.</text:p>
          </table:table-cell>
          <table:table-cell table:style-name="Table58.G3" office:value-type="string">
            <text:p text:style-name="P77">3</text:p>
          </table:table-cell>
        </table:table-row>
        <table:table-row table:style-name="TableLine94701995123696">
          <table:table-cell table:style-name="Table58.A4" office:value-type="string">
            <text:p text:style-name="P71">Denial of Service</text:p>
          </table:table-cell>
          <table:table-cell table:style-name="Table58.B4" office:value-type="string">
            <text:p text:style-name="P77">2</text:p>
          </table:table-cell>
          <table:table-cell table:style-name="Table58.C4" office:value-type="string">
            <text:p text:style-name="P77">3[CD] Snare</text:p>
          </table:table-cell>
          <table:table-cell table:style-name="Table58.D4" office:value-type="string">
            <text:p text:style-name="P77">3</text:p>
          </table:table-cell>
          <table:table-cell table:style-name="Table58.E4" office:value-type="string">
            <text:p text:style-name="P77">–</text:p>
          </table:table-cell>
          <table:table-cell table:style-name="Table58.F4" office:value-type="string">
            <text:p text:style-name="P77">2</text:p>
          </table:table-cell>
          <table:table-cell table:style-name="Table58.G5" office:value-type="string">
            <text:p text:style-name="P75"/>
          </table:table-cell>
        </table:table-row>
        <table:table-row table:style-name="Table58.3">
          <table:table-cell table:style-name="Table58.A5" office:value-type="string">
            <text:p text:style-name="P71">Brute Force</text:p>
          </table:table-cell>
          <table:table-cell table:style-name="Table58.B5" office:value-type="string">
            <text:p text:style-name="P77">1</text:p>
          </table:table-cell>
          <table:table-cell table:style-name="Table58.C5" office:value-type="string">
            <text:p text:style-name="P77">3[CD] Vicious</text:p>
          </table:table-cell>
          <table:table-cell table:style-name="Table58.D5" office:value-type="string">
            <text:p text:style-name="P77">4</text:p>
          </table:table-cell>
          <table:table-cell table:style-name="Table58.E5" office:value-type="string">
            <text:p text:style-name="P77">­-</text:p>
          </table:table-cell>
          <table:table-cell table:style-name="Table58.F5" office:value-type="string">
            <text:p text:style-name="P77">2</text:p>
          </table:table-cell>
          <table:table-cell table:style-name="Table58.G5" office:value-type="string">
            <text:p text:style-name="P75"/>
          </table:table-cell>
        </table:table-row>
      </table:table>
      <text:h text:style-name="P28" text:outline-level="5"><text:bookmark text:name="Damage_Effects_in_Hacking"/>Damage Effects in Hacking</text:h>
      <text:p text:style-name="P323">The following damage effects work slightly differently when applied during a hacking attack.</text:p>
      <text:list xml:id="list2809910907" text:style-name="L268">
        <text:list-item>
          <text:p text:style-name="P371"><text:span text:style-name="T1">Area</text:span>: The attack or hazard hits one additional target directly networked to the target system for every [<text:span text:style-name="T1">!</text:span>] rolled.</text:p>
        </text:list-item>
        <text:list-item>
          <text:p text:style-name="P354"><text:span text:style-name="T1">Drain</text:span>: The attack or hazard is especially debilitating. The character hit suffers one Fatigue for each [<text:span text:style-name="T1">!</text:span>] rolled. Fatigue from hacking attacks reduces the maximum stress of the Firewall.</text:p>
        </text:list-item>
        <text:list-item>
          <text:p text:style-name="P354"><text:span text:style-name="T1">Knockdown</text:span>: Not used in hacking attacks.</text:p>
        </text:list-item>
        <text:list-item>
          <text:p text:style-name="P354"><text:span text:style-name="T1">Snare</text:span>: The attack or hazard can entangle and bind the target, preventing the target system from performing actions until it can be freed up. If one or more [<text:span text:style-name="T1">!</text:span>] are rolled, then the target cannot take any actions other than to try and break <text:soft-page-break/>free. It requires a Skill Test with a Difficulty equal to the number of [<text:span text:style-name="T1">!</text:span>] rolled to break free.</text:p>
        </text:list-item>
        <text:list-item>
          <text:p text:style-name="P354"><text:span text:style-name="T1">Stun</text:span>: The attack or hazard leaves the target momentarily unable to act. If a number of [<text:span text:style-name="T1">!</text:span>] are rolled that equals or exceeds the target’s Security resistance, the target system may not take any actions or perform any functions until the end of its next turn. This does not stack.</text:p>
        </text:list-item>
      </text:list>
      <text:p text:style-name="P100"/>
      <text:p text:style-name="P100">Security software all provides an amount of Security resistance to the network it is part of; this does not stack if multiple types of Security software are installed. With many types of Security software, when targeted by a hacking attack, the owner of the console may spend one memory as a Reaction to gain an additional benefit unique to the software used.</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header-rows>
          <table:table-row table:style-name="TableLine94701997662112">
            <table:table-cell table:style-name="Table59.A1" office:value-type="string">
              <text:p text:style-name="P92">Security Software</text:p>
            </table:table-cell>
            <table:table-cell table:style-name="Table59.A1" office:value-type="string">
              <text:p text:style-name="P92">Slots</text:p>
            </table:table-cell>
            <table:table-cell table:style-name="Table59.A1" office:value-type="string">
              <text:p text:style-name="P92">Security Resistance</text:p>
            </table:table-cell>
            <table:table-cell table:style-name="Table59.A1" office:value-type="string">
              <text:p text:style-name="P92">Memory Reaction</text:p>
            </table:table-cell>
            <table:table-cell table:style-name="Table59.A1" office:value-type="string">
              <text:p text:style-name="P92">Special</text:p>
            </table:table-cell>
            <table:table-cell table:style-name="Table59.A1" office:value-type="string">
              <text:p text:style-name="P92">Restriction</text:p>
            </table:table-cell>
          </table:table-row>
        </table:table-header-rows>
        <table:table-row table:style-name="TableLine94701997662112">
          <table:table-cell table:style-name="Table59.A1" office:value-type="string">
            <text:p text:style-name="P92">Reinforced Firewall</text:p>
          </table:table-cell>
          <table:table-cell table:style-name="Table59.B2" office:value-type="string">
            <text:p text:style-name="P77">1</text:p>
          </table:table-cell>
          <table:table-cell table:style-name="Table59.C2" office:value-type="string">
            <text:p text:style-name="P77">1</text:p>
          </table:table-cell>
          <table:table-cell table:style-name="Table59.D2" office:value-type="string">
            <text:p text:style-name="P77"><text:s/></text:p>
          </table:table-cell>
          <table:table-cell table:style-name="Table59.E2" office:value-type="string">
            <text:p text:style-name="P77">The system has +2 max Firewall</text:p>
          </table:table-cell>
          <table:table-cell table:style-name="Table59.F2" office:value-type="string">
            <text:p text:style-name="P77">1</text:p>
          </table:table-cell>
        </table:table-row>
        <table:table-row table:style-name="Table59.3">
          <table:table-cell table:style-name="Table59.A3" office:value-type="string">
            <text:p text:style-name="P71">Antivirus</text:p>
          </table:table-cell>
          <table:table-cell table:style-name="Table59.B3" office:value-type="string">
            <text:p text:style-name="P77">1</text:p>
          </table:table-cell>
          <table:table-cell table:style-name="Table59.C3" office:value-type="string">
            <text:p text:style-name="P77">2</text:p>
          </table:table-cell>
          <table:table-cell table:style-name="Table59.D3" office:value-type="string">
            <text:p text:style-name="P77">The hacking attack becomes an opposed test, resisted by the target’s <text:span text:style-name="T1">Reason + Operate</text:span>.</text:p>
          </table:table-cell>
          <table:table-cell table:style-name="Table59.E3" office:value-type="string">
            <text:p text:style-name="P77">–</text:p>
          </table:table-cell>
          <table:table-cell table:style-name="Table59.F3" office:value-type="string">
            <text:p text:style-name="P77">1</text:p>
          </table:table-cell>
        </table:table-row>
        <table:table-row table:style-name="TableLine94701997662112">
          <table:table-cell table:style-name="Table59.A4" office:value-type="string">
            <text:p text:style-name="P71">Hardened Access</text:p>
          </table:table-cell>
          <table:table-cell table:style-name="Table59.B4" office:value-type="string">
            <text:p text:style-name="P77">2</text:p>
          </table:table-cell>
          <table:table-cell table:style-name="Table59.C4" office:value-type="string">
            <text:p text:style-name="P77">3</text:p>
          </table:table-cell>
          <table:table-cell table:style-name="Table59.D4" office:value-type="string">
            <text:p text:style-name="P77">Add +1 difficulty to the hacking attack. If the attack fails, that attacker cannot attack this system again this scene.</text:p>
          </table:table-cell>
          <table:table-cell table:style-name="Table59.E4" office:value-type="string">
            <text:p text:style-name="P77"><text:s/></text:p>
          </table:table-cell>
          <table:table-cell table:style-name="Table59.F4" office:value-type="string">
            <text:p text:style-name="P77">2</text:p>
          </table:table-cell>
        </table:table-row>
        <table:table-row table:style-name="Table59.3">
          <table:table-cell table:style-name="Table59.A5" office:value-type="string">
            <text:p text:style-name="P71">Encryption Layers</text:p>
          </table:table-cell>
          <table:table-cell table:style-name="Table59.B5" office:value-type="string">
            <text:p text:style-name="P77">3</text:p>
          </table:table-cell>
          <table:table-cell table:style-name="Table59.C5" office:value-type="string">
            <text:p text:style-name="P77">4</text:p>
          </table:table-cell>
          <table:table-cell table:style-name="Table59.D5" office:value-type="string">
            <text:p text:style-name="P77"><text:s/></text:p>
          </table:table-cell>
          <table:table-cell table:style-name="Table59.E5" office:value-type="string">
            <text:p text:style-name="P77">Requires 7 stress, rather than 5, to inflict a Harm on this system.</text:p>
          </table:table-cell>
          <table:table-cell table:style-name="Table59.F5" office:value-type="string">
            <text:p text:style-name="P77">3</text:p>
          </table:table-cell>
        </table:table-row>
      </table:table>
      <text:h text:style-name="P13" text:outline-level="3"><text:bookmark text:name="Electronic_Warfare"/>Electronic Warfare</text:h>
      <text:p text:style-name="P100">Using a combination of augmented reality, custom-made haptic interfaces, and pre-programmed subroutines, a skilled hacker can override and hijack networks in their <text:soft-page-break/>immediate vicinity with a few taps of a touchscreen or a sequence of gestures. This allows technical experts to interact with unsecured networks and enemy hardware in the field alongside their comrades.</text:p>
      <text:p text:style-name="P100">Electronic warfare, therefore, is the process of hacking things in your immediate vicinity. This notably includes hacking attacks that are performed as part of an ordinary action scene on a physical battlefield and, in fact, it can be largely summarized as hacking a target that’s within close physical proximity.</text:p>
      <text:p text:style-name="P100">Essentially, electronic warfare uses all the normal rules for making virtual attacks, but does not require the use of virtual zones (because the targets are physically present). It is often used side-by-side with other forms of attack.</text:p>
      <text:h text:style-name="P13" text:outline-level="3"><text:bookmark text:name="Intrusion"/>Intrusion</text:h>
      <text:p text:style-name="P100">During an intrusion scene, virtual zones form a system map in which the conflict will take place. At a fundamental level, each virtual zone represents a system, device, or a section of the network: a character in a zone has access to the files, programs, and other data housed in the system or device that zone represents (the same way that, if you’re in a combat zone, you have access to the walls, furniture, trees, and other objects inside that zone).</text:p>
      <text:p text:style-name="P100">Many of these zones will include targets. Targets have individual Firewall values which must be overcome to access or manipulate them. Some targets will be purely passive or “dumb” systems, but others will function more like characters (or may be characters, system administrators trying to stop an intruder). Of course, hackers themselves are also targets: They occupy virtual zones, and they have Firewall values.</text:p>
      <text:p text:style-name="P100">When defining virtual zones, GMs should consider that the nature of a network means that virtual zones often mimic those in the real world: All the devices in a corporate lobby, for example, have a relationship with each other due to simple physical proximity, which means they’re probably “close together” in the virtual world too.</text:p>
      <text:p text:style-name="P100">Other zones, however, are often connected to others through virtual dimensions that have no equivalence to real world geometries. For example, the cameras in the lobby may be linked to the security system while other displays are linked to an entertainment server (and each of those zones will, in turn, connect to other zones through direct and indirect means).</text:p>
      <text:p text:style-name="P100">It’s also important to note that, just as physical combat zones can vary in size and scale based on the context of the fight, the same is even more true of virtual zones. In an intrusion engagement, you might be in a tight fight for control of a single corporate network, or you might be dueling and dancing through the security nets of vast interconnected webs of data. It depends on what your targets are and what your opposition is.</text:p>
      <text:h text:style-name="P18" text:outline-level="4"><text:bookmark text:name="Navigating_Quantronic_Zones"/><text:soft-page-break/>Navigating Quantronic Zones</text:h>
      <text:p text:style-name="P100">Range and movement between virtual zones is handled using the exact same rules as combat zones. (For example, a target that’s two virtual zones away from your current zone is at Long range).</text:p>
      <text:p text:style-name="P100">In general, however, virtual actions can only be taken at a range of Close or Reach. (Although hackers will frequently employ devices and programs which allow them to make hacking attacks and take virtual actions as if they were in a zone other than their own.)</text:p>
      <text:p text:style-name="P100">Naturally, the terrain effects of virtual zones are somewhat different to those found in the real world. Security measures, damaged system infrastructure, interference, and the actions of infowarriors may create obstacles or hindrances, or even count as hazardous terrain. This terrain is still traversed in the normal way, though the skill tests used may differ from the real world. Similarly, damage inflicted by hazardous terrain in a virtual zone is normally going to be hacking damage, unless there’s a serious risk of biofeedback which might cause physical or mental damage instead).</text:p>
      <text:h text:style-name="P13" text:outline-level="3"><text:bookmark text:name="The_Threat_Deck"/>The Threat Deck</text:h>
      <text:p text:style-name="P100">One option that you have for adding a bit more tension and uncertainty to your games is to use a <text:span text:style-name="T1">Threat deck</text:span>. The Threat deck is a deck of playing cards, and each card has a specific problem, obstacle, or danger listed on it, as well as an associated cost in Threat points. You can make use of these cards to inspire you when you create a scene, or to add a random element to the kinds of threats and problems that the players will encounter.</text:p>
      <text:p text:style-name="P100">A normal deck of playing cards is all you need for this. Using the Threat deck is entirely optional, but it’s a useful way to spur some unexpected creativity and send an adventure off in a new direction.</text:p>
      <text:h text:style-name="P18" text:outline-level="4"><text:bookmark text:name="Setting_up_the_Threat_Deck"/>Setting up the Threat Deck</text:h>
      <text:p text:style-name="P100">At the start of the campaign, take the deck of cards, and decide what each card represents. It can be helpful to use the suits to denote specific themes or factions: in a game set within a cyberpunk dystopia, diamonds cards may represent the involvement of one of the big megacorporations, while clubs cards might represent a local street gang. Similarly, it is recommended that the biggest and most significant encounters be represented by the ‘face’ cards (Jack, Queen, and King), while number cards represent lesser encounters. This helps conceptualise and break down big concepts into smaller ones. Another useful idea is having similar encounters—a group of enemies—repeat on several cards, but have them doing different things in each: a group of local criminals pressing locals for protection money, a group brawling with rivals, a group guarding new territory. Results you want to be especially common can be duplicated.</text:p>
      <text:p text:style-name="P100"><text:soft-page-break/>Once you’ve picked what each card represents, assign a cost to each one. For cards which represent ordinary NPCs, 1 Threat per NPC is a decent basic cost, but otherwise the cost should be proportional to how inconvenient or significant the obstacle is.</text:p>
      <text:p text:style-name="P100">At the start of each game session, you’ll need to prepare your Threat deck. A normal Threat deck contains fifty-two cards in total, one of each card, each of which has a distinct effect. However, the Threat deck you use in each game doesn’t have to be exactly the same.</text:p>
      <text:p text:style-name="P100">Firstly, you’ll want to check the deck for any results which you don’t want to appear, or which aren’t appropriate for the current adventure. A game session where the group are assassins infiltrating a high society party may lack street gangs and similar low-born elements that might show up in another session, for example. Results which are specific to a particular time or place can also be removed if they’re not applicable – if you game is set in a single city, you may have cards that relate to different districts.</text:p>
      <text:p text:style-name="P100">Similarly, you can add in extra duplicates of some cards to make them more likely to appear. High-security areas may want more alarms, more security systems, and more guards, but less of the criminal element.</text:p>
      <text:p text:style-name="P100">Once you’ve removed any results you don’t want, and added any you want to emphasise, shuffle the deck; it’s fine to delay this until you’re ready to start the game, so you can do it in view of the players – maybe even get one of them to cut the deck. At this point, the deck is ready for use.</text:p>
      <text:h text:style-name="P18" text:outline-level="4"><text:bookmark text:name="Drawing_from_the_Deck"/>Drawing from the Deck</text:h>
      <text:p text:style-name="P100">At the start of a scene, as part of establishing that scene, you may choose to draw from the Threat deck.</text:p>
      <text:p text:style-name="P100">One at a time, draw three cards from the deck. If there are ten or more points of Threat in the pool, draw a fourth card. These cards are placed face-up near the middle of the table, visible to everyone.</text:p>
      <text:p text:style-name="P100">The threats represented by those cards are potential problems for that scene, which can be introduced to the scene by spending the listed number of points of Threat.</text:p>
      <text:p text:style-name="P100">When a player rolls a complication, you may use that complication to draw an additional card from the Threat deck, adding it to the others current face-up. Similarly, you may spend 2 points from Threat to drawn an extra card, though you shouldn’t do this too often as you’ll want to save some Chaos to spend on buying the cards.</text:p>
      <text:p text:style-name="P100">At the end of the scene, any remaining face-up cards are set aside – these are considered your discards. At the end of a scene, may spend two Threat to take the discards, add them back to the Threat deck, and shuffle the Threat deck once more – this puts results back into the deck so that they can come up again. When you add discards back in, you can always choose to leave any cards in the discards that you don’t wish to come up again.</text:p>
      <text:h text:style-name="P18" text:outline-level="4"><text:bookmark text:name="Buying_Cards"/><text:soft-page-break/>Buying Cards</text:h>
      <text:p text:style-name="P100">The cards laid out face-up in the middle of the table can be thought of as a menu – they’re a collection of options and choices you have at your disposal for that scene.</text:p>
      <text:p text:style-name="P100">Each card has an associated cost, which is the number of points of Chaos that must be spent to introduce whatever problem the card describes.</text:p>
      <text:p text:style-name="P100">At any point during the scene, you may select a face-up card, and pay the cost to introduce that problem. The card is then set aside as a discard – you may keep the card in front of you as a reminder, but it is no longer an option that you can buy.</text:p>
      <text:p text:style-name="P100">These two sidebars of text are copied from Chapter 1, and I’m wondering if they’re better here than there. Comments on this, please!</text:p>
      <text:p text:style-name="P10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GFS Theokritos" svg:font-family="'GFS Theokritos'" style:font-pitch="variable"/>
    <style:font-face style:name="Liberation Serif" svg:font-family="'Liberation Serif'"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Arial" fo:font-family="Arial" style:font-style-name="Bold" style:font-family-generic="swiss" style:font-pitch="variable" fo:font-size="28pt" fo:letter-spacing="normal" fo:font-style="normal" fo:font-weight="bold" officeooo:rsid="00295bae" style:font-name-asian="AR PL KaitiM GB" style:font-family-asian="'AR PL KaitiM GB'"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 PL KaitiM GB" style:font-family-asian="'AR PL KaitiM GB'"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AR PL KaitiM GB" style:font-family-asian="'AR PL KaitiM GB'"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margin-left="0in" fo:margin-right="0in" fo:margin-top="0in" fo:margin-bottom="0in" style:contextual-spacing="false" fo:line-height="100%" fo:text-align="center" style:justify-single-word="false" fo:orphans="0" fo:widows="0"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AR PL KaitiM GB" style:font-family-asian="'AR PL KaitiM GB'"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itle" style:family="paragraph" style:parent-style-name="Heading" style:next-style-name="Text_20_body" style:class="chapter">
      <style:paragraph-properties fo:text-align="center" style:justify-single-word="false"/>
      <style:text-properties fo:color="#2a6099" loext:opacity="100%"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26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1T15:42:11.125135164</meta:creation-date>
    <dc:date>2025-04-21T18:49:27.080072073</dc:date>
    <meta:editing-duration>PT2H45M57S</meta:editing-duration>
    <meta:editing-cycles>75</meta:editing-cycles>
    <meta:generator>LibreOffice/7.0.4.2$Linux_X86_64 LibreOffice_project/00$Build-2</meta:generator>
    <meta:document-statistic meta:table-count="59" meta:image-count="0" meta:object-count="0" meta:page-count="261" meta:paragraph-count="4433" meta:word-count="95879" meta:character-count="563035" meta:non-whitespace-character-count="471644"/>
  </office:meta>
</office:document-meta>
</file>